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8630000005ACE87AF709817B3E1.png" manifest:media-type="image/png"/>
  <manifest:file-entry manifest:full-path="Pictures/100004B40000C5450000084E466E5CDF462522BB.emf" manifest:media-type="image/x-emf"/>
  <manifest:file-entry manifest:full-path="Pictures/10000001000000EA0000000F30AD7F1BFA5DCAFE.png" manifest:media-type="image/png"/>
  <manifest:file-entry manifest:full-path="Pictures/10000B6C0000157D000001590829DF3F02B4CF9B.emf" manifest:media-type="image/x-emf"/>
  <manifest:file-entry manifest:full-path="Pictures/10000D4C00001752000001F57CFDE515025401A2.emf" manifest:media-type="image/x-emf"/>
  <manifest:file-entry manifest:full-path="Pictures/10000001000000FE00000015A6DC0931B51FD5D5.png" manifest:media-type="image/png"/>
  <manifest:file-entry manifest:full-path="Pictures/10000001000007ED00000061B3CD2C3FC9613E3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ndale Sans UI" svg:font-family="'Andale Sans UI'" style:font-family-generic="system" style:font-pitch="variable"/>
    <style:font-face style:name="Bookman BT S.O.Cist.:liga=0" svg:font-family="'Bookman BT S.O.Cist.:liga=0'" style:font-family-generic="roman" style:font-pitch="variable"/>
    <style:font-face style:name="Bookman BT S.O.Cist.:liga=01" svg:font-family="'Bookman BT S.O.Cist.:liga=0'" style:font-adornments="Roman" style:font-pitch="variable"/>
    <style:font-face style:name="Cloister" svg:font-family="Cloister" style:font-pitch="variable"/>
    <style:font-face style:name="LTC Ornamental Initials" svg:font-family="'LTC Ornamental Initials'" style:font-adornments="Běžné"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nux Libertine S.O.Cist." svg:font-family="'Linux Libertine S.O.Cist.'" style:font-family-generic="modern" style:font-pitch="variable"/>
    <style:font-face style:name="Linux Libertine S.O.Cist.1" svg:font-family="'Linux Libertine S.O.Cist.'"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Uncialis Gothica CZ" svg:font-family="'Uncialis Gothica CZ'" style:font-adornments="Běžné" style:font-family-generic="swiss" style:font-pitch="variable"/>
    <style:font-face style:name="sans-serif" svg:font-family="sans-serif"/>
  </office:font-face-decls>
  <office:automatic-styles>
    <style:style style:name="Tabulka1" style:family="table" style:master-page-name="">
      <style:table-properties style:width="7.4424in" fo:margin-left="-0.3479in" fo:margin-top="0in" fo:margin-bottom="0in" style:page-number="auto" table:align="left" style:writing-mode="lr-tb"/>
    </style:style>
    <style:style style:name="Tabulka1.A" style:family="table-column">
      <style:table-column-properties style:column-width="3.6896in"/>
    </style:style>
    <style:style style:name="Tabulka1.B" style:family="table-column">
      <style:table-column-properties style:column-width="3.7528in"/>
    </style:style>
    <style:style style:name="Tabulka1.1" style:family="table-row">
      <style:table-row-properties style:min-row-height="0.5347in" fo:keep-together="auto"/>
    </style:style>
    <style:style style:name="Tabulka1.A1" style:family="table-cell">
      <style:table-cell-properties fo:background-color="#ffffff" fo:padding-left="0.0785in" fo:padding-right="0.0785in" fo:padding-top="0.0396in" fo:padding-bottom="0.0396in" fo:border="none">
        <style:background-image/>
      </style:table-cell-properties>
    </style:style>
    <style:style style:name="Tabulka1.2" style:family="table-row">
      <style:table-row-properties fo:keep-together="auto"/>
    </style:style>
    <style:style style:name="Tabulka1.3" style:family="table-row">
      <style:table-row-properties fo:keep-together="auto"/>
    </style:style>
    <style:style style:name="Tabulka1.4" style:family="table-row">
      <style:table-row-properties fo:keep-together="auto"/>
    </style:style>
    <style:style style:name="Tabulka1.5" style:family="table-row">
      <style:table-row-properties fo:keep-together="auto"/>
    </style:style>
    <style:style style:name="Tabulka1.6" style:family="table-row">
      <style:table-row-properties fo:keep-together="auto"/>
    </style:style>
    <style:style style:name="Tabulka1.7" style:family="table-row">
      <style:table-row-properties fo:keep-together="auto"/>
    </style:style>
    <style:style style:name="Tabulka1.8" style:family="table-row">
      <style:table-row-properties fo:keep-together="auto"/>
    </style:style>
    <style:style style:name="Tabulka1.9" style:family="table-row">
      <style:table-row-properties fo:keep-together="auto"/>
    </style:style>
    <style:style style:name="Tabulka1.10" style:family="table-row">
      <style:table-row-properties fo:keep-together="auto"/>
    </style:style>
    <style:style style:name="Tabulka1.11" style:family="table-row">
      <style:table-row-properties fo:keep-together="auto"/>
    </style:style>
    <style:style style:name="Tabulka1.12" style:family="table-row">
      <style:table-row-properties fo:keep-together="auto"/>
    </style:style>
    <style:style style:name="Tabulka1.13" style:family="table-row">
      <style:table-row-properties fo:keep-together="auto"/>
    </style:style>
    <style:style style:name="Tabulka1.14" style:family="table-row">
      <style:table-row-properties fo:keep-together="auto"/>
    </style:style>
    <style:style style:name="Tabulka1.15" style:family="table-row">
      <style:table-row-properties fo:keep-together="auto"/>
    </style:style>
    <style:style style:name="Tabulka1.16" style:family="table-row">
      <style:table-row-properties fo:keep-together="auto"/>
    </style:style>
    <style:style style:name="Tabulka1.17" style:family="table-row">
      <style:table-row-properties fo:keep-together="auto"/>
    </style:style>
    <style:style style:name="Tabulka1.18" style:family="table-row">
      <style:table-row-properties fo:keep-together="auto"/>
    </style:style>
    <style:style style:name="Tabulka1.19" style:family="table-row">
      <style:table-row-properties fo:keep-together="auto"/>
    </style:style>
    <style:style style:name="Tabulka1.20" style:family="table-row">
      <style:table-row-properties fo:keep-together="auto"/>
    </style:style>
    <style:style style:name="Tabulka1.21" style:family="table-row">
      <style:table-row-properties fo:keep-together="auto"/>
    </style:style>
    <style:style style:name="Tabulka1.22" style:family="table-row">
      <style:table-row-properties fo:keep-together="auto"/>
    </style:style>
    <style:style style:name="Tabulka1.23" style:family="table-row">
      <style:table-row-properties fo:keep-together="auto"/>
    </style:style>
    <style:style style:name="Tabulka1.24" style:family="table-row">
      <style:table-row-properties fo:keep-together="auto"/>
    </style:style>
    <style:style style:name="Tabulka1.25" style:family="table-row">
      <style:table-row-properties fo:keep-together="auto"/>
    </style:style>
    <style:style style:name="Tabulka1.26" style:family="table-row">
      <style:table-row-properties fo:keep-together="auto"/>
    </style:style>
    <style:style style:name="Tabulka1.27" style:family="table-row">
      <style:table-row-properties fo:keep-together="auto"/>
    </style:style>
    <style:style style:name="Tabulka1.28" style:family="table-row">
      <style:table-row-properties fo:keep-together="auto"/>
    </style:style>
    <style:style style:name="Tabulka1.29" style:family="table-row">
      <style:table-row-properties fo:keep-together="auto"/>
    </style:style>
    <style:style style:name="Tabulka1.30" style:family="table-row">
      <style:table-row-properties fo:keep-together="auto"/>
    </style:style>
    <style:style style:name="Tabulka1.31" style:family="table-row">
      <style:table-row-properties fo:keep-together="auto"/>
    </style:style>
    <style:style style:name="Tabulka1.32" style:family="table-row">
      <style:table-row-properties fo:keep-together="auto"/>
    </style:style>
    <style:style style:name="Tabulka1.33" style:family="table-row">
      <style:table-row-properties fo:keep-together="auto"/>
    </style:style>
    <style:style style:name="Tabulka1.34" style:family="table-row">
      <style:table-row-properties fo:keep-together="auto"/>
    </style:style>
    <style:style style:name="Tabulka1.35" style:family="table-row">
      <style:table-row-properties fo:keep-together="auto"/>
    </style:style>
    <style:style style:name="Tabulka1.36" style:family="table-row">
      <style:table-row-properties fo:keep-together="auto"/>
    </style:style>
    <style:style style:name="Tabulka1.37" style:family="table-row">
      <style:table-row-properties fo:keep-together="auto"/>
    </style:style>
    <style:style style:name="Tabulka1.38" style:family="table-row">
      <style:table-row-properties fo:keep-together="auto"/>
    </style:style>
    <style:style style:name="Tabulka1.39" style:family="table-row">
      <style:table-row-properties fo:keep-together="auto"/>
    </style:style>
    <style:style style:name="Tabulka1.40" style:family="table-row">
      <style:table-row-properties fo:keep-together="auto"/>
    </style:style>
    <style:style style:name="Tabulka1.41" style:family="table-row">
      <style:table-row-properties fo:keep-together="auto"/>
    </style:style>
    <style:style style:name="Tabulka1.42" style:family="table-row">
      <style:table-row-properties fo:keep-together="auto"/>
    </style:style>
    <style:style style:name="Tabulka1.43" style:family="table-row">
      <style:table-row-properties fo:keep-together="auto"/>
    </style:style>
    <style:style style:name="Tabulka1.44" style:family="table-row">
      <style:table-row-properties fo:keep-together="auto"/>
    </style:style>
    <style:style style:name="Tabulka1.45" style:family="table-row">
      <style:table-row-properties fo:keep-together="auto"/>
    </style:style>
    <style:style style:name="Tabulka1.46" style:family="table-row">
      <style:table-row-properties fo:keep-together="auto"/>
    </style:style>
    <style:style style:name="Tabulka1.47" style:family="table-row">
      <style:table-row-properties fo:keep-together="auto"/>
    </style:style>
    <style:style style:name="Tabulka1.48" style:family="table-row">
      <style:table-row-properties fo:keep-together="auto"/>
    </style:style>
    <style:style style:name="Tabulka1.49" style:family="table-row">
      <style:table-row-properties fo:keep-together="auto"/>
    </style:style>
    <style:style style:name="Tabulka1.50" style:family="table-row">
      <style:table-row-properties fo:keep-together="auto"/>
    </style:style>
    <style:style style:name="Tabulka1.51" style:family="table-row">
      <style:table-row-properties fo:keep-together="auto"/>
    </style:style>
    <style:style style:name="Tabulka1.52" style:family="table-row">
      <style:table-row-properties fo:keep-together="auto"/>
    </style:style>
    <style:style style:name="Tabulka1.53" style:family="table-row">
      <style:table-row-properties fo:keep-together="auto"/>
    </style:style>
    <style:style style:name="Tabulka1.54" style:family="table-row">
      <style:table-row-properties fo:keep-together="auto"/>
    </style:style>
    <style:style style:name="Tabulka1.55" style:family="table-row">
      <style:table-row-properties fo:keep-together="auto"/>
    </style:style>
    <style:style style:name="Tabulka1.56" style:family="table-row">
      <style:table-row-properties fo:keep-together="auto"/>
    </style:style>
    <style:style style:name="Tabulka1.57" style:family="table-row">
      <style:table-row-properties fo:keep-together="auto"/>
    </style:style>
    <style:style style:name="Tabulka1.58" style:family="table-row">
      <style:table-row-properties fo:keep-together="auto"/>
    </style:style>
    <style:style style:name="Tabulka1.59" style:family="table-row">
      <style:table-row-properties fo:keep-together="auto"/>
    </style:style>
    <style:style style:name="Tabulka1.60" style:family="table-row">
      <style:table-row-properties fo:keep-together="auto"/>
    </style:style>
    <style:style style:name="Tabulka1.61" style:family="table-row">
      <style:table-row-properties fo:keep-together="auto"/>
    </style:style>
    <style:style style:name="Tabulka1.62" style:family="table-row">
      <style:table-row-properties fo:keep-together="auto"/>
    </style:style>
    <style:style style:name="Tabulka1.63" style:family="table-row">
      <style:table-row-properties fo:keep-together="auto"/>
    </style:style>
    <style:style style:name="Tabulka1.64" style:family="table-row">
      <style:table-row-properties fo:keep-together="auto"/>
    </style:style>
    <style:style style:name="Tabulka1.65" style:family="table-row">
      <style:table-row-properties fo:keep-together="auto"/>
    </style:style>
    <style:style style:name="Tabulka1.66" style:family="table-row">
      <style:table-row-properties fo:keep-together="auto"/>
    </style:style>
    <style:style style:name="Tabulka1.67" style:family="table-row">
      <style:table-row-properties fo:keep-together="auto"/>
    </style:style>
    <style:style style:name="Tabulka1.68" style:family="table-row">
      <style:table-row-properties fo:keep-together="auto"/>
    </style:style>
    <style:style style:name="Tabulka1.69" style:family="table-row">
      <style:table-row-properties fo:keep-together="auto"/>
    </style:style>
    <style:style style:name="Tabulka1.70" style:family="table-row">
      <style:table-row-properties fo:keep-together="auto"/>
    </style:style>
    <style:style style:name="Tabulka1.71" style:family="table-row">
      <style:table-row-properties fo:keep-together="auto"/>
    </style:style>
    <style:style style:name="Tabulka1.72" style:family="table-row">
      <style:table-row-properties fo:keep-together="auto"/>
    </style:style>
    <style:style style:name="Tabulka1.73" style:family="table-row">
      <style:table-row-properties fo:keep-together="auto"/>
    </style:style>
    <style:style style:name="Tabulka1.74" style:family="table-row">
      <style:table-row-properties fo:keep-together="auto"/>
    </style:style>
    <style:style style:name="Tabulka1.75" style:family="table-row">
      <style:table-row-properties fo:keep-together="auto"/>
    </style:style>
    <style:style style:name="Tabulka1.76" style:family="table-row">
      <style:table-row-properties fo:keep-together="auto"/>
    </style:style>
    <style:style style:name="Tabulka1.77" style:family="table-row">
      <style:table-row-properties fo:keep-together="auto"/>
    </style:style>
    <style:style style:name="Tabulka1.78" style:family="table-row">
      <style:table-row-properties fo:keep-together="auto"/>
    </style:style>
    <style:style style:name="Tabulka1.79" style:family="table-row">
      <style:table-row-properties fo:keep-together="auto"/>
    </style:style>
    <style:style style:name="Tabulka1.80" style:family="table-row">
      <style:table-row-properties fo:keep-together="auto"/>
    </style:style>
    <style:style style:name="Tabulka1.81" style:family="table-row">
      <style:table-row-properties fo:keep-together="auto"/>
    </style:style>
    <style:style style:name="Tabulka1.82" style:family="table-row">
      <style:table-row-properties fo:keep-together="auto"/>
    </style:style>
    <style:style style:name="Tabulka1.83" style:family="table-row">
      <style:table-row-properties fo:keep-together="auto"/>
    </style:style>
    <style:style style:name="Tabulka1.84" style:family="table-row">
      <style:table-row-properties fo:keep-together="auto"/>
    </style:style>
    <style:style style:name="Tabulka1.85" style:family="table-row">
      <style:table-row-properties fo:keep-together="auto"/>
    </style:style>
    <style:style style:name="Tabulka1.86" style:family="table-row">
      <style:table-row-properties fo:keep-together="auto"/>
    </style:style>
    <style:style style:name="Tabulka1.87" style:family="table-row">
      <style:table-row-properties fo:keep-together="auto"/>
    </style:style>
    <style:style style:name="Tabulka1.88" style:family="table-row">
      <style:table-row-properties fo:keep-together="auto"/>
    </style:style>
    <style:style style:name="Tabulka1.89" style:family="table-row">
      <style:table-row-properties fo:keep-together="auto"/>
    </style:style>
    <style:style style:name="Tabulka1.90" style:family="table-row">
      <style:table-row-properties fo:keep-together="auto"/>
    </style:style>
    <style:style style:name="Tabulka1.91" style:family="table-row">
      <style:table-row-properties fo:keep-together="auto"/>
    </style:style>
    <style:style style:name="Tabulka1.92" style:family="table-row">
      <style:table-row-properties fo:keep-together="auto"/>
    </style:style>
    <style:style style:name="Tabulka1.93" style:family="table-row">
      <style:table-row-properties fo:keep-together="auto"/>
    </style:style>
    <style:style style:name="Tabulka1.94" style:family="table-row">
      <style:table-row-properties fo:keep-together="auto"/>
    </style:style>
    <style:style style:name="Tabulka1.95" style:family="table-row">
      <style:table-row-properties fo:keep-together="auto"/>
    </style:style>
    <style:style style:name="Tabulka1.96" style:family="table-row">
      <style:table-row-properties fo:keep-together="auto"/>
    </style:style>
    <style:style style:name="Tabulka1.97" style:family="table-row">
      <style:table-row-properties fo:keep-together="auto"/>
    </style:style>
    <style:style style:name="Tabulka1.98" style:family="table-row">
      <style:table-row-properties fo:keep-together="auto"/>
    </style:style>
    <style:style style:name="Tabulka1.99" style:family="table-row">
      <style:table-row-properties fo:keep-together="auto"/>
    </style:style>
    <style:style style:name="Tabulka1.100" style:family="table-row">
      <style:table-row-properties fo:keep-together="auto"/>
    </style:style>
    <style:style style:name="Tabulka1.101" style:family="table-row">
      <style:table-row-properties fo:keep-together="auto"/>
    </style:style>
    <style:style style:name="Tabulka1.102" style:family="table-row">
      <style:table-row-properties fo:keep-together="auto"/>
    </style:style>
    <style:style style:name="Tabulka1.103" style:family="table-row">
      <style:table-row-properties fo:keep-together="auto"/>
    </style:style>
    <style:style style:name="Tabulka1.104" style:family="table-row">
      <style:table-row-properties fo:keep-together="auto"/>
    </style:style>
    <style:style style:name="Tabulka1.105" style:family="table-row">
      <style:table-row-properties fo:keep-together="auto"/>
    </style:style>
    <style:style style:name="Tabulka1.106" style:family="table-row">
      <style:table-row-properties fo:keep-together="auto"/>
    </style:style>
    <style:style style:name="Tabulka1.107" style:family="table-row">
      <style:table-row-properties fo:keep-together="auto"/>
    </style:style>
    <style:style style:name="Tabulka1.108" style:family="table-row">
      <style:table-row-properties fo:keep-together="auto"/>
    </style:style>
    <style:style style:name="Tabulka1.109" style:family="table-row">
      <style:table-row-properties fo:keep-together="auto"/>
    </style:style>
    <style:style style:name="Tabulka1.110" style:family="table-row">
      <style:table-row-properties fo:keep-together="auto"/>
    </style:style>
    <style:style style:name="Tabulka1.111" style:family="table-row">
      <style:table-row-properties fo:keep-together="auto"/>
    </style:style>
    <style:style style:name="Tabulka1.112" style:family="table-row">
      <style:table-row-properties fo:keep-together="auto"/>
    </style:style>
    <style:style style:name="Tabulka1.113" style:family="table-row">
      <style:table-row-properties fo:keep-together="auto"/>
    </style:style>
    <style:style style:name="Tabulka1.114" style:family="table-row">
      <style:table-row-properties fo:keep-together="auto"/>
    </style:style>
    <style:style style:name="Tabulka1.115" style:family="table-row">
      <style:table-row-properties fo:keep-together="auto"/>
    </style:style>
    <style:style style:name="Tabulka1.116" style:family="table-row">
      <style:table-row-properties fo:keep-together="auto"/>
    </style:style>
    <style:style style:name="Tabulka1.117" style:family="table-row">
      <style:table-row-properties fo:keep-together="auto"/>
    </style:style>
    <style:style style:name="Tabulka1.118" style:family="table-row">
      <style:table-row-properties fo:keep-together="auto"/>
    </style:style>
    <style:style style:name="Tabulka1.119" style:family="table-row">
      <style:table-row-properties fo:keep-together="auto"/>
    </style:style>
    <style:style style:name="Tabulka1.120" style:family="table-row">
      <style:table-row-properties fo:keep-together="auto"/>
    </style:style>
    <style:style style:name="Tabulka1.121" style:family="table-row">
      <style:table-row-properties fo:keep-together="auto"/>
    </style:style>
    <style:style style:name="Tabulka1.122" style:family="table-row">
      <style:table-row-properties fo:keep-together="auto"/>
    </style:style>
    <style:style style:name="Tabulka1.123" style:family="table-row">
      <style:table-row-properties fo:keep-together="auto"/>
    </style:style>
    <style:style style:name="Tabulka1.124" style:family="table-row">
      <style:table-row-properties fo:keep-together="auto"/>
    </style:style>
    <style:style style:name="Tabulka1.125" style:family="table-row">
      <style:table-row-properties fo:keep-together="auto"/>
    </style:style>
    <style:style style:name="Tabulka1.126" style:family="table-row">
      <style:table-row-properties fo:keep-together="auto"/>
    </style:style>
    <style:style style:name="Tabulka1.127" style:family="table-row">
      <style:table-row-properties fo:keep-together="auto"/>
    </style:style>
    <style:style style:name="Tabulka1.128" style:family="table-row">
      <style:table-row-properties fo:keep-together="auto"/>
    </style:style>
    <style:style style:name="Tabulka1.129" style:family="table-row">
      <style:table-row-properties fo:keep-together="auto"/>
    </style:style>
    <style:style style:name="Tabulka1.130" style:family="table-row">
      <style:table-row-properties fo:keep-together="auto"/>
    </style:style>
    <style:style style:name="Tabulka1.131" style:family="table-row">
      <style:table-row-properties fo:keep-together="auto"/>
    </style:style>
    <style:style style:name="Tabulka1.132" style:family="table-row">
      <style:table-row-properties fo:keep-together="auto"/>
    </style:style>
    <style:style style:name="Tabulka1.133" style:family="table-row">
      <style:table-row-properties fo:keep-together="auto"/>
    </style:style>
    <style:style style:name="Tabulka1.134" style:family="table-row">
      <style:table-row-properties fo:keep-together="auto"/>
    </style:style>
    <style:style style:name="Tabulka1.135" style:family="table-row">
      <style:table-row-properties fo:keep-together="auto"/>
    </style:style>
    <style:style style:name="Tabulka1.136" style:family="table-row">
      <style:table-row-properties fo:keep-together="auto"/>
    </style:style>
    <style:style style:name="Tabulka1.137" style:family="table-row">
      <style:table-row-properties fo:keep-together="auto"/>
    </style:style>
    <style:style style:name="Tabulka1.138" style:family="table-row">
      <style:table-row-properties fo:keep-together="auto"/>
    </style:style>
    <style:style style:name="Tabulka1.139" style:family="table-row">
      <style:table-row-properties fo:keep-together="auto"/>
    </style:style>
    <style:style style:name="Tabulka1.140" style:family="table-row">
      <style:table-row-properties fo:keep-together="auto"/>
    </style:style>
    <style:style style:name="Tabulka1.141" style:family="table-row">
      <style:table-row-properties fo:keep-together="auto"/>
    </style:style>
    <style:style style:name="Tabulka1.142" style:family="table-row">
      <style:table-row-properties fo:keep-together="auto"/>
    </style:style>
    <style:style style:name="Tabulka1.143" style:family="table-row">
      <style:table-row-properties fo:keep-together="auto"/>
    </style:style>
    <style:style style:name="Tabulka1.144" style:family="table-row">
      <style:table-row-properties fo:keep-together="auto"/>
    </style:style>
    <style:style style:name="Tabulka1.145" style:family="table-row">
      <style:table-row-properties fo:keep-together="auto"/>
    </style:style>
    <style:style style:name="Tabulka1.146" style:family="table-row">
      <style:table-row-properties fo:keep-together="auto"/>
    </style:style>
    <style:style style:name="Tabulka1.147" style:family="table-row">
      <style:table-row-properties fo:keep-together="auto"/>
    </style:style>
    <style:style style:name="Tabulka1.148" style:family="table-row">
      <style:table-row-properties fo:keep-together="auto"/>
    </style:style>
    <style:style style:name="Tabulka1.149" style:family="table-row">
      <style:table-row-properties fo:keep-together="auto"/>
    </style:style>
    <style:style style:name="Tabulka1.150" style:family="table-row">
      <style:table-row-properties fo:keep-together="auto"/>
    </style:style>
    <style:style style:name="Tabulka1.151" style:family="table-row">
      <style:table-row-properties fo:keep-together="auto"/>
    </style:style>
    <style:style style:name="Tabulka1.152" style:family="table-row">
      <style:table-row-properties fo:keep-together="auto"/>
    </style:style>
    <style:style style:name="Tabulka1.153" style:family="table-row">
      <style:table-row-properties fo:keep-together="auto"/>
    </style:style>
    <style:style style:name="Tabulka1.154" style:family="table-row">
      <style:table-row-properties fo:keep-together="auto"/>
    </style:style>
    <style:style style:name="Tabulka1.155" style:family="table-row">
      <style:table-row-properties fo:keep-together="auto"/>
    </style:style>
    <style:style style:name="Tabulka1.156" style:family="table-row">
      <style:table-row-properties fo:keep-together="auto"/>
    </style:style>
    <style:style style:name="Tabulka1.157" style:family="table-row">
      <style:table-row-properties fo:keep-together="auto"/>
    </style:style>
    <style:style style:name="Tabulka1.158" style:family="table-row">
      <style:table-row-properties fo:keep-together="auto"/>
    </style:style>
    <style:style style:name="Tabulka1.159" style:family="table-row">
      <style:table-row-properties fo:keep-together="auto"/>
    </style:style>
    <style:style style:name="Tabulka1.160" style:family="table-row">
      <style:table-row-properties fo:keep-together="auto"/>
    </style:style>
    <style:style style:name="Tabulka1.161" style:family="table-row">
      <style:table-row-properties fo:keep-together="auto"/>
    </style:style>
    <style:style style:name="Tabulka1.162" style:family="table-row">
      <style:table-row-properties fo:keep-together="auto"/>
    </style:style>
    <style:style style:name="Tabulka1.163" style:family="table-row">
      <style:table-row-properties fo:keep-together="auto"/>
    </style:style>
    <style:style style:name="Tabulka1.164" style:family="table-row">
      <style:table-row-properties fo:keep-together="auto"/>
    </style:style>
    <style:style style:name="Tabulka1.165" style:family="table-row">
      <style:table-row-properties fo:keep-together="auto"/>
    </style:style>
    <style:style style:name="Tabulka1.166" style:family="table-row">
      <style:table-row-properties fo:keep-together="auto"/>
    </style:style>
    <style:style style:name="Tabulka1.167" style:family="table-row">
      <style:table-row-properties fo:keep-together="auto"/>
    </style:style>
    <style:style style:name="Tabulka1.168" style:family="table-row">
      <style:table-row-properties fo:keep-together="auto"/>
    </style:style>
    <style:style style:name="Tabulka1.169" style:family="table-row">
      <style:table-row-properties fo:keep-together="auto"/>
    </style:style>
    <style:style style:name="Tabulka1.170" style:family="table-row">
      <style:table-row-properties fo:keep-together="auto"/>
    </style:style>
    <style:style style:name="Tabulka1.171" style:family="table-row">
      <style:table-row-properties fo:keep-together="auto"/>
    </style:style>
    <style:style style:name="Tabulka1.172" style:family="table-row">
      <style:table-row-properties fo:keep-together="auto"/>
    </style:style>
    <style:style style:name="Tabulka1.173" style:family="table-row">
      <style:table-row-properties fo:keep-together="auto"/>
    </style:style>
    <style:style style:name="Tabulka1.174" style:family="table-row">
      <style:table-row-properties fo:keep-together="auto"/>
    </style:style>
    <style:style style:name="Tabulka1.175" style:family="table-row">
      <style:table-row-properties fo:keep-together="auto"/>
    </style:style>
    <style:style style:name="Tabulka1.176" style:family="table-row">
      <style:table-row-properties fo:keep-together="auto"/>
    </style:style>
    <style:style style:name="Tabulka1.177" style:family="table-row">
      <style:table-row-properties fo:keep-together="auto"/>
    </style:style>
    <style:style style:name="Tabulka1.178" style:family="table-row">
      <style:table-row-properties fo:keep-together="auto"/>
    </style:style>
    <style:style style:name="Tabulka1.179" style:family="table-row">
      <style:table-row-properties fo:keep-together="auto"/>
    </style:style>
    <style:style style:name="Tabulka1.180" style:family="table-row">
      <style:table-row-properties fo:keep-together="auto"/>
    </style:style>
    <style:style style:name="Tabulka1.181" style:family="table-row">
      <style:table-row-properties fo:keep-together="auto"/>
    </style:style>
    <style:style style:name="Tabulka1.182" style:family="table-row">
      <style:table-row-properties fo:keep-together="auto"/>
    </style:style>
    <style:style style:name="Tabulka1.183" style:family="table-row">
      <style:table-row-properties fo:keep-together="auto"/>
    </style:style>
    <style:style style:name="Tabulka1.184" style:family="table-row">
      <style:table-row-properties fo:keep-together="auto"/>
    </style:style>
    <style:style style:name="Tabulka1.185" style:family="table-row">
      <style:table-row-properties fo:keep-together="auto"/>
    </style:style>
    <style:style style:name="Tabulka1.186" style:family="table-row">
      <style:table-row-properties fo:keep-together="auto"/>
    </style:style>
    <style:style style:name="Tabulka1.187" style:family="table-row">
      <style:table-row-properties fo:keep-together="auto"/>
    </style:style>
    <style:style style:name="Tabulka1.188" style:family="table-row">
      <style:table-row-properties fo:keep-together="auto"/>
    </style:style>
    <style:style style:name="Tabulka1.189" style:family="table-row">
      <style:table-row-properties fo:keep-together="auto"/>
    </style:style>
    <style:style style:name="Tabulka1.190" style:family="table-row">
      <style:table-row-properties fo:keep-together="auto"/>
    </style:style>
    <style:style style:name="Tabulka1.191" style:family="table-row">
      <style:table-row-properties fo:keep-together="auto"/>
    </style:style>
    <style:style style:name="Tabulka1.192" style:family="table-row">
      <style:table-row-properties fo:keep-together="auto"/>
    </style:style>
    <style:style style:name="Tabulka1.193" style:family="table-row">
      <style:table-row-properties fo:keep-together="auto"/>
    </style:style>
    <style:style style:name="Tabulka1.194" style:family="table-row">
      <style:table-row-properties fo:keep-together="auto"/>
    </style:style>
    <style:style style:name="Tabulka1.195" style:family="table-row">
      <style:table-row-properties fo:keep-together="auto"/>
    </style:style>
    <style:style style:name="Tabulka1.196" style:family="table-row">
      <style:table-row-properties fo:keep-together="auto"/>
    </style:style>
    <style:style style:name="Tabulka1.197" style:family="table-row">
      <style:table-row-properties fo:keep-together="auto"/>
    </style:style>
    <style:style style:name="Tabulka1.198" style:family="table-row">
      <style:table-row-properties fo:keep-together="auto"/>
    </style:style>
    <style:style style:name="Tabulka1.199" style:family="table-row">
      <style:table-row-properties fo:keep-together="auto"/>
    </style:style>
    <style:style style:name="Tabulka1.200" style:family="table-row">
      <style:table-row-properties fo:keep-together="auto"/>
    </style:style>
    <style:style style:name="Tabulka1.201" style:family="table-row">
      <style:table-row-properties fo:keep-together="auto"/>
    </style:style>
    <style:style style:name="Tabulka1.202" style:family="table-row">
      <style:table-row-properties fo:keep-together="auto"/>
    </style:style>
    <style:style style:name="Tabulka1.203" style:family="table-row">
      <style:table-row-properties fo:keep-together="auto"/>
    </style:style>
    <style:style style:name="Tabulka1.204" style:family="table-row">
      <style:table-row-properties fo:keep-together="auto"/>
    </style:style>
    <style:style style:name="Tabulka1.205" style:family="table-row">
      <style:table-row-properties fo:keep-together="auto"/>
    </style:style>
    <style:style style:name="Tabulka1.206" style:family="table-row">
      <style:table-row-properties fo:keep-together="auto"/>
    </style:style>
    <style:style style:name="Tabulka1.207" style:family="table-row">
      <style:table-row-properties fo:keep-together="auto"/>
    </style:style>
    <style:style style:name="Tabulka1.208" style:family="table-row">
      <style:table-row-properties fo:keep-together="auto"/>
    </style:style>
    <style:style style:name="Tabulka1.209" style:family="table-row">
      <style:table-row-properties fo:keep-together="auto"/>
    </style:style>
    <style:style style:name="Tabulka1.210" style:family="table-row">
      <style:table-row-properties fo:keep-together="auto"/>
    </style:style>
    <style:style style:name="Tabulka1.211" style:family="table-row">
      <style:table-row-properties fo:keep-together="auto"/>
    </style:style>
    <style:style style:name="Tabulka1.212" style:family="table-row">
      <style:table-row-properties fo:keep-together="auto"/>
    </style:style>
    <style:style style:name="Tabulka1.213" style:family="table-row">
      <style:table-row-properties fo:keep-together="auto"/>
    </style:style>
    <style:style style:name="Tabulka1.214" style:family="table-row">
      <style:table-row-properties fo:keep-together="auto"/>
    </style:style>
    <style:style style:name="Tabulka1.215" style:family="table-row">
      <style:table-row-properties fo:keep-together="auto"/>
    </style:style>
    <style:style style:name="Tabulka1.216" style:family="table-row">
      <style:table-row-properties fo:keep-together="auto"/>
    </style:style>
    <style:style style:name="Tabulka1.217" style:family="table-row">
      <style:table-row-properties fo:keep-together="auto"/>
    </style:style>
    <style:style style:name="Tabulka1.218" style:family="table-row">
      <style:table-row-properties fo:keep-together="auto"/>
    </style:style>
    <style:style style:name="Tabulka1.219" style:family="table-row">
      <style:table-row-properties fo:keep-together="auto"/>
    </style:style>
    <style:style style:name="Tabulka1.220" style:family="table-row">
      <style:table-row-properties fo:keep-together="auto"/>
    </style:style>
    <style:style style:name="Tabulka1.221" style:family="table-row">
      <style:table-row-properties fo:keep-together="auto"/>
    </style:style>
    <style:style style:name="Tabulka1.222" style:family="table-row">
      <style:table-row-properties fo:keep-together="auto"/>
    </style:style>
    <style:style style:name="Tabulka1.223" style:family="table-row">
      <style:table-row-properties fo:keep-together="auto"/>
    </style:style>
    <style:style style:name="Tabulka1.224" style:family="table-row">
      <style:table-row-properties fo:keep-together="auto"/>
    </style:style>
    <style:style style:name="Tabulka1.225" style:family="table-row">
      <style:table-row-properties fo:keep-together="auto"/>
    </style:style>
    <style:style style:name="Tabulka1.226" style:family="table-row">
      <style:table-row-properties fo:keep-together="auto"/>
    </style:style>
    <style:style style:name="Tabulka1.227" style:family="table-row">
      <style:table-row-properties fo:keep-together="auto"/>
    </style:style>
    <style:style style:name="Tabulka1.228" style:family="table-row">
      <style:table-row-properties fo:keep-together="auto"/>
    </style:style>
    <style:style style:name="Tabulka1.229" style:family="table-row">
      <style:table-row-properties fo:keep-together="auto"/>
    </style:style>
    <style:style style:name="Tabulka1.230" style:family="table-row">
      <style:table-row-properties fo:keep-together="auto"/>
    </style:style>
    <style:style style:name="Tabulka1.231" style:family="table-row">
      <style:table-row-properties fo:keep-together="auto"/>
    </style:style>
    <style:style style:name="Tabulka1.232" style:family="table-row">
      <style:table-row-properties fo:keep-together="auto"/>
    </style:style>
    <style:style style:name="Tabulka1.233" style:family="table-row">
      <style:table-row-properties fo:keep-together="auto"/>
    </style:style>
    <style:style style:name="Tabulka1.234" style:family="table-row">
      <style:table-row-properties fo:keep-together="auto"/>
    </style:style>
    <style:style style:name="Tabulka1.235" style:family="table-row">
      <style:table-row-properties fo:keep-together="auto"/>
    </style:style>
    <style:style style:name="Tabulka1.236" style:family="table-row">
      <style:table-row-properties fo:keep-together="auto"/>
    </style:style>
    <style:style style:name="Tabulka1.237" style:family="table-row">
      <style:table-row-properties fo:keep-together="auto"/>
    </style:style>
    <style:style style:name="Tabulka1.238" style:family="table-row">
      <style:table-row-properties fo:keep-together="auto"/>
    </style:style>
    <style:style style:name="Tabulka1.239" style:family="table-row">
      <style:table-row-properties fo:keep-together="auto"/>
    </style:style>
    <style:style style:name="Tabulka1.240" style:family="table-row">
      <style:table-row-properties fo:keep-together="auto"/>
    </style:style>
    <style:style style:name="Tabulka1.241" style:family="table-row">
      <style:table-row-properties fo:keep-together="auto"/>
    </style:style>
    <style:style style:name="Tabulka1.242" style:family="table-row">
      <style:table-row-properties fo:keep-together="auto"/>
    </style:style>
    <style:style style:name="Tabulka1.243" style:family="table-row">
      <style:table-row-properties fo:keep-together="auto"/>
    </style:style>
    <style:style style:name="Tabulka1.244" style:family="table-row">
      <style:table-row-properties fo:keep-together="auto"/>
    </style:style>
    <style:style style:name="Tabulka1.245" style:family="table-row">
      <style:table-row-properties fo:keep-together="auto"/>
    </style:style>
    <style:style style:name="Tabulka1.246" style:family="table-row">
      <style:table-row-properties fo:keep-together="auto"/>
    </style:style>
    <style:style style:name="Tabulka1.247" style:family="table-row">
      <style:table-row-properties fo:keep-together="auto"/>
    </style:style>
    <style:style style:name="Tabulka1.248" style:family="table-row">
      <style:table-row-properties fo:keep-together="auto"/>
    </style:style>
    <style:style style:name="Tabulka1.249" style:family="table-row">
      <style:table-row-properties fo:keep-together="auto"/>
    </style:style>
    <style:style style:name="Tabulka1.250" style:family="table-row">
      <style:table-row-properties fo:keep-together="auto"/>
    </style:style>
    <style:style style:name="Tabulka1.251" style:family="table-row">
      <style:table-row-properties fo:keep-together="auto"/>
    </style:style>
    <style:style style:name="Tabulka1.252" style:family="table-row">
      <style:table-row-properties fo:keep-together="auto"/>
    </style:style>
    <style:style style:name="Tabulka1.253" style:family="table-row">
      <style:table-row-properties fo:keep-together="auto"/>
    </style:style>
    <style:style style:name="Tabulka1.254" style:family="table-row">
      <style:table-row-properties fo:keep-together="auto"/>
    </style:style>
    <style:style style:name="Tabulka1.255" style:family="table-row">
      <style:table-row-properties fo:keep-together="auto"/>
    </style:style>
    <style:style style:name="Tabulka1.256" style:family="table-row">
      <style:table-row-properties fo:keep-together="auto"/>
    </style:style>
    <style:style style:name="Tabulka1.257" style:family="table-row">
      <style:table-row-properties fo:keep-together="auto"/>
    </style:style>
    <style:style style:name="Tabulka1.258" style:family="table-row">
      <style:table-row-properties fo:keep-together="auto"/>
    </style:style>
    <style:style style:name="Tabulka1.259" style:family="table-row">
      <style:table-row-properties fo:keep-together="auto"/>
    </style:style>
    <style:style style:name="Tabulka1.260" style:family="table-row">
      <style:table-row-properties fo:keep-together="auto"/>
    </style:style>
    <style:style style:name="Tabulka1.261" style:family="table-row">
      <style:table-row-properties fo:keep-together="auto"/>
    </style:style>
    <style:style style:name="Tabulka1.262" style:family="table-row">
      <style:table-row-properties fo:keep-together="auto"/>
    </style:style>
    <style:style style:name="Tabulka1.263" style:family="table-row">
      <style:table-row-properties fo:keep-together="auto"/>
    </style:style>
    <style:style style:name="Tabulka1.264" style:family="table-row">
      <style:table-row-properties fo:keep-together="auto"/>
    </style:style>
    <style:style style:name="Tabulka1.265" style:family="table-row">
      <style:table-row-properties fo:keep-together="auto"/>
    </style:style>
    <style:style style:name="Tabulka1.266" style:family="table-row">
      <style:table-row-properties fo:keep-together="auto"/>
    </style:style>
    <style:style style:name="Tabulka1.267" style:family="table-row">
      <style:table-row-properties fo:keep-together="auto"/>
    </style:style>
    <style:style style:name="Tabulka1.268" style:family="table-row">
      <style:table-row-properties fo:keep-together="auto"/>
    </style:style>
    <style:style style:name="Tabulka1.269" style:family="table-row">
      <style:table-row-properties fo:keep-together="auto"/>
    </style:style>
    <style:style style:name="P1" style:family="paragraph" style:parent-style-name="Table_20_Contents">
      <style:paragraph-properties fo:line-height="115%" fo:text-align="center" style:justify-single-word="false" fo:hyphenation-ladder-count="3" style:writing-mode="lr-tb"/>
      <style:text-properties style:use-window-font-color="true" loext:opacity="0%" style:font-name="Linux Libertine S.O.Cist.1" fo:font-size="12pt" fo:letter-spacing="normal" fo:language="la" fo:country="VA" fo:font-weight="normal" officeooo:rsid="00b75b39" officeooo:paragraph-rsid="023df142"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2" style:family="paragraph" style:parent-style-name="Table_20_Contents">
      <style:paragraph-properties fo:text-align="center" style:justify-single-word="false" fo:hyphenation-ladder-count="3"/>
      <style:text-properties style:use-window-font-color="true" loext:opacity="0%" style:font-name="Linux Libertine S.O.Cist.1"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3" style:family="paragraph" style:parent-style-name="Table_20_Contents">
      <style:paragraph-properties fo:text-align="center" style:justify-single-word="false" fo:hyphenation-ladder-count="3"/>
      <style:text-properties style:use-window-font-color="true" loext:opacity="0%" style:font-name="Linux Libertine S.O.Cist.1" fo:font-size="36pt" fo:language="la" fo:country="VA" fo:font-weight="normal" officeooo:paragraph-rsid="02bd326d" fo:background-color="#ffffff" style:font-name-asian="Andale Sans UI" style:font-size-asian="36pt" style:language-asian="zh" style:country-asian="CN" style:font-weight-asian="normal" style:font-name-complex="Tahoma" style:font-size-complex="36pt" style:language-complex="hi" style:country-complex="IN" style:font-weight-complex="normal" fo:hyphenate="true" fo:hyphenation-remain-char-count="2" fo:hyphenation-push-char-count="2" loext:hyphenation-no-caps="false"/>
    </style:style>
    <style:style style:name="P4" style:family="paragraph" style:parent-style-name="Table_20_Contents">
      <style:paragraph-properties fo:line-height="115%" fo:text-align="center" style:justify-single-word="false" fo:hyphenation-ladder-count="3"/>
      <style:text-properties style:use-window-font-color="true" loext:opacity="0%" style:font-name="Cloister" fo:font-size="18pt" fo:language="la" fo:country="VA" fo:font-weight="normal" officeooo:rsid="02bb3a6c" officeooo:paragraph-rsid="02bb3a6c" style:font-size-asian="16pt" style:language-asian="zh" style:country-asian="CN" style:font-weight-asian="normal" style:font-size-complex="16pt" style:language-complex="hi" style:country-complex="IN" style:font-weight-complex="normal" fo:hyphenate="true" fo:hyphenation-remain-char-count="2" fo:hyphenation-push-char-count="2" loext:hyphenation-no-caps="false"/>
    </style:style>
    <style:style style:name="P5" style:family="paragraph" style:parent-style-name="Table_20_Contents">
      <style:paragraph-properties fo:text-align="center" style:justify-single-word="false" fo:hyphenation-ladder-count="3"/>
      <style:text-properties style:use-window-font-color="true" loext:opacity="0%" style:font-name="Linux Libertine S.O.Cist." fo:font-size="12pt" fo:language="la" fo:country="VA" officeooo:paragraph-rsid="000f0466" style:font-size-asian="12pt" style:font-size-complex="12pt" fo:hyphenate="true" fo:hyphenation-remain-char-count="2" fo:hyphenation-push-char-count="2" loext:hyphenation-no-caps="false"/>
    </style:style>
    <style:style style:name="P6" style:family="paragraph" style:parent-style-name="Table_20_Contents">
      <style:paragraph-properties fo:text-align="justify" style:justify-single-word="false" fo:hyphenation-ladder-count="3"/>
      <style:text-properties style:font-name="Linux Libertine S.O.Cist." fo:font-size="12pt" fo:language="cs" fo:country="CZ" style:font-size-asian="12pt" style:font-size-complex="12pt" fo:hyphenate="true" fo:hyphenation-remain-char-count="2" fo:hyphenation-push-char-count="2" loext:hyphenation-no-caps="false"/>
    </style:style>
    <style:style style:name="P7" style:family="paragraph" style:parent-style-name="Table_20_Contents">
      <style:paragraph-properties fo:text-align="justify" style:justify-single-word="false" fo:hyphenation-ladder-count="3"/>
      <style:text-properties style:font-name="Linux Libertine S.O.Cist." fo:font-size="12pt" fo:language="cs" fo:country="CZ" officeooo:paragraph-rsid="000f0466" style:font-size-asian="12pt" style:font-size-complex="12pt" fo:hyphenate="true" fo:hyphenation-remain-char-count="2" fo:hyphenation-push-char-count="2" loext:hyphenation-no-caps="false"/>
    </style:style>
    <style:style style:name="P8" style:family="paragraph" style:parent-style-name="Table_20_Contents">
      <loext:graphic-properties draw:fill="none"/>
      <style:paragraph-properties fo:margin-left="0in" fo:margin-right="0in" fo:text-align="justify" style:justify-single-word="false" fo:orphans="2" fo:widows="2" fo:hyphenation-ladder-count="3" fo:text-indent="0.148in" style:auto-text-indent="false" fo:background-color="transparent" text:number-lines="false" text:line-number="0" style:writing-mode="lr-tb">
        <style:drop-cap/>
      </style:paragraph-properties>
      <style:text-properties style:font-name="Linux Libertine S.O.Cist." fo:font-size="12pt" fo:language="cs" fo:country="CZ" officeooo:rsid="018e7b1a" officeooo:paragraph-rsid="03525c29" style:font-size-asian="12pt" style:font-size-complex="12pt" fo:hyphenate="true" fo:hyphenation-remain-char-count="2" fo:hyphenation-push-char-count="2" loext:hyphenation-no-caps="false"/>
    </style:style>
    <style:style style:name="P9" style:family="paragraph" style:parent-style-name="Table_20_Contents">
      <loext:graphic-properties draw:fill="none"/>
      <style:paragraph-properties fo:margin-left="0in" fo:margin-right="0in" fo:text-align="justify" style:justify-single-word="false" fo:orphans="2" fo:widows="2" fo:hyphenation-ladder-count="3" fo:text-indent="0.1575in" style:auto-text-indent="false" fo:background-color="transparent" text:number-lines="false" text:line-number="0" style:writing-mode="lr-tb">
        <style:drop-cap/>
      </style:paragraph-properties>
      <style:text-properties style:font-name="Linux Libertine S.O.Cist." fo:font-size="12pt" fo:language="cs" fo:country="CZ" officeooo:rsid="018e7b1a" officeooo:paragraph-rsid="03525c29" style:font-size-asian="12pt" style:font-size-complex="12pt" fo:hyphenate="true" fo:hyphenation-remain-char-count="2" fo:hyphenation-push-char-count="2" loext:hyphenation-no-caps="false"/>
    </style:style>
    <style:style style:name="P10" style:family="paragraph" style:parent-style-name="Table_20_Contents">
      <loext:graphic-properties draw:fill="none"/>
      <style:paragraph-properties fo:margin-left="0in" fo:margin-right="0in" fo:text-align="justify" style:justify-single-word="false" fo:orphans="2" fo:widows="2" fo:hyphenation-ladder-count="3" fo:text-indent="0.148in" style:auto-text-indent="false" fo:background-color="transparent" text:number-lines="false" text:line-number="0" style:writing-mode="lr-tb">
        <style:drop-cap/>
      </style:paragraph-properties>
      <style:text-properties style:font-name="Linux Libertine S.O.Cist." fo:font-size="12pt" fo:language="cs" fo:country="CZ" officeooo:rsid="018e7b1a" officeooo:paragraph-rsid="0352f6ae" style:font-size-asian="12pt" style:font-size-complex="12pt" fo:hyphenate="true" fo:hyphenation-remain-char-count="2" fo:hyphenation-push-char-count="2" loext:hyphenation-no-caps="false"/>
    </style:style>
    <style:style style:name="P11" style:family="paragraph" style:parent-style-name="Table_20_Contents">
      <loext:graphic-properties draw:fill="none"/>
      <style:paragraph-properties fo:margin-left="0in" fo:margin-right="0in" fo:text-align="justify" style:justify-single-word="false" fo:orphans="2" fo:widows="2" fo:hyphenation-ladder-count="3" fo:text-indent="0.148in" style:auto-text-indent="false" fo:background-color="transparent" text:number-lines="false" text:line-number="0" style:writing-mode="lr-tb">
        <style:drop-cap/>
      </style:paragraph-properties>
      <style:text-properties style:font-name="Linux Libertine S.O.Cist." fo:font-size="12pt" fo:language="cs" fo:country="CZ" officeooo:rsid="018e7b1a" officeooo:paragraph-rsid="035643ae" style:font-size-asian="12pt" style:font-size-complex="12pt" fo:hyphenate="true" fo:hyphenation-remain-char-count="2" fo:hyphenation-push-char-count="2" loext:hyphenation-no-caps="false"/>
    </style:style>
    <style:style style:name="P12" style:family="paragraph" style:parent-style-name="Table_20_Contents">
      <loext:graphic-properties draw:fill="none"/>
      <style:paragraph-properties fo:margin-left="0in" fo:margin-right="0in" fo:text-align="justify" style:justify-single-word="false" fo:orphans="2" fo:widows="2" fo:hyphenation-ladder-count="3" fo:text-indent="0.148in" style:auto-text-indent="false" fo:background-color="transparent" text:number-lines="false" text:line-number="0" style:writing-mode="lr-tb">
        <style:drop-cap/>
      </style:paragraph-properties>
      <style:text-properties style:font-name="Linux Libertine S.O.Cist." fo:font-size="12pt" fo:language="cs" fo:country="CZ" officeooo:rsid="018e7b1a" officeooo:paragraph-rsid="0356d888" style:font-size-asian="12pt" style:font-size-complex="12pt" fo:hyphenate="true" fo:hyphenation-remain-char-count="2" fo:hyphenation-push-char-count="2" loext:hyphenation-no-caps="false"/>
    </style:style>
    <style:style style:name="P13" style:family="paragraph" style:parent-style-name="Table_20_Contents">
      <loext:graphic-properties draw:fill="none"/>
      <style:paragraph-properties fo:margin-left="0in" fo:margin-right="0in" fo:text-align="justify" style:justify-single-word="false" fo:orphans="2" fo:widows="2" fo:hyphenation-ladder-count="3" fo:text-indent="0.1575in" style:auto-text-indent="false" fo:background-color="transparent" text:number-lines="false" text:line-number="0" style:writing-mode="lr-tb">
        <style:drop-cap/>
      </style:paragraph-properties>
      <style:text-properties style:font-name="Linux Libertine S.O.Cist." fo:font-size="12pt" fo:language="cs" fo:country="CZ" officeooo:rsid="018e7b1a" officeooo:paragraph-rsid="0348c091" style:font-size-asian="12pt" style:font-size-complex="12pt" fo:hyphenate="true" fo:hyphenation-remain-char-count="2" fo:hyphenation-push-char-count="2" loext:hyphenation-no-caps="false"/>
    </style:style>
    <style:style style:name="P14" style:family="paragraph" style:parent-style-name="Table_20_Contents">
      <loext:graphic-properties draw:fill="none"/>
      <style:paragraph-properties fo:margin-left="0in" fo:margin-right="0in" fo:text-align="justify" style:justify-single-word="false" fo:orphans="2" fo:widows="2" fo:hyphenation-ladder-count="3" fo:text-indent="0.1673in" style:auto-text-indent="false" fo:background-color="transparent" text:number-lines="false" text:line-number="0" style:writing-mode="lr-tb">
        <style:drop-cap/>
      </style:paragraph-properties>
      <style:text-properties style:font-name="Linux Libertine S.O.Cist." fo:font-size="12pt" fo:language="cs" fo:country="CZ" officeooo:rsid="018e7b1a" officeooo:paragraph-rsid="03471f3a" style:font-size-asian="12pt" style:font-size-complex="12pt" fo:hyphenate="true" fo:hyphenation-remain-char-count="2" fo:hyphenation-push-char-count="2" loext:hyphenation-no-caps="false"/>
    </style:style>
    <style:style style:name="P15" style:family="paragraph" style:parent-style-name="Table_20_Contents">
      <style:paragraph-properties fo:margin-left="0in" fo:margin-right="0in" fo:text-align="justify" style:justify-single-word="false" fo:hyphenation-ladder-count="3" fo:text-indent="0.1575in" style:auto-text-indent="false" style:writing-mode="lr-tb">
        <style:drop-cap/>
      </style:paragraph-properties>
      <style:text-properties style:font-name="Linux Libertine S.O.Cist." fo:font-size="12pt" fo:language="cs" fo:country="CZ" officeooo:rsid="018e7b1a" officeooo:paragraph-rsid="0356d888" style:font-size-asian="12pt" style:font-size-complex="12pt" fo:hyphenate="true" fo:hyphenation-remain-char-count="2" fo:hyphenation-push-char-count="2" loext:hyphenation-no-caps="false"/>
    </style:style>
    <style:style style:name="P16" style:family="paragraph" style:parent-style-name="Table_20_Contents">
      <loext:graphic-properties draw:fill="none"/>
      <style:paragraph-properties fo:margin-left="0in" fo:margin-right="0in" fo:text-align="justify" style:justify-single-word="false" fo:orphans="2" fo:widows="2" fo:hyphenation-ladder-count="3" fo:text-indent="0.1575in" style:auto-text-indent="false" fo:background-color="transparent" text:number-lines="false" text:line-number="0" style:writing-mode="lr-tb">
        <style:drop-cap/>
      </style:paragraph-properties>
      <style:text-properties style:font-name="Linux Libertine S.O.Cist." fo:font-size="12pt" fo:language="cs" fo:country="CZ" officeooo:rsid="0067414b" officeooo:paragraph-rsid="0344cc69" style:font-size-asian="12pt" style:font-size-complex="12pt" fo:hyphenate="true" fo:hyphenation-remain-char-count="2" fo:hyphenation-push-char-count="2" loext:hyphenation-no-caps="false"/>
    </style:style>
    <style:style style:name="P17" style:family="paragraph" style:parent-style-name="Table_20_Contents">
      <loext:graphic-properties draw:fill="none"/>
      <style:paragraph-properties fo:margin-left="0in" fo:margin-right="0in" fo:text-align="justify" style:justify-single-word="false" fo:orphans="2" fo:widows="2" fo:hyphenation-ladder-count="3" fo:text-indent="0.1673in" style:auto-text-indent="false" fo:background-color="transparent" text:number-lines="false" text:line-number="0" style:writing-mode="lr-tb">
        <style:drop-cap/>
      </style:paragraph-properties>
      <style:text-properties style:font-name="Linux Libertine S.O.Cist." fo:font-size="12pt" fo:language="cs" fo:country="CZ" officeooo:rsid="0067414b" officeooo:paragraph-rsid="03525c29" style:font-size-asian="12pt" style:font-size-complex="12pt" fo:hyphenate="true" fo:hyphenation-remain-char-count="2" fo:hyphenation-push-char-count="2" loext:hyphenation-no-caps="false"/>
    </style:style>
    <style:style style:name="P18" style:family="paragraph" style:parent-style-name="Table_20_Contents">
      <style:paragraph-properties fo:margin-left="0in" fo:margin-right="0in" fo:text-align="justify" style:justify-single-word="false" fo:hyphenation-ladder-count="3" fo:text-indent="0.1575in" style:auto-text-indent="false">
        <style:drop-cap/>
      </style:paragraph-properties>
      <style:text-properties style:font-name="Linux Libertine S.O.Cist." fo:font-size="12pt" fo:language="cs" fo:country="CZ" officeooo:rsid="0067414b" officeooo:paragraph-rsid="035643ae" style:font-size-asian="12pt" style:font-size-complex="12pt" fo:hyphenate="true" fo:hyphenation-remain-char-count="2" fo:hyphenation-push-char-count="2" loext:hyphenation-no-caps="false"/>
    </style:style>
    <style:style style:name="P19" style:family="paragraph" style:parent-style-name="Table_20_Contents">
      <loext:graphic-properties draw:fill="none"/>
      <style:paragraph-properties fo:margin-left="0in" fo:margin-right="0in" fo:text-align="justify" style:justify-single-word="false" fo:orphans="2" fo:widows="2" fo:hyphenation-ladder-count="3" fo:text-indent="0.1575in" style:auto-text-indent="false" fo:background-color="transparent" text:number-lines="false" text:line-number="0" style:writing-mode="lr-tb">
        <style:drop-cap/>
      </style:paragraph-properties>
      <style:text-properties style:font-name="Linux Libertine S.O.Cist." fo:font-size="12pt" fo:language="cs" fo:country="CZ" officeooo:rsid="0344cc69" officeooo:paragraph-rsid="0344cc69" style:font-size-asian="12pt" style:font-size-complex="12pt" fo:hyphenate="true" fo:hyphenation-remain-char-count="2" fo:hyphenation-push-char-count="2" loext:hyphenation-no-caps="false"/>
    </style:style>
    <style:style style:name="P20" style:family="paragraph" style:parent-style-name="Table_20_Contents">
      <loext:graphic-properties draw:fill="none"/>
      <style:paragraph-properties fo:margin-left="0in" fo:margin-right="0in" fo:text-align="justify" style:justify-single-word="false" fo:orphans="2" fo:widows="2" fo:hyphenation-ladder-count="3" fo:text-indent="0.1575in" style:auto-text-indent="false" fo:background-color="transparent" text:number-lines="false" text:line-number="0" style:writing-mode="lr-tb">
        <style:drop-cap/>
      </style:paragraph-properties>
      <style:text-properties style:font-name="Linux Libertine S.O.Cist." fo:font-size="12pt" fo:language="cs" fo:country="CZ" officeooo:rsid="0344cc69" officeooo:paragraph-rsid="03471f3a" style:font-size-asian="12pt" style:font-size-complex="12pt" fo:hyphenate="true" fo:hyphenation-remain-char-count="2" fo:hyphenation-push-char-count="2" loext:hyphenation-no-caps="false"/>
    </style:style>
    <style:style style:name="P21" style:family="paragraph" style:parent-style-name="Table_20_Contents">
      <loext:graphic-properties draw:fill="none"/>
      <style:paragraph-properties fo:margin-left="0in" fo:margin-right="0in" fo:text-align="justify" style:justify-single-word="false" fo:orphans="2" fo:widows="2" fo:hyphenation-ladder-count="3" fo:text-indent="0.1965in" style:auto-text-indent="false" fo:background-color="transparent" text:number-lines="false" text:line-number="0" style:writing-mode="lr-tb">
        <style:tab-stops/>
        <style:drop-cap/>
      </style:paragraph-properties>
      <style:text-properties style:font-name="Linux Libertine S.O.Cist." fo:font-size="12pt" fo:language="cs" fo:country="CZ" officeooo:rsid="019783c5" officeooo:paragraph-rsid="0305be9f" style:font-size-asian="12pt" style:font-size-complex="12pt" fo:hyphenate="true" fo:hyphenation-remain-char-count="2" fo:hyphenation-push-char-count="2" loext:hyphenation-no-caps="false"/>
    </style:style>
    <style:style style:name="P22" style:family="paragraph" style:parent-style-name="Table_20_Contents">
      <style:paragraph-properties fo:text-align="justify" style:justify-single-word="false" fo:hyphenation-ladder-count="3"/>
      <style:text-properties style:font-name="Linux Libertine S.O.Cist." fo:font-size="12pt" fo:language="cs" fo:country="CZ" officeooo:paragraph-rsid="000f0466" style:font-size-asian="12pt" fo:hyphenate="true" fo:hyphenation-remain-char-count="2" fo:hyphenation-push-char-count="2" loext:hyphenation-no-caps="false"/>
    </style:style>
    <style:style style:name="P23" style:family="paragraph" style:parent-style-name="Table_20_Contents">
      <style:paragraph-properties fo:text-align="justify" style:justify-single-word="false" fo:hyphenation-ladder-count="3"/>
      <style:text-properties style:font-name="Linux Libertine S.O.Cist." fo:font-size="12pt" fo:language="cs" fo:country="CZ" officeooo:paragraph-rsid="01049717" style:font-size-asian="12pt" fo:hyphenate="true" fo:hyphenation-remain-char-count="2" fo:hyphenation-push-char-count="2" loext:hyphenation-no-caps="false"/>
    </style:style>
    <style:style style:name="P24" style:family="paragraph" style:parent-style-name="Table_20_Contents">
      <style:paragraph-properties fo:text-align="justify" style:justify-single-word="false" fo:hyphenation-ladder-count="3"/>
      <style:text-properties style:font-name="Linux Libertine S.O.Cist." fo:font-size="12pt" fo:language="cs" fo:country="CZ" style:font-size-asian="12pt" style:language-asian="zh" style:country-asian="CN" style:language-complex="hi" style:country-complex="IN" fo:hyphenate="true" fo:hyphenation-remain-char-count="2" fo:hyphenation-push-char-count="2" loext:hyphenation-no-caps="false"/>
    </style:style>
    <style:style style:name="P25" style:family="paragraph" style:parent-style-name="Table_20_Contents">
      <style:paragraph-properties fo:text-align="justify" style:justify-single-word="false" fo:hyphenation-ladder-count="3"/>
      <style:text-properties style:font-name="Linux Libertine S.O.Cist." fo:font-size="12pt" fo:language="la" fo:country="none" style:font-size-asian="12pt" fo:hyphenate="true" fo:hyphenation-remain-char-count="2" fo:hyphenation-push-char-count="2" loext:hyphenation-no-caps="false"/>
    </style:style>
    <style:style style:name="P26" style:family="paragraph" style:parent-style-name="Table_20_Contents">
      <style:paragraph-properties fo:text-align="justify" style:justify-single-word="false" fo:hyphenation-ladder-count="3"/>
      <style:text-properties style:font-name="Linux Libertine S.O.Cist." fo:font-size="12pt" fo:language="la" fo:country="none" officeooo:paragraph-rsid="000f0466" style:font-size-asian="12pt" fo:hyphenate="true" fo:hyphenation-remain-char-count="2" fo:hyphenation-push-char-count="2" loext:hyphenation-no-caps="false"/>
    </style:style>
    <style:style style:name="P27" style:family="paragraph" style:parent-style-name="Table_20_Contents">
      <style:paragraph-properties fo:text-align="justify" style:justify-single-word="false" fo:hyphenation-ladder-count="3"/>
      <style:text-properties style:font-name="Linux Libertine S.O.Cist."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28" style:family="paragraph" style:parent-style-name="Table_20_Contents">
      <style:paragraph-properties fo:text-align="center" style:justify-single-word="false" fo:hyphenation-ladder-count="3"/>
      <style:text-properties style:font-name="Linux Libertine S.O.Cist." officeooo:paragraph-rsid="01ccb178" fo:hyphenate="true" fo:hyphenation-remain-char-count="2" fo:hyphenation-push-char-count="2" loext:hyphenation-no-caps="false"/>
    </style:style>
    <style:style style:name="P29" style:family="paragraph" style:parent-style-name="Table_20_Contents">
      <style:paragraph-properties fo:text-align="center" style:justify-single-word="false" fo:hyphenation-ladder-count="3"/>
      <style:text-properties style:font-name="Linux Libertine S.O.Cist." officeooo:paragraph-rsid="00fb70c0" fo:hyphenate="true" fo:hyphenation-remain-char-count="2" fo:hyphenation-push-char-count="2" loext:hyphenation-no-caps="false"/>
    </style:style>
    <style:style style:name="P30" style:family="paragraph" style:parent-style-name="Table_20_Contents">
      <style:paragraph-properties fo:text-align="center" style:justify-single-word="false" fo:hyphenation-ladder-count="3"/>
      <style:text-properties style:font-name="Linux Libertine S.O.Cist.1" fo:font-size="16pt" fo:language="la" fo:country="VA" fo:font-weight="normal" officeooo:rsid="00697e2b" officeooo:paragraph-rsid="00697e2b" style:font-size-asian="16pt" style:language-asian="zh" style:country-asian="CN" style:font-weight-asian="normal" style:font-size-complex="16pt" style:language-complex="hi" style:country-complex="IN" style:font-weight-complex="normal" fo:hyphenate="true" fo:hyphenation-remain-char-count="2" fo:hyphenation-push-char-count="2" loext:hyphenation-no-caps="false"/>
    </style:style>
    <style:style style:name="P31" style:family="paragraph" style:parent-style-name="Table_20_Contents">
      <style:paragraph-properties fo:text-align="center" style:justify-single-word="false" fo:hyphenation-ladder-count="3"/>
      <style:text-properties style:font-name="Linux Libertine S.O.Cist.1" fo:font-size="16pt" fo:language="la" fo:country="VA" fo:font-weight="normal" officeooo:rsid="007d40c0" officeooo:paragraph-rsid="00697e2b" style:font-size-asian="16pt" style:language-asian="zh" style:country-asian="CN" style:font-weight-asian="normal" style:font-size-complex="16pt" style:language-complex="hi" style:country-complex="IN" style:font-weight-complex="normal" fo:hyphenate="true" fo:hyphenation-remain-char-count="2" fo:hyphenation-push-char-count="2" loext:hyphenation-no-caps="false"/>
    </style:style>
    <style:style style:name="P32" style:family="paragraph" style:parent-style-name="Table_20_Contents">
      <style:paragraph-properties fo:text-align="center" style:justify-single-word="false" fo:hyphenation-ladder-count="3"/>
      <style:text-properties style:font-name="Linux Libertine S.O.Cist.1" fo:font-size="16pt" fo:language="la" fo:country="VA" fo:font-weight="normal" officeooo:rsid="00c4fd47" officeooo:paragraph-rsid="00c4fd47" style:font-size-asian="16pt" style:language-asian="zh" style:country-asian="CN" style:font-weight-asian="normal" style:font-size-complex="16pt" style:language-complex="hi" style:country-complex="IN" style:font-weight-complex="normal" fo:hyphenate="true" fo:hyphenation-remain-char-count="2" fo:hyphenation-push-char-count="2" loext:hyphenation-no-caps="false"/>
    </style:style>
    <style:style style:name="P33" style:family="paragraph" style:parent-style-name="Table_20_Contents">
      <style:paragraph-properties fo:text-align="center" style:justify-single-word="false" fo:hyphenation-ladder-count="3"/>
      <style:text-properties style:font-name="Linux Libertine S.O.Cist.1" fo:font-size="16pt" fo:language="la" fo:country="VA" fo:font-weight="normal" officeooo:rsid="01251fd2" officeooo:paragraph-rsid="01251fd2" style:font-size-asian="16pt" style:language-asian="zh" style:country-asian="CN" style:font-weight-asian="normal" style:font-size-complex="16pt" style:language-complex="hi" style:country-complex="IN" style:font-weight-complex="normal" fo:hyphenate="true" fo:hyphenation-remain-char-count="2" fo:hyphenation-push-char-count="2" loext:hyphenation-no-caps="false"/>
    </style:style>
    <style:style style:name="P34" style:family="paragraph" style:parent-style-name="Table_20_Contents">
      <style:paragraph-properties fo:text-align="center" style:justify-single-word="false" fo:hyphenation-ladder-count="3"/>
      <style:text-properties style:font-name="Linux Libertine S.O.Cist.1" fo:font-size="16pt" fo:language="la" fo:country="VA" fo:font-weight="normal" officeooo:rsid="01c46a6d" officeooo:paragraph-rsid="01c46a6d" style:font-size-asian="16pt" style:language-asian="zh" style:country-asian="CN" style:font-weight-asian="normal" style:font-size-complex="16pt" style:language-complex="hi" style:country-complex="IN" style:font-weight-complex="normal" fo:hyphenate="true" fo:hyphenation-remain-char-count="2" fo:hyphenation-push-char-count="2" loext:hyphenation-no-caps="false"/>
    </style:style>
    <style:style style:name="P35" style:family="paragraph" style:parent-style-name="Table_20_Contents">
      <style:paragraph-properties fo:text-align="center" style:justify-single-word="false" fo:hyphenation-ladder-count="3"/>
      <style:text-properties style:font-name="Linux Libertine S.O.Cist.1" fo:font-size="16pt" fo:language="la" fo:country="VA" fo:font-weight="normal" officeooo:rsid="0015e34d" officeooo:paragraph-rsid="0015e34d" style:font-size-asian="16pt" style:language-asian="zh" style:country-asian="CN" style:font-weight-asian="normal" style:font-size-complex="16pt" style:language-complex="hi" style:country-complex="IN" style:font-weight-complex="normal" fo:hyphenate="true" fo:hyphenation-remain-char-count="2" fo:hyphenation-push-char-count="2" loext:hyphenation-no-caps="false"/>
    </style:style>
    <style:style style:name="P36" style:family="paragraph" style:parent-style-name="Table_20_Contents">
      <style:paragraph-properties fo:text-align="center" style:justify-single-word="false" fo:hyphenation-ladder-count="3"/>
      <style:text-properties style:font-name="Linux Libertine S.O.Cist.1" fo:font-size="16pt" fo:language="la" fo:country="VA" fo:font-weight="normal" officeooo:rsid="026cc9d8" officeooo:paragraph-rsid="026cc9d8" style:font-size-asian="16pt" style:language-asian="zh" style:country-asian="CN" style:font-weight-asian="normal" style:font-size-complex="16pt" style:language-complex="hi" style:country-complex="IN" style:font-weight-complex="normal" fo:hyphenate="true" fo:hyphenation-remain-char-count="2" fo:hyphenation-push-char-count="2" loext:hyphenation-no-caps="false"/>
    </style:style>
    <style:style style:name="P37" style:family="paragraph" style:parent-style-name="Table_20_Contents">
      <style:paragraph-properties fo:text-align="justify" style:justify-single-word="false" fo:hyphenation-ladder-count="3"/>
      <style:text-properties style:font-name="Linux Libertine S.O.Cist.1" fo:font-size="12pt" style:font-size-asian="12pt" fo:hyphenate="true" fo:hyphenation-remain-char-count="2" fo:hyphenation-push-char-count="2" loext:hyphenation-no-caps="false"/>
    </style:style>
    <style:style style:name="P38" style:family="paragraph" style:parent-style-name="Table_20_Contents">
      <style:paragraph-properties fo:text-align="justify" style:justify-single-word="false" fo:hyphenation-ladder-count="3"/>
      <style:text-properties style:font-name="Linux Libertine S.O.Cist.1" fo:font-size="12pt" officeooo:paragraph-rsid="0015e34d" style:font-size-asian="12pt" fo:hyphenate="true" fo:hyphenation-remain-char-count="2" fo:hyphenation-push-char-count="2" loext:hyphenation-no-caps="false"/>
    </style:style>
    <style:style style:name="P39" style:family="paragraph" style:parent-style-name="Table_20_Contents">
      <style:paragraph-properties fo:text-align="justify" style:justify-single-word="false" fo:hyphenation-ladder-count="3"/>
      <style:text-properties style:font-name="Linux Libertine S.O.Cist.1" fo:font-size="12pt" officeooo:rsid="00d4e3ec" style:font-size-asian="12pt" fo:hyphenate="true" fo:hyphenation-remain-char-count="2" fo:hyphenation-push-char-count="2" loext:hyphenation-no-caps="false"/>
    </style:style>
    <style:style style:name="P40" style:family="paragraph" style:parent-style-name="Table_20_Contents">
      <style:paragraph-properties fo:text-align="justify" style:justify-single-word="false" fo:hyphenation-ladder-count="3"/>
      <style:text-properties style:font-name="Linux Libertine S.O.Cist.1" fo:font-size="12pt" officeooo:rsid="00d4e3ec" officeooo:paragraph-rsid="020b91e2" style:font-size-asian="12pt" fo:hyphenate="true" fo:hyphenation-remain-char-count="2" fo:hyphenation-push-char-count="2" loext:hyphenation-no-caps="false"/>
    </style:style>
    <style:style style:name="P41" style:family="paragraph" style:parent-style-name="Table_20_Contents">
      <style:paragraph-properties fo:text-align="justify" style:justify-single-word="false" fo:hyphenation-ladder-count="3"/>
      <style:text-properties style:font-name="Linux Libertine S.O.Cist.1" fo:font-size="12pt" officeooo:rsid="00d4e3ec" officeooo:paragraph-rsid="0015e34d" style:font-size-asian="12pt" fo:hyphenate="true" fo:hyphenation-remain-char-count="2" fo:hyphenation-push-char-count="2" loext:hyphenation-no-caps="false"/>
    </style:style>
    <style:style style:name="P42" style:family="paragraph" style:parent-style-name="Table_20_Contents">
      <style:paragraph-properties fo:text-align="justify" style:justify-single-word="false" fo:hyphenation-ladder-count="3"/>
      <style:text-properties style:font-name="Linux Libertine S.O.Cist.1"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43" style:family="paragraph" style:parent-style-name="Table_20_Contents">
      <style:paragraph-properties fo:text-align="justify" style:justify-single-word="false" fo:hyphenation-ladder-count="3"/>
      <style:text-properties style:font-name="Linux Libertine S.O.Cist.1" fo:font-size="12pt" fo:language="la" fo:country="none" style:font-size-asian="12pt" fo:hyphenate="true" fo:hyphenation-remain-char-count="2" fo:hyphenation-push-char-count="2" loext:hyphenation-no-caps="false"/>
    </style:style>
    <style:style style:name="P44" style:family="paragraph" style:parent-style-name="Table_20_Contents">
      <style:paragraph-properties fo:text-align="justify" style:justify-single-word="false" fo:hyphenation-ladder-count="4"/>
      <style:text-properties style:font-name="Linux Libertine S.O.Cist.1" fo:font-size="12pt" fo:language="la" fo:country="none" style:font-size-asian="12pt" fo:hyphenate="true" fo:hyphenation-remain-char-count="2" fo:hyphenation-push-char-count="2" loext:hyphenation-no-caps="false"/>
    </style:style>
    <style:style style:name="P45" style:family="paragraph" style:parent-style-name="Table_20_Contents">
      <style:paragraph-properties fo:text-align="center" style:justify-single-word="false" fo:hyphenation-ladder-count="3"/>
      <style:text-properties style:font-name="Linux Libertine S.O.Cist.1" officeooo:rsid="00697e2b" officeooo:paragraph-rsid="00697e2b" fo:hyphenate="true" fo:hyphenation-remain-char-count="2" fo:hyphenation-push-char-count="2" loext:hyphenation-no-caps="false"/>
    </style:style>
    <style:style style:name="P46" style:family="paragraph" style:parent-style-name="Table_20_Contents">
      <style:paragraph-properties fo:text-align="center" style:justify-single-word="false" fo:hyphenation-ladder-count="3"/>
      <style:text-properties style:font-name="Linux Libertine S.O.Cist.1" fo:hyphenate="true" fo:hyphenation-remain-char-count="2" fo:hyphenation-push-char-count="2" loext:hyphenation-no-caps="false"/>
    </style:style>
    <style:style style:name="P47" style:family="paragraph" style:parent-style-name="Table_20_Contents">
      <style:paragraph-properties fo:text-align="center" style:justify-single-word="false" fo:hyphenation-ladder-count="3"/>
      <style:text-properties style:font-name="Linux Libertine S.O.Cist.1" officeooo:paragraph-rsid="01ccb178" fo:hyphenate="true" fo:hyphenation-remain-char-count="2" fo:hyphenation-push-char-count="2" loext:hyphenation-no-caps="false"/>
    </style:style>
    <style:style style:name="P48"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fo:font-weight="normal" fo:background-color="#ffffff" style:font-name-asian="Andale Sans UI" style:font-size-asian="12pt" style:language-asian="zh" style:country-asian="CN" style:font-weight-asian="normal" style:font-name-complex="Tahoma" style:font-size-complex="12pt" style:language-complex="hi" style:country-complex="IN" style:font-weight-complex="normal" fo:hyphenate="true" fo:hyphenation-remain-char-count="2" fo:hyphenation-push-char-count="2" loext:hyphenation-no-caps="false"/>
    </style:style>
    <style:style style:name="P49"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fo:font-weight="normal" officeooo:paragraph-rsid="0015e34d" fo:background-color="#ffffff" style:font-name-asian="Andale Sans UI" style:font-size-asian="12pt" style:language-asian="zh" style:country-asian="CN" style:font-weight-asian="normal" style:font-name-complex="Tahoma" style:font-size-complex="12pt" style:language-complex="hi" style:country-complex="IN" style:font-weight-complex="normal" fo:hyphenate="true" fo:hyphenation-remain-char-count="2" fo:hyphenation-push-char-count="2" loext:hyphenation-no-caps="false"/>
    </style:style>
    <style:style style:name="P50" style:family="paragraph" style:parent-style-name="Table_20_Contents">
      <style:paragraph-properties fo:line-height="115%" fo:text-align="center" style:justify-single-word="false" fo:hyphenation-ladder-count="3"/>
      <style:text-properties fo:color="#ff0000" loext:opacity="100%" style:font-name="Linux Libertine S.O.Cist.1" fo:font-size="12pt" fo:language="la" fo:country="VA" fo:font-weight="normal" fo:background-color="#ffffff" style:font-name-asian="Andale Sans UI" style:font-size-asian="12pt" style:language-asian="zh" style:country-asian="CN" style:font-weight-asian="normal" style:font-name-complex="Tahoma" style:font-size-complex="12pt" style:language-complex="hi" style:country-complex="IN" style:font-weight-complex="normal" fo:hyphenate="true" fo:hyphenation-remain-char-count="2" fo:hyphenation-push-char-count="2" loext:hyphenation-no-caps="false"/>
    </style:style>
    <style:style style:name="P51"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fo:font-weight="normal" officeooo:rsid="028d9a94" fo:background-color="#ffffff" style:font-name-asian="Andale Sans UI" style:font-size-asian="12pt" style:language-asian="zh" style:country-asian="CN" style:font-weight-asian="normal" style:font-name-complex="Tahoma" style:font-size-complex="12pt" style:language-complex="hi" style:country-complex="IN" style:font-weight-complex="normal" fo:hyphenate="true" fo:hyphenation-remain-char-count="2" fo:hyphenation-push-char-count="2" loext:hyphenation-no-caps="false"/>
    </style:style>
    <style:style style:name="P52"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53"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officeooo:paragraph-rsid="0015e34d" style:font-size-asian="12pt" style:language-asian="zh" style:country-asian="CN" style:language-complex="hi" style:country-complex="IN" fo:hyphenate="true" fo:hyphenation-remain-char-count="2" fo:hyphenation-push-char-count="2" loext:hyphenation-no-caps="false"/>
    </style:style>
    <style:style style:name="P54"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fo:font-style="normal" officeooo:rsid="006b4620" officeooo:paragraph-rsid="006b4620" style:font-size-asian="12pt" style:language-asian="zh" style:country-asian="CN" style:font-style-asian="normal" style:language-complex="hi" style:country-complex="IN" style:font-style-complex="normal" fo:hyphenate="true" fo:hyphenation-remain-char-count="2" fo:hyphenation-push-char-count="2" loext:hyphenation-no-caps="false"/>
    </style:style>
    <style:style style:name="P55"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fo:font-style="normal" officeooo:rsid="006b4620" officeooo:paragraph-rsid="0015e34d" style:font-size-asian="12pt" style:language-asian="zh" style:country-asian="CN" style:font-style-asian="normal" style:language-complex="hi" style:country-complex="IN" style:font-style-complex="normal" fo:hyphenate="true" fo:hyphenation-remain-char-count="2" fo:hyphenation-push-char-count="2" loext:hyphenation-no-caps="false"/>
    </style:style>
    <style:style style:name="P56"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fo:font-style="normal" officeooo:rsid="007078e7" officeooo:paragraph-rsid="007078e7" style:font-size-asian="12pt" style:language-asian="zh" style:country-asian="CN" style:font-style-asian="normal" style:language-complex="hi" style:country-complex="IN" style:font-style-complex="normal" fo:hyphenate="true" fo:hyphenation-remain-char-count="2" fo:hyphenation-push-char-count="2" loext:hyphenation-no-caps="false"/>
    </style:style>
    <style:style style:name="P57"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fo:font-style="normal" officeooo:rsid="0078090b" officeooo:paragraph-rsid="0078090b" style:font-size-asian="12pt" style:language-asian="zh" style:country-asian="CN" style:font-style-asian="normal" style:language-complex="hi" style:country-complex="IN" style:font-style-complex="normal" fo:hyphenate="true" fo:hyphenation-remain-char-count="2" fo:hyphenation-push-char-count="2" loext:hyphenation-no-caps="false"/>
    </style:style>
    <style:style style:name="P58"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fo:font-style="normal" officeooo:rsid="007f6f6d" officeooo:paragraph-rsid="007f6f6d" style:font-size-asian="12pt" style:language-asian="zh" style:country-asian="CN" style:font-style-asian="normal" style:language-complex="hi" style:country-complex="IN" style:font-style-complex="normal" fo:hyphenate="true" fo:hyphenation-remain-char-count="2" fo:hyphenation-push-char-count="2" loext:hyphenation-no-caps="false"/>
    </style:style>
    <style:style style:name="P59" style:family="paragraph" style:parent-style-name="Table_20_Contents">
      <style:paragraph-properties fo:text-align="center" style:justify-single-word="false" fo:hyphenation-ladder-count="3"/>
      <style:text-properties fo:color="#ff0000" loext:opacity="100%" style:font-name="Linux Libertine S.O.Cist.1" fo:font-size="12pt" fo:letter-spacing="normal" fo:language="la" fo:country="VA" fo:font-style="normal" fo:font-weight="normal" officeooo:paragraph-rsid="00842c81" fo:background-color="#ffffff" style:font-name-asian="Andale Sans UI" style:font-size-asian="12pt" style:language-asian="zh" style:country-asian="CN" style:font-style-asian="normal" style:font-weight-asian="normal" style:font-name-complex="Tahoma" style:font-size-complex="12pt" style:language-complex="hi" style:country-complex="IN" style:font-style-complex="normal" fo:hyphenate="true" fo:hyphenation-remain-char-count="2" fo:hyphenation-push-char-count="2" loext:hyphenation-no-caps="false"/>
    </style:style>
    <style:style style:name="P60"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none" style:font-size-asian="12pt" fo:hyphenate="true" fo:hyphenation-remain-char-count="2" fo:hyphenation-push-char-count="2" loext:hyphenation-no-caps="false"/>
    </style:style>
    <style:style style:name="P61" style:family="paragraph" style:parent-style-name="Table_20_Contents">
      <style:paragraph-properties fo:text-align="center" style:justify-single-word="false" fo:hyphenation-ladder-count="4"/>
      <style:text-properties fo:color="#ff0000" loext:opacity="100%" style:font-name="Linux Libertine S.O.Cist.1" fo:font-size="12pt" fo:language="la" fo:country="none" style:font-size-asian="12pt" fo:hyphenate="true" fo:hyphenation-remain-char-count="2" fo:hyphenation-push-char-count="2" loext:hyphenation-no-caps="false"/>
    </style:style>
    <style:style style:name="P62"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none" fo:font-style="normal" style:font-size-asian="12pt" style:language-asian="zh" style:country-asian="CN" style:font-style-asian="normal" style:language-complex="hi" style:country-complex="IN" style:font-style-complex="normal" fo:hyphenate="true" fo:hyphenation-remain-char-count="2" fo:hyphenation-push-char-count="2" loext:hyphenation-no-caps="false"/>
    </style:style>
    <style:style style:name="P63" style:family="paragraph" style:parent-style-name="Table_20_Contents">
      <style:paragraph-properties fo:text-align="center" style:justify-single-word="false" fo:hyphenation-ladder-count="3"/>
      <style:text-properties fo:color="#ff0000" loext:opacity="100%" style:font-name="Linux Libertine S.O.Cist." fo:font-size="12pt" fo:language="la" fo:country="VA" officeooo:paragraph-rsid="000f0466" style:font-size-asian="12pt" style:font-size-complex="12pt" fo:hyphenate="true" fo:hyphenation-remain-char-count="2" fo:hyphenation-push-char-count="2" loext:hyphenation-no-caps="false"/>
    </style:style>
    <style:style style:name="P64" style:family="paragraph" style:parent-style-name="Table_20_Contents">
      <style:paragraph-properties fo:text-align="center" style:justify-single-word="false" fo:hyphenation-ladder-count="3"/>
      <style:text-properties fo:color="#ff0000" loext:opacity="100%" style:font-name="Linux Libertine S.O.Cist." fo:font-size="12pt" fo:language="la" fo:country="VA" officeooo:paragraph-rsid="0062114f" style:font-size-asian="12pt" style:font-size-complex="12pt" fo:hyphenate="true" fo:hyphenation-remain-char-count="2" fo:hyphenation-push-char-count="2" loext:hyphenation-no-caps="false"/>
    </style:style>
    <style:style style:name="P65" style:family="paragraph" style:parent-style-name="Table_20_Contents">
      <style:paragraph-properties fo:text-align="center" style:justify-single-word="false" fo:hyphenation-ladder-count="3"/>
      <style:text-properties fo:color="#ff0000" loext:opacity="100%" style:font-name="Linux Libertine S.O.Cist." fo:font-size="12pt" fo:language="la" fo:country="VA" officeooo:paragraph-rsid="01049717" style:font-size-asian="12pt" style:font-size-complex="12pt" fo:hyphenate="true" fo:hyphenation-remain-char-count="2" fo:hyphenation-push-char-count="2" loext:hyphenation-no-caps="false"/>
    </style:style>
    <style:style style:name="P66" style:family="paragraph" style:parent-style-name="Table_20_Contents">
      <style:paragraph-properties fo:text-align="center" style:justify-single-word="false" fo:hyphenation-ladder-count="3"/>
      <style:text-properties fo:color="#ff0000" loext:opacity="100%" style:font-name="Linux Libertine S.O.Cist." fo:font-size="12pt" fo:language="la" fo:country="VA" officeooo:paragraph-rsid="0104b4f7" style:font-size-asian="12pt" style:font-size-complex="12pt" fo:hyphenate="true" fo:hyphenation-remain-char-count="2" fo:hyphenation-push-char-count="2" loext:hyphenation-no-caps="false"/>
    </style:style>
    <style:style style:name="P67" style:family="paragraph" style:parent-style-name="Table_20_Contents">
      <style:paragraph-properties fo:text-align="center" style:justify-single-word="false" fo:hyphenation-ladder-count="3"/>
      <style:text-properties fo:color="#ff0000" loext:opacity="100%" style:font-name="Linux Libertine S.O.Cist."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68" style:family="paragraph" style:parent-style-name="Table_20_Contents">
      <style:paragraph-properties fo:text-align="center" style:justify-single-word="false" fo:hyphenation-ladder-count="3"/>
      <style:text-properties fo:color="#ff0000" loext:opacity="100%" style:font-name="Linux Libertine S.O.Cist." fo:font-size="12pt" fo:language="la" fo:country="none" style:font-size-asian="12pt" fo:hyphenate="true" fo:hyphenation-remain-char-count="2" fo:hyphenation-push-char-count="2" loext:hyphenation-no-caps="false"/>
    </style:style>
    <style:style style:name="P69" style:family="paragraph" style:parent-style-name="Table_20_Contents">
      <style:paragraph-properties fo:text-align="center" style:justify-single-word="false" fo:hyphenation-ladder-count="3"/>
      <style:text-properties fo:color="#ff0000" loext:opacity="100%" style:font-name="Linux Libertine S.O.Cist." fo:font-size="12pt" fo:language="la" fo:country="none" fo:font-style="normal" style:font-size-asian="12pt" style:language-asian="zh" style:country-asian="CN" style:font-style-asian="normal" style:language-complex="hi" style:country-complex="IN" style:font-style-complex="normal" fo:hyphenate="true" fo:hyphenation-remain-char-count="2" fo:hyphenation-push-char-count="2" loext:hyphenation-no-caps="false"/>
    </style:style>
    <style:style style:name="P70" style:family="paragraph" style:parent-style-name="Table_20_Contents">
      <loext:graphic-properties draw:fill="none"/>
      <style:paragraph-properties fo:margin-left="0in" fo:margin-right="0in" fo:text-align="justify" style:justify-single-word="false" fo:orphans="2" fo:widows="2" fo:hyphenation-ladder-count="3" fo:text-indent="0.148in" style:auto-text-indent="false" fo:background-color="transparent" text:number-lines="false" text:line-number="0" style:writing-mode="lr-tb">
        <style:drop-cap/>
      </style:paragraph-properties>
      <style:text-properties fo:color="#ff0000" loext:opacity="100%" style:font-name="Linux Libertine S.O.Cist." fo:font-size="12pt" fo:letter-spacing="normal" fo:language="la" fo:country="VA" fo:font-style="normal" fo:font-weight="normal" officeooo:rsid="0034e2b4" officeooo:paragraph-rsid="0352f6a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71" style:family="paragraph" style:parent-style-name="Table_20_Contents">
      <style:paragraph-properties fo:margin-left="0in" fo:margin-right="0in" fo:text-align="justify" style:justify-single-word="false" fo:hyphenation-ladder-count="3" fo:text-indent="0.1575in" style:auto-text-indent="false" style:writing-mode="lr-tb">
        <style:drop-cap/>
      </style:paragraph-properties>
      <style:text-properties fo:color="#ff0000" loext:opacity="100%" style:font-name="Linux Libertine S.O.Cist." fo:font-size="12pt" fo:letter-spacing="normal" fo:language="la" fo:country="VA" fo:font-style="normal" fo:font-weight="normal" officeooo:rsid="0034e2b4" officeooo:paragraph-rsid="0356d888"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72" style:family="paragraph" style:parent-style-name="Table_20_Contents">
      <loext:graphic-properties draw:fill="none"/>
      <style:paragraph-properties fo:margin-left="0in" fo:margin-right="0in" fo:text-align="justify" style:justify-single-word="false" fo:orphans="2" fo:widows="2" fo:hyphenation-ladder-count="3" fo:text-indent="0.1575in" style:auto-text-indent="false" fo:background-color="transparent" text:number-lines="false" text:line-number="0" style:writing-mode="lr-tb">
        <style:drop-cap/>
      </style:paragraph-properties>
      <style:text-properties fo:color="#ff0000" loext:opacity="100%" style:font-name="Linux Libertine S.O.Cist." fo:font-size="12pt" fo:language="cs" fo:country="CZ" officeooo:rsid="0344cc69" officeooo:paragraph-rsid="0344cc69" style:font-size-asian="12pt" style:font-size-complex="12pt" fo:hyphenate="true" fo:hyphenation-remain-char-count="2" fo:hyphenation-push-char-count="2" loext:hyphenation-no-caps="false"/>
    </style:style>
    <style:style style:name="P73" style:family="paragraph" style:parent-style-name="Table_20_Contents">
      <style:paragraph-properties fo:line-height="115%" fo:text-align="center" style:justify-single-word="false" fo:hyphenation-ladder-count="3"/>
      <style:text-properties fo:color="#ff0000" loext:opacity="100%" style:font-name="Times New Roman" fo:font-size="12pt" fo:letter-spacing="0.0138in" fo:language="la" fo:country="VA" officeooo:paragraph-rsid="02bb3a6c" style:font-size-asian="12pt" style:language-asian="zh" style:country-asian="CN" style:language-complex="hi" style:country-complex="IN" fo:hyphenate="true" fo:hyphenation-remain-char-count="2" fo:hyphenation-push-char-count="2" loext:hyphenation-no-caps="false"/>
    </style:style>
    <style:style style:name="P74" style:family="paragraph" style:parent-style-name="Table_20_Contents">
      <style:paragraph-properties fo:text-align="center" style:justify-single-word="false" fo:hyphenation-ladder-count="3"/>
      <style:text-properties fo:hyphenate="true" fo:hyphenation-remain-char-count="2" fo:hyphenation-push-char-count="2" loext:hyphenation-no-caps="false"/>
    </style:style>
    <style:style style:name="P75" style:family="paragraph" style:parent-style-name="Table_20_Contents">
      <style:paragraph-properties fo:text-align="center" style:justify-single-word="false" fo:hyphenation-ladder-count="3"/>
      <style:text-properties officeooo:paragraph-rsid="006b4620" fo:hyphenate="true" fo:hyphenation-remain-char-count="2" fo:hyphenation-push-char-count="2" loext:hyphenation-no-caps="false"/>
    </style:style>
    <style:style style:name="P76" style:family="paragraph" style:parent-style-name="Table_20_Contents">
      <style:paragraph-properties fo:text-align="center" style:justify-single-word="false" fo:hyphenation-ladder-count="3"/>
      <style:text-properties officeooo:paragraph-rsid="00fb70c0" fo:hyphenate="true" fo:hyphenation-remain-char-count="2" fo:hyphenation-push-char-count="2" loext:hyphenation-no-caps="false"/>
    </style:style>
    <style:style style:name="P77" style:family="paragraph" style:parent-style-name="Table_20_Contents">
      <style:paragraph-properties fo:text-align="center" style:justify-single-word="false" fo:hyphenation-ladder-count="3"/>
      <style:text-properties officeooo:paragraph-rsid="01230899" fo:hyphenate="true" fo:hyphenation-remain-char-count="2" fo:hyphenation-push-char-count="2" loext:hyphenation-no-caps="false"/>
    </style:style>
    <style:style style:name="P78" style:family="paragraph" style:parent-style-name="Table_20_Contents">
      <style:paragraph-properties fo:text-align="center" style:justify-single-word="false" fo:hyphenation-ladder-count="3"/>
      <style:text-properties officeooo:paragraph-rsid="01a45000" fo:hyphenate="true" fo:hyphenation-remain-char-count="2" fo:hyphenation-push-char-count="2" loext:hyphenation-no-caps="false"/>
    </style:style>
    <style:style style:name="P79" style:family="paragraph" style:parent-style-name="Table_20_Contents">
      <style:paragraph-properties fo:text-align="center" style:justify-single-word="false" fo:hyphenation-ladder-count="3"/>
      <style:text-properties officeooo:paragraph-rsid="0209c74d" fo:hyphenate="true" fo:hyphenation-remain-char-count="2" fo:hyphenation-push-char-count="2" loext:hyphenation-no-caps="false"/>
    </style:style>
    <style:style style:name="P80" style:family="paragraph" style:parent-style-name="Table_20_Contents">
      <style:paragraph-properties fo:text-align="center" style:justify-single-word="false" fo:hyphenation-ladder-count="3"/>
      <style:text-properties officeooo:paragraph-rsid="0015e34d" fo:hyphenate="true" fo:hyphenation-remain-char-count="2" fo:hyphenation-push-char-count="2" loext:hyphenation-no-caps="false"/>
    </style:style>
    <style:style style:name="P81" style:family="paragraph" style:parent-style-name="Table_20_Contents">
      <style:paragraph-properties fo:text-align="center" style:justify-single-word="false" fo:hyphenation-ladder-count="3"/>
      <style:text-properties officeooo:paragraph-rsid="01ccb178" fo:hyphenate="true" fo:hyphenation-remain-char-count="2" fo:hyphenation-push-char-count="2" loext:hyphenation-no-caps="false"/>
    </style:style>
    <style:style style:name="P82" style:family="paragraph" style:parent-style-name="Table_20_Contents">
      <style:paragraph-properties fo:text-align="justify" style:justify-single-word="false" fo:hyphenation-ladder-count="3"/>
      <style:text-properties fo:color="#000000" loext:opacity="100%" style:font-name="Linux Libertine S.O.Cist.1"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83" style:family="paragraph" style:parent-style-name="Table_20_Contents">
      <style:paragraph-properties fo:text-align="justify" style:justify-single-word="false" fo:hyphenation-ladder-count="3"/>
      <style:text-properties fo:color="#000000" loext:opacity="100%" style:font-name="Linux Libertine S.O.Cist.1" fo:font-size="12pt" fo:language="la" fo:country="VA" officeooo:paragraph-rsid="0015e34d" style:font-size-asian="12pt" style:language-asian="zh" style:country-asian="CN" style:language-complex="hi" style:country-complex="IN" fo:hyphenate="true" fo:hyphenation-remain-char-count="2" fo:hyphenation-push-char-count="2" loext:hyphenation-no-caps="false"/>
    </style:style>
    <style:style style:name="P84" style:family="paragraph" style:parent-style-name="Table_20_Contents">
      <style:paragraph-properties fo:text-align="center" style:justify-single-word="false" fo:hyphenation-ladder-count="3"/>
      <style:text-properties fo:color="#000000" loext:opacity="100%" style:font-name="Linux Libertine S.O.Cist.1" fo:font-size="12pt" fo:language="la" fo:country="VA" officeooo:paragraph-rsid="00fb70c0" style:font-size-asian="12pt" style:language-asian="zh" style:country-asian="CN" style:language-complex="hi" style:country-complex="IN" fo:hyphenate="true" fo:hyphenation-remain-char-count="2" fo:hyphenation-push-char-count="2" loext:hyphenation-no-caps="false"/>
    </style:style>
    <style:style style:name="P85" style:family="paragraph" style:parent-style-name="Table_20_Contents">
      <style:paragraph-properties fo:text-align="justify" style:justify-single-word="false" fo:hyphenation-ladder-count="3"/>
      <style:text-properties fo:color="#000000" loext:opacity="100%" style:font-name="Linux Libertine S.O.Cist."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86" style:family="paragraph" style:parent-style-name="Table_20_Contents">
      <style:paragraph-properties fo:text-align="center" style:justify-single-word="false" fo:hyphenation-ladder-count="3"/>
      <style:text-properties fo:color="#000000" loext:opacity="100%" style:font-name="Linux Libertine S.O.Cist." fo:font-size="12pt" fo:language="la" fo:country="VA" officeooo:paragraph-rsid="00fb70c0" style:font-size-asian="12pt" style:language-asian="zh" style:country-asian="CN" style:language-complex="hi" style:country-complex="IN" fo:hyphenate="true" fo:hyphenation-remain-char-count="2" fo:hyphenation-push-char-count="2" loext:hyphenation-no-caps="false"/>
    </style:style>
    <style:style style:name="P87" style:family="paragraph" style:parent-style-name="Table_20_Contents">
      <loext:graphic-properties draw:fill="none"/>
      <style:paragraph-properties fo:margin-left="0in" fo:margin-right="0in" fo:text-align="justify" style:justify-single-word="false" fo:orphans="2" fo:widows="2" fo:hyphenation-ladder-count="3" fo:text-indent="0.148in" style:auto-text-indent="false" fo:background-color="transparent" text:number-lines="false" text:line-number="0" style:writing-mode="lr-tb">
        <style:drop-cap/>
      </style:paragraph-properties>
      <style:text-properties fo:color="#000000" loext:opacity="100%" style:font-name="Linux Libertine S.O.Cist." fo:font-size="12pt" fo:letter-spacing="normal" fo:language="la" fo:country="VA" fo:font-style="normal" fo:font-weight="normal" officeooo:rsid="0034e2b4" officeooo:paragraph-rsid="03370cbb"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88" style:family="paragraph" style:parent-style-name="Table_20_Contents">
      <loext:graphic-properties draw:fill="none"/>
      <style:paragraph-properties fo:margin-left="0in" fo:margin-right="0in" fo:text-align="justify" style:justify-single-word="false" fo:orphans="2" fo:widows="2" fo:hyphenation-ladder-count="3" fo:text-indent="0.1673in" style:auto-text-indent="false" fo:background-color="transparent" text:number-lines="false" text:line-number="0" style:writing-mode="lr-tb">
        <style:drop-cap/>
      </style:paragraph-properties>
      <style:text-properties fo:color="#000000" loext:opacity="100%" style:font-name="Linux Libertine S.O.Cist." fo:font-size="12pt" fo:letter-spacing="normal" fo:language="la" fo:country="VA" fo:font-style="normal" fo:font-weight="normal" officeooo:rsid="0034e2b4" officeooo:paragraph-rsid="03370cbb"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89" style:family="paragraph" style:parent-style-name="Table_20_Contents">
      <loext:graphic-properties draw:fill="none"/>
      <style:paragraph-properties fo:margin-left="0in" fo:margin-right="0in" fo:text-align="justify" style:justify-single-word="false" fo:orphans="2" fo:widows="2" fo:hyphenation-ladder-count="3" fo:text-indent="0.148in" style:auto-text-indent="false" fo:background-color="transparent" text:number-lines="false" text:line-number="0" style:writing-mode="lr-tb">
        <style:drop-cap/>
      </style:paragraph-properties>
      <style:text-properties fo:color="#000000" loext:opacity="100%" style:font-name="Linux Libertine S.O.Cist." fo:font-size="12pt" fo:letter-spacing="normal" fo:language="la" fo:country="VA" fo:font-style="normal" fo:font-weight="normal" officeooo:rsid="0034e2b4" officeooo:paragraph-rsid="033c8ec6"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90" style:family="paragraph" style:parent-style-name="Table_20_Contents">
      <loext:graphic-properties draw:fill="none"/>
      <style:paragraph-properties fo:margin-left="0in" fo:margin-right="0in" fo:text-align="justify" style:justify-single-word="false" fo:orphans="2" fo:widows="2" fo:hyphenation-ladder-count="3" fo:text-indent="0.1673in" style:auto-text-indent="false" fo:background-color="transparent" text:number-lines="false" text:line-number="0" style:writing-mode="lr-tb">
        <style:drop-cap/>
      </style:paragraph-properties>
      <style:text-properties fo:color="#000000" loext:opacity="100%" style:font-name="Linux Libertine S.O.Cist." fo:font-size="12pt" fo:letter-spacing="normal" fo:language="la" fo:country="VA" fo:font-style="normal" fo:font-weight="normal" officeooo:rsid="0034e2b4" officeooo:paragraph-rsid="033c8ec6"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91" style:family="paragraph" style:parent-style-name="Table_20_Contents">
      <loext:graphic-properties draw:fill="none"/>
      <style:paragraph-properties fo:margin-left="0in" fo:margin-right="0in" fo:text-align="justify" style:justify-single-word="false" fo:orphans="2" fo:widows="2" fo:hyphenation-ladder-count="3" fo:text-indent="0.148in" style:auto-text-indent="false" fo:background-color="transparent" text:number-lines="false" text:line-number="0" style:writing-mode="lr-tb">
        <style:drop-cap/>
      </style:paragraph-properties>
      <style:text-properties fo:color="#000000" loext:opacity="100%" style:font-name="Linux Libertine S.O.Cist." fo:font-size="12pt" fo:letter-spacing="normal" fo:language="la" fo:country="VA" fo:font-style="normal" fo:font-weight="normal" officeooo:rsid="0034e2b4" officeooo:paragraph-rsid="033ef113"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92" style:family="paragraph" style:parent-style-name="Table_20_Contents">
      <style:paragraph-properties fo:text-align="center" style:justify-single-word="false" fo:hyphenation-ladder-count="3"/>
      <style:text-properties fo:language="la" fo:country="VA" officeooo:paragraph-rsid="006b4620" style:language-asian="zh" style:country-asian="CN" style:language-complex="hi" style:country-complex="IN" fo:hyphenate="true" fo:hyphenation-remain-char-count="2" fo:hyphenation-push-char-count="2" loext:hyphenation-no-caps="false"/>
    </style:style>
    <style:style style:name="P93" style:family="paragraph" style:parent-style-name="Table_20_Contents">
      <style:paragraph-properties fo:text-align="center" style:justify-single-word="false" fo:hyphenation-ladder-count="3"/>
      <style:text-properties fo:language="la" fo:country="VA" officeooo:paragraph-rsid="00761c1d" style:language-asian="zh" style:country-asian="CN" style:language-complex="hi" style:country-complex="IN" fo:hyphenate="true" fo:hyphenation-remain-char-count="2" fo:hyphenation-push-char-count="2" loext:hyphenation-no-caps="false"/>
    </style:style>
    <style:style style:name="P94" style:family="paragraph" style:parent-style-name="Table_20_Contents">
      <style:paragraph-properties fo:text-align="center" style:justify-single-word="false" fo:hyphenation-ladder-count="3"/>
      <style:text-properties fo:language="la" fo:country="VA" officeooo:paragraph-rsid="007f6f6d" style:language-asian="zh" style:country-asian="CN" style:language-complex="hi" style:country-complex="IN" fo:hyphenate="true" fo:hyphenation-remain-char-count="2" fo:hyphenation-push-char-count="2" loext:hyphenation-no-caps="false"/>
    </style:style>
    <style:style style:name="P95" style:family="paragraph" style:parent-style-name="Table_20_Contents">
      <style:paragraph-properties fo:text-align="center" style:justify-single-word="false" fo:hyphenation-ladder-count="3"/>
      <style:text-properties fo:language="la" fo:country="VA" officeooo:paragraph-rsid="01ccb178" style:language-asian="zh" style:country-asian="CN" style:language-complex="hi" style:country-complex="IN" fo:hyphenate="true" fo:hyphenation-remain-char-count="2" fo:hyphenation-push-char-count="2" loext:hyphenation-no-caps="false"/>
    </style:style>
    <style:style style:name="P96" style:family="paragraph" style:parent-style-name="Table_20_Contents">
      <style:paragraph-properties fo:line-height="115%" fo:text-align="center" style:justify-single-word="false" fo:hyphenation-ladder-count="3"/>
      <style:text-properties fo:hyphenate="true" fo:hyphenation-remain-char-count="2" fo:hyphenation-push-char-count="2" loext:hyphenation-no-caps="false"/>
    </style:style>
    <style:style style:name="P97" style:family="paragraph" style:parent-style-name="Table_20_Contents">
      <style:paragraph-properties fo:line-height="115%" fo:text-align="center" style:justify-single-word="false" fo:hyphenation-ladder-count="3"/>
      <style:text-properties officeooo:paragraph-rsid="023df142" fo:hyphenate="true" fo:hyphenation-remain-char-count="2" fo:hyphenation-push-char-count="2" loext:hyphenation-no-caps="false"/>
    </style:style>
    <style:style style:name="P98" style:family="paragraph" style:parent-style-name="Table_20_Contents">
      <style:paragraph-properties fo:text-align="center" style:justify-single-word="false" fo:hyphenation-ladder-count="3"/>
      <style:text-properties fo:color="#00000a" loext:opacity="100%" style:font-name="Bookman BT S.O.Cist.:liga=0" fo:font-size="12pt" fo:language="la" fo:country="VA" fo:font-weight="normal" officeooo:paragraph-rsid="000f0466"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99" style:family="paragraph" style:parent-style-name="Table_20_Contents">
      <style:paragraph-properties fo:text-align="center" style:justify-single-word="false" fo:hyphenation-ladder-count="3"/>
      <style:text-properties fo:color="#00000a" loext:opacity="100%" style:font-name="Linux Libertine S.O.Cist." fo:font-size="12pt" fo:language="la" fo:country="VA" fo:font-weight="normal" officeooo:rsid="0062535e" officeooo:paragraph-rsid="0054cfce"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00" style:family="paragraph" style:parent-style-name="Table_20_Contents">
      <style:paragraph-properties fo:text-align="center" style:justify-single-word="false" fo:hyphenation-ladder-count="3"/>
      <style:text-properties fo:color="#00000a" loext:opacity="100%" style:font-name="Linux Libertine S.O.Cist." fo:font-size="12pt" fo:language="la" fo:country="VA" fo:font-weight="normal" officeooo:rsid="0062535e" officeooo:paragraph-rsid="0062535e"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01" style:family="paragraph" style:parent-style-name="Table_20_Contents">
      <style:paragraph-properties fo:text-align="center" style:justify-single-word="false" fo:hyphenation-ladder-count="3"/>
      <style:text-properties fo:color="#00000a" loext:opacity="100%" style:font-name="Bookman BT S.O.Cist.:liga=01" fo:font-size="12pt" fo:language="la" fo:country="VA" fo:font-weight="350" officeooo:paragraph-rsid="03222488"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102" style:family="paragraph" style:parent-style-name="Table_20_Contents">
      <style:paragraph-properties fo:text-align="justify" style:justify-single-word="false" fo:hyphenation-ladder-count="3"/>
      <style:text-properties fo:font-variant="normal" fo:text-transform="none" fo:color="#000000" loext:opacity="100%" style:font-name="Linux Libertine S.O.Cist." fo:font-size="12pt"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03" style:family="paragraph" style:parent-style-name="Table_20_Contents">
      <style:paragraph-properties fo:text-align="justify" style:justify-single-word="false" fo:hyphenation-ladder-count="3"/>
      <style:text-properties fo:font-variant="normal" fo:text-transform="none" fo:color="#000000" loext:opacity="100%" style:font-name="Linux Libertine S.O.Cist." fo:font-size="12pt" fo:letter-spacing="normal" fo:language="la" fo:country="VA" fo:font-style="normal" fo:font-weight="normal" officeooo:paragraph-rsid="000f0466"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04" style:family="paragraph" style:parent-style-name="Table_20_Contents">
      <loext:graphic-properties draw:fill="none"/>
      <style:paragraph-properties fo:margin-left="0in" fo:margin-right="0in" fo:text-align="justify" style:justify-single-word="false" fo:orphans="2" fo:widows="2" fo:hyphenation-ladder-count="3" fo:text-indent="0.148in" style:auto-text-indent="false" fo:background-color="transparent" text:number-lines="false" text:line-number="0" style:writing-mode="lr-tb">
        <style:drop-cap/>
      </style:paragraph-properties>
      <style:text-properties fo:font-variant="normal" fo:text-transform="none" fo:color="#000000" loext:opacity="100%" style:font-name="Linux Libertine S.O.Cist." fo:font-size="12pt" fo:letter-spacing="normal" fo:language="la" fo:country="VA" fo:font-style="normal" fo:font-weight="normal" officeooo:rsid="0034e2b4" officeooo:paragraph-rsid="03370cbb"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05" style:family="paragraph" style:parent-style-name="Table_20_Contents">
      <style:paragraph-properties fo:text-align="center" style:justify-single-word="false" fo:hyphenation-ladder-count="3"/>
      <style:text-properties fo:font-variant="normal" fo:text-transform="none" fo:color="#000000" loext:opacity="100%" style:font-name="Linux Libertine S.O.Cist." fo:font-size="12pt" fo:letter-spacing="normal" fo:language="la" fo:country="VA" fo:font-style="normal" fo:font-weight="normal" officeooo:paragraph-rsid="00842c81" fo:background-color="#ffffff"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06" style:family="paragraph" style:parent-style-name="Table_20_Contents">
      <style:paragraph-properties fo:text-align="center"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officeooo:paragraph-rsid="00842c81" fo:background-color="#ffffff"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07" style:family="paragraph" style:parent-style-name="Table_20_Contents">
      <style:paragraph-properties fo:text-align="center"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officeooo:paragraph-rsid="01ccb178" fo:background-color="#ffffff"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08" style:family="paragraph" style:parent-style-name="Table_20_Contents">
      <style:paragraph-properties fo:text-align="center"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officeooo:paragraph-rsid="033b5f89" fo:background-color="#ffffff"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09" style:family="paragraph" style:parent-style-name="Table_20_Contents">
      <style:paragraph-properties fo:text-align="center"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officeooo:paragraph-rsid="03bfe060" fo:background-color="#ffffff"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10" style:family="paragraph" style:parent-style-name="Table_20_Contents">
      <style:paragraph-properties fo:text-align="center"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officeooo:paragraph-rsid="03c3729f" fo:background-color="#ffffff"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11" style:family="paragraph" style:parent-style-name="Table_20_Contents">
      <style:paragraph-properties fo:text-align="center"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officeooo:paragraph-rsid="03cab737" fo:background-color="#ffffff"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12" style:family="paragraph" style:parent-style-name="Table_20_Contents">
      <loext:graphic-properties draw:fill="none"/>
      <style:paragraph-properties fo:margin-left="-0.0193in" fo:margin-right="0in" fo:text-align="center" style:justify-single-word="false" fo:orphans="2" fo:widows="2" fo:hyphenation-ladder-count="3" fo:text-indent="0in" style:auto-text-indent="false" fo:background-color="transparent" text:number-lines="false" text:line-number="0" style:writing-mode="lr-tb"/>
      <style:text-properties fo:font-variant="normal" fo:text-transform="none" fo:color="#000000" loext:opacity="100%" style:font-name="Linux Libertine S.O.Cist.1" fo:font-size="12pt" fo:letter-spacing="normal" fo:language="la" fo:country="VA" fo:font-style="normal" fo:font-weight="normal" officeooo:paragraph-rsid="00842c81" fo:background-color="#ffffff"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13" style:family="paragraph" style:parent-style-name="Table_20_Contents">
      <style:paragraph-properties fo:text-align="justify"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14" style:family="paragraph" style:parent-style-name="Table_20_Contents">
      <style:paragraph-properties fo:text-align="justify" style:justify-single-word="false" fo:hyphenation-ladder-count="4"/>
      <style:text-properties fo:font-variant="normal" fo:text-transform="none" fo:color="#000000" loext:opacity="100%" style:font-name="Linux Libertine S.O.Cist.1" fo:font-size="12pt"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15" style:family="paragraph" style:parent-style-name="Table_20_Contents">
      <style:paragraph-properties fo:text-align="center" style:justify-single-word="false" fo:hyphenation-ladder-count="3"/>
      <style:text-properties fo:font-variant="normal" fo:text-transform="none" fo:color="#ff0000" loext:opacity="100%" style:font-name="Linux Libertine S.O.Cist.1" fo:font-size="12pt" fo:letter-spacing="normal" fo:language="la" fo:country="VA" fo:font-style="normal" fo:font-weight="normal" officeooo:rsid="01283b66" officeooo:paragraph-rsid="01ccb178" fo:background-color="#ffffff"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16" style:family="paragraph" style:parent-style-name="Table_20_Contents">
      <style:paragraph-properties fo:text-align="center" style:justify-single-word="false" fo:hyphenation-ladder-count="3"/>
      <style:text-properties fo:font-variant="normal" fo:text-transform="none" fo:color="#ff0000" loext:opacity="100%" style:font-name="Linux Libertine S.O.Cist." fo:font-size="12pt" fo:letter-spacing="normal" fo:language="la" fo:country="VA" fo:font-style="normal" fo:font-weight="normal" officeooo:rsid="01283b66" officeooo:paragraph-rsid="01ccb178" fo:background-color="#ffffff"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17" style:family="paragraph" style:parent-style-name="Table_20_Contents">
      <loext:graphic-properties draw:fill="none"/>
      <style:paragraph-properties fo:margin-left="0in" fo:margin-right="0in" fo:text-align="justify" style:justify-single-word="false" fo:orphans="2" fo:widows="2" fo:hyphenation-ladder-count="3" fo:text-indent="0.148in" style:auto-text-indent="false" fo:background-color="transparent" text:number-lines="false" text:line-number="0" style:writing-mode="lr-tb">
        <style:drop-cap/>
      </style:paragraph-properties>
      <style:text-properties fo:font-variant="normal" fo:text-transform="none" fo:color="#ff0000" loext:opacity="100%" style:font-name="Linux Libertine S.O.Cist." fo:font-size="12pt" fo:letter-spacing="normal" fo:language="la" fo:country="VA" fo:font-style="normal" fo:font-weight="normal" officeooo:rsid="0034e2b4" officeooo:paragraph-rsid="03370cbb"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18" style:family="paragraph" style:parent-style-name="Table_20_Contents">
      <loext:graphic-properties draw:fill="none"/>
      <style:paragraph-properties fo:margin-left="0in" fo:margin-right="0in" fo:text-align="justify" style:justify-single-word="false" fo:orphans="2" fo:widows="2" fo:hyphenation-ladder-count="3" fo:text-indent="0.148in" style:auto-text-indent="false" fo:background-color="transparent" text:number-lines="false" text:line-number="0" style:writing-mode="lr-tb">
        <style:drop-cap/>
      </style:paragraph-properties>
      <style:text-properties fo:font-variant="normal" fo:text-transform="none" fo:color="#ff0000" loext:opacity="100%" style:font-name="Linux Libertine S.O.Cist." fo:font-size="12pt" fo:letter-spacing="normal" fo:language="la" fo:country="VA" fo:font-style="normal" fo:font-weight="normal" officeooo:rsid="0034e2b4" officeooo:paragraph-rsid="033eb54c"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19" style:family="paragraph" style:parent-style-name="Table_20_Contents">
      <loext:graphic-properties draw:fill="none"/>
      <style:paragraph-properties fo:margin-left="0in" fo:margin-right="0in" fo:text-align="justify" style:justify-single-word="false" fo:orphans="2" fo:widows="2" fo:hyphenation-ladder-count="3" fo:text-indent="0.1673in" style:auto-text-indent="false" fo:background-color="transparent" text:number-lines="false" text:line-number="0" style:writing-mode="lr-tb">
        <style:drop-cap/>
      </style:paragraph-properties>
      <style:text-properties fo:font-variant="normal" fo:text-transform="none" fo:color="#ff0000" loext:opacity="100%" style:font-name="Linux Libertine S.O.Cist." fo:font-size="12pt" fo:letter-spacing="normal" fo:language="la" fo:country="VA" fo:font-style="normal" fo:font-weight="normal" officeooo:rsid="0034e2b4" officeooo:paragraph-rsid="03525c29"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20" style:family="paragraph" style:parent-style-name="Table_20_Contents">
      <loext:graphic-properties draw:fill="none"/>
      <style:paragraph-properties fo:margin-left="0in" fo:margin-right="0in" fo:text-align="justify" style:justify-single-word="false" fo:orphans="2" fo:widows="2" fo:hyphenation-ladder-count="3" fo:text-indent="0.148in" style:auto-text-indent="false" fo:background-color="transparent" text:number-lines="false" text:line-number="0" style:writing-mode="lr-tb">
        <style:drop-cap/>
      </style:paragraph-properties>
      <style:text-properties fo:font-variant="normal" fo:text-transform="none" style:use-window-font-color="true" loext:opacity="0%" style:font-name="Linux Libertine S.O.Cist." fo:font-size="12pt" fo:letter-spacing="normal" fo:language="la" fo:country="VA" fo:font-style="normal" fo:font-weight="normal" officeooo:rsid="0034e2b4" officeooo:paragraph-rsid="033c3818"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21" style:family="paragraph" style:parent-style-name="Table_20_Contents">
      <loext:graphic-properties draw:fill="none"/>
      <style:paragraph-properties fo:margin-left="0in" fo:margin-right="0in" fo:text-align="justify" style:justify-single-word="false" fo:orphans="2" fo:widows="2" fo:hyphenation-ladder-count="3" fo:text-indent="0.148in" style:auto-text-indent="false" fo:background-color="transparent" text:number-lines="false" text:line-number="0" style:writing-mode="lr-tb">
        <style:drop-cap/>
      </style:paragraph-properties>
      <style:text-properties fo:font-variant="normal" fo:text-transform="none" style:use-window-font-color="true" loext:opacity="0%" style:font-name="Linux Libertine S.O.Cist." fo:font-size="12pt" fo:letter-spacing="normal" fo:language="la" fo:country="VA" fo:font-style="normal" fo:font-weight="normal" officeooo:rsid="0034e2b4" officeooo:paragraph-rsid="033eb54c"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22" style:family="paragraph" style:parent-style-name="Table_20_Contents">
      <style:paragraph-properties fo:text-align="center" style:justify-single-word="false" fo:hyphenation-ladder-count="3"/>
      <style:text-properties style:font-name="Bookman BT S.O.Cist.:liga=01" fo:font-size="12pt" fo:language="la" fo:country="VA" fo:font-weight="350" style:font-size-asian="12pt" style:language-asian="zh" style:country-asian="CN" style:font-weight-asian="bold" style:language-complex="hi" style:country-complex="IN" style:font-weight-complex="bold" fo:hyphenate="true" fo:hyphenation-remain-char-count="2" fo:hyphenation-push-char-count="2" loext:hyphenation-no-caps="false"/>
    </style:style>
    <style:style style:name="P123" style:family="paragraph" style:parent-style-name="Table_20_Contents">
      <style:paragraph-properties fo:text-align="center" style:justify-single-word="false" fo:hyphenation-ladder-count="3"/>
      <style:text-properties style:font-name="Bookman BT S.O.Cist.:liga=01" fo:font-size="12pt" fo:language="la" fo:country="VA" fo:font-weight="350" officeooo:paragraph-rsid="02dc677c" style:font-size-asian="12pt" style:language-asian="zh" style:country-asian="CN" style:font-weight-asian="bold" style:language-complex="hi" style:country-complex="IN" style:font-weight-complex="bold" fo:hyphenate="true" fo:hyphenation-remain-char-count="2" fo:hyphenation-push-char-count="2" loext:hyphenation-no-caps="false"/>
    </style:style>
    <style:style style:name="P124" style:family="paragraph" style:parent-style-name="Table_20_Contents">
      <style:paragraph-properties fo:text-align="center" style:justify-single-word="false" fo:hyphenation-ladder-count="3"/>
      <style:text-properties style:font-name="Bookman BT S.O.Cist.:liga=01" fo:font-size="12pt" fo:language="la" fo:country="VA" fo:font-weight="350" officeooo:paragraph-rsid="03a95f8f" style:font-size-asian="12pt" style:language-asian="zh" style:country-asian="CN" style:font-weight-asian="bold" style:language-complex="hi" style:country-complex="IN" style:font-weight-complex="bold" fo:hyphenate="true" fo:hyphenation-remain-char-count="2" fo:hyphenation-push-char-count="2" loext:hyphenation-no-caps="false"/>
    </style:style>
    <style:style style:name="P125" style:family="paragraph" style:parent-style-name="Table_20_Contents">
      <style:paragraph-properties fo:text-align="center" style:justify-single-word="false" fo:hyphenation-ladder-count="3"/>
      <style:text-properties style:font-name="Bookman BT S.O.Cist.:liga=01" fo:font-size="12pt" fo:language="la" fo:country="VA" fo:font-weight="350" officeooo:paragraph-rsid="03aca666" style:font-size-asian="12pt" style:language-asian="zh" style:country-asian="CN" style:font-weight-asian="bold" style:language-complex="hi" style:country-complex="IN" style:font-weight-complex="bold" fo:hyphenate="true" fo:hyphenation-remain-char-count="2" fo:hyphenation-push-char-count="2" loext:hyphenation-no-caps="false"/>
    </style:style>
    <style:style style:name="P126" style:family="paragraph" style:parent-style-name="Table_20_Contents">
      <style:paragraph-properties fo:text-align="center" style:justify-single-word="false" fo:hyphenation-ladder-count="3"/>
      <style:text-properties style:font-name="Bookman BT S.O.Cist.:liga=01" fo:font-size="12pt" fo:language="la" fo:country="VA" fo:font-weight="350" officeooo:paragraph-rsid="03b2002c" style:font-size-asian="12pt" style:language-asian="zh" style:country-asian="CN" style:font-weight-asian="bold" style:language-complex="hi" style:country-complex="IN" style:font-weight-complex="bold" fo:hyphenate="true" fo:hyphenation-remain-char-count="2" fo:hyphenation-push-char-count="2" loext:hyphenation-no-caps="false"/>
    </style:style>
    <style:style style:name="P127" style:family="paragraph" style:parent-style-name="Table_20_Contents">
      <style:paragraph-properties fo:text-align="center" style:justify-single-word="false" fo:hyphenation-ladder-count="3"/>
      <style:text-properties style:font-name="Bookman BT S.O.Cist.:liga=01" fo:font-size="12pt" fo:language="la" fo:country="VA" fo:font-weight="350" officeooo:paragraph-rsid="03b3103d" style:font-size-asian="12pt" style:language-asian="zh" style:country-asian="CN" style:font-weight-asian="bold" style:language-complex="hi" style:country-complex="IN" style:font-weight-complex="bold" fo:hyphenate="true" fo:hyphenation-remain-char-count="2" fo:hyphenation-push-char-count="2" loext:hyphenation-no-caps="false"/>
    </style:style>
    <style:style style:name="P128" style:family="paragraph" style:parent-style-name="Table_20_Contents">
      <style:paragraph-properties fo:text-align="center" style:justify-single-word="false" fo:hyphenation-ladder-count="3"/>
      <style:text-properties style:font-name="Bookman BT S.O.Cist.:liga=01" fo:font-size="12pt" fo:language="la" fo:country="VA" fo:font-weight="350" officeooo:paragraph-rsid="03ba4ddc" style:font-size-asian="12pt" style:language-asian="zh" style:country-asian="CN" style:font-weight-asian="bold" style:language-complex="hi" style:country-complex="IN" style:font-weight-complex="bold" fo:hyphenate="true" fo:hyphenation-remain-char-count="2" fo:hyphenation-push-char-count="2" loext:hyphenation-no-caps="false"/>
    </style:style>
    <style:style style:name="P129" style:family="paragraph" style:parent-style-name="Table_20_Contents">
      <style:paragraph-properties fo:text-align="center" style:justify-single-word="false" fo:hyphenation-ladder-count="3"/>
      <style:text-properties style:font-name="Bookman BT S.O.Cist.:liga=01" fo:font-size="12pt" fo:language="la" fo:country="VA" fo:font-weight="350" officeooo:paragraph-rsid="03c10b04" style:font-size-asian="12pt" style:language-asian="zh" style:country-asian="CN" style:font-weight-asian="bold" style:language-complex="hi" style:country-complex="IN" style:font-weight-complex="bold" fo:hyphenate="true" fo:hyphenation-remain-char-count="2" fo:hyphenation-push-char-count="2" loext:hyphenation-no-caps="false"/>
    </style:style>
    <style:style style:name="P130" style:family="paragraph" style:parent-style-name="Table_20_Contents">
      <style:paragraph-properties fo:text-align="center" style:justify-single-word="false" fo:hyphenation-ladder-count="3"/>
      <style:text-properties style:font-name="Bookman BT S.O.Cist.:liga=01" fo:font-size="12pt" fo:language="la" fo:country="VA" fo:font-weight="350" officeooo:paragraph-rsid="03c4b8c4" style:font-size-asian="12pt" style:language-asian="zh" style:country-asian="CN" style:font-weight-asian="bold" style:language-complex="hi" style:country-complex="IN" style:font-weight-complex="bold" fo:hyphenate="true" fo:hyphenation-remain-char-count="2" fo:hyphenation-push-char-count="2" loext:hyphenation-no-caps="false"/>
    </style:style>
    <style:style style:name="P131" style:family="paragraph" style:parent-style-name="Table_20_Contents">
      <style:paragraph-properties fo:text-align="center" style:justify-single-word="false" fo:hyphenation-ladder-count="3"/>
      <style:text-properties style:font-name="Bookman BT S.O.Cist.:liga=01" fo:font-size="12pt" fo:language="la" fo:country="VA" fo:font-weight="350" officeooo:paragraph-rsid="03c7f25c" style:font-size-asian="12pt" style:language-asian="zh" style:country-asian="CN" style:font-weight-asian="bold" style:language-complex="hi" style:country-complex="IN" style:font-weight-complex="bold" fo:hyphenate="true" fo:hyphenation-remain-char-count="2" fo:hyphenation-push-char-count="2" loext:hyphenation-no-caps="false"/>
    </style:style>
    <style:style style:name="P132" style:family="paragraph" style:parent-style-name="Table_20_Contents">
      <style:paragraph-properties fo:text-align="center" style:justify-single-word="false" fo:hyphenation-ladder-count="3"/>
      <style:text-properties style:font-name="Bookman BT S.O.Cist.:liga=01" fo:font-size="12pt" fo:language="la" fo:country="VA" fo:font-weight="350" officeooo:paragraph-rsid="03222488"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133" style:family="paragraph" style:parent-style-name="Table_20_Contents">
      <style:paragraph-properties fo:line-height="115%" fo:text-align="center" style:justify-single-word="false" fo:hyphenation-ladder-count="3"/>
      <style:text-properties fo:font-size="16pt" officeooo:paragraph-rsid="023df142" style:font-size-asian="16pt" style:font-size-complex="16pt" fo:hyphenate="true" fo:hyphenation-remain-char-count="2" fo:hyphenation-push-char-count="2" loext:hyphenation-no-caps="false"/>
    </style:style>
    <style:style style:name="P134" style:family="paragraph" style:parent-style-name="Table_20_Contents">
      <style:paragraph-properties fo:line-height="150%" fo:text-align="center" style:justify-single-word="false" fo:hyphenation-ladder-count="3"/>
      <style:text-properties fo:font-size="24pt" fo:letter-spacing="0.0138in" style:font-size-asian="24pt" style:font-size-complex="24pt" fo:hyphenate="true" fo:hyphenation-remain-char-count="2" fo:hyphenation-push-char-count="2" loext:hyphenation-no-caps="false"/>
    </style:style>
    <style:style style:name="P135" style:family="paragraph" style:parent-style-name="Table_20_Contents">
      <style:paragraph-properties fo:margin-top="0.0398in" fo:margin-bottom="0.0398in" style:contextual-spacing="false" fo:text-align="center" style:justify-single-word="false" fo:hyphenation-ladder-count="3"/>
      <style:text-properties fo:font-size="24pt" officeooo:paragraph-rsid="02bd326d" style:font-size-asian="24pt" style:font-size-complex="24pt" fo:hyphenate="true" fo:hyphenation-remain-char-count="2" fo:hyphenation-push-char-count="2" loext:hyphenation-no-caps="false"/>
    </style:style>
    <style:style style:name="P136" style:family="paragraph" style:parent-style-name="Table_20_Contents">
      <style:paragraph-properties fo:line-height="115%" fo:text-align="center" style:justify-single-word="false" fo:hyphenation-ladder-count="3"/>
      <style:text-properties fo:letter-spacing="0.0138in" officeooo:paragraph-rsid="0291dcf9" fo:hyphenate="true" fo:hyphenation-remain-char-count="2" fo:hyphenation-push-char-count="2" loext:hyphenation-no-caps="false"/>
    </style:style>
    <style:style style:name="P137" style:family="paragraph" style:parent-style-name="Table_20_Contents">
      <loext:graphic-properties draw:fill="none"/>
      <style:paragraph-properties fo:margin-left="0in" fo:margin-right="0in" fo:text-align="justify" style:justify-single-word="false" fo:orphans="2" fo:widows="2" fo:hyphenation-ladder-count="3" fo:text-indent="0.148in" style:auto-text-indent="false" fo:background-color="transparent" text:number-lines="false" text:line-number="0" style:writing-mode="lr-tb">
        <style:drop-cap/>
      </style:paragraph-properties>
      <style:text-properties officeooo:paragraph-rsid="03370cbb" fo:hyphenate="true" fo:hyphenation-remain-char-count="2" fo:hyphenation-push-char-count="2" loext:hyphenation-no-caps="false"/>
    </style:style>
    <style:style style:name="P138" style:family="paragraph" style:parent-style-name="Table_20_Contents">
      <loext:graphic-properties draw:fill="none"/>
      <style:paragraph-properties fo:margin-left="0in" fo:margin-right="0in" fo:text-align="justify" style:justify-single-word="false" fo:orphans="2" fo:widows="2" fo:hyphenation-ladder-count="3" fo:text-indent="0.1673in" style:auto-text-indent="false" fo:background-color="transparent" text:number-lines="false" text:line-number="0" style:writing-mode="lr-tb">
        <style:drop-cap/>
      </style:paragraph-properties>
      <style:text-properties officeooo:paragraph-rsid="03370cbb" fo:hyphenate="true" fo:hyphenation-remain-char-count="2" fo:hyphenation-push-char-count="2" loext:hyphenation-no-caps="false"/>
    </style:style>
    <style:style style:name="P139" style:family="paragraph" style:parent-style-name="Table_20_Contents">
      <loext:graphic-properties draw:fill="none"/>
      <style:paragraph-properties fo:margin-left="0in" fo:margin-right="0in" fo:text-align="justify" style:justify-single-word="false" fo:orphans="2" fo:widows="2" fo:hyphenation-ladder-count="3" fo:text-indent="0.148in" style:auto-text-indent="false" fo:background-color="transparent" text:number-lines="false" text:line-number="0" style:writing-mode="lr-tb">
        <style:drop-cap/>
      </style:paragraph-properties>
      <style:text-properties officeooo:paragraph-rsid="03525c29" fo:hyphenate="true" fo:hyphenation-remain-char-count="2" fo:hyphenation-push-char-count="2" loext:hyphenation-no-caps="false"/>
    </style:style>
    <style:style style:name="P140" style:family="paragraph" style:parent-style-name="Table_20_Contents">
      <loext:graphic-properties draw:fill="none"/>
      <style:paragraph-properties fo:margin-left="0in" fo:margin-right="0in" fo:text-align="justify" style:justify-single-word="false" fo:orphans="2" fo:widows="2" fo:hyphenation-ladder-count="3" fo:text-indent="0.1673in" style:auto-text-indent="false" fo:background-color="transparent" text:number-lines="false" text:line-number="0" style:writing-mode="lr-tb">
        <style:drop-cap/>
      </style:paragraph-properties>
      <style:text-properties officeooo:paragraph-rsid="03525c29" fo:hyphenate="true" fo:hyphenation-remain-char-count="2" fo:hyphenation-push-char-count="2" loext:hyphenation-no-caps="false"/>
    </style:style>
    <style:style style:name="P141" style:family="paragraph" style:parent-style-name="Table_20_Contents">
      <loext:graphic-properties draw:fill="none"/>
      <style:paragraph-properties fo:margin-left="0in" fo:margin-right="0in" fo:text-align="justify" style:justify-single-word="false" fo:orphans="2" fo:widows="2" fo:hyphenation-ladder-count="3" fo:text-indent="0.1575in" style:auto-text-indent="false" fo:background-color="transparent" text:number-lines="false" text:line-number="0" style:writing-mode="lr-tb">
        <style:drop-cap/>
      </style:paragraph-properties>
      <style:text-properties officeooo:paragraph-rsid="0344cc69" fo:hyphenate="true" fo:hyphenation-remain-char-count="2" fo:hyphenation-push-char-count="2" loext:hyphenation-no-caps="false"/>
    </style:style>
    <style:style style:name="P142" style:family="paragraph" style:parent-style-name="Table_20_Contents">
      <loext:graphic-properties draw:fill="none"/>
      <style:paragraph-properties fo:margin-left="0in" fo:margin-right="0in" fo:text-align="justify" style:justify-single-word="false" fo:orphans="2" fo:widows="2" fo:hyphenation-ladder-count="3" fo:text-indent="0.1575in" style:auto-text-indent="false" fo:background-color="transparent" text:number-lines="false" text:line-number="0" style:writing-mode="lr-tb">
        <style:drop-cap/>
      </style:paragraph-properties>
      <style:text-properties officeooo:paragraph-rsid="0348c091" fo:hyphenate="true" fo:hyphenation-remain-char-count="2" fo:hyphenation-push-char-count="2" loext:hyphenation-no-caps="false"/>
    </style:style>
    <style:style style:name="P143" style:family="paragraph" style:parent-style-name="Table_20_Contents">
      <loext:graphic-properties draw:fill="none"/>
      <style:paragraph-properties fo:margin-left="0in" fo:margin-right="0in" fo:text-align="justify" style:justify-single-word="false" fo:orphans="2" fo:widows="2" fo:hyphenation-ladder-count="3" fo:text-indent="0.1965in" style:auto-text-indent="false" fo:background-color="transparent" text:number-lines="false" text:line-number="0" style:writing-mode="lr-tb">
        <style:drop-cap/>
      </style:paragraph-properties>
      <style:text-properties officeooo:paragraph-rsid="03abb1c3" fo:hyphenate="true" fo:hyphenation-remain-char-count="2" fo:hyphenation-push-char-count="2" loext:hyphenation-no-caps="false"/>
    </style:style>
    <style:style style:name="P144" style:family="paragraph" style:parent-style-name="Table_20_Contents">
      <style:paragraph-properties fo:margin-left="0in" fo:margin-right="0in" fo:text-align="justify" style:justify-single-word="false" fo:hyphenation-ladder-count="3" fo:text-indent="0.1575in" style:auto-text-indent="false">
        <style:drop-cap/>
      </style:paragraph-properties>
      <style:text-properties officeooo:paragraph-rsid="035643ae" fo:hyphenate="true" fo:hyphenation-remain-char-count="2" fo:hyphenation-push-char-count="2" loext:hyphenation-no-caps="false"/>
    </style:style>
    <style:style style:name="P145" style:family="paragraph" style:parent-style-name="Table_20_Contents">
      <style:paragraph-properties fo:margin-left="0in" fo:margin-right="0in" fo:text-align="justify" style:justify-single-word="false" fo:hyphenation-ladder-count="3" fo:text-indent="0.1575in" style:auto-text-indent="false" style:writing-mode="lr-tb">
        <style:drop-cap/>
      </style:paragraph-properties>
      <style:text-properties officeooo:paragraph-rsid="0356d888" fo:hyphenate="true" fo:hyphenation-remain-char-count="2" fo:hyphenation-push-char-count="2" loext:hyphenation-no-caps="false"/>
    </style:style>
    <style:style style:name="P146" style:family="paragraph" style:parent-style-name="Standard">
      <style:paragraph-properties fo:text-align="justify" style:justify-single-word="false" fo:hyphenation-ladder-count="3" style:writing-mode="lr-tb">
        <style:drop-cap style:lines="3" style:style-name="Iniciály_20_velké"/>
      </style:paragraph-properties>
      <style:text-properties style:use-window-font-color="true" loext:opacity="0%" fo:language="cs" fo:country="CZ" officeooo:paragraph-rsid="035b55a4" fo:background-color="transparent" style:language-asian="zh" style:country-asian="CN" style:language-complex="hi" style:country-complex="IN" fo:hyphenate="true" fo:hyphenation-remain-char-count="2" fo:hyphenation-push-char-count="2" loext:hyphenation-no-caps="false"/>
    </style:style>
    <style:style style:name="P147" style:family="paragraph" style:parent-style-name="Standard">
      <style:paragraph-properties fo:text-align="justify" style:justify-single-word="false" fo:hyphenation-ladder-count="3" style:writing-mode="lr-tb">
        <style:drop-cap style:lines="2" style:style-name="Drop_20_Caps"/>
      </style:paragraph-properties>
      <style:text-properties fo:font-variant="small-caps" style:use-window-font-color="true" loext:opacity="0%" style:font-name="Linux Libertine S.O.Cist.1" fo:font-size="12pt" fo:language="cs" fo:country="CZ" fo:font-style="normal" officeooo:rsid="035d382d" officeooo:paragraph-rsid="01595327" fo:background-color="transparent" style:font-size-asian="12pt" style:language-asian="zh" style:country-asian="CN" style:font-style-asian="normal" style:font-size-complex="12pt" style:language-complex="hi" style:country-complex="IN" style:font-style-complex="normal" fo:hyphenate="true" fo:hyphenation-remain-char-count="2" fo:hyphenation-push-char-count="2" loext:hyphenation-no-caps="false"/>
    </style:style>
    <style:style style:name="P148" style:family="paragraph" style:parent-style-name="Standard">
      <style:paragraph-properties fo:text-align="justify" style:justify-single-word="false" fo:hyphenation-ladder-count="3" style:writing-mode="lr-tb">
        <style:drop-cap style:lines="2" style:style-name="Drop_20_Caps"/>
      </style:paragraph-properties>
      <style:text-properties style:font-name="Linux Libertine S.O.Cist.1" fo:font-size="12pt" officeooo:paragraph-rsid="01595327" style:font-size-asian="12pt" style:font-size-complex="12pt" fo:hyphenate="true" fo:hyphenation-remain-char-count="2" fo:hyphenation-push-char-count="2" loext:hyphenation-no-caps="false"/>
    </style:style>
    <style:style style:name="P149"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6a3a42" style:font-size-asian="12pt" style:language-asian="zh" style:country-asian="CN" style:language-complex="hi" style:country-complex="IN" fo:hyphenate="true" fo:hyphenation-remain-char-count="2" fo:hyphenation-push-char-count="2" loext:hyphenation-no-caps="false"/>
    </style:style>
    <style:style style:name="P150"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6f7d66" style:font-size-asian="12pt" style:language-asian="zh" style:country-asian="CN" style:language-complex="hi" style:country-complex="IN" fo:hyphenate="true" fo:hyphenation-remain-char-count="2" fo:hyphenation-push-char-count="2" loext:hyphenation-no-caps="false"/>
    </style:style>
    <style:style style:name="P151"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728d10" style:font-size-asian="12pt" style:language-asian="zh" style:country-asian="CN" style:language-complex="hi" style:country-complex="IN" fo:hyphenate="true" fo:hyphenation-remain-char-count="2" fo:hyphenation-push-char-count="2" loext:hyphenation-no-caps="false"/>
    </style:style>
    <style:style style:name="P152"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761c1d" style:font-size-asian="12pt" style:language-asian="zh" style:country-asian="CN" style:language-complex="hi" style:country-complex="IN" fo:hyphenate="true" fo:hyphenation-remain-char-count="2" fo:hyphenation-push-char-count="2" loext:hyphenation-no-caps="false"/>
    </style:style>
    <style:style style:name="P153"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7e74f3" style:font-size-asian="12pt" style:language-asian="zh" style:country-asian="CN" style:language-complex="hi" style:country-complex="IN" fo:hyphenate="true" fo:hyphenation-remain-char-count="2" fo:hyphenation-push-char-count="2" loext:hyphenation-no-caps="false"/>
    </style:style>
    <style:style style:name="P154"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81c33a" style:font-size-asian="12pt" style:language-asian="zh" style:country-asian="CN" style:language-complex="hi" style:country-complex="IN" fo:hyphenate="true" fo:hyphenation-remain-char-count="2" fo:hyphenation-push-char-count="2" loext:hyphenation-no-caps="false"/>
    </style:style>
    <style:style style:name="P155"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892b11" style:font-size-asian="12pt" style:language-asian="zh" style:country-asian="CN" style:language-complex="hi" style:country-complex="IN" fo:hyphenate="true" fo:hyphenation-remain-char-count="2" fo:hyphenation-push-char-count="2" loext:hyphenation-no-caps="false"/>
    </style:style>
    <style:style style:name="P156"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f1bedb" style:font-size-asian="12pt" style:language-asian="zh" style:country-asian="CN" style:language-complex="hi" style:country-complex="IN" fo:hyphenate="true" fo:hyphenation-remain-char-count="2" fo:hyphenation-push-char-count="2" loext:hyphenation-no-caps="false"/>
    </style:style>
    <style:style style:name="P157"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6d07bc" style:font-size-asian="12pt" style:language-asian="zh" style:country-asian="CN" style:language-complex="hi" style:country-complex="IN" fo:hyphenate="true" fo:hyphenation-remain-char-count="2" fo:hyphenation-push-char-count="2" loext:hyphenation-no-caps="false"/>
    </style:style>
    <style:style style:name="P158"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15e34d" style:font-size-asian="12pt" style:language-asian="zh" style:country-asian="CN" style:language-complex="hi" style:country-complex="IN" fo:hyphenate="true" fo:hyphenation-remain-char-count="2" fo:hyphenation-push-char-count="2" loext:hyphenation-no-caps="false"/>
    </style:style>
    <style:style style:name="P159"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6b4f33" style:font-size-asian="12pt" style:language-asian="zh" style:country-asian="CN" style:language-complex="hi" style:country-complex="IN" fo:hyphenate="true" fo:hyphenation-remain-char-count="2" fo:hyphenation-push-char-count="2" loext:hyphenation-no-caps="false"/>
    </style:style>
    <style:style style:name="P160"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1" fo:font-size="12pt" fo:language="la" fo:country="VA" officeooo:paragraph-rsid="0015e34d" style:font-size-asian="12pt" style:language-asian="zh" style:country-asian="CN" style:language-complex="hi" style:country-complex="IN" fo:hyphenate="true" fo:hyphenation-remain-char-count="2" fo:hyphenation-push-char-count="2" loext:hyphenation-no-caps="false"/>
    </style:style>
    <style:style style:name="P161" style:family="paragraph" style:parent-style-name="Table_20_Contents">
      <style:paragraph-properties fo:text-align="justify" style:justify-single-word="false" fo:hyphenation-ladder-count="4" style:writing-mode="lr-tb">
        <style:drop-cap style:lines="2" style:style-name="Drop_20_Caps"/>
      </style:paragraph-properties>
      <style:text-properties fo:color="#000000" loext:opacity="100%" style:font-name="Linux Libertine S.O.Cist.1" fo:font-size="12pt" fo:language="la" fo:country="VA" officeooo:paragraph-rsid="006b4f33" style:font-size-asian="12pt" style:language-asian="zh" style:country-asian="CN" style:language-complex="hi" style:country-complex="IN" fo:hyphenate="true" fo:hyphenation-remain-char-count="2" fo:hyphenation-push-char-count="2" loext:hyphenation-no-caps="false"/>
    </style:style>
    <style:style style:name="P162"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1" fo:font-size="12pt" fo:language="la" fo:country="VA" officeooo:rsid="006b4620" officeooo:paragraph-rsid="006b4620" style:font-size-asian="12pt" style:language-asian="zh" style:country-asian="CN" style:language-complex="hi" style:country-complex="IN" fo:hyphenate="true" fo:hyphenation-remain-char-count="2" fo:hyphenation-push-char-count="2" loext:hyphenation-no-caps="false"/>
    </style:style>
    <style:style style:name="P163"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6b4f33" officeooo:paragraph-rsid="006b4f33" style:font-size-asian="12pt" style:language-asian="zh" style:country-asian="CN" style:language-complex="hi" style:country-complex="IN" fo:hyphenate="true" fo:hyphenation-remain-char-count="2" fo:hyphenation-push-char-count="2" loext:hyphenation-no-caps="false"/>
    </style:style>
    <style:style style:name="P164"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6b4f33" officeooo:paragraph-rsid="00c4fd47" style:font-size-asian="12pt" style:language-asian="zh" style:country-asian="CN" style:language-complex="hi" style:country-complex="IN" fo:hyphenate="true" fo:hyphenation-remain-char-count="2" fo:hyphenation-push-char-count="2" loext:hyphenation-no-caps="false"/>
    </style:style>
    <style:style style:name="P165"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6b4f33" officeooo:paragraph-rsid="0015e34d" style:font-size-asian="12pt" style:language-asian="zh" style:country-asian="CN" style:language-complex="hi" style:country-complex="IN" fo:hyphenate="true" fo:hyphenation-remain-char-count="2" fo:hyphenation-push-char-count="2" loext:hyphenation-no-caps="false"/>
    </style:style>
    <style:style style:name="P166"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1" fo:font-size="12pt" fo:language="la" fo:country="VA" officeooo:rsid="007078e7" officeooo:paragraph-rsid="007078e7" style:font-size-asian="12pt" style:language-asian="zh" style:country-asian="CN" style:language-complex="hi" style:country-complex="IN" fo:hyphenate="true" fo:hyphenation-remain-char-count="2" fo:hyphenation-push-char-count="2" loext:hyphenation-no-caps="false"/>
    </style:style>
    <style:style style:name="P167"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70ff0d" officeooo:paragraph-rsid="0070ff0d" style:font-size-asian="12pt" style:language-asian="zh" style:country-asian="CN" style:language-complex="hi" style:country-complex="IN" fo:hyphenate="true" fo:hyphenation-remain-char-count="2" fo:hyphenation-push-char-count="2" loext:hyphenation-no-caps="false"/>
    </style:style>
    <style:style style:name="P168"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728d10" officeooo:paragraph-rsid="00728d10" style:font-size-asian="12pt" style:language-asian="zh" style:country-asian="CN" style:language-complex="hi" style:country-complex="IN" fo:hyphenate="true" fo:hyphenation-remain-char-count="2" fo:hyphenation-push-char-count="2" loext:hyphenation-no-caps="false"/>
    </style:style>
    <style:style style:name="P169"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1" fo:font-size="12pt" fo:language="la" fo:country="VA" officeooo:rsid="00793f18" officeooo:paragraph-rsid="00793f18" style:font-size-asian="12pt" style:language-asian="zh" style:country-asian="CN" style:language-complex="hi" style:country-complex="IN" fo:hyphenate="true" fo:hyphenation-remain-char-count="2" fo:hyphenation-push-char-count="2" loext:hyphenation-no-caps="false"/>
    </style:style>
    <style:style style:name="P170"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7acb71" officeooo:paragraph-rsid="007acb71" style:font-size-asian="12pt" style:language-asian="zh" style:country-asian="CN" style:language-complex="hi" style:country-complex="IN" fo:hyphenate="true" fo:hyphenation-remain-char-count="2" fo:hyphenation-push-char-count="2" loext:hyphenation-no-caps="false"/>
    </style:style>
    <style:style style:name="P171"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7b86c1" officeooo:paragraph-rsid="007b86c1" style:font-size-asian="12pt" style:language-asian="zh" style:country-asian="CN" style:language-complex="hi" style:country-complex="IN" fo:hyphenate="true" fo:hyphenation-remain-char-count="2" fo:hyphenation-push-char-count="2" loext:hyphenation-no-caps="false"/>
    </style:style>
    <style:style style:name="P172"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1" fo:font-size="12pt" fo:language="la" fo:country="VA" officeooo:rsid="007f6f6d" officeooo:paragraph-rsid="007f6f6d" style:font-size-asian="12pt" style:language-asian="zh" style:country-asian="CN" style:language-complex="hi" style:country-complex="IN" fo:hyphenate="true" fo:hyphenation-remain-char-count="2" fo:hyphenation-push-char-count="2" loext:hyphenation-no-caps="false"/>
    </style:style>
    <style:style style:name="P173"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808baa" officeooo:paragraph-rsid="00808baa" style:font-size-asian="12pt" style:language-asian="zh" style:country-asian="CN" style:language-complex="hi" style:country-complex="IN" fo:hyphenate="true" fo:hyphenation-remain-char-count="2" fo:hyphenation-push-char-count="2" loext:hyphenation-no-caps="false"/>
    </style:style>
    <style:style style:name="P174"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81c33a" officeooo:paragraph-rsid="0081c33a" style:font-size-asian="12pt" style:language-asian="zh" style:country-asian="CN" style:language-complex="hi" style:country-complex="IN" fo:hyphenate="true" fo:hyphenation-remain-char-count="2" fo:hyphenation-push-char-count="2" loext:hyphenation-no-caps="false"/>
    </style:style>
    <style:style style:name="P175"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1" fo:font-size="12pt" fo:language="la" fo:country="VA" officeooo:rsid="008a37f1" officeooo:paragraph-rsid="008a37f1" style:font-size-asian="12pt" style:language-asian="zh" style:country-asian="CN" style:language-complex="hi" style:country-complex="IN" fo:hyphenate="true" fo:hyphenation-remain-char-count="2" fo:hyphenation-push-char-count="2" loext:hyphenation-no-caps="false"/>
    </style:style>
    <style:style style:name="P176"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8a86ac" officeooo:paragraph-rsid="008a86ac" style:font-size-asian="12pt" style:language-asian="zh" style:country-asian="CN" style:language-complex="hi" style:country-complex="IN" fo:hyphenate="true" fo:hyphenation-remain-char-count="2" fo:hyphenation-push-char-count="2" loext:hyphenation-no-caps="false"/>
    </style:style>
    <style:style style:name="P177"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8bcb31" officeooo:paragraph-rsid="008bcb31" style:font-size-asian="12pt" style:language-asian="zh" style:country-asian="CN" style:language-complex="hi" style:country-complex="IN" fo:hyphenate="true" fo:hyphenation-remain-char-count="2" fo:hyphenation-push-char-count="2" loext:hyphenation-no-caps="false"/>
    </style:style>
    <style:style style:name="P178"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8c5778" officeooo:paragraph-rsid="008c5778" style:font-size-asian="12pt" style:language-asian="zh" style:country-asian="CN" style:language-complex="hi" style:country-complex="IN" fo:hyphenate="true" fo:hyphenation-remain-char-count="2" fo:hyphenation-push-char-count="2" loext:hyphenation-no-caps="false"/>
    </style:style>
    <style:style style:name="P179"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6d07bc" officeooo:paragraph-rsid="006d07bc" style:font-size-asian="12pt" style:language-asian="zh" style:country-asian="CN" style:language-complex="hi" style:country-complex="IN" fo:hyphenate="true" fo:hyphenation-remain-char-count="2" fo:hyphenation-push-char-count="2" loext:hyphenation-no-caps="false"/>
    </style:style>
    <style:style style:name="P180"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6d07bc" officeooo:paragraph-rsid="0015e34d" style:font-size-asian="12pt" style:language-asian="zh" style:country-asian="CN" style:language-complex="hi" style:country-complex="IN" fo:hyphenate="true" fo:hyphenation-remain-char-count="2" fo:hyphenation-push-char-count="2" loext:hyphenation-no-caps="false"/>
    </style:style>
    <style:style style:name="P181"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1" fo:font-size="12pt" fo:language="la" fo:country="VA" officeooo:rsid="00851062" officeooo:paragraph-rsid="00851062" style:font-name-asian="Andale Sans UI" style:font-size-asian="12pt" style:language-asian="zh" style:country-asian="CN" style:font-name-complex="Tahoma" style:font-size-complex="12pt" style:language-complex="hi" style:country-complex="IN" fo:hyphenate="true" fo:hyphenation-remain-char-count="2" fo:hyphenation-push-char-count="2" loext:hyphenation-no-caps="false"/>
    </style:style>
    <style:style style:name="P182" style:family="paragraph" style:parent-style-name="Table_20_Contents">
      <style:paragraph-properties fo:text-align="justify" style:justify-single-word="false" fo:hyphenation-ladder-count="4" style:writing-mode="lr-tb">
        <style:drop-cap style:lines="3" style:style-name="Iniciály_20_velké"/>
      </style:paragraph-properties>
      <style:text-properties fo:color="#000000" loext:opacity="100%" style:font-name="Linux Libertine S.O.Cist.1" fo:font-size="12pt" fo:language="la" fo:country="VA" officeooo:rsid="00851062" officeooo:paragraph-rsid="00851062" style:font-name-asian="Andale Sans UI" style:font-size-asian="12pt" style:language-asian="zh" style:country-asian="CN" style:font-name-complex="Tahoma" style:font-size-complex="12pt" style:language-complex="hi" style:country-complex="IN" fo:hyphenate="true" fo:hyphenation-remain-char-count="2" fo:hyphenation-push-char-count="2" loext:hyphenation-no-caps="false"/>
    </style:style>
    <style:style style:name="P183"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34e2b4" officeooo:paragraph-rsid="000f0466"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84"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34e2b4" officeooo:paragraph-rsid="01049717"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85"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34e2b4" officeooo:paragraph-rsid="0115a9b8"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86"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34e2b4" officeooo:paragraph-rsid="0104b4f7"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87"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34e2b4" officeooo:paragraph-rsid="03370cbb"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88"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 fo:font-size="12pt" fo:language="la" fo:country="VA" officeooo:rsid="00851062" officeooo:paragraph-rsid="00851062" style:font-name-asian="Andale Sans UI" style:font-size-asian="12pt" style:language-asian="zh" style:country-asian="CN" style:font-name-complex="Tahoma" style:font-size-complex="12pt" style:language-complex="hi" style:country-complex="IN" fo:hyphenate="true" fo:hyphenation-remain-char-count="2" fo:hyphenation-push-char-count="2" loext:hyphenation-no-caps="false"/>
    </style:style>
    <style:style style:name="P189"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paragraph-rsid="00892b11" style:font-size-asian="12pt" style:language-asian="zh" style:country-asian="CN" style:language-complex="hi" style:country-complex="IN" fo:hyphenate="true" fo:hyphenation-remain-char-count="2" fo:hyphenation-push-char-count="2" loext:hyphenation-no-caps="false"/>
    </style:style>
    <style:style style:name="P190"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 fo:font-size="12pt" fo:language="la" fo:country="VA" officeooo:paragraph-rsid="008a37f1" style:font-size-asian="12pt" style:language-asian="zh" style:country-asian="CN" style:language-complex="hi" style:country-complex="IN" fo:hyphenate="true" fo:hyphenation-remain-char-count="2" fo:hyphenation-push-char-count="2" loext:hyphenation-no-caps="false"/>
    </style:style>
    <style:style style:name="P191"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rsid="008a86ac" officeooo:paragraph-rsid="008a86ac" style:font-size-asian="12pt" style:language-asian="zh" style:country-asian="CN" style:language-complex="hi" style:country-complex="IN" fo:hyphenate="true" fo:hyphenation-remain-char-count="2" fo:hyphenation-push-char-count="2" loext:hyphenation-no-caps="false"/>
    </style:style>
    <style:style style:name="P192"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rsid="008bcb31" officeooo:paragraph-rsid="008bcb31" style:font-size-asian="12pt" style:language-asian="zh" style:country-asian="CN" style:language-complex="hi" style:country-complex="IN" fo:hyphenate="true" fo:hyphenation-remain-char-count="2" fo:hyphenation-push-char-count="2" loext:hyphenation-no-caps="false"/>
    </style:style>
    <style:style style:name="P193"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rsid="008c5778" officeooo:paragraph-rsid="008c5778" style:font-size-asian="12pt" style:language-asian="zh" style:country-asian="CN" style:language-complex="hi" style:country-complex="IN" fo:hyphenate="true" fo:hyphenation-remain-char-count="2" fo:hyphenation-push-char-count="2" loext:hyphenation-no-caps="false"/>
    </style:style>
    <style:style style:name="P194" style:family="paragraph" style:parent-style-name="Table_20_Contents">
      <style:paragraph-properties fo:text-align="justify" style:justify-single-word="false" fo:hyphenation-ladder-count="3" style:writing-mode="lr-tb">
        <style:drop-cap style:lines="2" style:style-name="Drop_20_Caps"/>
      </style:paragraph-properties>
      <style:text-properties fo:hyphenate="true" fo:hyphenation-remain-char-count="2" fo:hyphenation-push-char-count="2" loext:hyphenation-no-caps="false"/>
    </style:style>
    <style:style style:name="P195"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95ad34" fo:hyphenate="true" fo:hyphenation-remain-char-count="2" fo:hyphenation-push-char-count="2" loext:hyphenation-no-caps="false"/>
    </style:style>
    <style:style style:name="P196"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6d07bc" fo:hyphenate="true" fo:hyphenation-remain-char-count="2" fo:hyphenation-push-char-count="2" loext:hyphenation-no-caps="false"/>
    </style:style>
    <style:style style:name="P197"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980417" fo:hyphenate="true" fo:hyphenation-remain-char-count="2" fo:hyphenation-push-char-count="2" loext:hyphenation-no-caps="false"/>
    </style:style>
    <style:style style:name="P198"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9a7b85" fo:hyphenate="true" fo:hyphenation-remain-char-count="2" fo:hyphenation-push-char-count="2" loext:hyphenation-no-caps="false"/>
    </style:style>
    <style:style style:name="P199"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a12b1d" fo:hyphenate="true" fo:hyphenation-remain-char-count="2" fo:hyphenation-push-char-count="2" loext:hyphenation-no-caps="false"/>
    </style:style>
    <style:style style:name="P200"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a302bb" fo:hyphenate="true" fo:hyphenation-remain-char-count="2" fo:hyphenation-push-char-count="2" loext:hyphenation-no-caps="false"/>
    </style:style>
    <style:style style:name="P201"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af7f57" fo:hyphenate="true" fo:hyphenation-remain-char-count="2" fo:hyphenation-push-char-count="2" loext:hyphenation-no-caps="false"/>
    </style:style>
    <style:style style:name="P202"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b232c4" fo:hyphenate="true" fo:hyphenation-remain-char-count="2" fo:hyphenation-push-char-count="2" loext:hyphenation-no-caps="false"/>
    </style:style>
    <style:style style:name="P203"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c63f42" fo:hyphenate="true" fo:hyphenation-remain-char-count="2" fo:hyphenation-push-char-count="2" loext:hyphenation-no-caps="false"/>
    </style:style>
    <style:style style:name="P204"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c95e58" fo:hyphenate="true" fo:hyphenation-remain-char-count="2" fo:hyphenation-push-char-count="2" loext:hyphenation-no-caps="false"/>
    </style:style>
    <style:style style:name="P205"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cc07a7" fo:hyphenate="true" fo:hyphenation-remain-char-count="2" fo:hyphenation-push-char-count="2" loext:hyphenation-no-caps="false"/>
    </style:style>
    <style:style style:name="P206"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ceba4e" fo:hyphenate="true" fo:hyphenation-remain-char-count="2" fo:hyphenation-push-char-count="2" loext:hyphenation-no-caps="false"/>
    </style:style>
    <style:style style:name="P207"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d031dc" fo:hyphenate="true" fo:hyphenation-remain-char-count="2" fo:hyphenation-push-char-count="2" loext:hyphenation-no-caps="false"/>
    </style:style>
    <style:style style:name="P208"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d5b105" fo:hyphenate="true" fo:hyphenation-remain-char-count="2" fo:hyphenation-push-char-count="2" loext:hyphenation-no-caps="false"/>
    </style:style>
    <style:style style:name="P209"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d8e778" fo:hyphenate="true" fo:hyphenation-remain-char-count="2" fo:hyphenation-push-char-count="2" loext:hyphenation-no-caps="false"/>
    </style:style>
    <style:style style:name="P210"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6a3a42" fo:hyphenate="true" fo:hyphenation-remain-char-count="2" fo:hyphenation-push-char-count="2" loext:hyphenation-no-caps="false"/>
    </style:style>
    <style:style style:name="P211"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f0d7ff" fo:hyphenate="true" fo:hyphenation-remain-char-count="2" fo:hyphenation-push-char-count="2" loext:hyphenation-no-caps="false"/>
    </style:style>
    <style:style style:name="P212"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f3ade4" fo:hyphenate="true" fo:hyphenation-remain-char-count="2" fo:hyphenation-push-char-count="2" loext:hyphenation-no-caps="false"/>
    </style:style>
    <style:style style:name="P213"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f3b332" fo:hyphenate="true" fo:hyphenation-remain-char-count="2" fo:hyphenation-push-char-count="2" loext:hyphenation-no-caps="false"/>
    </style:style>
    <style:style style:name="P214"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fdf509" fo:hyphenate="true" fo:hyphenation-remain-char-count="2" fo:hyphenation-push-char-count="2" loext:hyphenation-no-caps="false"/>
    </style:style>
    <style:style style:name="P215"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101ed67" fo:hyphenate="true" fo:hyphenation-remain-char-count="2" fo:hyphenation-push-char-count="2" loext:hyphenation-no-caps="false"/>
    </style:style>
    <style:style style:name="P216"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106801a" fo:hyphenate="true" fo:hyphenation-remain-char-count="2" fo:hyphenation-push-char-count="2" loext:hyphenation-no-caps="false"/>
    </style:style>
    <style:style style:name="P217"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892b11" fo:hyphenate="true" fo:hyphenation-remain-char-count="2" fo:hyphenation-push-char-count="2" loext:hyphenation-no-caps="false"/>
    </style:style>
    <style:style style:name="P218"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11b0fc0" fo:hyphenate="true" fo:hyphenation-remain-char-count="2" fo:hyphenation-push-char-count="2" loext:hyphenation-no-caps="false"/>
    </style:style>
    <style:style style:name="P219"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11eebe7" fo:hyphenate="true" fo:hyphenation-remain-char-count="2" fo:hyphenation-push-char-count="2" loext:hyphenation-no-caps="false"/>
    </style:style>
    <style:style style:name="P220"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1301eed" fo:hyphenate="true" fo:hyphenation-remain-char-count="2" fo:hyphenation-push-char-count="2" loext:hyphenation-no-caps="false"/>
    </style:style>
    <style:style style:name="P221"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6b4f33" fo:hyphenate="true" fo:hyphenation-remain-char-count="2" fo:hyphenation-push-char-count="2" loext:hyphenation-no-caps="false"/>
    </style:style>
    <style:style style:name="P222"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13fb0e5" fo:hyphenate="true" fo:hyphenation-remain-char-count="2" fo:hyphenation-push-char-count="2" loext:hyphenation-no-caps="false"/>
    </style:style>
    <style:style style:name="P223"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1595327" fo:hyphenate="true" fo:hyphenation-remain-char-count="2" fo:hyphenation-push-char-count="2" loext:hyphenation-no-caps="false"/>
    </style:style>
    <style:style style:name="P224"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16da8aa" fo:hyphenate="true" fo:hyphenation-remain-char-count="2" fo:hyphenation-push-char-count="2" loext:hyphenation-no-caps="false"/>
    </style:style>
    <style:style style:name="P225"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173fa6e" fo:hyphenate="true" fo:hyphenation-remain-char-count="2" fo:hyphenation-push-char-count="2" loext:hyphenation-no-caps="false"/>
    </style:style>
    <style:style style:name="P226"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19942a1" fo:hyphenate="true" fo:hyphenation-remain-char-count="2" fo:hyphenation-push-char-count="2" loext:hyphenation-no-caps="false"/>
    </style:style>
    <style:style style:name="P227"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1b1dfa3" fo:hyphenate="true" fo:hyphenation-remain-char-count="2" fo:hyphenation-push-char-count="2" loext:hyphenation-no-caps="false"/>
    </style:style>
    <style:style style:name="P228"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1aa4e40" fo:hyphenate="true" fo:hyphenation-remain-char-count="2" fo:hyphenation-push-char-count="2" loext:hyphenation-no-caps="false"/>
    </style:style>
    <style:style style:name="P229"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1c94355" fo:hyphenate="true" fo:hyphenation-remain-char-count="2" fo:hyphenation-push-char-count="2" loext:hyphenation-no-caps="false"/>
    </style:style>
    <style:style style:name="P230"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3abb1c3" fo:hyphenate="true" fo:hyphenation-remain-char-count="2" fo:hyphenation-push-char-count="2" loext:hyphenation-no-caps="false"/>
    </style:style>
    <style:style style:name="P231"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1d4a4b3" fo:hyphenate="true" fo:hyphenation-remain-char-count="2" fo:hyphenation-push-char-count="2" loext:hyphenation-no-caps="false"/>
    </style:style>
    <style:style style:name="P232"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1ed1af1" fo:hyphenate="true" fo:hyphenation-remain-char-count="2" fo:hyphenation-push-char-count="2" loext:hyphenation-no-caps="false"/>
    </style:style>
    <style:style style:name="P233"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1973f61" fo:hyphenate="true" fo:hyphenation-remain-char-count="2" fo:hyphenation-push-char-count="2" loext:hyphenation-no-caps="false"/>
    </style:style>
    <style:style style:name="P234"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2022f29" fo:hyphenate="true" fo:hyphenation-remain-char-count="2" fo:hyphenation-push-char-count="2" loext:hyphenation-no-caps="false"/>
    </style:style>
    <style:style style:name="P235"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15e34d" fo:hyphenate="true" fo:hyphenation-remain-char-count="2" fo:hyphenation-push-char-count="2" loext:hyphenation-no-caps="false"/>
    </style:style>
    <style:style style:name="P236"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20b9d95" fo:hyphenate="true" fo:hyphenation-remain-char-count="2" fo:hyphenation-push-char-count="2" loext:hyphenation-no-caps="false"/>
    </style:style>
    <style:style style:name="P237"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20bf193" fo:hyphenate="true" fo:hyphenation-remain-char-count="2" fo:hyphenation-push-char-count="2" loext:hyphenation-no-caps="false"/>
    </style:style>
    <style:style style:name="P238"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21e80a6" fo:hyphenate="true" fo:hyphenation-remain-char-count="2" fo:hyphenation-push-char-count="2" loext:hyphenation-no-caps="false"/>
    </style:style>
    <style:style style:name="P239"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2230b72" fo:hyphenate="true" fo:hyphenation-remain-char-count="2" fo:hyphenation-push-char-count="2" loext:hyphenation-no-caps="false"/>
    </style:style>
    <style:style style:name="P240"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2519f48" fo:hyphenate="true" fo:hyphenation-remain-char-count="2" fo:hyphenation-push-char-count="2" loext:hyphenation-no-caps="false"/>
    </style:style>
    <style:style style:name="P241"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22fe927" fo:hyphenate="true" fo:hyphenation-remain-char-count="2" fo:hyphenation-push-char-count="2" loext:hyphenation-no-caps="false"/>
    </style:style>
    <style:style style:name="P242"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156811b" fo:hyphenate="true" fo:hyphenation-remain-char-count="2" fo:hyphenation-push-char-count="2" loext:hyphenation-no-caps="false"/>
    </style:style>
    <style:style style:name="P243"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158a9b9" fo:hyphenate="true" fo:hyphenation-remain-char-count="2" fo:hyphenation-push-char-count="2" loext:hyphenation-no-caps="false"/>
    </style:style>
    <style:style style:name="P244"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3245e72" fo:hyphenate="true" fo:hyphenation-remain-char-count="2" fo:hyphenation-push-char-count="2" loext:hyphenation-no-caps="false"/>
    </style:style>
    <style:style style:name="P245"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257df45" fo:hyphenate="true" fo:hyphenation-remain-char-count="2" fo:hyphenation-push-char-count="2" loext:hyphenation-no-caps="false"/>
    </style:style>
    <style:style style:name="P246"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2881d07" fo:hyphenate="true" fo:hyphenation-remain-char-count="2" fo:hyphenation-push-char-count="2" loext:hyphenation-no-caps="false"/>
    </style:style>
    <style:style style:name="P247"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385bd49" fo:hyphenate="true" fo:hyphenation-remain-char-count="2" fo:hyphenation-push-char-count="2" loext:hyphenation-no-caps="false"/>
    </style:style>
    <style:style style:name="P248"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226f947" fo:hyphenate="true" fo:hyphenation-remain-char-count="2" fo:hyphenation-push-char-count="2" loext:hyphenation-no-caps="false"/>
    </style:style>
    <style:style style:name="P249"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23ea52b" fo:hyphenate="true" fo:hyphenation-remain-char-count="2" fo:hyphenation-push-char-count="2" loext:hyphenation-no-caps="false"/>
    </style:style>
    <style:style style:name="P250"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3471f3a" fo:hyphenate="true" fo:hyphenation-remain-char-count="2" fo:hyphenation-push-char-count="2" loext:hyphenation-no-caps="false"/>
    </style:style>
    <style:style style:name="P251"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2a46e29" fo:hyphenate="true" fo:hyphenation-remain-char-count="2" fo:hyphenation-push-char-count="2" loext:hyphenation-no-caps="false"/>
    </style:style>
    <style:style style:name="P252"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87c59c" fo:hyphenate="true" fo:hyphenation-remain-char-count="2" fo:hyphenation-push-char-count="2" loext:hyphenation-no-caps="false"/>
    </style:style>
    <style:style style:name="P253"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3c7f7e0" fo:hyphenate="true" fo:hyphenation-remain-char-count="2" fo:hyphenation-push-char-count="2" loext:hyphenation-no-caps="false"/>
    </style:style>
    <style:style style:name="P254"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1283b66" fo:hyphenate="true" fo:hyphenation-remain-char-count="2" fo:hyphenation-push-char-count="2" loext:hyphenation-no-caps="false"/>
    </style:style>
    <style:style style:name="P255"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2afedde" fo:hyphenate="true" fo:hyphenation-remain-char-count="2" fo:hyphenation-push-char-count="2" loext:hyphenation-no-caps="false"/>
    </style:style>
    <style:style style:name="P256"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officeooo:paragraph-rsid="039964e4" fo:hyphenate="true" fo:hyphenation-remain-char-count="2" fo:hyphenation-push-char-count="2" loext:hyphenation-no-caps="false"/>
    </style:style>
    <style:style style:name="P257"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officeooo:paragraph-rsid="009a7b85" fo:hyphenate="true" fo:hyphenation-remain-char-count="2" fo:hyphenation-push-char-count="2" loext:hyphenation-no-caps="false"/>
    </style:style>
    <style:style style:name="P258"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officeooo:paragraph-rsid="00a78a9a" fo:hyphenate="true" fo:hyphenation-remain-char-count="2" fo:hyphenation-push-char-count="2" loext:hyphenation-no-caps="false"/>
    </style:style>
    <style:style style:name="P259" style:family="paragraph" style:parent-style-name="Table_20_Contents">
      <style:paragraph-properties fo:text-align="justify" style:justify-single-word="false" fo:hyphenation-ladder-count="3">
        <style:drop-cap style:lines="3" style:style-name="Iniciály_20_velké"/>
      </style:paragraph-properties>
      <style:text-properties officeooo:paragraph-rsid="035adcdf" fo:hyphenate="true" fo:hyphenation-remain-char-count="2" fo:hyphenation-push-char-count="2" loext:hyphenation-no-caps="false"/>
    </style:style>
    <style:style style:name="P260"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officeooo:paragraph-rsid="00b8b520" fo:hyphenate="true" fo:hyphenation-remain-char-count="2" fo:hyphenation-push-char-count="2" loext:hyphenation-no-caps="false"/>
    </style:style>
    <style:style style:name="P261"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officeooo:paragraph-rsid="00d4e3ec" fo:hyphenate="true" fo:hyphenation-remain-char-count="2" fo:hyphenation-push-char-count="2" loext:hyphenation-no-caps="false"/>
    </style:style>
    <style:style style:name="P262"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officeooo:paragraph-rsid="00ebda09" fo:hyphenate="true" fo:hyphenation-remain-char-count="2" fo:hyphenation-push-char-count="2" loext:hyphenation-no-caps="false"/>
    </style:style>
    <style:style style:name="P263"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officeooo:paragraph-rsid="008de3fa" fo:hyphenate="true" fo:hyphenation-remain-char-count="2" fo:hyphenation-push-char-count="2" loext:hyphenation-no-caps="false"/>
    </style:style>
    <style:style style:name="P264"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officeooo:paragraph-rsid="0101409c" fo:hyphenate="true" fo:hyphenation-remain-char-count="2" fo:hyphenation-push-char-count="2" loext:hyphenation-no-caps="false"/>
    </style:style>
    <style:style style:name="P265"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officeooo:paragraph-rsid="0116d6ca" fo:hyphenate="true" fo:hyphenation-remain-char-count="2" fo:hyphenation-push-char-count="2" loext:hyphenation-no-caps="false"/>
    </style:style>
    <style:style style:name="P266"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officeooo:paragraph-rsid="011d049c" fo:hyphenate="true" fo:hyphenation-remain-char-count="2" fo:hyphenation-push-char-count="2" loext:hyphenation-no-caps="false"/>
    </style:style>
    <style:style style:name="P267"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officeooo:paragraph-rsid="012d87dc" fo:hyphenate="true" fo:hyphenation-remain-char-count="2" fo:hyphenation-push-char-count="2" loext:hyphenation-no-caps="false"/>
    </style:style>
    <style:style style:name="P268"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officeooo:paragraph-rsid="013fb0e5" fo:hyphenate="true" fo:hyphenation-remain-char-count="2" fo:hyphenation-push-char-count="2" loext:hyphenation-no-caps="false"/>
    </style:style>
    <style:style style:name="P269"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officeooo:paragraph-rsid="0141776d" fo:hyphenate="true" fo:hyphenation-remain-char-count="2" fo:hyphenation-push-char-count="2" loext:hyphenation-no-caps="false"/>
    </style:style>
    <style:style style:name="P270"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officeooo:paragraph-rsid="0368e1ce" fo:hyphenate="true" fo:hyphenation-remain-char-count="2" fo:hyphenation-push-char-count="2" loext:hyphenation-no-caps="false"/>
    </style:style>
    <style:style style:name="P271"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officeooo:paragraph-rsid="016810bb" fo:hyphenate="true" fo:hyphenation-remain-char-count="2" fo:hyphenation-push-char-count="2" loext:hyphenation-no-caps="false"/>
    </style:style>
    <style:style style:name="P272"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officeooo:paragraph-rsid="0193ffdb" fo:hyphenate="true" fo:hyphenation-remain-char-count="2" fo:hyphenation-push-char-count="2" loext:hyphenation-no-caps="false"/>
    </style:style>
    <style:style style:name="P273"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officeooo:paragraph-rsid="01a7823f" fo:hyphenate="true" fo:hyphenation-remain-char-count="2" fo:hyphenation-push-char-count="2" loext:hyphenation-no-caps="false"/>
    </style:style>
    <style:style style:name="P274"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officeooo:paragraph-rsid="036b528b" fo:hyphenate="true" fo:hyphenation-remain-char-count="2" fo:hyphenation-push-char-count="2" loext:hyphenation-no-caps="false"/>
    </style:style>
    <style:style style:name="P275"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officeooo:paragraph-rsid="01d1d5d8" fo:hyphenate="true" fo:hyphenation-remain-char-count="2" fo:hyphenation-push-char-count="2" loext:hyphenation-no-caps="false"/>
    </style:style>
    <style:style style:name="P276"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officeooo:paragraph-rsid="01e46665" fo:hyphenate="true" fo:hyphenation-remain-char-count="2" fo:hyphenation-push-char-count="2" loext:hyphenation-no-caps="false"/>
    </style:style>
    <style:style style:name="P277"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officeooo:paragraph-rsid="03adaa64" fo:hyphenate="true" fo:hyphenation-remain-char-count="2" fo:hyphenation-push-char-count="2" loext:hyphenation-no-caps="false"/>
    </style:style>
    <style:style style:name="P278"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officeooo:paragraph-rsid="0212837c" fo:hyphenate="true" fo:hyphenation-remain-char-count="2" fo:hyphenation-push-char-count="2" loext:hyphenation-no-caps="false"/>
    </style:style>
    <style:style style:name="P279"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officeooo:paragraph-rsid="0015e34d" fo:hyphenate="true" fo:hyphenation-remain-char-count="2" fo:hyphenation-push-char-count="2" loext:hyphenation-no-caps="false"/>
    </style:style>
    <style:style style:name="P280"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officeooo:paragraph-rsid="006b4620" fo:hyphenate="true" fo:hyphenation-remain-char-count="2" fo:hyphenation-push-char-count="2" loext:hyphenation-no-caps="false"/>
    </style:style>
    <style:style style:name="P281"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officeooo:paragraph-rsid="022e11f6" fo:hyphenate="true" fo:hyphenation-remain-char-count="2" fo:hyphenation-push-char-count="2" loext:hyphenation-no-caps="false"/>
    </style:style>
    <style:style style:name="P282" style:family="paragraph" style:parent-style-name="Table_20_Contents">
      <style:paragraph-properties fo:text-align="justify" style:justify-single-word="false" fo:hyphenation-ladder-count="3">
        <style:drop-cap style:lines="3" style:style-name="Iniciály_20_velké"/>
      </style:paragraph-properties>
      <style:text-properties officeooo:paragraph-rsid="0156811b" fo:hyphenate="true" fo:hyphenation-remain-char-count="2" fo:hyphenation-push-char-count="2" loext:hyphenation-no-caps="false"/>
    </style:style>
    <style:style style:name="P283"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officeooo:paragraph-rsid="021ba3aa" fo:hyphenate="true" fo:hyphenation-remain-char-count="2" fo:hyphenation-push-char-count="2" loext:hyphenation-no-caps="false"/>
    </style:style>
    <style:style style:name="P284" style:family="paragraph" style:parent-style-name="Table_20_Contents">
      <style:paragraph-properties fo:text-align="justify" style:justify-single-word="false" fo:hyphenation-ladder-count="3">
        <style:drop-cap style:lines="3" style:style-name="Iniciály_20_velké"/>
      </style:paragraph-properties>
      <style:text-properties officeooo:paragraph-rsid="031859e8" fo:hyphenate="true" fo:hyphenation-remain-char-count="2" fo:hyphenation-push-char-count="2" loext:hyphenation-no-caps="false"/>
    </style:style>
    <style:style style:name="P285"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officeooo:paragraph-rsid="029794d0" fo:hyphenate="true" fo:hyphenation-remain-char-count="2" fo:hyphenation-push-char-count="2" loext:hyphenation-no-caps="false"/>
    </style:style>
    <style:style style:name="P286"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officeooo:paragraph-rsid="00851062" fo:hyphenate="true" fo:hyphenation-remain-char-count="2" fo:hyphenation-push-char-count="2" loext:hyphenation-no-caps="false"/>
    </style:style>
    <style:style style:name="P287" style:family="paragraph" style:parent-style-name="Table_20_Contents">
      <style:paragraph-properties fo:text-align="justify" style:justify-single-word="false" fo:hyphenation-ladder-count="3">
        <style:drop-cap style:lines="3" style:style-name="Iniciály_20_velké"/>
      </style:paragraph-properties>
      <style:text-properties officeooo:paragraph-rsid="03525c29" fo:hyphenate="true" fo:hyphenation-remain-char-count="2" fo:hyphenation-push-char-count="2" loext:hyphenation-no-caps="false"/>
    </style:style>
    <style:style style:name="P288"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officeooo:paragraph-rsid="03c7f7e0" fo:hyphenate="true" fo:hyphenation-remain-char-count="2" fo:hyphenation-push-char-count="2" loext:hyphenation-no-caps="false"/>
    </style:style>
    <style:style style:name="P289"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officeooo:paragraph-rsid="03cab737" fo:hyphenate="true" fo:hyphenation-remain-char-count="2" fo:hyphenation-push-char-count="2" loext:hyphenation-no-caps="false"/>
    </style:style>
    <style:style style:name="P290" style:family="paragraph" style:parent-style-name="Table_20_Contents">
      <style:paragraph-properties fo:text-align="justify" style:justify-single-word="false" fo:hyphenation-ladder-count="4" style:writing-mode="lr-tb">
        <style:drop-cap style:lines="2" style:style-name="Drop_20_Caps"/>
      </style:paragraph-properties>
      <style:text-properties officeooo:paragraph-rsid="021055dc" fo:hyphenate="true" fo:hyphenation-remain-char-count="2" fo:hyphenation-push-char-count="2" loext:hyphenation-no-caps="false"/>
    </style:style>
    <style:style style:name="P291" style:family="paragraph" style:parent-style-name="Table_20_Contents">
      <style:paragraph-properties fo:text-align="justify" style:justify-single-word="false" fo:hyphenation-ladder-count="4" style:writing-mode="lr-tb">
        <style:drop-cap style:lines="2" style:style-name="Drop_20_Caps"/>
      </style:paragraph-properties>
      <style:text-properties officeooo:paragraph-rsid="021e80a6" fo:hyphenate="true" fo:hyphenation-remain-char-count="2" fo:hyphenation-push-char-count="2" loext:hyphenation-no-caps="false"/>
    </style:style>
    <style:style style:name="P292"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officeooo:rsid="009ca98f" officeooo:paragraph-rsid="009ca98f" style:font-size-asian="12pt" fo:hyphenate="true" fo:hyphenation-remain-char-count="2" fo:hyphenation-push-char-count="2" loext:hyphenation-no-caps="false"/>
    </style:style>
    <style:style style:name="P293"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style:font-name="Linux Libertine S.O.Cist.1" fo:font-size="12pt" officeooo:rsid="00a8233a" officeooo:paragraph-rsid="00a78a9a" style:font-size-asian="12pt" fo:hyphenate="true" fo:hyphenation-remain-char-count="2" fo:hyphenation-push-char-count="2" loext:hyphenation-no-caps="false"/>
    </style:style>
    <style:style style:name="P294"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style:font-name="Linux Libertine S.O.Cist.1" fo:font-size="12pt" officeooo:rsid="00cd73e4" officeooo:paragraph-rsid="00cd73e4" style:font-size-asian="12pt" fo:hyphenate="true" fo:hyphenation-remain-char-count="2" fo:hyphenation-push-char-count="2" loext:hyphenation-no-caps="false"/>
    </style:style>
    <style:style style:name="P295"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officeooo:rsid="00cf8e90" officeooo:paragraph-rsid="00cf8e90" style:font-size-asian="12pt" fo:hyphenate="true" fo:hyphenation-remain-char-count="2" fo:hyphenation-push-char-count="2" loext:hyphenation-no-caps="false"/>
    </style:style>
    <style:style style:name="P296"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style:font-name="Linux Libertine S.O.Cist.1" fo:font-size="12pt" officeooo:rsid="00dbcfe6" officeooo:paragraph-rsid="00dbcfe6" style:font-size-asian="12pt" fo:hyphenate="true" fo:hyphenation-remain-char-count="2" fo:hyphenation-push-char-count="2" loext:hyphenation-no-caps="false"/>
    </style:style>
    <style:style style:name="P297"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officeooo:rsid="00e20f37" officeooo:paragraph-rsid="00e20f37" style:font-size-asian="12pt" fo:hyphenate="true" fo:hyphenation-remain-char-count="2" fo:hyphenation-push-char-count="2" loext:hyphenation-no-caps="false"/>
    </style:style>
    <style:style style:name="P298"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style:font-name="Linux Libertine S.O.Cist.1" fo:font-size="12pt" officeooo:rsid="00e61690" officeooo:paragraph-rsid="00e61690" style:font-size-asian="12pt" fo:hyphenate="true" fo:hyphenation-remain-char-count="2" fo:hyphenation-push-char-count="2" loext:hyphenation-no-caps="false"/>
    </style:style>
    <style:style style:name="P299"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officeooo:rsid="00e92022" officeooo:paragraph-rsid="00eb7bb9" style:font-size-asian="12pt" fo:hyphenate="true" fo:hyphenation-remain-char-count="2" fo:hyphenation-push-char-count="2" loext:hyphenation-no-caps="false"/>
    </style:style>
    <style:style style:name="P300"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style:font-name="Linux Libertine S.O.Cist.1" fo:font-size="12pt" officeooo:rsid="00fa2451" officeooo:paragraph-rsid="00fa2451" style:font-size-asian="12pt" fo:hyphenate="true" fo:hyphenation-remain-char-count="2" fo:hyphenation-push-char-count="2" loext:hyphenation-no-caps="false"/>
    </style:style>
    <style:style style:name="P301"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officeooo:rsid="00fe4925" officeooo:paragraph-rsid="00fe4925" style:font-size-asian="12pt" fo:hyphenate="true" fo:hyphenation-remain-char-count="2" fo:hyphenation-push-char-count="2" loext:hyphenation-no-caps="false"/>
    </style:style>
    <style:style style:name="P302"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officeooo:rsid="01037fec" officeooo:paragraph-rsid="01037fec" style:font-size-asian="12pt" style:font-size-complex="12pt" fo:hyphenate="true" fo:hyphenation-remain-char-count="2" fo:hyphenation-push-char-count="2" loext:hyphenation-no-caps="false"/>
    </style:style>
    <style:style style:name="P303"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officeooo:rsid="01623f76" officeooo:paragraph-rsid="01663390" style:font-size-asian="12pt" style:font-size-complex="12pt" fo:hyphenate="true" fo:hyphenation-remain-char-count="2" fo:hyphenation-push-char-count="2" loext:hyphenation-no-caps="false"/>
    </style:style>
    <style:style style:name="P304"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officeooo:rsid="01595327" officeooo:paragraph-rsid="01595327" style:font-size-asian="12pt" style:font-size-complex="12pt" fo:hyphenate="true" fo:hyphenation-remain-char-count="2" fo:hyphenation-push-char-count="2" loext:hyphenation-no-caps="false"/>
    </style:style>
    <style:style style:name="P305"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officeooo:rsid="01dfe97c" officeooo:paragraph-rsid="01dfe97c" style:font-size-asian="12pt" style:font-size-complex="12pt" fo:hyphenate="true" fo:hyphenation-remain-char-count="2" fo:hyphenation-push-char-count="2" loext:hyphenation-no-caps="false"/>
    </style:style>
    <style:style style:name="P306"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style:font-name="Linux Libertine S.O.Cist.1" fo:font-size="12pt" officeooo:rsid="021ba3aa" officeooo:paragraph-rsid="021ba3aa" style:font-size-asian="12pt" style:font-size-complex="12pt" fo:hyphenate="true" fo:hyphenation-remain-char-count="2" fo:hyphenation-push-char-count="2" loext:hyphenation-no-caps="false"/>
    </style:style>
    <style:style style:name="P307"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officeooo:rsid="01dc7d21" officeooo:paragraph-rsid="01595327" style:font-size-asian="12pt" style:font-size-complex="12pt" fo:hyphenate="true" fo:hyphenation-remain-char-count="2" fo:hyphenation-push-char-count="2" loext:hyphenation-no-caps="false"/>
    </style:style>
    <style:style style:name="P308"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officeooo:rsid="02230b72" officeooo:paragraph-rsid="02230b72" style:font-size-asian="12pt" style:font-size-complex="12pt" fo:hyphenate="true" fo:hyphenation-remain-char-count="2" fo:hyphenation-push-char-count="2" loext:hyphenation-no-caps="false"/>
    </style:style>
    <style:style style:name="P309"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officeooo:rsid="02a5c8f6" officeooo:paragraph-rsid="03c7f25c" style:font-size-asian="12pt" style:font-size-complex="12pt" fo:hyphenate="true" fo:hyphenation-remain-char-count="2" fo:hyphenation-push-char-count="2" loext:hyphenation-no-caps="false"/>
    </style:style>
    <style:style style:name="P310"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officeooo:rsid="010eabef" officeooo:paragraph-rsid="010eabef" style:font-size-asian="12pt" fo:hyphenate="true" fo:hyphenation-remain-char-count="2" fo:hyphenation-push-char-count="2" loext:hyphenation-no-caps="false"/>
    </style:style>
    <style:style style:name="P311"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style:font-name="Linux Libertine S.O.Cist.1" fo:font-size="12pt" officeooo:rsid="00d4e3ec" officeooo:paragraph-rsid="00d4e3ec" style:font-size-asian="12pt" fo:hyphenate="true" fo:hyphenation-remain-char-count="2" fo:hyphenation-push-char-count="2" loext:hyphenation-no-caps="false"/>
    </style:style>
    <style:style style:name="P312"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officeooo:rsid="011d009f" officeooo:paragraph-rsid="011d009f" style:font-size-asian="12pt" fo:hyphenate="true" fo:hyphenation-remain-char-count="2" fo:hyphenation-push-char-count="2" loext:hyphenation-no-caps="false"/>
    </style:style>
    <style:style style:name="P313"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officeooo:rsid="011eebe7" officeooo:paragraph-rsid="011eebe7" style:font-size-asian="12pt" fo:hyphenate="true" fo:hyphenation-remain-char-count="2" fo:hyphenation-push-char-count="2" loext:hyphenation-no-caps="false"/>
    </style:style>
    <style:style style:name="P314"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style:font-name="Linux Libertine S.O.Cist.1" fo:font-size="12pt" officeooo:rsid="013534ac" officeooo:paragraph-rsid="013534ac" style:font-size-asian="12pt" fo:hyphenate="true" fo:hyphenation-remain-char-count="2" fo:hyphenation-push-char-count="2" loext:hyphenation-no-caps="false"/>
    </style:style>
    <style:style style:name="P315"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officeooo:rsid="0141776d" officeooo:paragraph-rsid="0141776d" style:font-size-asian="12pt" fo:hyphenate="true" fo:hyphenation-remain-char-count="2" fo:hyphenation-push-char-count="2" loext:hyphenation-no-caps="false"/>
    </style:style>
    <style:style style:name="P316"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style:font-name="Linux Libertine S.O.Cist.1" fo:font-size="12pt" officeooo:rsid="01a7823f" officeooo:paragraph-rsid="01a7823f" style:font-size-asian="12pt" fo:hyphenate="true" fo:hyphenation-remain-char-count="2" fo:hyphenation-push-char-count="2" loext:hyphenation-no-caps="false"/>
    </style:style>
    <style:style style:name="P317"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officeooo:rsid="01b1dfa3" officeooo:paragraph-rsid="01b1dfa3" style:font-size-asian="12pt" fo:hyphenate="true" fo:hyphenation-remain-char-count="2" fo:hyphenation-push-char-count="2" loext:hyphenation-no-caps="false"/>
    </style:style>
    <style:style style:name="P318"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officeooo:rsid="02cc42bb" officeooo:paragraph-rsid="01b1dfa3" style:font-size-asian="12pt" fo:hyphenate="true" fo:hyphenation-remain-char-count="2" fo:hyphenation-push-char-count="2" loext:hyphenation-no-caps="false"/>
    </style:style>
    <style:style style:name="P319"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officeooo:paragraph-rsid="01ed1af1" style:font-size-asian="12pt" fo:hyphenate="true" fo:hyphenation-remain-char-count="2" fo:hyphenation-push-char-count="2" loext:hyphenation-no-caps="false"/>
    </style:style>
    <style:style style:name="P320" style:family="paragraph" style:parent-style-name="Table_20_Contents">
      <style:paragraph-properties fo:text-align="justify" style:justify-single-word="false" fo:hyphenation-ladder-count="3"/>
      <style:text-properties style:font-name="Linux Libertine S.O.Cist.1" fo:font-size="12pt" style:font-size-asian="12pt" fo:hyphenate="true" fo:hyphenation-remain-char-count="2" fo:hyphenation-push-char-count="2" loext:hyphenation-no-caps="false"/>
    </style:style>
    <style:style style:name="P321"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officeooo:rsid="0266c660" officeooo:paragraph-rsid="0266c660" style:font-size-asian="12pt" fo:hyphenate="true" fo:hyphenation-remain-char-count="2" fo:hyphenation-push-char-count="2" loext:hyphenation-no-caps="false"/>
    </style:style>
    <style:style style:name="P322"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style:font-name="Linux Libertine S.O.Cist.1" fo:font-size="12pt" officeooo:rsid="01fe48a0" officeooo:paragraph-rsid="01fe48a0" style:font-size-asian="12pt" fo:hyphenate="true" fo:hyphenation-remain-char-count="2" fo:hyphenation-push-char-count="2" loext:hyphenation-no-caps="false"/>
    </style:style>
    <style:style style:name="P323"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officeooo:rsid="02065dfc" officeooo:paragraph-rsid="02065dfc" style:font-size-asian="12pt" fo:hyphenate="true" fo:hyphenation-remain-char-count="2" fo:hyphenation-push-char-count="2" loext:hyphenation-no-caps="false"/>
    </style:style>
    <style:style style:name="P324"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style:font-name="Linux Libertine S.O.Cist.1" fo:font-size="12pt" officeooo:rsid="020d0b84" officeooo:paragraph-rsid="03109d97" style:font-size-asian="12pt" fo:hyphenate="true" fo:hyphenation-remain-char-count="2" fo:hyphenation-push-char-count="2" loext:hyphenation-no-caps="false"/>
    </style:style>
    <style:style style:name="P325"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officeooo:rsid="0213499f" officeooo:paragraph-rsid="0213499f" style:font-size-asian="12pt" fo:hyphenate="true" fo:hyphenation-remain-char-count="2" fo:hyphenation-push-char-count="2" loext:hyphenation-no-caps="false"/>
    </style:style>
    <style:style style:name="P326"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officeooo:rsid="023f6700" officeooo:paragraph-rsid="019942a1" style:font-size-asian="12pt" fo:hyphenate="true" fo:hyphenation-remain-char-count="2" fo:hyphenation-push-char-count="2" loext:hyphenation-no-caps="false"/>
    </style:style>
    <style:style style:name="P327"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style:font-name="Linux Libertine S.O.Cist.1" fo:font-size="12pt" officeooo:rsid="0193ffdb" officeooo:paragraph-rsid="0193ffdb" style:font-size-asian="12pt" fo:hyphenate="true" fo:hyphenation-remain-char-count="2" fo:hyphenation-push-char-count="2" loext:hyphenation-no-caps="false"/>
    </style:style>
    <style:style style:name="P328"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style:font-name="Linux Libertine S.O.Cist.1" fo:font-size="12pt" officeooo:rsid="0232dbfe" officeooo:paragraph-rsid="0232dbfe" style:font-size-asian="12pt" fo:hyphenate="true" fo:hyphenation-remain-char-count="2" fo:hyphenation-push-char-count="2" loext:hyphenation-no-caps="false"/>
    </style:style>
    <style:style style:name="P329"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officeooo:rsid="022fe927" officeooo:paragraph-rsid="022fe927" style:font-size-asian="12pt" fo:hyphenate="true" fo:hyphenation-remain-char-count="2" fo:hyphenation-push-char-count="2" loext:hyphenation-no-caps="false"/>
    </style:style>
    <style:style style:name="P330"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style:font-name="Linux Libertine S.O.Cist.1" fo:font-size="12pt" officeooo:rsid="027db6b9" officeooo:paragraph-rsid="0232dbfe" style:font-size-asian="12pt" fo:hyphenate="true" fo:hyphenation-remain-char-count="2" fo:hyphenation-push-char-count="2" loext:hyphenation-no-caps="false"/>
    </style:style>
    <style:style style:name="P331"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style:font-name="Linux Libertine S.O.Cist.1" fo:font-size="12pt" officeooo:rsid="028930d0" officeooo:paragraph-rsid="0232dbfe" style:font-size-asian="12pt" fo:hyphenate="true" fo:hyphenation-remain-char-count="2" fo:hyphenation-push-char-count="2" loext:hyphenation-no-caps="false"/>
    </style:style>
    <style:style style:name="P332"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officeooo:rsid="028ba576" officeooo:paragraph-rsid="028ba576" style:font-size-asian="12pt" fo:hyphenate="true" fo:hyphenation-remain-char-count="2" fo:hyphenation-push-char-count="2" loext:hyphenation-no-caps="false"/>
    </style:style>
    <style:style style:name="P333"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officeooo:rsid="027a22bc" officeooo:paragraph-rsid="027a22bc" style:font-size-asian="12pt" fo:hyphenate="true" fo:hyphenation-remain-char-count="2" fo:hyphenation-push-char-count="2" loext:hyphenation-no-caps="false"/>
    </style:style>
    <style:style style:name="P334"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officeooo:rsid="019942a1" officeooo:paragraph-rsid="019942a1" style:font-size-asian="12pt" fo:hyphenate="true" fo:hyphenation-remain-char-count="2" fo:hyphenation-push-char-count="2" loext:hyphenation-no-caps="false"/>
    </style:style>
    <style:style style:name="P335"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font-style="normal" officeooo:rsid="00e0f02e" officeooo:paragraph-rsid="00e0f02e" style:font-size-asian="12pt" style:font-style-asian="normal" style:font-style-complex="normal" fo:hyphenate="true" fo:hyphenation-remain-char-count="2" fo:hyphenation-push-char-count="2" loext:hyphenation-no-caps="false"/>
    </style:style>
    <style:style style:name="P336"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font-style="normal" officeooo:rsid="00e7f74e" officeooo:paragraph-rsid="00e7f74e" style:font-size-asian="12pt" style:font-style-asian="normal" style:font-style-complex="normal" fo:hyphenate="true" fo:hyphenation-remain-char-count="2" fo:hyphenation-push-char-count="2" loext:hyphenation-no-caps="false"/>
    </style:style>
    <style:style style:name="P337"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font-style="normal" officeooo:rsid="00ecff06" officeooo:paragraph-rsid="00ecff06" style:font-size-asian="12pt" style:font-style-asian="normal" style:font-style-complex="normal" fo:hyphenate="true" fo:hyphenation-remain-char-count="2" fo:hyphenation-push-char-count="2" loext:hyphenation-no-caps="false"/>
    </style:style>
    <style:style style:name="P338"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font-style="normal" officeooo:rsid="010d0cde" officeooo:paragraph-rsid="010d0cde" style:font-size-asian="12pt" style:font-style-asian="normal" style:font-style-complex="normal" fo:hyphenate="true" fo:hyphenation-remain-char-count="2" fo:hyphenation-push-char-count="2" loext:hyphenation-no-caps="false"/>
    </style:style>
    <style:style style:name="P339"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font-style="normal" officeooo:rsid="010fdfcc" officeooo:paragraph-rsid="0113192b" style:font-size-asian="12pt" style:font-style-asian="normal" style:font-style-complex="normal" fo:hyphenate="true" fo:hyphenation-remain-char-count="2" fo:hyphenation-push-char-count="2" loext:hyphenation-no-caps="false"/>
    </style:style>
    <style:style style:name="P340"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font-style="normal" officeooo:rsid="01301eed" officeooo:paragraph-rsid="01301eed" style:font-size-asian="12pt" style:font-style-asian="normal" style:font-style-complex="normal" fo:hyphenate="true" fo:hyphenation-remain-char-count="2" fo:hyphenation-push-char-count="2" loext:hyphenation-no-caps="false"/>
    </style:style>
    <style:style style:name="P341"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font-style="normal" officeooo:rsid="0135d939" officeooo:paragraph-rsid="0135d939" style:font-size-asian="12pt" style:font-style-asian="normal" style:font-style-complex="normal" fo:hyphenate="true" fo:hyphenation-remain-char-count="2" fo:hyphenation-push-char-count="2" loext:hyphenation-no-caps="false"/>
    </style:style>
    <style:style style:name="P342"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font-style="normal" officeooo:rsid="0141776d" officeooo:paragraph-rsid="0141776d" style:font-size-asian="12pt" style:font-style-asian="normal" style:font-style-complex="normal" fo:hyphenate="true" fo:hyphenation-remain-char-count="2" fo:hyphenation-push-char-count="2" loext:hyphenation-no-caps="false"/>
    </style:style>
    <style:style style:name="P343"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font-style="normal" officeooo:rsid="017c187e" officeooo:paragraph-rsid="017c187e" style:font-size-asian="12pt" style:font-style-asian="normal" style:font-style-complex="normal" fo:hyphenate="true" fo:hyphenation-remain-char-count="2" fo:hyphenation-push-char-count="2" loext:hyphenation-no-caps="false"/>
    </style:style>
    <style:style style:name="P344"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font-style="normal" officeooo:rsid="01973f61" officeooo:paragraph-rsid="01973f61" style:font-size-asian="12pt" style:font-style-asian="normal" style:font-style-complex="normal" fo:hyphenate="true" fo:hyphenation-remain-char-count="2" fo:hyphenation-push-char-count="2" loext:hyphenation-no-caps="false"/>
    </style:style>
    <style:style style:name="P345"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font-style="normal" officeooo:rsid="01aa4e40" officeooo:paragraph-rsid="01aa4e40" style:font-size-asian="12pt" style:font-style-asian="normal" style:font-style-complex="normal" fo:hyphenate="true" fo:hyphenation-remain-char-count="2" fo:hyphenation-push-char-count="2" loext:hyphenation-no-caps="false"/>
    </style:style>
    <style:style style:name="P346"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font-style="normal" officeooo:rsid="02c74897" officeooo:paragraph-rsid="01aa4e40" style:font-size-asian="12pt" style:font-style-asian="normal" style:font-style-complex="normal" fo:hyphenate="true" fo:hyphenation-remain-char-count="2" fo:hyphenation-push-char-count="2" loext:hyphenation-no-caps="false"/>
    </style:style>
    <style:style style:name="P347"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font-style="normal" officeooo:rsid="01ebc0c6" officeooo:paragraph-rsid="01ebc0c6" style:font-size-asian="12pt" style:font-style-asian="normal" style:font-style-complex="normal" fo:hyphenate="true" fo:hyphenation-remain-char-count="2" fo:hyphenation-push-char-count="2" loext:hyphenation-no-caps="false"/>
    </style:style>
    <style:style style:name="P348"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font-style="normal" officeooo:rsid="01ee750f" officeooo:paragraph-rsid="01ee750f" style:font-size-asian="12pt" style:font-style-asian="normal" style:font-style-complex="normal" fo:hyphenate="true" fo:hyphenation-remain-char-count="2" fo:hyphenation-push-char-count="2" loext:hyphenation-no-caps="false"/>
    </style:style>
    <style:style style:name="P349"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font-style="normal" officeooo:rsid="02056920" officeooo:paragraph-rsid="02056920" style:font-size-asian="12pt" style:font-style-asian="normal" style:font-style-complex="normal" fo:hyphenate="true" fo:hyphenation-remain-char-count="2" fo:hyphenation-push-char-count="2" loext:hyphenation-no-caps="false"/>
    </style:style>
    <style:style style:name="P350"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font-style="normal" officeooo:rsid="020ffdf9" officeooo:paragraph-rsid="02056920" style:font-size-asian="12pt" style:font-style-asian="normal" style:font-style-complex="normal" fo:hyphenate="true" fo:hyphenation-remain-char-count="2" fo:hyphenation-push-char-count="2" loext:hyphenation-no-caps="false"/>
    </style:style>
    <style:style style:name="P351"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font-style="normal" officeooo:rsid="0226f947" officeooo:paragraph-rsid="0226f947" style:font-size-asian="12pt" style:font-style-asian="normal" style:font-style-complex="normal" fo:hyphenate="true" fo:hyphenation-remain-char-count="2" fo:hyphenation-push-char-count="2" loext:hyphenation-no-caps="false"/>
    </style:style>
    <style:style style:name="P352"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font-style="normal" officeooo:rsid="022727da" officeooo:paragraph-rsid="01ee750f" style:font-size-asian="12pt" style:font-style-asian="normal" style:font-style-complex="normal" fo:hyphenate="true" fo:hyphenation-remain-char-count="2" fo:hyphenation-push-char-count="2" loext:hyphenation-no-caps="false"/>
    </style:style>
    <style:style style:name="P353"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font-style="normal" officeooo:rsid="023ea52b" officeooo:paragraph-rsid="023ea52b" style:font-size-asian="12pt" style:font-style-asian="normal" style:font-style-complex="normal" fo:hyphenate="true" fo:hyphenation-remain-char-count="2" fo:hyphenation-push-char-count="2" loext:hyphenation-no-caps="false"/>
    </style:style>
    <style:style style:name="P354"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font-style="normal" officeooo:rsid="0232dbfe" officeooo:paragraph-rsid="0232dbfe" style:font-size-asian="12pt" style:font-style-asian="normal" style:font-style-complex="normal" fo:hyphenate="true" fo:hyphenation-remain-char-count="2" fo:hyphenation-push-char-count="2" loext:hyphenation-no-caps="false"/>
    </style:style>
    <style:style style:name="P355"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font-style="normal" officeooo:rsid="027a2b4d" officeooo:paragraph-rsid="027a2b4d" style:font-size-asian="12pt" style:font-style-asian="normal" style:font-style-complex="normal" fo:hyphenate="true" fo:hyphenation-remain-char-count="2" fo:hyphenation-push-char-count="2" loext:hyphenation-no-caps="false"/>
    </style:style>
    <style:style style:name="P356"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font-style="normal" officeooo:rsid="014a19d5" officeooo:paragraph-rsid="014a19d5" style:font-size-asian="12pt" style:font-style-asian="normal" style:font-size-complex="12pt" style:font-style-complex="normal" fo:hyphenate="true" fo:hyphenation-remain-char-count="2" fo:hyphenation-push-char-count="2" loext:hyphenation-no-caps="false"/>
    </style:style>
    <style:style style:name="P357"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font-style="normal" officeooo:rsid="021e80a6" officeooo:paragraph-rsid="021e80a6" style:font-size-asian="12pt" style:font-style-asian="normal" style:font-size-complex="12pt" style:font-style-complex="normal" fo:hyphenate="true" fo:hyphenation-remain-char-count="2" fo:hyphenation-push-char-count="2" loext:hyphenation-no-caps="false"/>
    </style:style>
    <style:style style:name="P358"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font-style="normal" officeooo:rsid="021e80a6" officeooo:paragraph-rsid="035d382d" style:font-size-asian="12pt" style:font-style-asian="normal" style:font-size-complex="12pt" style:font-style-complex="normal" fo:hyphenate="true" fo:hyphenation-remain-char-count="2" fo:hyphenation-push-char-count="2" loext:hyphenation-no-caps="false"/>
    </style:style>
    <style:style style:name="P359"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1" officeooo:paragraph-rsid="031859e8" fo:hyphenate="true" fo:hyphenation-remain-char-count="2" fo:hyphenation-push-char-count="2" loext:hyphenation-no-caps="false"/>
    </style:style>
    <style:style style:name="P360"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officeooo:rsid="009eef66" officeooo:paragraph-rsid="00a55449" fo:hyphenate="true" fo:hyphenation-remain-char-count="2" fo:hyphenation-push-char-count="2" loext:hyphenation-no-caps="false"/>
    </style:style>
    <style:style style:name="P361"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 fo:font-size="12pt" fo:letter-spacing="normal" fo:language="la" fo:country="VA" fo:font-style="normal" fo:font-weight="normal" officeooo:rsid="0034e2b4" officeooo:paragraph-rsid="000f0466"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362"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 fo:font-size="12pt" fo:letter-spacing="normal" fo:language="la" fo:country="VA" fo:font-style="normal" fo:font-weight="normal" officeooo:rsid="0034e2b4" officeooo:paragraph-rsid="0062114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363"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 fo:font-size="12pt" fo:letter-spacing="normal" fo:language="la" fo:country="VA" fo:font-style="normal" fo:font-weight="normal" officeooo:rsid="0034e2b4" officeooo:paragraph-rsid="0335b81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364" style:family="paragraph" style:parent-style-name="Table_20_Contents">
      <style:paragraph-properties fo:text-align="justify" style:justify-single-word="false" fo:hyphenation-ladder-count="3" style:writing-mode="lr-tb">
        <style:drop-cap style:lines="2" style:style-name="Drop_20_Caps"/>
      </style:paragraph-properties>
      <style:text-properties fo:font-variant="normal" fo:text-transform="none" fo:color="#000000" loext:opacity="100%" style:font-name="Linux Libertine S.O.Cist." fo:font-size="12pt" fo:letter-spacing="normal" fo:language="la" fo:country="VA" fo:font-style="normal" fo:font-weight="normal" officeooo:rsid="0086b159" officeooo:paragraph-rsid="01283b66"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365" style:family="paragraph" style:parent-style-name="Table_20_Contents">
      <style:paragraph-properties fo:text-align="justify" style:justify-single-word="false" fo:hyphenation-ladder-count="3" style:writing-mode="lr-tb">
        <style:drop-cap style:lines="2" style:style-name="Drop_20_Caps"/>
      </style:paragraph-properties>
      <style:text-properties fo:font-variant="normal" fo:text-transform="none" fo:color="#000000" loext:opacity="100%" style:font-name="Linux Libertine S.O.Cist." fo:font-size="12pt" fo:letter-spacing="normal" fo:language="la" fo:country="VA" fo:font-style="normal" fo:font-weight="normal" officeooo:rsid="0087c59c" officeooo:paragraph-rsid="0087c59c"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366" style:family="paragraph" style:parent-style-name="Table_20_Contents">
      <style:paragraph-properties fo:text-align="justify" style:justify-single-word="false" fo:hyphenation-ladder-count="3" style:writing-mode="lr-tb">
        <style:drop-cap style:lines="2" style:style-name="Drop_20_Caps"/>
      </style:paragraph-properties>
      <style:text-properties fo:font-variant="normal" fo:text-transform="none" fo:color="#000000" loext:opacity="100%" style:font-name="Linux Libertine S.O.Cist.1" fo:font-size="12pt" fo:letter-spacing="normal" fo:language="la" fo:country="VA" fo:font-style="normal" fo:font-weight="normal" officeooo:rsid="0086b159" officeooo:paragraph-rsid="0086b159"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367" style:family="paragraph" style:parent-style-name="Table_20_Contents">
      <style:paragraph-properties fo:text-align="justify" style:justify-single-word="false" fo:hyphenation-ladder-count="3" style:writing-mode="lr-tb">
        <style:drop-cap style:lines="2" style:style-name="Drop_20_Caps"/>
      </style:paragraph-properties>
      <style:text-properties fo:font-variant="normal" fo:text-transform="none" fo:color="#000000" loext:opacity="100%" style:font-name="Linux Libertine S.O.Cist.1" fo:font-size="12pt" fo:letter-spacing="normal" fo:language="la" fo:country="VA" fo:font-style="normal" fo:font-weight="normal" officeooo:rsid="0086b159" officeooo:paragraph-rsid="01283b66"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368" style:family="paragraph" style:parent-style-name="Table_20_Contents">
      <style:paragraph-properties fo:text-align="justify" style:justify-single-word="false" fo:hyphenation-ladder-count="4" style:writing-mode="lr-tb">
        <style:drop-cap style:lines="2" style:style-name="Drop_20_Caps"/>
      </style:paragraph-properties>
      <style:text-properties fo:font-variant="normal" fo:text-transform="none" fo:color="#000000" loext:opacity="100%" style:font-name="Linux Libertine S.O.Cist.1" fo:font-size="12pt" fo:letter-spacing="normal" fo:language="la" fo:country="VA" fo:font-style="normal" fo:font-weight="normal" officeooo:rsid="0086b159" officeooo:paragraph-rsid="01283b66"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369" style:family="paragraph" style:parent-style-name="Table_20_Contents">
      <style:paragraph-properties fo:text-align="justify" style:justify-single-word="false" fo:hyphenation-ladder-count="3" style:writing-mode="lr-tb">
        <style:drop-cap style:lines="2" style:style-name="Drop_20_Caps"/>
      </style:paragraph-properties>
      <style:text-properties fo:font-variant="normal" fo:text-transform="none" fo:color="#000000" loext:opacity="100%" style:font-name="Linux Libertine S.O.Cist.1" fo:font-size="12pt" fo:letter-spacing="normal" fo:language="la" fo:country="VA" fo:font-style="normal" fo:font-weight="normal" officeooo:rsid="0087c59c" officeooo:paragraph-rsid="0087c59c"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370" style:family="paragraph" style:parent-style-name="Table_20_Contents">
      <style:paragraph-properties fo:text-align="justify" style:justify-single-word="false" fo:hyphenation-ladder-count="4" style:writing-mode="lr-tb">
        <style:drop-cap style:lines="2" style:style-name="Drop_20_Caps"/>
      </style:paragraph-properties>
      <style:text-properties fo:font-variant="normal" fo:text-transform="none" fo:color="#000000" loext:opacity="100%" style:font-name="Linux Libertine S.O.Cist.1" fo:font-size="12pt" fo:letter-spacing="normal" fo:language="la" fo:country="VA" fo:font-style="normal" fo:font-weight="normal" officeooo:rsid="0087c59c" officeooo:paragraph-rsid="0087c59c"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371" style:family="paragraph" style:parent-style-name="Table_20_Contents">
      <loext:graphic-properties draw:fill-gradient-name="gradient" draw:fill-hatch-name="hatch"/>
      <style:paragraph-properties fo:text-align="justify" style:justify-single-word="false" fo:hyphenation-ladder-count="4" style:writing-mode="lr-tb">
        <style:drop-cap style:lines="2" style:style-name="Drop_20_Caps"/>
      </style:paragraph-properties>
      <style:text-properties fo:font-variant="normal" fo:text-transform="none" fo:color="#000000" loext:opacity="100%" style:font-name="Linux Libertine S.O.Cist.1" fo:font-size="12pt" fo:letter-spacing="normal" fo:language="la" fo:country="VA" fo:font-style="normal" fo:font-weight="normal" officeooo:rsid="0087c59c" officeooo:paragraph-rsid="0087c59c"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372"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style:use-window-font-color="true" loext:opacity="0%" style:font-name="Linux Libertine S.O.Cist." fo:font-size="12pt" fo:letter-spacing="normal" fo:language="la" fo:country="VA" fo:font-style="normal" fo:font-weight="normal" officeooo:rsid="0034e2b4" officeooo:paragraph-rsid="033c3818"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373"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8e7b1a" officeooo:paragraph-rsid="00a272f0" style:font-size-asian="12pt" style:font-size-complex="12pt" fo:hyphenate="true" fo:hyphenation-remain-char-count="2" fo:hyphenation-push-char-count="2" loext:hyphenation-no-caps="false"/>
    </style:style>
    <style:style style:name="P374"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8e7b1a" officeooo:paragraph-rsid="00a3bd7c" style:font-size-asian="12pt" style:font-size-complex="12pt" fo:hyphenate="true" fo:hyphenation-remain-char-count="2" fo:hyphenation-push-char-count="2" loext:hyphenation-no-caps="false"/>
    </style:style>
    <style:style style:name="P375"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8e7b1a" officeooo:paragraph-rsid="0303bc20" style:font-size-asian="12pt" style:font-size-complex="12pt" fo:hyphenate="true" fo:hyphenation-remain-char-count="2" fo:hyphenation-push-char-count="2" loext:hyphenation-no-caps="false"/>
    </style:style>
    <style:style style:name="P376"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8e7b1a" officeooo:paragraph-rsid="030582a4" style:font-size-asian="12pt" style:font-size-complex="12pt" fo:hyphenate="true" fo:hyphenation-remain-char-count="2" fo:hyphenation-push-char-count="2" loext:hyphenation-no-caps="false"/>
    </style:style>
    <style:style style:name="P377"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8e7b1a" officeooo:paragraph-rsid="03047c2b" style:font-size-asian="12pt" style:font-size-complex="12pt" fo:hyphenate="true" fo:hyphenation-remain-char-count="2" fo:hyphenation-push-char-count="2" loext:hyphenation-no-caps="false"/>
    </style:style>
    <style:style style:name="P378"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8e7b1a" officeooo:paragraph-rsid="031859e8" style:font-size-asian="12pt" style:font-size-complex="12pt" fo:hyphenate="true" fo:hyphenation-remain-char-count="2" fo:hyphenation-push-char-count="2" loext:hyphenation-no-caps="false"/>
    </style:style>
    <style:style style:name="P379"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8e7b1a" officeooo:paragraph-rsid="0348c091" style:font-size-asian="12pt" style:font-size-complex="12pt" fo:hyphenate="true" fo:hyphenation-remain-char-count="2" fo:hyphenation-push-char-count="2" loext:hyphenation-no-caps="false"/>
    </style:style>
    <style:style style:name="P380"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8e7b1a" officeooo:paragraph-rsid="03525c29" style:font-size-asian="12pt" style:font-size-complex="12pt" fo:hyphenate="true" fo:hyphenation-remain-char-count="2" fo:hyphenation-push-char-count="2" loext:hyphenation-no-caps="false"/>
    </style:style>
    <style:style style:name="P381"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8e7b1a" officeooo:paragraph-rsid="0352f6ae" style:font-size-asian="12pt" style:font-size-complex="12pt" fo:hyphenate="true" fo:hyphenation-remain-char-count="2" fo:hyphenation-push-char-count="2" loext:hyphenation-no-caps="false"/>
    </style:style>
    <style:style style:name="P382"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8e7b1a" officeooo:paragraph-rsid="0356d888" style:font-size-asian="12pt" style:font-size-complex="12pt" fo:hyphenate="true" fo:hyphenation-remain-char-count="2" fo:hyphenation-push-char-count="2" loext:hyphenation-no-caps="false"/>
    </style:style>
    <style:style style:name="P383"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9783c5" officeooo:paragraph-rsid="02e7c87b" style:font-size-asian="12pt" style:font-size-complex="12pt" fo:hyphenate="true" fo:hyphenation-remain-char-count="2" fo:hyphenation-push-char-count="2" loext:hyphenation-no-caps="false"/>
    </style:style>
    <style:style style:name="P384"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9783c5" officeooo:paragraph-rsid="0305be9f" style:font-size-asian="12pt" style:font-size-complex="12pt" fo:hyphenate="true" fo:hyphenation-remain-char-count="2" fo:hyphenation-push-char-count="2" loext:hyphenation-no-caps="false"/>
    </style:style>
    <style:style style:name="P385"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9783c5" officeooo:paragraph-rsid="031859e8" style:font-size-asian="12pt" style:font-size-complex="12pt" fo:hyphenate="true" fo:hyphenation-remain-char-count="2" fo:hyphenation-push-char-count="2" loext:hyphenation-no-caps="false"/>
    </style:style>
    <style:style style:name="P386"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9783c5" officeooo:paragraph-rsid="03daf923" style:font-size-asian="12pt" style:font-size-complex="12pt" fo:hyphenate="true" fo:hyphenation-remain-char-count="2" fo:hyphenation-push-char-count="2" loext:hyphenation-no-caps="false"/>
    </style:style>
    <style:style style:name="P387"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 fo:font-size="12pt" fo:language="cs" fo:country="CZ" officeooo:rsid="0067414b" officeooo:paragraph-rsid="02e61302" style:font-size-asian="12pt" style:font-size-complex="12pt" fo:hyphenate="true" fo:hyphenation-remain-char-count="2" fo:hyphenation-push-char-count="2" loext:hyphenation-no-caps="false"/>
    </style:style>
    <style:style style:name="P388"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 fo:font-size="12pt" fo:language="cs" fo:country="CZ" officeooo:rsid="0067414b" officeooo:paragraph-rsid="03037eab" style:font-size-asian="12pt" style:font-size-complex="12pt" fo:hyphenate="true" fo:hyphenation-remain-char-count="2" fo:hyphenation-push-char-count="2" loext:hyphenation-no-caps="false"/>
    </style:style>
    <style:style style:name="P389"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 fo:font-size="12pt" fo:language="cs" fo:country="CZ" officeooo:rsid="0067414b" officeooo:paragraph-rsid="03047c2b" style:font-size-asian="12pt" style:font-size-complex="12pt" fo:hyphenate="true" fo:hyphenation-remain-char-count="2" fo:hyphenation-push-char-count="2" loext:hyphenation-no-caps="false"/>
    </style:style>
    <style:style style:name="P390"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 fo:font-size="12pt" fo:language="cs" fo:country="CZ" officeooo:rsid="0067414b" officeooo:paragraph-rsid="031859e8" style:font-size-asian="12pt" style:font-size-complex="12pt" fo:hyphenate="true" fo:hyphenation-remain-char-count="2" fo:hyphenation-push-char-count="2" loext:hyphenation-no-caps="false"/>
    </style:style>
    <style:style style:name="P391"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 fo:font-size="12pt" fo:language="cs" fo:country="CZ" officeooo:rsid="0067414b" officeooo:paragraph-rsid="0344cc69" style:font-size-asian="12pt" style:font-size-complex="12pt" fo:hyphenate="true" fo:hyphenation-remain-char-count="2" fo:hyphenation-push-char-count="2" loext:hyphenation-no-caps="false"/>
    </style:style>
    <style:style style:name="P392"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40ede6" officeooo:paragraph-rsid="0115a9b8" style:font-size-asian="12pt" style:font-size-complex="12pt" fo:hyphenate="true" fo:hyphenation-remain-char-count="2" fo:hyphenation-push-char-count="2" loext:hyphenation-no-caps="false"/>
    </style:style>
    <style:style style:name="P393"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style:font-name="Linux Libertine S.O.Cist." fo:font-size="12pt" fo:language="cs" fo:country="CZ" officeooo:rsid="025acde4" officeooo:paragraph-rsid="025acde4" style:font-size-asian="12pt" style:language-asian="zh" style:country-asian="CN" style:language-complex="hi" style:country-complex="IN" fo:hyphenate="true" fo:hyphenation-remain-char-count="2" fo:hyphenation-push-char-count="2" loext:hyphenation-no-caps="false"/>
    </style:style>
    <style:style style:name="P394"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paragraph-rsid="01ed1af1" style:font-size-asian="12pt" style:language-asian="zh" style:country-asian="CN" style:language-complex="hi" style:country-complex="IN" fo:hyphenate="true" fo:hyphenation-remain-char-count="2" fo:hyphenation-push-char-count="2" loext:hyphenation-no-caps="false"/>
    </style:style>
    <style:style style:name="P395"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25ec4af" officeooo:paragraph-rsid="025ec4af" style:font-size-asian="12pt" style:language-asian="zh" style:country-asian="CN" style:language-complex="hi" style:country-complex="IN" fo:hyphenate="true" fo:hyphenation-remain-char-count="2" fo:hyphenation-push-char-count="2" loext:hyphenation-no-caps="false"/>
    </style:style>
    <style:style style:name="P396"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25e850f" officeooo:paragraph-rsid="025e850f" style:font-size-asian="12pt" style:language-asian="zh" style:country-asian="CN" style:font-style-asian="normal" style:language-complex="hi" style:country-complex="IN" style:font-style-complex="normal" fo:hyphenate="true" fo:hyphenation-remain-char-count="2" fo:hyphenation-push-char-count="2" loext:hyphenation-no-caps="false"/>
    </style:style>
    <style:style style:name="P397"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2607c97" officeooo:paragraph-rsid="02607c97" style:font-size-asian="12pt" style:language-asian="zh" style:country-asian="CN" style:font-style-asian="normal" style:language-complex="hi" style:country-complex="IN" style:font-style-complex="normal" fo:hyphenate="true" fo:hyphenation-remain-char-count="2" fo:hyphenation-push-char-count="2" loext:hyphenation-no-caps="false"/>
    </style:style>
    <style:style style:name="P398"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language="cs" fo:country="CZ" style:language-asian="zh" style:country-asian="CN" style:language-complex="hi" style:country-complex="IN" fo:hyphenate="true" fo:hyphenation-remain-char-count="2" fo:hyphenation-push-char-count="2" loext:hyphenation-no-caps="false"/>
    </style:style>
    <style:style style:name="P399"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Times New Roman" fo:font-size="12pt" officeooo:rsid="01b1dfa3" officeooo:paragraph-rsid="01b1dfa3" style:font-size-asian="12pt" fo:hyphenate="true" fo:hyphenation-remain-char-count="2" fo:hyphenation-push-char-count="2" loext:hyphenation-no-caps="false"/>
    </style:style>
    <style:style style:name="P400"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language="la" fo:country="VA" officeooo:paragraph-rsid="03cab737" style:language-asian="zh" style:country-asian="CN" style:language-complex="hi" style:country-complex="IN" fo:hyphenate="true" fo:hyphenation-remain-char-count="2" fo:hyphenation-push-char-count="2" loext:hyphenation-no-caps="false"/>
    </style:style>
    <style:style style:name="P401" style:family="paragraph" style:parent-style-name="Table_20_Contents">
      <style:paragraph-properties fo:text-align="center" style:justify-single-word="false" fo:hyphenation-ladder-count="3"/>
      <style:text-properties fo:color="#00000a" loext:opacity="100%" style:font-name="Bookman BT S.O.Cist.:liga=0" fo:font-size="12pt" fo:language="la" fo:country="VA" fo:font-weight="normal" officeooo:paragraph-rsid="03dee28d"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T1" style:family="text">
      <style:text-properties fo:color="#ff0000" loext:opacity="100%"/>
    </style:style>
    <style:style style:name="T2" style:family="text">
      <style:text-properties fo:color="#ff0000" loext:opacity="100%" officeooo:rsid="01283b66"/>
    </style:style>
    <style:style style:name="T3" style:family="text">
      <style:text-properties fo:color="#ff0000" loext:opacity="100%" officeooo:rsid="01ccb178"/>
    </style:style>
    <style:style style:name="T4" style:family="text">
      <style:text-properties fo:color="#ff0000" loext:opacity="100%" fo:font-size="12pt" fo:language="la" fo:country="VA" fo:font-weight="normal" officeooo:rsid="00b75b39" style:font-size-asian="12pt" style:language-asian="zh" style:country-asian="CN" style:font-weight-asian="normal" style:font-size-complex="12pt" style:language-complex="hi" style:country-complex="IN" style:font-weight-complex="normal"/>
    </style:style>
    <style:style style:name="T5" style:family="text">
      <style:text-properties fo:color="#ff0000" loext:opacity="100%" fo:font-size="12pt" fo:language="la" fo:country="VA" fo:font-weight="normal" officeooo:rsid="023df142" style:font-size-asian="12pt" style:language-asian="zh" style:country-asian="CN" style:font-weight-asian="normal" style:font-size-complex="12pt" style:language-complex="hi" style:country-complex="IN" style:font-weight-complex="normal"/>
    </style:style>
    <style:style style:name="T6" style:family="text">
      <style:text-properties fo:color="#ff0000" loext:opacity="100%" fo:font-size="12pt" fo:language="la" fo:country="VA" style:font-size-asian="12pt" style:language-asian="zh" style:country-asian="CN" style:language-complex="hi" style:country-complex="IN"/>
    </style:style>
    <style:style style:name="T7" style:family="text">
      <style:text-properties fo:color="#ff0000" loext:opacity="100%" fo:font-size="12pt" fo:language="la" fo:country="VA" officeooo:rsid="01283b66" style:font-size-asian="12pt" style:language-asian="zh" style:country-asian="CN" style:language-complex="hi" style:country-complex="IN"/>
    </style:style>
    <style:style style:name="T8" style:family="text">
      <style:text-properties fo:color="#ff0000" loext:opacity="100%" fo:font-size="12pt" fo:language="la" fo:country="VA" officeooo:rsid="033b5f89" style:font-size-asian="12pt" style:language-asian="zh" style:country-asian="CN" style:language-complex="hi" style:country-complex="IN"/>
    </style:style>
    <style:style style:name="T9" style:family="text">
      <style:text-properties fo:color="#ff0000" loext:opacity="100%" fo:font-size="12pt" fo:language="la" fo:country="VA" officeooo:rsid="033c8ec6" style:font-size-asian="12pt" style:language-asian="zh" style:country-asian="CN" style:language-complex="hi" style:country-complex="IN"/>
    </style:style>
    <style:style style:name="T10" style:family="text">
      <style:text-properties fo:color="#ff0000" loext:opacity="100%" fo:font-size="12pt" fo:language="la" fo:country="VA" officeooo:rsid="033ef113" style:font-size-asian="12pt" style:language-asian="zh" style:country-asian="CN" style:language-complex="hi" style:country-complex="IN"/>
    </style:style>
    <style:style style:name="T11" style:family="text">
      <style:text-properties fo:color="#ff0000" loext:opacity="100%" style:font-name="Linux Libertine S.O.Cist.1" fo:font-size="12pt" fo:language="la" fo:country="VA" style:font-size-asian="12pt" style:language-asian="zh" style:country-asian="CN" style:language-complex="hi" style:country-complex="IN"/>
    </style:style>
    <style:style style:name="T12" style:family="text">
      <style:text-properties fo:color="#ff0000" loext:opacity="100%" style:font-name="Linux Libertine S.O.Cist.1" fo:font-size="12pt" fo:language="la" fo:country="VA" officeooo:rsid="01283b66" style:font-size-asian="12pt" style:language-asian="zh" style:country-asian="CN" style:language-complex="hi" style:country-complex="IN"/>
    </style:style>
    <style:style style:name="T13" style:family="text">
      <style:text-properties fo:color="#ff0000" loext:opacity="100%" style:font-name="Linux Libertine S.O.Cist.1" fo:font-size="12pt" fo:language="la" fo:country="VA" officeooo:rsid="0293756c" style:font-size-asian="12pt" style:language-asian="zh" style:country-asian="CN" style:language-complex="hi" style:country-complex="IN"/>
    </style:style>
    <style:style style:name="T14" style:family="text">
      <style:text-properties fo:color="#ff0000" loext:opacity="100%" style:font-name="Linux Libertine S.O.Cist.1" fo:font-size="12pt" officeooo:rsid="01283b66" style:font-size-asian="12pt"/>
    </style:style>
    <style:style style:name="T15" style:family="text">
      <style:text-properties fo:color="#ff0000" loext:opacity="100%" style:font-name="Linux Libertine S.O.Cist.1" fo:font-size="12pt" officeooo:rsid="0293756c" style:font-size-asian="12pt"/>
    </style:style>
    <style:style style:name="T16" style:family="text">
      <style:text-properties fo:color="#ff0000" loext:opacity="100%" style:font-name="Cloister" fo:font-size="18pt" fo:language="la" fo:country="VA" fo:font-weight="normal" style:font-size-asian="16pt" style:language-asian="zh" style:country-asian="CN" style:font-weight-asian="normal" style:font-size-complex="16pt" style:language-complex="hi" style:country-complex="IN" style:font-weight-complex="normal"/>
    </style:style>
    <style:style style:name="T17" style:family="text">
      <style:text-properties fo:color="#ff0000" loext:opacity="100%" style:font-name="Cloister" fo:font-size="18pt" fo:language="la" fo:country="VA" fo:font-weight="normal" officeooo:rsid="026cc9d8" style:font-size-asian="16pt" style:language-asian="zh" style:country-asian="CN" style:font-weight-asian="normal" style:font-size-complex="16pt" style:language-complex="hi" style:country-complex="IN" style:font-weight-complex="normal"/>
    </style:style>
    <style:style style:name="T18" style:family="text">
      <style:text-properties fo:color="#ff0000" loext:opacity="100%" style:font-name="Cloister" fo:font-size="18pt" fo:language="la" fo:country="VA" fo:font-weight="normal" officeooo:rsid="0291dcf9" style:font-size-asian="16pt" style:language-asian="zh" style:country-asian="CN" style:font-weight-asian="normal" style:font-size-complex="16pt" style:language-complex="hi" style:country-complex="IN" style:font-weight-complex="normal"/>
    </style:style>
    <style:style style:name="T19" style:family="text">
      <style:text-properties fo:color="#ff0000" loext:opacity="100%" style:font-name="Cloister" fo:font-size="18pt" fo:language="la" fo:country="VA" fo:font-weight="normal" officeooo:rsid="029715f7" style:font-size-asian="16pt" style:language-asian="zh" style:country-asian="CN" style:font-weight-asian="normal" style:font-size-complex="16pt" style:language-complex="hi" style:country-complex="IN" style:font-weight-complex="normal"/>
    </style:style>
    <style:style style:name="T20" style:family="text">
      <style:text-properties fo:color="#ff0000" loext:opacity="100%" style:font-name="Cloister" fo:font-size="18pt" fo:language="la" fo:country="VA" fo:font-weight="normal" officeooo:rsid="02168b6c" style:font-name-asian="SimSun" style:font-size-asian="16pt" style:language-asian="zh" style:country-asian="CN" style:font-weight-asian="normal" style:font-name-complex="Lucida Sans" style:font-size-complex="16pt" style:language-complex="hi" style:country-complex="IN" style:font-weight-complex="normal"/>
    </style:style>
    <style:style style:name="T21" style:family="text">
      <style:text-properties fo:color="#ff0000" loext:opacity="100%" style:font-name="Cloister" fo:font-size="18pt" fo:language="la" fo:country="VA" fo:font-weight="normal" officeooo:rsid="0291dcf9" style:font-name-asian="SimSun" style:font-size-asian="16pt" style:language-asian="zh" style:country-asian="CN" style:font-weight-asian="normal" style:font-name-complex="Lucida Sans" style:font-size-complex="16pt" style:language-complex="hi" style:country-complex="IN" style:font-weight-complex="normal"/>
    </style:style>
    <style:style style:name="T22" style:family="text">
      <style:text-properties fo:color="#ff0000" loext:opacity="100%" style:font-name="Cloister" fo:font-size="18pt" fo:language="la" fo:country="VA" fo:font-weight="normal" officeooo:rsid="029715f7" style:font-name-asian="SimSun" style:font-size-asian="16pt" style:language-asian="zh" style:country-asian="CN" style:font-weight-asian="normal" style:font-name-complex="Lucida Sans" style:font-size-complex="16pt" style:language-complex="hi" style:country-complex="IN" style:font-weight-complex="normal"/>
    </style:style>
    <style:style style:name="T23" style:family="text">
      <style:text-properties fo:color="#ff0000" loext:opacity="100%" style:font-name="Cloister" fo:font-size="18pt" fo:language="la" fo:country="VA" fo:font-weight="normal" style:language-asian="zh" style:country-asian="CN" style:font-weight-asian="normal" style:language-complex="hi" style:country-complex="IN" style:font-weight-complex="normal"/>
    </style:style>
    <style:style style:name="T24" style:family="text">
      <style:text-properties fo:color="#ff0000" loext:opacity="100%" style:font-name="Cloister" fo:font-size="18pt" fo:language="la" fo:country="VA" fo:font-weight="normal" officeooo:rsid="023df142" style:language-asian="zh" style:country-asian="CN" style:font-weight-asian="normal" style:language-complex="hi" style:country-complex="IN" style:font-weight-complex="normal"/>
    </style:style>
    <style:style style:name="T25" style:family="text">
      <style:text-properties fo:color="#ff0000" loext:opacity="100%" style:font-name="Cloister" fo:font-size="18pt" fo:letter-spacing="normal" fo:language="la" fo:country="VA" fo:font-style="normal" fo:font-weight="normal" officeooo:rsid="00f1e1ba" fo:background-color="#ffffff" loext:char-shading-value="0"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26" style:family="text">
      <style:text-properties fo:color="#ff0000" loext:opacity="100%" style:font-name="Cloister" fo:font-size="18pt" fo:letter-spacing="normal" fo:language="la" fo:country="VA" fo:font-style="normal" fo:font-weight="normal" officeooo:rsid="0101b317" style:letter-kerning="false" fo:background-color="#ffffff" loext:char-shading-value="0"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27" style:family="text">
      <style:text-properties fo:color="#ff0000" loext:opacity="100%" style:font-name="Cloister" fo:language="la" fo:country="VA" fo:font-weight="normal" style:language-asian="zh" style:country-asian="CN" style:font-weight-asian="normal" style:language-complex="hi" style:country-complex="IN" style:font-weight-complex="normal"/>
    </style:style>
    <style:style style:name="T28" style:family="text">
      <style:text-properties fo:color="#ff0000" loext:opacity="100%" style:font-name="Cloister" fo:language="la" fo:country="VA" fo:font-weight="normal" officeooo:rsid="02168b6c" style:font-name-asian="SimSun" style:language-asian="zh" style:country-asian="CN" style:font-weight-asian="normal" style:font-name-complex="Lucida Sans" style:language-complex="hi" style:country-complex="IN" style:font-weight-complex="normal"/>
    </style:style>
    <style:style style:name="T29" style:family="text">
      <style:text-properties fo:color="#ff0000" loext:opacity="100%" fo:letter-spacing="normal" fo:language="la" fo:country="VA" fo:font-style="normal" fo:font-weight="normal" officeooo:rsid="0034e2b4"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30" style:family="text">
      <style:text-properties fo:color="#ff0000" loext:opacity="100%" officeooo:rsid="0344cc69"/>
    </style:style>
    <style:style style:name="T31" style:family="text">
      <style:text-properties fo:color="#ff0000" loext:opacity="100%" style:font-name="Linux Libertine S.O.Cist." fo:font-size="12pt" fo:letter-spacing="normal" fo:language="la" fo:country="VA" fo:font-style="normal" fo:font-weight="normal" officeooo:rsid="0034e2b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32" style:family="text">
      <style:text-properties fo:color="#000000" loext:opacity="100%" style:font-name="Linux Libertine S.O.Cist.1" fo:font-size="12pt" fo:language="la" fo:country="VA" style:font-size-asian="12pt" style:language-asian="zh" style:country-asian="CN" style:language-complex="hi" style:country-complex="IN"/>
    </style:style>
    <style:style style:name="T33" style:family="text">
      <style:text-properties fo:color="#000000" loext:opacity="100%" style:font-name="Linux Libertine S.O.Cist.1" fo:font-size="12pt" fo:language="la" fo:country="VA" officeooo:rsid="007d40c0" style:font-size-asian="12pt" style:language-asian="zh" style:country-asian="CN" style:language-complex="hi" style:country-complex="IN"/>
    </style:style>
    <style:style style:name="T34" style:family="text">
      <style:text-properties fo:color="#000000" loext:opacity="100%" style:font-name="Linux Libertine S.O.Cist.1" fo:font-size="12pt" fo:language="la" fo:country="VA" officeooo:rsid="00c3dd63" style:font-size-asian="12pt" style:language-asian="zh" style:country-asian="CN" style:language-complex="hi" style:country-complex="IN"/>
    </style:style>
    <style:style style:name="T35" style:family="text">
      <style:text-properties fo:color="#000000" loext:opacity="100%" style:font-name="Linux Libertine S.O.Cist.1" fo:font-size="12pt" fo:language="la" fo:country="VA" officeooo:rsid="00c4fd47" style:font-size-asian="12pt" style:language-asian="zh" style:country-asian="CN" style:language-complex="hi" style:country-complex="IN"/>
    </style:style>
    <style:style style:name="T36" style:family="text">
      <style:text-properties fo:color="#000000" loext:opacity="100%" style:font-name="Linux Libertine S.O.Cist.1" fo:font-size="12pt" fo:language="la" fo:country="VA" officeooo:rsid="010aa331" style:font-size-asian="12pt" style:language-asian="zh" style:country-asian="CN" style:language-complex="hi" style:country-complex="IN"/>
    </style:style>
    <style:style style:name="T37" style:family="text">
      <style:text-properties fo:color="#000000" loext:opacity="100%" style:font-name="Linux Libertine S.O.Cist.1" fo:font-size="12pt" fo:language="la" fo:country="VA" officeooo:rsid="01230899" style:font-size-asian="12pt" style:language-asian="zh" style:country-asian="CN" style:language-complex="hi" style:country-complex="IN"/>
    </style:style>
    <style:style style:name="T38" style:family="text">
      <style:text-properties fo:color="#000000" loext:opacity="100%" style:font-name="Linux Libertine S.O.Cist.1" fo:font-size="12pt" fo:language="la" fo:country="VA" officeooo:rsid="0124ae31" style:font-size-asian="12pt" style:language-asian="zh" style:country-asian="CN" style:language-complex="hi" style:country-complex="IN"/>
    </style:style>
    <style:style style:name="T39" style:family="text">
      <style:text-properties fo:color="#000000" loext:opacity="100%" style:font-name="Linux Libertine S.O.Cist.1" fo:font-size="12pt" fo:language="la" fo:country="VA" officeooo:rsid="01251fd2" style:font-size-asian="12pt" style:language-asian="zh" style:country-asian="CN" style:language-complex="hi" style:country-complex="IN"/>
    </style:style>
    <style:style style:name="T40" style:family="text">
      <style:text-properties fo:color="#000000" loext:opacity="100%" style:font-name="Linux Libertine S.O.Cist.1" fo:font-size="12pt" fo:language="la" fo:country="VA" officeooo:rsid="019194c2" style:font-size-asian="12pt" style:language-asian="zh" style:country-asian="CN" style:language-complex="hi" style:country-complex="IN"/>
    </style:style>
    <style:style style:name="T41" style:family="text">
      <style:text-properties fo:color="#000000" loext:opacity="100%" style:font-name="Linux Libertine S.O.Cist.1" fo:font-size="12pt" fo:language="la" fo:country="VA" officeooo:rsid="01a5f477" style:font-size-asian="12pt" style:language-asian="zh" style:country-asian="CN" style:language-complex="hi" style:country-complex="IN"/>
    </style:style>
    <style:style style:name="T42" style:family="text">
      <style:text-properties fo:color="#000000" loext:opacity="100%" style:font-name="Linux Libertine S.O.Cist.1" fo:font-size="12pt" fo:language="la" fo:country="VA" officeooo:rsid="02bdbf13" style:font-size-asian="12pt" style:language-asian="zh" style:country-asian="CN" style:language-complex="hi" style:country-complex="IN"/>
    </style:style>
    <style:style style:name="T43" style:family="text">
      <style:text-properties fo:color="#000000" loext:opacity="100%" style:font-name="Linux Libertine S.O.Cist.1" fo:font-size="12pt" fo:language="la" fo:country="VA" officeooo:rsid="01f9b1f5" style:font-size-asian="12pt" style:language-asian="zh" style:country-asian="CN" style:language-complex="hi" style:country-complex="IN"/>
    </style:style>
    <style:style style:name="T44" style:family="text">
      <style:text-properties fo:color="#000000" loext:opacity="100%" style:font-name="Linux Libertine S.O.Cist.1" fo:font-size="12pt" fo:language="la" fo:country="VA" officeooo:rsid="0208eb50" style:font-size-asian="12pt" style:language-asian="zh" style:country-asian="CN" style:language-complex="hi" style:country-complex="IN"/>
    </style:style>
    <style:style style:name="T45" style:family="text">
      <style:text-properties fo:color="#000000" loext:opacity="100%" style:font-name="Linux Libertine S.O.Cist.1" fo:font-size="12pt" fo:language="la" fo:country="VA" officeooo:rsid="0209c74d" style:font-size-asian="12pt" style:language-asian="zh" style:country-asian="CN" style:language-complex="hi" style:country-complex="IN"/>
    </style:style>
    <style:style style:name="T46" style:family="text">
      <style:text-properties fo:color="#000000" loext:opacity="100%" style:font-name="Linux Libertine S.O.Cist.1" fo:font-size="12pt" fo:language="la" fo:country="VA" officeooo:rsid="022cf16c" style:font-size-asian="12pt" style:language-asian="zh" style:country-asian="CN" style:language-complex="hi" style:country-complex="IN"/>
    </style:style>
    <style:style style:name="T47" style:family="text">
      <style:text-properties fo:color="#000000" loext:opacity="100%" style:font-name="Linux Libertine S.O.Cist.1" fo:font-size="12pt" fo:language="la" fo:country="VA" officeooo:rsid="00bf5627" style:font-size-asian="12pt" style:language-asian="zh" style:country-asian="CN" style:language-complex="hi" style:country-complex="IN"/>
    </style:style>
    <style:style style:name="T48" style:family="text">
      <style:text-properties fo:color="#000000" loext:opacity="100%" style:font-name="Linux Libertine S.O.Cist.1" fo:font-size="12pt" fo:language="la" fo:country="VA" officeooo:rsid="006d07bc" style:font-size-asian="12pt" style:language-asian="zh" style:country-asian="CN" style:language-complex="hi" style:country-complex="IN"/>
    </style:style>
    <style:style style:name="T49" style:family="text">
      <style:text-properties fo:color="#000000" loext:opacity="100%" style:font-name="Linux Libertine S.O.Cist.1" fo:font-size="12pt" fo:language="la" fo:country="VA" officeooo:rsid="006ec5bd" style:font-size-asian="12pt" style:language-asian="zh" style:country-asian="CN" style:language-complex="hi" style:country-complex="IN"/>
    </style:style>
    <style:style style:name="T50" style:family="text">
      <style:text-properties fo:color="#000000" loext:opacity="100%" style:font-name="Linux Libertine S.O.Cist.1" fo:font-size="12pt" fo:language="la" fo:country="VA" officeooo:rsid="006b4f33" style:font-size-asian="12pt" style:language-asian="zh" style:country-asian="CN" style:language-complex="hi" style:country-complex="IN"/>
    </style:style>
    <style:style style:name="T51" style:family="text">
      <style:text-properties fo:color="#000000" loext:opacity="100%" style:font-name="Linux Libertine S.O.Cist.1" fo:font-size="12pt" fo:language="la" fo:country="VA" officeooo:rsid="03a7f98d" style:font-size-asian="12pt" style:language-asian="zh" style:country-asian="CN" style:language-complex="hi" style:country-complex="IN"/>
    </style:style>
    <style:style style:name="T52" style:family="text">
      <style:text-properties fo:color="#000000" loext:opacity="100%" style:font-name="Linux Libertine S.O.Cist.1" fo:font-size="12pt" fo:language="la" fo:country="VA" officeooo:rsid="006b4620" style:font-size-asian="12pt" style:language-asian="zh" style:country-asian="CN" style:language-complex="hi" style:country-complex="IN"/>
    </style:style>
    <style:style style:name="T53" style:family="text">
      <style:text-properties fo:color="#000000" loext:opacity="100%" style:font-name="Linux Libertine S.O.Cist.1" fo:font-size="12pt" fo:language="la" fo:country="VA" officeooo:rsid="035f70d1" style:font-name-asian="SimSun" style:font-size-asian="12pt" style:language-asian="zh" style:country-asian="CN" style:font-name-complex="Lucida Sans" style:font-size-complex="12pt" style:language-complex="hi" style:country-complex="IN"/>
    </style:style>
    <style:style style:name="T54" style:family="text">
      <style:text-properties fo:color="#000000" loext:opacity="100%" style:font-name="Linux Libertine S.O.Cist.1" fo:font-size="12pt" fo:language="la" fo:country="VA" officeooo:rsid="006d07bc" style:font-name-asian="SimSun" style:font-size-asian="12pt" style:language-asian="zh" style:country-asian="CN" style:font-name-complex="Lucida Sans" style:font-size-complex="12pt" style:language-complex="hi" style:country-complex="IN"/>
    </style:style>
    <style:style style:name="T55" style:family="text">
      <style:text-properties fo:color="#000000" loext:opacity="100%" style:font-name="Linux Libertine S.O.Cist.1" fo:font-size="12pt" fo:language="la" fo:country="VA" officeooo:rsid="039964e4" style:font-name-asian="SimSun" style:font-size-asian="12pt" style:language-asian="zh" style:country-asian="CN" style:font-name-complex="Lucida Sans" style:font-size-complex="12pt" style:language-complex="hi" style:country-complex="IN"/>
    </style:style>
    <style:style style:name="T56" style:family="text">
      <style:text-properties fo:color="#000000" loext:opacity="100%" style:font-name="Linux Libertine S.O.Cist.1" fo:font-size="12pt" fo:language="la" fo:country="VA" officeooo:rsid="03a2507d" style:font-name-asian="SimSun" style:font-size-asian="12pt" style:language-asian="zh" style:country-asian="CN" style:font-name-complex="Lucida Sans" style:font-size-complex="12pt" style:language-complex="hi" style:country-complex="IN"/>
    </style:style>
    <style:style style:name="T57" style:family="text">
      <style:text-properties fo:color="#000000" loext:opacity="100%" style:font-name="Linux Libertine S.O.Cist.1" fo:font-size="12pt" fo:language="la" fo:country="VA" officeooo:rsid="03a7f98d" style:font-name-asian="SimSun" style:font-size-asian="12pt" style:language-asian="zh" style:country-asian="CN" style:font-name-complex="Lucida Sans" style:font-size-complex="12pt" style:language-complex="hi" style:country-complex="IN"/>
    </style:style>
    <style:style style:name="T58" style:family="text">
      <style:text-properties fo:color="#000000" loext:opacity="100%" style:font-name="Linux Libertine S.O.Cist.1" fo:font-size="12pt" fo:language="la" fo:country="VA" officeooo:rsid="03b486fa" style:font-name-asian="SimSun" style:font-size-asian="12pt" style:language-asian="zh" style:country-asian="CN" style:font-name-complex="Lucida Sans" style:font-size-complex="12pt" style:language-complex="hi" style:country-complex="IN"/>
    </style:style>
    <style:style style:name="T59" style:family="text">
      <style:text-properties fo:color="#000000" loext:opacity="100%" style:font-name="Linux Libertine S.O.Cist.1" fo:font-size="12pt" fo:language="la" fo:country="VA" officeooo:rsid="03bd4683" style:font-name-asian="SimSun" style:font-size-asian="12pt" style:language-asian="zh" style:country-asian="CN" style:font-name-complex="Lucida Sans" style:font-size-complex="12pt" style:language-complex="hi" style:country-complex="IN"/>
    </style:style>
    <style:style style:name="T60" style:family="text">
      <style:text-properties fo:color="#000000" loext:opacity="100%" style:font-name="Linux Libertine S.O.Cist.1" fo:font-size="12pt" fo:language="la" fo:country="VA" fo:font-weight="bold" officeooo:rsid="00851062" style:font-name-asian="Andale Sans UI" style:font-size-asian="12pt" style:language-asian="zh" style:country-asian="CN" style:font-weight-asian="bold" style:font-name-complex="Tahoma" style:font-size-complex="12pt" style:language-complex="hi" style:country-complex="IN" style:font-weight-complex="bold"/>
    </style:style>
    <style:style style:name="T61" style:family="text">
      <style:text-properties fo:color="#000000" loext:opacity="100%" style:font-name="Linux Libertine S.O.Cist.1" fo:font-size="12pt" fo:language="la" fo:country="VA" officeooo:rsid="00851062" style:font-name-asian="Andale Sans UI" style:font-size-asian="12pt" style:language-asian="zh" style:country-asian="CN" style:font-name-complex="Tahoma" style:font-size-complex="12pt" style:language-complex="hi" style:country-complex="IN"/>
    </style:style>
    <style:style style:name="T62" style:family="text">
      <style:text-properties fo:color="#000000" loext:opacity="100%" style:font-name="Linux Libertine S.O.Cist.1" fo:font-size="12pt" fo:language="la" fo:country="VA" fo:font-weight="normal" officeooo:rsid="03c7f25c" style:font-name-asian="Andale Sans UI" style:font-size-asian="12pt" style:language-asian="zh" style:country-asian="CN" style:font-weight-asian="normal" style:font-name-complex="Tahoma" style:font-size-complex="12pt" style:language-complex="hi" style:country-complex="IN" style:font-weight-complex="normal"/>
    </style:style>
    <style:style style:name="T63" style:family="text">
      <style:text-properties fo:color="#000000" loext:opacity="100%" style:font-name="Linux Libertine S.O.Cist.1" fo:font-size="12pt" fo:language="la" fo:country="VA" fo:font-style="italic" fo:font-weight="normal" officeooo:rsid="03c7f25c" style:font-name-asian="Andale Sans UI" style:font-size-asian="12pt" style:language-asian="zh" style:country-asian="CN" style:font-style-asian="italic" style:font-weight-asian="normal" style:font-name-complex="Tahoma" style:font-size-complex="12pt" style:language-complex="hi" style:country-complex="IN" style:font-style-complex="italic" style:font-weight-complex="normal"/>
    </style:style>
    <style:style style:name="T64" style:family="text">
      <style:text-properties fo:color="#000000" loext:opacity="100%" style:font-name="Linux Libertine S.O.Cist.1" fo:font-size="12pt" style:font-size-asian="12pt"/>
    </style:style>
    <style:style style:name="T65" style:family="text">
      <style:text-properties fo:color="#000000" loext:opacity="100%" style:font-name="Linux Libertine S.O.Cist.1" fo:font-size="12pt" fo:font-weight="bold" officeooo:rsid="00851062" style:font-name-asian="Andale Sans UI" style:font-size-asian="12pt" style:font-weight-asian="bold" style:font-name-complex="Tahoma" style:font-size-complex="12pt" style:font-weight-complex="bold"/>
    </style:style>
    <style:style style:name="T66" style:family="text">
      <style:text-properties fo:color="#000000" loext:opacity="100%" style:font-name="Linux Libertine S.O.Cist.1" fo:font-size="12pt" officeooo:rsid="00851062" style:font-name-asian="Andale Sans UI" style:font-size-asian="12pt" style:font-name-complex="Tahoma" style:font-size-complex="12pt"/>
    </style:style>
    <style:style style:name="T67" style:family="text">
      <style:text-properties fo:color="#000000" loext:opacity="100%" fo:font-size="12pt" fo:language="la" fo:country="VA" style:font-size-asian="12pt" style:language-asian="zh" style:country-asian="CN" style:language-complex="hi" style:country-complex="IN"/>
    </style:style>
    <style:style style:name="T68" style:family="text">
      <style:text-properties fo:color="#000000" loext:opacity="100%" fo:letter-spacing="normal" fo:language="la" fo:country="VA" fo:font-style="normal" fo:font-weight="normal" officeooo:rsid="0034e2b4"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69" style:family="text">
      <style:text-properties fo:color="#000000" loext:opacity="100%" fo:letter-spacing="normal" fo:language="la" fo:country="VA" fo:font-style="normal" fo:font-weight="normal" officeooo:rsid="0356d888"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70" style:family="text">
      <style:text-properties fo:color="#000000" loext:opacity="100%" fo:letter-spacing="normal" fo:font-style="normal" fo:font-weight="normal" officeooo:rsid="0352f6ae"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71" style:family="text">
      <style:text-properties fo:color="#000000" loext:opacity="100%" style:font-name="Linux Libertine S.O.Cist." fo:font-size="12pt" fo:letter-spacing="normal" fo:language="la" fo:country="VA" fo:font-style="normal" fo:font-weight="normal" officeooo:rsid="0034e2b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72" style:family="text">
      <style:text-properties fo:color="#000000" loext:opacity="100%" style:font-name="Linux Libertine S.O.Cist." fo:font-size="12pt" fo:letter-spacing="normal" fo:language="la" fo:country="VA" fo:font-style="normal" fo:font-weight="normal" officeooo:rsid="03bfe060"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73" style:family="text">
      <style:text-properties fo:font-style="italic" style:font-style-asian="italic" style:font-style-complex="italic"/>
    </style:style>
    <style:style style:name="T74" style:family="text">
      <style:text-properties fo:font-style="italic" officeooo:rsid="00e20f37" style:font-style-asian="italic" style:font-style-complex="italic"/>
    </style:style>
    <style:style style:name="T75" style:family="text">
      <style:text-properties fo:font-style="italic" officeooo:rsid="00f0d7ff" style:font-style-asian="italic" style:font-style-complex="italic"/>
    </style:style>
    <style:style style:name="T76" style:family="text">
      <style:text-properties fo:font-style="italic" officeooo:rsid="010716c4" style:font-style-asian="italic" style:font-style-complex="italic"/>
    </style:style>
    <style:style style:name="T77" style:family="text">
      <style:text-properties fo:font-style="italic" officeooo:rsid="01143aca" style:font-style-asian="italic" style:font-style-complex="italic"/>
    </style:style>
    <style:style style:name="T78" style:family="text">
      <style:text-properties fo:font-style="italic" officeooo:rsid="01ab0fec" style:font-style-asian="italic" style:font-style-complex="italic"/>
    </style:style>
    <style:style style:name="T79" style:family="text">
      <style:text-properties fo:font-style="italic" officeooo:rsid="020dff3d" style:font-style-asian="italic" style:font-style-complex="italic"/>
    </style:style>
    <style:style style:name="T80" style:family="text">
      <style:text-properties fo:font-style="italic" officeooo:rsid="020e31f3" style:font-style-asian="italic" style:font-style-complex="italic"/>
    </style:style>
    <style:style style:name="T81" style:family="text">
      <style:text-properties fo:font-style="italic" officeooo:rsid="020f6c82" style:font-style-asian="italic" style:font-style-complex="italic"/>
    </style:style>
    <style:style style:name="T82" style:family="text">
      <style:text-properties fo:font-style="italic" officeooo:rsid="0212837c" style:font-style-asian="italic" style:font-style-complex="italic"/>
    </style:style>
    <style:style style:name="T83" style:family="text">
      <style:text-properties fo:font-style="italic" officeooo:rsid="0213499f" style:font-style-asian="italic" style:font-style-complex="italic"/>
    </style:style>
    <style:style style:name="T84" style:family="text">
      <style:text-properties fo:font-style="italic" officeooo:rsid="022035ea" style:font-style-asian="italic" style:font-style-complex="italic"/>
    </style:style>
    <style:style style:name="T85" style:family="text">
      <style:text-properties fo:font-style="italic" officeooo:rsid="022154fa" style:font-style-asian="italic" style:font-style-complex="italic"/>
    </style:style>
    <style:style style:name="T86" style:family="text">
      <style:text-properties fo:font-style="italic" officeooo:rsid="0236a024" style:font-style-asian="italic" style:font-style-complex="italic"/>
    </style:style>
    <style:style style:name="T87" style:family="text">
      <style:text-properties fo:font-style="italic" officeooo:rsid="0242ec12" style:font-style-asian="italic" style:font-style-complex="italic"/>
    </style:style>
    <style:style style:name="T88" style:family="text">
      <style:text-properties fo:font-style="italic" officeooo:rsid="025bab75" style:font-style-asian="italic" style:font-style-complex="italic"/>
    </style:style>
    <style:style style:name="T89" style:family="text">
      <style:text-properties fo:font-style="italic" officeooo:rsid="026453d3" style:font-style-asian="italic" style:font-style-complex="italic"/>
    </style:style>
    <style:style style:name="T90" style:family="text">
      <style:text-properties fo:font-style="italic" officeooo:rsid="02676c09" style:font-style-asian="italic" style:font-style-complex="italic"/>
    </style:style>
    <style:style style:name="T91" style:family="text">
      <style:text-properties fo:font-style="italic" officeooo:rsid="0270e581" style:font-style-asian="italic" style:font-style-complex="italic"/>
    </style:style>
    <style:style style:name="T92" style:family="text">
      <style:text-properties fo:font-style="italic" officeooo:rsid="02839e1a" style:font-style-asian="italic" style:font-style-complex="italic"/>
    </style:style>
    <style:style style:name="T93" style:family="text">
      <style:text-properties fo:font-style="italic" officeooo:rsid="02868e72" style:font-style-asian="italic" style:font-style-complex="italic"/>
    </style:style>
    <style:style style:name="T94" style:family="text">
      <style:text-properties fo:font-style="italic" officeooo:rsid="0289e4e4" style:font-style-asian="italic" style:font-style-complex="italic"/>
    </style:style>
    <style:style style:name="T95" style:family="text">
      <style:text-properties fo:font-style="italic" officeooo:rsid="029a9b39" style:font-style-asian="italic" style:font-style-complex="italic"/>
    </style:style>
    <style:style style:name="T96" style:family="text">
      <style:text-properties fo:font-style="italic" officeooo:rsid="02a7487a" style:font-style-asian="italic" style:font-style-complex="italic"/>
    </style:style>
    <style:style style:name="T97" style:family="text">
      <style:text-properties fo:font-style="italic" officeooo:rsid="02a862da" style:font-style-asian="italic" style:font-style-complex="italic"/>
    </style:style>
    <style:style style:name="T98" style:family="text">
      <style:text-properties fo:font-style="italic" officeooo:rsid="02c03cd5" style:font-style-asian="italic" style:font-style-complex="italic"/>
    </style:style>
    <style:style style:name="T99" style:family="text">
      <style:text-properties fo:font-style="italic" officeooo:rsid="02c25314" style:font-style-asian="italic" style:font-style-complex="italic"/>
    </style:style>
    <style:style style:name="T100" style:family="text">
      <style:text-properties fo:font-style="italic" officeooo:rsid="00a45de9" style:font-style-asian="italic" style:font-style-complex="italic"/>
    </style:style>
    <style:style style:name="T101" style:family="text">
      <style:text-properties fo:font-style="italic" officeooo:rsid="02e7c87b" style:font-style-asian="italic" style:font-style-complex="italic"/>
    </style:style>
    <style:style style:name="T102" style:family="text">
      <style:text-properties fo:font-style="italic" officeooo:rsid="02ee37d4" style:font-style-asian="italic" style:font-style-complex="italic"/>
    </style:style>
    <style:style style:name="T103" style:family="text">
      <style:text-properties fo:font-style="italic" officeooo:rsid="02fccef3" style:font-style-asian="italic" style:font-style-complex="italic"/>
    </style:style>
    <style:style style:name="T104" style:family="text">
      <style:text-properties fo:font-style="italic" officeooo:rsid="02fdcb7d" style:font-style-asian="italic" style:font-style-complex="italic"/>
    </style:style>
    <style:style style:name="T105" style:family="text">
      <style:text-properties fo:font-style="italic" officeooo:rsid="030553bf" style:font-style-asian="italic" style:font-style-complex="italic"/>
    </style:style>
    <style:style style:name="T106" style:family="text">
      <style:text-properties fo:font-style="italic" officeooo:rsid="02065dfc" style:font-style-asian="italic" style:font-style-complex="italic"/>
    </style:style>
    <style:style style:name="T107" style:family="text">
      <style:text-properties fo:font-style="italic" officeooo:rsid="03109d97" style:font-style-asian="italic" style:font-style-complex="italic"/>
    </style:style>
    <style:style style:name="T108" style:family="text">
      <style:text-properties fo:font-style="italic" officeooo:rsid="030582a4" style:font-style-asian="italic" style:font-style-complex="italic"/>
    </style:style>
    <style:style style:name="T109" style:family="text">
      <style:text-properties fo:font-style="italic" officeooo:rsid="031f2127" style:font-style-asian="italic" style:font-style-complex="italic"/>
    </style:style>
    <style:style style:name="T110" style:family="text">
      <style:text-properties fo:font-style="italic" officeooo:rsid="023f6700" style:font-style-asian="italic" style:font-style-complex="italic"/>
    </style:style>
    <style:style style:name="T111" style:family="text">
      <style:text-properties fo:font-style="italic" officeooo:rsid="0325db73" style:font-style-asian="italic" style:font-style-complex="italic"/>
    </style:style>
    <style:style style:name="T112" style:family="text">
      <style:text-properties fo:font-style="italic" officeooo:rsid="029c6666" style:font-style-asian="italic" style:font-style-complex="italic"/>
    </style:style>
    <style:style style:name="T113" style:family="text">
      <style:text-properties fo:font-style="italic" officeooo:rsid="029994ba" style:font-style-asian="italic" style:font-style-complex="italic"/>
    </style:style>
    <style:style style:name="T114" style:family="text">
      <style:text-properties fo:font-style="italic" officeooo:rsid="03458311" style:font-style-asian="italic" style:font-style-complex="italic"/>
    </style:style>
    <style:style style:name="T115" style:family="text">
      <style:text-properties fo:font-style="italic" officeooo:rsid="034c0862" style:font-style-asian="italic" style:font-style-complex="italic"/>
    </style:style>
    <style:style style:name="T116" style:family="text">
      <style:text-properties fo:font-style="italic" officeooo:rsid="0272d517" style:font-style-asian="italic" style:font-style-complex="italic"/>
    </style:style>
    <style:style style:name="T117" style:family="text">
      <style:text-properties fo:font-style="italic" officeooo:rsid="035643ae" style:font-style-asian="italic" style:font-style-complex="italic"/>
    </style:style>
    <style:style style:name="T118" style:family="text">
      <style:text-properties fo:font-style="italic" officeooo:rsid="035adcdf" style:font-style-asian="italic" style:font-style-complex="italic"/>
    </style:style>
    <style:style style:name="T119" style:family="text">
      <style:text-properties fo:font-style="italic" officeooo:rsid="03628068" style:font-style-asian="italic" style:font-style-complex="italic"/>
    </style:style>
    <style:style style:name="T120" style:family="text">
      <style:text-properties fo:font-style="italic" officeooo:rsid="039e67a6" style:font-style-asian="italic" style:font-style-complex="italic"/>
    </style:style>
    <style:style style:name="T121" style:family="text">
      <style:text-properties fo:font-style="italic" officeooo:rsid="03a9a71f" style:font-style-asian="italic" style:font-style-complex="italic"/>
    </style:style>
    <style:style style:name="T122" style:family="text">
      <style:text-properties fo:font-style="italic" officeooo:rsid="03adaa64" style:font-style-asian="italic" style:font-style-complex="italic"/>
    </style:style>
    <style:style style:name="T123" style:family="text">
      <style:text-properties fo:font-style="italic" officeooo:rsid="03b0a363" style:font-style-asian="italic" style:font-style-complex="italic"/>
    </style:style>
    <style:style style:name="T124" style:family="text">
      <style:text-properties fo:font-style="italic" officeooo:rsid="0237e14a" style:font-style-asian="italic" style:font-style-complex="italic"/>
    </style:style>
    <style:style style:name="T125" style:family="text">
      <style:text-properties fo:font-style="italic" officeooo:rsid="03c3729f" style:font-style-asian="italic" style:font-style-complex="italic"/>
    </style:style>
    <style:style style:name="T126" style:family="text">
      <style:text-properties fo:font-style="italic" officeooo:rsid="03daf923" style:font-style-asian="italic" style:font-style-complex="italic"/>
    </style:style>
    <style:style style:name="T127" style:family="text">
      <style:text-properties fo:font-style="italic" officeooo:rsid="03deb048" style:font-style-asian="italic" style:font-style-complex="italic"/>
    </style:style>
    <style:style style:name="T128" style:family="text">
      <style:text-properties fo:font-style="italic" fo:font-weight="normal" officeooo:rsid="020e31f3" style:font-style-asian="italic" style:font-weight-asian="normal" style:font-style-complex="italic" style:font-weight-complex="normal"/>
    </style:style>
    <style:style style:name="T129" style:family="text">
      <style:text-properties officeooo:rsid="00697e2b"/>
    </style:style>
    <style:style style:name="T130" style:family="text">
      <style:text-properties fo:font-size="16pt" fo:language="la" fo:country="VA" fo:font-weight="normal" style:font-size-asian="16pt" style:language-asian="zh" style:country-asian="CN" style:font-weight-asian="normal" style:font-size-complex="16pt" style:language-complex="hi" style:country-complex="IN" style:font-weight-complex="normal"/>
    </style:style>
    <style:style style:name="T131" style:family="text">
      <style:text-properties fo:font-size="16pt" fo:language="la" fo:country="VA" fo:font-weight="normal" officeooo:rsid="006f7d66" style:font-size-asian="16pt" style:language-asian="zh" style:country-asian="CN" style:font-weight-asian="normal" style:font-size-complex="16pt" style:language-complex="hi" style:country-complex="IN" style:font-weight-complex="normal"/>
    </style:style>
    <style:style style:name="T132" style:family="text">
      <style:text-properties fo:font-size="16pt" fo:language="la" fo:country="VA" fo:font-weight="normal" officeooo:rsid="00755f3b" style:font-size-asian="16pt" style:language-asian="zh" style:country-asian="CN" style:font-weight-asian="normal" style:font-size-complex="16pt" style:language-complex="hi" style:country-complex="IN" style:font-weight-complex="normal"/>
    </style:style>
    <style:style style:name="T133" style:family="text">
      <style:text-properties officeooo:rsid="006a3a42"/>
    </style:style>
    <style:style style:name="T134" style:family="text">
      <style:text-properties officeooo:rsid="006b4f33"/>
    </style:style>
    <style:style style:name="T135" style:family="text">
      <style:text-properties officeooo:rsid="006d07bc"/>
    </style:style>
    <style:style style:name="T136" style:family="text">
      <style:text-properties officeooo:rsid="006f7d66"/>
    </style:style>
    <style:style style:name="T137" style:family="text">
      <style:text-properties officeooo:rsid="0072283f"/>
    </style:style>
    <style:style style:name="T138" style:family="text">
      <style:text-properties officeooo:rsid="00755f3b"/>
    </style:style>
    <style:style style:name="T139" style:family="text">
      <style:text-properties officeooo:rsid="00761c1d"/>
    </style:style>
    <style:style style:name="T140" style:family="text">
      <style:text-properties officeooo:rsid="007d40c0"/>
    </style:style>
    <style:style style:name="T141" style:family="text">
      <style:text-properties officeooo:rsid="007e74f3"/>
    </style:style>
    <style:style style:name="T142" style:family="text">
      <style:text-properties officeooo:rsid="00808baa"/>
    </style:style>
    <style:style style:name="T143" style:family="text">
      <style:text-properties officeooo:rsid="0081c33a"/>
    </style:style>
    <style:style style:name="T144" style:family="text">
      <style:text-properties officeooo:rsid="0082c1bd"/>
    </style:style>
    <style:style style:name="T145" style:family="text">
      <style:text-properties officeooo:rsid="00842c81"/>
    </style:style>
    <style:style style:name="T146" style:family="text">
      <style:text-properties officeooo:rsid="00892b11"/>
    </style:style>
    <style:style style:name="T147" style:family="text">
      <style:text-properties officeooo:rsid="008c5778"/>
    </style:style>
    <style:style style:name="T148" style:family="text">
      <style:text-properties officeooo:rsid="008cd4f5"/>
    </style:style>
    <style:style style:name="T149" style:family="text">
      <style:text-properties officeooo:rsid="009dfc8b"/>
    </style:style>
    <style:style style:name="T150" style:family="text">
      <style:text-properties fo:font-style="normal" style:font-style-asian="normal" style:font-style-complex="normal"/>
    </style:style>
    <style:style style:name="T151" style:family="text">
      <style:text-properties fo:font-style="normal" officeooo:rsid="010716c4" style:font-style-asian="normal" style:font-style-complex="normal"/>
    </style:style>
    <style:style style:name="T152" style:family="text">
      <style:text-properties fo:font-style="normal" officeooo:rsid="01057b50" style:font-style-asian="normal" style:font-style-complex="normal"/>
    </style:style>
    <style:style style:name="T153" style:family="text">
      <style:text-properties fo:font-style="normal" officeooo:rsid="0135401f" style:font-style-asian="normal" style:font-style-complex="normal"/>
    </style:style>
    <style:style style:name="T154" style:family="text">
      <style:text-properties fo:font-style="normal" officeooo:rsid="0135b1e1" style:font-style-asian="normal" style:font-style-complex="normal"/>
    </style:style>
    <style:style style:name="T155" style:family="text">
      <style:text-properties fo:font-style="normal" officeooo:rsid="0135d939" style:font-style-asian="normal" style:font-style-complex="normal"/>
    </style:style>
    <style:style style:name="T156" style:family="text">
      <style:text-properties fo:font-style="normal" officeooo:rsid="0139d929" style:font-style-asian="normal" style:font-style-complex="normal"/>
    </style:style>
    <style:style style:name="T157" style:family="text">
      <style:text-properties fo:font-style="normal" officeooo:rsid="020dff3d" style:font-style-asian="normal" style:font-style-complex="normal"/>
    </style:style>
    <style:style style:name="T158" style:family="text">
      <style:text-properties fo:font-style="normal" officeooo:rsid="020e31f3" style:font-style-asian="normal" style:font-style-complex="normal"/>
    </style:style>
    <style:style style:name="T159" style:family="text">
      <style:text-properties fo:font-style="normal" officeooo:rsid="020f6c82" style:font-style-asian="normal" style:font-style-complex="normal"/>
    </style:style>
    <style:style style:name="T160" style:family="text">
      <style:text-properties fo:font-style="normal" officeooo:rsid="022035ea" style:font-style-asian="normal" style:font-style-complex="normal"/>
    </style:style>
    <style:style style:name="T161" style:family="text">
      <style:text-properties fo:font-style="normal" officeooo:rsid="022154fa" style:font-style-asian="normal" style:font-style-complex="normal"/>
    </style:style>
    <style:style style:name="T162" style:family="text">
      <style:text-properties fo:font-style="normal" officeooo:rsid="0225340a" style:font-style-asian="normal" style:font-style-complex="normal"/>
    </style:style>
    <style:style style:name="T163" style:family="text">
      <style:text-properties fo:font-style="normal" officeooo:rsid="0272d517" style:font-style-asian="normal" style:font-style-complex="normal"/>
    </style:style>
    <style:style style:name="T164" style:family="text">
      <style:text-properties fo:font-style="normal" officeooo:rsid="02a7487a" style:font-style-asian="normal" style:font-style-complex="normal"/>
    </style:style>
    <style:style style:name="T165" style:family="text">
      <style:text-properties fo:font-style="normal" officeooo:rsid="02a862da" style:font-style-asian="normal" style:font-style-complex="normal"/>
    </style:style>
    <style:style style:name="T166" style:family="text">
      <style:text-properties fo:font-style="normal" officeooo:rsid="02c03cd5" style:font-style-asian="normal" style:font-style-complex="normal"/>
    </style:style>
    <style:style style:name="T167" style:family="text">
      <style:text-properties fo:font-style="normal" officeooo:rsid="02c0dffd" style:font-style-asian="normal" style:font-style-complex="normal"/>
    </style:style>
    <style:style style:name="T168" style:family="text">
      <style:text-properties fo:font-style="normal" officeooo:rsid="02c3a12d" style:font-style-asian="normal" style:font-style-complex="normal"/>
    </style:style>
    <style:style style:name="T169" style:family="text">
      <style:text-properties fo:font-style="normal" officeooo:rsid="00a45de9" style:font-style-asian="normal" style:font-style-complex="normal"/>
    </style:style>
    <style:style style:name="T170" style:family="text">
      <style:text-properties fo:font-style="normal" officeooo:rsid="02e61302" style:font-style-asian="normal" style:font-style-complex="normal"/>
    </style:style>
    <style:style style:name="T171" style:family="text">
      <style:text-properties fo:font-style="normal" officeooo:rsid="03007e48" style:font-style-asian="normal" style:font-style-complex="normal"/>
    </style:style>
    <style:style style:name="T172" style:family="text">
      <style:text-properties fo:font-style="normal" officeooo:rsid="030fa9c7" style:font-style-asian="normal" style:font-style-complex="normal"/>
    </style:style>
    <style:style style:name="T173" style:family="text">
      <style:text-properties fo:font-style="normal" officeooo:rsid="03109d97" style:font-style-asian="normal" style:font-style-complex="normal"/>
    </style:style>
    <style:style style:name="T174" style:family="text">
      <style:text-properties fo:font-style="normal" officeooo:rsid="031d3c96" style:font-style-asian="normal" style:font-style-complex="normal"/>
    </style:style>
    <style:style style:name="T175" style:family="text">
      <style:text-properties fo:font-style="normal" officeooo:rsid="034c0862" style:font-style-asian="normal" style:font-style-complex="normal"/>
    </style:style>
    <style:style style:name="T176" style:family="text">
      <style:text-properties fo:font-style="normal" officeooo:rsid="0350ce68" style:font-style-asian="normal" style:font-style-complex="normal"/>
    </style:style>
    <style:style style:name="T177" style:family="text">
      <style:text-properties fo:font-style="normal" officeooo:rsid="03555432" style:font-style-asian="normal" style:font-style-complex="normal"/>
    </style:style>
    <style:style style:name="T178" style:family="text">
      <style:text-properties fo:font-style="normal" officeooo:rsid="0355c0f9" style:font-style-asian="normal" style:font-style-complex="normal"/>
    </style:style>
    <style:style style:name="T179" style:family="text">
      <style:text-properties fo:font-style="normal" officeooo:rsid="036fce25" style:font-style-asian="normal" style:font-style-complex="normal"/>
    </style:style>
    <style:style style:name="T180" style:family="text">
      <style:text-properties fo:font-style="normal" officeooo:rsid="039249ca" style:font-style-asian="normal" style:font-style-complex="normal"/>
    </style:style>
    <style:style style:name="T181" style:family="text">
      <style:text-properties fo:font-style="normal" officeooo:rsid="03b3103d" style:font-style-asian="normal" style:font-style-complex="normal"/>
    </style:style>
    <style:style style:name="T182" style:family="text">
      <style:text-properties fo:font-style="normal" fo:font-weight="bold" style:font-style-asian="normal" style:font-weight-asian="bold" style:font-style-complex="normal" style:font-weight-complex="bold"/>
    </style:style>
    <style:style style:name="T183" style:family="text">
      <style:text-properties fo:font-style="normal" fo:font-weight="bold" officeooo:rsid="03c10b04" style:font-style-asian="normal" style:font-weight-asian="bold" style:font-style-complex="normal" style:font-weight-complex="bold"/>
    </style:style>
    <style:style style:name="T184" style:family="text">
      <style:text-properties officeooo:rsid="00bdfaf0"/>
    </style:style>
    <style:style style:name="T185" style:family="text">
      <style:text-properties officeooo:rsid="00be8077"/>
    </style:style>
    <style:style style:name="T186" style:family="text">
      <style:text-properties officeooo:rsid="00bf5627"/>
    </style:style>
    <style:style style:name="T187" style:family="text">
      <style:text-properties officeooo:rsid="00c2ed91"/>
    </style:style>
    <style:style style:name="T188" style:family="text">
      <style:text-properties officeooo:rsid="00c3dd63"/>
    </style:style>
    <style:style style:name="T189" style:family="text">
      <style:text-properties officeooo:rsid="00c4fd47"/>
    </style:style>
    <style:style style:name="T190" style:family="text">
      <style:text-properties officeooo:rsid="00d1a28d"/>
    </style:style>
    <style:style style:name="T191" style:family="text">
      <style:text-properties officeooo:rsid="00d356b2"/>
    </style:style>
    <style:style style:name="T192" style:family="text">
      <style:text-properties officeooo:rsid="00dd2c73"/>
    </style:style>
    <style:style style:name="T193" style:family="text">
      <style:text-properties officeooo:rsid="00dedd8a"/>
    </style:style>
    <style:style style:name="T194" style:family="text">
      <style:text-properties officeooo:rsid="00e20f37"/>
    </style:style>
    <style:style style:name="T195" style:family="text">
      <style:text-properties officeooo:rsid="00e39fa0"/>
    </style:style>
    <style:style style:name="T196" style:family="text">
      <style:text-properties officeooo:rsid="00e7f74e"/>
    </style:style>
    <style:style style:name="T197" style:family="text">
      <style:text-properties officeooo:rsid="00e9f81a"/>
    </style:style>
    <style:style style:name="T198" style:family="text">
      <style:text-properties fo:language="cs" fo:country="CZ"/>
    </style:style>
    <style:style style:name="T199" style:family="text">
      <style:text-properties fo:language="cs" fo:country="CZ" officeooo:rsid="000b1a8c"/>
    </style:style>
    <style:style style:name="T200" style:family="text">
      <style:text-properties fo:language="cs" fo:country="CZ" officeooo:rsid="02efe9cb"/>
    </style:style>
    <style:style style:name="T201" style:family="text">
      <style:text-properties officeooo:rsid="00ebda09"/>
    </style:style>
    <style:style style:name="T202" style:family="text">
      <style:text-properties officeooo:rsid="00ee499b"/>
    </style:style>
    <style:style style:name="T203" style:family="text">
      <style:text-properties officeooo:rsid="00f1bedb"/>
    </style:style>
    <style:style style:name="T204" style:family="text">
      <style:text-properties fo:font-variant="normal" fo:text-transform="none"/>
    </style:style>
    <style:style style:name="T205" style:family="text">
      <style:text-properties fo:font-variant="normal" fo:text-transform="none" fo:color="#000000" loext:opacity="100%" style:font-name="Linux Libertine S.O.Cist.1" fo:font-size="12pt" fo:letter-spacing="normal" fo:language="la" fo:country="VA" fo:font-style="normal" fo:font-weight="normal" style:font-size-asian="12pt" style:language-asian="zh" style:country-asian="CN" style:language-complex="hi" style:country-complex="IN"/>
    </style:style>
    <style:style style:name="T206" style:family="text">
      <style:text-properties fo:font-variant="normal" fo:text-transform="none" fo:color="#000000" loext:opacity="100%" style:font-name="Linux Libertine S.O.Cist.1" fo:font-size="12pt" fo:letter-spacing="normal" fo:language="la" fo:country="VA" fo:font-style="normal" fo:font-weight="normal" officeooo:rsid="006b4620" style:font-size-asian="12pt" style:language-asian="zh" style:country-asian="CN" style:language-complex="hi" style:country-complex="IN"/>
    </style:style>
    <style:style style:name="T207" style:family="text">
      <style:text-properties fo:font-variant="normal" fo:text-transform="none" fo:color="#000000" loext:opacity="100%" style:font-name="Linux Libertine S.O.Cist.1" fo:font-size="12pt" fo:letter-spacing="normal" fo:language="la" fo:country="VA" fo:font-style="normal" fo:font-weight="normal" officeooo:rsid="01283b66" style:font-size-asian="12pt" style:language-asian="zh" style:country-asian="CN" style:language-complex="hi" style:country-complex="IN"/>
    </style:style>
    <style:style style:name="T208" style:family="text">
      <style:text-properties fo:font-variant="normal" fo:text-transform="none" fo:color="#000000" loext:opacity="100%" style:font-name="Linux Libertine S.O.Cist.1" fo:font-size="12pt" fo:letter-spacing="normal" fo:language="la" fo:country="VA" fo:font-style="normal" fo:font-weight="normal" officeooo:rsid="01ce2371" style:font-size-asian="12pt" style:language-asian="zh" style:country-asian="CN" style:language-complex="hi" style:country-complex="IN"/>
    </style:style>
    <style:style style:name="T209" style:family="text">
      <style:text-properties fo:font-variant="normal" fo:text-transform="none" fo:color="#000000" loext:opacity="100%" style:font-name="Linux Libertine S.O.Cist.1" fo:font-size="12pt" fo:letter-spacing="normal" fo:language="la" fo:country="VA" fo:font-style="normal" fo:font-weight="normal" officeooo:rsid="026e0b0f" style:font-size-asian="12pt" style:language-asian="zh" style:country-asian="CN" style:language-complex="hi" style:country-complex="IN"/>
    </style:style>
    <style:style style:name="T210" style:family="text">
      <style:text-properties fo:font-variant="normal" fo:text-transform="none" fo:color="#000000" loext:opacity="100%" style:font-name="Linux Libertine S.O.Cist.1" fo:font-size="12pt" fo:letter-spacing="normal" fo:language="la" fo:country="VA" fo:font-style="normal" fo:font-weight="normal" officeooo:rsid="0086b159" style:font-name-asian="Andale Sans UI" style:font-size-asian="12pt" style:language-asian="zh" style:country-asian="CN" style:font-style-asian="normal" style:font-weight-asian="normal" style:font-name-complex="Tahoma" style:font-size-complex="12pt" style:language-complex="hi" style:country-complex="IN"/>
    </style:style>
    <style:style style:name="T211" style:family="text">
      <style:text-properties fo:font-variant="normal" fo:text-transform="none" fo:color="#000000" loext:opacity="100%" style:font-name="Linux Libertine S.O.Cist.1" fo:font-size="12pt" fo:letter-spacing="normal" fo:language="la" fo:country="VA" fo:font-style="normal" fo:font-weight="normal" officeooo:rsid="03c5ffa0" style:font-name-asian="Andale Sans UI" style:font-size-asian="12pt" style:language-asian="zh" style:country-asian="CN" style:font-style-asian="normal" style:font-weight-asian="normal" style:font-name-complex="Tahoma" style:font-size-complex="12pt" style:language-complex="hi" style:country-complex="IN"/>
    </style:style>
    <style:style style:name="T212" style:family="text">
      <style:text-properties fo:font-variant="normal" fo:text-transform="none" fo:color="#000000" loext:opacity="100%" style:font-name="Linux Libertine S.O.Cist.1" fo:font-size="12pt" fo:letter-spacing="normal" fo:language="la" fo:country="VA" fo:font-style="normal" fo:font-weight="normal" officeooo:rsid="0087c59c" style:font-name-asian="Andale Sans UI" style:font-size-asian="12pt" style:language-asian="zh" style:country-asian="CN" style:font-style-asian="normal" style:font-weight-asian="normal" style:font-name-complex="Tahoma" style:font-size-complex="12pt" style:language-complex="hi" style:country-complex="IN"/>
    </style:style>
    <style:style style:name="T213" style:family="text">
      <style:text-properties fo:font-variant="normal" fo:text-transform="none" fo:color="#000000" loext:opacity="100%" style:font-name="Linux Libertine S.O.Cist.1" fo:font-size="12pt" fo:letter-spacing="normal" fo:language="la" fo:country="VA" fo:font-style="normal" fo:font-weight="normal" officeooo:rsid="03c7f25c" style:font-name-asian="Andale Sans UI" style:font-size-asian="12pt" style:language-asian="zh" style:country-asian="CN" style:font-style-asian="normal" style:font-weight-asian="normal" style:font-name-complex="Tahoma" style:font-size-complex="12pt" style:language-complex="hi" style:country-complex="IN"/>
    </style:style>
    <style:style style:name="T214" style:family="text">
      <style:text-properties fo:font-variant="normal" fo:text-transform="none" fo:color="#000000" loext:opacity="100%" style:font-name="Linux Libertine S.O.Cist.1" fo:font-size="12pt" fo:letter-spacing="normal" fo:language="la" fo:country="VA" fo:font-style="normal" fo:font-weight="normal" officeooo:rsid="03c7f25c" style:font-name-asian="Andale Sans UI" style:font-size-asian="12pt" style:language-asian="zh" style:country-asian="CN" style:font-style-asian="normal" style:font-weight-asian="normal" style:font-name-complex="Tahoma" style:font-size-complex="12pt" style:language-complex="hi" style:country-complex="IN" style:font-weight-complex="bold"/>
    </style:style>
    <style:style style:name="T215" style:family="text">
      <style:text-properties fo:font-variant="normal" fo:text-transform="none" fo:color="#000000" loext:opacity="100%" style:font-name="Linux Libertine S.O.Cist.1" fo:font-size="12pt" fo:letter-spacing="normal" fo:language="la" fo:country="VA" fo:font-style="normal" fo:font-weight="normal" officeooo:rsid="03c7f25c"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bold"/>
    </style:style>
    <style:style style:name="T216" style:family="text">
      <style:text-properties fo:font-variant="normal" fo:text-transform="none" fo:color="#000000" loext:opacity="100%" style:font-name="Linux Libertine S.O.Cist.1" fo:font-size="12pt" fo:letter-spacing="normal" fo:language="la" fo:country="VA" fo:font-style="normal" fo:font-weight="normal" officeooo:rsid="03c7f25c"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style>
    <style:style style:name="T217" style:family="text">
      <style:text-properties fo:font-variant="normal" fo:text-transform="none" fo:color="#000000" loext:opacity="100%" style:font-name="Linux Libertine S.O.Cist.1" fo:font-size="12pt" fo:letter-spacing="normal" fo:language="la" fo:country="VA" fo:font-style="normal" fo:font-weight="bold" officeooo:rsid="0087c59c" style:font-name-asian="Andale Sans UI" style:font-size-asian="12pt" style:language-asian="zh" style:country-asian="CN" style:font-style-asian="normal" style:font-weight-asian="bold" style:font-name-complex="Tahoma" style:font-size-complex="12pt" style:language-complex="hi" style:country-complex="IN" style:font-weight-complex="bold"/>
    </style:style>
    <style:style style:name="T218" style:family="text">
      <style:text-properties fo:font-variant="normal" fo:text-transform="none" fo:color="#000000" loext:opacity="100%" style:font-name="Linux Libertine S.O.Cist.1" fo:font-size="12pt" fo:letter-spacing="normal" fo:language="la" fo:country="VA" fo:font-style="normal" fo:font-weight="bold" officeooo:rsid="0086b159" style:font-name-asian="Andale Sans UI" style:font-size-asian="12pt" style:language-asian="zh" style:country-asian="CN" style:font-style-asian="normal" style:font-weight-asian="bold" style:font-name-complex="Tahoma" style:font-size-complex="12pt" style:language-complex="hi" style:country-complex="IN" style:font-weight-complex="bold"/>
    </style:style>
    <style:style style:name="T219" style:family="text">
      <style:text-properties fo:font-variant="normal" fo:text-transform="none" fo:color="#000000" loext:opacity="100%" style:font-name="Linux Libertine S.O.Cist.1" fo:font-size="12pt" fo:letter-spacing="normal" fo:language="la" fo:country="VA" fo:font-style="italic" fo:font-weight="normal" officeooo:rsid="03c7f25c" style:font-name-asian="Andale Sans UI" style:font-size-asian="12pt" style:language-asian="zh" style:country-asian="CN" style:font-style-asian="italic" style:font-weight-asian="normal" style:font-name-complex="Tahoma" style:font-size-complex="12pt" style:language-complex="hi" style:country-complex="IN" style:font-style-complex="italic"/>
    </style:style>
    <style:style style:name="T220" style:family="text">
      <style:text-properties fo:font-variant="normal" fo:text-transform="none" fo:color="#000000" loext:opacity="100%" style:font-name="Linux Libertine S.O.Cist.1" fo:font-size="12pt" fo:letter-spacing="normal" fo:language="la" fo:country="VA" fo:font-style="italic" fo:font-weight="normal" officeooo:rsid="03c7f25c" style:font-name-asian="Andale Sans UI" style:font-size-asian="12pt" style:language-asian="zh" style:country-asian="CN" style:font-style-asian="italic" style:font-weight-asian="normal" style:font-name-complex="Tahoma" style:font-size-complex="12pt" style:language-complex="hi" style:country-complex="IN" style:font-style-complex="italic" style:font-weight-complex="bold"/>
    </style:style>
    <style:style style:name="T221" style:family="text">
      <style:text-properties fo:font-variant="normal" fo:text-transform="none" fo:color="#000000" loext:opacity="100%" style:font-name="Linux Libertine S.O.Cist.1" fo:font-size="12pt" fo:letter-spacing="normal" fo:language="la" fo:country="VA" fo:font-style="italic" fo:font-weight="normal" officeooo:rsid="03c7f7e0" style:font-name-asian="Andale Sans UI" style:font-size-asian="12pt" style:language-asian="zh" style:country-asian="CN" style:font-style-asian="italic" style:font-weight-asian="normal" style:font-name-complex="Tahoma" style:font-size-complex="12pt" style:language-complex="hi" style:country-complex="IN" style:font-style-complex="italic" style:font-weight-complex="bold"/>
    </style:style>
    <style:style style:name="T222" style:family="text">
      <style:text-properties fo:font-variant="normal" fo:text-transform="none" fo:color="#000000" loext:opacity="100%" style:font-name="Linux Libertine S.O.Cist.1" fo:font-size="12pt" fo:letter-spacing="normal" fo:language="la" fo:country="VA" fo:font-style="italic" fo:font-weight="normal" officeooo:rsid="03cab737" style:font-name-asian="Andale Sans UI" style:font-size-asian="12pt" style:language-asian="zh" style:country-asian="CN" style:font-style-asian="italic" style:font-weight-asian="normal" style:font-name-complex="Tahoma" style:font-size-complex="12pt" style:language-complex="hi" style:country-complex="IN" style:font-style-complex="italic" style:font-weight-complex="bold"/>
    </style:style>
    <style:style style:name="T223" style:family="text">
      <style:text-properties fo:font-variant="normal" fo:text-transform="none" fo:color="#000000" loext:opacity="100%" style:font-name="Linux Libertine S.O.Cist.1" fo:font-size="12pt" fo:letter-spacing="normal" fo:language="la" fo:country="VA" fo:font-style="italic" fo:font-weight="normal" officeooo:rsid="03c7f7e0" style:font-name-asian="Andale Sans UI" style:font-size-asian="12pt" style:language-asian="zh" style:country-asian="CN" style:font-style-asian="italic" style:font-weight-asian="normal" style:font-name-complex="Tahoma" style:font-size-complex="12pt" style:language-complex="hi" style:country-complex="IN" style:font-style-complex="italic"/>
    </style:style>
    <style:style style:name="T224" style:family="text">
      <style:text-properties fo:font-variant="normal" fo:text-transform="none" fo:color="#000000" loext:opacity="100%" style:font-name="Linux Libertine S.O.Cist.1" fo:font-size="12pt" fo:letter-spacing="normal" fo:font-style="normal" fo:font-weight="normal" officeooo:rsid="03c7f25c" style:font-name-asian="Andale Sans UI" style:font-size-asian="12pt" style:font-style-asian="normal" style:font-weight-asian="normal" style:font-name-complex="Tahoma" style:font-size-complex="12pt" style:font-weight-complex="bold"/>
    </style:style>
    <style:style style:name="T225" style:family="text">
      <style:text-properties fo:font-variant="normal" fo:text-transform="none" fo:color="#000000" loext:opacity="100%" style:font-name="Linux Libertine S.O.Cist.1" fo:font-size="12pt" fo:letter-spacing="normal" fo:font-style="italic" fo:font-weight="normal" officeooo:rsid="03c7f25c" style:font-name-asian="Andale Sans UI" style:font-size-asian="12pt" style:font-style-asian="italic" style:font-weight-asian="normal" style:font-name-complex="Tahoma" style:font-size-complex="12pt" style:font-style-complex="italic" style:font-weight-complex="bold"/>
    </style:style>
    <style:style style:name="T226" style:family="text">
      <style:text-properties fo:font-variant="normal" fo:text-transform="none" fo:color="#000000" loext:opacity="100%" style:font-name="Linux Libertine S.O.Cist.1" fo:font-size="12pt" fo:letter-spacing="normal" fo:font-style="italic" fo:font-weight="normal" officeooo:rsid="03cab737" style:font-name-asian="Andale Sans UI" style:font-size-asian="12pt" style:font-style-asian="italic" style:font-weight-asian="normal" style:font-name-complex="Tahoma" style:font-size-complex="12pt" style:font-style-complex="italic" style:font-weight-complex="bold"/>
    </style:style>
    <style:style style:name="T227" style:family="text">
      <style:text-properties fo:font-variant="normal" fo:text-transform="none" fo:color="#000000" loext:opacity="100%" fo:font-size="12pt" fo:letter-spacing="normal" fo:language="la" fo:country="VA" fo:font-style="normal" fo:font-weight="normal" officeooo:rsid="01ce2371" style:font-size-asian="12pt" style:language-asian="zh" style:country-asian="CN" style:language-complex="hi" style:country-complex="IN"/>
    </style:style>
    <style:style style:name="T228" style:family="text">
      <style:text-properties fo:font-variant="normal" fo:text-transform="none" fo:color="#000000" loext:opacity="100%" fo:letter-spacing="normal" fo:language="la" fo:country="VA" fo:font-style="normal" fo:font-weight="normal" officeooo:rsid="0034e2b4"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229" style:family="text">
      <style:text-properties fo:font-variant="normal" fo:text-transform="none" fo:color="#000000" loext:opacity="100%" fo:letter-spacing="normal" fo:language="la" fo:country="VA" fo:font-style="normal" fo:font-weight="normal" officeooo:rsid="03c7f25c" style:font-name-asian="Andale Sans UI" style:language-asian="zh" style:country-asian="CN" style:font-style-asian="normal" style:font-weight-asian="normal" style:font-name-complex="Tahoma" style:language-complex="hi" style:country-complex="IN" style:font-style-complex="normal" style:font-weight-complex="bold"/>
    </style:style>
    <style:style style:name="T230" style:family="text">
      <style:text-properties fo:font-variant="normal" fo:text-transform="none" fo:color="#000000" loext:opacity="100%" fo:letter-spacing="normal" fo:language="la" fo:country="VA" fo:font-style="italic" fo:font-weight="normal" officeooo:rsid="03c7f25c" style:font-name-asian="Andale Sans UI" style:language-asian="zh" style:country-asian="CN" style:font-style-asian="italic" style:font-weight-asian="normal" style:font-name-complex="Tahoma" style:language-complex="hi" style:country-complex="IN" style:font-style-complex="italic" style:font-weight-complex="bold"/>
    </style:style>
    <style:style style:name="T231" style:family="text">
      <style:text-properties fo:font-variant="normal" fo:text-transform="none" fo:color="#000000" loext:opacity="100%" fo:letter-spacing="normal" fo:font-style="normal" fo:font-weight="normal" officeooo:rsid="0034e2b4"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232" style:family="text">
      <style:text-properties fo:font-variant="normal" fo:text-transform="none" fo:color="#000000" loext:opacity="100%" style:font-name="Linux Libertine S.O.Cist." fo:font-size="12pt" fo:letter-spacing="normal" fo:language="la" fo:country="VA" fo:font-style="normal" fo:font-weight="normal" officeooo:rsid="0034e2b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33" style:family="text">
      <style:text-properties fo:font-variant="normal" fo:text-transform="none" fo:color="#000000" loext:opacity="100%" style:font-name="Linux Libertine S.O.Cist." fo:font-size="12pt" fo:letter-spacing="normal" fo:language="la" fo:country="VA" fo:font-style="normal" fo:font-weight="normal" officeooo:rsid="0344cc69"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34" style:family="text">
      <style:text-properties fo:font-variant="normal" fo:text-transform="none" fo:color="#000000" loext:opacity="100%" style:font-name="Linux Libertine S.O.Cist." fo:font-size="12pt" fo:letter-spacing="normal" fo:language="la" fo:country="VA" fo:font-style="normal" fo:font-weight="normal" officeooo:rsid="03bfe060"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35" style:family="text">
      <style:text-properties fo:font-variant="normal" fo:text-transform="none" fo:font-style="italic" officeooo:rsid="00a45de9" style:font-style-asian="italic" style:font-style-complex="italic"/>
    </style:style>
    <style:style style:name="T236" style:family="text">
      <style:text-properties fo:font-variant="normal" fo:text-transform="none" fo:font-style="italic" officeooo:rsid="031859e8" style:font-style-asian="italic" style:font-style-complex="italic"/>
    </style:style>
    <style:style style:name="T237" style:family="text">
      <style:text-properties fo:font-variant="normal" fo:text-transform="none" fo:color="#ff0000" loext:opacity="100%" fo:letter-spacing="normal" fo:language="la" fo:country="VA" fo:font-style="normal" fo:font-weight="normal" officeooo:rsid="0034e2b4"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238" style:family="text">
      <style:text-properties fo:font-variant="normal" fo:text-transform="none" fo:color="#ff0000" loext:opacity="100%" style:font-name="Linux Libertine S.O.Cist." fo:font-size="12pt" fo:letter-spacing="normal" fo:language="la" fo:country="VA" fo:font-style="normal" fo:font-weight="normal" officeooo:rsid="0034e2b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39" style:family="text">
      <style:text-properties fo:font-variant="normal" fo:text-transform="none" style:use-window-font-color="true" loext:opacity="0%" fo:letter-spacing="normal" fo:language="la" fo:country="VA" fo:font-style="normal" fo:font-weight="normal" officeooo:rsid="0034e2b4"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240" style:family="text">
      <style:text-properties fo:font-variant="normal" fo:text-transform="none" style:use-window-font-color="true" loext:opacity="0%" style:font-name="Linux Libertine S.O.Cist." fo:font-size="12pt" fo:letter-spacing="normal" fo:language="la" fo:country="VA" fo:font-style="normal" fo:font-weight="normal" officeooo:rsid="0034e2b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41" style:family="text">
      <style:text-properties fo:font-variant="normal" fo:text-transform="none" fo:color="#222222" loext:opacity="100%" style:font-name="sans-serif" fo:font-size="9.35000038146973pt" fo:letter-spacing="normal" fo:font-style="italic" fo:font-weight="normal" style:font-style-asian="italic" style:font-style-complex="italic"/>
    </style:style>
    <style:style style:name="T242" style:family="text">
      <style:text-properties fo:font-variant="normal" fo:text-transform="none" fo:color="#222222" loext:opacity="100%" style:font-name="sans-serif" fo:font-size="9.35000038146973pt" fo:letter-spacing="normal" fo:font-style="normal" fo:font-weight="normal" officeooo:rsid="036b528b" style:font-style-asian="normal" style:font-style-complex="normal"/>
    </style:style>
    <style:style style:name="T243" style:family="text">
      <style:text-properties fo:font-variant="normal" fo:text-transform="none" fo:color="#222222" loext:opacity="100%" style:font-name="Linux Libertine S.O.Cist.1" fo:font-size="12pt" fo:letter-spacing="normal" fo:font-style="normal" fo:font-weight="normal" style:font-size-asian="12pt" style:font-style-asian="normal" style:font-size-complex="12pt" style:font-style-complex="normal"/>
    </style:style>
    <style:style style:name="T244" style:family="text">
      <style:text-properties officeooo:rsid="00fb70c0"/>
    </style:style>
    <style:style style:name="T245" style:family="text">
      <style:text-properties officeooo:rsid="00fdf509" fo:background-color="transparent" loext:char-shading-value="0"/>
    </style:style>
    <style:style style:name="T246" style:family="text">
      <style:text-properties officeooo:rsid="00feb262"/>
    </style:style>
    <style:style style:name="T247" style:family="text">
      <style:text-properties officeooo:rsid="00ffe10d"/>
    </style:style>
    <style:style style:name="T248" style:family="text">
      <style:text-properties officeooo:rsid="01057b50"/>
    </style:style>
    <style:style style:name="T249" style:family="text">
      <style:text-properties officeooo:rsid="010aa331"/>
    </style:style>
    <style:style style:name="T250" style:family="text">
      <style:text-properties officeooo:rsid="010abf19"/>
    </style:style>
    <style:style style:name="T251" style:family="text">
      <style:text-properties officeooo:rsid="010c21b0"/>
    </style:style>
    <style:style style:name="T252" style:family="text">
      <style:text-properties officeooo:rsid="010d7219"/>
    </style:style>
    <style:style style:name="T253" style:family="text">
      <style:text-properties officeooo:rsid="0113192b"/>
    </style:style>
    <style:style style:name="T254" style:family="text">
      <style:text-properties officeooo:rsid="0116d6ca"/>
    </style:style>
    <style:style style:name="T255" style:family="text">
      <style:text-properties officeooo:rsid="01178b79"/>
    </style:style>
    <style:style style:name="T256" style:family="text">
      <style:text-properties officeooo:rsid="01195eee"/>
    </style:style>
    <style:style style:name="T257" style:family="text">
      <style:text-properties officeooo:rsid="011d049c"/>
    </style:style>
    <style:style style:name="T258" style:family="text">
      <style:text-properties officeooo:rsid="011fb638"/>
    </style:style>
    <style:style style:name="T259" style:family="text">
      <style:text-properties officeooo:rsid="0120ce75"/>
    </style:style>
    <style:style style:name="T260" style:family="text">
      <style:text-properties officeooo:rsid="01230899"/>
    </style:style>
    <style:style style:name="T261" style:family="text">
      <style:text-properties officeooo:rsid="0124ae31"/>
    </style:style>
    <style:style style:name="T262" style:family="text">
      <style:text-properties officeooo:rsid="01251fd2"/>
    </style:style>
    <style:style style:name="T263" style:family="text">
      <style:text-properties officeooo:rsid="01283b66"/>
    </style:style>
    <style:style style:name="T264" style:family="text">
      <style:text-properties officeooo:rsid="012a0935"/>
    </style:style>
    <style:style style:name="T265" style:family="text">
      <style:text-properties officeooo:rsid="012bbd16"/>
    </style:style>
    <style:style style:name="T266" style:family="text">
      <style:text-properties officeooo:rsid="0133eac2"/>
    </style:style>
    <style:style style:name="T267" style:family="text">
      <style:text-properties officeooo:rsid="01347eae"/>
    </style:style>
    <style:style style:name="T268" style:family="text">
      <style:text-properties officeooo:rsid="0135401f"/>
    </style:style>
    <style:style style:name="T269" style:family="text">
      <style:text-properties officeooo:rsid="0138f1f5"/>
    </style:style>
    <style:style style:name="T270" style:family="text">
      <style:text-properties officeooo:rsid="0139d929"/>
    </style:style>
    <style:style style:name="T271" style:family="text">
      <style:text-properties officeooo:rsid="014bab4c"/>
    </style:style>
    <style:style style:name="T272" style:family="text">
      <style:text-properties officeooo:rsid="0163069e"/>
    </style:style>
    <style:style style:name="T273" style:family="text">
      <style:text-properties officeooo:rsid="017dcc2a"/>
    </style:style>
    <style:style style:name="T274" style:family="text">
      <style:text-properties officeooo:rsid="0186c45f"/>
    </style:style>
    <style:style style:name="T275" style:family="text">
      <style:text-properties officeooo:rsid="019194c2"/>
    </style:style>
    <style:style style:name="T276" style:family="text">
      <style:text-properties officeooo:rsid="0192184a"/>
    </style:style>
    <style:style style:name="T277" style:family="text">
      <style:text-properties officeooo:rsid="01990017"/>
    </style:style>
    <style:style style:name="T278" style:family="text">
      <style:text-properties officeooo:rsid="019bf056"/>
    </style:style>
    <style:style style:name="T279" style:family="text">
      <style:text-properties officeooo:rsid="01a351bd"/>
    </style:style>
    <style:style style:name="T280" style:family="text">
      <style:text-properties officeooo:rsid="01a45000"/>
    </style:style>
    <style:style style:name="T281" style:family="text">
      <style:text-properties officeooo:rsid="01a5f477"/>
    </style:style>
    <style:style style:name="T282" style:family="text">
      <style:text-properties officeooo:rsid="01ab0fec"/>
    </style:style>
    <style:style style:name="T283" style:family="text">
      <style:text-properties officeooo:rsid="01bb4d93"/>
    </style:style>
    <style:style style:name="T284" style:family="text">
      <style:text-properties officeooo:rsid="01bccc37"/>
    </style:style>
    <style:style style:name="T285" style:family="text">
      <style:text-properties officeooo:rsid="01c00996"/>
    </style:style>
    <style:style style:name="T286" style:family="text">
      <style:text-properties officeooo:rsid="01c58da1"/>
    </style:style>
    <style:style style:name="T287" style:family="text">
      <style:text-properties officeooo:rsid="01ce2371"/>
    </style:style>
    <style:style style:name="T288" style:family="text">
      <style:text-properties officeooo:rsid="01d1d5d8"/>
    </style:style>
    <style:style style:name="T289" style:family="text">
      <style:text-properties officeooo:rsid="01dc7d21"/>
    </style:style>
    <style:style style:name="T290" style:family="text">
      <style:text-properties officeooo:rsid="01e16c5d"/>
    </style:style>
    <style:style style:name="T291" style:family="text">
      <style:text-properties officeooo:rsid="01ef369d"/>
    </style:style>
    <style:style style:name="T292" style:family="text">
      <style:text-properties officeooo:rsid="01f3a1ca"/>
    </style:style>
    <style:style style:name="T293" style:family="text">
      <style:text-properties officeooo:rsid="01f680ce"/>
    </style:style>
    <style:style style:name="T294" style:family="text">
      <style:text-properties officeooo:rsid="01f9b1f5"/>
    </style:style>
    <style:style style:name="T295" style:family="text">
      <style:text-properties officeooo:rsid="01ff8bfa"/>
    </style:style>
    <style:style style:name="T296" style:family="text">
      <style:text-properties officeooo:rsid="020384d5"/>
    </style:style>
    <style:style style:name="T297" style:family="text">
      <style:text-properties officeooo:rsid="02065dfc"/>
    </style:style>
    <style:style style:name="T298" style:family="text">
      <style:text-properties officeooo:rsid="0207b554"/>
    </style:style>
    <style:style style:name="T299" style:family="text">
      <style:text-properties officeooo:rsid="0209c74d"/>
    </style:style>
    <style:style style:name="T300" style:family="text">
      <style:text-properties officeooo:rsid="020b91e2"/>
    </style:style>
    <style:style style:name="T301" style:family="text">
      <style:text-properties officeooo:rsid="0212837c"/>
    </style:style>
    <style:style style:name="T302" style:family="text">
      <style:text-properties officeooo:rsid="0213499f"/>
    </style:style>
    <style:style style:name="T303" style:family="text">
      <style:text-properties officeooo:rsid="02138e46"/>
    </style:style>
    <style:style style:name="T304" style:family="text">
      <style:text-properties officeooo:rsid="021410e7"/>
    </style:style>
    <style:style style:name="T305" style:family="text">
      <style:text-properties officeooo:rsid="02190be6"/>
    </style:style>
    <style:style style:name="T306" style:family="text">
      <style:text-properties officeooo:rsid="021cda08"/>
    </style:style>
    <style:style style:name="T307" style:family="text">
      <style:text-properties officeooo:rsid="022035ea"/>
    </style:style>
    <style:style style:name="T308" style:family="text">
      <style:text-properties officeooo:rsid="022918fd"/>
    </style:style>
    <style:style style:name="T309" style:family="text">
      <style:text-properties officeooo:rsid="022aca25"/>
    </style:style>
    <style:style style:name="T310" style:family="text">
      <style:text-properties officeooo:rsid="022be870"/>
    </style:style>
    <style:style style:name="T311" style:family="text">
      <style:text-properties officeooo:rsid="022cf16c"/>
    </style:style>
    <style:style style:name="T312" style:family="text">
      <style:text-properties officeooo:rsid="02306de3"/>
    </style:style>
    <style:style style:name="T313" style:family="text">
      <style:text-properties officeooo:rsid="0234b147"/>
    </style:style>
    <style:style style:name="T314" style:family="text">
      <style:text-properties officeooo:rsid="0236a024"/>
    </style:style>
    <style:style style:name="T315" style:family="text">
      <style:text-properties officeooo:rsid="0237e14a"/>
    </style:style>
    <style:style style:name="T316" style:family="text">
      <style:text-properties officeooo:rsid="0101b317"/>
    </style:style>
    <style:style style:name="T317" style:family="text">
      <style:text-properties fo:color="#00000a" loext:opacity="100%" style:font-name="Cloister" fo:font-size="18pt" fo:language="la" fo:country="VA" fo:font-weight="normal" style:language-asian="zh" style:country-asian="CN" style:font-weight-asian="normal" style:language-complex="hi" style:country-complex="IN" style:font-weight-complex="normal"/>
    </style:style>
    <style:style style:name="T318" style:family="text">
      <style:text-properties fo:color="#00000a" loext:opacity="100%" style:font-name="Cloister" fo:font-size="18pt" fo:language="la" fo:country="VA" fo:font-weight="normal" officeooo:rsid="023df142" style:language-asian="zh" style:country-asian="CN" style:font-weight-asian="normal" style:language-complex="hi" style:country-complex="IN" style:font-weight-complex="normal"/>
    </style:style>
    <style:style style:name="T319" style:family="text">
      <style:text-properties fo:color="#00000a" loext:opacity="100%" style:font-name="Cloister" fo:font-size="18pt" fo:letter-spacing="normal" fo:language="la" fo:country="VA" fo:font-style="normal" fo:font-weight="normal" officeooo:rsid="00f1e1ba" fo:background-color="#ffffff" loext:char-shading-value="0"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320" style:family="text">
      <style:text-properties fo:color="#00000a" loext:opacity="100%" style:font-name="Cloister" fo:font-size="18pt" fo:letter-spacing="normal" fo:language="la" fo:country="VA" fo:font-style="normal" fo:font-weight="normal" officeooo:rsid="023df142" fo:background-color="#ffffff" loext:char-shading-value="0"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321" style:family="text">
      <style:text-properties fo:color="#00000a" loext:opacity="100%" style:font-name="Linux Libertine S.O.Cist.1" fo:font-size="12pt" fo:language="cs" fo:country="CZ" officeooo:rsid="02dcd77e" style:font-name-asian="SimSun" style:font-size-asian="12pt" style:language-asian="zh" style:country-asian="CN" style:font-name-complex="Lucida Sans" style:font-size-complex="12pt" style:language-complex="hi" style:country-complex="IN"/>
    </style:style>
    <style:style style:name="T322" style:family="text">
      <style:text-properties fo:color="#00000a" loext:opacity="100%" style:font-name="Linux Libertine S.O.Cist.1" fo:font-size="12pt" fo:language="cs" fo:country="CZ" officeooo:rsid="035927a8" style:font-name-asian="SimSun" style:font-size-asian="12pt" style:language-asian="zh" style:country-asian="CN" style:font-name-complex="Lucida Sans" style:font-size-complex="12pt" style:language-complex="hi" style:country-complex="IN"/>
    </style:style>
    <style:style style:name="T323" style:family="text">
      <style:text-properties fo:color="#00000a" loext:opacity="100%" style:font-name="Linux Libertine S.O.Cist.1" fo:font-size="12pt" fo:language="cs" fo:country="CZ" officeooo:rsid="02e1e334" style:font-name-asian="SimSun" style:font-size-asian="12pt" style:language-asian="zh" style:country-asian="CN" style:font-name-complex="Lucida Sans" style:font-size-complex="12pt" style:language-complex="hi" style:country-complex="IN"/>
    </style:style>
    <style:style style:name="T324" style:family="text">
      <style:text-properties fo:color="#00000a" loext:opacity="100%" style:font-name="Linux Libertine S.O.Cist.1" fo:font-size="12pt" fo:language="cs" fo:country="CZ" officeooo:rsid="03598460" style:font-name-asian="SimSun" style:font-size-asian="12pt" style:language-asian="zh" style:country-asian="CN" style:font-name-complex="Lucida Sans" style:font-size-complex="12pt" style:language-complex="hi" style:country-complex="IN"/>
    </style:style>
    <style:style style:name="T325" style:family="text">
      <style:text-properties fo:color="#00000a" loext:opacity="100%" style:font-name="Linux Libertine S.O.Cist.1" fo:font-size="12pt" fo:language="cs" fo:country="CZ" officeooo:rsid="00cb32e8" style:font-name-asian="SimSun" style:font-size-asian="12pt" style:language-asian="zh" style:country-asian="CN" style:font-name-complex="Lucida Sans" style:font-size-complex="12pt" style:language-complex="hi" style:country-complex="IN"/>
    </style:style>
    <style:style style:name="T326" style:family="text">
      <style:text-properties fo:color="#00000a" loext:opacity="100%" style:font-name="Linux Libertine S.O.Cist.1" fo:font-size="12pt" fo:language="cs" fo:country="CZ" officeooo:rsid="035b1c39" style:font-name-asian="SimSun" style:font-size-asian="12pt" style:language-asian="zh" style:country-asian="CN" style:font-name-complex="Lucida Sans" style:font-size-complex="12pt" style:language-complex="hi" style:country-complex="IN"/>
    </style:style>
    <style:style style:name="T327" style:family="text">
      <style:text-properties fo:color="#00000a" loext:opacity="100%" style:font-name="Linux Libertine S.O.Cist.1" fo:font-size="12pt" fo:language="cs" fo:country="CZ" officeooo:rsid="00cc07a7" style:font-name-asian="SimSun" style:font-size-asian="12pt" style:language-asian="zh" style:country-asian="CN" style:font-name-complex="Lucida Sans" style:font-size-complex="12pt" style:language-complex="hi" style:country-complex="IN"/>
    </style:style>
    <style:style style:name="T328" style:family="text">
      <style:text-properties fo:color="#00000a" loext:opacity="100%" style:font-name="Linux Libertine S.O.Cist.1" fo:font-size="12pt" fo:language="cs" fo:country="CZ" officeooo:rsid="035f70d1" style:font-name-asian="SimSun" style:font-size-asian="12pt" style:language-asian="zh" style:country-asian="CN" style:font-name-complex="Lucida Sans" style:font-size-complex="12pt" style:language-complex="hi" style:country-complex="IN"/>
    </style:style>
    <style:style style:name="T329" style:family="text">
      <style:text-properties fo:color="#00000a" loext:opacity="100%" style:font-name="Linux Libertine S.O.Cist.1" fo:font-size="12pt" fo:language="cs" fo:country="CZ" officeooo:rsid="02eff54c" style:font-name-asian="SimSun" style:font-size-asian="12pt" style:language-asian="zh" style:country-asian="CN" style:font-name-complex="Lucida Sans" style:font-size-complex="12pt" style:language-complex="hi" style:country-complex="IN"/>
    </style:style>
    <style:style style:name="T330" style:family="text">
      <style:text-properties fo:color="#00000a" loext:opacity="100%" style:font-name="Linux Libertine S.O.Cist.1" fo:font-size="12pt" fo:language="cs" fo:country="CZ" officeooo:rsid="0360e322" style:font-name-asian="SimSun" style:font-size-asian="12pt" style:language-asian="zh" style:country-asian="CN" style:font-name-complex="Lucida Sans" style:font-size-complex="12pt" style:language-complex="hi" style:country-complex="IN"/>
    </style:style>
    <style:style style:name="T331" style:family="text">
      <style:text-properties fo:color="#00000a" loext:opacity="100%" style:font-name="Linux Libertine S.O.Cist.1" fo:font-size="12pt" fo:language="cs" fo:country="CZ" officeooo:rsid="00f3b332" style:font-name-asian="SimSun" style:font-size-asian="12pt" style:language-asian="zh" style:country-asian="CN" style:font-name-complex="Lucida Sans" style:font-size-complex="12pt" style:language-complex="hi" style:country-complex="IN"/>
    </style:style>
    <style:style style:name="T332" style:family="text">
      <style:text-properties fo:color="#00000a" loext:opacity="100%" style:font-name="Linux Libertine S.O.Cist.1" fo:font-size="12pt" fo:language="cs" fo:country="CZ" officeooo:rsid="010112db" style:font-name-asian="SimSun" style:font-size-asian="12pt" style:language-asian="zh" style:country-asian="CN" style:font-name-complex="Lucida Sans" style:font-size-complex="12pt" style:language-complex="hi" style:country-complex="IN"/>
    </style:style>
    <style:style style:name="T333" style:family="text">
      <style:text-properties fo:color="#00000a" loext:opacity="100%" style:font-name="Linux Libertine S.O.Cist.1" fo:font-size="12pt" fo:language="cs" fo:country="CZ" officeooo:rsid="03625dfb" style:font-name-asian="SimSun" style:font-size-asian="12pt" style:language-asian="zh" style:country-asian="CN" style:font-name-complex="Lucida Sans" style:font-size-complex="12pt" style:language-complex="hi" style:country-complex="IN"/>
    </style:style>
    <style:style style:name="T334" style:family="text">
      <style:text-properties fo:color="#00000a" loext:opacity="100%" style:font-name="Linux Libertine S.O.Cist.1" fo:font-size="12pt" fo:language="cs" fo:country="CZ" officeooo:rsid="0101409c" style:font-name-asian="SimSun" style:font-size-asian="12pt" style:language-asian="zh" style:country-asian="CN" style:font-name-complex="Lucida Sans" style:font-size-complex="12pt" style:language-complex="hi" style:country-complex="IN"/>
    </style:style>
    <style:style style:name="T335" style:family="text">
      <style:text-properties fo:color="#00000a" loext:opacity="100%" style:font-name="Linux Libertine S.O.Cist.1" fo:font-size="12pt" fo:language="cs" fo:country="CZ" officeooo:rsid="03628068" style:font-name-asian="SimSun" style:font-size-asian="12pt" style:language-asian="zh" style:country-asian="CN" style:font-name-complex="Lucida Sans" style:font-size-complex="12pt" style:language-complex="hi" style:country-complex="IN"/>
    </style:style>
    <style:style style:name="T336" style:family="text">
      <style:text-properties fo:color="#00000a" loext:opacity="100%" style:font-name="Linux Libertine S.O.Cist.1" fo:font-size="12pt" fo:language="cs" fo:country="CZ" officeooo:rsid="013fb0e5" style:font-name-asian="SimSun" style:font-size-asian="12pt" style:language-asian="zh" style:country-asian="CN" style:font-name-complex="Lucida Sans" style:font-size-complex="12pt" style:language-complex="hi" style:country-complex="IN"/>
    </style:style>
    <style:style style:name="T337" style:family="text">
      <style:text-properties fo:color="#00000a" loext:opacity="100%" style:font-name="Linux Libertine S.O.Cist.1" fo:font-size="12pt" fo:language="cs" fo:country="CZ" officeooo:rsid="03640b75" style:font-name-asian="SimSun" style:font-size-asian="12pt" style:language-asian="zh" style:country-asian="CN" style:font-name-complex="Lucida Sans" style:font-size-complex="12pt" style:language-complex="hi" style:country-complex="IN"/>
    </style:style>
    <style:style style:name="T338" style:family="text">
      <style:text-properties fo:color="#00000a" loext:opacity="100%" style:font-name="Linux Libertine S.O.Cist.1" fo:font-size="12pt" fo:language="cs" fo:country="CZ" officeooo:rsid="0141776d" style:font-name-asian="SimSun" style:font-size-asian="12pt" style:language-asian="zh" style:country-asian="CN" style:font-name-complex="Lucida Sans" style:font-size-complex="12pt" style:language-complex="hi" style:country-complex="IN"/>
    </style:style>
    <style:style style:name="T339" style:family="text">
      <style:text-properties fo:color="#00000a" loext:opacity="100%" style:font-name="Linux Libertine S.O.Cist.1" fo:font-size="12pt" fo:language="cs" fo:country="CZ" officeooo:rsid="03681688" style:font-name-asian="SimSun" style:font-size-asian="12pt" style:language-asian="zh" style:country-asian="CN" style:font-name-complex="Lucida Sans" style:font-size-complex="12pt" style:language-complex="hi" style:country-complex="IN"/>
    </style:style>
    <style:style style:name="T340" style:family="text">
      <style:text-properties fo:color="#00000a" loext:opacity="100%" style:font-name="Linux Libertine S.O.Cist.1" fo:font-size="12pt" fo:language="cs" fo:country="CZ" officeooo:rsid="0307e3ad" style:font-name-asian="SimSun" style:font-size-asian="12pt" style:language-asian="zh" style:country-asian="CN" style:font-name-complex="Lucida Sans" style:font-size-complex="12pt" style:language-complex="hi" style:country-complex="IN"/>
    </style:style>
    <style:style style:name="T341" style:family="text">
      <style:text-properties fo:color="#00000a" loext:opacity="100%" style:font-name="Linux Libertine S.O.Cist.1" fo:font-size="12pt" fo:language="cs" fo:country="CZ" officeooo:rsid="0368e1ce" style:font-name-asian="SimSun" style:font-size-asian="12pt" style:language-asian="zh" style:country-asian="CN" style:font-name-complex="Lucida Sans" style:font-size-complex="12pt" style:language-complex="hi" style:country-complex="IN"/>
    </style:style>
    <style:style style:name="T342" style:family="text">
      <style:text-properties fo:color="#00000a" loext:opacity="100%" style:font-name="Linux Libertine S.O.Cist.1" fo:font-size="12pt" fo:language="cs" fo:country="CZ" officeooo:rsid="03696088" style:font-name-asian="SimSun" style:font-size-asian="12pt" style:language-asian="zh" style:country-asian="CN" style:font-name-complex="Lucida Sans" style:font-size-complex="12pt" style:language-complex="hi" style:country-complex="IN"/>
    </style:style>
    <style:style style:name="T343" style:family="text">
      <style:text-properties fo:color="#00000a" loext:opacity="100%" style:font-name="Linux Libertine S.O.Cist.1" fo:font-size="12pt" fo:language="cs" fo:country="CZ" officeooo:rsid="036b072c" style:font-name-asian="SimSun" style:font-size-asian="12pt" style:language-asian="zh" style:country-asian="CN" style:font-name-complex="Lucida Sans" style:font-size-complex="12pt" style:language-complex="hi" style:country-complex="IN"/>
    </style:style>
    <style:style style:name="T344" style:family="text">
      <style:text-properties fo:color="#00000a" loext:opacity="100%" style:font-name="Linux Libertine S.O.Cist.1" fo:font-size="12pt" fo:language="cs" fo:country="CZ" officeooo:rsid="036b528b" style:font-name-asian="SimSun" style:font-size-asian="12pt" style:language-asian="zh" style:country-asian="CN" style:font-name-complex="Lucida Sans" style:font-size-complex="12pt" style:language-complex="hi" style:country-complex="IN"/>
    </style:style>
    <style:style style:name="T345" style:family="text">
      <style:text-properties fo:color="#00000a" loext:opacity="100%" style:font-name="Linux Libertine S.O.Cist.1" fo:font-size="12pt" fo:language="cs" fo:country="CZ" officeooo:rsid="036e366e" style:font-name-asian="SimSun" style:font-size-asian="12pt" style:language-asian="zh" style:country-asian="CN" style:font-name-complex="Lucida Sans" style:font-size-complex="12pt" style:language-complex="hi" style:country-complex="IN"/>
    </style:style>
    <style:style style:name="T346" style:family="text">
      <style:text-properties fo:color="#00000a" loext:opacity="100%" style:font-name="Linux Libertine S.O.Cist.1" fo:font-size="12pt" fo:language="cs" fo:country="CZ" officeooo:rsid="036eaa18" style:font-name-asian="SimSun" style:font-size-asian="12pt" style:language-asian="zh" style:country-asian="CN" style:font-name-complex="Lucida Sans" style:font-size-complex="12pt" style:language-complex="hi" style:country-complex="IN"/>
    </style:style>
    <style:style style:name="T347" style:family="text">
      <style:text-properties fo:color="#00000a" loext:opacity="100%" style:font-name="Linux Libertine S.O.Cist.1" fo:font-size="12pt" fo:language="cs" fo:country="CZ" officeooo:rsid="036fce25" style:font-name-asian="SimSun" style:font-size-asian="12pt" style:language-asian="zh" style:country-asian="CN" style:font-name-complex="Lucida Sans" style:font-size-complex="12pt" style:language-complex="hi" style:country-complex="IN"/>
    </style:style>
    <style:style style:name="T348" style:family="text">
      <style:text-properties fo:color="#00000a" loext:opacity="100%" style:font-name="Linux Libertine S.O.Cist.1" fo:font-size="12pt" fo:language="cs" fo:country="CZ" officeooo:rsid="0370e062" style:font-name-asian="SimSun" style:font-size-asian="12pt" style:language-asian="zh" style:country-asian="CN" style:font-name-complex="Lucida Sans" style:font-size-complex="12pt" style:language-complex="hi" style:country-complex="IN"/>
    </style:style>
    <style:style style:name="T349" style:family="text">
      <style:text-properties fo:color="#00000a" loext:opacity="100%" style:font-name="Linux Libertine S.O.Cist.1" fo:font-size="12pt" fo:language="cs" fo:country="CZ" officeooo:rsid="03781414" style:font-name-asian="SimSun" style:font-size-asian="12pt" style:language-asian="zh" style:country-asian="CN" style:font-name-complex="Lucida Sans" style:font-size-complex="12pt" style:language-complex="hi" style:country-complex="IN"/>
    </style:style>
    <style:style style:name="T350" style:family="text">
      <style:text-properties fo:color="#00000a" loext:opacity="100%" style:font-name="Linux Libertine S.O.Cist.1" fo:font-size="12pt" fo:language="cs" fo:country="CZ" officeooo:rsid="0378cd37" style:font-name-asian="SimSun" style:font-size-asian="12pt" style:language-asian="zh" style:country-asian="CN" style:font-name-complex="Lucida Sans" style:font-size-complex="12pt" style:language-complex="hi" style:country-complex="IN"/>
    </style:style>
    <style:style style:name="T351" style:family="text">
      <style:text-properties fo:color="#00000a" loext:opacity="100%" style:font-name="Linux Libertine S.O.Cist.1" fo:font-size="12pt" fo:language="cs" fo:country="CZ" officeooo:rsid="037a691b" style:font-name-asian="SimSun" style:font-size-asian="12pt" style:language-asian="zh" style:country-asian="CN" style:font-name-complex="Lucida Sans" style:font-size-complex="12pt" style:language-complex="hi" style:country-complex="IN"/>
    </style:style>
    <style:style style:name="T352" style:family="text">
      <style:text-properties fo:color="#00000a" loext:opacity="100%" style:font-name="Linux Libertine S.O.Cist.1" fo:font-size="12pt" fo:language="cs" fo:country="CZ" officeooo:rsid="037b16d6" style:font-name-asian="SimSun" style:font-size-asian="12pt" style:language-asian="zh" style:country-asian="CN" style:font-name-complex="Lucida Sans" style:font-size-complex="12pt" style:language-complex="hi" style:country-complex="IN"/>
    </style:style>
    <style:style style:name="T353" style:family="text">
      <style:text-properties fo:color="#00000a" loext:opacity="100%" style:font-name="Linux Libertine S.O.Cist.1" fo:font-size="12pt" fo:language="cs" fo:country="CZ" officeooo:rsid="03816af7" style:font-name-asian="SimSun" style:font-size-asian="12pt" style:language-asian="zh" style:country-asian="CN" style:font-name-complex="Lucida Sans" style:font-size-complex="12pt" style:language-complex="hi" style:country-complex="IN"/>
    </style:style>
    <style:style style:name="T354" style:family="text">
      <style:text-properties fo:color="#00000a" loext:opacity="100%" style:font-name="Linux Libertine S.O.Cist.1" fo:font-size="12pt" fo:language="cs" fo:country="CZ" officeooo:rsid="0385728a" style:font-name-asian="SimSun" style:font-size-asian="12pt" style:language-asian="zh" style:country-asian="CN" style:font-name-complex="Lucida Sans" style:font-size-complex="12pt" style:language-complex="hi" style:country-complex="IN"/>
    </style:style>
    <style:style style:name="T355" style:family="text">
      <style:text-properties fo:color="#00000a" loext:opacity="100%" style:font-name="Linux Libertine S.O.Cist.1" fo:font-size="12pt" fo:language="cs" fo:country="CZ" officeooo:rsid="038ca651" style:font-name-asian="SimSun" style:font-size-asian="12pt" style:language-asian="zh" style:country-asian="CN" style:font-name-complex="Lucida Sans" style:font-size-complex="12pt" style:language-complex="hi" style:country-complex="IN"/>
    </style:style>
    <style:style style:name="T356" style:family="text">
      <style:text-properties fo:color="#00000a" loext:opacity="100%" style:font-name="Linux Libertine S.O.Cist.1" fo:font-size="12pt" fo:language="cs" fo:country="CZ" officeooo:rsid="038d24a7" style:font-name-asian="SimSun" style:font-size-asian="12pt" style:language-asian="zh" style:country-asian="CN" style:font-name-complex="Lucida Sans" style:font-size-complex="12pt" style:language-complex="hi" style:country-complex="IN"/>
    </style:style>
    <style:style style:name="T357" style:family="text">
      <style:text-properties fo:color="#00000a" loext:opacity="100%" style:font-name="Linux Libertine S.O.Cist.1" fo:font-size="12pt" fo:language="cs" fo:country="CZ" officeooo:rsid="038eccdb" style:font-name-asian="SimSun" style:font-size-asian="12pt" style:language-asian="zh" style:country-asian="CN" style:font-name-complex="Lucida Sans" style:font-size-complex="12pt" style:language-complex="hi" style:country-complex="IN"/>
    </style:style>
    <style:style style:name="T358" style:family="text">
      <style:text-properties fo:color="#00000a" loext:opacity="100%" style:font-name="Linux Libertine S.O.Cist.1" fo:font-size="12pt" fo:language="cs" fo:country="CZ" officeooo:rsid="0391321d" style:font-name-asian="SimSun" style:font-size-asian="12pt" style:language-asian="zh" style:country-asian="CN" style:font-name-complex="Lucida Sans" style:font-size-complex="12pt" style:language-complex="hi" style:country-complex="IN"/>
    </style:style>
    <style:style style:name="T359" style:family="text">
      <style:text-properties fo:color="#00000a" loext:opacity="100%" style:font-name="Linux Libertine S.O.Cist.1" fo:font-size="12pt" fo:language="cs" fo:country="CZ" officeooo:rsid="0392747a" style:font-name-asian="SimSun" style:font-size-asian="12pt" style:language-asian="zh" style:country-asian="CN" style:font-name-complex="Lucida Sans" style:font-size-complex="12pt" style:language-complex="hi" style:country-complex="IN"/>
    </style:style>
    <style:style style:name="T360" style:family="text">
      <style:text-properties fo:color="#00000a" loext:opacity="100%" style:font-name="Linux Libertine S.O.Cist.1" fo:font-size="12pt" fo:language="cs" fo:country="CZ" officeooo:rsid="0392f99b" style:font-name-asian="SimSun" style:font-size-asian="12pt" style:language-asian="zh" style:country-asian="CN" style:font-name-complex="Lucida Sans" style:font-size-complex="12pt" style:language-complex="hi" style:country-complex="IN"/>
    </style:style>
    <style:style style:name="T361" style:family="text">
      <style:text-properties fo:color="#00000a" loext:opacity="100%" style:font-name="Linux Libertine S.O.Cist.1" fo:font-size="12pt" fo:language="cs" fo:country="CZ" officeooo:rsid="039420bf" style:font-name-asian="SimSun" style:font-size-asian="12pt" style:language-asian="zh" style:country-asian="CN" style:font-name-complex="Lucida Sans" style:font-size-complex="12pt" style:language-complex="hi" style:country-complex="IN"/>
    </style:style>
    <style:style style:name="T362" style:family="text">
      <style:text-properties fo:color="#00000a" loext:opacity="100%" style:font-name="Linux Libertine S.O.Cist.1" fo:font-size="12pt" fo:language="cs" fo:country="CZ" officeooo:rsid="0395618c" style:font-name-asian="SimSun" style:font-size-asian="12pt" style:language-asian="zh" style:country-asian="CN" style:font-name-complex="Lucida Sans" style:font-size-complex="12pt" style:language-complex="hi" style:country-complex="IN"/>
    </style:style>
    <style:style style:name="T363" style:family="text">
      <style:text-properties fo:color="#00000a" loext:opacity="100%" style:font-name="Linux Libertine S.O.Cist.1" fo:font-size="12pt" fo:language="cs" fo:country="CZ" officeooo:rsid="039964e4" style:font-name-asian="SimSun" style:font-size-asian="12pt" style:language-asian="zh" style:country-asian="CN" style:font-name-complex="Lucida Sans" style:font-size-complex="12pt" style:language-complex="hi" style:country-complex="IN"/>
    </style:style>
    <style:style style:name="T364" style:family="text">
      <style:text-properties fo:color="#00000a" loext:opacity="100%" style:font-name="Linux Libertine S.O.Cist.1" fo:font-size="12pt" fo:language="cs" fo:country="CZ" officeooo:rsid="039a3e0f" style:font-name-asian="SimSun" style:font-size-asian="12pt" style:language-asian="zh" style:country-asian="CN" style:font-name-complex="Lucida Sans" style:font-size-complex="12pt" style:language-complex="hi" style:country-complex="IN"/>
    </style:style>
    <style:style style:name="T365" style:family="text">
      <style:text-properties fo:color="#00000a" loext:opacity="100%" style:font-name="Linux Libertine S.O.Cist.1" fo:font-size="12pt" fo:language="cs" fo:country="CZ" officeooo:rsid="039b36c8" style:font-name-asian="SimSun" style:font-size-asian="12pt" style:language-asian="zh" style:country-asian="CN" style:font-name-complex="Lucida Sans" style:font-size-complex="12pt" style:language-complex="hi" style:country-complex="IN"/>
    </style:style>
    <style:style style:name="T366" style:family="text">
      <style:text-properties fo:color="#00000a" loext:opacity="100%" style:font-name="Linux Libertine S.O.Cist.1" fo:font-size="12pt" fo:language="cs" fo:country="CZ" officeooo:rsid="03a38293" style:font-name-asian="SimSun" style:font-size-asian="12pt" style:language-asian="zh" style:country-asian="CN" style:font-name-complex="Lucida Sans" style:font-size-complex="12pt" style:language-complex="hi" style:country-complex="IN"/>
    </style:style>
    <style:style style:name="T367" style:family="text">
      <style:text-properties fo:color="#00000a" loext:opacity="100%" style:font-name="Linux Libertine S.O.Cist.1" fo:font-size="12pt" fo:language="cs" fo:country="CZ" officeooo:rsid="03a3a161" style:font-name-asian="SimSun" style:font-size-asian="12pt" style:language-asian="zh" style:country-asian="CN" style:font-name-complex="Lucida Sans" style:font-size-complex="12pt" style:language-complex="hi" style:country-complex="IN"/>
    </style:style>
    <style:style style:name="T368" style:family="text">
      <style:text-properties fo:color="#00000a" loext:opacity="100%" style:font-name="Linux Libertine S.O.Cist.1" fo:font-size="12pt" fo:language="cs" fo:country="CZ" officeooo:rsid="03a57b57" style:font-name-asian="SimSun" style:font-size-asian="12pt" style:language-asian="zh" style:country-asian="CN" style:font-name-complex="Lucida Sans" style:font-size-complex="12pt" style:language-complex="hi" style:country-complex="IN"/>
    </style:style>
    <style:style style:name="T369" style:family="text">
      <style:text-properties fo:color="#00000a" loext:opacity="100%" style:font-name="Linux Libertine S.O.Cist.1" fo:font-size="12pt" fo:language="cs" fo:country="CZ" officeooo:rsid="03a636b1" style:font-name-asian="SimSun" style:font-size-asian="12pt" style:language-asian="zh" style:country-asian="CN" style:font-name-complex="Lucida Sans" style:font-size-complex="12pt" style:language-complex="hi" style:country-complex="IN"/>
    </style:style>
    <style:style style:name="T370" style:family="text">
      <style:text-properties fo:color="#00000a" loext:opacity="100%" style:font-name="Linux Libertine S.O.Cist.1" fo:font-size="12pt" fo:language="cs" fo:country="CZ" officeooo:rsid="03a95f8f" style:font-name-asian="SimSun" style:font-size-asian="12pt" style:language-asian="zh" style:country-asian="CN" style:font-name-complex="Lucida Sans" style:font-size-complex="12pt" style:language-complex="hi" style:country-complex="IN"/>
    </style:style>
    <style:style style:name="T371" style:family="text">
      <style:text-properties fo:color="#00000a" loext:opacity="100%" style:font-name="Linux Libertine S.O.Cist.1" fo:font-size="12pt" fo:language="cs" fo:country="CZ" officeooo:rsid="03a9a71f" style:font-name-asian="SimSun" style:font-size-asian="12pt" style:language-asian="zh" style:country-asian="CN" style:font-name-complex="Lucida Sans" style:font-size-complex="12pt" style:language-complex="hi" style:country-complex="IN"/>
    </style:style>
    <style:style style:name="T372" style:family="text">
      <style:text-properties fo:color="#00000a" loext:opacity="100%" style:font-name="Linux Libertine S.O.Cist.1" fo:font-size="12pt" fo:language="cs" fo:country="CZ" officeooo:rsid="03aca666" style:font-name-asian="SimSun" style:font-size-asian="12pt" style:language-asian="zh" style:country-asian="CN" style:font-name-complex="Lucida Sans" style:font-size-complex="12pt" style:language-complex="hi" style:country-complex="IN"/>
    </style:style>
    <style:style style:name="T373" style:family="text">
      <style:text-properties fo:color="#00000a" loext:opacity="100%" style:font-name="Linux Libertine S.O.Cist.1" fo:font-size="12pt" fo:language="cs" fo:country="CZ" officeooo:rsid="03acb540" style:font-name-asian="SimSun" style:font-size-asian="12pt" style:language-asian="zh" style:country-asian="CN" style:font-name-complex="Lucida Sans" style:font-size-complex="12pt" style:language-complex="hi" style:country-complex="IN"/>
    </style:style>
    <style:style style:name="T374" style:family="text">
      <style:text-properties fo:color="#00000a" loext:opacity="100%" style:font-name="Linux Libertine S.O.Cist.1" fo:font-size="12pt" fo:language="cs" fo:country="CZ" officeooo:rsid="03acdd4f" style:font-name-asian="SimSun" style:font-size-asian="12pt" style:language-asian="zh" style:country-asian="CN" style:font-name-complex="Lucida Sans" style:font-size-complex="12pt" style:language-complex="hi" style:country-complex="IN"/>
    </style:style>
    <style:style style:name="T375" style:family="text">
      <style:text-properties fo:color="#00000a" loext:opacity="100%" style:font-name="Linux Libertine S.O.Cist.1" fo:font-size="12pt" fo:language="cs" fo:country="CZ" officeooo:rsid="03adaa64" style:font-name-asian="SimSun" style:font-size-asian="12pt" style:language-asian="zh" style:country-asian="CN" style:font-name-complex="Lucida Sans" style:font-size-complex="12pt" style:language-complex="hi" style:country-complex="IN"/>
    </style:style>
    <style:style style:name="T376" style:family="text">
      <style:text-properties fo:color="#00000a" loext:opacity="100%" style:font-name="Linux Libertine S.O.Cist.1" fo:font-size="12pt" fo:language="cs" fo:country="CZ" officeooo:rsid="02022f29" style:font-name-asian="SimSun" style:font-size-asian="12pt" style:language-asian="zh" style:country-asian="CN" style:font-name-complex="Lucida Sans" style:font-size-complex="12pt" style:language-complex="hi" style:country-complex="IN"/>
    </style:style>
    <style:style style:name="T377" style:family="text">
      <style:text-properties fo:color="#00000a" loext:opacity="100%" style:font-name="Linux Libertine S.O.Cist.1" fo:font-size="12pt" fo:language="cs" fo:country="CZ" officeooo:rsid="03afac8d" style:font-name-asian="SimSun" style:font-size-asian="12pt" style:language-asian="zh" style:country-asian="CN" style:font-name-complex="Lucida Sans" style:font-size-complex="12pt" style:language-complex="hi" style:country-complex="IN"/>
    </style:style>
    <style:style style:name="T378" style:family="text">
      <style:text-properties fo:color="#00000a" loext:opacity="100%" style:font-name="Linux Libertine S.O.Cist.1" fo:font-size="12pt" fo:language="cs" fo:country="CZ" officeooo:rsid="03b2628d" style:font-name-asian="SimSun" style:font-size-asian="12pt" style:language-asian="zh" style:country-asian="CN" style:font-name-complex="Lucida Sans" style:font-size-complex="12pt" style:language-complex="hi" style:country-complex="IN"/>
    </style:style>
    <style:style style:name="T379" style:family="text">
      <style:text-properties fo:color="#00000a" loext:opacity="100%" style:font-name="Linux Libertine S.O.Cist.1" fo:font-size="12pt" fo:language="cs" fo:country="CZ" officeooo:rsid="03b3103d" style:font-name-asian="SimSun" style:font-size-asian="12pt" style:language-asian="zh" style:country-asian="CN" style:font-name-complex="Lucida Sans" style:font-size-complex="12pt" style:language-complex="hi" style:country-complex="IN"/>
    </style:style>
    <style:style style:name="T380" style:family="text">
      <style:text-properties fo:color="#00000a" loext:opacity="100%" style:font-name="Linux Libertine S.O.Cist.1" fo:font-size="12pt" fo:language="cs" fo:country="CZ" officeooo:rsid="03b486fa" style:font-name-asian="SimSun" style:font-size-asian="12pt" style:language-asian="zh" style:country-asian="CN" style:font-name-complex="Lucida Sans" style:font-size-complex="12pt" style:language-complex="hi" style:country-complex="IN"/>
    </style:style>
    <style:style style:name="T381" style:family="text">
      <style:text-properties fo:color="#00000a" loext:opacity="100%" style:font-name="Linux Libertine S.O.Cist.1" fo:font-size="12pt" fo:language="cs" fo:country="CZ" officeooo:rsid="03bd4683" style:font-name-asian="SimSun" style:font-size-asian="12pt" style:language-asian="zh" style:country-asian="CN" style:font-name-complex="Lucida Sans" style:font-size-complex="12pt" style:language-complex="hi" style:country-complex="IN"/>
    </style:style>
    <style:style style:name="T382" style:family="text">
      <style:text-properties fo:color="#00000a" loext:opacity="100%" style:font-name="Linux Libertine S.O.Cist.1" fo:font-size="12pt" fo:language="cs" fo:country="CZ" officeooo:rsid="03bf28e3" style:font-name-asian="SimSun" style:font-size-asian="12pt" style:language-asian="zh" style:country-asian="CN" style:font-name-complex="Lucida Sans" style:font-size-complex="12pt" style:language-complex="hi" style:country-complex="IN"/>
    </style:style>
    <style:style style:name="T383" style:family="text">
      <style:text-properties fo:color="#00000a" loext:opacity="100%" style:font-name="Linux Libertine S.O.Cist.1" fo:font-size="12pt" fo:language="cs" fo:country="CZ" officeooo:rsid="03c10b04" style:font-name-asian="SimSun" style:font-size-asian="12pt" style:language-asian="zh" style:country-asian="CN" style:font-name-complex="Lucida Sans" style:font-size-complex="12pt" style:language-complex="hi" style:country-complex="IN"/>
    </style:style>
    <style:style style:name="T384" style:family="text">
      <style:text-properties fo:color="#00000a" loext:opacity="100%" style:font-name="Linux Libertine S.O.Cist.1" fo:font-size="12pt" fo:language="cs" fo:country="CZ" officeooo:rsid="03c4b8c4" style:font-name-asian="SimSun" style:font-size-asian="12pt" style:language-asian="zh" style:country-asian="CN" style:font-name-complex="Lucida Sans" style:font-size-complex="12pt" style:language-complex="hi" style:country-complex="IN"/>
    </style:style>
    <style:style style:name="T385" style:family="text">
      <style:text-properties fo:color="#00000a" loext:opacity="100%" style:font-name="Linux Libertine S.O.Cist.1" fo:font-size="12pt" fo:language="cs" fo:country="CZ" officeooo:rsid="03cab737" style:font-name-asian="SimSun" style:font-size-asian="12pt" style:language-asian="zh" style:country-asian="CN" style:font-name-complex="Lucida Sans" style:font-size-complex="12pt" style:language-complex="hi" style:country-complex="IN"/>
    </style:style>
    <style:style style:name="T386" style:family="text">
      <style:text-properties fo:color="#00000a" loext:opacity="100%" style:font-name="Linux Libertine S.O.Cist.1" fo:font-size="12pt" fo:language="cs" fo:country="CZ" officeooo:rsid="03cf8366" style:font-name-asian="SimSun" style:font-size-asian="12pt" style:language-asian="zh" style:country-asian="CN" style:font-name-complex="Lucida Sans" style:font-size-complex="12pt" style:language-complex="hi" style:country-complex="IN"/>
    </style:style>
    <style:style style:name="T387" style:family="text">
      <style:text-properties fo:color="#00000a" loext:opacity="100%" style:font-name="Linux Libertine S.O.Cist.1" fo:font-size="12pt" fo:language="cs" fo:country="CZ" officeooo:rsid="03d35ece" style:font-name-asian="SimSun" style:font-size-asian="12pt" style:language-asian="zh" style:country-asian="CN" style:font-name-complex="Lucida Sans" style:font-size-complex="12pt" style:language-complex="hi" style:country-complex="IN"/>
    </style:style>
    <style:style style:name="T388" style:family="text">
      <style:text-properties fo:color="#00000a" loext:opacity="100%" style:font-name="Linux Libertine S.O.Cist.1" fo:font-size="12pt" fo:language="cs" fo:country="CZ" officeooo:rsid="03d5a410" style:font-name-asian="SimSun" style:font-size-asian="12pt" style:language-asian="zh" style:country-asian="CN" style:font-name-complex="Lucida Sans" style:font-size-complex="12pt" style:language-complex="hi" style:country-complex="IN"/>
    </style:style>
    <style:style style:name="T389" style:family="text">
      <style:text-properties fo:color="#00000a" loext:opacity="100%" style:font-name="Linux Libertine S.O.Cist.1" fo:font-size="12pt" fo:language="cs" fo:country="CZ" officeooo:rsid="03daf923" style:font-name-asian="SimSun" style:font-size-asian="12pt" style:language-asian="zh" style:country-asian="CN" style:font-name-complex="Lucida Sans" style:font-size-complex="12pt" style:language-complex="hi" style:country-complex="IN"/>
    </style:style>
    <style:style style:name="T390" style:family="text">
      <style:text-properties fo:color="#00000a" loext:opacity="100%" style:font-name="Linux Libertine S.O.Cist.1" fo:font-size="12pt" fo:language="cs" fo:country="CZ" officeooo:rsid="03deb048" style:font-name-asian="SimSun" style:font-size-asian="12pt" style:language-asian="zh" style:country-asian="CN" style:font-name-complex="Lucida Sans" style:font-size-complex="12pt" style:language-complex="hi" style:country-complex="IN"/>
    </style:style>
    <style:style style:name="T391" style:family="text">
      <style:text-properties fo:color="#00000a" loext:opacity="100%" style:font-name="Linux Libertine S.O.Cist.1" fo:font-size="12pt" fo:language="cs" fo:country="CZ" officeooo:rsid="03dee28d" style:font-name-asian="SimSun" style:font-size-asian="12pt" style:language-asian="zh" style:country-asian="CN" style:font-name-complex="Lucida Sans" style:font-size-complex="12pt" style:language-complex="hi" style:country-complex="IN"/>
    </style:style>
    <style:style style:name="T392" style:family="text">
      <style:text-properties fo:color="#00000a" loext:opacity="100%" style:font-name="Linux Libertine S.O.Cist.1" fo:font-size="12pt" fo:language="cs" fo:country="CZ" officeooo:rsid="03df3d20" style:font-name-asian="SimSun" style:font-size-asian="12pt" style:language-asian="zh" style:country-asian="CN" style:font-name-complex="Lucida Sans" style:font-size-complex="12pt" style:language-complex="hi" style:country-complex="IN"/>
    </style:style>
    <style:style style:name="T393" style:family="text">
      <style:text-properties fo:color="#00000a" loext:opacity="100%" style:font-name="Linux Libertine S.O.Cist.1" fo:font-size="12pt" fo:language="cs" fo:country="CZ" fo:font-style="normal" officeooo:rsid="00cd525c" style:font-name-asian="SimSun" style:font-size-asian="12pt" style:language-asian="zh" style:country-asian="CN" style:font-style-asian="normal" style:font-name-complex="Lucida Sans" style:font-size-complex="12pt" style:language-complex="hi" style:country-complex="IN" style:font-style-complex="normal"/>
    </style:style>
    <style:style style:name="T394" style:family="text">
      <style:text-properties fo:color="#00000a" loext:opacity="100%" style:font-name="Linux Libertine S.O.Cist.1" fo:font-size="12pt" fo:language="cs" fo:country="CZ" fo:font-style="normal" officeooo:rsid="035adcdf" style:font-name-asian="SimSun" style:font-size-asian="12pt" style:language-asian="zh" style:country-asian="CN" style:font-style-asian="normal" style:font-name-complex="Lucida Sans" style:font-size-complex="12pt" style:language-complex="hi" style:country-complex="IN" style:font-style-complex="normal"/>
    </style:style>
    <style:style style:name="T395" style:family="text">
      <style:text-properties fo:color="#00000a" loext:opacity="100%" style:font-name="Linux Libertine S.O.Cist.1" fo:font-size="12pt" fo:language="cs" fo:country="CZ" fo:font-style="normal" officeooo:rsid="00c95e58" style:font-name-asian="SimSun" style:font-size-asian="12pt" style:language-asian="zh" style:country-asian="CN" style:font-style-asian="normal" style:font-name-complex="Lucida Sans" style:font-size-complex="12pt" style:language-complex="hi" style:country-complex="IN" style:font-style-complex="normal"/>
    </style:style>
    <style:style style:name="T396" style:family="text">
      <style:text-properties fo:color="#00000a" loext:opacity="100%" style:font-name="Linux Libertine S.O.Cist.1" fo:font-size="12pt" fo:language="cs" fo:country="CZ" fo:font-style="normal" officeooo:rsid="00cf179a" style:font-name-asian="SimSun" style:font-size-asian="12pt" style:language-asian="zh" style:country-asian="CN" style:font-style-asian="normal" style:font-name-complex="Lucida Sans" style:font-size-complex="12pt" style:language-complex="hi" style:country-complex="IN" style:font-style-complex="normal"/>
    </style:style>
    <style:style style:name="T397" style:family="text">
      <style:text-properties fo:color="#00000a" loext:opacity="100%" style:font-name="Linux Libertine S.O.Cist.1" fo:font-size="12pt" fo:language="cs" fo:country="CZ" fo:font-style="normal" officeooo:rsid="035b1c39" style:font-name-asian="SimSun" style:font-size-asian="12pt" style:language-asian="zh" style:country-asian="CN" style:font-style-asian="normal" style:font-name-complex="Lucida Sans" style:font-size-complex="12pt" style:language-complex="hi" style:country-complex="IN" style:font-style-complex="normal"/>
    </style:style>
    <style:style style:name="T398" style:family="text">
      <style:text-properties fo:color="#00000a" loext:opacity="100%" style:font-name="Linux Libertine S.O.Cist.1" fo:font-size="12pt" fo:language="cs" fo:country="CZ" fo:font-style="normal" officeooo:rsid="00d5c711" style:font-name-asian="SimSun" style:font-size-asian="12pt" style:language-asian="zh" style:country-asian="CN" style:font-style-asian="normal" style:font-name-complex="Lucida Sans" style:font-size-complex="12pt" style:language-complex="hi" style:country-complex="IN" style:font-style-complex="normal"/>
    </style:style>
    <style:style style:name="T399" style:family="text">
      <style:text-properties fo:color="#00000a" loext:opacity="100%" style:font-name="Linux Libertine S.O.Cist.1" fo:font-size="12pt" fo:language="cs" fo:country="CZ" fo:font-style="normal" officeooo:rsid="00f3ade4" style:font-name-asian="SimSun" style:font-size-asian="12pt" style:language-asian="zh" style:country-asian="CN" style:font-style-asian="normal" style:font-name-complex="Lucida Sans" style:font-size-complex="12pt" style:language-complex="hi" style:country-complex="IN" style:font-style-complex="normal"/>
    </style:style>
    <style:style style:name="T400" style:family="text">
      <style:text-properties fo:color="#00000a" loext:opacity="100%" style:font-name="Linux Libertine S.O.Cist.1" fo:font-size="12pt" fo:language="cs" fo:country="CZ" fo:font-style="normal" officeooo:rsid="0360e322" style:font-name-asian="SimSun" style:font-size-asian="12pt" style:language-asian="zh" style:country-asian="CN" style:font-style-asian="normal" style:font-name-complex="Lucida Sans" style:font-size-complex="12pt" style:language-complex="hi" style:country-complex="IN" style:font-style-complex="normal"/>
    </style:style>
    <style:style style:name="T401" style:family="text">
      <style:text-properties fo:color="#00000a" loext:opacity="100%" style:font-name="Linux Libertine S.O.Cist.1" fo:font-size="12pt" fo:language="cs" fo:country="CZ" fo:font-style="normal" officeooo:rsid="02f1d90d" style:font-name-asian="SimSun" style:font-size-asian="12pt" style:language-asian="zh" style:country-asian="CN" style:font-style-asian="normal" style:font-name-complex="Lucida Sans" style:font-size-complex="12pt" style:language-complex="hi" style:country-complex="IN" style:font-style-complex="normal"/>
    </style:style>
    <style:style style:name="T402" style:family="text">
      <style:text-properties fo:color="#00000a" loext:opacity="100%" style:font-name="Linux Libertine S.O.Cist.1" fo:font-size="12pt" fo:language="cs" fo:country="CZ" fo:font-style="normal" officeooo:rsid="011b7e7d" style:font-name-asian="SimSun" style:font-size-asian="12pt" style:language-asian="zh" style:country-asian="CN" style:font-style-asian="normal" style:font-name-complex="Lucida Sans" style:font-size-complex="12pt" style:language-complex="hi" style:country-complex="IN" style:font-style-complex="normal"/>
    </style:style>
    <style:style style:name="T403" style:family="text">
      <style:text-properties fo:color="#00000a" loext:opacity="100%" style:font-name="Linux Libertine S.O.Cist.1" fo:font-size="12pt" fo:language="cs" fo:country="CZ" fo:font-style="normal" officeooo:rsid="03628068" style:font-name-asian="SimSun" style:font-size-asian="12pt" style:language-asian="zh" style:country-asian="CN" style:font-style-asian="normal" style:font-name-complex="Lucida Sans" style:font-size-complex="12pt" style:language-complex="hi" style:country-complex="IN" style:font-style-complex="normal"/>
    </style:style>
    <style:style style:name="T404" style:family="text">
      <style:text-properties fo:color="#00000a" loext:opacity="100%" style:font-name="Linux Libertine S.O.Cist.1" fo:font-size="12pt" fo:language="cs" fo:country="CZ" fo:font-style="normal" officeooo:rsid="013fb0e5" style:font-name-asian="SimSun" style:font-size-asian="12pt" style:language-asian="zh" style:country-asian="CN" style:font-style-asian="normal" style:font-name-complex="Lucida Sans" style:font-size-complex="12pt" style:language-complex="hi" style:country-complex="IN" style:font-style-complex="normal"/>
    </style:style>
    <style:style style:name="T405" style:family="text">
      <style:text-properties fo:color="#00000a" loext:opacity="100%" style:font-name="Linux Libertine S.O.Cist.1" fo:font-size="12pt" fo:language="cs" fo:country="CZ" fo:font-style="normal" officeooo:rsid="03640b75" style:font-name-asian="SimSun" style:font-size-asian="12pt" style:language-asian="zh" style:country-asian="CN" style:font-style-asian="normal" style:font-name-complex="Lucida Sans" style:font-size-complex="12pt" style:language-complex="hi" style:country-complex="IN" style:font-style-complex="normal"/>
    </style:style>
    <style:style style:name="T406" style:family="text">
      <style:text-properties fo:color="#00000a" loext:opacity="100%" style:font-name="Linux Libertine S.O.Cist.1" fo:font-size="12pt" fo:language="cs" fo:country="CZ" fo:font-style="normal" officeooo:rsid="03681688" style:font-name-asian="SimSun" style:font-size-asian="12pt" style:language-asian="zh" style:country-asian="CN" style:font-style-asian="normal" style:font-name-complex="Lucida Sans" style:font-size-complex="12pt" style:language-complex="hi" style:country-complex="IN" style:font-style-complex="normal"/>
    </style:style>
    <style:style style:name="T407" style:family="text">
      <style:text-properties fo:color="#00000a" loext:opacity="100%" style:font-name="Linux Libertine S.O.Cist.1" fo:font-size="12pt" fo:language="cs" fo:country="CZ" fo:font-style="normal" officeooo:rsid="03696088" style:font-name-asian="SimSun" style:font-size-asian="12pt" style:language-asian="zh" style:country-asian="CN" style:font-style-asian="normal" style:font-name-complex="Lucida Sans" style:font-size-complex="12pt" style:language-complex="hi" style:country-complex="IN" style:font-style-complex="normal"/>
    </style:style>
    <style:style style:name="T408" style:family="text">
      <style:text-properties fo:color="#00000a" loext:opacity="100%" style:font-name="Linux Libertine S.O.Cist.1" fo:font-size="12pt" fo:language="cs" fo:country="CZ" fo:font-style="normal" officeooo:rsid="036b528b" style:font-name-asian="SimSun" style:font-size-asian="12pt" style:language-asian="zh" style:country-asian="CN" style:font-style-asian="normal" style:font-name-complex="Lucida Sans" style:font-size-complex="12pt" style:language-complex="hi" style:country-complex="IN" style:font-style-complex="normal"/>
    </style:style>
    <style:style style:name="T409" style:family="text">
      <style:text-properties fo:color="#00000a" loext:opacity="100%" style:font-name="Linux Libertine S.O.Cist.1" fo:font-size="12pt" fo:language="cs" fo:country="CZ" fo:font-style="normal" officeooo:rsid="036e366e" style:font-name-asian="SimSun" style:font-size-asian="12pt" style:language-asian="zh" style:country-asian="CN" style:font-style-asian="normal" style:font-name-complex="Lucida Sans" style:font-size-complex="12pt" style:language-complex="hi" style:country-complex="IN" style:font-style-complex="normal"/>
    </style:style>
    <style:style style:name="T410" style:family="text">
      <style:text-properties fo:color="#00000a" loext:opacity="100%" style:font-name="Linux Libertine S.O.Cist.1" fo:font-size="12pt" fo:language="cs" fo:country="CZ" fo:font-style="normal" officeooo:rsid="036eaa18" style:font-name-asian="SimSun" style:font-size-asian="12pt" style:language-asian="zh" style:country-asian="CN" style:font-style-asian="normal" style:font-name-complex="Lucida Sans" style:font-size-complex="12pt" style:language-complex="hi" style:country-complex="IN" style:font-style-complex="normal"/>
    </style:style>
    <style:style style:name="T411" style:family="text">
      <style:text-properties fo:color="#00000a" loext:opacity="100%" style:font-name="Linux Libertine S.O.Cist.1" fo:font-size="12pt" fo:language="cs" fo:country="CZ" fo:font-style="normal" officeooo:rsid="036fce25" style:font-name-asian="SimSun" style:font-size-asian="12pt" style:language-asian="zh" style:country-asian="CN" style:font-style-asian="normal" style:font-name-complex="Lucida Sans" style:font-size-complex="12pt" style:language-complex="hi" style:country-complex="IN" style:font-style-complex="normal"/>
    </style:style>
    <style:style style:name="T412" style:family="text">
      <style:text-properties fo:color="#00000a" loext:opacity="100%" style:font-name="Linux Libertine S.O.Cist.1" fo:font-size="12pt" fo:language="cs" fo:country="CZ" fo:font-style="normal" officeooo:rsid="037742a5" style:font-name-asian="SimSun" style:font-size-asian="12pt" style:language-asian="zh" style:country-asian="CN" style:font-style-asian="normal" style:font-name-complex="Lucida Sans" style:font-size-complex="12pt" style:language-complex="hi" style:country-complex="IN" style:font-style-complex="normal"/>
    </style:style>
    <style:style style:name="T413" style:family="text">
      <style:text-properties fo:color="#00000a" loext:opacity="100%" style:font-name="Linux Libertine S.O.Cist.1" fo:font-size="12pt" fo:language="cs" fo:country="CZ" fo:font-style="normal" officeooo:rsid="037a691b" style:font-name-asian="SimSun" style:font-size-asian="12pt" style:language-asian="zh" style:country-asian="CN" style:font-style-asian="normal" style:font-name-complex="Lucida Sans" style:font-size-complex="12pt" style:language-complex="hi" style:country-complex="IN" style:font-style-complex="normal"/>
    </style:style>
    <style:style style:name="T414" style:family="text">
      <style:text-properties fo:color="#00000a" loext:opacity="100%" style:font-name="Linux Libertine S.O.Cist.1" fo:font-size="12pt" fo:language="cs" fo:country="CZ" fo:font-style="normal" officeooo:rsid="038939db" style:font-name-asian="SimSun" style:font-size-asian="12pt" style:language-asian="zh" style:country-asian="CN" style:font-style-asian="normal" style:font-name-complex="Lucida Sans" style:font-size-complex="12pt" style:language-complex="hi" style:country-complex="IN" style:font-style-complex="normal"/>
    </style:style>
    <style:style style:name="T415" style:family="text">
      <style:text-properties fo:color="#00000a" loext:opacity="100%" style:font-name="Linux Libertine S.O.Cist.1" fo:font-size="12pt" fo:language="cs" fo:country="CZ" fo:font-style="normal" officeooo:rsid="038d24a7" style:font-name-asian="SimSun" style:font-size-asian="12pt" style:language-asian="zh" style:country-asian="CN" style:font-style-asian="normal" style:font-name-complex="Lucida Sans" style:font-size-complex="12pt" style:language-complex="hi" style:country-complex="IN" style:font-style-complex="normal"/>
    </style:style>
    <style:style style:name="T416" style:family="text">
      <style:text-properties fo:color="#00000a" loext:opacity="100%" style:font-name="Linux Libertine S.O.Cist.1" fo:font-size="12pt" fo:language="cs" fo:country="CZ" fo:font-style="normal" officeooo:rsid="0391321d" style:font-name-asian="SimSun" style:font-size-asian="12pt" style:language-asian="zh" style:country-asian="CN" style:font-style-asian="normal" style:font-name-complex="Lucida Sans" style:font-size-complex="12pt" style:language-complex="hi" style:country-complex="IN" style:font-style-complex="normal"/>
    </style:style>
    <style:style style:name="T417" style:family="text">
      <style:text-properties fo:color="#00000a" loext:opacity="100%" style:font-name="Linux Libertine S.O.Cist.1" fo:font-size="12pt" fo:language="cs" fo:country="CZ" fo:font-style="normal" officeooo:rsid="0394816c" style:font-name-asian="SimSun" style:font-size-asian="12pt" style:language-asian="zh" style:country-asian="CN" style:font-style-asian="normal" style:font-name-complex="Lucida Sans" style:font-size-complex="12pt" style:language-complex="hi" style:country-complex="IN" style:font-style-complex="normal"/>
    </style:style>
    <style:style style:name="T418" style:family="text">
      <style:text-properties fo:color="#00000a" loext:opacity="100%" style:font-name="Linux Libertine S.O.Cist.1" fo:font-size="12pt" fo:language="cs" fo:country="CZ" fo:font-style="normal" officeooo:rsid="039964e4" style:font-name-asian="SimSun" style:font-size-asian="12pt" style:language-asian="zh" style:country-asian="CN" style:font-style-asian="normal" style:font-name-complex="Lucida Sans" style:font-size-complex="12pt" style:language-complex="hi" style:country-complex="IN" style:font-style-complex="normal"/>
    </style:style>
    <style:style style:name="T419" style:family="text">
      <style:text-properties fo:color="#00000a" loext:opacity="100%" style:font-name="Linux Libertine S.O.Cist.1" fo:font-size="12pt" fo:language="cs" fo:country="CZ" fo:font-style="normal" officeooo:rsid="039afe13" style:font-name-asian="SimSun" style:font-size-asian="12pt" style:language-asian="zh" style:country-asian="CN" style:font-style-asian="normal" style:font-name-complex="Lucida Sans" style:font-size-complex="12pt" style:language-complex="hi" style:country-complex="IN" style:font-style-complex="normal"/>
    </style:style>
    <style:style style:name="T420" style:family="text">
      <style:text-properties fo:color="#00000a" loext:opacity="100%" style:font-name="Linux Libertine S.O.Cist.1" fo:font-size="12pt" fo:language="cs" fo:country="CZ" fo:font-style="normal" officeooo:rsid="03a03276" style:font-name-asian="SimSun" style:font-size-asian="12pt" style:language-asian="zh" style:country-asian="CN" style:font-style-asian="normal" style:font-name-complex="Lucida Sans" style:font-size-complex="12pt" style:language-complex="hi" style:country-complex="IN" style:font-style-complex="normal"/>
    </style:style>
    <style:style style:name="T421" style:family="text">
      <style:text-properties fo:color="#00000a" loext:opacity="100%" style:font-name="Linux Libertine S.O.Cist.1" fo:font-size="12pt" fo:language="cs" fo:country="CZ" fo:font-style="normal" officeooo:rsid="03a38293" style:font-name-asian="SimSun" style:font-size-asian="12pt" style:language-asian="zh" style:country-asian="CN" style:font-style-asian="normal" style:font-name-complex="Lucida Sans" style:font-size-complex="12pt" style:language-complex="hi" style:country-complex="IN" style:font-style-complex="normal"/>
    </style:style>
    <style:style style:name="T422" style:family="text">
      <style:text-properties fo:color="#00000a" loext:opacity="100%" style:font-name="Linux Libertine S.O.Cist.1" fo:font-size="12pt" fo:language="cs" fo:country="CZ" fo:font-style="normal" officeooo:rsid="03a3a161" style:font-name-asian="SimSun" style:font-size-asian="12pt" style:language-asian="zh" style:country-asian="CN" style:font-style-asian="normal" style:font-name-complex="Lucida Sans" style:font-size-complex="12pt" style:language-complex="hi" style:country-complex="IN" style:font-style-complex="normal"/>
    </style:style>
    <style:style style:name="T423" style:family="text">
      <style:text-properties fo:color="#00000a" loext:opacity="100%" style:font-name="Linux Libertine S.O.Cist.1" fo:font-size="12pt" fo:language="cs" fo:country="CZ" fo:font-style="normal" officeooo:rsid="03a95f8f" style:font-name-asian="SimSun" style:font-size-asian="12pt" style:language-asian="zh" style:country-asian="CN" style:font-style-asian="normal" style:font-name-complex="Lucida Sans" style:font-size-complex="12pt" style:language-complex="hi" style:country-complex="IN" style:font-style-complex="normal"/>
    </style:style>
    <style:style style:name="T424" style:family="text">
      <style:text-properties fo:color="#00000a" loext:opacity="100%" style:font-name="Linux Libertine S.O.Cist.1" fo:font-size="12pt" fo:language="cs" fo:country="CZ" fo:font-style="normal" officeooo:rsid="03adaa64" style:font-name-asian="SimSun" style:font-size-asian="12pt" style:language-asian="zh" style:country-asian="CN" style:font-style-asian="normal" style:font-name-complex="Lucida Sans" style:font-size-complex="12pt" style:language-complex="hi" style:country-complex="IN" style:font-style-complex="normal"/>
    </style:style>
    <style:style style:name="T425" style:family="text">
      <style:text-properties fo:color="#00000a" loext:opacity="100%" style:font-name="Linux Libertine S.O.Cist.1" fo:font-size="12pt" fo:language="cs" fo:country="CZ" fo:font-style="normal" officeooo:rsid="03aecf0f" style:font-name-asian="SimSun" style:font-size-asian="12pt" style:language-asian="zh" style:country-asian="CN" style:font-style-asian="normal" style:font-name-complex="Lucida Sans" style:font-size-complex="12pt" style:language-complex="hi" style:country-complex="IN" style:font-style-complex="normal"/>
    </style:style>
    <style:style style:name="T426" style:family="text">
      <style:text-properties fo:color="#00000a" loext:opacity="100%" style:font-name="Linux Libertine S.O.Cist.1" fo:font-size="12pt" fo:language="cs" fo:country="CZ" fo:font-style="normal" officeooo:rsid="03afac8d" style:font-name-asian="SimSun" style:font-size-asian="12pt" style:language-asian="zh" style:country-asian="CN" style:font-style-asian="normal" style:font-name-complex="Lucida Sans" style:font-size-complex="12pt" style:language-complex="hi" style:country-complex="IN" style:font-style-complex="normal"/>
    </style:style>
    <style:style style:name="T427" style:family="text">
      <style:text-properties fo:color="#00000a" loext:opacity="100%" style:font-name="Linux Libertine S.O.Cist.1" fo:font-size="12pt" fo:language="cs" fo:country="CZ" fo:font-style="normal" officeooo:rsid="03b2628d" style:font-name-asian="SimSun" style:font-size-asian="12pt" style:language-asian="zh" style:country-asian="CN" style:font-style-asian="normal" style:font-name-complex="Lucida Sans" style:font-size-complex="12pt" style:language-complex="hi" style:country-complex="IN" style:font-style-complex="normal"/>
    </style:style>
    <style:style style:name="T428" style:family="text">
      <style:text-properties fo:color="#00000a" loext:opacity="100%" style:font-name="Linux Libertine S.O.Cist.1" fo:font-size="12pt" fo:language="cs" fo:country="CZ" fo:font-style="normal" officeooo:rsid="03b3103d" style:font-name-asian="SimSun" style:font-size-asian="12pt" style:language-asian="zh" style:country-asian="CN" style:font-style-asian="normal" style:font-name-complex="Lucida Sans" style:font-size-complex="12pt" style:language-complex="hi" style:country-complex="IN" style:font-style-complex="normal"/>
    </style:style>
    <style:style style:name="T429" style:family="text">
      <style:text-properties fo:color="#00000a" loext:opacity="100%" style:font-name="Linux Libertine S.O.Cist.1" fo:font-size="12pt" fo:language="cs" fo:country="CZ" fo:font-style="normal" officeooo:rsid="03b486fa" style:font-name-asian="SimSun" style:font-size-asian="12pt" style:language-asian="zh" style:country-asian="CN" style:font-style-asian="normal" style:font-name-complex="Lucida Sans" style:font-size-complex="12pt" style:language-complex="hi" style:country-complex="IN" style:font-style-complex="normal"/>
    </style:style>
    <style:style style:name="T430" style:family="text">
      <style:text-properties fo:color="#00000a" loext:opacity="100%" style:font-name="Linux Libertine S.O.Cist.1" fo:font-size="12pt" fo:language="cs" fo:country="CZ" fo:font-style="normal" officeooo:rsid="03ba4ddc" style:font-name-asian="SimSun" style:font-size-asian="12pt" style:language-asian="zh" style:country-asian="CN" style:font-style-asian="normal" style:font-name-complex="Lucida Sans" style:font-size-complex="12pt" style:language-complex="hi" style:country-complex="IN" style:font-style-complex="normal"/>
    </style:style>
    <style:style style:name="T431" style:family="text">
      <style:text-properties fo:color="#00000a" loext:opacity="100%" style:font-name="Linux Libertine S.O.Cist.1" fo:font-size="12pt" fo:language="cs" fo:country="CZ" fo:font-style="normal" officeooo:rsid="03bb9cef" style:font-name-asian="SimSun" style:font-size-asian="12pt" style:language-asian="zh" style:country-asian="CN" style:font-style-asian="normal" style:font-name-complex="Lucida Sans" style:font-size-complex="12pt" style:language-complex="hi" style:country-complex="IN" style:font-style-complex="normal"/>
    </style:style>
    <style:style style:name="T432" style:family="text">
      <style:text-properties fo:color="#00000a" loext:opacity="100%" style:font-name="Linux Libertine S.O.Cist.1" fo:font-size="12pt" fo:language="cs" fo:country="CZ" fo:font-style="normal" officeooo:rsid="03bd4683" style:font-name-asian="SimSun" style:font-size-asian="12pt" style:language-asian="zh" style:country-asian="CN" style:font-style-asian="normal" style:font-name-complex="Lucida Sans" style:font-size-complex="12pt" style:language-complex="hi" style:country-complex="IN" style:font-style-complex="normal"/>
    </style:style>
    <style:style style:name="T433" style:family="text">
      <style:text-properties fo:color="#00000a" loext:opacity="100%" style:font-name="Linux Libertine S.O.Cist.1" fo:font-size="12pt" fo:language="cs" fo:country="CZ" fo:font-style="normal" officeooo:rsid="03c10b04" style:font-name-asian="SimSun" style:font-size-asian="12pt" style:language-asian="zh" style:country-asian="CN" style:font-style-asian="normal" style:font-name-complex="Lucida Sans" style:font-size-complex="12pt" style:language-complex="hi" style:country-complex="IN" style:font-style-complex="normal"/>
    </style:style>
    <style:style style:name="T434" style:family="text">
      <style:text-properties fo:color="#00000a" loext:opacity="100%" style:font-name="Linux Libertine S.O.Cist.1" fo:font-size="12pt" fo:language="cs" fo:country="CZ" fo:font-style="normal" officeooo:rsid="03c4b8c4" style:font-name-asian="SimSun" style:font-size-asian="12pt" style:language-asian="zh" style:country-asian="CN" style:font-style-asian="normal" style:font-name-complex="Lucida Sans" style:font-size-complex="12pt" style:language-complex="hi" style:country-complex="IN" style:font-style-complex="normal"/>
    </style:style>
    <style:style style:name="T435" style:family="text">
      <style:text-properties fo:color="#00000a" loext:opacity="100%" style:font-name="Linux Libertine S.O.Cist.1" fo:font-size="12pt" fo:language="cs" fo:country="CZ" fo:font-style="normal" officeooo:rsid="03c52e92" style:font-name-asian="SimSun" style:font-size-asian="12pt" style:language-asian="zh" style:country-asian="CN" style:font-style-asian="normal" style:font-name-complex="Lucida Sans" style:font-size-complex="12pt" style:language-complex="hi" style:country-complex="IN" style:font-style-complex="normal"/>
    </style:style>
    <style:style style:name="T436" style:family="text">
      <style:text-properties fo:color="#00000a" loext:opacity="100%" style:font-name="Linux Libertine S.O.Cist.1" fo:font-size="12pt" fo:language="cs" fo:country="CZ" fo:font-style="normal" officeooo:rsid="03ce042d" style:font-name-asian="SimSun" style:font-size-asian="12pt" style:language-asian="zh" style:country-asian="CN" style:font-style-asian="normal" style:font-name-complex="Lucida Sans" style:font-size-complex="12pt" style:language-complex="hi" style:country-complex="IN" style:font-style-complex="normal"/>
    </style:style>
    <style:style style:name="T437" style:family="text">
      <style:text-properties fo:color="#00000a" loext:opacity="100%" style:font-name="Linux Libertine S.O.Cist.1" fo:font-size="12pt" fo:language="cs" fo:country="CZ" fo:font-style="normal" officeooo:rsid="03d5a410" style:font-name-asian="SimSun" style:font-size-asian="12pt" style:language-asian="zh" style:country-asian="CN" style:font-style-asian="normal" style:font-name-complex="Lucida Sans" style:font-size-complex="12pt" style:language-complex="hi" style:country-complex="IN" style:font-style-complex="normal"/>
    </style:style>
    <style:style style:name="T438" style:family="text">
      <style:text-properties fo:color="#00000a" loext:opacity="100%" style:font-name="Linux Libertine S.O.Cist.1" fo:font-size="12pt" fo:language="cs" fo:country="CZ" fo:font-style="normal" officeooo:rsid="03dcf18e" style:font-name-asian="SimSun" style:font-size-asian="12pt" style:language-asian="zh" style:country-asian="CN" style:font-style-asian="normal" style:font-name-complex="Lucida Sans" style:font-size-complex="12pt" style:language-complex="hi" style:country-complex="IN" style:font-style-complex="normal"/>
    </style:style>
    <style:style style:name="T439" style:family="text">
      <style:text-properties fo:color="#00000a" loext:opacity="100%" style:font-name="Linux Libertine S.O.Cist.1" fo:font-size="12pt" fo:language="cs" fo:country="CZ" fo:font-style="normal" officeooo:rsid="03deb048" style:font-name-asian="SimSun" style:font-size-asian="12pt" style:language-asian="zh" style:country-asian="CN" style:font-style-asian="normal" style:font-name-complex="Lucida Sans" style:font-size-complex="12pt" style:language-complex="hi" style:country-complex="IN" style:font-style-complex="normal"/>
    </style:style>
    <style:style style:name="T440" style:family="text">
      <style:text-properties fo:color="#00000a" loext:opacity="100%" style:font-name="Linux Libertine S.O.Cist.1" fo:font-size="12pt" fo:language="cs" fo:country="CZ" fo:font-style="normal" officeooo:rsid="03dee28d" style:font-name-asian="SimSun" style:font-size-asian="12pt" style:language-asian="zh" style:country-asian="CN" style:font-style-asian="normal" style:font-name-complex="Lucida Sans" style:font-size-complex="12pt" style:language-complex="hi" style:country-complex="IN" style:font-style-complex="normal"/>
    </style:style>
    <style:style style:name="T441" style:family="text">
      <style:text-properties fo:color="#00000a" loext:opacity="100%" style:font-name="Linux Libertine S.O.Cist.1" fo:font-size="12pt" fo:language="cs" fo:country="CZ" fo:font-style="normal" officeooo:rsid="03df3d20" style:font-name-asian="SimSun" style:font-size-asian="12pt" style:language-asian="zh" style:country-asian="CN" style:font-style-asian="normal" style:font-name-complex="Lucida Sans" style:font-size-complex="12pt" style:language-complex="hi" style:country-complex="IN" style:font-style-complex="normal"/>
    </style:style>
    <style:style style:name="T442" style:family="text">
      <style:text-properties fo:color="#00000a" loext:opacity="100%" style:font-name="Linux Libertine S.O.Cist.1" fo:font-size="12pt" fo:language="cs" fo:country="CZ" fo:font-style="normal" fo:font-weight="bold" officeooo:rsid="0392f99b" style:font-name-asian="SimSun" style:font-size-asian="12pt" style:language-asian="zh" style:country-asian="CN" style:font-style-asian="normal" style:font-weight-asian="bold" style:font-name-complex="Lucida Sans" style:font-size-complex="12pt" style:language-complex="hi" style:country-complex="IN" style:font-style-complex="normal" style:font-weight-complex="bold"/>
    </style:style>
    <style:style style:name="T443" style:family="text">
      <style:text-properties fo:color="#00000a" loext:opacity="100%" style:font-name="Linux Libertine S.O.Cist.1" fo:font-size="12pt" fo:language="cs" fo:country="CZ" fo:font-style="italic" officeooo:rsid="00eeb92f" style:font-name-asian="SimSun" style:font-size-asian="12pt" style:language-asian="zh" style:country-asian="CN" style:font-style-asian="italic" style:font-name-complex="Lucida Sans" style:font-size-complex="12pt" style:language-complex="hi" style:country-complex="IN" style:font-style-complex="italic"/>
    </style:style>
    <style:style style:name="T444" style:family="text">
      <style:text-properties fo:color="#00000a" loext:opacity="100%" style:font-name="Linux Libertine S.O.Cist.1" fo:font-size="12pt" fo:language="cs" fo:country="CZ" fo:font-style="italic" officeooo:rsid="0360e322" style:font-name-asian="SimSun" style:font-size-asian="12pt" style:language-asian="zh" style:country-asian="CN" style:font-style-asian="italic" style:font-name-complex="Lucida Sans" style:font-size-complex="12pt" style:language-complex="hi" style:country-complex="IN" style:font-style-complex="italic"/>
    </style:style>
    <style:style style:name="T445" style:family="text">
      <style:text-properties fo:color="#00000a" loext:opacity="100%" style:font-name="Linux Libertine S.O.Cist.1" fo:font-size="12pt" fo:language="cs" fo:country="CZ" fo:font-style="italic" officeooo:rsid="00fdf509" style:font-name-asian="SimSun" style:font-size-asian="12pt" style:language-asian="zh" style:country-asian="CN" style:font-style-asian="italic" style:font-name-complex="Lucida Sans" style:font-size-complex="12pt" style:language-complex="hi" style:country-complex="IN" style:font-style-complex="italic"/>
    </style:style>
    <style:style style:name="T446" style:family="text">
      <style:text-properties fo:color="#00000a" loext:opacity="100%" style:font-name="Linux Libertine S.O.Cist.1" fo:font-size="12pt" fo:language="cs" fo:country="CZ" fo:font-style="italic" officeooo:rsid="039aea15" style:font-name-asian="SimSun" style:font-size-asian="12pt" style:language-asian="zh" style:country-asian="CN" style:font-style-asian="italic" style:font-name-complex="Lucida Sans" style:font-size-complex="12pt" style:language-complex="hi" style:country-complex="IN" style:font-style-complex="italic"/>
    </style:style>
    <style:style style:name="T447" style:family="text">
      <style:text-properties fo:color="#00000a" loext:opacity="100%" style:font-name="Linux Libertine S.O.Cist.1" fo:font-size="12pt" fo:language="cs" fo:country="CZ" fo:font-style="italic" fo:font-weight="bold" officeooo:rsid="03cab737" style:font-name-asian="SimSun" style:font-size-asian="12pt" style:language-asian="zh" style:country-asian="CN" style:font-style-asian="italic" style:font-weight-asian="bold" style:font-name-complex="Lucida Sans" style:font-size-complex="12pt" style:language-complex="hi" style:country-complex="IN" style:font-style-complex="italic" style:font-weight-complex="bold"/>
    </style:style>
    <style:style style:name="T448" style:family="text">
      <style:text-properties fo:color="#00000a" loext:opacity="100%" style:font-name="Linux Libertine S.O.Cist.1" fo:font-size="12pt" fo:language="cs" fo:country="CZ" style:text-underline-style="none" officeooo:rsid="03afac8d" style:font-name-asian="SimSun" style:font-size-asian="12pt" style:language-asian="zh" style:country-asian="CN" style:font-name-complex="Lucida Sans" style:font-size-complex="12pt" style:language-complex="hi" style:country-complex="IN"/>
    </style:style>
    <style:style style:name="T449" style:family="text">
      <style:text-properties fo:color="#00000a" loext:opacity="100%" style:font-name="Linux Libertine S.O.Cist.1" fo:font-size="12pt" fo:language="cs" fo:country="CZ" fo:font-weight="bold" officeooo:rsid="03cab737" style:font-name-asian="SimSun" style:font-size-asian="12pt" style:language-asian="zh" style:country-asian="CN" style:font-weight-asian="bold" style:font-name-complex="Lucida Sans" style:font-size-complex="12pt" style:language-complex="hi" style:country-complex="IN" style:font-weight-complex="bold"/>
    </style:style>
    <style:style style:name="T450" style:family="text">
      <style:text-properties fo:color="#00000a" loext:opacity="100%" style:font-name="Linux Libertine S.O.Cist.1" fo:font-size="12pt" fo:language="la" fo:country="VA" officeooo:rsid="03614413" style:font-name-asian="SimSun" style:font-size-asian="12pt" style:language-asian="zh" style:country-asian="CN" style:font-name-complex="Lucida Sans" style:font-size-complex="12pt" style:language-complex="hi" style:country-complex="IN"/>
    </style:style>
    <style:style style:name="T451" style:family="text">
      <style:text-properties fo:color="#00000a" loext:opacity="100%" style:font-name="Linux Libertine S.O.Cist." fo:font-size="12pt" fo:language="cs" fo:country="CZ" officeooo:rsid="0067414b" style:font-name-asian="SimSun" style:font-size-asian="12pt" style:language-asian="zh" style:country-asian="CN" style:font-name-complex="Lucida Sans" style:font-size-complex="12pt" style:language-complex="hi" style:country-complex="IN"/>
    </style:style>
    <style:style style:name="T452" style:family="text">
      <style:text-properties fo:color="#00000a" loext:opacity="100%" style:font-name="Linux Libertine S.O.Cist." fo:font-size="12pt" fo:language="cs" fo:country="CZ" officeooo:rsid="035adcdf" style:font-name-asian="SimSun" style:font-size-asian="12pt" style:language-asian="zh" style:country-asian="CN" style:font-name-complex="Lucida Sans" style:font-size-complex="12pt" style:language-complex="hi" style:country-complex="IN"/>
    </style:style>
    <style:style style:name="T453" style:family="text">
      <style:text-properties fo:color="#00000a" loext:opacity="100%" style:font-name="Linux Libertine S.O.Cist." fo:font-size="12pt" fo:language="cs" fo:country="CZ" officeooo:rsid="036c5842" style:font-name-asian="SimSun" style:font-size-asian="12pt" style:language-asian="zh" style:country-asian="CN" style:font-name-complex="Lucida Sans" style:font-size-complex="12pt" style:language-complex="hi" style:country-complex="IN"/>
    </style:style>
    <style:style style:name="T454" style:family="text">
      <style:text-properties fo:color="#00000a" loext:opacity="100%" style:font-name="Linux Libertine S.O.Cist." fo:font-size="12pt" fo:language="cs" fo:country="CZ" officeooo:rsid="037cb6da" style:font-name-asian="SimSun" style:font-size-asian="12pt" style:language-asian="zh" style:country-asian="CN" style:font-name-complex="Lucida Sans" style:font-size-complex="12pt" style:language-complex="hi" style:country-complex="IN"/>
    </style:style>
    <style:style style:name="T455" style:family="text">
      <style:text-properties fo:color="#00000a" loext:opacity="100%" style:font-name="Linux Libertine S.O.Cist." fo:font-size="12pt" fo:language="cs" fo:country="CZ" officeooo:rsid="037e1023" style:font-name-asian="SimSun" style:font-size-asian="12pt" style:language-asian="zh" style:country-asian="CN" style:font-name-complex="Lucida Sans" style:font-size-complex="12pt" style:language-complex="hi" style:country-complex="IN"/>
    </style:style>
    <style:style style:name="T456" style:family="text">
      <style:text-properties fo:color="#00000a" loext:opacity="100%" style:font-name="Linux Libertine S.O.Cist." fo:font-size="12pt" fo:language="cs" fo:country="CZ" officeooo:rsid="037ff52f" style:font-name-asian="SimSun" style:font-size-asian="12pt" style:language-asian="zh" style:country-asian="CN" style:font-name-complex="Lucida Sans" style:font-size-complex="12pt" style:language-complex="hi" style:country-complex="IN"/>
    </style:style>
    <style:style style:name="T457" style:family="text">
      <style:text-properties fo:color="#00000a" loext:opacity="100%" style:font-name="Linux Libertine S.O.Cist." fo:font-size="12pt" fo:language="cs" fo:country="CZ" officeooo:rsid="03801bbc" style:font-name-asian="SimSun" style:font-size-asian="12pt" style:language-asian="zh" style:country-asian="CN" style:font-name-complex="Lucida Sans" style:font-size-complex="12pt" style:language-complex="hi" style:country-complex="IN"/>
    </style:style>
    <style:style style:name="T458" style:family="text">
      <style:text-properties fo:color="#00000a" loext:opacity="100%" style:font-name="Linux Libertine S.O.Cist." fo:font-size="12pt" fo:language="cs" fo:country="CZ" officeooo:rsid="03907aad" style:font-name-asian="SimSun" style:font-size-asian="12pt" style:language-asian="zh" style:country-asian="CN" style:font-name-complex="Lucida Sans" style:font-size-complex="12pt" style:language-complex="hi" style:country-complex="IN"/>
    </style:style>
    <style:style style:name="T459" style:family="text">
      <style:text-properties fo:color="#00000a" loext:opacity="100%" style:font-name="Linux Libertine S.O.Cist." fo:font-size="12pt" fo:language="cs" fo:country="CZ" officeooo:rsid="0392747a" style:font-name-asian="SimSun" style:font-size-asian="12pt" style:language-asian="zh" style:country-asian="CN" style:font-name-complex="Lucida Sans" style:font-size-complex="12pt" style:language-complex="hi" style:country-complex="IN"/>
    </style:style>
    <style:style style:name="T460" style:family="text">
      <style:text-properties fo:color="#00000a" loext:opacity="100%" style:font-name="Linux Libertine S.O.Cist." fo:font-size="12pt" fo:language="cs" fo:country="CZ" officeooo:rsid="03b62c99" style:font-name-asian="SimSun" style:font-size-asian="12pt" style:language-asian="zh" style:country-asian="CN" style:font-name-complex="Lucida Sans" style:font-size-complex="12pt" style:language-complex="hi" style:country-complex="IN"/>
    </style:style>
    <style:style style:name="T461" style:family="text">
      <style:text-properties fo:color="#00000a" loext:opacity="100%" style:font-name="Linux Libertine S.O.Cist." fo:font-size="12pt" fo:language="cs" fo:country="CZ" officeooo:rsid="03ba4ddc" style:font-name-asian="SimSun" style:font-size-asian="12pt" style:language-asian="zh" style:country-asian="CN" style:font-name-complex="Lucida Sans" style:font-size-complex="12pt" style:language-complex="hi" style:country-complex="IN"/>
    </style:style>
    <style:style style:name="T462" style:family="text">
      <style:text-properties fo:color="#00000a" loext:opacity="100%" style:font-name="Linux Libertine S.O.Cist." fo:font-size="12pt" fo:language="cs" fo:country="CZ" officeooo:rsid="03bfe060" style:font-name-asian="SimSun" style:font-size-asian="12pt" style:language-asian="zh" style:country-asian="CN" style:font-name-complex="Lucida Sans" style:font-size-complex="12pt" style:language-complex="hi" style:country-complex="IN"/>
    </style:style>
    <style:style style:name="T463" style:family="text">
      <style:text-properties fo:color="#00000a" loext:opacity="100%" style:font-name="Linux Libertine S.O.Cist." fo:font-size="12pt" fo:language="cs" fo:country="CZ" officeooo:rsid="03c3729f" style:font-name-asian="SimSun" style:font-size-asian="12pt" style:language-asian="zh" style:country-asian="CN" style:font-name-complex="Lucida Sans" style:font-size-complex="12pt" style:language-complex="hi" style:country-complex="IN"/>
    </style:style>
    <style:style style:name="T464" style:family="text">
      <style:text-properties fo:color="#00000a" loext:opacity="100%" style:font-name="Linux Libertine S.O.Cist." fo:font-size="12pt" fo:language="cs" fo:country="CZ" officeooo:rsid="03cab737" style:font-name-asian="SimSun" style:font-size-asian="12pt" style:language-asian="zh" style:country-asian="CN" style:font-name-complex="Lucida Sans" style:font-size-complex="12pt" style:language-complex="hi" style:country-complex="IN"/>
    </style:style>
    <style:style style:name="T465" style:family="text">
      <style:text-properties fo:color="#00000a" loext:opacity="100%" style:font-name="Linux Libertine S.O.Cist." fo:font-size="12pt" fo:language="cs" fo:country="CZ" fo:font-style="normal" officeooo:rsid="03801bbc" style:font-name-asian="SimSun" style:font-size-asian="12pt" style:language-asian="zh" style:country-asian="CN" style:font-style-asian="normal" style:font-name-complex="Lucida Sans" style:font-size-complex="12pt" style:language-complex="hi" style:country-complex="IN" style:font-style-complex="normal"/>
    </style:style>
    <style:style style:name="T466" style:family="text">
      <style:text-properties fo:color="#00000a" loext:opacity="100%" fo:language="cs" fo:country="CZ" officeooo:rsid="03d5a8c1" style:font-name-asian="SimSun" style:language-asian="zh" style:country-asian="CN" style:font-name-complex="Lucida Sans" style:font-size-complex="12pt" style:language-complex="hi" style:country-complex="IN"/>
    </style:style>
    <style:style style:name="T467" style:family="text">
      <style:text-properties fo:color="#00000a" loext:opacity="100%" fo:language="cs" fo:country="CZ" officeooo:rsid="03deb048" style:font-name-asian="SimSun" style:language-asian="zh" style:country-asian="CN" style:font-name-complex="Lucida Sans" style:font-size-complex="12pt" style:language-complex="hi" style:country-complex="IN"/>
    </style:style>
    <style:style style:name="T468" style:family="text">
      <style:text-properties fo:color="#00000a" loext:opacity="100%" officeooo:rsid="03d9044d" style:font-name-asian="SimSun" style:language-asian="zh" style:country-asian="CN" style:font-name-complex="Lucida Sans" style:language-complex="hi" style:country-complex="IN"/>
    </style:style>
    <style:style style:name="T469" style:family="text">
      <style:text-properties fo:color="#00000a" loext:opacity="100%" officeooo:rsid="03daf923" style:font-name-asian="SimSun" style:language-asian="zh" style:country-asian="CN" style:font-name-complex="Lucida Sans" style:language-complex="hi" style:country-complex="IN"/>
    </style:style>
    <style:style style:name="T470" style:family="text">
      <style:text-properties style:use-window-font-color="true" loext:opacity="0%"/>
    </style:style>
    <style:style style:name="T471" style:family="text">
      <style:text-properties style:use-window-font-color="true" loext:opacity="0%" style:font-name="Cloister" fo:font-size="18pt" fo:language="la" fo:country="VA" fo:font-weight="normal" officeooo:rsid="00b75b39" style:language-asian="zh" style:country-asian="CN" style:font-weight-asian="normal" style:language-complex="hi" style:country-complex="IN" style:font-weight-complex="normal"/>
    </style:style>
    <style:style style:name="T472" style:family="text">
      <style:text-properties style:use-window-font-color="true" loext:opacity="0%" style:font-name="Cloister" fo:font-size="18pt" fo:language="la" fo:country="VA" fo:font-weight="normal" officeooo:rsid="023df142" style:language-asian="zh" style:country-asian="CN" style:font-weight-asian="normal" style:language-complex="hi" style:country-complex="IN" style:font-weight-complex="normal"/>
    </style:style>
    <style:style style:name="T473" style:family="text">
      <style:text-properties style:use-window-font-color="true" loext:opacity="0%" style:font-name="Cloister" fo:font-size="18pt" fo:language="la" fo:country="VA" fo:font-weight="normal" officeooo:rsid="0291dcf9" style:font-name-asian="SimSun" style:font-size-asian="16pt" style:language-asian="zh" style:country-asian="CN" style:font-weight-asian="normal" style:font-name-complex="Lucida Sans" style:font-size-complex="16pt" style:language-complex="hi" style:country-complex="IN" style:font-weight-complex="normal"/>
    </style:style>
    <style:style style:name="T474" style:family="text">
      <style:text-properties style:use-window-font-color="true" loext:opacity="0%" style:font-name="Cloister" fo:font-size="18pt" fo:language="la" fo:country="VA" fo:font-weight="normal" officeooo:rsid="029715f7" style:font-name-asian="SimSun" style:font-size-asian="16pt" style:language-asian="zh" style:country-asian="CN" style:font-weight-asian="normal" style:font-name-complex="Lucida Sans" style:font-size-complex="16pt" style:language-complex="hi" style:country-complex="IN" style:font-weight-complex="normal"/>
    </style:style>
    <style:style style:name="T475" style:family="text">
      <style:text-properties style:use-window-font-color="true" loext:opacity="0%" style:font-name="Cloister" fo:font-size="18pt" fo:language="la" fo:country="VA" fo:font-weight="normal" officeooo:rsid="026cc9d8" style:font-size-asian="16pt" style:language-asian="zh" style:country-asian="CN" style:font-weight-asian="normal" style:font-size-complex="16pt" style:language-complex="hi" style:country-complex="IN" style:font-weight-complex="normal"/>
    </style:style>
    <style:style style:name="T476" style:family="text">
      <style:text-properties style:use-window-font-color="true" loext:opacity="0%" style:font-name="Cloister" fo:font-size="18pt" fo:language="la" fo:country="VA" fo:font-weight="normal" officeooo:rsid="0291dcf9" style:font-size-asian="16pt" style:language-asian="zh" style:country-asian="CN" style:font-weight-asian="normal" style:font-size-complex="16pt" style:language-complex="hi" style:country-complex="IN" style:font-weight-complex="normal"/>
    </style:style>
    <style:style style:name="T477" style:family="text">
      <style:text-properties style:use-window-font-color="true" loext:opacity="0%" style:font-name="Cloister" fo:font-size="18pt" fo:language="la" fo:country="VA" fo:font-weight="normal" officeooo:rsid="029715f7" style:font-size-asian="16pt" style:language-asian="zh" style:country-asian="CN" style:font-weight-asian="normal" style:font-size-complex="16pt" style:language-complex="hi" style:country-complex="IN" style:font-weight-complex="normal"/>
    </style:style>
    <style:style style:name="T478" style:family="text">
      <style:text-properties style:use-window-font-color="true" loext:opacity="0%" style:font-name="Cloister" fo:font-size="18pt" fo:letter-spacing="normal" fo:language="la" fo:country="VA" fo:font-style="normal" fo:font-weight="normal" officeooo:rsid="00f1e1ba" fo:background-color="#ffffff" loext:char-shading-value="0"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479" style:family="text">
      <style:text-properties style:use-window-font-color="true" loext:opacity="0%" style:font-name="Cloister" fo:font-size="18pt" fo:letter-spacing="normal" fo:language="la" fo:country="VA" fo:font-style="normal" fo:font-weight="normal" officeooo:rsid="0101b317" fo:background-color="#ffffff" loext:char-shading-value="0"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480" style:family="text">
      <style:text-properties style:use-window-font-color="true" loext:opacity="0%" style:font-name="Cloister" fo:font-size="18pt" fo:font-weight="normal" officeooo:rsid="0291dcf9" style:font-size-asian="16pt" style:font-weight-asian="normal" style:font-size-complex="16pt" style:font-weight-complex="normal"/>
    </style:style>
    <style:style style:name="T481" style:family="text">
      <style:text-properties style:use-window-font-color="true" loext:opacity="0%" style:font-name="Cloister" fo:font-size="18pt" fo:font-weight="normal" officeooo:rsid="02bb3a6c" style:font-size-asian="16pt" style:font-weight-asian="normal" style:font-size-complex="16pt" style:font-weight-complex="normal"/>
    </style:style>
    <style:style style:name="T482" style:family="text">
      <style:text-properties style:use-window-font-color="true" loext:opacity="0%" fo:language="cs" fo:country="CZ" officeooo:rsid="01dc7d21" fo:background-color="transparent" loext:char-shading-value="0" style:language-asian="zh" style:country-asian="CN" style:language-complex="hi" style:country-complex="IN"/>
    </style:style>
    <style:style style:name="T483" style:family="text">
      <style:text-properties style:use-window-font-color="true" loext:opacity="0%" fo:language="cs" fo:country="CZ" officeooo:rsid="035d382d" fo:background-color="transparent" loext:char-shading-value="0" style:language-asian="zh" style:country-asian="CN" style:language-complex="hi" style:country-complex="IN"/>
    </style:style>
    <style:style style:name="T484" style:family="text">
      <style:text-properties style:use-window-font-color="true" loext:opacity="0%" fo:language="cs" fo:country="CZ" style:text-underline-style="none" fo:background-color="transparent" loext:char-shading-value="0" style:language-asian="zh" style:country-asian="CN" style:language-complex="hi" style:country-complex="IN"/>
    </style:style>
    <style:style style:name="T485" style:family="text">
      <style:text-properties style:use-window-font-color="true" loext:opacity="0%" fo:language="cs" fo:country="CZ" style:text-underline-style="none" officeooo:rsid="035d382d" fo:background-color="transparent" loext:char-shading-value="0" style:language-asian="zh" style:country-asian="CN" style:language-complex="hi" style:country-complex="IN"/>
    </style:style>
    <style:style style:name="T486" style:family="text">
      <style:text-properties style:use-window-font-color="true" loext:opacity="0%" fo:language="cs" fo:country="CZ" fo:font-style="normal" officeooo:rsid="0272d517" fo:background-color="transparent" loext:char-shading-value="0" style:language-asian="zh" style:country-asian="CN" style:font-style-asian="normal" style:language-complex="hi" style:country-complex="IN" style:font-style-complex="normal"/>
    </style:style>
    <style:style style:name="T487" style:family="text">
      <style:text-properties style:use-window-font-color="true" loext:opacity="0%" fo:font-style="italic" officeooo:rsid="009d2a7e" style:font-style-asian="italic" style:font-style-complex="italic"/>
    </style:style>
    <style:style style:name="T488" style:family="text">
      <style:text-properties style:use-window-font-color="true" loext:opacity="0%" fo:font-style="italic" officeooo:rsid="02de6796" style:font-style-asian="italic" style:font-style-complex="italic"/>
    </style:style>
    <style:style style:name="T489" style:family="text">
      <style:text-properties style:use-window-font-color="true" loext:opacity="0%" fo:font-style="italic" officeooo:rsid="03d0c177" style:font-style-asian="italic" style:font-style-complex="italic"/>
    </style:style>
    <style:style style:name="T490" style:family="text">
      <style:text-properties style:use-window-font-color="true" loext:opacity="0%" style:font-name="Linux Libertine S.O.Cist.1" fo:font-size="12pt" style:font-size-asian="12pt"/>
    </style:style>
    <style:style style:name="T491" style:family="text">
      <style:text-properties style:use-window-font-color="true" loext:opacity="0%" style:font-name="Linux Libertine S.O.Cist.1" fo:font-size="12pt" officeooo:rsid="00a55449" style:font-size-asian="12pt"/>
    </style:style>
    <style:style style:name="T492" style:family="text">
      <style:text-properties style:use-window-font-color="true" loext:opacity="0%" style:font-name="Linux Libertine S.O.Cist.1" fo:font-size="12pt" officeooo:rsid="009f569f" style:font-size-asian="12pt"/>
    </style:style>
    <style:style style:name="T493" style:family="text">
      <style:text-properties style:use-window-font-color="true" loext:opacity="0%" style:font-name="Linux Libertine S.O.Cist.1" fo:font-size="12pt" officeooo:rsid="009fd13c" style:font-size-asian="12pt"/>
    </style:style>
    <style:style style:name="T494" style:family="text">
      <style:text-properties style:use-window-font-color="true" loext:opacity="0%" style:font-name="Linux Libertine S.O.Cist.1" fo:font-size="12pt" officeooo:rsid="009d2a7e" style:font-size-asian="12pt"/>
    </style:style>
    <style:style style:name="T495" style:family="text">
      <style:text-properties style:use-window-font-color="true" loext:opacity="0%" style:font-name="Linux Libertine S.O.Cist.1" fo:font-size="12pt" officeooo:rsid="02dcd77e" style:font-size-asian="12pt"/>
    </style:style>
    <style:style style:name="T496" style:family="text">
      <style:text-properties style:use-window-font-color="true" loext:opacity="0%" style:font-name="Linux Libertine S.O.Cist.1" fo:font-size="12pt" officeooo:rsid="02e07c3f" style:font-size-asian="12pt"/>
    </style:style>
    <style:style style:name="T497" style:family="text">
      <style:text-properties style:use-window-font-color="true" loext:opacity="0%" style:font-name="Linux Libertine S.O.Cist.1" fo:font-size="12pt" officeooo:rsid="00bc6b35" style:font-size-asian="12pt" style:font-size-complex="12pt"/>
    </style:style>
    <style:style style:name="T498" style:family="text">
      <style:text-properties style:use-window-font-color="true" loext:opacity="0%" style:font-name="Linux Libertine S.O.Cist.1" fo:font-size="12pt" officeooo:rsid="00b6565e" style:font-size-asian="12pt" style:font-size-complex="12pt"/>
    </style:style>
    <style:style style:name="T499" style:family="text">
      <style:text-properties style:use-window-font-color="true" loext:opacity="0%" style:font-name="Linux Libertine S.O.Cist.1" fo:font-size="12pt" officeooo:rsid="035927a8" style:font-size-asian="12pt"/>
    </style:style>
    <style:style style:name="T500" style:family="text">
      <style:text-properties style:use-window-font-color="true" loext:opacity="0%" style:font-name="Linux Libertine S.O.Cist.1" fo:font-size="12pt" officeooo:rsid="009a7b85" style:font-size-asian="12pt"/>
    </style:style>
    <style:style style:name="T501" style:family="text">
      <style:text-properties style:use-window-font-color="true" loext:opacity="0%" style:font-name="Linux Libertine S.O.Cist.1" fo:font-size="12pt" officeooo:rsid="00a302bb" style:font-size-asian="12pt"/>
    </style:style>
    <style:style style:name="T502" style:family="text">
      <style:text-properties style:use-window-font-color="true" loext:opacity="0%" style:font-name="Linux Libertine S.O.Cist.1" fo:font-size="12pt" officeooo:rsid="00a4a51a" style:font-size-asian="12pt"/>
    </style:style>
    <style:style style:name="T503" style:family="text">
      <style:text-properties style:use-window-font-color="true" loext:opacity="0%" style:font-name="Linux Libertine S.O.Cist.1" fo:font-size="12pt" officeooo:rsid="02e1c47b" style:font-size-asian="12pt"/>
    </style:style>
    <style:style style:name="T504" style:family="text">
      <style:text-properties style:use-window-font-color="true" loext:opacity="0%" style:font-name="Linux Libertine S.O.Cist.1" fo:font-size="12pt" officeooo:rsid="039a3e0f" style:font-size-asian="12pt"/>
    </style:style>
    <style:style style:name="T505" style:family="text">
      <style:text-properties style:use-window-font-color="true" loext:opacity="0%" style:font-name="Linux Libertine S.O.Cist.1" fo:font-size="12pt" officeooo:rsid="03d35ece" style:font-size-asian="12pt"/>
    </style:style>
    <style:style style:name="T506" style:family="text">
      <style:text-properties style:use-window-font-color="true" loext:opacity="0%" style:font-name="Linux Libertine S.O.Cist.1" fo:font-size="12pt" fo:language="cs" fo:country="CZ" officeooo:rsid="009a7b85" style:font-name-asian="SimSun" style:font-size-asian="12pt" style:language-asian="zh" style:country-asian="CN" style:font-name-complex="Lucida Sans" style:font-size-complex="12pt" style:language-complex="hi" style:country-complex="IN"/>
    </style:style>
    <style:style style:name="T507" style:family="text">
      <style:text-properties style:use-window-font-color="true" loext:opacity="0%" style:font-name="Linux Libertine S.O.Cist.1" fo:font-size="12pt" fo:language="cs" fo:country="CZ" officeooo:rsid="035927a8" style:font-name-asian="SimSun" style:font-size-asian="12pt" style:language-asian="zh" style:country-asian="CN" style:font-name-complex="Lucida Sans" style:font-size-complex="12pt" style:language-complex="hi" style:country-complex="IN"/>
    </style:style>
    <style:style style:name="T508" style:family="text">
      <style:text-properties style:use-window-font-color="true" loext:opacity="0%" style:font-name="Linux Libertine S.O.Cist.1" fo:font-size="12pt" fo:language="cs" fo:country="CZ" officeooo:rsid="03d33aa6" style:font-name-asian="SimSun" style:font-size-asian="12pt" style:language-asian="zh" style:country-asian="CN" style:font-name-complex="Lucida Sans" style:font-size-complex="12pt" style:language-complex="hi" style:country-complex="IN"/>
    </style:style>
    <style:style style:name="T509" style:family="text">
      <style:text-properties style:use-window-font-color="true" loext:opacity="0%" style:font-name="Linux Libertine S.O.Cist.1" fo:font-size="12pt" fo:language="cs" fo:country="CZ" officeooo:rsid="03d35ece" style:font-name-asian="SimSun" style:font-size-asian="12pt" style:language-asian="zh" style:country-asian="CN" style:font-name-complex="Lucida Sans" style:font-size-complex="12pt" style:language-complex="hi" style:country-complex="IN"/>
    </style:style>
    <style:style style:name="T510" style:family="text">
      <style:text-properties style:use-window-font-color="true" loext:opacity="0%" style:font-name="Linux Libertine S.O.Cist.1" fo:font-size="12pt" fo:language="cs" fo:country="CZ" fo:font-style="normal" officeooo:rsid="009a7b85" style:font-name-asian="SimSun" style:font-size-asian="12pt" style:language-asian="zh" style:country-asian="CN" style:font-style-asian="normal" style:font-name-complex="Lucida Sans" style:font-size-complex="12pt" style:language-complex="hi" style:country-complex="IN" style:font-style-complex="normal"/>
    </style:style>
    <style:style style:name="T511" style:family="text">
      <style:text-properties style:use-window-font-color="true" loext:opacity="0%" style:font-name="Linux Libertine S.O.Cist.1" fo:font-size="12pt" fo:language="cs" fo:country="CZ" fo:font-style="normal" officeooo:rsid="039964e4" style:font-name-asian="SimSun" style:font-size-asian="12pt" style:language-asian="zh" style:country-asian="CN" style:font-style-asian="normal" style:font-name-complex="Lucida Sans" style:font-size-complex="12pt" style:language-complex="hi" style:country-complex="IN" style:font-style-complex="normal"/>
    </style:style>
    <style:style style:name="T512" style:family="text">
      <style:text-properties style:use-window-font-color="true" loext:opacity="0%" style:font-name="Linux Libertine S.O.Cist.1" fo:font-size="12pt" fo:language="cs" fo:country="CZ" fo:font-style="normal" officeooo:rsid="039a3e0f" style:font-name-asian="SimSun" style:font-size-asian="12pt" style:language-asian="zh" style:country-asian="CN" style:font-style-asian="normal" style:font-name-complex="Lucida Sans" style:font-size-complex="12pt" style:language-complex="hi" style:country-complex="IN" style:font-style-complex="normal"/>
    </style:style>
    <style:style style:name="T513" style:family="text">
      <style:text-properties style:use-window-font-color="true" loext:opacity="0%" style:font-name="Linux Libertine S.O.Cist.1" fo:font-size="12pt" fo:language="cs" fo:country="CZ" fo:font-style="normal" officeooo:rsid="00a302bb" style:font-name-asian="SimSun" style:font-size-asian="12pt" style:language-asian="zh" style:country-asian="CN" style:font-style-asian="normal" style:font-name-complex="Lucida Sans" style:font-size-complex="12pt" style:language-complex="hi" style:country-complex="IN" style:font-style-complex="normal"/>
    </style:style>
    <style:style style:name="T514" style:family="text">
      <style:text-properties style:use-window-font-color="true" loext:opacity="0%" style:font-name="Linux Libertine S.O.Cist.1" fo:font-size="12pt" fo:language="cs" fo:country="CZ" fo:font-style="normal" officeooo:rsid="02e1e334" style:font-name-asian="SimSun" style:font-size-asian="12pt" style:language-asian="zh" style:country-asian="CN" style:font-style-asian="normal" style:font-name-complex="Lucida Sans" style:font-size-complex="12pt" style:language-complex="hi" style:country-complex="IN" style:font-style-complex="normal"/>
    </style:style>
    <style:style style:name="T515" style:family="text">
      <style:text-properties style:use-window-font-color="true" loext:opacity="0%" style:font-name="Linux Libertine S.O.Cist.1" fo:font-size="12pt" fo:language="cs" fo:country="CZ" fo:font-style="normal" officeooo:rsid="00b232c4" style:font-name-asian="SimSun" style:font-size-asian="12pt" style:language-asian="zh" style:country-asian="CN" style:font-style-asian="normal" style:font-name-complex="Lucida Sans" style:font-size-complex="12pt" style:language-complex="hi" style:country-complex="IN" style:font-style-complex="normal"/>
    </style:style>
    <style:style style:name="T516" style:family="text">
      <style:text-properties style:use-window-font-color="true" loext:opacity="0%" style:font-name="Linux Libertine S.O.Cist.1" fo:font-size="12pt" fo:language="cs" fo:country="CZ" fo:font-style="normal" officeooo:rsid="03d35ece" style:font-name-asian="SimSun" style:font-size-asian="12pt" style:language-asian="zh" style:country-asian="CN" style:font-style-asian="normal" style:font-name-complex="Lucida Sans" style:font-size-complex="12pt" style:language-complex="hi" style:country-complex="IN" style:font-style-complex="normal"/>
    </style:style>
    <style:style style:name="T517" style:family="text">
      <style:text-properties style:use-window-font-color="true" loext:opacity="0%" style:font-name="Linux Libertine S.O.Cist.1" fo:font-size="12pt" fo:language="cs" fo:country="CZ" fo:font-style="italic" officeooo:rsid="039a3e0f" style:font-name-asian="SimSun" style:font-size-asian="12pt" style:language-asian="zh" style:country-asian="CN" style:font-style-asian="italic" style:font-name-complex="Lucida Sans" style:font-size-complex="12pt" style:language-complex="hi" style:country-complex="IN" style:font-style-complex="italic"/>
    </style:style>
    <style:style style:name="T518" style:family="text">
      <style:text-properties style:use-window-font-color="true" loext:opacity="0%" style:font-name="Linux Libertine S.O.Cist.1" fo:font-size="12pt" fo:font-style="normal" officeooo:rsid="009a7b85" style:font-size-asian="12pt" style:font-style-asian="normal" style:font-style-complex="normal"/>
    </style:style>
    <style:style style:name="T519" style:family="text">
      <style:text-properties style:use-window-font-color="true" loext:opacity="0%" style:font-name="Linux Libertine S.O.Cist.1" fo:font-size="12pt" fo:font-style="normal" officeooo:rsid="009c73a4" style:font-size-asian="12pt" style:font-style-asian="normal" style:font-style-complex="normal"/>
    </style:style>
    <style:style style:name="T520" style:family="text">
      <style:text-properties style:use-window-font-color="true" loext:opacity="0%" style:font-name="Linux Libertine S.O.Cist.1" fo:font-size="12pt" fo:font-style="normal" officeooo:rsid="035927a8" style:font-size-asian="12pt" style:font-style-asian="normal" style:font-style-complex="normal"/>
    </style:style>
    <style:style style:name="T521" style:family="text">
      <style:text-properties style:use-window-font-color="true" loext:opacity="0%" style:font-name="Linux Libertine S.O.Cist.1" fo:font-size="12pt" fo:font-style="normal" officeooo:rsid="0095ad34" style:font-size-asian="12pt" style:font-style-asian="normal" style:font-style-complex="normal"/>
    </style:style>
    <style:style style:name="T522" style:family="text">
      <style:text-properties style:use-window-font-color="true" loext:opacity="0%" style:font-name="Linux Libertine S.O.Cist.1" fo:font-size="12pt" fo:font-style="normal" officeooo:rsid="00979c79" style:font-size-asian="12pt" style:font-style-asian="normal" style:font-style-complex="normal"/>
    </style:style>
    <style:style style:name="T523" style:family="text">
      <style:text-properties style:use-window-font-color="true" loext:opacity="0%" style:font-name="Linux Libertine S.O.Cist.1" fo:font-size="12pt" fo:font-style="normal" officeooo:rsid="009950df" style:font-size-asian="12pt" style:font-style-asian="normal" style:font-style-complex="normal"/>
    </style:style>
    <style:style style:name="T524" style:family="text">
      <style:text-properties style:use-window-font-color="true" loext:opacity="0%" style:font-name="Linux Libertine S.O.Cist.1" fo:font-size="12pt" fo:font-style="normal" officeooo:rsid="02dcd77e" style:font-size-asian="12pt" style:font-style-asian="normal" style:font-style-complex="normal"/>
    </style:style>
    <style:style style:name="T525" style:family="text">
      <style:text-properties style:use-window-font-color="true" loext:opacity="0%" style:font-name="Linux Libertine S.O.Cist.1" fo:font-size="12pt" fo:font-style="normal" officeooo:rsid="039964e4" style:font-size-asian="12pt" style:font-style-asian="normal" style:font-style-complex="normal"/>
    </style:style>
    <style:style style:name="T526" style:family="text">
      <style:text-properties style:use-window-font-color="true" loext:opacity="0%" style:font-name="Linux Libertine S.O.Cist.1" fo:font-size="12pt" fo:font-style="normal" officeooo:rsid="00a12b1d" style:font-size-asian="12pt" style:font-style-asian="normal" style:font-style-complex="normal"/>
    </style:style>
    <style:style style:name="T527" style:family="text">
      <style:text-properties style:use-window-font-color="true" loext:opacity="0%" style:font-name="Linux Libertine S.O.Cist.1" fo:font-size="12pt" fo:font-style="normal" officeooo:rsid="039a3e0f" style:font-size-asian="12pt" style:font-style-asian="normal" style:font-style-complex="normal"/>
    </style:style>
    <style:style style:name="T528" style:family="text">
      <style:text-properties style:use-window-font-color="true" loext:opacity="0%" style:font-name="Linux Libertine S.O.Cist.1" fo:font-size="12pt" fo:font-style="normal" officeooo:rsid="02e1c47b" style:font-size-asian="12pt" style:font-style-asian="normal" style:font-style-complex="normal"/>
    </style:style>
    <style:style style:name="T529" style:family="text">
      <style:text-properties style:use-window-font-color="true" loext:opacity="0%" style:font-name="Linux Libertine S.O.Cist.1" fo:font-size="12pt" fo:font-style="normal" officeooo:rsid="00af7f57" style:font-size-asian="12pt" style:font-style-asian="normal" style:font-style-complex="normal"/>
    </style:style>
    <style:style style:name="T530" style:family="text">
      <style:text-properties style:use-window-font-color="true" loext:opacity="0%" style:font-name="Linux Libertine S.O.Cist.1" fo:font-size="12pt" fo:font-style="normal" officeooo:rsid="00b09ed3" style:font-size-asian="12pt" style:font-style-asian="normal" style:font-style-complex="normal"/>
    </style:style>
    <style:style style:name="T531" style:family="text">
      <style:text-properties style:use-window-font-color="true" loext:opacity="0%" style:font-name="Linux Libertine S.O.Cist.1" fo:font-size="12pt" fo:font-style="normal" officeooo:rsid="03d0c177" style:font-size-asian="12pt" style:font-style-asian="normal" style:font-style-complex="normal"/>
    </style:style>
    <style:style style:name="T532" style:family="text">
      <style:text-properties style:use-window-font-color="true" loext:opacity="0%" style:font-name="Linux Libertine S.O.Cist.1" fo:font-size="12pt" fo:font-style="italic" officeooo:rsid="02e1c47b" style:font-size-asian="12pt" style:font-style-asian="italic" style:font-style-complex="italic"/>
    </style:style>
    <style:style style:name="T533" style:family="text">
      <style:text-properties style:use-window-font-color="true" loext:opacity="0%" style:font-name="Linux Libertine S.O.Cist.1" fo:font-size="12pt" fo:font-style="italic" officeooo:rsid="00979c79" style:font-size-asian="12pt" style:font-style-asian="italic" style:font-style-complex="italic"/>
    </style:style>
    <style:style style:name="T534" style:family="text">
      <style:text-properties style:use-window-font-color="true" loext:opacity="0%" style:font-name="Linux Libertine S.O.Cist.1" fo:font-size="12pt" fo:font-style="italic" officeooo:rsid="00b09ed3" style:font-size-asian="12pt" style:font-style-asian="italic" style:font-style-complex="italic"/>
    </style:style>
    <style:style style:name="T535" style:family="text">
      <style:text-properties style:use-window-font-color="true" loext:opacity="0%" officeooo:rsid="009dfc8b"/>
    </style:style>
    <style:style style:name="T536" style:family="text">
      <style:text-properties style:use-window-font-color="true" loext:opacity="0%" officeooo:rsid="009d2a7e"/>
    </style:style>
    <style:style style:name="T537" style:family="text">
      <style:text-properties style:use-window-font-color="true" loext:opacity="0%" officeooo:rsid="02dcd77e"/>
    </style:style>
    <style:style style:name="T538" style:family="text">
      <style:text-properties style:use-window-font-color="true" loext:opacity="0%" officeooo:rsid="02de6796"/>
    </style:style>
    <style:style style:name="T539" style:family="text">
      <style:text-properties style:use-window-font-color="true" loext:opacity="0%" officeooo:rsid="02df37fc"/>
    </style:style>
    <style:style style:name="T540" style:family="text">
      <style:text-properties officeooo:rsid="023f6700"/>
    </style:style>
    <style:style style:name="T541" style:family="text">
      <style:text-properties officeooo:rsid="0243ddc7"/>
    </style:style>
    <style:style style:name="T542" style:family="text">
      <style:text-properties officeooo:rsid="02458565"/>
    </style:style>
    <style:style style:name="T543" style:family="text">
      <style:text-properties officeooo:rsid="0246bdde"/>
    </style:style>
    <style:style style:name="T544" style:family="text">
      <style:text-properties officeooo:rsid="02483378"/>
    </style:style>
    <style:style style:name="T545" style:family="text">
      <style:text-properties officeooo:rsid="0249200c"/>
    </style:style>
    <style:style style:name="T546" style:family="text">
      <style:text-properties officeooo:rsid="025bab75"/>
    </style:style>
    <style:style style:name="T547" style:family="text">
      <style:text-properties officeooo:rsid="025ec4af"/>
    </style:style>
    <style:style style:name="T548" style:family="text">
      <style:text-properties officeooo:rsid="025febbf"/>
    </style:style>
    <style:style style:name="T549" style:family="text">
      <style:text-properties officeooo:rsid="0260d5e0"/>
    </style:style>
    <style:style style:name="T550" style:family="text">
      <style:text-properties officeooo:rsid="026453d3"/>
    </style:style>
    <style:style style:name="T551" style:family="text">
      <style:text-properties officeooo:rsid="02676c09"/>
    </style:style>
    <style:style style:name="T552" style:family="text">
      <style:text-properties officeooo:rsid="0268b5a4"/>
    </style:style>
    <style:style style:name="T553" style:family="text">
      <style:text-properties officeooo:rsid="026a85dc"/>
    </style:style>
    <style:style style:name="T554" style:family="text">
      <style:text-properties officeooo:rsid="026cc9d8"/>
    </style:style>
    <style:style style:name="T555" style:family="text">
      <style:text-properties officeooo:rsid="026e0b0f"/>
    </style:style>
    <style:style style:name="T556" style:family="text">
      <style:text-properties officeooo:rsid="026eca21"/>
    </style:style>
    <style:style style:name="T557" style:family="text">
      <style:text-properties officeooo:rsid="026facba"/>
    </style:style>
    <style:style style:name="T558" style:family="text">
      <style:text-properties officeooo:rsid="0273e30e"/>
    </style:style>
    <style:style style:name="T559" style:family="text">
      <style:text-properties officeooo:rsid="0274d6ed"/>
    </style:style>
    <style:style style:name="T560" style:family="text">
      <style:text-properties officeooo:rsid="027a2b4d"/>
    </style:style>
    <style:style style:name="T561" style:family="text">
      <style:text-properties officeooo:rsid="027bdfbf"/>
    </style:style>
    <style:style style:name="T562" style:family="text">
      <style:text-properties officeooo:rsid="02839e1a"/>
    </style:style>
    <style:style style:name="T563" style:family="text">
      <style:text-properties officeooo:rsid="0284e0d0"/>
    </style:style>
    <style:style style:name="T564" style:family="text">
      <style:text-properties officeooo:rsid="02868e72"/>
    </style:style>
    <style:style style:name="T565" style:family="text">
      <style:text-properties officeooo:rsid="0289e4e4"/>
    </style:style>
    <style:style style:name="T566" style:family="text">
      <style:text-properties officeooo:rsid="028c5370"/>
    </style:style>
    <style:style style:name="T567" style:family="text">
      <style:text-properties officeooo:rsid="028d9a94"/>
    </style:style>
    <style:style style:name="T568" style:family="text">
      <style:text-properties officeooo:rsid="029715f7"/>
    </style:style>
    <style:style style:name="T569" style:family="text">
      <style:text-properties officeooo:rsid="029994ba"/>
    </style:style>
    <style:style style:name="T570" style:family="text">
      <style:text-properties officeooo:rsid="029a9b39"/>
    </style:style>
    <style:style style:name="T571" style:family="text">
      <style:text-properties fo:font-size="10pt" officeooo:rsid="029a9b39" style:font-size-asian="10pt" style:font-size-complex="10pt"/>
    </style:style>
    <style:style style:name="T572" style:family="text">
      <style:text-properties fo:font-size="10pt" officeooo:rsid="03dee28d" style:font-size-complex="12pt"/>
    </style:style>
    <style:style style:name="T573" style:family="text">
      <style:text-properties fo:language="grc" fo:country="GR" officeooo:rsid="029a9b39"/>
    </style:style>
    <style:style style:name="T574" style:family="text">
      <style:text-properties fo:language="la" fo:country="VA" fo:font-style="italic" officeooo:rsid="029a9b39" style:language-asian="zh" style:country-asian="CN" style:font-style-asian="italic" style:language-complex="hi" style:country-complex="IN" style:font-style-complex="italic"/>
    </style:style>
    <style:style style:name="T575" style:family="text">
      <style:text-properties officeooo:rsid="029c6666"/>
    </style:style>
    <style:style style:name="T576" style:family="text">
      <style:text-properties officeooo:rsid="02bd2ad7"/>
    </style:style>
    <style:style style:name="T577" style:family="text">
      <style:text-properties officeooo:rsid="02bd326d"/>
    </style:style>
    <style:style style:name="T578" style:family="text">
      <style:text-properties officeooo:rsid="02bdbf13"/>
    </style:style>
    <style:style style:name="T579" style:family="text">
      <style:text-properties officeooo:rsid="02be586c"/>
    </style:style>
    <style:style style:name="T580" style:family="text">
      <style:text-properties officeooo:rsid="02c03cd5"/>
    </style:style>
    <style:style style:name="T581" style:family="text">
      <style:text-properties officeooo:rsid="02c122d2"/>
    </style:style>
    <style:style style:name="T582" style:family="text">
      <style:text-properties officeooo:rsid="02dae193"/>
    </style:style>
    <style:style style:name="T583" style:family="text">
      <style:text-properties style:font-name="Linux Libertine S.O.Cist.1" fo:font-size="12pt" style:font-size-asian="12pt"/>
    </style:style>
    <style:style style:name="T584" style:family="text">
      <style:text-properties style:font-name="Linux Libertine S.O.Cist.1" fo:font-size="12pt" officeooo:rsid="006b4620" style:font-size-asian="12pt"/>
    </style:style>
    <style:style style:name="T585" style:family="text">
      <style:text-properties style:font-name="Linux Libertine S.O.Cist.1" fo:font-size="12pt" officeooo:rsid="002335fa" style:font-size-asian="12pt"/>
    </style:style>
    <style:style style:name="T586" style:family="text">
      <style:text-properties style:font-name="Linux Libertine S.O.Cist.1" fo:font-size="12pt" officeooo:rsid="006a3a42" style:font-size-asian="12pt"/>
    </style:style>
    <style:style style:name="T587" style:family="text">
      <style:text-properties style:font-name="Linux Libertine S.O.Cist.1" fo:font-size="12pt" officeooo:rsid="008f4070" style:font-size-asian="12pt"/>
    </style:style>
    <style:style style:name="T588" style:family="text">
      <style:text-properties style:font-name="Linux Libertine S.O.Cist.1" fo:font-size="12pt" officeooo:rsid="009950df" style:font-size-asian="12pt"/>
    </style:style>
    <style:style style:name="T589" style:family="text">
      <style:text-properties style:font-name="Linux Libertine S.O.Cist.1" fo:font-size="12pt" officeooo:rsid="00908404" style:font-size-asian="12pt"/>
    </style:style>
    <style:style style:name="T590" style:family="text">
      <style:text-properties style:font-name="Linux Libertine S.O.Cist.1" fo:font-size="12pt" officeooo:rsid="009218a4" style:font-size-asian="12pt"/>
    </style:style>
    <style:style style:name="T591" style:family="text">
      <style:text-properties style:font-name="Linux Libertine S.O.Cist.1" fo:font-size="12pt" officeooo:rsid="00929725" style:font-size-asian="12pt"/>
    </style:style>
    <style:style style:name="T592" style:family="text">
      <style:text-properties style:font-name="Linux Libertine S.O.Cist.1" fo:font-size="12pt" officeooo:rsid="00949b4b" style:font-size-asian="12pt"/>
    </style:style>
    <style:style style:name="T593" style:family="text">
      <style:text-properties style:font-name="Linux Libertine S.O.Cist.1" fo:font-size="12pt" officeooo:rsid="00954dde" style:font-size-asian="12pt"/>
    </style:style>
    <style:style style:name="T594" style:family="text">
      <style:text-properties style:font-name="Linux Libertine S.O.Cist.1" fo:font-size="12pt" officeooo:rsid="007078e7" style:font-size-asian="12pt"/>
    </style:style>
    <style:style style:name="T595" style:family="text">
      <style:text-properties style:font-name="Linux Libertine S.O.Cist.1" fo:font-size="12pt" officeooo:rsid="00761c1d" style:font-size-asian="12pt"/>
    </style:style>
    <style:style style:name="T596" style:family="text">
      <style:text-properties style:font-name="Linux Libertine S.O.Cist.1" fo:font-size="12pt" officeooo:rsid="007f6f6d" style:font-size-asian="12pt"/>
    </style:style>
    <style:style style:name="T597" style:family="text">
      <style:text-properties style:font-name="Linux Libertine S.O.Cist.1" fo:font-size="12pt" officeooo:rsid="007e74f3" style:font-size-asian="12pt"/>
    </style:style>
    <style:style style:name="T598" style:family="text">
      <style:text-properties style:font-name="Linux Libertine S.O.Cist.1" fo:font-size="12pt" officeooo:rsid="00a8233a" style:font-size-asian="12pt"/>
    </style:style>
    <style:style style:name="T599" style:family="text">
      <style:text-properties style:font-name="Linux Libertine S.O.Cist.1" fo:font-size="12pt" officeooo:rsid="00a9ad44" style:font-size-asian="12pt"/>
    </style:style>
    <style:style style:name="T600" style:family="text">
      <style:text-properties style:font-name="Linux Libertine S.O.Cist.1" fo:font-size="12pt" officeooo:rsid="00aafb39" style:font-size-asian="12pt"/>
    </style:style>
    <style:style style:name="T601" style:family="text">
      <style:text-properties style:font-name="Linux Libertine S.O.Cist.1" fo:font-size="12pt" officeooo:rsid="00abebce" style:font-size-asian="12pt"/>
    </style:style>
    <style:style style:name="T602" style:family="text">
      <style:text-properties style:font-name="Linux Libertine S.O.Cist.1" fo:font-size="12pt" officeooo:rsid="00add4c3" style:font-size-asian="12pt"/>
    </style:style>
    <style:style style:name="T603" style:family="text">
      <style:text-properties style:font-name="Linux Libertine S.O.Cist.1" fo:font-size="12pt" style:font-size-asian="12pt" style:font-size-complex="12pt"/>
    </style:style>
    <style:style style:name="T604" style:family="text">
      <style:text-properties style:font-name="Linux Libertine S.O.Cist.1" fo:font-size="12pt" officeooo:rsid="00cd525c" style:font-size-asian="12pt" style:font-size-complex="12pt"/>
    </style:style>
    <style:style style:name="T605" style:family="text">
      <style:text-properties style:font-name="Linux Libertine S.O.Cist.1" fo:font-size="12pt" officeooo:rsid="00b8b7fc" style:font-size-asian="12pt" style:font-size-complex="12pt"/>
    </style:style>
    <style:style style:name="T606" style:family="text">
      <style:text-properties style:font-name="Linux Libertine S.O.Cist.1" fo:font-size="12pt" officeooo:rsid="00b7f35d" style:font-size-asian="12pt" style:font-size-complex="12pt"/>
    </style:style>
    <style:style style:name="T607" style:family="text">
      <style:text-properties style:font-name="Linux Libertine S.O.Cist.1" fo:font-size="12pt" officeooo:rsid="00b8b520" style:font-size-asian="12pt" style:font-size-complex="12pt"/>
    </style:style>
    <style:style style:name="T608" style:family="text">
      <style:text-properties style:font-name="Linux Libertine S.O.Cist.1" fo:font-size="12pt" officeooo:rsid="00b99ce6" style:font-size-asian="12pt" style:font-size-complex="12pt"/>
    </style:style>
    <style:style style:name="T609" style:family="text">
      <style:text-properties style:font-name="Linux Libertine S.O.Cist.1" fo:font-size="12pt" officeooo:rsid="00baf9be" style:font-size-asian="12pt" style:font-size-complex="12pt"/>
    </style:style>
    <style:style style:name="T610" style:family="text">
      <style:text-properties style:font-name="Linux Libertine S.O.Cist.1" fo:font-size="12pt" officeooo:rsid="02e850ce" style:font-size-asian="12pt" style:font-size-complex="12pt"/>
    </style:style>
    <style:style style:name="T611" style:family="text">
      <style:text-properties style:font-name="Linux Libertine S.O.Cist.1" fo:font-size="12pt" officeooo:rsid="021ba3aa" style:font-size-asian="12pt" style:font-size-complex="12pt"/>
    </style:style>
    <style:style style:name="T612" style:family="text">
      <style:text-properties style:font-name="Linux Libertine S.O.Cist.1" fo:font-size="12pt" officeooo:rsid="035b55a4" style:font-size-asian="12pt" style:font-size-complex="12pt"/>
    </style:style>
    <style:style style:name="T613" style:family="text">
      <style:text-properties style:font-name="Linux Libertine S.O.Cist.1" fo:font-size="12pt" officeooo:rsid="00c95e58" style:font-size-asian="12pt" style:font-size-complex="12pt"/>
    </style:style>
    <style:style style:name="T614" style:family="text">
      <style:text-properties style:font-name="Linux Libertine S.O.Cist.1" fo:font-size="12pt" officeooo:rsid="02e9d386" style:font-size-asian="12pt" style:font-size-complex="12pt"/>
    </style:style>
    <style:style style:name="T615" style:family="text">
      <style:text-properties style:font-name="Linux Libertine S.O.Cist.1" fo:font-size="12pt" officeooo:rsid="00cb32e8" style:font-size-asian="12pt" style:font-size-complex="12pt"/>
    </style:style>
    <style:style style:name="T616" style:family="text">
      <style:text-properties style:font-name="Linux Libertine S.O.Cist.1" fo:font-size="12pt" officeooo:rsid="035b1c39" style:font-size-asian="12pt" style:font-size-complex="12pt"/>
    </style:style>
    <style:style style:name="T617" style:family="text">
      <style:text-properties style:font-name="Linux Libertine S.O.Cist.1" fo:font-size="12pt" officeooo:rsid="00cc07a7" style:font-size-asian="12pt" style:font-size-complex="12pt"/>
    </style:style>
    <style:style style:name="T618" style:family="text">
      <style:text-properties style:font-name="Linux Libertine S.O.Cist.1" fo:font-size="12pt" officeooo:rsid="010112db" style:font-size-asian="12pt" style:font-size-complex="12pt"/>
    </style:style>
    <style:style style:name="T619" style:family="text">
      <style:text-properties style:font-name="Linux Libertine S.O.Cist.1" fo:font-size="12pt" officeooo:rsid="02fc72b2" style:font-size-asian="12pt" style:font-size-complex="12pt"/>
    </style:style>
    <style:style style:name="T620" style:family="text">
      <style:text-properties style:font-name="Linux Libertine S.O.Cist.1" fo:font-size="12pt" officeooo:rsid="03625dfb" style:font-size-asian="12pt" style:font-size-complex="12pt"/>
    </style:style>
    <style:style style:name="T621" style:family="text">
      <style:text-properties style:font-name="Linux Libertine S.O.Cist.1" fo:font-size="12pt" officeooo:rsid="0101409c" style:font-size-asian="12pt" style:font-size-complex="12pt"/>
    </style:style>
    <style:style style:name="T622" style:family="text">
      <style:text-properties style:font-name="Linux Libertine S.O.Cist.1" fo:font-size="12pt" officeooo:rsid="01417c1e" style:font-size-asian="12pt" style:font-size-complex="12pt"/>
    </style:style>
    <style:style style:name="T623" style:family="text">
      <style:text-properties style:font-name="Linux Libertine S.O.Cist.1" fo:font-size="12pt" officeooo:rsid="01430fe1" style:font-size-asian="12pt" style:font-size-complex="12pt"/>
    </style:style>
    <style:style style:name="T624" style:family="text">
      <style:text-properties style:font-name="Linux Libertine S.O.Cist.1" fo:font-size="12pt" officeooo:rsid="0305f1f4" style:font-size-asian="12pt" style:font-size-complex="12pt"/>
    </style:style>
    <style:style style:name="T625" style:family="text">
      <style:text-properties style:font-name="Linux Libertine S.O.Cist.1" fo:font-size="12pt" officeooo:rsid="0307e3ad" style:font-size-asian="12pt" style:font-size-complex="12pt"/>
    </style:style>
    <style:style style:name="T626" style:family="text">
      <style:text-properties style:font-name="Linux Libertine S.O.Cist.1" fo:font-size="12pt" officeooo:rsid="03681688" style:font-size-asian="12pt" style:font-size-complex="12pt"/>
    </style:style>
    <style:style style:name="T627" style:family="text">
      <style:text-properties style:font-name="Linux Libertine S.O.Cist.1" fo:font-size="12pt" officeooo:rsid="0368e1ce" style:font-size-asian="12pt" style:font-size-complex="12pt"/>
    </style:style>
    <style:style style:name="T628" style:family="text">
      <style:text-properties style:font-name="Linux Libertine S.O.Cist.1" fo:font-size="12pt" officeooo:rsid="01595327" style:font-size-asian="12pt" style:font-size-complex="12pt"/>
    </style:style>
    <style:style style:name="T629" style:family="text">
      <style:text-properties style:font-name="Linux Libertine S.O.Cist.1" fo:font-size="12pt" officeooo:rsid="018babdd" style:font-size-asian="12pt" style:font-size-complex="12pt"/>
    </style:style>
    <style:style style:name="T630" style:family="text">
      <style:text-properties style:font-name="Linux Libertine S.O.Cist.1" fo:font-size="12pt" officeooo:rsid="015b2f55" style:font-size-asian="12pt" style:font-size-complex="12pt"/>
    </style:style>
    <style:style style:name="T631" style:family="text">
      <style:text-properties style:font-name="Linux Libertine S.O.Cist.1" fo:font-size="12pt" officeooo:rsid="015cef53" style:font-size-asian="12pt" style:font-size-complex="12pt"/>
    </style:style>
    <style:style style:name="T632" style:family="text">
      <style:text-properties style:font-name="Linux Libertine S.O.Cist.1" fo:font-size="12pt" officeooo:rsid="01d14efb" style:font-size-asian="12pt" style:font-size-complex="12pt"/>
    </style:style>
    <style:style style:name="T633" style:family="text">
      <style:text-properties style:font-name="Linux Libertine S.O.Cist.1" fo:font-size="12pt" officeooo:rsid="030553bf" style:font-size-asian="12pt" style:font-size-complex="12pt"/>
    </style:style>
    <style:style style:name="T634" style:family="text">
      <style:text-properties style:font-name="Linux Libertine S.O.Cist.1" fo:font-size="12pt" officeooo:rsid="01d1d5d8" style:font-size-asian="12pt" style:font-size-complex="12pt"/>
    </style:style>
    <style:style style:name="T635" style:family="text">
      <style:text-properties style:font-name="Linux Libertine S.O.Cist.1" fo:font-size="12pt" officeooo:rsid="02230b72" style:font-size-asian="12pt" style:font-size-complex="12pt"/>
    </style:style>
    <style:style style:name="T636" style:family="text">
      <style:text-properties style:font-name="Linux Libertine S.O.Cist.1" fo:font-size="12pt" officeooo:rsid="0225340a" style:font-size-asian="12pt" style:font-size-complex="12pt"/>
    </style:style>
    <style:style style:name="T637" style:family="text">
      <style:text-properties style:font-name="Linux Libertine S.O.Cist.1" fo:font-size="12pt" officeooo:rsid="031e5464" style:font-size-asian="12pt" style:font-size-complex="12pt"/>
    </style:style>
    <style:style style:name="T638" style:family="text">
      <style:text-properties style:font-name="Linux Libertine S.O.Cist.1" fo:font-size="12pt" officeooo:rsid="026eca21" style:font-size-asian="12pt" style:font-size-complex="12pt"/>
    </style:style>
    <style:style style:name="T639" style:family="text">
      <style:text-properties style:font-name="Linux Libertine S.O.Cist.1" fo:font-size="12pt" officeooo:rsid="0385bd49" style:font-size-asian="12pt" style:font-size-complex="12pt"/>
    </style:style>
    <style:style style:name="T640" style:family="text">
      <style:text-properties style:font-name="Linux Libertine S.O.Cist.1" fo:font-size="12pt" officeooo:rsid="029f5104" style:font-size-asian="12pt" style:font-size-complex="12pt"/>
    </style:style>
    <style:style style:name="T641" style:family="text">
      <style:text-properties style:font-name="Linux Libertine S.O.Cist.1" fo:font-size="12pt" officeooo:rsid="034baa32" style:font-size-asian="12pt" style:font-size-complex="12pt"/>
    </style:style>
    <style:style style:name="T642" style:family="text">
      <style:text-properties style:font-name="Linux Libertine S.O.Cist.1" fo:font-size="12pt" officeooo:rsid="0392747a" style:font-size-asian="12pt" style:font-size-complex="12pt"/>
    </style:style>
    <style:style style:name="T643" style:family="text">
      <style:text-properties style:font-name="Linux Libertine S.O.Cist.1" fo:font-size="12pt" officeooo:rsid="02a95885" style:font-size-asian="12pt" style:font-size-complex="12pt"/>
    </style:style>
    <style:style style:name="T644" style:family="text">
      <style:text-properties style:font-name="Linux Libertine S.O.Cist.1" fo:font-size="12pt" officeooo:rsid="0392f99b" style:font-size-asian="12pt" style:font-size-complex="12pt"/>
    </style:style>
    <style:style style:name="T645" style:family="text">
      <style:text-properties style:font-name="Linux Libertine S.O.Cist.1" fo:font-size="12pt" officeooo:rsid="03549eae" style:font-size-asian="12pt" style:font-size-complex="12pt"/>
    </style:style>
    <style:style style:name="T646" style:family="text">
      <style:text-properties style:font-name="Linux Libertine S.O.Cist.1" fo:font-size="12pt" officeooo:rsid="02d3b40c" style:font-size-asian="12pt" style:font-size-complex="12pt"/>
    </style:style>
    <style:style style:name="T647" style:family="text">
      <style:text-properties style:font-name="Linux Libertine S.O.Cist.1" fo:font-size="12pt" officeooo:rsid="0395618c" style:font-size-asian="12pt" style:font-size-complex="12pt"/>
    </style:style>
    <style:style style:name="T648" style:family="text">
      <style:text-properties style:font-name="Linux Libertine S.O.Cist.1" fo:font-size="12pt" officeooo:rsid="00b6565e" style:font-size-asian="12pt" style:font-size-complex="12pt"/>
    </style:style>
    <style:style style:name="T649" style:family="text">
      <style:text-properties style:font-name="Linux Libertine S.O.Cist.1" fo:font-size="12pt" officeooo:rsid="0106801a" style:font-size-asian="12pt" style:font-size-complex="12pt"/>
    </style:style>
    <style:style style:name="T650" style:family="text">
      <style:text-properties style:font-name="Linux Libertine S.O.Cist.1" fo:font-size="12pt" officeooo:rsid="010716c4" style:font-size-asian="12pt" style:font-size-complex="12pt"/>
    </style:style>
    <style:style style:name="T651" style:family="text">
      <style:text-properties style:font-name="Linux Libertine S.O.Cist.1" fo:font-size="12pt" officeooo:rsid="03a2507d" style:font-size-asian="12pt" style:font-size-complex="12pt"/>
    </style:style>
    <style:style style:name="T652" style:family="text">
      <style:text-properties style:font-name="Linux Libertine S.O.Cist.1" fo:font-size="12pt" officeooo:rsid="03c10b04" style:font-size-asian="12pt" style:font-size-complex="12pt"/>
    </style:style>
    <style:style style:name="T653" style:family="text">
      <style:text-properties style:font-name="Linux Libertine S.O.Cist.1" fo:font-size="12pt" officeooo:rsid="03c4b8c4" style:font-size-asian="12pt" style:font-size-complex="12pt"/>
    </style:style>
    <style:style style:name="T654" style:family="text">
      <style:text-properties style:font-name="Linux Libertine S.O.Cist.1" fo:font-size="12pt" officeooo:rsid="03cab737" style:font-size-asian="12pt" style:font-size-complex="12pt"/>
    </style:style>
    <style:style style:name="T655" style:family="text">
      <style:text-properties style:font-name="Linux Libertine S.O.Cist.1" fo:font-size="12pt" officeooo:rsid="03daf923" style:font-size-asian="12pt" style:font-size-complex="12pt"/>
    </style:style>
    <style:style style:name="T656" style:family="text">
      <style:text-properties style:font-name="Linux Libertine S.O.Cist.1" fo:font-size="12pt" officeooo:rsid="00892b11" style:font-size-asian="12pt"/>
    </style:style>
    <style:style style:name="T657" style:family="text">
      <style:text-properties style:font-name="Linux Libertine S.O.Cist.1" fo:font-size="12pt" officeooo:rsid="0020acde" style:font-size-asian="12pt"/>
    </style:style>
    <style:style style:name="T658" style:family="text">
      <style:text-properties style:font-name="Linux Libertine S.O.Cist.1" fo:font-size="12pt" officeooo:rsid="00bdfaf0" style:font-size-asian="12pt"/>
    </style:style>
    <style:style style:name="T659" style:family="text">
      <style:text-properties style:font-name="Linux Libertine S.O.Cist.1" fo:font-size="12pt" officeooo:rsid="00be8077" style:font-size-asian="12pt"/>
    </style:style>
    <style:style style:name="T660" style:family="text">
      <style:text-properties style:font-name="Linux Libertine S.O.Cist.1" fo:font-size="12pt" officeooo:rsid="00bf5627" style:font-size-asian="12pt"/>
    </style:style>
    <style:style style:name="T661" style:family="text">
      <style:text-properties style:font-name="Linux Libertine S.O.Cist.1" fo:font-size="12pt" officeooo:rsid="00c2ed91" style:font-size-asian="12pt"/>
    </style:style>
    <style:style style:name="T662" style:family="text">
      <style:text-properties style:font-name="Linux Libertine S.O.Cist.1" fo:font-size="12pt" officeooo:rsid="00efb16e" style:font-size-asian="12pt"/>
    </style:style>
    <style:style style:name="T663" style:family="text">
      <style:text-properties style:font-name="Linux Libertine S.O.Cist.1" fo:font-size="12pt" officeooo:rsid="00f1bedb" style:font-size-asian="12pt"/>
    </style:style>
    <style:style style:name="T664" style:family="text">
      <style:text-properties style:font-name="Linux Libertine S.O.Cist.1" fo:font-size="12pt" officeooo:rsid="00c4fd47" style:font-size-asian="12pt"/>
    </style:style>
    <style:style style:name="T665" style:family="text">
      <style:text-properties style:font-name="Linux Libertine S.O.Cist.1" fo:font-size="12pt" officeooo:rsid="010aa331" style:font-size-asian="12pt"/>
    </style:style>
    <style:style style:name="T666" style:family="text">
      <style:text-properties style:font-name="Linux Libertine S.O.Cist.1" fo:font-size="12pt" officeooo:rsid="010c21b0" style:font-size-asian="12pt"/>
    </style:style>
    <style:style style:name="T667" style:family="text">
      <style:text-properties style:font-name="Linux Libertine S.O.Cist.1" fo:font-size="12pt" officeooo:rsid="01230899" style:font-size-asian="12pt"/>
    </style:style>
    <style:style style:name="T668" style:family="text">
      <style:text-properties style:font-name="Linux Libertine S.O.Cist.1" fo:font-size="12pt" officeooo:rsid="0139d929" style:font-size-asian="12pt"/>
    </style:style>
    <style:style style:name="T669" style:family="text">
      <style:text-properties style:font-name="Linux Libertine S.O.Cist.1" fo:font-size="12pt" officeooo:rsid="01251fd2" style:font-size-asian="12pt"/>
    </style:style>
    <style:style style:name="T670" style:family="text">
      <style:text-properties style:font-name="Linux Libertine S.O.Cist.1" fo:font-size="12pt" officeooo:rsid="013a86ea" style:font-size-asian="12pt"/>
    </style:style>
    <style:style style:name="T671" style:family="text">
      <style:text-properties style:font-name="Linux Libertine S.O.Cist.1" fo:font-size="12pt" officeooo:rsid="01283b66" style:font-size-asian="12pt"/>
    </style:style>
    <style:style style:name="T672" style:family="text">
      <style:text-properties style:font-name="Linux Libertine S.O.Cist.1" fo:font-size="12pt" officeooo:rsid="019194c2" style:font-size-asian="12pt"/>
    </style:style>
    <style:style style:name="T673" style:family="text">
      <style:text-properties style:font-name="Linux Libertine S.O.Cist.1" fo:font-size="12pt" officeooo:rsid="0192aa5d" style:font-size-asian="12pt"/>
    </style:style>
    <style:style style:name="T674" style:family="text">
      <style:text-properties style:font-name="Linux Libertine S.O.Cist.1" fo:font-size="12pt" officeooo:rsid="01a5f477" style:font-size-asian="12pt"/>
    </style:style>
    <style:style style:name="T675" style:family="text">
      <style:text-properties style:font-name="Linux Libertine S.O.Cist.1" fo:font-size="12pt" officeooo:rsid="01a7823f" style:font-size-asian="12pt"/>
    </style:style>
    <style:style style:name="T676" style:family="text">
      <style:text-properties style:font-name="Linux Libertine S.O.Cist.1" fo:font-size="12pt" officeooo:rsid="02bd326d" style:font-size-asian="12pt"/>
    </style:style>
    <style:style style:name="T677" style:family="text">
      <style:text-properties style:font-name="Linux Libertine S.O.Cist.1" fo:font-size="12pt" officeooo:rsid="02bdbf13" style:font-size-asian="12pt"/>
    </style:style>
    <style:style style:name="T678" style:family="text">
      <style:text-properties style:font-name="Linux Libertine S.O.Cist.1" fo:font-size="12pt" officeooo:rsid="01c58da1" style:font-size-asian="12pt"/>
    </style:style>
    <style:style style:name="T679" style:family="text">
      <style:text-properties style:font-name="Linux Libertine S.O.Cist.1" fo:font-size="12pt" officeooo:rsid="01ce2371" style:font-size-asian="12pt"/>
    </style:style>
    <style:style style:name="T680" style:family="text">
      <style:text-properties style:font-name="Linux Libertine S.O.Cist.1" fo:font-size="12pt" officeooo:rsid="01fbcb9a" style:font-size-asian="12pt"/>
    </style:style>
    <style:style style:name="T681" style:family="text">
      <style:text-properties style:font-name="Linux Libertine S.O.Cist.1" fo:font-size="12pt" officeooo:rsid="01f9b1f5" style:font-size-asian="12pt"/>
    </style:style>
    <style:style style:name="T682" style:family="text">
      <style:text-properties style:font-name="Linux Libertine S.O.Cist.1" fo:font-size="12pt" officeooo:rsid="01ff8bfa" style:font-size-asian="12pt"/>
    </style:style>
    <style:style style:name="T683" style:family="text">
      <style:text-properties style:font-name="Linux Libertine S.O.Cist.1" fo:font-size="12pt" officeooo:rsid="0208eb50" style:font-size-asian="12pt"/>
    </style:style>
    <style:style style:name="T684" style:family="text">
      <style:text-properties style:font-name="Linux Libertine S.O.Cist.1" fo:font-size="12pt" officeooo:rsid="0209c74d" style:font-size-asian="12pt"/>
    </style:style>
    <style:style style:name="T685" style:family="text">
      <style:text-properties style:font-name="Linux Libertine S.O.Cist.1" fo:font-size="12pt" officeooo:rsid="020b91e2" style:font-size-asian="12pt"/>
    </style:style>
    <style:style style:name="T686" style:family="text">
      <style:text-properties style:font-name="Linux Libertine S.O.Cist.1" fo:font-size="12pt" officeooo:rsid="021a88f1" style:font-size-asian="12pt"/>
    </style:style>
    <style:style style:name="T687" style:family="text">
      <style:text-properties style:font-name="Linux Libertine S.O.Cist.1" fo:font-size="12pt" officeooo:rsid="022aca25" style:font-size-asian="12pt"/>
    </style:style>
    <style:style style:name="T688" style:family="text">
      <style:text-properties style:font-name="Linux Libertine S.O.Cist.1" fo:font-size="12pt" officeooo:rsid="022be870" style:font-size-asian="12pt"/>
    </style:style>
    <style:style style:name="T689" style:family="text">
      <style:text-properties style:font-name="Linux Libertine S.O.Cist.1" fo:font-size="12pt" officeooo:rsid="022cf16c" style:font-size-asian="12pt"/>
    </style:style>
    <style:style style:name="T690" style:family="text">
      <style:text-properties style:font-name="Linux Libertine S.O.Cist.1" fo:font-size="12pt" officeooo:rsid="022e11f6" style:font-size-asian="12pt"/>
    </style:style>
    <style:style style:name="T691" style:family="text">
      <style:text-properties style:font-name="Linux Libertine S.O.Cist.1" fo:font-size="12pt" officeooo:rsid="026a85dc" style:font-size-asian="12pt"/>
    </style:style>
    <style:style style:name="T692" style:family="text">
      <style:text-properties style:font-name="Linux Libertine S.O.Cist.1" fo:font-size="12pt" officeooo:rsid="026cc9d8" style:font-size-asian="12pt"/>
    </style:style>
    <style:style style:name="T693" style:family="text">
      <style:text-properties style:font-name="Linux Libertine S.O.Cist.1" fo:font-size="12pt" officeooo:rsid="026e0b0f" style:font-size-asian="12pt"/>
    </style:style>
    <style:style style:name="T694" style:family="text">
      <style:text-properties style:font-name="Linux Libertine S.O.Cist.1" fo:font-size="12pt" officeooo:rsid="02790352" style:font-size-asian="12pt"/>
    </style:style>
    <style:style style:name="T695" style:family="text">
      <style:text-properties style:font-name="Linux Libertine S.O.Cist.1" fo:font-size="12pt" officeooo:rsid="028d9a94" style:font-size-asian="12pt"/>
    </style:style>
    <style:style style:name="T696" style:family="text">
      <style:text-properties style:font-name="Linux Libertine S.O.Cist.1" fo:font-size="12pt" officeooo:rsid="02dcd77e" style:font-size-asian="12pt"/>
    </style:style>
    <style:style style:name="T697" style:family="text">
      <style:text-properties style:font-name="Linux Libertine S.O.Cist.1" fo:font-size="12pt" officeooo:rsid="02e1e334" style:font-size-asian="12pt"/>
    </style:style>
    <style:style style:name="T698" style:family="text">
      <style:text-properties style:font-name="Linux Libertine S.O.Cist.1" fo:font-size="12pt" officeooo:rsid="02ec6a6d" style:font-size-asian="12pt"/>
    </style:style>
    <style:style style:name="T699" style:family="text">
      <style:text-properties style:font-name="Linux Libertine S.O.Cist.1" fo:font-size="12pt" officeooo:rsid="02ec6cf7" style:font-size-asian="12pt"/>
    </style:style>
    <style:style style:name="T700" style:family="text">
      <style:text-properties style:font-name="Linux Libertine S.O.Cist.1" fo:font-size="12pt" officeooo:rsid="02ee37d4" style:font-size-asian="12pt"/>
    </style:style>
    <style:style style:name="T701" style:family="text">
      <style:text-properties style:font-name="Linux Libertine S.O.Cist.1" fo:font-size="12pt" officeooo:rsid="02fdcb7d" style:font-size-asian="12pt"/>
    </style:style>
    <style:style style:name="T702" style:family="text">
      <style:text-properties style:font-name="Linux Libertine S.O.Cist.1" fo:font-size="12pt" officeooo:rsid="02ff288d" style:font-size-asian="12pt"/>
    </style:style>
    <style:style style:name="T703" style:family="text">
      <style:text-properties style:font-name="Linux Libertine S.O.Cist.1" fo:font-size="12pt" officeooo:rsid="03007e48" style:font-size-asian="12pt"/>
    </style:style>
    <style:style style:name="T704" style:family="text">
      <style:text-properties style:font-name="Linux Libertine S.O.Cist.1" fo:font-size="12pt" officeooo:rsid="03084d39" style:font-size-asian="12pt"/>
    </style:style>
    <style:style style:name="T705" style:family="text">
      <style:text-properties style:font-name="Linux Libertine S.O.Cist.1" fo:font-size="12pt" officeooo:rsid="030884eb" style:font-size-asian="12pt"/>
    </style:style>
    <style:style style:name="T706" style:family="text">
      <style:text-properties style:font-name="Linux Libertine S.O.Cist.1" fo:font-size="12pt" officeooo:rsid="03146574" style:font-size-asian="12pt"/>
    </style:style>
    <style:style style:name="T707" style:family="text">
      <style:text-properties style:font-name="Linux Libertine S.O.Cist.1" fo:font-size="12pt" officeooo:rsid="0310775e" style:font-size-asian="12pt"/>
    </style:style>
    <style:style style:name="T708" style:family="text">
      <style:text-properties style:font-name="Linux Libertine S.O.Cist.1" fo:font-size="12pt" officeooo:rsid="03203c6b" style:font-size-asian="12pt"/>
    </style:style>
    <style:style style:name="T709" style:family="text">
      <style:text-properties style:font-name="Linux Libertine S.O.Cist.1" fo:font-size="12pt" officeooo:rsid="0320a541" style:font-size-asian="12pt"/>
    </style:style>
    <style:style style:name="T710" style:family="text">
      <style:text-properties style:font-name="Linux Libertine S.O.Cist.1" fo:font-size="12pt" officeooo:rsid="032501f2" style:font-size-asian="12pt"/>
    </style:style>
    <style:style style:name="T711" style:family="text">
      <style:text-properties style:font-name="Linux Libertine S.O.Cist.1" fo:font-size="12pt" officeooo:rsid="035927a8" style:font-size-asian="12pt"/>
    </style:style>
    <style:style style:name="T712" style:family="text">
      <style:text-properties style:font-name="Linux Libertine S.O.Cist.1" fo:font-size="12pt" officeooo:rsid="008de3fa" style:font-size-asian="12pt"/>
    </style:style>
    <style:style style:name="T713" style:family="text">
      <style:text-properties style:font-name="Linux Libertine S.O.Cist.1" fo:font-size="12pt" officeooo:rsid="00a302bb" style:font-size-asian="12pt"/>
    </style:style>
    <style:style style:name="T714" style:family="text">
      <style:text-properties style:font-name="Linux Libertine S.O.Cist.1" fo:font-size="12pt" officeooo:rsid="02e1c47b" style:font-size-asian="12pt"/>
    </style:style>
    <style:style style:name="T715" style:family="text">
      <style:text-properties style:font-name="Linux Libertine S.O.Cist.1" fo:font-size="12pt" officeooo:rsid="00a78a9a" style:font-size-asian="12pt"/>
    </style:style>
    <style:style style:name="T716" style:family="text">
      <style:text-properties style:font-name="Linux Libertine S.O.Cist.1" fo:font-size="12pt" officeooo:rsid="00ebda09" style:font-size-asian="12pt"/>
    </style:style>
    <style:style style:name="T717" style:family="text">
      <style:text-properties style:font-name="Linux Libertine S.O.Cist.1" fo:font-size="12pt" officeooo:rsid="02eff54c" style:font-size-asian="12pt"/>
    </style:style>
    <style:style style:name="T718" style:family="text">
      <style:text-properties style:font-name="Linux Libertine S.O.Cist.1" fo:font-size="12pt" officeooo:rsid="035f70d1" style:font-size-asian="12pt"/>
    </style:style>
    <style:style style:name="T719" style:family="text">
      <style:text-properties style:font-name="Linux Libertine S.O.Cist.1" fo:font-size="12pt" officeooo:rsid="00f0d7ff" style:font-size-asian="12pt"/>
    </style:style>
    <style:style style:name="T720" style:family="text">
      <style:text-properties style:font-name="Linux Libertine S.O.Cist.1" fo:font-size="12pt" officeooo:rsid="00eeb92f" style:font-size-asian="12pt"/>
    </style:style>
    <style:style style:name="T721" style:family="text">
      <style:text-properties style:font-name="Linux Libertine S.O.Cist.1" fo:font-size="12pt" officeooo:rsid="0360e322" style:font-size-asian="12pt"/>
    </style:style>
    <style:style style:name="T722" style:family="text">
      <style:text-properties style:font-name="Linux Libertine S.O.Cist.1" fo:font-size="12pt" officeooo:rsid="00f3b332" style:font-size-asian="12pt"/>
    </style:style>
    <style:style style:name="T723" style:family="text">
      <style:text-properties style:font-name="Linux Libertine S.O.Cist.1" fo:font-size="12pt" officeooo:rsid="02f1d90d" style:font-size-asian="12pt"/>
    </style:style>
    <style:style style:name="T724" style:family="text">
      <style:text-properties style:font-name="Linux Libertine S.O.Cist.1" fo:font-size="12pt" officeooo:rsid="00f7600f" style:font-size-asian="12pt"/>
    </style:style>
    <style:style style:name="T725" style:family="text">
      <style:text-properties style:font-name="Linux Libertine S.O.Cist.1" fo:font-size="12pt" officeooo:rsid="03614413" style:font-size-asian="12pt"/>
    </style:style>
    <style:style style:name="T726" style:family="text">
      <style:text-properties style:font-name="Linux Libertine S.O.Cist.1" fo:font-size="12pt" officeooo:rsid="01088ae2" style:font-size-asian="12pt"/>
    </style:style>
    <style:style style:name="T727" style:family="text">
      <style:text-properties style:font-name="Linux Libertine S.O.Cist.1" fo:font-size="12pt" officeooo:rsid="0108d6e7" style:font-size-asian="12pt"/>
    </style:style>
    <style:style style:name="T728" style:family="text">
      <style:text-properties style:font-name="Linux Libertine S.O.Cist.1" fo:font-size="12pt" officeooo:rsid="0116d6ca" style:font-size-asian="12pt"/>
    </style:style>
    <style:style style:name="T729" style:family="text">
      <style:text-properties style:font-name="Linux Libertine S.O.Cist.1" fo:font-size="12pt" officeooo:rsid="03640b75" style:font-size-asian="12pt"/>
    </style:style>
    <style:style style:name="T730" style:family="text">
      <style:text-properties style:font-name="Linux Libertine S.O.Cist.1" fo:font-size="12pt" officeooo:rsid="013fb0e5" style:font-size-asian="12pt"/>
    </style:style>
    <style:style style:name="T731" style:family="text">
      <style:text-properties style:font-name="Linux Libertine S.O.Cist.1" fo:font-size="12pt" officeooo:rsid="01445523" style:font-size-asian="12pt"/>
    </style:style>
    <style:style style:name="T732" style:family="text">
      <style:text-properties style:font-name="Linux Libertine S.O.Cist.1" fo:font-size="12pt" officeooo:rsid="0141776d" style:font-size-asian="12pt"/>
    </style:style>
    <style:style style:name="T733" style:family="text">
      <style:text-properties style:font-name="Linux Libertine S.O.Cist.1" fo:font-size="12pt" officeooo:rsid="0301d9d7" style:font-size-asian="12pt"/>
    </style:style>
    <style:style style:name="T734" style:family="text">
      <style:text-properties style:font-name="Linux Libertine S.O.Cist.1" fo:font-size="12pt" officeooo:rsid="03662148" style:font-size-asian="12pt"/>
    </style:style>
    <style:style style:name="T735" style:family="text">
      <style:text-properties style:font-name="Linux Libertine S.O.Cist.1" fo:font-size="12pt" officeooo:rsid="0169b952" style:font-size-asian="12pt"/>
    </style:style>
    <style:style style:name="T736" style:family="text">
      <style:text-properties style:font-name="Linux Libertine S.O.Cist.1" fo:font-size="12pt" officeooo:rsid="016810bb" style:font-size-asian="12pt"/>
    </style:style>
    <style:style style:name="T737" style:family="text">
      <style:text-properties style:font-name="Linux Libertine S.O.Cist.1" fo:font-size="12pt" officeooo:rsid="03696088" style:font-size-asian="12pt"/>
    </style:style>
    <style:style style:name="T738" style:family="text">
      <style:text-properties style:font-name="Linux Libertine S.O.Cist.1" fo:font-size="12pt" officeooo:rsid="0193ffdb" style:font-size-asian="12pt"/>
    </style:style>
    <style:style style:name="T739" style:family="text">
      <style:text-properties style:font-name="Linux Libertine S.O.Cist.1" fo:font-size="12pt" officeooo:rsid="030bfa17" style:font-size-asian="12pt"/>
    </style:style>
    <style:style style:name="T740" style:family="text">
      <style:text-properties style:font-name="Linux Libertine S.O.Cist.1" fo:font-size="12pt" officeooo:rsid="01b9f357" style:font-size-asian="12pt"/>
    </style:style>
    <style:style style:name="T741" style:family="text">
      <style:text-properties style:font-name="Linux Libertine S.O.Cist.1" fo:font-size="12pt" officeooo:rsid="019942a1" style:font-size-asian="12pt"/>
    </style:style>
    <style:style style:name="T742" style:family="text">
      <style:text-properties style:font-name="Linux Libertine S.O.Cist.1" fo:font-size="12pt" officeooo:rsid="019b15a3" style:font-size-asian="12pt"/>
    </style:style>
    <style:style style:name="T743" style:family="text">
      <style:text-properties style:font-name="Linux Libertine S.O.Cist.1" fo:font-size="12pt" officeooo:rsid="01bcd69d" style:font-size-asian="12pt"/>
    </style:style>
    <style:style style:name="T744" style:family="text">
      <style:text-properties style:font-name="Linux Libertine S.O.Cist.1" fo:font-size="12pt" officeooo:rsid="01c94355" style:font-size-asian="12pt"/>
    </style:style>
    <style:style style:name="T745" style:family="text">
      <style:text-properties style:font-name="Linux Libertine S.O.Cist.1" fo:font-size="12pt" officeooo:rsid="01b1dfa3" style:font-size-asian="12pt"/>
    </style:style>
    <style:style style:name="T746" style:family="text">
      <style:text-properties style:font-name="Linux Libertine S.O.Cist.1" fo:font-size="12pt" officeooo:rsid="01e46665" style:font-size-asian="12pt"/>
    </style:style>
    <style:style style:name="T747" style:family="text">
      <style:text-properties style:font-name="Linux Libertine S.O.Cist.1" fo:font-size="12pt" officeooo:rsid="01e5b6d1" style:font-size-asian="12pt"/>
    </style:style>
    <style:style style:name="T748" style:family="text">
      <style:text-properties style:font-name="Linux Libertine S.O.Cist.1" fo:font-size="12pt" officeooo:rsid="036e366e" style:font-size-asian="12pt"/>
    </style:style>
    <style:style style:name="T749" style:family="text">
      <style:text-properties style:font-name="Linux Libertine S.O.Cist.1" fo:font-size="12pt" officeooo:rsid="0265017f" style:font-size-asian="12pt"/>
    </style:style>
    <style:style style:name="T750" style:family="text">
      <style:text-properties style:font-name="Linux Libertine S.O.Cist.1" fo:font-size="12pt" officeooo:rsid="036eaa18" style:font-size-asian="12pt"/>
    </style:style>
    <style:style style:name="T751" style:family="text">
      <style:text-properties style:font-name="Linux Libertine S.O.Cist.1" fo:font-size="12pt" officeooo:rsid="030a3cbf" style:font-size-asian="12pt"/>
    </style:style>
    <style:style style:name="T752" style:family="text">
      <style:text-properties style:font-name="Linux Libertine S.O.Cist.1" fo:font-size="12pt" officeooo:rsid="036fce25" style:font-size-asian="12pt"/>
    </style:style>
    <style:style style:name="T753" style:family="text">
      <style:text-properties style:font-name="Linux Libertine S.O.Cist.1" fo:font-size="12pt" officeooo:rsid="02147111" style:font-size-asian="12pt"/>
    </style:style>
    <style:style style:name="T754" style:family="text">
      <style:text-properties style:font-name="Linux Libertine S.O.Cist.1" fo:font-size="12pt" officeooo:rsid="0370e062" style:font-size-asian="12pt"/>
    </style:style>
    <style:style style:name="T755" style:family="text">
      <style:text-properties style:font-name="Linux Libertine S.O.Cist.1" fo:font-size="12pt" officeooo:rsid="021055dc" style:font-size-asian="12pt"/>
    </style:style>
    <style:style style:name="T756" style:family="text">
      <style:text-properties style:font-name="Linux Libertine S.O.Cist.1" fo:font-size="12pt" officeooo:rsid="0310dce7" style:font-size-asian="12pt"/>
    </style:style>
    <style:style style:name="T757" style:family="text">
      <style:text-properties style:font-name="Linux Libertine S.O.Cist.1" fo:font-size="12pt" officeooo:rsid="0211524b" style:font-size-asian="12pt"/>
    </style:style>
    <style:style style:name="T758" style:family="text">
      <style:text-properties style:font-name="Linux Libertine S.O.Cist.1" fo:font-size="12pt" officeooo:rsid="0212837c" style:font-size-asian="12pt"/>
    </style:style>
    <style:style style:name="T759" style:family="text">
      <style:text-properties style:font-name="Linux Libertine S.O.Cist.1" fo:font-size="12pt" officeooo:rsid="021410e7" style:font-size-asian="12pt"/>
    </style:style>
    <style:style style:name="T760" style:family="text">
      <style:text-properties style:font-name="Linux Libertine S.O.Cist.1" fo:font-size="12pt" officeooo:rsid="0312b419" style:font-size-asian="12pt"/>
    </style:style>
    <style:style style:name="T761" style:family="text">
      <style:text-properties style:font-name="Linux Libertine S.O.Cist.1" fo:font-size="12pt" officeooo:rsid="01fe48a0" style:font-size-asian="12pt"/>
    </style:style>
    <style:style style:name="T762" style:family="text">
      <style:text-properties style:font-name="Linux Libertine S.O.Cist.1" fo:font-size="12pt" officeooo:rsid="020b9d95" style:font-size-asian="12pt"/>
    </style:style>
    <style:style style:name="T763" style:family="text">
      <style:text-properties style:font-name="Linux Libertine S.O.Cist.1" fo:font-size="12pt" officeooo:rsid="020bf193" style:font-size-asian="12pt"/>
    </style:style>
    <style:style style:name="T764" style:family="text">
      <style:text-properties style:font-name="Linux Libertine S.O.Cist.1" fo:font-size="12pt" officeooo:rsid="0225340a" style:font-size-asian="12pt"/>
    </style:style>
    <style:style style:name="T765" style:family="text">
      <style:text-properties style:font-name="Linux Libertine S.O.Cist.1" fo:font-size="12pt" officeooo:rsid="031e5464" style:font-size-asian="12pt"/>
    </style:style>
    <style:style style:name="T766" style:family="text">
      <style:text-properties style:font-name="Linux Libertine S.O.Cist.1" fo:font-size="12pt" officeooo:rsid="0378cd37" style:font-size-asian="12pt"/>
    </style:style>
    <style:style style:name="T767" style:family="text">
      <style:text-properties style:font-name="Linux Libertine S.O.Cist.1" fo:font-size="12pt" officeooo:rsid="037a691b" style:font-size-asian="12pt"/>
    </style:style>
    <style:style style:name="T768" style:family="text">
      <style:text-properties style:font-name="Linux Libertine S.O.Cist.1" fo:font-size="12pt" officeooo:rsid="023ea52b" style:font-size-asian="12pt"/>
    </style:style>
    <style:style style:name="T769" style:family="text">
      <style:text-properties style:font-name="Linux Libertine S.O.Cist.1" fo:font-size="12pt" officeooo:rsid="03201677" style:font-size-asian="12pt"/>
    </style:style>
    <style:style style:name="T770" style:family="text">
      <style:text-properties style:font-name="Linux Libertine S.O.Cist.1" fo:font-size="12pt" officeooo:rsid="023be1e8" style:font-size-asian="12pt"/>
    </style:style>
    <style:style style:name="T771" style:family="text">
      <style:text-properties style:font-name="Linux Libertine S.O.Cist.1" fo:font-size="12pt" officeooo:rsid="0320b29b" style:font-size-asian="12pt"/>
    </style:style>
    <style:style style:name="T772" style:family="text">
      <style:text-properties style:font-name="Linux Libertine S.O.Cist.1" fo:font-size="12pt" officeooo:rsid="02311aa4" style:font-size-asian="12pt"/>
    </style:style>
    <style:style style:name="T773" style:family="text">
      <style:text-properties style:font-name="Linux Libertine S.O.Cist.1" fo:font-size="12pt" officeooo:rsid="022fa86d" style:font-size-asian="12pt"/>
    </style:style>
    <style:style style:name="T774" style:family="text">
      <style:text-properties style:font-name="Linux Libertine S.O.Cist.1" fo:font-size="12pt" officeooo:rsid="02881d07" style:font-size-asian="12pt"/>
    </style:style>
    <style:style style:name="T775" style:family="text">
      <style:text-properties style:font-name="Linux Libertine S.O.Cist.1" fo:font-size="12pt" officeooo:rsid="02891e8f" style:font-size-asian="12pt"/>
    </style:style>
    <style:style style:name="T776" style:family="text">
      <style:text-properties style:font-name="Linux Libertine S.O.Cist.1" fo:font-size="12pt" officeooo:rsid="029794d0" style:font-size-asian="12pt"/>
    </style:style>
    <style:style style:name="T777" style:family="text">
      <style:text-properties style:font-name="Linux Libertine S.O.Cist.1" fo:font-size="12pt" officeooo:rsid="038ca651" style:font-size-asian="12pt"/>
    </style:style>
    <style:style style:name="T778" style:family="text">
      <style:text-properties style:font-name="Linux Libertine S.O.Cist.1" fo:font-size="12pt" officeooo:rsid="029e93db" style:font-size-asian="12pt"/>
    </style:style>
    <style:style style:name="T779" style:family="text">
      <style:text-properties style:font-name="Linux Libertine S.O.Cist.1" fo:font-size="12pt" officeooo:rsid="0331a787" style:font-size-asian="12pt"/>
    </style:style>
    <style:style style:name="T780" style:family="text">
      <style:text-properties style:font-name="Linux Libertine S.O.Cist.1" fo:font-size="12pt" officeooo:rsid="029994ba" style:font-size-asian="12pt"/>
    </style:style>
    <style:style style:name="T781" style:family="text">
      <style:text-properties style:font-name="Linux Libertine S.O.Cist.1" fo:font-size="12pt" officeooo:rsid="0340c4e4" style:font-size-asian="12pt"/>
    </style:style>
    <style:style style:name="T782" style:family="text">
      <style:text-properties style:font-name="Linux Libertine S.O.Cist.1" fo:font-size="12pt" officeooo:rsid="029c6666" style:font-size-asian="12pt"/>
    </style:style>
    <style:style style:name="T783" style:family="text">
      <style:text-properties style:font-name="Linux Libertine S.O.Cist.1" fo:font-size="12pt" officeooo:rsid="038275d1" style:font-size-asian="12pt"/>
    </style:style>
    <style:style style:name="T784" style:family="text">
      <style:text-properties style:font-name="Linux Libertine S.O.Cist.1" fo:font-size="12pt" officeooo:rsid="039964e4" style:font-size-asian="12pt"/>
    </style:style>
    <style:style style:name="T785" style:family="text">
      <style:text-properties style:font-name="Linux Libertine S.O.Cist.1" fo:font-size="12pt" officeooo:rsid="00980417" style:font-size-asian="12pt"/>
    </style:style>
    <style:style style:name="T786" style:family="text">
      <style:text-properties style:font-name="Linux Libertine S.O.Cist.1" fo:font-size="12pt" officeooo:rsid="00b34b3f" style:font-size-asian="12pt"/>
    </style:style>
    <style:style style:name="T787" style:family="text">
      <style:text-properties style:font-name="Linux Libertine S.O.Cist.1" fo:font-size="12pt" officeooo:rsid="00984492" style:font-size-asian="12pt"/>
    </style:style>
    <style:style style:name="T788" style:family="text">
      <style:text-properties style:font-name="Linux Libertine S.O.Cist.1" fo:font-size="12pt" officeooo:rsid="00b232c4" style:font-size-asian="12pt"/>
    </style:style>
    <style:style style:name="T789" style:family="text">
      <style:text-properties style:font-name="Linux Libertine S.O.Cist.1" fo:font-size="12pt" officeooo:rsid="00d4e3ec" style:font-size-asian="12pt"/>
    </style:style>
    <style:style style:name="T790" style:family="text">
      <style:text-properties style:font-name="Linux Libertine S.O.Cist.1" fo:font-size="12pt" officeooo:rsid="00e50b58" style:font-size-asian="12pt"/>
    </style:style>
    <style:style style:name="T791" style:family="text">
      <style:text-properties style:font-name="Linux Libertine S.O.Cist.1" fo:font-size="12pt" officeooo:rsid="00d8e778" style:font-size-asian="12pt"/>
    </style:style>
    <style:style style:name="T792" style:family="text">
      <style:text-properties style:font-name="Linux Libertine S.O.Cist.1" fo:font-size="12pt" officeooo:rsid="039b36c8" style:font-size-asian="12pt"/>
    </style:style>
    <style:style style:name="T793" style:family="text">
      <style:text-properties style:font-name="Linux Libertine S.O.Cist.1" fo:font-size="12pt" officeooo:rsid="035cd8ec" style:font-size-asian="12pt"/>
    </style:style>
    <style:style style:name="T794" style:family="text">
      <style:text-properties style:font-name="Linux Libertine S.O.Cist.1" fo:font-size="12pt" officeooo:rsid="03a38293" style:font-size-asian="12pt"/>
    </style:style>
    <style:style style:name="T795" style:family="text">
      <style:text-properties style:font-name="Linux Libertine S.O.Cist.1" fo:font-size="12pt" officeooo:rsid="011d049c" style:font-size-asian="12pt"/>
    </style:style>
    <style:style style:name="T796" style:family="text">
      <style:text-properties style:font-name="Linux Libertine S.O.Cist.1" fo:font-size="12pt" officeooo:rsid="0120ce75" style:font-size-asian="12pt"/>
    </style:style>
    <style:style style:name="T797" style:family="text">
      <style:text-properties style:font-name="Linux Libertine S.O.Cist.1" fo:font-size="12pt" officeooo:rsid="03a3a161" style:font-size-asian="12pt"/>
    </style:style>
    <style:style style:name="T798" style:family="text">
      <style:text-properties style:font-name="Linux Libertine S.O.Cist.1" fo:font-size="12pt" officeooo:rsid="012d87dc" style:font-size-asian="12pt"/>
    </style:style>
    <style:style style:name="T799" style:family="text">
      <style:text-properties style:font-name="Linux Libertine S.O.Cist.1" fo:font-size="12pt" officeooo:rsid="012efee6" style:font-size-asian="12pt"/>
    </style:style>
    <style:style style:name="T800" style:family="text">
      <style:text-properties style:font-name="Linux Libertine S.O.Cist.1" fo:font-size="12pt" officeooo:rsid="01301eed" style:font-size-asian="12pt"/>
    </style:style>
    <style:style style:name="T801" style:family="text">
      <style:text-properties style:font-name="Linux Libertine S.O.Cist.1" fo:font-size="12pt" officeooo:rsid="01316ad3" style:font-size-asian="12pt"/>
    </style:style>
    <style:style style:name="T802" style:family="text">
      <style:text-properties style:font-name="Linux Libertine S.O.Cist.1" fo:font-size="12pt" officeooo:rsid="0133eac2" style:font-size-asian="12pt"/>
    </style:style>
    <style:style style:name="T803" style:family="text">
      <style:text-properties style:font-name="Linux Libertine S.O.Cist.1" fo:font-size="12pt" officeooo:rsid="013872eb" style:font-size-asian="12pt"/>
    </style:style>
    <style:style style:name="T804" style:family="text">
      <style:text-properties style:font-name="Linux Libertine S.O.Cist.1" fo:font-size="12pt" officeooo:rsid="03a636b1" style:font-size-asian="12pt"/>
    </style:style>
    <style:style style:name="T805" style:family="text">
      <style:text-properties style:font-name="Linux Libertine S.O.Cist.1" fo:font-size="12pt" officeooo:rsid="0173fa6e" style:font-size-asian="12pt"/>
    </style:style>
    <style:style style:name="T806" style:family="text">
      <style:text-properties style:font-name="Linux Libertine S.O.Cist.1" fo:font-size="12pt" officeooo:rsid="0174777d" style:font-size-asian="12pt"/>
    </style:style>
    <style:style style:name="T807" style:family="text">
      <style:text-properties style:font-name="Linux Libertine S.O.Cist.1" fo:font-size="12pt" officeooo:rsid="02c548f5" style:font-size-asian="12pt"/>
    </style:style>
    <style:style style:name="T808" style:family="text">
      <style:text-properties style:font-name="Linux Libertine S.O.Cist.1" fo:font-size="12pt" officeooo:rsid="03a9a71f" style:font-size-asian="12pt"/>
    </style:style>
    <style:style style:name="T809" style:family="text">
      <style:text-properties style:font-name="Linux Libertine S.O.Cist.1" fo:font-size="12pt" officeooo:rsid="036b072c" style:font-size-asian="12pt"/>
    </style:style>
    <style:style style:name="T810" style:family="text">
      <style:text-properties style:font-name="Linux Libertine S.O.Cist.1" fo:font-size="12pt" officeooo:rsid="02c74897" style:font-size-asian="12pt"/>
    </style:style>
    <style:style style:name="T811" style:family="text">
      <style:text-properties style:font-name="Linux Libertine S.O.Cist.1" fo:font-size="12pt" officeooo:rsid="02c9b11c" style:font-size-asian="12pt"/>
    </style:style>
    <style:style style:name="T812" style:family="text">
      <style:text-properties style:font-name="Linux Libertine S.O.Cist.1" fo:font-size="12pt" officeooo:rsid="01cb3a60" style:font-size-asian="12pt"/>
    </style:style>
    <style:style style:name="T813" style:family="text">
      <style:text-properties style:font-name="Linux Libertine S.O.Cist.1" fo:font-size="12pt" officeooo:rsid="03acb540" style:font-size-asian="12pt"/>
    </style:style>
    <style:style style:name="T814" style:family="text">
      <style:text-properties style:font-name="Linux Libertine S.O.Cist.1" fo:font-size="12pt" officeooo:rsid="01ed1af1" style:font-size-asian="12pt"/>
    </style:style>
    <style:style style:name="T815" style:family="text">
      <style:text-properties style:font-name="Linux Libertine S.O.Cist.1" fo:font-size="12pt" officeooo:rsid="03adaa64" style:font-size-asian="12pt"/>
    </style:style>
    <style:style style:name="T816" style:family="text">
      <style:text-properties style:font-name="Linux Libertine S.O.Cist.1" fo:font-size="12pt" officeooo:rsid="02004d60" style:font-size-asian="12pt"/>
    </style:style>
    <style:style style:name="T817" style:family="text">
      <style:text-properties style:font-name="Linux Libertine S.O.Cist.1" fo:font-size="12pt" officeooo:rsid="02022f29" style:font-size-asian="12pt"/>
    </style:style>
    <style:style style:name="T818" style:family="text">
      <style:text-properties style:font-name="Linux Libertine S.O.Cist.1" fo:font-size="12pt" officeooo:rsid="0202321b" style:font-size-asian="12pt"/>
    </style:style>
    <style:style style:name="T819" style:family="text">
      <style:text-properties style:font-name="Linux Libertine S.O.Cist.1" fo:font-size="12pt" officeooo:rsid="03afac8d" style:font-size-asian="12pt"/>
    </style:style>
    <style:style style:name="T820" style:family="text">
      <style:text-properties style:font-name="Linux Libertine S.O.Cist.1" fo:font-size="12pt" officeooo:rsid="0226f947" style:font-size-asian="12pt"/>
    </style:style>
    <style:style style:name="T821" style:family="text">
      <style:text-properties style:font-name="Linux Libertine S.O.Cist.1" fo:font-size="12pt" officeooo:rsid="031f2127" style:font-size-asian="12pt"/>
    </style:style>
    <style:style style:name="T822" style:family="text">
      <style:text-properties style:font-name="Linux Libertine S.O.Cist.1" fo:font-size="12pt" officeooo:rsid="03b3103d" style:font-size-asian="12pt"/>
    </style:style>
    <style:style style:name="T823" style:family="text">
      <style:text-properties style:font-name="Linux Libertine S.O.Cist.1" fo:font-size="12pt" officeooo:rsid="02358616" style:font-size-asian="12pt"/>
    </style:style>
    <style:style style:name="T824" style:family="text">
      <style:text-properties style:font-name="Linux Libertine S.O.Cist.1" fo:font-size="12pt" officeooo:rsid="03b486fa" style:font-size-asian="12pt"/>
    </style:style>
    <style:style style:name="T825" style:family="text">
      <style:text-properties style:font-name="Linux Libertine S.O.Cist.1" fo:font-size="12pt" officeooo:rsid="0279ac8f" style:font-size-asian="12pt"/>
    </style:style>
    <style:style style:name="T826" style:family="text">
      <style:text-properties style:font-name="Linux Libertine S.O.Cist.1" fo:font-size="12pt" officeooo:rsid="03ba4ddc" style:font-size-asian="12pt"/>
    </style:style>
    <style:style style:name="T827" style:family="text">
      <style:text-properties style:font-name="Linux Libertine S.O.Cist.1" fo:font-size="12pt" officeooo:rsid="03301079" style:font-size-asian="12pt"/>
    </style:style>
    <style:style style:name="T828" style:family="text">
      <style:text-properties style:font-name="Linux Libertine S.O.Cist.1" fo:font-size="12pt" officeooo:rsid="03880f7f" style:font-size-asian="12pt"/>
    </style:style>
    <style:style style:name="T829" style:family="text">
      <style:text-properties style:font-name="Linux Libertine S.O.Cist.1" fo:font-size="12pt" officeooo:rsid="038d24a7" style:font-size-asian="12pt"/>
    </style:style>
    <style:style style:name="T830" style:family="text">
      <style:text-properties style:font-name="Linux Libertine S.O.Cist.1" fo:font-size="12pt" officeooo:rsid="03426f62" style:font-size-asian="12pt"/>
    </style:style>
    <style:style style:name="T831" style:family="text">
      <style:text-properties style:font-name="Linux Libertine S.O.Cist.1" fo:font-size="12pt" officeooo:rsid="03d0c177" style:font-size-asian="12pt"/>
    </style:style>
    <style:style style:name="T832" style:family="text">
      <style:text-properties style:font-name="Linux Libertine S.O.Cist.1" fo:font-size="12pt" officeooo:rsid="03deb048" style:font-size-asian="12pt"/>
    </style:style>
    <style:style style:name="T833" style:family="text">
      <style:text-properties style:font-name="Linux Libertine S.O.Cist.1" fo:font-size="12pt" officeooo:rsid="03dee28d" style:font-size-asian="12pt"/>
    </style:style>
    <style:style style:name="T834" style:family="text">
      <style:text-properties style:font-name="Linux Libertine S.O.Cist.1" fo:font-size="12pt" officeooo:rsid="03df3d20" style:font-size-asian="12pt"/>
    </style:style>
    <style:style style:name="T835" style:family="text">
      <style:text-properties style:font-name="Linux Libertine S.O.Cist.1" fo:font-size="12pt" fo:font-style="normal" officeooo:rsid="00cd525c" style:font-size-asian="12pt" style:font-style-asian="normal" style:font-size-complex="12pt" style:font-style-complex="normal"/>
    </style:style>
    <style:style style:name="T836" style:family="text">
      <style:text-properties style:font-name="Linux Libertine S.O.Cist.1" fo:font-size="12pt" fo:font-style="normal" officeooo:rsid="00c83fb6" style:font-size-asian="12pt" style:font-style-asian="normal" style:font-size-complex="12pt" style:font-style-complex="normal"/>
    </style:style>
    <style:style style:name="T837" style:family="text">
      <style:text-properties style:font-name="Linux Libertine S.O.Cist.1" fo:font-size="12pt" fo:font-style="normal" officeooo:rsid="00c95e58" style:font-size-asian="12pt" style:font-style-asian="normal" style:font-size-complex="12pt" style:font-style-complex="normal"/>
    </style:style>
    <style:style style:name="T838" style:family="text">
      <style:text-properties style:font-name="Linux Libertine S.O.Cist.1" fo:font-size="12pt" fo:font-style="normal" officeooo:rsid="010716c4" style:font-size-asian="12pt" style:font-style-asian="normal" style:font-size-complex="12pt" style:font-style-complex="normal"/>
    </style:style>
    <style:style style:name="T839" style:family="text">
      <style:text-properties style:font-name="Linux Libertine S.O.Cist.1" fo:font-size="12pt" fo:font-style="normal" officeooo:rsid="02e9d386" style:font-size-asian="12pt" style:font-style-asian="normal" style:font-size-complex="12pt" style:font-style-complex="normal"/>
    </style:style>
    <style:style style:name="T840" style:family="text">
      <style:text-properties style:font-name="Linux Libertine S.O.Cist.1" fo:font-size="12pt" fo:font-style="normal" officeooo:rsid="02fc72b2" style:font-size-asian="12pt" style:font-style-asian="normal" style:font-size-complex="12pt" style:font-style-complex="normal"/>
    </style:style>
    <style:style style:name="T841" style:family="text">
      <style:text-properties style:font-name="Linux Libertine S.O.Cist.1" fo:font-size="12pt" fo:font-style="normal" officeooo:rsid="035adcdf" style:font-size-asian="12pt" style:font-style-asian="normal" style:font-size-complex="12pt" style:font-style-complex="normal"/>
    </style:style>
    <style:style style:name="T842" style:family="text">
      <style:text-properties style:font-name="Linux Libertine S.O.Cist.1" fo:font-size="12pt" fo:font-style="normal" officeooo:rsid="00c63f42" style:font-size-asian="12pt" style:font-style-asian="normal" style:font-size-complex="12pt" style:font-style-complex="normal"/>
    </style:style>
    <style:style style:name="T843" style:family="text">
      <style:text-properties style:font-name="Linux Libertine S.O.Cist.1" fo:font-size="12pt" fo:font-style="normal" officeooo:rsid="01d4a4b3" style:font-size-asian="12pt" style:font-style-asian="normal" style:font-size-complex="12pt" style:font-style-complex="normal"/>
    </style:style>
    <style:style style:name="T844" style:family="text">
      <style:text-properties style:font-name="Linux Libertine S.O.Cist.1" fo:font-size="12pt" fo:font-style="normal" officeooo:rsid="01d56176" style:font-size-asian="12pt" style:font-style-asian="normal" style:font-size-complex="12pt" style:font-style-complex="normal"/>
    </style:style>
    <style:style style:name="T845" style:family="text">
      <style:text-properties style:font-name="Linux Libertine S.O.Cist.1" fo:font-size="12pt" fo:font-style="normal" officeooo:rsid="036e366e" style:font-size-asian="12pt" style:font-style-asian="normal" style:font-size-complex="12pt" style:font-style-complex="normal"/>
    </style:style>
    <style:style style:name="T846" style:family="text">
      <style:text-properties style:font-name="Linux Libertine S.O.Cist.1" fo:font-size="12pt" fo:font-style="normal" officeooo:rsid="021e80a6" style:font-size-asian="12pt" style:font-style-asian="normal" style:font-size-complex="12pt" style:font-style-complex="normal"/>
    </style:style>
    <style:style style:name="T847" style:family="text">
      <style:text-properties style:font-name="Linux Libertine S.O.Cist.1" fo:font-size="12pt" fo:font-style="normal" officeooo:rsid="031d3c96" style:font-size-asian="12pt" style:font-style-asian="normal" style:font-size-complex="12pt" style:font-style-complex="normal"/>
    </style:style>
    <style:style style:name="T848" style:family="text">
      <style:text-properties style:font-name="Linux Libertine S.O.Cist.1" fo:font-size="12pt" fo:font-style="normal" officeooo:rsid="037742a5" style:font-size-asian="12pt" style:font-style-asian="normal" style:font-size-complex="12pt" style:font-style-complex="normal"/>
    </style:style>
    <style:style style:name="T849" style:family="text">
      <style:text-properties style:font-name="Linux Libertine S.O.Cist.1" fo:font-size="12pt" fo:font-style="normal" officeooo:rsid="022035ea" style:font-size-asian="12pt" style:font-style-asian="normal" style:font-size-complex="12pt" style:font-style-complex="normal"/>
    </style:style>
    <style:style style:name="T850" style:family="text">
      <style:text-properties style:font-name="Linux Libertine S.O.Cist.1" fo:font-size="12pt" fo:font-style="normal" officeooo:rsid="02a1e81e" style:font-size-asian="12pt" style:font-style-asian="normal" style:font-size-complex="12pt" style:font-style-complex="normal"/>
    </style:style>
    <style:style style:name="T851" style:family="text">
      <style:text-properties style:font-name="Linux Libertine S.O.Cist.1" fo:font-size="12pt" fo:font-style="normal" officeooo:rsid="034baa32" style:font-size-asian="12pt" style:font-style-asian="normal" style:font-size-complex="12pt" style:font-style-complex="normal"/>
    </style:style>
    <style:style style:name="T852" style:family="text">
      <style:text-properties style:font-name="Linux Libertine S.O.Cist.1" fo:font-size="12pt" fo:font-style="normal" officeooo:rsid="034c0862" style:font-size-asian="12pt" style:font-style-asian="normal" style:font-size-complex="12pt" style:font-style-complex="normal"/>
    </style:style>
    <style:style style:name="T853" style:family="text">
      <style:text-properties style:font-name="Linux Libertine S.O.Cist.1" fo:font-size="12pt" fo:font-style="normal" officeooo:rsid="02ad62fc" style:font-size-asian="12pt" style:font-style-asian="normal" style:font-size-complex="12pt" style:font-style-complex="normal"/>
    </style:style>
    <style:style style:name="T854" style:family="text">
      <style:text-properties style:font-name="Linux Libertine S.O.Cist.1" fo:font-size="12pt" fo:font-style="normal" officeooo:rsid="0392f99b" style:font-size-asian="12pt" style:font-style-asian="normal" style:font-size-complex="12pt" style:font-style-complex="normal"/>
    </style:style>
    <style:style style:name="T855" style:family="text">
      <style:text-properties style:font-name="Linux Libertine S.O.Cist.1" fo:font-size="12pt" fo:font-style="normal" officeooo:rsid="02af5310" style:font-size-asian="12pt" style:font-style-asian="normal" style:font-size-complex="12pt" style:font-style-complex="normal"/>
    </style:style>
    <style:style style:name="T856" style:family="text">
      <style:text-properties style:font-name="Linux Libertine S.O.Cist.1" fo:font-size="12pt" fo:font-style="normal" officeooo:rsid="03555432" style:font-size-asian="12pt" style:font-style-asian="normal" style:font-size-complex="12pt" style:font-style-complex="normal"/>
    </style:style>
    <style:style style:name="T857" style:family="text">
      <style:text-properties style:font-name="Linux Libertine S.O.Cist.1" fo:font-size="12pt" fo:font-style="normal" officeooo:rsid="0394816c" style:font-size-asian="12pt" style:font-style-asian="normal" style:font-size-complex="12pt" style:font-style-complex="normal"/>
    </style:style>
    <style:style style:name="T858" style:family="text">
      <style:text-properties style:font-name="Linux Libertine S.O.Cist.1" fo:font-size="12pt" fo:font-style="normal" officeooo:rsid="0101ed67" style:font-size-asian="12pt" style:font-style-asian="normal" style:font-size-complex="12pt" style:font-style-complex="normal"/>
    </style:style>
    <style:style style:name="T859" style:family="text">
      <style:text-properties style:font-name="Linux Libertine S.O.Cist.1" fo:font-size="12pt" fo:font-style="normal" officeooo:rsid="03b3103d" style:font-size-asian="12pt" style:font-style-asian="normal" style:font-size-complex="12pt" style:font-style-complex="normal"/>
    </style:style>
    <style:style style:name="T860" style:family="text">
      <style:text-properties style:font-name="Linux Libertine S.O.Cist.1" fo:font-size="12pt" fo:font-style="normal" officeooo:rsid="0272d517" style:font-size-asian="12pt" style:font-style-asian="normal" style:font-size-complex="12pt" style:font-style-complex="normal"/>
    </style:style>
    <style:style style:name="T861" style:family="text">
      <style:text-properties style:font-name="Linux Libertine S.O.Cist.1" fo:font-size="12pt" fo:font-style="normal" officeooo:rsid="032e6e19" style:font-size-asian="12pt" style:font-style-asian="normal" style:font-size-complex="12pt" style:font-style-complex="normal"/>
    </style:style>
    <style:style style:name="T862" style:family="text">
      <style:text-properties style:font-name="Linux Libertine S.O.Cist.1" fo:font-size="12pt" fo:font-style="normal" officeooo:rsid="02760d80" style:font-size-asian="12pt" style:font-style-asian="normal" style:font-size-complex="12pt" style:font-style-complex="normal"/>
    </style:style>
    <style:style style:name="T863" style:family="text">
      <style:text-properties style:font-name="Linux Libertine S.O.Cist.1" fo:font-size="12pt" fo:font-style="normal" officeooo:rsid="03ba4ddc" style:font-size-asian="12pt" style:font-style-asian="normal" style:font-size-complex="12pt" style:font-style-complex="normal"/>
    </style:style>
    <style:style style:name="T864" style:family="text">
      <style:text-properties style:font-name="Linux Libertine S.O.Cist.1" fo:font-size="12pt" fo:font-style="normal" officeooo:rsid="0385bd49" style:font-size-asian="12pt" style:font-style-asian="normal" style:font-size-complex="12pt" style:font-style-complex="normal"/>
    </style:style>
    <style:style style:name="T865" style:family="text">
      <style:text-properties style:font-name="Linux Libertine S.O.Cist.1" fo:font-size="12pt" fo:font-style="normal" officeooo:rsid="0273e30e" style:font-size-asian="12pt" style:font-style-asian="normal" style:font-size-complex="12pt" style:font-style-complex="normal"/>
    </style:style>
    <style:style style:name="T866" style:family="text">
      <style:text-properties style:font-name="Linux Libertine S.O.Cist.1" fo:font-size="12pt" fo:font-style="normal" officeooo:rsid="026facba" style:font-size-asian="12pt" style:font-style-asian="normal" style:font-size-complex="12pt" style:font-style-complex="normal"/>
    </style:style>
    <style:style style:name="T867" style:family="text">
      <style:text-properties style:font-name="Linux Libertine S.O.Cist.1" fo:font-size="12pt" fo:font-style="normal" officeooo:rsid="03c4b8c4" style:font-size-asian="12pt" style:font-style-asian="normal" style:font-size-complex="12pt" style:font-style-complex="normal"/>
    </style:style>
    <style:style style:name="T868" style:family="text">
      <style:text-properties style:font-name="Linux Libertine S.O.Cist.1" fo:font-size="12pt" fo:font-style="normal" officeooo:rsid="02afedde" style:font-size-asian="12pt" style:font-style-asian="normal" style:font-size-complex="12pt" style:font-style-complex="normal"/>
    </style:style>
    <style:style style:name="T869" style:family="text">
      <style:text-properties style:font-name="Linux Libertine S.O.Cist.1" fo:font-size="12pt" fo:font-style="normal" officeooo:rsid="02b5d089" style:font-size-asian="12pt" style:font-style-asian="normal" style:font-size-complex="12pt" style:font-style-complex="normal"/>
    </style:style>
    <style:style style:name="T870" style:family="text">
      <style:text-properties style:font-name="Linux Libertine S.O.Cist.1" fo:font-size="12pt" fo:font-style="normal" officeooo:rsid="039420bf" style:font-size-asian="12pt" style:font-style-asian="normal" style:font-size-complex="12pt" style:font-style-complex="normal"/>
    </style:style>
    <style:style style:name="T871" style:family="text">
      <style:text-properties style:font-name="Linux Libertine S.O.Cist.1" fo:font-size="12pt" fo:font-style="normal" officeooo:rsid="03549eae" style:font-size-asian="12pt" style:font-style-asian="normal" style:font-size-complex="12pt" style:font-style-complex="normal"/>
    </style:style>
    <style:style style:name="T872" style:family="text">
      <style:text-properties style:font-name="Linux Libertine S.O.Cist.1" fo:font-size="12pt" fo:font-style="normal" officeooo:rsid="02b1e2b7" style:font-size-asian="12pt" style:font-style-asian="normal" style:font-size-complex="12pt" style:font-style-complex="normal"/>
    </style:style>
    <style:style style:name="T873" style:family="text">
      <style:text-properties style:font-name="Linux Libertine S.O.Cist.1" fo:font-size="12pt" fo:font-style="normal" officeooo:rsid="02b39678" style:font-size-asian="12pt" style:font-style-asian="normal" style:font-size-complex="12pt" style:font-style-complex="normal"/>
    </style:style>
    <style:style style:name="T874" style:family="text">
      <style:text-properties style:font-name="Linux Libertine S.O.Cist.1" fo:font-size="12pt" fo:font-style="normal" officeooo:rsid="02b3ff52" style:font-size-asian="12pt" style:font-style-asian="normal" style:font-size-complex="12pt" style:font-style-complex="normal"/>
    </style:style>
    <style:style style:name="T875" style:family="text">
      <style:text-properties style:font-name="Linux Libertine S.O.Cist.1" fo:font-size="12pt" fo:font-style="normal" officeooo:rsid="02b76508" style:font-size-asian="12pt" style:font-style-asian="normal" style:font-size-complex="12pt" style:font-style-complex="normal"/>
    </style:style>
    <style:style style:name="T876" style:family="text">
      <style:text-properties style:font-name="Linux Libertine S.O.Cist.1" fo:font-size="12pt" fo:font-style="normal" officeooo:rsid="02d5de88" style:font-size-asian="12pt" style:font-style-asian="normal" style:font-size-complex="12pt" style:font-style-complex="normal"/>
    </style:style>
    <style:style style:name="T877" style:family="text">
      <style:text-properties style:font-name="Linux Libertine S.O.Cist.1" fo:font-size="12pt" fo:font-style="normal" officeooo:rsid="03ce042d" style:font-size-asian="12pt" style:font-style-asian="normal" style:font-size-complex="12pt" style:font-style-complex="normal"/>
    </style:style>
    <style:style style:name="T878" style:family="text">
      <style:text-properties style:font-name="Linux Libertine S.O.Cist.1" fo:font-size="12pt" fo:font-style="normal" officeooo:rsid="02d72e22" style:font-size-asian="12pt" style:font-style-asian="normal" style:font-size-complex="12pt" style:font-style-complex="normal"/>
    </style:style>
    <style:style style:name="T879" style:family="text">
      <style:text-properties style:font-name="Linux Libertine S.O.Cist.1" fo:font-size="12pt" fo:font-style="normal" officeooo:rsid="035a5de4" style:font-size-asian="12pt" style:font-style-asian="normal" style:font-size-complex="12pt" style:font-style-complex="normal"/>
    </style:style>
    <style:style style:name="T880" style:family="text">
      <style:text-properties style:font-name="Linux Libertine S.O.Cist.1" fo:font-size="12pt" fo:font-style="normal" officeooo:rsid="02dae193" style:font-size-asian="12pt" style:font-style-asian="normal" style:font-size-complex="12pt" style:font-style-complex="normal"/>
    </style:style>
    <style:style style:name="T881" style:family="text">
      <style:text-properties style:font-name="Linux Libertine S.O.Cist.1" fo:font-size="12pt" fo:font-style="normal" officeooo:rsid="02d792c9" style:font-size-asian="12pt" style:font-style-asian="normal" style:font-size-complex="12pt" style:font-style-complex="normal"/>
    </style:style>
    <style:style style:name="T882" style:family="text">
      <style:text-properties style:font-name="Linux Libertine S.O.Cist.1" fo:font-size="12pt" fo:font-style="normal" officeooo:rsid="02d818cf" style:font-size-asian="12pt" style:font-style-asian="normal" style:font-size-complex="12pt" style:font-style-complex="normal"/>
    </style:style>
    <style:style style:name="T883" style:family="text">
      <style:text-properties style:font-name="Linux Libertine S.O.Cist.1" fo:font-size="12pt" fo:font-style="normal" officeooo:rsid="02d98cc9" style:font-size-asian="12pt" style:font-style-asian="normal" style:font-size-complex="12pt" style:font-style-complex="normal"/>
    </style:style>
    <style:style style:name="T884" style:family="text">
      <style:text-properties style:font-name="Linux Libertine S.O.Cist.1" fo:font-size="12pt" fo:font-style="normal" officeooo:rsid="028d9a94" style:font-size-asian="12pt" style:font-style-asian="normal" style:font-style-complex="normal"/>
    </style:style>
    <style:style style:name="T885" style:family="text">
      <style:text-properties style:font-name="Linux Libertine S.O.Cist.1" fo:font-size="12pt" fo:font-style="normal" officeooo:rsid="009dfc8b" style:font-size-asian="12pt" style:font-style-asian="normal" style:font-style-complex="normal"/>
    </style:style>
    <style:style style:name="T886" style:family="text">
      <style:text-properties style:font-name="Linux Libertine S.O.Cist.1" fo:font-size="12pt" fo:font-style="normal" officeooo:rsid="009a7b85" style:font-size-asian="12pt" style:font-style-asian="normal" style:font-style-complex="normal"/>
    </style:style>
    <style:style style:name="T887" style:family="text">
      <style:text-properties style:font-name="Linux Libertine S.O.Cist.1" fo:font-size="12pt" fo:font-style="normal" officeooo:rsid="00ceba4e" style:font-size-asian="12pt" style:font-style-asian="normal" style:font-style-complex="normal"/>
    </style:style>
    <style:style style:name="T888" style:family="text">
      <style:text-properties style:font-name="Linux Libertine S.O.Cist.1" fo:font-size="12pt" fo:font-style="normal" officeooo:rsid="00cf179a" style:font-size-asian="12pt" style:font-style-asian="normal" style:font-style-complex="normal"/>
    </style:style>
    <style:style style:name="T889" style:family="text">
      <style:text-properties style:font-name="Linux Libertine S.O.Cist.1" fo:font-size="12pt" fo:font-style="normal" officeooo:rsid="00d031dc" style:font-size-asian="12pt" style:font-style-asian="normal" style:font-style-complex="normal"/>
    </style:style>
    <style:style style:name="T890" style:family="text">
      <style:text-properties style:font-name="Linux Libertine S.O.Cist.1" fo:font-size="12pt" fo:font-style="normal" officeooo:rsid="00d1a28d" style:font-size-asian="12pt" style:font-style-asian="normal" style:font-style-complex="normal"/>
    </style:style>
    <style:style style:name="T891" style:family="text">
      <style:text-properties style:font-name="Linux Libertine S.O.Cist.1" fo:font-size="12pt" fo:font-style="normal" officeooo:rsid="035b1c39" style:font-size-asian="12pt" style:font-style-asian="normal" style:font-style-complex="normal"/>
    </style:style>
    <style:style style:name="T892" style:family="text">
      <style:text-properties style:font-name="Linux Libertine S.O.Cist.1" fo:font-size="12pt" fo:font-style="normal" officeooo:rsid="00d5b105" style:font-size-asian="12pt" style:font-style-asian="normal" style:font-style-complex="normal"/>
    </style:style>
    <style:style style:name="T893" style:family="text">
      <style:text-properties style:font-name="Linux Libertine S.O.Cist.1" fo:font-size="12pt" fo:font-style="normal" officeooo:rsid="02ec6cf7" style:font-size-asian="12pt" style:font-style-asian="normal" style:font-style-complex="normal"/>
    </style:style>
    <style:style style:name="T894" style:family="text">
      <style:text-properties style:font-name="Linux Libertine S.O.Cist.1" fo:font-size="12pt" fo:font-style="normal" officeooo:rsid="00d5c711" style:font-size-asian="12pt" style:font-style-asian="normal" style:font-style-complex="normal"/>
    </style:style>
    <style:style style:name="T895" style:family="text">
      <style:text-properties style:font-name="Linux Libertine S.O.Cist.1" fo:font-size="12pt" fo:font-style="normal" officeooo:rsid="00f3ade4" style:font-size-asian="12pt" style:font-style-asian="normal" style:font-style-complex="normal"/>
    </style:style>
    <style:style style:name="T896" style:family="text">
      <style:text-properties style:font-name="Linux Libertine S.O.Cist.1" fo:font-size="12pt" fo:font-style="normal" officeooo:rsid="0360e322" style:font-size-asian="12pt" style:font-style-asian="normal" style:font-style-complex="normal"/>
    </style:style>
    <style:style style:name="T897" style:family="text">
      <style:text-properties style:font-name="Linux Libertine S.O.Cist.1" fo:font-size="12pt" fo:font-style="normal" officeooo:rsid="02f1d90d" style:font-size-asian="12pt" style:font-style-asian="normal" style:font-style-complex="normal"/>
    </style:style>
    <style:style style:name="T898" style:family="text">
      <style:text-properties style:font-name="Linux Libertine S.O.Cist.1" fo:font-size="12pt" fo:font-style="normal" officeooo:rsid="00f59eb3" style:font-size-asian="12pt" style:font-style-asian="normal" style:font-style-complex="normal"/>
    </style:style>
    <style:style style:name="T899" style:family="text">
      <style:text-properties style:font-name="Linux Libertine S.O.Cist.1" fo:font-size="12pt" fo:font-style="normal" officeooo:rsid="00fdf509" style:font-size-asian="12pt" style:font-style-asian="normal" style:font-style-complex="normal"/>
    </style:style>
    <style:style style:name="T900" style:family="text">
      <style:text-properties style:font-name="Linux Libertine S.O.Cist.1" fo:font-size="12pt" fo:font-style="normal" officeooo:rsid="00ffe10d" style:font-size-asian="12pt" style:font-style-asian="normal" style:font-style-complex="normal"/>
    </style:style>
    <style:style style:name="T901" style:family="text">
      <style:text-properties style:font-name="Linux Libertine S.O.Cist.1" fo:font-size="12pt" fo:font-style="normal" officeooo:rsid="02f387ce" style:font-size-asian="12pt" style:font-style-asian="normal" style:font-style-complex="normal"/>
    </style:style>
    <style:style style:name="T902" style:family="text">
      <style:text-properties style:font-name="Linux Libertine S.O.Cist.1" fo:font-size="12pt" fo:font-style="normal" officeooo:rsid="036138a8" style:font-size-asian="12pt" style:font-style-asian="normal" style:font-style-complex="normal"/>
    </style:style>
    <style:style style:name="T903" style:family="text">
      <style:text-properties style:font-name="Linux Libertine S.O.Cist.1" fo:font-size="12pt" fo:font-style="normal" officeooo:rsid="011b0fc0" style:font-size-asian="12pt" style:font-style-asian="normal" style:font-style-complex="normal"/>
    </style:style>
    <style:style style:name="T904" style:family="text">
      <style:text-properties style:font-name="Linux Libertine S.O.Cist.1" fo:font-size="12pt" fo:font-style="normal" officeooo:rsid="011b7e7d" style:font-size-asian="12pt" style:font-style-asian="normal" style:font-style-complex="normal"/>
    </style:style>
    <style:style style:name="T905" style:family="text">
      <style:text-properties style:font-name="Linux Libertine S.O.Cist.1" fo:font-size="12pt" fo:font-style="normal" officeooo:rsid="013fb0e5" style:font-size-asian="12pt" style:font-style-asian="normal" style:font-style-complex="normal"/>
    </style:style>
    <style:style style:name="T906" style:family="text">
      <style:text-properties style:font-name="Linux Libertine S.O.Cist.1" fo:font-size="12pt" fo:font-style="normal" officeooo:rsid="03007e48" style:font-size-asian="12pt" style:font-style-asian="normal" style:font-style-complex="normal"/>
    </style:style>
    <style:style style:name="T907" style:family="text">
      <style:text-properties style:font-name="Linux Libertine S.O.Cist.1" fo:font-size="12pt" fo:font-style="normal" officeooo:rsid="03640b75" style:font-size-asian="12pt" style:font-style-asian="normal" style:font-style-complex="normal"/>
    </style:style>
    <style:style style:name="T908" style:family="text">
      <style:text-properties style:font-name="Linux Libertine S.O.Cist.1" fo:font-size="12pt" fo:font-style="normal" officeooo:rsid="016da8aa" style:font-size-asian="12pt" style:font-style-asian="normal" style:font-style-complex="normal"/>
    </style:style>
    <style:style style:name="T909" style:family="text">
      <style:text-properties style:font-name="Linux Libertine S.O.Cist.1" fo:font-size="12pt" fo:font-style="normal" officeooo:rsid="016db4fa" style:font-size-asian="12pt" style:font-style-asian="normal" style:font-style-complex="normal"/>
    </style:style>
    <style:style style:name="T910" style:family="text">
      <style:text-properties style:font-name="Linux Libertine S.O.Cist.1" fo:font-size="12pt" fo:font-style="normal" officeooo:rsid="016f5bc3" style:font-size-asian="12pt" style:font-style-asian="normal" style:font-style-complex="normal"/>
    </style:style>
    <style:style style:name="T911" style:family="text">
      <style:text-properties style:font-name="Linux Libertine S.O.Cist.1" fo:font-size="12pt" fo:font-style="normal" officeooo:rsid="02cb6c9c" style:font-size-asian="12pt" style:font-style-asian="normal" style:font-style-complex="normal"/>
    </style:style>
    <style:style style:name="T912" style:family="text">
      <style:text-properties style:font-name="Linux Libertine S.O.Cist.1" fo:font-size="12pt" fo:font-style="normal" officeooo:rsid="03123321" style:font-size-asian="12pt" style:font-style-asian="normal" style:font-style-complex="normal"/>
    </style:style>
    <style:style style:name="T913" style:family="text">
      <style:text-properties style:font-name="Linux Libertine S.O.Cist.1" fo:font-size="12pt" fo:font-style="normal" officeooo:rsid="036b528b" style:font-size-asian="12pt" style:font-style-asian="normal" style:font-style-complex="normal"/>
    </style:style>
    <style:style style:name="T914" style:family="text">
      <style:text-properties style:font-name="Linux Libertine S.O.Cist.1" fo:font-size="12pt" fo:font-style="normal" officeooo:rsid="01c74cbe" style:font-size-asian="12pt" style:font-style-asian="normal" style:font-style-complex="normal"/>
    </style:style>
    <style:style style:name="T915" style:family="text">
      <style:text-properties style:font-name="Linux Libertine S.O.Cist.1" fo:font-size="12pt" fo:font-style="normal" officeooo:rsid="01c94355" style:font-size-asian="12pt" style:font-style-asian="normal" style:font-style-complex="normal"/>
    </style:style>
    <style:style style:name="T916" style:family="text">
      <style:text-properties style:font-name="Linux Libertine S.O.Cist.1" fo:font-size="12pt" fo:font-style="normal" officeooo:rsid="0266c660" style:font-size-asian="12pt" style:font-style-asian="normal" style:font-style-complex="normal"/>
    </style:style>
    <style:style style:name="T917" style:family="text">
      <style:text-properties style:font-name="Linux Libertine S.O.Cist.1" fo:font-size="12pt" fo:font-style="normal" officeooo:rsid="036eaa18" style:font-size-asian="12pt" style:font-style-asian="normal" style:font-style-complex="normal"/>
    </style:style>
    <style:style style:name="T918" style:family="text">
      <style:text-properties style:font-name="Linux Libertine S.O.Cist.1" fo:font-size="12pt" fo:font-style="normal" officeooo:rsid="030a3cbf" style:font-size-asian="12pt" style:font-style-asian="normal" style:font-style-complex="normal"/>
    </style:style>
    <style:style style:name="T919" style:family="text">
      <style:text-properties style:font-name="Linux Libertine S.O.Cist.1" fo:font-size="12pt" fo:font-style="normal" officeooo:rsid="02022f29" style:font-size-asian="12pt" style:font-style-asian="normal" style:font-style-complex="normal"/>
    </style:style>
    <style:style style:name="T920" style:family="text">
      <style:text-properties style:font-name="Linux Libertine S.O.Cist.1" fo:font-size="12pt" fo:font-style="normal" officeooo:rsid="030b5d38" style:font-size-asian="12pt" style:font-style-asian="normal" style:font-style-complex="normal"/>
    </style:style>
    <style:style style:name="T921" style:family="text">
      <style:text-properties style:font-name="Linux Libertine S.O.Cist.1" fo:font-size="12pt" fo:font-style="normal" officeooo:rsid="0202321b" style:font-size-asian="12pt" style:font-style-asian="normal" style:font-style-complex="normal"/>
    </style:style>
    <style:style style:name="T922" style:family="text">
      <style:text-properties style:font-name="Linux Libertine S.O.Cist.1" fo:font-size="12pt" fo:font-style="normal" officeooo:rsid="0238280d" style:font-size-asian="12pt" style:font-style-asian="normal" style:font-style-complex="normal"/>
    </style:style>
    <style:style style:name="T923" style:family="text">
      <style:text-properties style:font-name="Linux Libertine S.O.Cist.1" fo:font-size="12pt" fo:font-style="normal" officeooo:rsid="023be1e8" style:font-size-asian="12pt" style:font-style-asian="normal" style:font-style-complex="normal"/>
    </style:style>
    <style:style style:name="T924" style:family="text">
      <style:text-properties style:font-name="Linux Libertine S.O.Cist.1" fo:font-size="12pt" fo:font-style="normal" officeooo:rsid="023d513e" style:font-size-asian="12pt" style:font-style-asian="normal" style:font-style-complex="normal"/>
    </style:style>
    <style:style style:name="T925" style:family="text">
      <style:text-properties style:font-name="Linux Libertine S.O.Cist.1" fo:font-size="12pt" fo:font-style="normal" officeooo:rsid="03203c6b" style:font-size-asian="12pt" style:font-style-asian="normal" style:font-style-complex="normal"/>
    </style:style>
    <style:style style:name="T926" style:family="text">
      <style:text-properties style:font-name="Linux Libertine S.O.Cist.1" fo:font-size="12pt" fo:font-style="normal" officeooo:rsid="02519f48" style:font-size-asian="12pt" style:font-style-asian="normal" style:font-style-complex="normal"/>
    </style:style>
    <style:style style:name="T927" style:family="text">
      <style:text-properties style:font-name="Linux Libertine S.O.Cist.1" fo:font-size="12pt" fo:font-style="normal" officeooo:rsid="027a22bc" style:font-size-asian="12pt" style:font-style-asian="normal" style:font-style-complex="normal"/>
    </style:style>
    <style:style style:name="T928" style:family="text">
      <style:text-properties style:font-name="Linux Libertine S.O.Cist.1" fo:font-size="12pt" fo:font-style="normal" officeooo:rsid="03880f7f" style:font-size-asian="12pt" style:font-style-asian="normal" style:font-style-complex="normal"/>
    </style:style>
    <style:style style:name="T929" style:family="text">
      <style:text-properties style:font-name="Linux Libertine S.O.Cist.1" fo:font-size="12pt" fo:font-style="normal" officeooo:rsid="03301079" style:font-size-asian="12pt" style:font-style-asian="normal" style:font-style-complex="normal"/>
    </style:style>
    <style:style style:name="T930" style:family="text">
      <style:text-properties style:font-name="Linux Libertine S.O.Cist.1" fo:font-size="12pt" fo:font-style="normal" officeooo:rsid="0340c4e4" style:font-size-asian="12pt" style:font-style-asian="normal" style:font-style-complex="normal"/>
    </style:style>
    <style:style style:name="T931" style:family="text">
      <style:text-properties style:font-name="Linux Libertine S.O.Cist.1" fo:font-size="12pt" fo:font-style="normal" officeooo:rsid="038d24a7" style:font-size-asian="12pt" style:font-style-asian="normal" style:font-style-complex="normal"/>
    </style:style>
    <style:style style:name="T932" style:family="text">
      <style:text-properties style:font-name="Linux Libertine S.O.Cist.1" fo:font-size="12pt" fo:font-style="normal" officeooo:rsid="0095ad34" style:font-size-asian="12pt" style:font-style-asian="normal" style:font-style-complex="normal"/>
    </style:style>
    <style:style style:name="T933" style:family="text">
      <style:text-properties style:font-name="Linux Libertine S.O.Cist.1" fo:font-size="12pt" fo:font-style="normal" officeooo:rsid="00b34b3f" style:font-size-asian="12pt" style:font-style-asian="normal" style:font-style-complex="normal"/>
    </style:style>
    <style:style style:name="T934" style:family="text">
      <style:text-properties style:font-name="Linux Libertine S.O.Cist.1" fo:font-size="12pt" fo:font-style="normal" officeooo:rsid="00b49562" style:font-size-asian="12pt" style:font-style-asian="normal" style:font-style-complex="normal"/>
    </style:style>
    <style:style style:name="T935" style:family="text">
      <style:text-properties style:font-name="Linux Libertine S.O.Cist.1" fo:font-size="12pt" fo:font-style="normal" officeooo:rsid="00d4e3ec" style:font-size-asian="12pt" style:font-style-asian="normal" style:font-style-complex="normal"/>
    </style:style>
    <style:style style:name="T936" style:family="text">
      <style:text-properties style:font-name="Linux Libertine S.O.Cist.1" fo:font-size="12pt" fo:font-style="normal" officeooo:rsid="00e50b58" style:font-size-asian="12pt" style:font-style-asian="normal" style:font-style-complex="normal"/>
    </style:style>
    <style:style style:name="T937" style:family="text">
      <style:text-properties style:font-name="Linux Libertine S.O.Cist.1" fo:font-size="12pt" fo:font-style="normal" officeooo:rsid="011eebe7" style:font-size-asian="12pt" style:font-style-asian="normal" style:font-style-complex="normal"/>
    </style:style>
    <style:style style:name="T938" style:family="text">
      <style:text-properties style:font-name="Linux Libertine S.O.Cist.1" fo:font-size="12pt" fo:font-style="normal" officeooo:rsid="02fdcb7d" style:font-size-asian="12pt" style:font-style-asian="normal" style:font-style-complex="normal"/>
    </style:style>
    <style:style style:name="T939" style:family="text">
      <style:text-properties style:font-name="Linux Libertine S.O.Cist.1" fo:font-size="12pt" fo:font-style="normal" officeooo:rsid="0120ce75" style:font-size-asian="12pt" style:font-style-asian="normal" style:font-style-complex="normal"/>
    </style:style>
    <style:style style:name="T940" style:family="text">
      <style:text-properties style:font-name="Linux Libertine S.O.Cist.1" fo:font-size="12pt" fo:font-style="normal" officeooo:rsid="01316ad3" style:font-size-asian="12pt" style:font-style-asian="normal" style:font-style-complex="normal"/>
    </style:style>
    <style:style style:name="T941" style:family="text">
      <style:text-properties style:font-name="Linux Libertine S.O.Cist.1" fo:font-size="12pt" fo:font-style="normal" officeooo:rsid="0133eac2" style:font-size-asian="12pt" style:font-style-asian="normal" style:font-style-complex="normal"/>
    </style:style>
    <style:style style:name="T942" style:family="text">
      <style:text-properties style:font-name="Linux Libertine S.O.Cist.1" fo:font-size="12pt" fo:font-style="normal" officeooo:rsid="02ff288d" style:font-size-asian="12pt" style:font-style-asian="normal" style:font-style-complex="normal"/>
    </style:style>
    <style:style style:name="T943" style:family="text">
      <style:text-properties style:font-name="Linux Libertine S.O.Cist.1" fo:font-size="12pt" fo:font-style="normal" officeooo:rsid="01347eae" style:font-size-asian="12pt" style:font-style-asian="normal" style:font-style-complex="normal"/>
    </style:style>
    <style:style style:name="T944" style:family="text">
      <style:text-properties style:font-name="Linux Libertine S.O.Cist.1" fo:font-size="12pt" fo:font-style="normal" officeooo:rsid="013313af" style:font-size-asian="12pt" style:font-style-asian="normal" style:font-style-complex="normal"/>
    </style:style>
    <style:style style:name="T945" style:family="text">
      <style:text-properties style:font-name="Linux Libertine S.O.Cist.1" fo:font-size="12pt" fo:font-style="normal" officeooo:rsid="03a7f98d" style:font-size-asian="12pt" style:font-style-asian="normal" style:font-style-complex="normal"/>
    </style:style>
    <style:style style:name="T946" style:family="text">
      <style:text-properties style:font-name="Linux Libertine S.O.Cist.1" fo:font-size="12pt" fo:font-style="normal" officeooo:rsid="02cc7daa" style:font-size-asian="12pt" style:font-style-asian="normal" style:font-style-complex="normal"/>
    </style:style>
    <style:style style:name="T947" style:family="text">
      <style:text-properties style:font-name="Linux Libertine S.O.Cist.1" fo:font-size="12pt" fo:font-style="normal" officeooo:rsid="01c58da1" style:font-size-asian="12pt" style:font-style-asian="normal" style:font-style-complex="normal"/>
    </style:style>
    <style:style style:name="T948" style:family="text">
      <style:text-properties style:font-name="Linux Libertine S.O.Cist.1" fo:font-size="12pt" fo:font-style="normal" officeooo:rsid="020384d5" style:font-size-asian="12pt" style:font-style-asian="normal" style:font-style-complex="normal"/>
    </style:style>
    <style:style style:name="T949" style:family="text">
      <style:text-properties style:font-name="Linux Libertine S.O.Cist.1" fo:font-size="12pt" fo:font-style="normal" officeooo:rsid="03aecf0f" style:font-size-asian="12pt" style:font-style-asian="normal" style:font-style-complex="normal"/>
    </style:style>
    <style:style style:name="T950" style:family="text">
      <style:text-properties style:font-name="Linux Libertine S.O.Cist.1" fo:font-size="12pt" fo:font-style="normal" officeooo:rsid="020b9d95" style:font-size-asian="12pt" style:font-style-asian="normal" style:font-style-complex="normal"/>
    </style:style>
    <style:style style:name="T951" style:family="text">
      <style:text-properties style:font-name="Linux Libertine S.O.Cist.1" fo:font-size="12pt" fo:font-style="normal" officeooo:rsid="03146574" style:font-size-asian="12pt" style:font-style-asian="normal" style:font-style-complex="normal"/>
    </style:style>
    <style:style style:name="T952" style:family="text">
      <style:text-properties style:font-name="Linux Libertine S.O.Cist.1" fo:font-size="12pt" fo:font-style="normal" officeooo:rsid="03afac8d" style:font-size-asian="12pt" style:font-style-asian="normal" style:font-style-complex="normal"/>
    </style:style>
    <style:style style:name="T953" style:family="text">
      <style:text-properties style:font-name="Linux Libertine S.O.Cist.1" fo:font-size="12pt" fo:font-style="normal" officeooo:rsid="020bf193" style:font-size-asian="12pt" style:font-style-asian="normal" style:font-style-complex="normal"/>
    </style:style>
    <style:style style:name="T954" style:family="text">
      <style:text-properties style:font-name="Linux Libertine S.O.Cist.1" fo:font-size="12pt" fo:font-style="normal" officeooo:rsid="03b2628d" style:font-size-asian="12pt" style:font-style-asian="normal" style:font-style-complex="normal"/>
    </style:style>
    <style:style style:name="T955" style:family="text">
      <style:text-properties style:font-name="Linux Libertine S.O.Cist.1" fo:font-size="12pt" fo:font-style="normal" officeooo:rsid="022fe927" style:font-size-asian="12pt" style:font-style-asian="normal" style:font-style-complex="normal"/>
    </style:style>
    <style:style style:name="T956" style:family="text">
      <style:text-properties style:font-name="Linux Libertine S.O.Cist.1" fo:font-size="12pt" fo:font-style="normal" officeooo:rsid="02311aa4" style:font-size-asian="12pt" style:font-style-asian="normal" style:font-style-complex="normal"/>
    </style:style>
    <style:style style:name="T957" style:family="text">
      <style:text-properties style:font-name="Linux Libertine S.O.Cist.1" fo:font-size="12pt" fo:font-style="normal" officeooo:rsid="0320b29b" style:font-size-asian="12pt" style:font-style-asian="normal" style:font-style-complex="normal"/>
    </style:style>
    <style:style style:name="T958" style:family="text">
      <style:text-properties style:font-name="Linux Libertine S.O.Cist.1" fo:font-size="12pt" fo:font-style="normal" officeooo:rsid="03bd4683" style:font-size-asian="12pt" style:font-style-asian="normal" style:font-style-complex="normal"/>
    </style:style>
    <style:style style:name="T959" style:family="text">
      <style:text-properties style:font-name="Linux Libertine S.O.Cist.1" fo:font-size="12pt" fo:font-style="normal" officeooo:rsid="03dcf18e" style:font-size-asian="12pt" style:font-style-asian="normal" style:font-style-complex="normal"/>
    </style:style>
    <style:style style:name="T960" style:family="text">
      <style:text-properties style:font-name="Linux Libertine S.O.Cist.1" fo:font-size="12pt" fo:font-style="normal" officeooo:rsid="03deb048" style:font-size-asian="12pt" style:font-style-asian="normal" style:font-style-complex="normal"/>
    </style:style>
    <style:style style:name="T961" style:family="text">
      <style:text-properties style:font-name="Linux Libertine S.O.Cist.1" fo:font-size="12pt" fo:font-style="normal" officeooo:rsid="03dee28d" style:font-size-asian="12pt" style:font-style-asian="normal" style:font-style-complex="normal"/>
    </style:style>
    <style:style style:name="T962" style:family="text">
      <style:text-properties style:font-name="Linux Libertine S.O.Cist.1" fo:font-size="12pt" fo:font-style="normal" officeooo:rsid="03df3d20" style:font-size-asian="12pt" style:font-style-asian="normal" style:font-style-complex="normal"/>
    </style:style>
    <style:style style:name="T963" style:family="text">
      <style:text-properties style:font-name="Linux Libertine S.O.Cist.1" fo:font-size="12pt" fo:font-style="normal" fo:font-weight="bold" officeooo:rsid="00f3ade4" style:font-size-asian="12pt" style:font-style-asian="normal" style:font-weight-asian="bold" style:font-style-complex="normal" style:font-weight-complex="bold"/>
    </style:style>
    <style:style style:name="T964" style:family="text">
      <style:text-properties style:font-name="Linux Libertine S.O.Cist.1" fo:font-size="12pt" fo:font-style="normal" fo:font-weight="bold" officeooo:rsid="02ad62fc" style:font-size-asian="12pt" style:font-style-asian="normal" style:font-weight-asian="bold" style:font-size-complex="12pt" style:font-style-complex="normal" style:font-weight-complex="bold"/>
    </style:style>
    <style:style style:name="T965" style:family="text">
      <style:text-properties style:font-name="Linux Libertine S.O.Cist.1" fo:font-size="12pt" fo:font-style="normal" fo:font-weight="bold" officeooo:rsid="02afedde" style:font-size-asian="12pt" style:font-style-asian="normal" style:font-weight-asian="bold" style:font-size-complex="12pt" style:font-style-complex="normal" style:font-weight-complex="bold"/>
    </style:style>
    <style:style style:name="T966" style:family="text">
      <style:text-properties style:font-name="Linux Libertine S.O.Cist.1" fo:font-size="12pt" fo:font-style="normal" fo:font-weight="normal" officeooo:rsid="00f3ade4" style:font-size-asian="12pt" style:font-style-asian="normal" style:font-weight-asian="normal" style:font-style-complex="normal" style:font-weight-complex="normal"/>
    </style:style>
    <style:style style:name="T967" style:family="text">
      <style:text-properties style:font-name="Linux Libertine S.O.Cist.1" fo:font-size="12pt" fo:font-style="italic" officeooo:rsid="00c95e58" style:font-size-asian="12pt" style:font-style-asian="italic" style:font-size-complex="12pt" style:font-style-complex="italic"/>
    </style:style>
    <style:style style:name="T968" style:family="text">
      <style:text-properties style:font-name="Linux Libertine S.O.Cist.1" fo:font-size="12pt" fo:font-style="italic" officeooo:rsid="02e850ce" style:font-size-asian="12pt" style:font-style-asian="italic" style:font-size-complex="12pt" style:font-style-complex="italic"/>
    </style:style>
    <style:style style:name="T969" style:family="text">
      <style:text-properties style:font-name="Linux Libertine S.O.Cist.1" fo:font-size="12pt" fo:font-style="italic" officeooo:rsid="03625dfb" style:font-size-asian="12pt" style:font-style-asian="italic" style:font-size-complex="12pt" style:font-style-complex="italic"/>
    </style:style>
    <style:style style:name="T970" style:family="text">
      <style:text-properties style:font-name="Linux Libertine S.O.Cist.1" fo:font-size="12pt" fo:font-style="italic" officeooo:rsid="015cef53" style:font-size-asian="12pt" style:font-style-asian="italic" style:font-size-complex="12pt" style:font-style-complex="italic"/>
    </style:style>
    <style:style style:name="T971" style:family="text">
      <style:text-properties style:font-name="Linux Libertine S.O.Cist.1" fo:font-size="12pt" fo:font-style="italic" officeooo:rsid="0225340a" style:font-size-asian="12pt" style:font-style-asian="italic" style:font-size-complex="12pt" style:font-style-complex="italic"/>
    </style:style>
    <style:style style:name="T972" style:family="text">
      <style:text-properties style:font-name="Linux Libertine S.O.Cist.1" fo:font-size="12pt" fo:font-style="italic" officeooo:rsid="026eca21" style:font-size-asian="12pt" style:font-style-asian="italic" style:font-size-complex="12pt" style:font-style-complex="italic"/>
    </style:style>
    <style:style style:name="T973" style:family="text">
      <style:text-properties style:font-name="Linux Libertine S.O.Cist.1" fo:font-size="12pt" fo:font-style="italic" officeooo:rsid="02ab41ba" style:font-size-asian="12pt" style:font-style-asian="italic" style:font-size-complex="12pt" style:font-style-complex="italic"/>
    </style:style>
    <style:style style:name="T974" style:family="text">
      <style:text-properties style:font-name="Linux Libertine S.O.Cist.1" fo:font-size="12pt" fo:font-style="italic" officeooo:rsid="02af5310" style:font-size-asian="12pt" style:font-style-asian="italic" style:font-size-complex="12pt" style:font-style-complex="italic"/>
    </style:style>
    <style:style style:name="T975" style:family="text">
      <style:text-properties style:font-name="Linux Libertine S.O.Cist.1" fo:font-size="12pt" fo:font-style="italic" officeooo:rsid="0392f99b" style:font-size-asian="12pt" style:font-style-asian="italic" style:font-size-complex="12pt" style:font-style-complex="italic"/>
    </style:style>
    <style:style style:name="T976" style:family="text">
      <style:text-properties style:font-name="Linux Libertine S.O.Cist.1" fo:font-size="12pt" fo:font-style="italic" officeooo:rsid="03549eae" style:font-size-asian="12pt" style:font-style-asian="italic" style:font-size-complex="12pt" style:font-style-complex="italic"/>
    </style:style>
    <style:style style:name="T977" style:family="text">
      <style:text-properties style:font-name="Linux Libertine S.O.Cist.1" fo:font-size="12pt" fo:font-style="italic" officeooo:rsid="035a5de4" style:font-size-asian="12pt" style:font-style-asian="italic" style:font-size-complex="12pt" style:font-style-complex="italic"/>
    </style:style>
    <style:style style:name="T978" style:family="text">
      <style:text-properties style:font-name="Linux Libertine S.O.Cist.1" fo:font-size="12pt" fo:font-style="italic" officeooo:rsid="010716c4" style:font-size-asian="12pt" style:font-style-asian="italic" style:font-size-complex="12pt" style:font-style-complex="italic"/>
    </style:style>
    <style:style style:name="T979" style:family="text">
      <style:text-properties style:font-name="Linux Libertine S.O.Cist.1" fo:font-size="12pt" fo:font-style="italic" officeooo:rsid="0385bd49" style:font-size-asian="12pt" style:font-style-asian="italic" style:font-size-complex="12pt" style:font-style-complex="italic"/>
    </style:style>
    <style:style style:name="T980" style:family="text">
      <style:text-properties style:font-name="Linux Libertine S.O.Cist.1" fo:font-size="12pt" fo:font-style="italic" officeooo:rsid="026facba" style:font-size-asian="12pt" style:font-style-asian="italic" style:font-size-complex="12pt" style:font-style-complex="italic"/>
    </style:style>
    <style:style style:name="T981" style:family="text">
      <style:text-properties style:font-name="Linux Libertine S.O.Cist.1" fo:font-size="12pt" fo:font-style="italic" officeooo:rsid="02b39678" style:font-size-asian="12pt" style:font-style-asian="italic" style:font-size-complex="12pt" style:font-style-complex="italic"/>
    </style:style>
    <style:style style:name="T982" style:family="text">
      <style:text-properties style:font-name="Linux Libertine S.O.Cist.1" fo:font-size="12pt" fo:font-style="italic" officeooo:rsid="02b3ff52" style:font-size-asian="12pt" style:font-style-asian="italic" style:font-size-complex="12pt" style:font-style-complex="italic"/>
    </style:style>
    <style:style style:name="T983" style:family="text">
      <style:text-properties style:font-name="Linux Libertine S.O.Cist.1" fo:font-size="12pt" fo:font-style="italic" officeooo:rsid="02d5de88" style:font-size-asian="12pt" style:font-style-asian="italic" style:font-size-complex="12pt" style:font-style-complex="italic"/>
    </style:style>
    <style:style style:name="T984" style:family="text">
      <style:text-properties style:font-name="Linux Libertine S.O.Cist.1" fo:font-size="12pt" fo:font-style="italic" officeooo:rsid="02d72e22" style:font-size-asian="12pt" style:font-style-asian="italic" style:font-size-complex="12pt" style:font-style-complex="italic"/>
    </style:style>
    <style:style style:name="T985" style:family="text">
      <style:text-properties style:font-name="Linux Libertine S.O.Cist.1" fo:font-size="12pt" fo:font-style="italic" officeooo:rsid="028d9a94" style:font-size-asian="12pt" style:font-style-asian="italic" style:font-style-complex="italic"/>
    </style:style>
    <style:style style:name="T986" style:family="text">
      <style:text-properties style:font-name="Linux Libertine S.O.Cist.1" fo:font-size="12pt" fo:font-style="italic" officeooo:rsid="00892b11" style:font-size-asian="12pt" style:font-style-asian="italic" style:font-style-complex="italic"/>
    </style:style>
    <style:style style:name="T987" style:family="text">
      <style:text-properties style:font-name="Linux Libertine S.O.Cist.1" fo:font-size="12pt" fo:font-style="italic" officeooo:rsid="00a302bb" style:font-size-asian="12pt" style:font-style-asian="italic" style:font-style-complex="italic"/>
    </style:style>
    <style:style style:name="T988" style:family="text">
      <style:text-properties style:font-name="Linux Libertine S.O.Cist.1" fo:font-size="12pt" fo:font-style="italic" officeooo:rsid="00d031dc" style:font-size-asian="12pt" style:font-style-asian="italic" style:font-style-complex="italic"/>
    </style:style>
    <style:style style:name="T989" style:family="text">
      <style:text-properties style:font-name="Linux Libertine S.O.Cist.1" fo:font-size="12pt" fo:font-style="italic" officeooo:rsid="00e50b58" style:font-size-asian="12pt" style:font-style-asian="italic" style:font-style-complex="italic"/>
    </style:style>
    <style:style style:name="T990" style:family="text">
      <style:text-properties style:font-name="Linux Libertine S.O.Cist.1" fo:font-size="12pt" fo:font-style="italic" officeooo:rsid="00ebda09" style:font-size-asian="12pt" style:font-style-asian="italic" style:font-style-complex="italic"/>
    </style:style>
    <style:style style:name="T991" style:family="text">
      <style:text-properties style:font-name="Linux Libertine S.O.Cist.1" fo:font-size="12pt" fo:font-style="italic" officeooo:rsid="00f0d7ff" style:font-size-asian="12pt" style:font-style-asian="italic" style:font-style-complex="italic"/>
    </style:style>
    <style:style style:name="T992" style:family="text">
      <style:text-properties style:font-name="Linux Libertine S.O.Cist.1" fo:font-size="12pt" fo:font-style="italic" officeooo:rsid="0360e322" style:font-size-asian="12pt" style:font-style-asian="italic" style:font-style-complex="italic"/>
    </style:style>
    <style:style style:name="T993" style:family="text">
      <style:text-properties style:font-name="Linux Libertine S.O.Cist.1" fo:font-size="12pt" fo:font-style="italic" officeooo:rsid="00f3ade4" style:font-size-asian="12pt" style:font-style-asian="italic" style:font-style-complex="italic"/>
    </style:style>
    <style:style style:name="T994" style:family="text">
      <style:text-properties style:font-name="Linux Libertine S.O.Cist.1" fo:font-size="12pt" fo:font-style="italic" officeooo:rsid="00fdf509" style:font-size-asian="12pt" style:font-style-asian="italic" style:font-style-complex="italic"/>
    </style:style>
    <style:style style:name="T995" style:family="text">
      <style:text-properties style:font-name="Linux Libertine S.O.Cist.1" fo:font-size="12pt" fo:font-style="italic" officeooo:rsid="013fb0e5" style:font-size-asian="12pt" style:font-style-asian="italic" style:font-style-complex="italic"/>
    </style:style>
    <style:style style:name="T996" style:family="text">
      <style:text-properties style:font-name="Linux Libertine S.O.Cist.1" fo:font-size="12pt" fo:font-style="italic" officeooo:rsid="03640b75" style:font-size-asian="12pt" style:font-style-asian="italic" style:font-style-complex="italic"/>
    </style:style>
    <style:style style:name="T997" style:family="text">
      <style:text-properties style:font-name="Linux Libertine S.O.Cist.1" fo:font-size="12pt" fo:font-style="italic" officeooo:rsid="0301d9d7" style:font-size-asian="12pt" style:font-style-asian="italic" style:font-style-complex="italic"/>
    </style:style>
    <style:style style:name="T998" style:family="text">
      <style:text-properties style:font-name="Linux Libertine S.O.Cist.1" fo:font-size="12pt" fo:font-style="italic" officeooo:rsid="019c6b26" style:font-size-asian="12pt" style:font-style-asian="italic" style:font-style-complex="italic"/>
    </style:style>
    <style:style style:name="T999" style:family="text">
      <style:text-properties style:font-name="Linux Libertine S.O.Cist.1" fo:font-size="12pt" fo:font-style="italic" officeooo:rsid="019fd5e0" style:font-size-asian="12pt" style:font-style-asian="italic" style:font-style-complex="italic"/>
    </style:style>
    <style:style style:name="T1000" style:family="text">
      <style:text-properties style:font-name="Linux Libertine S.O.Cist.1" fo:font-size="12pt" fo:font-style="italic" officeooo:rsid="03146574" style:font-size-asian="12pt" style:font-style-asian="italic" style:font-style-complex="italic"/>
    </style:style>
    <style:style style:name="T1001" style:family="text">
      <style:text-properties style:font-name="Linux Libertine S.O.Cist.1" fo:font-size="12pt" fo:font-style="italic" officeooo:rsid="0238280d" style:font-size-asian="12pt" style:font-style-asian="italic" style:font-style-complex="italic"/>
    </style:style>
    <style:style style:name="T1002" style:family="text">
      <style:text-properties style:font-name="Linux Libertine S.O.Cist.1" fo:font-size="12pt" fo:font-style="italic" officeooo:rsid="023be1e8" style:font-size-asian="12pt" style:font-style-asian="italic" style:font-style-complex="italic"/>
    </style:style>
    <style:style style:name="T1003" style:family="text">
      <style:text-properties style:font-name="Linux Libertine S.O.Cist.1" fo:font-size="12pt" fo:font-style="italic" officeooo:rsid="03203c6b" style:font-size-asian="12pt" style:font-style-asian="italic" style:font-style-complex="italic"/>
    </style:style>
    <style:style style:name="T1004" style:family="text">
      <style:text-properties style:font-name="Linux Libertine S.O.Cist.1" fo:font-size="12pt" fo:font-style="italic" officeooo:rsid="029794d0" style:font-size-asian="12pt" style:font-style-asian="italic" style:font-style-complex="italic"/>
    </style:style>
    <style:style style:name="T1005" style:family="text">
      <style:text-properties style:font-name="Linux Libertine S.O.Cist.1" fo:font-size="12pt" fo:font-style="italic" officeooo:rsid="009950df" style:font-size-asian="12pt" style:font-style-asian="italic" style:font-style-complex="italic"/>
    </style:style>
    <style:style style:name="T1006" style:family="text">
      <style:text-properties style:font-name="Linux Libertine S.O.Cist.1" fo:font-size="12pt" fo:font-style="italic" officeooo:rsid="00b34b3f" style:font-size-asian="12pt" style:font-style-asian="italic" style:font-style-complex="italic"/>
    </style:style>
    <style:style style:name="T1007" style:family="text">
      <style:text-properties style:font-name="Linux Libertine S.O.Cist.1" fo:font-size="12pt" fo:font-style="italic" officeooo:rsid="00d4e3ec" style:font-size-asian="12pt" style:font-style-asian="italic" style:font-style-complex="italic"/>
    </style:style>
    <style:style style:name="T1008" style:family="text">
      <style:text-properties style:font-name="Linux Libertine S.O.Cist.1" fo:font-size="12pt" fo:font-style="italic" officeooo:rsid="039afe13" style:font-size-asian="12pt" style:font-style-asian="italic" style:font-style-complex="italic"/>
    </style:style>
    <style:style style:name="T1009" style:family="text">
      <style:text-properties style:font-name="Linux Libertine S.O.Cist.1" fo:font-size="12pt" fo:font-style="italic" officeooo:rsid="02fdcb7d" style:font-size-asian="12pt" style:font-style-asian="italic" style:font-style-complex="italic"/>
    </style:style>
    <style:style style:name="T1010" style:family="text">
      <style:text-properties style:font-name="Linux Libertine S.O.Cist.1" fo:font-size="12pt" fo:font-style="italic" officeooo:rsid="012efee6" style:font-size-asian="12pt" style:font-style-asian="italic" style:font-style-complex="italic"/>
    </style:style>
    <style:style style:name="T1011" style:family="text">
      <style:text-properties style:font-name="Linux Libertine S.O.Cist.1" fo:font-size="12pt" fo:font-style="italic" officeooo:rsid="01316ad3" style:font-size-asian="12pt" style:font-style-asian="italic" style:font-style-complex="italic"/>
    </style:style>
    <style:style style:name="T1012" style:family="text">
      <style:text-properties style:font-name="Linux Libertine S.O.Cist.1" fo:font-size="12pt" fo:font-style="italic" officeooo:rsid="017669ff" style:font-size-asian="12pt" style:font-style-asian="italic" style:font-style-complex="italic"/>
    </style:style>
    <style:style style:name="T1013" style:family="text">
      <style:text-properties style:font-name="Linux Libertine S.O.Cist.1" fo:font-size="12pt" fo:font-style="italic" officeooo:rsid="017a063e" style:font-size-asian="12pt" style:font-style-asian="italic" style:font-style-complex="italic"/>
    </style:style>
    <style:style style:name="T1014" style:family="text">
      <style:text-properties style:font-name="Linux Libertine S.O.Cist.1" fo:font-size="12pt" fo:font-style="italic" officeooo:rsid="02cc7daa" style:font-size-asian="12pt" style:font-style-asian="italic" style:font-style-complex="italic"/>
    </style:style>
    <style:style style:name="T1015" style:family="text">
      <style:text-properties style:font-name="Linux Libertine S.O.Cist.1" fo:font-size="12pt" fo:font-style="italic" officeooo:rsid="01c58da1" style:font-size-asian="12pt" style:font-style-asian="italic" style:font-style-complex="italic"/>
    </style:style>
    <style:style style:name="T1016" style:family="text">
      <style:text-properties style:font-name="Linux Libertine S.O.Cist.1" fo:font-size="12pt" fo:font-style="italic" officeooo:rsid="01fef4ff" style:font-size-asian="12pt" style:font-style-asian="italic" style:font-style-complex="italic"/>
    </style:style>
    <style:style style:name="T1017" style:family="text">
      <style:text-properties style:font-name="Linux Libertine S.O.Cist.1" fo:font-size="12pt" fo:font-style="italic" officeooo:rsid="030b5d38" style:font-size-asian="12pt" style:font-style-asian="italic" style:font-style-complex="italic"/>
    </style:style>
    <style:style style:name="T1018" style:family="text">
      <style:text-properties style:font-name="Linux Libertine S.O.Cist.1" fo:font-size="12pt" fo:font-style="italic" officeooo:rsid="02022f29" style:font-size-asian="12pt" style:font-style-asian="italic" style:font-style-complex="italic"/>
    </style:style>
    <style:style style:name="T1019" style:family="text">
      <style:text-properties style:font-name="Linux Libertine S.O.Cist.1" fo:font-size="12pt" fo:font-style="italic" officeooo:rsid="0202321b" style:font-size-asian="12pt" style:font-style-asian="italic" style:font-style-complex="italic"/>
    </style:style>
    <style:style style:name="T1020" style:family="text">
      <style:text-properties style:font-name="Linux Libertine S.O.Cist.1" fo:font-size="12pt" fo:font-style="italic" officeooo:rsid="03afac8d" style:font-size-asian="12pt" style:font-style-asian="italic" style:font-style-complex="italic"/>
    </style:style>
    <style:style style:name="T1021" style:family="text">
      <style:text-properties style:font-name="Linux Libertine S.O.Cist.1" fo:font-size="12pt" fo:font-style="italic" officeooo:rsid="03b486fa" style:font-size-asian="12pt" style:font-style-asian="italic" style:font-style-complex="italic"/>
    </style:style>
    <style:style style:name="T1022" style:family="text">
      <style:text-properties style:font-name="Linux Libertine S.O.Cist.1" fo:font-size="12pt" fo:font-style="italic" officeooo:rsid="03301079" style:font-size-asian="12pt" style:font-style-asian="italic" style:font-style-complex="italic"/>
    </style:style>
    <style:style style:name="T1023" style:family="text">
      <style:text-properties style:font-name="Linux Libertine S.O.Cist.1" fo:font-size="12pt" fo:font-style="italic" officeooo:rsid="029e1e3a" style:font-size-asian="12pt" style:font-style-asian="italic" style:font-style-complex="italic"/>
    </style:style>
    <style:style style:name="T1024" style:family="text">
      <style:text-properties style:font-name="Linux Libertine S.O.Cist.1" fo:font-size="12pt" fo:font-style="italic" officeooo:rsid="03dcf18e" style:font-size-asian="12pt" style:font-style-asian="italic" style:font-style-complex="italic"/>
    </style:style>
    <style:style style:name="T1025" style:family="text">
      <style:text-properties style:font-name="Linux Libertine S.O.Cist.1" fo:font-size="12pt" fo:font-style="italic" style:text-underline-style="none" officeooo:rsid="0211524b" style:font-size-asian="12pt" style:font-style-asian="italic" style:font-style-complex="italic"/>
    </style:style>
    <style:style style:name="T1026" style:family="text">
      <style:text-properties style:font-name="Linux Libertine S.O.Cist.1" fo:font-size="12pt" fo:font-style="italic" style:text-underline-style="none" officeooo:rsid="0370e062" style:font-size-asian="12pt" style:font-style-asian="italic" style:font-style-complex="italic"/>
    </style:style>
    <style:style style:name="T1027" style:family="text">
      <style:text-properties style:font-name="Linux Libertine S.O.Cist.1" fo:font-size="12pt" fo:font-style="italic" fo:font-weight="normal" officeooo:rsid="03c7f25c" style:font-size-asian="12pt" style:font-style-asian="italic" style:font-weight-asian="normal" style:font-size-complex="12pt" style:font-style-complex="italic" style:font-weight-complex="normal"/>
    </style:style>
    <style:style style:name="T1028" style:family="text">
      <style:text-properties style:font-name="Linux Libertine S.O.Cist.1" fo:font-size="12pt" fo:language="la" fo:country="VA" style:font-size-asian="12pt" style:language-asian="zh" style:country-asian="CN" style:language-complex="hi" style:country-complex="IN"/>
    </style:style>
    <style:style style:name="T1029" style:family="text">
      <style:text-properties style:font-name="Linux Libertine S.O.Cist.1" fo:font-size="12pt" fo:language="la" fo:country="VA" officeooo:rsid="012a0935" style:font-size-asian="12pt" style:language-asian="zh" style:country-asian="CN" style:language-complex="hi" style:country-complex="IN"/>
    </style:style>
    <style:style style:name="T1030" style:family="text">
      <style:text-properties style:font-name="Linux Libertine S.O.Cist.1" fo:font-size="12pt" fo:language="la" fo:country="VA" officeooo:rsid="006b4620" style:font-size-asian="12pt" style:language-asian="zh" style:country-asian="CN" style:language-complex="hi" style:country-complex="IN"/>
    </style:style>
    <style:style style:name="T1031" style:family="text">
      <style:text-properties style:font-name="Linux Libertine S.O.Cist.1" fo:font-size="12pt" fo:language="la" fo:country="VA" officeooo:rsid="02bdbf13" style:font-size-asian="12pt" style:language-asian="zh" style:country-asian="CN" style:language-complex="hi" style:country-complex="IN"/>
    </style:style>
    <style:style style:name="T1032" style:family="text">
      <style:text-properties style:font-name="Linux Libertine S.O.Cist.1" fo:font-size="12pt" style:text-underline-style="none" officeooo:rsid="00851062" style:font-name-asian="Andale Sans UI" style:font-size-asian="12pt" style:font-name-complex="Tahoma" style:font-size-complex="12pt"/>
    </style:style>
    <style:style style:name="T1033" style:family="text">
      <style:text-properties style:font-name="Linux Libertine S.O.Cist.1" fo:font-size="12pt" style:text-underline-style="none" style:font-size-asian="12pt" style:font-size-complex="12pt"/>
    </style:style>
    <style:style style:name="T1034" style:family="text">
      <style:text-properties style:font-name="Linux Libertine S.O.Cist.1" fo:font-size="12pt" style:text-underline-style="none" officeooo:rsid="035b55a4" style:font-size-asian="12pt" style:font-size-complex="12pt"/>
    </style:style>
    <style:style style:name="T1035" style:family="text">
      <style:text-properties style:font-name="Linux Libertine S.O.Cist.1" fo:font-size="12pt" style:text-underline-style="none" officeooo:rsid="021055dc" style:font-size-asian="12pt"/>
    </style:style>
    <style:style style:name="T1036" style:family="text">
      <style:text-properties style:font-name="Linux Libertine S.O.Cist.1" fo:font-size="12pt" style:text-underline-style="none" officeooo:rsid="0211524b" style:font-size-asian="12pt"/>
    </style:style>
    <style:style style:name="T1037" style:family="text">
      <style:text-properties style:font-name="Linux Libertine S.O.Cist.1" fo:font-size="12pt" style:text-underline-style="none" officeooo:rsid="0310dce7" style:font-size-asian="12pt"/>
    </style:style>
    <style:style style:name="T1038" style:family="text">
      <style:text-properties style:font-name="Linux Libertine S.O.Cist.1" fo:font-size="12pt" style:text-underline-style="none" officeooo:rsid="02147111" style:font-size-asian="12pt"/>
    </style:style>
    <style:style style:name="T1039" style:family="text">
      <style:text-properties style:font-name="Linux Libertine S.O.Cist.1" fo:font-size="12pt" style:text-underline-style="none" officeooo:rsid="0212837c" style:font-size-asian="12pt"/>
    </style:style>
    <style:style style:name="T1040" style:family="text">
      <style:text-properties style:font-name="Linux Libertine S.O.Cist.1" fo:font-size="12pt" style:text-underline-style="none" officeooo:rsid="0370e062" style:font-size-asian="12pt"/>
    </style:style>
    <style:style style:name="T1041" style:family="text">
      <style:text-properties style:font-name="Linux Libertine S.O.Cist.1" fo:font-size="12pt" style:text-underline-style="none" officeooo:rsid="03aecf0f" style:font-size-asian="12pt"/>
    </style:style>
    <style:style style:name="T1042" style:family="text">
      <style:text-properties style:font-name="Linux Libertine S.O.Cist.1" fo:font-size="12pt" style:text-underline-style="none" fo:font-weight="normal" officeooo:rsid="021055dc" style:font-size-asian="12pt" style:font-weight-asian="normal" style:font-weight-complex="normal"/>
    </style:style>
    <style:style style:name="T1043" style:family="text">
      <style:text-properties style:font-name="Linux Libertine S.O.Cist.1" fo:font-size="12pt" style:text-underline-style="none" fo:font-weight="normal" officeooo:rsid="02147111" style:font-size-asian="12pt" style:font-weight-asian="normal" style:font-weight-complex="normal"/>
    </style:style>
    <style:style style:name="T1044" style:family="text">
      <style:text-properties style:font-name="Linux Libertine S.O.Cist.1" fo:font-size="12pt" style:text-underline-style="none" fo:font-weight="normal" officeooo:rsid="0211524b" style:font-size-asian="12pt" style:font-weight-asian="normal" style:font-weight-complex="normal"/>
    </style:style>
    <style:style style:name="T1045" style:family="text">
      <style:text-properties style:font-name="Linux Libertine S.O.Cist.1" fo:font-size="12pt" fo:font-weight="bold" officeooo:rsid="02a95885" style:font-size-asian="12pt" style:font-weight-asian="bold" style:font-size-complex="12pt" style:font-weight-complex="bold"/>
    </style:style>
    <style:style style:name="T1046" style:family="text">
      <style:text-properties style:font-name="Linux Libertine S.O.Cist.1" fo:font-size="12pt" fo:font-weight="bold" officeooo:rsid="021ba3aa" style:font-size-asian="12pt" style:font-weight-asian="bold" style:font-size-complex="12pt" style:font-weight-complex="bold"/>
    </style:style>
    <style:style style:name="T1047" style:family="text">
      <style:text-properties style:font-name="Linux Libertine S.O.Cist.1" fo:font-size="12pt" fo:font-weight="bold" officeooo:rsid="029f5104" style:font-size-asian="12pt" style:font-weight-asian="bold" style:font-size-complex="12pt" style:font-weight-complex="bold"/>
    </style:style>
    <style:style style:name="T1048" style:family="text">
      <style:text-properties style:font-name="Linux Libertine S.O.Cist.1" fo:font-size="12pt" fo:font-weight="bold" officeooo:rsid="034baa32" style:font-size-asian="12pt" style:font-weight-asian="bold" style:font-size-complex="12pt" style:font-weight-complex="bold"/>
    </style:style>
    <style:style style:name="T1049" style:family="text">
      <style:text-properties style:font-name="Linux Libertine S.O.Cist.1" fo:font-size="12pt" fo:font-weight="bold" officeooo:rsid="03c7f7e0" style:font-size-asian="12pt" style:font-weight-asian="bold" style:font-size-complex="12pt" style:font-weight-complex="bold"/>
    </style:style>
    <style:style style:name="T1050" style:family="text">
      <style:text-properties style:font-name="Linux Libertine S.O.Cist.1" fo:font-size="12pt" fo:font-weight="bold" officeooo:rsid="02d3b40c" style:font-size-asian="12pt" style:font-weight-asian="bold" style:font-size-complex="12pt" style:font-weight-complex="bold"/>
    </style:style>
    <style:style style:name="T1051" style:family="text">
      <style:text-properties style:font-name="Linux Libertine S.O.Cist.1" fo:font-size="12pt" fo:font-weight="bold" officeooo:rsid="035a5de4" style:font-size-asian="12pt" style:font-weight-asian="bold" style:font-size-complex="12pt" style:font-weight-complex="bold"/>
    </style:style>
    <style:style style:name="T1052" style:family="text">
      <style:text-properties style:font-name="Linux Libertine S.O.Cist.1" fo:font-size="12pt" fo:font-weight="bold" officeooo:rsid="02dae193" style:font-size-asian="12pt" style:font-weight-asian="bold" style:font-size-complex="12pt" style:font-weight-complex="bold"/>
    </style:style>
    <style:style style:name="T1053" style:family="text">
      <style:text-properties style:font-name="Linux Libertine S.O.Cist.1" fo:font-size="12pt" fo:font-weight="bold" officeooo:rsid="02d792c9" style:font-size-asian="12pt" style:font-weight-asian="bold" style:font-size-complex="12pt" style:font-weight-complex="bold"/>
    </style:style>
    <style:style style:name="T1054" style:family="text">
      <style:text-properties style:font-name="Linux Libertine S.O.Cist.1" fo:font-size="12pt" fo:font-weight="normal" officeooo:rsid="03c7f25c" style:font-size-asian="12pt" style:font-weight-asian="normal" style:font-size-complex="12pt" style:font-weight-complex="normal"/>
    </style:style>
    <style:style style:name="T1055" style:family="text">
      <style:text-properties style:font-name="Cloister" fo:font-size="18pt" fo:language="la" fo:country="VA" fo:font-weight="normal" style:font-size-asian="16pt" style:language-asian="zh" style:country-asian="CN" style:font-weight-asian="normal" style:font-size-complex="16pt" style:language-complex="hi" style:country-complex="IN" style:font-weight-complex="normal"/>
    </style:style>
    <style:style style:name="T1056" style:family="text">
      <style:text-properties style:font-name="Cloister" fo:font-size="18pt" fo:language="la" fo:country="VA" fo:font-weight="normal" officeooo:rsid="008d4908" style:font-size-asian="16pt" style:language-asian="zh" style:country-asian="CN" style:font-weight-asian="normal" style:font-size-complex="16pt" style:language-complex="hi" style:country-complex="IN" style:font-weight-complex="normal"/>
    </style:style>
    <style:style style:name="T1057" style:family="text">
      <style:text-properties style:font-name="Cloister" fo:font-size="18pt" fo:language="la" fo:country="VA" fo:font-weight="normal" officeooo:rsid="0082c1bd" style:font-size-asian="16pt" style:language-asian="zh" style:country-asian="CN" style:font-weight-asian="normal" style:font-size-complex="16pt" style:language-complex="hi" style:country-complex="IN" style:font-weight-complex="normal"/>
    </style:style>
    <style:style style:name="T1058" style:family="text">
      <style:text-properties style:font-name="Cloister" fo:font-size="18pt" fo:language="la" fo:country="VA" fo:font-weight="normal" officeooo:rsid="00fb622d" style:font-size-asian="16pt" style:language-asian="zh" style:country-asian="CN" style:font-weight-asian="normal" style:font-size-complex="16pt" style:language-complex="hi" style:country-complex="IN" style:font-weight-complex="normal"/>
    </style:style>
    <style:style style:name="T1059" style:family="text">
      <style:text-properties style:font-name="Cloister" fo:font-size="18pt" fo:language="la" fo:country="VA" fo:font-weight="normal" officeooo:rsid="01283b66" style:font-size-asian="16pt" style:language-asian="zh" style:country-asian="CN" style:font-weight-asian="normal" style:font-size-complex="16pt" style:language-complex="hi" style:country-complex="IN" style:font-weight-complex="normal"/>
    </style:style>
    <style:style style:name="T1060" style:family="text">
      <style:text-properties style:font-name="Cloister" fo:font-size="18pt" fo:language="la" fo:country="VA" fo:font-weight="normal" officeooo:rsid="01ccb178" style:font-size-asian="16pt" style:language-asian="zh" style:country-asian="CN" style:font-weight-asian="normal" style:font-size-complex="16pt" style:language-complex="hi" style:country-complex="IN" style:font-weight-complex="normal"/>
    </style:style>
    <style:style style:name="T1061" style:family="text">
      <style:text-properties style:font-name="Cloister" fo:font-size="18pt" fo:font-weight="normal" officeooo:rsid="02bb3a6c" style:font-size-asian="16pt" style:font-weight-asian="normal" style:font-size-complex="16pt" style:font-weight-complex="normal"/>
    </style:style>
    <style:style style:name="T1062" style:family="text">
      <style:text-properties style:font-name="Cloister" fo:language="la" fo:country="VA" fo:font-weight="normal" style:language-asian="zh" style:country-asian="CN" style:font-weight-asian="normal" style:language-complex="hi" style:country-complex="IN" style:font-weight-complex="normal"/>
    </style:style>
    <style:style style:name="T1063" style:family="text">
      <style:text-properties style:font-name="Cloister" fo:language="la" fo:country="VA" fo:font-weight="normal" officeooo:rsid="02168b6c" style:language-asian="zh" style:country-asian="CN" style:font-weight-asian="normal" style:language-complex="hi" style:country-complex="IN" style:font-weight-complex="normal"/>
    </style:style>
    <style:style style:name="T1064" style:family="text">
      <style:text-properties style:font-name="Cloister" fo:language="la" fo:country="VA" fo:font-weight="normal" officeooo:rsid="026cc9d8" style:language-asian="zh" style:country-asian="CN" style:font-weight-asian="normal" style:language-complex="hi" style:country-complex="IN" style:font-weight-complex="normal"/>
    </style:style>
    <style:style style:name="T1065" style:family="text">
      <style:text-properties fo:font-variant="small-caps"/>
    </style:style>
    <style:style style:name="T1066" style:family="text">
      <style:text-properties fo:font-variant="small-caps" style:font-name="Linux Libertine S.O.Cist.1"/>
    </style:style>
    <style:style style:name="T1067" style:family="text">
      <style:text-properties fo:font-variant="small-caps" style:font-name="Linux Libertine S.O.Cist.1" fo:font-size="12pt" style:font-size-asian="12pt"/>
    </style:style>
    <style:style style:name="T1068" style:family="text">
      <style:text-properties fo:font-variant="small-caps" style:font-name="Linux Libertine S.O.Cist.1" fo:font-size="12pt" officeooo:rsid="002335fa" style:font-size-asian="12pt"/>
    </style:style>
    <style:style style:name="T1069" style:family="text">
      <style:text-properties fo:font-variant="small-caps" style:font-name="Linux Libertine S.O.Cist.1" fo:font-size="12pt" officeooo:rsid="02e850ce" style:font-size-asian="12pt" style:font-size-complex="12pt"/>
    </style:style>
    <style:style style:name="T1070" style:family="text">
      <style:text-properties fo:font-variant="small-caps" style:font-name="Linux Libertine S.O.Cist.1" fo:font-size="12pt" officeooo:rsid="00c95e58" style:font-size-asian="12pt" style:font-size-complex="12pt"/>
    </style:style>
    <style:style style:name="T1071" style:family="text">
      <style:text-properties fo:font-variant="small-caps" style:font-name="Linux Libertine S.O.Cist.1" fo:font-size="12pt" officeooo:rsid="00cc07a7" style:font-size-asian="12pt" style:font-size-complex="12pt"/>
    </style:style>
    <style:style style:name="T1072" style:family="text">
      <style:text-properties fo:font-variant="small-caps" style:font-name="Linux Libertine S.O.Cist.1" fo:font-size="12pt" officeooo:rsid="010112db" style:font-size-asian="12pt" style:font-size-complex="12pt"/>
    </style:style>
    <style:style style:name="T1073" style:family="text">
      <style:text-properties fo:font-variant="small-caps" style:font-name="Linux Libertine S.O.Cist.1" fo:font-size="12pt" officeooo:rsid="01430fe1" style:font-size-asian="12pt" style:font-size-complex="12pt"/>
    </style:style>
    <style:style style:name="T1074" style:family="text">
      <style:text-properties fo:font-variant="small-caps" style:font-name="Linux Libertine S.O.Cist.1" fo:font-size="12pt" officeooo:rsid="01417c1e" style:font-size-asian="12pt" style:font-size-complex="12pt"/>
    </style:style>
    <style:style style:name="T1075" style:family="text">
      <style:text-properties fo:font-variant="small-caps" style:font-name="Linux Libertine S.O.Cist.1" fo:font-size="12pt" officeooo:rsid="01595327" style:font-size-asian="12pt" style:font-size-complex="12pt"/>
    </style:style>
    <style:style style:name="T1076" style:family="text">
      <style:text-properties fo:font-variant="small-caps" style:font-name="Linux Libertine S.O.Cist.1" fo:font-size="12pt" officeooo:rsid="01d14efb" style:font-size-asian="12pt" style:font-size-complex="12pt"/>
    </style:style>
    <style:style style:name="T1077" style:family="text">
      <style:text-properties fo:font-variant="small-caps" style:font-name="Linux Libertine S.O.Cist.1" fo:font-size="12pt" officeooo:rsid="02230b72" style:font-size-asian="12pt" style:font-size-complex="12pt"/>
    </style:style>
    <style:style style:name="T1078" style:family="text">
      <style:text-properties fo:font-variant="small-caps" style:font-name="Linux Libertine S.O.Cist.1" fo:font-size="12pt" officeooo:rsid="021ba3aa" style:font-size-asian="12pt" style:font-size-complex="12pt"/>
    </style:style>
    <style:style style:name="T1079" style:family="text">
      <style:text-properties fo:font-variant="small-caps" style:font-name="Linux Libertine S.O.Cist.1" fo:font-size="12pt" officeooo:rsid="029f5104" style:font-size-asian="12pt" style:font-size-complex="12pt"/>
    </style:style>
    <style:style style:name="T1080" style:family="text">
      <style:text-properties fo:font-variant="small-caps" style:font-name="Linux Libertine S.O.Cist.1" fo:font-size="12pt" officeooo:rsid="026eca21" style:font-size-asian="12pt" style:font-size-complex="12pt"/>
    </style:style>
    <style:style style:name="T1081" style:family="text">
      <style:text-properties fo:font-variant="small-caps" style:font-name="Linux Libertine S.O.Cist.1" fo:font-size="12pt" officeooo:rsid="02a95885" style:font-size-asian="12pt" style:font-size-complex="12pt"/>
    </style:style>
    <style:style style:name="T1082" style:family="text">
      <style:text-properties fo:font-variant="small-caps" style:font-name="Linux Libertine S.O.Cist.1" fo:font-size="12pt" officeooo:rsid="03549eae" style:font-size-asian="12pt" style:font-size-complex="12pt"/>
    </style:style>
    <style:style style:name="T1083" style:family="text">
      <style:text-properties fo:font-variant="small-caps" style:font-name="Linux Libertine S.O.Cist.1" fo:font-size="12pt" officeooo:rsid="00b6565e" style:font-size-asian="12pt" style:font-size-complex="12pt"/>
    </style:style>
    <style:style style:name="T1084" style:family="text">
      <style:text-properties fo:font-variant="small-caps" style:font-name="Linux Libertine S.O.Cist.1" fo:font-size="12pt" officeooo:rsid="0106801a" style:font-size-asian="12pt" style:font-size-complex="12pt"/>
    </style:style>
    <style:style style:name="T1085" style:family="text">
      <style:text-properties fo:font-variant="small-caps" style:font-name="Linux Libertine S.O.Cist.1" fo:font-size="12pt" officeooo:rsid="002c4f4e" style:font-size-asian="12pt"/>
    </style:style>
    <style:style style:name="T1086" style:family="text">
      <style:text-properties fo:font-variant="small-caps" style:font-name="Linux Libertine S.O.Cist.1" fo:font-size="12pt" officeooo:rsid="028d9a94" style:font-size-asian="12pt"/>
    </style:style>
    <style:style style:name="T1087" style:family="text">
      <style:text-properties fo:font-variant="small-caps" style:font-name="Linux Libertine S.O.Cist.1" fo:font-size="12pt" officeooo:rsid="008de3fa" style:font-size-asian="12pt"/>
    </style:style>
    <style:style style:name="T1088" style:family="text">
      <style:text-properties fo:font-variant="small-caps" style:font-name="Linux Libertine S.O.Cist.1" fo:font-size="12pt" officeooo:rsid="009a7b85" style:font-size-asian="12pt"/>
    </style:style>
    <style:style style:name="T1089" style:family="text">
      <style:text-properties fo:font-variant="small-caps" style:font-name="Linux Libertine S.O.Cist.1" fo:font-size="12pt" officeooo:rsid="00a78a9a" style:font-size-asian="12pt"/>
    </style:style>
    <style:style style:name="T1090" style:family="text">
      <style:text-properties fo:font-variant="small-caps" style:font-name="Linux Libertine S.O.Cist.1" fo:font-size="12pt" officeooo:rsid="00ebda09" style:font-size-asian="12pt"/>
    </style:style>
    <style:style style:name="T1091" style:family="text">
      <style:text-properties fo:font-variant="small-caps" style:font-name="Linux Libertine S.O.Cist.1" fo:font-size="12pt" officeooo:rsid="00f1bedb" style:font-size-asian="12pt"/>
    </style:style>
    <style:style style:name="T1092" style:family="text">
      <style:text-properties fo:font-variant="small-caps" style:font-name="Linux Libertine S.O.Cist.1" fo:font-size="12pt" officeooo:rsid="00f7600f" style:font-size-asian="12pt"/>
    </style:style>
    <style:style style:name="T1093" style:family="text">
      <style:text-properties fo:font-variant="small-caps" style:font-name="Linux Libertine S.O.Cist.1" fo:font-size="12pt" officeooo:rsid="01088ae2" style:font-size-asian="12pt"/>
    </style:style>
    <style:style style:name="T1094" style:family="text">
      <style:text-properties fo:font-variant="small-caps" style:font-name="Linux Libertine S.O.Cist.1" fo:font-size="12pt" officeooo:rsid="013fb0e5" style:font-size-asian="12pt"/>
    </style:style>
    <style:style style:name="T1095" style:family="text">
      <style:text-properties fo:font-variant="small-caps" style:font-name="Linux Libertine S.O.Cist.1" fo:font-size="12pt" officeooo:rsid="0141776d" style:font-size-asian="12pt"/>
    </style:style>
    <style:style style:name="T1096" style:family="text">
      <style:text-properties fo:font-variant="small-caps" style:font-name="Linux Libertine S.O.Cist.1" fo:font-size="12pt" officeooo:rsid="0169b952" style:font-size-asian="12pt"/>
    </style:style>
    <style:style style:name="T1097" style:family="text">
      <style:text-properties fo:font-variant="small-caps" style:font-name="Linux Libertine S.O.Cist.1" fo:font-size="12pt" officeooo:rsid="0193ffdb" style:font-size-asian="12pt"/>
    </style:style>
    <style:style style:name="T1098" style:family="text">
      <style:text-properties fo:font-variant="small-caps" style:font-name="Linux Libertine S.O.Cist.1" fo:font-size="12pt" officeooo:rsid="019942a1" style:font-size-asian="12pt"/>
    </style:style>
    <style:style style:name="T1099" style:family="text">
      <style:text-properties fo:font-variant="small-caps" style:font-name="Linux Libertine S.O.Cist.1" fo:font-size="12pt" officeooo:rsid="01c94355" style:font-size-asian="12pt"/>
    </style:style>
    <style:style style:name="T1100" style:family="text">
      <style:text-properties fo:font-variant="small-caps" style:font-name="Linux Libertine S.O.Cist.1" fo:font-size="12pt" officeooo:rsid="01e46665" style:font-size-asian="12pt"/>
    </style:style>
    <style:style style:name="T1101" style:family="text">
      <style:text-properties fo:font-variant="small-caps" style:font-name="Linux Libertine S.O.Cist.1" fo:font-size="12pt" officeooo:rsid="0265017f" style:font-size-asian="12pt"/>
    </style:style>
    <style:style style:name="T1102" style:family="text">
      <style:text-properties fo:font-variant="small-caps" style:font-name="Linux Libertine S.O.Cist.1" fo:font-size="12pt" officeooo:rsid="0310dce7" style:font-size-asian="12pt"/>
    </style:style>
    <style:style style:name="T1103" style:family="text">
      <style:text-properties fo:font-variant="small-caps" style:font-name="Linux Libertine S.O.Cist.1" fo:font-size="12pt" officeooo:rsid="01fe48a0" style:font-size-asian="12pt"/>
    </style:style>
    <style:style style:name="T1104" style:family="text">
      <style:text-properties fo:font-variant="small-caps" style:font-name="Linux Libertine S.O.Cist.1" fo:font-size="12pt" officeooo:rsid="020384d5" style:font-size-asian="12pt"/>
    </style:style>
    <style:style style:name="T1105" style:family="text">
      <style:text-properties fo:font-variant="small-caps" style:font-name="Linux Libertine S.O.Cist.1" fo:font-size="12pt" officeooo:rsid="020bf193" style:font-size-asian="12pt"/>
    </style:style>
    <style:style style:name="T1106" style:family="text">
      <style:text-properties fo:font-variant="small-caps" style:font-name="Linux Libertine S.O.Cist.1" fo:font-size="12pt" officeooo:rsid="0225340a" style:font-size-asian="12pt"/>
    </style:style>
    <style:style style:name="T1107" style:family="text">
      <style:text-properties fo:font-variant="small-caps" style:font-name="Linux Libertine S.O.Cist.1" fo:font-size="12pt" officeooo:rsid="023ea52b" style:font-size-asian="12pt"/>
    </style:style>
    <style:style style:name="T1108" style:family="text">
      <style:text-properties fo:font-variant="small-caps" style:font-name="Linux Libertine S.O.Cist.1" fo:font-size="12pt" officeooo:rsid="023be1e8" style:font-size-asian="12pt"/>
    </style:style>
    <style:style style:name="T1109" style:family="text">
      <style:text-properties fo:font-variant="small-caps" style:font-name="Linux Libertine S.O.Cist.1" fo:font-size="12pt" officeooo:rsid="022e11f6" style:font-size-asian="12pt"/>
    </style:style>
    <style:style style:name="T1110" style:family="text">
      <style:text-properties fo:font-variant="small-caps" style:font-name="Linux Libertine S.O.Cist.1" fo:font-size="12pt" officeooo:rsid="02881d07" style:font-size-asian="12pt"/>
    </style:style>
    <style:style style:name="T1111" style:family="text">
      <style:text-properties fo:font-variant="small-caps" style:font-name="Linux Libertine S.O.Cist.1" fo:font-size="12pt" officeooo:rsid="029794d0" style:font-size-asian="12pt"/>
    </style:style>
    <style:style style:name="T1112" style:family="text">
      <style:text-properties fo:font-variant="small-caps" style:font-name="Linux Libertine S.O.Cist.1" fo:font-size="12pt" officeooo:rsid="029c6666" style:font-size-asian="12pt"/>
    </style:style>
    <style:style style:name="T1113" style:family="text">
      <style:text-properties fo:font-variant="small-caps" style:font-name="Linux Libertine S.O.Cist.1" fo:font-size="12pt" officeooo:rsid="00980417" style:font-size-asian="12pt"/>
    </style:style>
    <style:style style:name="T1114" style:family="text">
      <style:text-properties fo:font-variant="small-caps" style:font-name="Linux Libertine S.O.Cist.1" fo:font-size="12pt" officeooo:rsid="00b232c4" style:font-size-asian="12pt"/>
    </style:style>
    <style:style style:name="T1115" style:family="text">
      <style:text-properties fo:font-variant="small-caps" style:font-name="Linux Libertine S.O.Cist.1" fo:font-size="12pt" officeooo:rsid="00d4e3ec" style:font-size-asian="12pt"/>
    </style:style>
    <style:style style:name="T1116" style:family="text">
      <style:text-properties fo:font-variant="small-caps" style:font-name="Linux Libertine S.O.Cist.1" fo:font-size="12pt" officeooo:rsid="00d8e778" style:font-size-asian="12pt"/>
    </style:style>
    <style:style style:name="T1117" style:family="text">
      <style:text-properties fo:font-variant="small-caps" style:font-name="Linux Libertine S.O.Cist.1" fo:font-size="12pt" officeooo:rsid="011d049c" style:font-size-asian="12pt"/>
    </style:style>
    <style:style style:name="T1118" style:family="text">
      <style:text-properties fo:font-variant="small-caps" style:font-name="Linux Libertine S.O.Cist.1" fo:font-size="12pt" officeooo:rsid="012d87dc" style:font-size-asian="12pt"/>
    </style:style>
    <style:style style:name="T1119" style:family="text">
      <style:text-properties fo:font-variant="small-caps" style:font-name="Linux Libertine S.O.Cist.1" fo:font-size="12pt" officeooo:rsid="01301eed" style:font-size-asian="12pt"/>
    </style:style>
    <style:style style:name="T1120" style:family="text">
      <style:text-properties fo:font-variant="small-caps" style:font-name="Linux Libertine S.O.Cist.1" fo:font-size="12pt" officeooo:rsid="013872eb" style:font-size-asian="12pt"/>
    </style:style>
    <style:style style:name="T1121" style:family="text">
      <style:text-properties fo:font-variant="small-caps" style:font-name="Linux Libertine S.O.Cist.1" fo:font-size="12pt" officeooo:rsid="0173fa6e" style:font-size-asian="12pt"/>
    </style:style>
    <style:style style:name="T1122" style:family="text">
      <style:text-properties fo:font-variant="small-caps" style:font-name="Linux Libertine S.O.Cist.1" fo:font-size="12pt" officeooo:rsid="01a7823f" style:font-size-asian="12pt"/>
    </style:style>
    <style:style style:name="T1123" style:family="text">
      <style:text-properties fo:font-variant="small-caps" style:font-name="Linux Libertine S.O.Cist.1" fo:font-size="12pt" officeooo:rsid="02c548f5" style:font-size-asian="12pt"/>
    </style:style>
    <style:style style:name="T1124" style:family="text">
      <style:text-properties fo:font-variant="small-caps" style:font-name="Linux Libertine S.O.Cist.1" fo:font-size="12pt" officeooo:rsid="02c9b11c" style:font-size-asian="12pt"/>
    </style:style>
    <style:style style:name="T1125" style:family="text">
      <style:text-properties fo:font-variant="small-caps" style:font-name="Linux Libertine S.O.Cist.1" fo:font-size="12pt" officeooo:rsid="01c58da1" style:font-size-asian="12pt"/>
    </style:style>
    <style:style style:name="T1126" style:family="text">
      <style:text-properties fo:font-variant="small-caps" style:font-name="Linux Libertine S.O.Cist.1" fo:font-size="12pt" officeooo:rsid="01b1dfa3" style:font-size-asian="12pt"/>
    </style:style>
    <style:style style:name="T1127" style:family="text">
      <style:text-properties fo:font-variant="small-caps" style:font-name="Linux Libertine S.O.Cist.1" fo:font-size="12pt" officeooo:rsid="0202321b" style:font-size-asian="12pt"/>
    </style:style>
    <style:style style:name="T1128" style:family="text">
      <style:text-properties fo:font-variant="small-caps" style:font-name="Linux Libertine S.O.Cist.1" fo:font-size="12pt" officeooo:rsid="0226f947" style:font-size-asian="12pt"/>
    </style:style>
    <style:style style:name="T1129" style:family="text">
      <style:text-properties fo:font-variant="small-caps" style:font-name="Linux Libertine S.O.Cist.1" fo:font-size="12pt" officeooo:rsid="02358616" style:font-size-asian="12pt"/>
    </style:style>
    <style:style style:name="T1130" style:family="text">
      <style:text-properties fo:font-variant="small-caps" style:font-name="Linux Libertine S.O.Cist.1" fo:font-size="12pt" officeooo:rsid="03426f62" style:font-size-asian="12pt"/>
    </style:style>
    <style:style style:name="T1131" style:family="text">
      <style:text-properties fo:font-variant="small-caps" style:font-name="Linux Libertine S.O.Cist.1" fo:font-size="12pt" fo:font-style="normal" officeooo:rsid="0023eff6" style:font-size-asian="12pt" style:font-style-asian="normal" style:font-size-complex="12pt" style:font-style-complex="normal"/>
    </style:style>
    <style:style style:name="T1132" style:family="text">
      <style:text-properties fo:font-variant="small-caps" style:font-name="Linux Libertine S.O.Cist.1" fo:font-size="12pt" fo:font-style="normal" officeooo:rsid="00c63f42" style:font-size-asian="12pt" style:font-style-asian="normal" style:font-size-complex="12pt" style:font-style-complex="normal"/>
    </style:style>
    <style:style style:name="T1133" style:family="text">
      <style:text-properties fo:font-variant="small-caps" style:font-name="Linux Libertine S.O.Cist.1" fo:font-size="12pt" fo:font-style="normal" officeooo:rsid="01d4a4b3" style:font-size-asian="12pt" style:font-style-asian="normal" style:font-size-complex="12pt" style:font-style-complex="normal"/>
    </style:style>
    <style:style style:name="T1134" style:family="text">
      <style:text-properties fo:font-variant="small-caps" style:font-name="Linux Libertine S.O.Cist.1" fo:font-size="12pt" fo:font-style="normal" officeooo:rsid="021e80a6" style:font-size-asian="12pt" style:font-style-asian="normal" style:font-size-complex="12pt" style:font-style-complex="normal"/>
    </style:style>
    <style:style style:name="T1135" style:family="text">
      <style:text-properties fo:font-variant="small-caps" style:font-name="Linux Libertine S.O.Cist.1" fo:font-size="12pt" fo:font-style="normal" officeooo:rsid="02a1e81e" style:font-size-asian="12pt" style:font-style-asian="normal" style:font-size-complex="12pt" style:font-style-complex="normal"/>
    </style:style>
    <style:style style:name="T1136" style:family="text">
      <style:text-properties fo:font-variant="small-caps" style:font-name="Linux Libertine S.O.Cist.1" fo:font-size="12pt" fo:font-style="normal" officeooo:rsid="02ad62fc" style:font-size-asian="12pt" style:font-style-asian="normal" style:font-size-complex="12pt" style:font-style-complex="normal"/>
    </style:style>
    <style:style style:name="T1137" style:family="text">
      <style:text-properties fo:font-variant="small-caps" style:font-name="Linux Libertine S.O.Cist.1" fo:font-size="12pt" fo:font-style="normal" officeooo:rsid="0101ed67" style:font-size-asian="12pt" style:font-style-asian="normal" style:font-size-complex="12pt" style:font-style-complex="normal"/>
    </style:style>
    <style:style style:name="T1138" style:family="text">
      <style:text-properties fo:font-variant="small-caps" style:font-name="Linux Libertine S.O.Cist.1" fo:font-size="12pt" fo:font-style="normal" officeooo:rsid="0272d517" style:font-size-asian="12pt" style:font-style-asian="normal" style:font-size-complex="12pt" style:font-style-complex="normal"/>
    </style:style>
    <style:style style:name="T1139" style:family="text">
      <style:text-properties fo:font-variant="small-caps" style:font-name="Linux Libertine S.O.Cist.1" fo:font-size="12pt" fo:font-style="normal" officeooo:rsid="026facba" style:font-size-asian="12pt" style:font-style-asian="normal" style:font-size-complex="12pt" style:font-style-complex="normal"/>
    </style:style>
    <style:style style:name="T1140" style:family="text">
      <style:text-properties fo:font-variant="small-caps" style:font-name="Linux Libertine S.O.Cist.1" fo:font-size="12pt" fo:font-style="normal" officeooo:rsid="00ceba4e" style:font-size-asian="12pt" style:font-style-asian="normal" style:font-style-complex="normal"/>
    </style:style>
    <style:style style:name="T1141" style:family="text">
      <style:text-properties fo:font-variant="small-caps" style:font-name="Linux Libertine S.O.Cist.1" fo:font-size="12pt" fo:font-style="normal" officeooo:rsid="00d031dc" style:font-size-asian="12pt" style:font-style-asian="normal" style:font-style-complex="normal"/>
    </style:style>
    <style:style style:name="T1142" style:family="text">
      <style:text-properties fo:font-variant="small-caps" style:font-name="Linux Libertine S.O.Cist.1" fo:font-size="12pt" fo:font-style="normal" officeooo:rsid="00d5b105" style:font-size-asian="12pt" style:font-style-asian="normal" style:font-style-complex="normal"/>
    </style:style>
    <style:style style:name="T1143" style:family="text">
      <style:text-properties fo:font-variant="small-caps" style:font-name="Linux Libertine S.O.Cist.1" fo:font-size="12pt" fo:font-style="normal" officeooo:rsid="00f3ade4" style:font-size-asian="12pt" style:font-style-asian="normal" style:font-style-complex="normal"/>
    </style:style>
    <style:style style:name="T1144" style:family="text">
      <style:text-properties fo:font-variant="small-caps" style:font-name="Linux Libertine S.O.Cist.1" fo:font-size="12pt" fo:font-style="normal" officeooo:rsid="00fdf509" style:font-size-asian="12pt" style:font-style-asian="normal" style:font-style-complex="normal"/>
    </style:style>
    <style:style style:name="T1145" style:family="text">
      <style:text-properties fo:font-variant="small-caps" style:font-name="Linux Libertine S.O.Cist.1" fo:font-size="12pt" fo:font-style="normal" officeooo:rsid="013fb0e5" style:font-size-asian="12pt" style:font-style-asian="normal" style:font-style-complex="normal"/>
    </style:style>
    <style:style style:name="T1146" style:family="text">
      <style:text-properties fo:font-variant="small-caps" style:font-name="Linux Libertine S.O.Cist.1" fo:font-size="12pt" fo:font-style="normal" officeooo:rsid="016da8aa" style:font-size-asian="12pt" style:font-style-asian="normal" style:font-style-complex="normal"/>
    </style:style>
    <style:style style:name="T1147" style:family="text">
      <style:text-properties fo:font-variant="small-caps" style:font-name="Linux Libertine S.O.Cist.1" fo:font-size="12pt" fo:font-style="normal" officeooo:rsid="02cb6c9c" style:font-size-asian="12pt" style:font-style-asian="normal" style:font-style-complex="normal"/>
    </style:style>
    <style:style style:name="T1148" style:family="text">
      <style:text-properties fo:font-variant="small-caps" style:font-name="Linux Libertine S.O.Cist.1" fo:font-size="12pt" fo:font-style="normal" officeooo:rsid="01c74cbe" style:font-size-asian="12pt" style:font-style-asian="normal" style:font-style-complex="normal"/>
    </style:style>
    <style:style style:name="T1149" style:family="text">
      <style:text-properties fo:font-variant="small-caps" style:font-name="Linux Libertine S.O.Cist.1" fo:font-size="12pt" fo:font-style="normal" officeooo:rsid="0266c660" style:font-size-asian="12pt" style:font-style-asian="normal" style:font-style-complex="normal"/>
    </style:style>
    <style:style style:name="T1150" style:family="text">
      <style:text-properties fo:font-variant="small-caps" style:font-name="Linux Libertine S.O.Cist.1" fo:font-size="12pt" fo:font-style="normal" officeooo:rsid="02022f29" style:font-size-asian="12pt" style:font-style-asian="normal" style:font-style-complex="normal"/>
    </style:style>
    <style:style style:name="T1151" style:family="text">
      <style:text-properties fo:font-variant="small-caps" style:font-name="Linux Libertine S.O.Cist.1" fo:font-size="12pt" fo:font-style="normal" officeooo:rsid="0238280d" style:font-size-asian="12pt" style:font-style-asian="normal" style:font-style-complex="normal"/>
    </style:style>
    <style:style style:name="T1152" style:family="text">
      <style:text-properties fo:font-variant="small-caps" style:font-name="Linux Libertine S.O.Cist.1" fo:font-size="12pt" fo:font-style="normal" officeooo:rsid="027a22bc" style:font-size-asian="12pt" style:font-style-asian="normal" style:font-style-complex="normal"/>
    </style:style>
    <style:style style:name="T1153" style:family="text">
      <style:text-properties fo:font-variant="small-caps" style:font-name="Linux Libertine S.O.Cist.1" fo:font-size="12pt" fo:font-style="normal" officeooo:rsid="0340c4e4" style:font-size-asian="12pt" style:font-style-asian="normal" style:font-style-complex="normal"/>
    </style:style>
    <style:style style:name="T1154" style:family="text">
      <style:text-properties fo:font-variant="small-caps" style:font-name="Linux Libertine S.O.Cist.1" fo:font-size="12pt" fo:font-style="normal" officeooo:rsid="0095ad34" style:font-size-asian="12pt" style:font-style-asian="normal" style:font-style-complex="normal"/>
    </style:style>
    <style:style style:name="T1155" style:family="text">
      <style:text-properties fo:font-variant="small-caps" style:font-name="Linux Libertine S.O.Cist.1" fo:font-size="12pt" fo:font-style="normal" officeooo:rsid="00a12b1d" style:font-size-asian="12pt" style:font-style-asian="normal" style:font-style-complex="normal"/>
    </style:style>
    <style:style style:name="T1156" style:family="text">
      <style:text-properties fo:font-variant="small-caps" style:font-name="Linux Libertine S.O.Cist.1" fo:font-size="12pt" fo:font-style="normal" officeooo:rsid="00af7f57" style:font-size-asian="12pt" style:font-style-asian="normal" style:font-style-complex="normal"/>
    </style:style>
    <style:style style:name="T1157" style:family="text">
      <style:text-properties fo:font-variant="small-caps" style:font-name="Linux Libertine S.O.Cist.1" fo:font-size="12pt" fo:font-style="normal" officeooo:rsid="011eebe7" style:font-size-asian="12pt" style:font-style-asian="normal" style:font-style-complex="normal"/>
    </style:style>
    <style:style style:name="T1158" style:family="text">
      <style:text-properties fo:font-variant="small-caps" style:font-name="Linux Libertine S.O.Cist.1" fo:font-size="12pt" fo:font-style="normal" officeooo:rsid="020b9d95" style:font-size-asian="12pt" style:font-style-asian="normal" style:font-style-complex="normal"/>
    </style:style>
    <style:style style:name="T1159" style:family="text">
      <style:text-properties fo:font-variant="small-caps" style:font-name="Linux Libertine S.O.Cist.1" fo:font-size="12pt" fo:font-style="normal" officeooo:rsid="022fe927" style:font-size-asian="12pt" style:font-style-asian="normal" style:font-style-complex="normal"/>
    </style:style>
    <style:style style:name="T1160" style:family="text">
      <style:text-properties fo:font-variant="small-caps" style:font-name="Linux Libertine S.O.Cist.1" fo:font-size="12pt" fo:font-style="normal" fo:font-weight="bold" officeooo:rsid="02afedde" style:font-size-asian="12pt" style:font-style-asian="normal" style:font-weight-asian="bold" style:font-size-complex="12pt" style:font-style-complex="normal" style:font-weight-complex="bold"/>
    </style:style>
    <style:style style:name="T1161" style:family="text">
      <style:text-properties fo:font-variant="small-caps" style:font-name="Linux Libertine S.O.Cist.1" fo:font-size="12pt" fo:language="cs" fo:country="CZ" officeooo:rsid="02d3b40c" style:font-size-asian="12pt" style:font-size-complex="12pt"/>
    </style:style>
    <style:style style:name="T1162" style:family="text">
      <style:text-properties fo:font-variant="small-caps" style:font-name="Linux Libertine S.O.Cist.1" fo:font-size="12pt" fo:language="cs" fo:country="CZ" fo:font-weight="bold" officeooo:rsid="02d3b40c" style:font-size-asian="12pt" style:font-weight-asian="bold" style:font-size-complex="12pt" style:font-weight-complex="bold"/>
    </style:style>
    <style:style style:name="T1163" style:family="text">
      <style:text-properties fo:font-variant="small-caps" style:font-name="Linux Libertine S.O.Cist.1" fo:font-size="12pt" fo:language="cs" fo:country="CZ" fo:font-style="normal" officeooo:rsid="02d5de88" style:font-size-asian="12pt" style:font-style-asian="normal" style:font-size-complex="12pt" style:font-style-complex="normal"/>
    </style:style>
    <style:style style:name="T1164" style:family="text">
      <style:text-properties fo:font-variant="small-caps" style:font-name="Linux Libertine S.O.Cist.1" fo:font-size="12pt" fo:language="cs" fo:country="CZ" fo:font-style="normal" officeooo:rsid="02d72e22" style:font-size-asian="12pt" style:font-style-asian="normal" style:font-size-complex="12pt" style:font-style-complex="normal"/>
    </style:style>
    <style:style style:name="T1165" style:family="text">
      <style:text-properties fo:font-variant="small-caps" style:font-name="Linux Libertine S.O.Cist.1" fo:font-size="12pt" fo:font-weight="bold" officeooo:rsid="02a95885" style:font-size-asian="12pt" style:font-weight-asian="bold" style:font-size-complex="12pt" style:font-weight-complex="bold"/>
    </style:style>
    <style:style style:name="T1166" style:family="text">
      <style:text-properties fo:font-variant="small-caps" style:font-name="Linux Libertine S.O.Cist.1" fo:font-size="12pt" fo:font-weight="bold" officeooo:rsid="029f5104" style:font-size-asian="12pt" style:font-weight-asian="bold" style:font-size-complex="12pt" style:font-weight-complex="bold"/>
    </style:style>
    <style:style style:name="T1167" style:family="text">
      <style:text-properties fo:font-variant="small-caps" officeooo:rsid="009dfc8b"/>
    </style:style>
    <style:style style:name="T1168" style:family="text">
      <style:text-properties fo:font-variant="small-caps" style:use-window-font-color="true" loext:opacity="0%" style:font-name="Linux Libertine S.O.Cist.1" fo:font-size="12pt" style:font-size-asian="12pt"/>
    </style:style>
    <style:style style:name="T1169" style:family="text">
      <style:text-properties fo:font-variant="small-caps" style:use-window-font-color="true" loext:opacity="0%" style:font-name="Linux Libertine S.O.Cist.1" fo:font-size="12pt" officeooo:rsid="009a7b85" style:font-size-asian="12pt"/>
    </style:style>
    <style:style style:name="T1170" style:family="text">
      <style:text-properties fo:font-variant="small-caps" style:use-window-font-color="true" loext:opacity="0%" style:font-name="Linux Libertine S.O.Cist.1" fo:font-size="12pt" fo:font-style="normal" officeooo:rsid="00a12b1d" style:font-size-asian="12pt" style:font-style-asian="normal" style:font-style-complex="normal"/>
    </style:style>
    <style:style style:name="T1171" style:family="text">
      <style:text-properties fo:font-variant="small-caps" style:use-window-font-color="true" loext:opacity="0%" style:font-name="Linux Libertine S.O.Cist.1" fo:font-size="12pt" fo:font-style="normal" officeooo:rsid="00af7f57" style:font-size-asian="12pt" style:font-style-asian="normal" style:font-style-complex="normal"/>
    </style:style>
    <style:style style:name="T1172" style:family="text">
      <style:text-properties fo:font-variant="small-caps" style:use-window-font-color="true" loext:opacity="0%" fo:language="cs" fo:country="CZ" fo:font-style="normal" officeooo:rsid="035d382d" fo:background-color="transparent" loext:char-shading-value="0" style:language-asian="zh" style:country-asian="CN" style:font-style-asian="normal" style:language-complex="hi" style:country-complex="IN" style:font-style-complex="normal"/>
    </style:style>
    <style:style style:name="T1173" style:family="text">
      <style:text-properties fo:font-variant="small-caps" style:use-window-font-color="true" loext:opacity="0%" fo:language="cs" fo:country="CZ" fo:font-style="normal" officeooo:rsid="0272d517" fo:background-color="transparent" loext:char-shading-value="0" style:language-asian="zh" style:country-asian="CN" style:font-style-asian="normal" style:language-complex="hi" style:country-complex="IN" style:font-style-complex="normal"/>
    </style:style>
    <style:style style:name="T1174" style:family="text">
      <style:text-properties fo:font-variant="small-caps" style:use-window-font-color="true" loext:opacity="0%" fo:language="cs" fo:country="CZ" officeooo:rsid="01dc7d21" fo:background-color="transparent" loext:char-shading-value="0" style:language-asian="zh" style:country-asian="CN" style:language-complex="hi" style:country-complex="IN"/>
    </style:style>
    <style:style style:name="T1175" style:family="text">
      <style:text-properties fo:font-variant="small-caps" officeooo:rsid="02e61302"/>
    </style:style>
    <style:style style:name="T1176" style:family="text">
      <style:text-properties fo:font-variant="small-caps" officeooo:rsid="00c3dd63"/>
    </style:style>
    <style:style style:name="T1177" style:family="text">
      <style:text-properties fo:font-variant="small-caps" officeooo:rsid="01195eee"/>
    </style:style>
    <style:style style:name="T1178" style:family="text">
      <style:text-properties fo:font-variant="small-caps" officeooo:rsid="0120ce75"/>
    </style:style>
    <style:style style:name="T1179" style:family="text">
      <style:text-properties fo:font-variant="small-caps" officeooo:rsid="0303bb53"/>
    </style:style>
    <style:style style:name="T1180" style:family="text">
      <style:text-properties fo:font-variant="small-caps" officeooo:rsid="01dc7d21"/>
    </style:style>
    <style:style style:name="T1181" style:family="text">
      <style:text-properties fo:font-variant="small-caps" officeooo:rsid="020384d5"/>
    </style:style>
    <style:style style:name="T1182" style:family="text">
      <style:text-properties fo:font-variant="small-caps" officeooo:rsid="0212837c"/>
    </style:style>
    <style:style style:name="T1183" style:family="text">
      <style:text-properties fo:font-variant="small-caps" officeooo:rsid="0303bc20"/>
    </style:style>
    <style:style style:name="T1184" style:family="text">
      <style:text-properties fo:font-variant="small-caps" officeooo:rsid="02c03cd5"/>
    </style:style>
    <style:style style:name="T1185" style:family="text">
      <style:text-properties fo:font-variant="small-caps" officeooo:rsid="02c122d2"/>
    </style:style>
    <style:style style:name="T1186" style:family="text">
      <style:text-properties fo:font-variant="small-caps" officeooo:rsid="022035ea"/>
    </style:style>
    <style:style style:name="T1187" style:family="text">
      <style:text-properties fo:font-variant="small-caps" officeooo:rsid="0237e14a"/>
    </style:style>
    <style:style style:name="T1188" style:family="text">
      <style:text-properties fo:font-variant="small-caps" officeooo:rsid="0115a9b8"/>
    </style:style>
    <style:style style:name="T1189" style:family="text">
      <style:text-properties fo:font-variant="small-caps" fo:font-size="12pt" style:font-size-asian="12pt"/>
    </style:style>
    <style:style style:name="T1190" style:family="text">
      <style:text-properties fo:font-variant="small-caps" fo:font-size="12pt" officeooo:rsid="002c4f4e" style:font-size-asian="12pt"/>
    </style:style>
    <style:style style:name="T1191" style:family="text">
      <style:text-properties fo:font-variant="small-caps" officeooo:rsid="02868e72"/>
    </style:style>
    <style:style style:name="T1192" style:family="text">
      <style:text-properties fo:font-variant="small-caps" officeooo:rsid="0289e4e4"/>
    </style:style>
    <style:style style:name="T1193" style:family="text">
      <style:text-properties fo:font-variant="small-caps" officeooo:rsid="032aa5ec"/>
    </style:style>
    <style:style style:name="T1194" style:family="text">
      <style:text-properties fo:font-variant="small-caps" officeooo:rsid="026facba"/>
    </style:style>
    <style:style style:name="T1195" style:family="text">
      <style:text-properties fo:font-variant="small-caps" fo:font-style="normal" officeooo:rsid="0272d517" style:font-style-asian="normal" style:font-style-complex="normal"/>
    </style:style>
    <style:style style:name="T1196" style:family="text">
      <style:text-properties fo:font-variant="small-caps" fo:font-style="normal" fo:font-weight="bold" style:font-style-asian="normal" style:font-weight-asian="bold" style:font-style-complex="normal" style:font-weight-complex="bold"/>
    </style:style>
    <style:style style:name="T1197" style:family="text">
      <style:text-properties fo:font-variant="small-caps" officeooo:rsid="0273e30e"/>
    </style:style>
    <style:style style:name="T1198" style:family="text">
      <style:text-properties fo:font-variant="small-caps" officeooo:rsid="029994ba"/>
    </style:style>
    <style:style style:name="T1199" style:family="text">
      <style:text-properties fo:font-variant="small-caps" officeooo:rsid="029c6666"/>
    </style:style>
    <style:style style:name="T1200" style:family="text">
      <style:text-properties fo:font-variant="small-caps" officeooo:rsid="033d5a94"/>
    </style:style>
    <style:style style:name="T1201" style:family="text">
      <style:text-properties fo:font-variant="small-caps" officeooo:rsid="0344cc69"/>
    </style:style>
    <style:style style:name="T1202" style:family="text">
      <style:text-properties fo:font-variant="small-caps" officeooo:rsid="0348c091"/>
    </style:style>
    <style:style style:name="T1203" style:family="text">
      <style:text-properties fo:font-variant="small-caps" officeooo:rsid="03525c29"/>
    </style:style>
    <style:style style:name="T1204" style:family="text">
      <style:text-properties fo:font-variant="small-caps" officeooo:rsid="0352f6ae"/>
    </style:style>
    <style:style style:name="T1205" style:family="text">
      <style:text-properties fo:font-variant="small-caps" officeooo:rsid="035643ae"/>
    </style:style>
    <style:style style:name="T1206" style:family="text">
      <style:text-properties fo:font-variant="small-caps" officeooo:rsid="0356d888"/>
    </style:style>
    <style:style style:name="T1207" style:family="text">
      <style:text-properties fo:font-variant="small-caps" fo:language="cs" fo:country="CZ"/>
    </style:style>
    <style:style style:name="T1208" style:family="text">
      <style:text-properties fo:font-variant="small-caps" fo:color="#00000a" loext:opacity="100%" style:font-name="Linux Libertine S.O.Cist.1" fo:font-size="12pt" fo:language="cs" fo:country="CZ" fo:font-style="normal" officeooo:rsid="009dfc8b" style:font-name-asian="SimSun" style:font-size-asian="12pt" style:language-asian="zh" style:country-asian="CN" style:font-style-asian="normal" style:font-name-complex="Lucida Sans" style:font-size-complex="12pt" style:language-complex="hi" style:country-complex="IN" style:font-style-complex="normal"/>
    </style:style>
    <style:style style:name="T1209" style:family="text">
      <style:text-properties fo:font-variant="small-caps" fo:color="#00000a" loext:opacity="100%" style:font-name="Linux Libertine S.O.Cist.1" fo:font-size="12pt" fo:language="cs" fo:country="CZ" fo:font-style="normal" officeooo:rsid="035927a8" style:font-name-asian="SimSun" style:font-size-asian="12pt" style:language-asian="zh" style:country-asian="CN" style:font-style-asian="normal" style:font-name-complex="Lucida Sans" style:font-size-complex="12pt" style:language-complex="hi" style:country-complex="IN" style:font-style-complex="normal"/>
    </style:style>
    <style:style style:name="T1210" style:family="text">
      <style:text-properties fo:font-variant="small-caps" fo:color="#00000a" loext:opacity="100%" style:font-name="Linux Libertine S.O.Cist.1" fo:font-size="12pt" fo:language="cs" fo:country="CZ" officeooo:rsid="03bb11f2" style:font-name-asian="SimSun" style:font-size-asian="12pt" style:language-asian="zh" style:country-asian="CN" style:font-name-complex="Lucida Sans" style:font-size-complex="12pt" style:language-complex="hi" style:country-complex="IN"/>
    </style:style>
    <style:style style:name="T1211" style:family="text">
      <style:text-properties fo:font-variant="small-caps" fo:color="#00000a" loext:opacity="100%" style:font-name="Linux Libertine S.O.Cist." fo:font-size="12pt" fo:language="cs" fo:country="CZ" officeooo:rsid="03b62c99" style:font-name-asian="SimSun" style:font-size-asian="12pt" style:language-asian="zh" style:country-asian="CN" style:font-name-complex="Lucida Sans" style:font-size-complex="12pt" style:language-complex="hi" style:country-complex="IN"/>
    </style:style>
    <style:style style:name="T1212" style:family="text">
      <style:text-properties fo:font-variant="small-caps" fo:color="#00000a" loext:opacity="100%" officeooo:rsid="03daf923" style:font-name-asian="SimSun" style:language-asian="zh" style:country-asian="CN" style:font-name-complex="Lucida Sans" style:language-complex="hi" style:country-complex="IN"/>
    </style:style>
    <style:style style:name="T1213" style:family="text">
      <style:text-properties fo:font-variant="small-caps" style:font-name="Linux Libertine S.O.Cist." fo:font-size="12pt" fo:language="cs" fo:country="CZ" style:font-size-asian="12pt" style:font-size-complex="12pt"/>
    </style:style>
    <style:style style:name="T1214" style:family="text">
      <style:text-properties fo:font-variant="small-caps" style:font-name="Linux Libertine S.O.Cist." fo:font-size="12pt" fo:language="cs" fo:country="CZ" officeooo:rsid="0067414b" style:font-size-asian="12pt" style:font-size-complex="12pt"/>
    </style:style>
    <style:style style:name="T1215" style:family="text">
      <style:text-properties fo:font-variant="small-caps" style:font-name="Linux Libertine S.O.Cist." fo:font-size="12pt" fo:language="cs" fo:country="CZ" officeooo:rsid="03047c2b" style:font-size-asian="12pt" style:font-size-complex="12pt"/>
    </style:style>
    <style:style style:name="T1216" style:family="text">
      <style:text-properties fo:font-variant="small-caps" style:font-name="Linux Libertine S.O.Cist." fo:font-size="12pt" fo:language="cs" fo:country="CZ" officeooo:rsid="0040ede6" style:font-size-asian="12pt" style:font-size-complex="12pt"/>
    </style:style>
    <style:style style:name="T1217" style:family="text">
      <style:text-properties fo:font-variant="small-caps" style:font-name="Linux Libertine S.O.Cist." fo:font-size="12pt" fo:language="cs" fo:country="CZ" officeooo:rsid="03471f3a" style:font-size-asian="12pt" style:font-size-complex="12pt"/>
    </style:style>
    <style:style style:name="T1218" style:family="text">
      <style:text-properties fo:font-variant="small-caps" style:font-name="Linux Libertine S.O.Cist." fo:font-size="12pt" fo:language="cs" fo:country="CZ" officeooo:rsid="03525c29" style:font-size-asian="12pt" style:font-size-complex="12pt"/>
    </style:style>
    <style:style style:name="T1219" style:family="text">
      <style:text-properties fo:font-variant="small-caps" style:font-name="Linux Libertine S.O.Cist." fo:font-size="12pt" fo:language="cs" fo:country="CZ" officeooo:rsid="0249200c" style:font-size-asian="12pt" style:language-asian="zh" style:country-asian="CN" style:font-size-complex="12pt" style:language-complex="hi" style:country-complex="IN"/>
    </style:style>
    <style:style style:name="T1220" style:family="text">
      <style:text-properties fo:font-variant="small-caps" style:font-name="Linux Libertine S.O.Cist." fo:font-size="12pt" fo:language="cs" fo:country="CZ" officeooo:rsid="0257df45" style:font-size-asian="12pt" style:language-asian="zh" style:country-asian="CN" style:font-size-complex="12pt" style:language-complex="hi" style:country-complex="IN"/>
    </style:style>
    <style:style style:name="T1221" style:family="text">
      <style:text-properties fo:font-variant="small-caps" style:font-name="Linux Libertine S.O.Cist." fo:font-size="12pt" fo:language="cs" fo:country="CZ" fo:font-style="normal" officeooo:rsid="0256173b" style:font-size-asian="12pt" style:language-asian="zh" style:country-asian="CN" style:font-style-asian="normal" style:font-size-complex="12pt" style:language-complex="hi" style:country-complex="IN" style:font-style-complex="normal"/>
    </style:style>
    <style:style style:name="T1222" style:family="text">
      <style:text-properties fo:font-variant="small-caps" fo:color="#000000" loext:opacity="100%" style:font-name="Linux Libertine S.O.Cist.1" fo:font-size="12pt" fo:language="la" fo:country="VA" style:font-size-asian="12pt" style:language-asian="zh" style:country-asian="CN" style:language-complex="hi" style:country-complex="IN"/>
    </style:style>
    <style:style style:name="T1223" style:family="text">
      <style:text-properties fo:font-variant="small-caps" fo:color="#000000" loext:opacity="100%" style:font-name="Linux Libertine S.O.Cist.1" fo:font-size="12pt" fo:language="la" fo:country="VA" officeooo:rsid="006d07bc" style:font-size-asian="12pt" style:language-asian="zh" style:country-asian="CN" style:language-complex="hi" style:country-complex="IN"/>
    </style:style>
    <style:style style:name="T1224" style:family="text">
      <style:text-properties fo:font-variant="small-caps" fo:color="#000000" loext:opacity="100%" style:font-name="Linux Libertine S.O.Cist.1" fo:font-size="12pt" fo:language="la" fo:country="VA" officeooo:rsid="006b4f33" style:font-size-asian="12pt" style:language-asian="zh" style:country-asian="CN" style:language-complex="hi" style:country-complex="IN"/>
    </style:style>
    <style:style style:name="T1225" style:family="text">
      <style:text-properties fo:font-variant="small-caps" fo:color="#000000" loext:opacity="100%" style:font-name="Linux Libertine S.O.Cist.1" fo:font-size="12pt" fo:language="la" fo:country="VA" officeooo:rsid="006b4620" style:font-size-asian="12pt" style:language-asian="zh" style:country-asian="CN" style:language-complex="hi" style:country-complex="IN"/>
    </style:style>
    <style:style style:name="T1226" style:family="text">
      <style:text-properties fo:font-variant="small-caps" fo:color="#000000" loext:opacity="100%" style:font-name="Linux Libertine S.O.Cist.1" fo:font-size="12pt" fo:language="la" fo:country="VA" officeooo:rsid="00851062" style:font-name-asian="Andale Sans UI" style:font-size-asian="12pt" style:language-asian="zh" style:country-asian="CN" style:font-name-complex="Tahoma" style:font-size-complex="12pt" style:language-complex="hi" style:country-complex="IN"/>
    </style:style>
    <style:style style:name="T1227" style:family="text">
      <style:text-properties fo:font-variant="small-caps" fo:color="#000000" loext:opacity="100%" style:font-name="Linux Libertine S.O.Cist.1" fo:font-size="12pt" fo:language="la" fo:country="VA" fo:font-weight="bold" officeooo:rsid="00851062" style:font-name-asian="Andale Sans UI" style:font-size-asian="12pt" style:language-asian="zh" style:country-asian="CN" style:font-weight-asian="bold" style:font-name-complex="Tahoma" style:font-size-complex="12pt" style:language-complex="hi" style:country-complex="IN" style:font-weight-complex="bold"/>
    </style:style>
    <style:style style:name="T1228" style:family="text">
      <style:text-properties fo:font-variant="small-caps" fo:color="#000000" loext:opacity="100%" style:font-name="Linux Libertine S.O.Cist.1" fo:font-size="12pt" fo:letter-spacing="normal" fo:language="la" fo:country="VA" fo:font-style="normal" fo:font-weight="normal" officeooo:rsid="0086b159" style:font-name-asian="Andale Sans UI" style:font-size-asian="12pt" style:language-asian="zh" style:country-asian="CN" style:font-style-asian="normal" style:font-weight-asian="normal" style:font-name-complex="Tahoma" style:font-size-complex="12pt" style:language-complex="hi" style:country-complex="IN"/>
    </style:style>
    <style:style style:name="T1229" style:family="text">
      <style:text-properties fo:font-variant="small-caps" fo:color="#000000" loext:opacity="100%" style:font-name="Linux Libertine S.O.Cist.1" fo:font-size="12pt" fo:letter-spacing="normal" fo:language="la" fo:country="VA" fo:font-style="normal" fo:font-weight="normal" officeooo:rsid="0087c59c" style:font-name-asian="Andale Sans UI" style:font-size-asian="12pt" style:language-asian="zh" style:country-asian="CN" style:font-style-asian="normal" style:font-weight-asian="normal" style:font-name-complex="Tahoma" style:font-size-complex="12pt" style:language-complex="hi" style:country-complex="IN"/>
    </style:style>
    <style:style style:name="T1230" style:family="text">
      <style:text-properties fo:font-variant="small-caps" fo:color="#000000" loext:opacity="100%" style:font-name="Linux Libertine S.O.Cist.1" fo:font-size="12pt" fo:letter-spacing="normal" fo:language="la" fo:country="VA" fo:font-style="normal" fo:font-weight="bold" officeooo:rsid="0087c59c" style:font-name-asian="Andale Sans UI" style:font-size-asian="12pt" style:language-asian="zh" style:country-asian="CN" style:font-style-asian="normal" style:font-weight-asian="bold" style:font-name-complex="Tahoma" style:font-size-complex="12pt" style:language-complex="hi" style:country-complex="IN" style:font-weight-complex="bold"/>
    </style:style>
    <style:style style:name="T1231" style:family="text">
      <style:text-properties fo:font-variant="small-caps" fo:color="#000000" loext:opacity="100%" style:font-name="Linux Libertine S.O.Cist.1" fo:font-size="12pt" officeooo:rsid="00851062" style:font-name-asian="Andale Sans UI" style:font-size-asian="12pt" style:font-name-complex="Tahoma" style:font-size-complex="12pt"/>
    </style:style>
    <style:style style:name="T1232" style:family="text">
      <style:text-properties fo:font-variant="small-caps" fo:color="#000000" loext:opacity="100%" style:font-name="Linux Libertine S.O.Cist.1" fo:font-size="12pt" fo:font-weight="bold" officeooo:rsid="00851062" style:font-name-asian="Andale Sans UI" style:font-size-asian="12pt" style:font-weight-asian="bold" style:font-name-complex="Tahoma" style:font-size-complex="12pt" style:font-weight-complex="bold"/>
    </style:style>
    <style:style style:name="T1233" style:family="text">
      <style:text-properties fo:font-variant="small-caps" officeooo:rsid="03daf923"/>
    </style:style>
    <style:style style:name="T1234" style:family="text">
      <style:text-properties officeooo:rsid="0062114f"/>
    </style:style>
    <style:style style:name="T1235" style:family="text">
      <style:text-properties officeooo:rsid="000f3e75"/>
    </style:style>
    <style:style style:name="T1236" style:family="text">
      <style:text-properties officeooo:rsid="00a45de9"/>
    </style:style>
    <style:style style:name="T1237" style:family="text">
      <style:text-properties officeooo:rsid="02e61302"/>
    </style:style>
    <style:style style:name="T1238" style:family="text">
      <style:text-properties officeooo:rsid="02e7c87b"/>
    </style:style>
    <style:style style:name="T1239" style:family="text">
      <style:text-properties officeooo:rsid="02eb83e2"/>
    </style:style>
    <style:style style:name="T1240" style:family="text">
      <style:text-properties officeooo:rsid="02ee37d4"/>
    </style:style>
    <style:style style:name="T1241" style:family="text">
      <style:text-properties officeooo:rsid="02efe9cb"/>
    </style:style>
    <style:style style:name="T1242" style:family="text">
      <style:text-properties officeooo:rsid="02f387ce"/>
    </style:style>
    <style:style style:name="T1243" style:family="text">
      <style:text-properties officeooo:rsid="02fccef3"/>
    </style:style>
    <style:style style:name="T1244" style:family="text">
      <style:text-properties officeooo:rsid="02fd5add"/>
    </style:style>
    <style:style style:name="T1245" style:family="text">
      <style:text-properties officeooo:rsid="02fdcb7d"/>
    </style:style>
    <style:style style:name="T1246" style:family="text">
      <style:text-properties officeooo:rsid="02ff288d"/>
    </style:style>
    <style:style style:name="T1247" style:family="text">
      <style:text-properties officeooo:rsid="03007e48"/>
    </style:style>
    <style:style style:name="T1248" style:family="text">
      <style:text-properties officeooo:rsid="0301d9d7"/>
    </style:style>
    <style:style style:name="T1249" style:family="text">
      <style:text-properties officeooo:rsid="03047c2b"/>
    </style:style>
    <style:style style:name="T1250" style:family="text">
      <style:text-properties officeooo:rsid="0306d4e7"/>
    </style:style>
    <style:style style:name="T1251" style:family="text">
      <style:text-properties officeooo:rsid="030884eb"/>
    </style:style>
    <style:style style:name="T1252" style:family="text">
      <style:text-properties officeooo:rsid="030a3cbf"/>
    </style:style>
    <style:style style:name="T1253" style:family="text">
      <style:text-properties officeooo:rsid="030ce11a"/>
    </style:style>
    <style:style style:name="T1254" style:family="text">
      <style:text-properties officeooo:rsid="03109d97"/>
    </style:style>
    <style:style style:name="T1255" style:family="text">
      <style:text-properties officeooo:rsid="0310dce7"/>
    </style:style>
    <style:style style:name="T1256" style:family="text">
      <style:text-properties officeooo:rsid="0312b419"/>
    </style:style>
    <style:style style:name="T1257" style:family="text">
      <style:text-properties officeooo:rsid="031859e8"/>
    </style:style>
    <style:style style:name="T1258" style:family="text">
      <style:text-properties style:font-name="Linux Libertine S.O.Cist."/>
    </style:style>
    <style:style style:name="T1259" style:family="text">
      <style:text-properties style:font-name="Linux Libertine S.O.Cist." officeooo:rsid="01c1ce09"/>
    </style:style>
    <style:style style:name="T1260" style:family="text">
      <style:text-properties style:font-name="Linux Libertine S.O.Cist." officeooo:rsid="030ece2f"/>
    </style:style>
    <style:style style:name="T1261" style:family="text">
      <style:text-properties style:font-name="Linux Libertine S.O.Cist." fo:language="cs" fo:country="CZ" style:language-asian="zh" style:country-asian="CN" style:language-complex="hi" style:country-complex="IN"/>
    </style:style>
    <style:style style:name="T1262" style:family="text">
      <style:text-properties style:font-name="Linux Libertine S.O.Cist." fo:language="cs" fo:country="CZ" officeooo:rsid="01b4aa03" style:language-asian="zh" style:country-asian="CN" style:language-complex="hi" style:country-complex="IN"/>
    </style:style>
    <style:style style:name="T1263" style:family="text">
      <style:text-properties style:font-name="Linux Libertine S.O.Cist." fo:language="cs" fo:country="CZ" officeooo:rsid="01b3dbf9" style:language-asian="zh" style:country-asian="CN" style:language-complex="hi" style:country-complex="IN"/>
    </style:style>
    <style:style style:name="T1264" style:family="text">
      <style:text-properties style:font-name="Linux Libertine S.O.Cist." fo:language="cs" fo:country="CZ" officeooo:rsid="01b68b33" style:language-asian="zh" style:country-asian="CN" style:language-complex="hi" style:country-complex="IN"/>
    </style:style>
    <style:style style:name="T1265" style:family="text">
      <style:text-properties style:font-name="Linux Libertine S.O.Cist." fo:language="cs" fo:country="CZ" officeooo:rsid="030ece2f" style:language-asian="zh" style:country-asian="CN" style:language-complex="hi" style:country-complex="IN"/>
    </style:style>
    <style:style style:name="T1266" style:family="text">
      <style:text-properties style:font-name="Linux Libertine S.O.Cist." fo:language="cs" fo:country="CZ" officeooo:rsid="01b8371a" style:language-asian="zh" style:country-asian="CN" style:language-complex="hi" style:country-complex="IN"/>
    </style:style>
    <style:style style:name="T1267" style:family="text">
      <style:text-properties style:font-name="Linux Libertine S.O.Cist." fo:language="cs" fo:country="CZ" officeooo:rsid="01b3dbf9" style:font-name-asian="SimSun" style:language-asian="zh" style:country-asian="CN" style:font-name-complex="Lucida Sans" style:language-complex="hi" style:country-complex="IN"/>
    </style:style>
    <style:style style:name="T1268" style:family="text">
      <style:text-properties style:font-name="Linux Libertine S.O.Cist." fo:language="cs" fo:country="CZ" officeooo:rsid="01b4aa03" style:font-name-asian="SimSun" style:language-asian="zh" style:country-asian="CN" style:font-name-complex="Lucida Sans" style:language-complex="hi" style:country-complex="IN"/>
    </style:style>
    <style:style style:name="T1269" style:family="text">
      <style:text-properties style:font-name="Linux Libertine S.O.Cist." fo:language="cs" fo:country="CZ" fo:font-style="italic" officeooo:rsid="01b68b33" style:language-asian="zh" style:country-asian="CN" style:font-style-asian="italic" style:language-complex="hi" style:country-complex="IN" style:font-style-complex="italic"/>
    </style:style>
    <style:style style:name="T1270" style:family="text">
      <style:text-properties style:font-name="Linux Libertine S.O.Cist." fo:font-size="12pt" fo:language="cs" fo:country="CZ" style:font-size-asian="12pt" style:font-size-complex="12pt"/>
    </style:style>
    <style:style style:name="T1271" style:family="text">
      <style:text-properties style:font-name="Linux Libertine S.O.Cist." fo:font-size="12pt" fo:language="cs" fo:country="CZ" officeooo:rsid="0067414b" style:font-size-asian="12pt" style:font-size-complex="12pt"/>
    </style:style>
    <style:style style:name="T1272" style:family="text">
      <style:text-properties style:font-name="Linux Libertine S.O.Cist." fo:font-size="12pt" fo:language="cs" fo:country="CZ" officeooo:rsid="03047c2b" style:font-size-asian="12pt" style:font-size-complex="12pt"/>
    </style:style>
    <style:style style:name="T1273" style:family="text">
      <style:text-properties style:font-name="Linux Libertine S.O.Cist." fo:font-size="12pt" fo:language="cs" fo:country="CZ" officeooo:rsid="019783c5" style:font-size-asian="12pt" style:font-size-complex="12pt"/>
    </style:style>
    <style:style style:name="T1274" style:family="text">
      <style:text-properties style:font-name="Linux Libertine S.O.Cist." fo:font-size="12pt" fo:language="cs" fo:country="CZ" officeooo:rsid="036c5842" style:font-size-asian="12pt" style:font-size-complex="12pt"/>
    </style:style>
    <style:style style:name="T1275" style:family="text">
      <style:text-properties style:font-name="Linux Libertine S.O.Cist." fo:font-size="12pt" fo:language="cs" fo:country="CZ" officeooo:rsid="030553bf" style:font-size-asian="12pt" style:font-size-complex="12pt"/>
    </style:style>
    <style:style style:name="T1276" style:family="text">
      <style:text-properties style:font-name="Linux Libertine S.O.Cist." fo:font-size="12pt" fo:language="cs" fo:country="CZ" officeooo:rsid="00a45de9" style:font-size-asian="12pt" style:font-size-complex="12pt"/>
    </style:style>
    <style:style style:name="T1277" style:family="text">
      <style:text-properties style:font-name="Linux Libertine S.O.Cist." fo:font-size="12pt" fo:language="cs" fo:country="CZ" officeooo:rsid="037cb6da" style:font-size-asian="12pt" style:font-size-complex="12pt"/>
    </style:style>
    <style:style style:name="T1278" style:family="text">
      <style:text-properties style:font-name="Linux Libertine S.O.Cist." fo:font-size="12pt" fo:language="cs" fo:country="CZ" officeooo:rsid="0156811b" style:font-size-asian="12pt" style:font-size-complex="12pt"/>
    </style:style>
    <style:style style:name="T1279" style:family="text">
      <style:text-properties style:font-name="Linux Libertine S.O.Cist." fo:font-size="12pt" fo:language="cs" fo:country="CZ" officeooo:rsid="0040ede6" style:font-size-asian="12pt" style:font-size-complex="12pt"/>
    </style:style>
    <style:style style:name="T1280" style:family="text">
      <style:text-properties style:font-name="Linux Libertine S.O.Cist." fo:font-size="12pt" fo:language="cs" fo:country="CZ" officeooo:rsid="0156c772" style:font-size-asian="12pt" style:font-size-complex="12pt"/>
    </style:style>
    <style:style style:name="T1281" style:family="text">
      <style:text-properties style:font-name="Linux Libertine S.O.Cist." fo:font-size="12pt" fo:language="cs" fo:country="CZ" officeooo:rsid="037e1023" style:font-size-asian="12pt" style:font-size-complex="12pt"/>
    </style:style>
    <style:style style:name="T1282" style:family="text">
      <style:text-properties style:font-name="Linux Libertine S.O.Cist." fo:font-size="12pt" fo:language="cs" fo:country="CZ" officeooo:rsid="0158a9b9" style:font-size-asian="12pt" style:font-size-complex="12pt"/>
    </style:style>
    <style:style style:name="T1283" style:family="text">
      <style:text-properties style:font-name="Linux Libertine S.O.Cist." fo:font-size="12pt" fo:language="cs" fo:country="CZ" officeooo:rsid="0150c414" style:font-size-asian="12pt" style:font-size-complex="12pt"/>
    </style:style>
    <style:style style:name="T1284" style:family="text">
      <style:text-properties style:font-name="Linux Libertine S.O.Cist." fo:font-size="12pt" fo:language="cs" fo:country="CZ" officeooo:rsid="03471f3a" style:font-size-asian="12pt" style:font-size-complex="12pt"/>
    </style:style>
    <style:style style:name="T1285" style:family="text">
      <style:text-properties style:font-name="Linux Libertine S.O.Cist." fo:font-size="12pt" fo:language="cs" fo:country="CZ" officeooo:rsid="018e7b1a" style:font-size-asian="12pt" style:font-size-complex="12pt"/>
    </style:style>
    <style:style style:name="T1286" style:family="text">
      <style:text-properties style:font-name="Linux Libertine S.O.Cist." fo:font-size="12pt" fo:language="cs" fo:country="CZ" officeooo:rsid="03525c29" style:font-size-asian="12pt" style:font-size-complex="12pt"/>
    </style:style>
    <style:style style:name="T1287" style:family="text">
      <style:text-properties style:font-name="Linux Libertine S.O.Cist." fo:font-size="12pt" fo:language="cs" fo:country="CZ" officeooo:rsid="0392747a" style:font-size-asian="12pt" style:font-size-complex="12pt"/>
    </style:style>
    <style:style style:name="T1288" style:family="text">
      <style:text-properties style:font-name="Linux Libertine S.O.Cist." fo:font-size="12pt" fo:language="cs" fo:country="CZ" officeooo:rsid="03b62c99" style:font-size-asian="12pt" style:font-size-complex="12pt"/>
    </style:style>
    <style:style style:name="T1289" style:family="text">
      <style:text-properties style:font-name="Linux Libertine S.O.Cist." fo:font-size="12pt" fo:language="cs" fo:country="CZ" officeooo:rsid="032aa5ec" style:font-size-asian="12pt" style:font-size-complex="12pt"/>
    </style:style>
    <style:style style:name="T1290" style:family="text">
      <style:text-properties style:font-name="Linux Libertine S.O.Cist." fo:font-size="12pt" fo:language="cs" fo:country="CZ" officeooo:rsid="03ba4ddc" style:font-size-asian="12pt" style:font-size-complex="12pt"/>
    </style:style>
    <style:style style:name="T1291" style:family="text">
      <style:text-properties style:font-name="Linux Libertine S.O.Cist." fo:font-size="12pt" fo:language="cs" fo:country="CZ" officeooo:rsid="0383d8c3" style:font-size-asian="12pt" style:font-size-complex="12pt"/>
    </style:style>
    <style:style style:name="T1292" style:family="text">
      <style:text-properties style:font-name="Linux Libertine S.O.Cist." fo:font-size="12pt" fo:language="cs" fo:country="CZ" officeooo:rsid="03458311" style:font-size-asian="12pt" style:font-size-complex="12pt"/>
    </style:style>
    <style:style style:name="T1293" style:family="text">
      <style:text-properties style:font-name="Linux Libertine S.O.Cist." fo:font-size="12pt" fo:language="cs" fo:country="CZ" officeooo:rsid="03bfe060" style:font-size-asian="12pt" style:font-size-complex="12pt"/>
    </style:style>
    <style:style style:name="T1294" style:family="text">
      <style:text-properties style:font-name="Linux Libertine S.O.Cist." fo:font-size="12pt" fo:language="cs" fo:country="CZ" officeooo:rsid="0348c091" style:font-size-asian="12pt" style:font-size-complex="12pt"/>
    </style:style>
    <style:style style:name="T1295" style:family="text">
      <style:text-properties style:font-name="Linux Libertine S.O.Cist." fo:font-size="12pt" fo:language="cs" fo:country="CZ" officeooo:rsid="0391321d" style:font-size-asian="12pt" style:font-size-complex="12pt"/>
    </style:style>
    <style:style style:name="T1296" style:family="text">
      <style:text-properties style:font-name="Linux Libertine S.O.Cist." fo:font-size="12pt" fo:language="cs" fo:country="CZ" officeooo:rsid="0352f6ae" style:font-size-asian="12pt" style:font-size-complex="12pt"/>
    </style:style>
    <style:style style:name="T1297" style:family="text">
      <style:text-properties style:font-name="Linux Libertine S.O.Cist." fo:font-size="12pt" fo:language="cs" fo:country="CZ" officeooo:rsid="03cab737" style:font-size-asian="12pt" style:font-size-complex="12pt"/>
    </style:style>
    <style:style style:name="T1298" style:family="text">
      <style:text-properties style:font-name="Linux Libertine S.O.Cist." fo:font-size="12pt" fo:language="cs" fo:country="CZ" officeooo:rsid="0356d888" style:font-size-asian="12pt" style:font-size-complex="12pt"/>
    </style:style>
    <style:style style:name="T1299" style:family="text">
      <style:text-properties style:font-name="Linux Libertine S.O.Cist." fo:font-size="12pt" fo:language="cs" fo:country="CZ" officeooo:rsid="0249200c" style:font-size-asian="12pt" style:language-asian="zh" style:country-asian="CN" style:font-size-complex="12pt" style:language-complex="hi" style:country-complex="IN"/>
    </style:style>
    <style:style style:name="T1300" style:family="text">
      <style:text-properties style:font-name="Linux Libertine S.O.Cist." fo:font-size="12pt" fo:language="cs" fo:country="CZ" officeooo:rsid="037ff52f" style:font-size-asian="12pt" style:language-asian="zh" style:country-asian="CN" style:font-size-complex="12pt" style:language-complex="hi" style:country-complex="IN"/>
    </style:style>
    <style:style style:name="T1301" style:family="text">
      <style:text-properties style:font-name="Linux Libertine S.O.Cist." fo:font-size="12pt" fo:language="cs" fo:country="CZ" officeooo:rsid="022035ea" style:font-size-asian="12pt" style:language-asian="zh" style:country-asian="CN" style:font-size-complex="12pt" style:language-complex="hi" style:country-complex="IN"/>
    </style:style>
    <style:style style:name="T1302" style:family="text">
      <style:text-properties style:font-name="Linux Libertine S.O.Cist." fo:font-size="12pt" fo:language="cs" fo:country="CZ" officeooo:rsid="0256173b" style:font-size-asian="12pt" style:language-asian="zh" style:country-asian="CN" style:font-size-complex="12pt" style:language-complex="hi" style:country-complex="IN"/>
    </style:style>
    <style:style style:name="T1303" style:family="text">
      <style:text-properties style:font-name="Linux Libertine S.O.Cist." fo:font-size="12pt" fo:language="cs" fo:country="CZ" officeooo:rsid="03801bbc" style:font-size-asian="12pt" style:language-asian="zh" style:country-asian="CN" style:font-size-complex="12pt" style:language-complex="hi" style:country-complex="IN"/>
    </style:style>
    <style:style style:name="T1304" style:family="text">
      <style:text-properties style:font-name="Linux Libertine S.O.Cist." fo:font-size="12pt" fo:language="cs" fo:country="CZ" officeooo:rsid="0257df45" style:font-size-asian="12pt" style:language-asian="zh" style:country-asian="CN" style:font-size-complex="12pt" style:language-complex="hi" style:country-complex="IN"/>
    </style:style>
    <style:style style:name="T1305" style:family="text">
      <style:text-properties style:font-name="Linux Libertine S.O.Cist." fo:font-size="12pt" fo:language="cs" fo:country="CZ" officeooo:rsid="011d4588" style:font-size-asian="12pt" style:language-asian="zh" style:country-asian="CN" style:font-size-complex="12pt" style:language-complex="hi" style:country-complex="IN"/>
    </style:style>
    <style:style style:name="T1306" style:family="text">
      <style:text-properties style:font-name="Linux Libertine S.O.Cist." fo:font-size="12pt" fo:language="cs" fo:country="CZ" officeooo:rsid="025977de" style:font-size-asian="12pt" style:language-asian="zh" style:country-asian="CN" style:font-size-complex="12pt" style:language-complex="hi" style:country-complex="IN"/>
    </style:style>
    <style:style style:name="T1307" style:family="text">
      <style:text-properties style:font-name="Linux Libertine S.O.Cist." fo:font-size="12pt" fo:language="cs" fo:country="CZ" officeooo:rsid="0257f3dc" style:font-size-asian="12pt" style:language-asian="zh" style:country-asian="CN" style:font-size-complex="12pt" style:language-complex="hi" style:country-complex="IN"/>
    </style:style>
    <style:style style:name="T1308" style:family="text">
      <style:text-properties style:font-name="Linux Libertine S.O.Cist." fo:font-size="12pt" fo:language="cs" fo:country="CZ" officeooo:rsid="03b62c99" style:font-size-asian="12pt" style:language-asian="zh" style:country-asian="CN" style:font-size-complex="12pt" style:language-complex="hi" style:country-complex="IN"/>
    </style:style>
    <style:style style:name="T1309" style:family="text">
      <style:text-properties style:font-name="Linux Libertine S.O.Cist." fo:font-size="12pt" fo:language="cs" fo:country="CZ" fo:font-style="italic" officeooo:rsid="0067414b" style:font-size-asian="12pt" style:font-style-asian="italic" style:font-size-complex="12pt" style:font-style-complex="italic"/>
    </style:style>
    <style:style style:name="T1310" style:family="text">
      <style:text-properties style:font-name="Linux Libertine S.O.Cist." fo:font-size="12pt" fo:language="cs" fo:country="CZ" fo:font-style="italic" officeooo:rsid="02e61302" style:font-size-asian="12pt" style:font-style-asian="italic" style:font-size-complex="12pt" style:font-style-complex="italic"/>
    </style:style>
    <style:style style:name="T1311" style:family="text">
      <style:text-properties style:font-name="Linux Libertine S.O.Cist." fo:font-size="12pt" fo:language="cs" fo:country="CZ" fo:font-style="italic" officeooo:rsid="00a45de9" style:font-size-asian="12pt" style:font-style-asian="italic" style:font-size-complex="12pt" style:font-style-complex="italic"/>
    </style:style>
    <style:style style:name="T1312" style:family="text">
      <style:text-properties style:font-name="Linux Libertine S.O.Cist." fo:font-size="12pt" fo:language="cs" fo:country="CZ" fo:font-style="italic" officeooo:rsid="030553bf" style:font-size-asian="12pt" style:font-style-asian="italic" style:font-size-complex="12pt" style:font-style-complex="italic"/>
    </style:style>
    <style:style style:name="T1313" style:family="text">
      <style:text-properties style:font-name="Linux Libertine S.O.Cist." fo:font-size="12pt" fo:language="cs" fo:country="CZ" fo:font-style="italic" officeooo:rsid="0158a9b9" style:font-size-asian="12pt" style:font-style-asian="italic" style:font-size-complex="12pt" style:font-style-complex="italic"/>
    </style:style>
    <style:style style:name="T1314" style:family="text">
      <style:text-properties style:font-name="Linux Libertine S.O.Cist." fo:font-size="12pt" fo:language="cs" fo:country="CZ" fo:font-style="italic" officeooo:rsid="0150c414" style:font-size-asian="12pt" style:font-style-asian="italic" style:font-size-complex="12pt" style:font-style-complex="italic"/>
    </style:style>
    <style:style style:name="T1315" style:family="text">
      <style:text-properties style:font-name="Linux Libertine S.O.Cist." fo:font-size="12pt" fo:language="cs" fo:country="CZ" fo:font-style="italic" officeooo:rsid="0383d8c3" style:font-size-asian="12pt" style:font-style-asian="italic" style:font-size-complex="12pt" style:font-style-complex="italic"/>
    </style:style>
    <style:style style:name="T1316" style:family="text">
      <style:text-properties style:font-name="Linux Libertine S.O.Cist." fo:font-size="12pt" fo:language="cs" fo:country="CZ" fo:font-style="italic" officeooo:rsid="0348c091" style:font-size-asian="12pt" style:font-style-asian="italic" style:font-size-complex="12pt" style:font-style-complex="italic"/>
    </style:style>
    <style:style style:name="T1317" style:family="text">
      <style:text-properties style:font-name="Linux Libertine S.O.Cist." fo:font-size="12pt" fo:language="cs" fo:country="CZ" fo:font-style="italic" officeooo:rsid="03bfe060" style:font-size-asian="12pt" style:font-style-asian="italic" style:font-size-complex="12pt" style:font-style-complex="italic"/>
    </style:style>
    <style:style style:name="T1318" style:family="text">
      <style:text-properties style:font-name="Linux Libertine S.O.Cist." fo:font-size="12pt" fo:language="cs" fo:country="CZ" fo:font-style="italic" officeooo:rsid="03cab737" style:font-size-asian="12pt" style:font-style-asian="italic" style:font-size-complex="12pt" style:font-style-complex="italic"/>
    </style:style>
    <style:style style:name="T1319" style:family="text">
      <style:text-properties style:font-name="Linux Libertine S.O.Cist." fo:font-size="12pt" fo:language="cs" fo:country="CZ" fo:font-style="normal" officeooo:rsid="00a45de9" style:font-size-asian="12pt" style:font-style-asian="normal" style:font-size-complex="12pt" style:font-style-complex="normal"/>
    </style:style>
    <style:style style:name="T1320" style:family="text">
      <style:text-properties style:font-name="Linux Libertine S.O.Cist." fo:font-size="12pt" fo:language="cs" fo:country="CZ" fo:font-style="normal" officeooo:rsid="0256173b" style:font-size-asian="12pt" style:language-asian="zh" style:country-asian="CN" style:font-style-asian="normal" style:font-size-complex="12pt" style:language-complex="hi" style:country-complex="IN" style:font-style-complex="normal"/>
    </style:style>
    <style:style style:name="T1321" style:family="text">
      <style:text-properties style:font-name="Linux Libertine S.O.Cist." fo:font-size="12pt" fo:language="cs" fo:country="CZ" fo:font-style="normal" officeooo:rsid="03245e72" style:font-size-asian="12pt" style:language-asian="zh" style:country-asian="CN" style:font-style-asian="normal" style:font-size-complex="12pt" style:language-complex="hi" style:country-complex="IN" style:font-style-complex="normal"/>
    </style:style>
    <style:style style:name="T1322" style:family="text">
      <style:text-properties style:font-name="Linux Libertine S.O.Cist." fo:font-size="12pt" fo:language="cs" fo:country="CZ" officeooo:rsid="0249200c" fo:background-color="transparent" loext:char-shading-value="0" style:font-size-asian="12pt" style:language-asian="zh" style:country-asian="CN" style:font-size-complex="12pt" style:language-complex="hi" style:country-complex="IN"/>
    </style:style>
    <style:style style:name="T1323" style:family="text">
      <style:text-properties style:font-name="Linux Libertine S.O.Cist." fo:font-size="12pt" fo:language="cs" fo:country="CZ" officeooo:rsid="0252cc7a" fo:background-color="transparent" loext:char-shading-value="0" style:font-size-asian="12pt" style:language-asian="zh" style:country-asian="CN" style:font-size-complex="12pt" style:language-complex="hi" style:country-complex="IN"/>
    </style:style>
    <style:style style:name="T1324" style:family="text">
      <style:text-properties officeooo:rsid="0319fb6d"/>
    </style:style>
    <style:style style:name="T1325" style:family="text">
      <style:text-properties officeooo:rsid="03037eab"/>
    </style:style>
    <style:style style:name="T1326" style:family="text">
      <style:text-properties officeooo:rsid="0303bc20"/>
    </style:style>
    <style:style style:name="T1327" style:family="text">
      <style:text-properties officeooo:rsid="0304638b"/>
    </style:style>
    <style:style style:name="T1328" style:family="text">
      <style:text-properties officeooo:rsid="030582a4"/>
    </style:style>
    <style:style style:name="T1329" style:family="text">
      <style:text-properties officeooo:rsid="0305be9f"/>
    </style:style>
    <style:style style:name="T1330" style:family="text">
      <style:text-properties officeooo:rsid="0307e3ad"/>
    </style:style>
    <style:style style:name="T1331" style:family="text">
      <style:text-properties officeooo:rsid="030d93f4"/>
    </style:style>
    <style:style style:name="T1332" style:family="text">
      <style:text-properties officeooo:rsid="03112eec"/>
    </style:style>
    <style:style style:name="T1333" style:family="text">
      <style:text-properties officeooo:rsid="031d3688"/>
    </style:style>
    <style:style style:name="T1334" style:family="text">
      <style:text-properties officeooo:rsid="031f2127"/>
    </style:style>
    <style:style style:name="T1335" style:family="text">
      <style:text-properties officeooo:rsid="03201677"/>
    </style:style>
    <style:style style:name="T1336" style:family="text">
      <style:text-properties officeooo:rsid="03203c6b"/>
    </style:style>
    <style:style style:name="T1337" style:family="text">
      <style:text-properties officeooo:rsid="0320a541"/>
    </style:style>
    <style:style style:name="T1338" style:family="text">
      <style:text-properties officeooo:rsid="0320b29b"/>
    </style:style>
    <style:style style:name="T1339" style:family="text">
      <style:text-properties officeooo:rsid="0156c772"/>
    </style:style>
    <style:style style:name="T1340" style:family="text">
      <style:text-properties officeooo:rsid="0115a9b8"/>
    </style:style>
    <style:style style:name="T1341" style:family="text">
      <style:text-properties officeooo:rsid="0158e844"/>
    </style:style>
    <style:style style:name="T1342" style:family="text">
      <style:text-properties officeooo:rsid="0158a9b9"/>
    </style:style>
    <style:style style:name="T1343" style:family="text">
      <style:text-properties officeooo:rsid="0104b4f7"/>
    </style:style>
    <style:style style:name="T1344" style:family="text">
      <style:text-properties fo:font-size="12pt" style:font-size-asian="12pt"/>
    </style:style>
    <style:style style:name="T1345" style:family="text">
      <style:text-properties fo:font-size="12pt" officeooo:rsid="0243ddc7" style:font-size-asian="12pt"/>
    </style:style>
    <style:style style:name="T1346" style:family="text">
      <style:text-properties fo:font-size="12pt" officeooo:rsid="0020acde" style:font-size-asian="12pt"/>
    </style:style>
    <style:style style:name="T1347" style:family="text">
      <style:text-properties fo:font-size="12pt" officeooo:rsid="021a88f1" style:font-size-asian="12pt"/>
    </style:style>
    <style:style style:name="T1348" style:family="text">
      <style:text-properties officeooo:rsid="011dc1cf"/>
    </style:style>
    <style:style style:name="T1349" style:family="text">
      <style:text-properties officeooo:rsid="011f5cd1"/>
    </style:style>
    <style:style style:name="T1350" style:family="text">
      <style:text-properties officeooo:rsid="03222488"/>
    </style:style>
    <style:style style:name="T1351" style:family="text">
      <style:text-properties officeooo:rsid="0324c28d"/>
    </style:style>
    <style:style style:name="T1352" style:family="text">
      <style:text-properties officeooo:rsid="032501f2"/>
    </style:style>
    <style:style style:name="T1353" style:family="text">
      <style:text-properties officeooo:rsid="0325821a"/>
    </style:style>
    <style:style style:name="T1354" style:family="text">
      <style:text-properties officeooo:rsid="0325db73"/>
    </style:style>
    <style:style style:name="T1355" style:family="text">
      <style:text-properties officeooo:rsid="032c88da"/>
    </style:style>
    <style:style style:name="T1356" style:family="text">
      <style:text-properties officeooo:rsid="03301079"/>
    </style:style>
    <style:style style:name="T1357" style:family="text">
      <style:text-properties officeooo:rsid="0331a787"/>
    </style:style>
    <style:style style:name="T1358" style:family="text">
      <style:text-properties officeooo:rsid="03340e37"/>
    </style:style>
    <style:style style:name="T1359" style:family="text">
      <style:text-properties officeooo:rsid="033587c0"/>
    </style:style>
    <style:style style:name="T1360" style:family="text">
      <style:text-properties officeooo:rsid="019783c5"/>
    </style:style>
    <style:style style:name="T1361" style:family="text">
      <style:text-properties officeooo:rsid="033b5f89"/>
    </style:style>
    <style:style style:name="T1362" style:family="text">
      <style:text-properties officeooo:rsid="033c8ec6"/>
    </style:style>
    <style:style style:name="T1363" style:family="text">
      <style:text-properties officeooo:rsid="033d5a94"/>
    </style:style>
    <style:style style:name="T1364" style:family="text">
      <style:text-properties officeooo:rsid="033eb54c"/>
    </style:style>
    <style:style style:name="T1365" style:family="text">
      <style:text-properties officeooo:rsid="033ef113"/>
    </style:style>
    <style:style style:name="T1366" style:family="text">
      <style:text-properties officeooo:rsid="0344cc69"/>
    </style:style>
    <style:style style:name="T1367" style:family="text">
      <style:text-properties officeooo:rsid="03458311"/>
    </style:style>
    <style:style style:name="T1368" style:family="text">
      <style:text-properties officeooo:rsid="03471f3a"/>
    </style:style>
    <style:style style:name="T1369" style:family="text">
      <style:text-properties officeooo:rsid="0348c091"/>
    </style:style>
    <style:style style:name="T1370" style:family="text">
      <style:text-properties officeooo:rsid="03525c29"/>
    </style:style>
    <style:style style:name="T1371" style:family="text">
      <style:text-properties officeooo:rsid="0352f6ae"/>
    </style:style>
    <style:style style:name="T1372" style:family="text">
      <style:text-properties officeooo:rsid="03531396"/>
    </style:style>
    <style:style style:name="T1373" style:family="text">
      <style:text-properties officeooo:rsid="035643ae"/>
    </style:style>
    <style:style style:name="T1374" style:family="text">
      <style:text-properties officeooo:rsid="03564ee1"/>
    </style:style>
    <style:style style:name="T1375" style:family="text">
      <style:text-properties officeooo:rsid="0356d888"/>
    </style:style>
    <style:style style:name="T1376" style:family="text">
      <style:text-properties officeooo:rsid="03582ed8"/>
    </style:style>
    <style:style style:name="T1377" style:family="text">
      <style:text-properties officeooo:rsid="035b55a4"/>
    </style:style>
    <style:style style:name="T1378" style:family="text">
      <style:text-properties officeooo:rsid="035927a8"/>
    </style:style>
    <style:style style:name="T1379" style:family="text">
      <style:text-properties officeooo:rsid="035adcdf"/>
    </style:style>
    <style:style style:name="T1380" style:family="text">
      <style:text-properties officeooo:rsid="035b1c39"/>
    </style:style>
    <style:style style:name="T1381" style:family="text">
      <style:text-properties officeooo:rsid="035da430"/>
    </style:style>
    <style:style style:name="T1382" style:family="text">
      <style:text-properties officeooo:rsid="035f70d1"/>
    </style:style>
    <style:style style:name="T1383" style:family="text">
      <style:text-properties officeooo:rsid="036138a8"/>
    </style:style>
    <style:style style:name="T1384" style:family="text">
      <style:text-properties officeooo:rsid="03625dfb"/>
    </style:style>
    <style:style style:name="T1385" style:family="text">
      <style:text-properties officeooo:rsid="03681688"/>
    </style:style>
    <style:style style:name="T1386" style:family="text">
      <style:text-properties officeooo:rsid="0368e1ce"/>
    </style:style>
    <style:style style:name="T1387" style:family="text">
      <style:text-properties officeooo:rsid="03696088"/>
    </style:style>
    <style:style style:name="T1388" style:family="text">
      <style:text-properties officeooo:rsid="036b528b"/>
    </style:style>
    <style:style style:name="T1389" style:family="text">
      <style:text-properties officeooo:rsid="036c5842"/>
    </style:style>
    <style:style style:name="T1390" style:family="text">
      <style:text-properties officeooo:rsid="036e366e"/>
    </style:style>
    <style:style style:name="T1391" style:family="text">
      <style:text-properties officeooo:rsid="036fce25"/>
    </style:style>
    <style:style style:name="T1392" style:family="text">
      <style:text-properties officeooo:rsid="0370e062"/>
    </style:style>
    <style:style style:name="T1393" style:family="text">
      <style:text-properties officeooo:rsid="03781414"/>
    </style:style>
    <style:style style:name="T1394" style:family="text">
      <style:text-properties officeooo:rsid="0378cd37"/>
    </style:style>
    <style:style style:name="T1395" style:family="text">
      <style:text-properties officeooo:rsid="037e1023"/>
    </style:style>
    <style:style style:name="T1396" style:family="text">
      <style:text-properties officeooo:rsid="03804e4a"/>
    </style:style>
    <style:style style:name="T1397" style:family="text">
      <style:text-properties officeooo:rsid="03816af7"/>
    </style:style>
    <style:style style:name="T1398" style:family="text">
      <style:text-properties officeooo:rsid="038275d1"/>
    </style:style>
    <style:style style:name="T1399" style:family="text">
      <style:text-properties officeooo:rsid="0385bd49"/>
    </style:style>
    <style:style style:name="T1400" style:family="text">
      <style:text-properties officeooo:rsid="038a5db6"/>
    </style:style>
    <style:style style:name="T1401" style:family="text">
      <style:text-properties officeooo:rsid="038ca651"/>
    </style:style>
    <style:style style:name="T1402" style:family="text">
      <style:text-properties officeooo:rsid="0392f99b"/>
    </style:style>
    <style:style style:name="T1403" style:family="text">
      <style:text-properties style:language-asian="zh" style:country-asian="CN" style:language-complex="hi" style:country-complex="IN"/>
    </style:style>
    <style:style style:name="T1404" style:family="text">
      <style:text-properties officeooo:rsid="0352f6ae" style:language-asian="zh" style:country-asian="CN" style:language-complex="hi" style:country-complex="IN"/>
    </style:style>
    <style:style style:name="T1405" style:family="text">
      <style:text-properties officeooo:rsid="0394816c"/>
    </style:style>
    <style:style style:name="T1406" style:family="text">
      <style:text-properties officeooo:rsid="0395618c"/>
    </style:style>
    <style:style style:name="T1407" style:family="text">
      <style:text-properties officeooo:rsid="03981671"/>
    </style:style>
    <style:style style:name="T1408" style:family="text">
      <style:text-properties officeooo:rsid="039b36c8"/>
    </style:style>
    <style:style style:name="T1409" style:family="text">
      <style:text-properties officeooo:rsid="039c9405"/>
    </style:style>
    <style:style style:name="T1410" style:family="text">
      <style:text-properties officeooo:rsid="03a38293"/>
    </style:style>
    <style:style style:name="T1411" style:family="text">
      <style:text-properties officeooo:rsid="03a95f8f"/>
    </style:style>
    <style:style style:name="T1412" style:family="text">
      <style:text-properties officeooo:rsid="03abb1c3"/>
    </style:style>
    <style:style style:name="T1413" style:family="text">
      <style:text-properties officeooo:rsid="03adaa64"/>
    </style:style>
    <style:style style:name="T1414" style:family="text">
      <style:text-properties officeooo:rsid="03aecf0f"/>
    </style:style>
    <style:style style:name="T1415" style:family="text">
      <style:text-properties officeooo:rsid="03afac8d"/>
    </style:style>
    <style:style style:name="T1416" style:family="text">
      <style:text-properties officeooo:rsid="03b0a363"/>
    </style:style>
    <style:style style:name="T1417" style:family="text">
      <style:text-properties officeooo:rsid="03b2002c"/>
    </style:style>
    <style:style style:name="T1418" style:family="text">
      <style:text-properties officeooo:rsid="03b486fa"/>
    </style:style>
    <style:style style:name="T1419" style:family="text">
      <style:text-properties officeooo:rsid="03b62c99"/>
    </style:style>
    <style:style style:name="T1420" style:family="text">
      <style:text-properties officeooo:rsid="03b665d2"/>
    </style:style>
    <style:style style:name="T1421" style:family="text">
      <style:text-properties officeooo:rsid="03bd4683"/>
    </style:style>
    <style:style style:name="T1422" style:family="text">
      <style:text-properties officeooo:rsid="03bf28e3"/>
    </style:style>
    <style:style style:name="T1423" style:family="text">
      <style:text-properties officeooo:rsid="03c10b04"/>
    </style:style>
    <style:style style:name="T1424" style:family="text">
      <style:text-properties officeooo:rsid="03daf923"/>
    </style:style>
    <style:style style:name="T1425" style:family="text">
      <style:text-properties officeooo:rsid="03deb048"/>
    </style:style>
    <style:style style:name="T1426" style:family="text">
      <style:text-properties officeooo:rsid="03dee28d"/>
    </style:style>
    <style:style style:name="T1427" style:family="text">
      <style:text-properties fo:color="#000080" loext:opacity="100%" fo:font-size="10pt" officeooo:rsid="03dee28d"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ulka1" table:style-name="Tabulka1">
        <table:table-column table:style-name="Tabulka1.A"/>
        <table:table-column table:style-name="Tabulka1.B"/>
        <table:table-row table:style-name="Tabulka1.1">
          <table:table-cell table:style-name="Tabulka1.A1" table:number-columns-spanned="2" office:value-type="string">
            <text:p text:style-name="P30">Feria Quarta</text:p>
            <text:p text:style-name="P48"><text:span text:style-name="T129">Cinerum</text:span>.</text:p>
          </table:table-cell>
          <table:covered-table-cell/>
        </table:table-row>
        <table:table-row table:style-name="Tabulka1.2">
          <table:table-cell table:style-name="Tabulka1.A1" office:value-type="string">
            <text:p text:style-name="P74"><text:span text:style-name="T32">Léctio sancti Evangélii secúndum Matthæum.</text:span><text:span text:style-name="T11"> </text:span></text:p>
            <text:p text:style-name="P52">Lectio <text:span text:style-name="T129">j</text:span>. Cap. <text:span text:style-name="T136">6</text:span>.</text:p>
            <text:p text:style-name="P149"><text:span text:style-name="T1065">In</text:span> illo témpore: <text:span text:style-name="T133">Dixit Jesus discípulis suis: Cum </text:span><text:span text:style-name="T1407">j</text:span><text:span text:style-name="T133">e</text:span><text:span text:style-name="T1407">j</text:span><text:span text:style-name="T133">unátis, nolíte fíeri sicut hypócritæ, tristes. Et réliqua.</text:span></text:p>
            <text:p text:style-name="P82"/>
            <text:p text:style-name="P92"><text:span text:style-name="T583">Homil</text:span><text:span text:style-name="T711">í</text:span><text:span text:style-name="T583">a sancti </text:span><text:span text:style-name="T584">Augustíni Epíscopi</text:span><text:span text:style-name="T64">.</text:span></text:p>
            <text:p text:style-name="P54">Lib. 2. de Serm. Domini in monte. Cap. 12. tom. 4.</text:p>
            <text:p text:style-name="P162"><text:span text:style-name="T1065">Maniféstum</text:span> est, his præcéptis omnem nostram intentiónem in interióra gáudia dírigi: ne foris quæréntes mercédem, huic sæculo conformémur, et amittámus promissiónem tanto solidióris atque firmióris, quanto interi<text:span text:style-name="T134">ó</text:span>ris beatitúdinis, qua nos elégit Deus conf<text:span text:style-name="T134">ó</text:span>rmes fíeri im<text:span text:style-name="T134">á</text:span>ginis Fílii sui. In hoc autem capítulo m<text:span text:style-name="T134">á</text:span>xime adverténdum est, non in solo rerum corporeárum nitóre atque pompa, sed etiam in ipsis s<text:span text:style-name="T134">ó</text:span>rdibus luctuósis esse posse jactántiam et eo periculosiórem, quo sub nómine servitútis Dei décipit.</text:p>
            <text:p text:style-name="P82"/>
          </table:table-cell>
          <table:table-cell table:style-name="Tabulka1.A1" office:value-type="string">
            <text:p text:style-name="P37"/>
            <text:p text:style-name="P37"/>
            <text:p text:style-name="P194"><text:span text:style-name="T1068">Z</text:span><text:span text:style-name="T1067">a</text:span><text:span text:style-name="T583"> onoho času řekl Ježíš svým učedníkům: „</text:span><text:span text:style-name="T586">Když se postíte, nečiňte se smutnými jako pokrytci.“</text:span><text:span text:style-name="T583"> A ostatní.</text:span></text:p>
            <text:p text:style-name="P37"/>
            <text:p text:style-name="P37"/>
            <text:p text:style-name="P256"><text:span text:style-name="T1087">Je</text:span><text:span text:style-name="T712"> jasné, že tato přikázání </text:span><text:span text:style-name="T587">mají vést všechny naše úmysly k vnitřním radostem. Aby</text:span><text:span text:style-name="T711">­</text:span><text:span text:style-name="T587">chom nehledali svou odměnu venku, nepřizpůsobovali se tomuto světu, a neztratili </text:span><text:span text:style-name="T588">příslib</text:span><text:span text:style-name="T587"> </text:span><text:span text:style-name="T589">blahoslavenství, </text:span><text:span text:style-name="T590">které je</text:span><text:span text:style-name="T589"> </text:span><text:span text:style-name="T588">mnohem</text:span><text:span text:style-name="T589"> pevnější a spo</text:span><text:span text:style-name="T711">­</text:span><text:span text:style-name="T589">lehlivější, </text:span><text:span text:style-name="T588">p</text:span><text:span text:style-name="T590">okud zůstává </text:span><text:span text:style-name="T588">u</text:span><text:span text:style-name="T590">vnitř. </text:span><text:span text:style-name="T588">Tím</text:span><text:span text:style-name="T590"> nás Bůh vyvolil, abychom se přizpůsobili obrazu jeho Syna. V této </text:span><text:span text:style-name="T696">kapitole</text:span><text:span text:style-name="T590"> bychom si měli dobře všímat </text:span><text:span text:style-name="T696">toho</text:span><text:span text:style-name="T590">, </text:span><text:span text:style-name="T591">že </text:span><text:span text:style-name="T696">u záležitostí</text:span><text:span text:style-name="T591"> tělesných</text:span><text:span text:style-name="T592"> se </text:span><text:span text:style-name="T321">l</text:span><text:span text:style-name="T322">ze</text:span><text:span text:style-name="T592"> chlubit </text:span><text:span text:style-name="T591">nejen leskem a okázalostí, ale také</text:span><text:span text:style-name="T592"> soucit budící špinavost</text:span><text:span text:style-name="T588">í</text:span><text:span text:style-name="T592">. To</text:span><text:span text:style-name="T593">to</text:span><text:span text:style-name="T592"> </text:span><text:span text:style-name="T593">chování </text:span><text:span text:style-name="T592">je však </text:span><text:span text:style-name="T784">o to</text:span><text:span text:style-name="T696"> </text:span><text:span text:style-name="T592">nebezpečn</text:span><text:span text:style-name="T593">ě</text:span><text:span text:style-name="T588">jší</text:span><text:span text:style-name="T592">, </text:span><text:span text:style-name="T588">ž</text:span><text:span text:style-name="T696">e</text:span><text:span text:style-name="T592"> nás podvádí </text:span><text:span text:style-name="T696">tím</text:span><text:span text:style-name="T592">, ž</text:span><text:span text:style-name="T593">e</text:span><text:span text:style-name="T592"> se vydává za službu Bohu.</text:span></text:p>
          </table:table-cell>
        </table:table-row>
        <table:table-row table:style-name="Tabulka1.3">
          <table:table-cell table:style-name="Tabulka1.A1" office:value-type="string">
            <text:p text:style-name="P52">Lectio <text:span text:style-name="T129">ij</text:span>.</text:p>
            <text:p text:style-name="P163"><text:span text:style-name="T1065">Qui</text:span> ergo immóderato cultu c<text:span text:style-name="T135">ó</text:span>rporis atque vestítu, vel ceterárum rerum nitóre præfulget, facile conv<text:span text:style-name="T135">í</text:span>ncitur rebus ipsis, pompárum sæculi esse sect<text:span text:style-name="T135">á</text:span>tor, nec quemquam fallit dolósa im<text:span text:style-name="T135">á</text:span>gine sanctitátis. Qui autem in professióne <text:span text:style-name="T135">C</text:span>hristianitátis, inusit<text:span text:style-name="T135">á</text:span>to squal<text:span text:style-name="T135">ó</text:span>re ac s<text:span text:style-name="T135">ó</text:span>rdibus int<text:span text:style-name="T135">é</text:span>ntos in se óculos hóminum facit, cum id voluntáte f<text:span text:style-name="T135">á</text:span>ciat, non necessit<text:span text:style-name="T135">á</text:span>te patiátur: ex c<text:span text:style-name="T135">é</text:span>teris ejus opéribus potest cónjici, utrum hoc cont<text:span text:style-name="T135">é</text:span>mptu supérflui cultus, an ambitióne <text:span text:style-name="T135">á</text:span>liqua fáciat: quia et sub ov<text:span text:style-name="T135">í</text:span>na pelle cav<text:span text:style-name="T135">é</text:span>ndos lupos Dóminus præcépit: Sed ex frúctibus, inquit, eórum cognoscétis eos.</text:p>
            <text:p text:style-name="P82"/>
          </table:table-cell>
          <table:table-cell table:style-name="Tabulka1.A1" office:value-type="string">
            <text:p text:style-name="P37"/>
            <text:p text:style-name="P195"><text:span text:style-name="T1154">Kdo</text:span><text:span text:style-name="T932"> tedy </text:span><text:span text:style-name="T418">nadmíru</text:span><text:span text:style-name="T932"> šlechtí své tělo a oděv, či vyniká v </text:span><text:span text:style-name="T521">předvádění se </text:span><text:span text:style-name="T522">v </text:span><text:span text:style-name="T521">ostatních věc</text:span><text:span text:style-name="T522">ech</text:span><text:span text:style-name="T521">, je těmito skutečnostmi snadno usvědčen, že vyznává světsk</text:span><text:span text:style-name="T522">ou</text:span><text:span text:style-name="T521"> marnivost, a nikoho nezmate </text:span><text:span text:style-name="T522">vychytralým</text:span><text:span text:style-name="T521"> obrazem </text:span><text:span text:style-name="T523">své </text:span><text:span text:style-name="T521">svatosti. </text:span><text:span text:style-name="T524">Pokud</text:span><text:span text:style-name="T521"> </text:span><text:span text:style-name="T522">však </text:span><text:span text:style-name="T524">někdo </text:span><text:span text:style-name="T522">žije</text:span><text:span text:style-name="T521"> </text:span><text:span text:style-name="T524">jako K</text:span><text:span text:style-name="T521">řesťan </text:span><text:span text:style-name="T522">a </text:span><text:span text:style-name="T521">obrací na sebe pohledy lidí nezvyklou zanedbaností či špínou, </text:span><text:span text:style-name="T522">pokud</text:span><text:span text:style-name="T521"> to dělá úmyslně a netrpí</text:span><text:span text:style-name="T533"> pouze </text:span><text:span text:style-name="T521">z nutnosti, i z jiných jeho skutků </text:span><text:span text:style-name="T531">pak </text:span><text:span text:style-name="T524">lze</text:span><text:span text:style-name="T521"> </text:span><text:span text:style-name="T522">poznat, zdali to činí pro pohrdání zbytečnou péčí </text:span><text:span text:style-name="T533">o své tělo</text:span><text:span text:style-name="T522">, či z jakési ctižádosti. Neboť Pán přikazuje, abychom se vyhýbali vlkům v rouše beránčím. <text:s/></text:span><text:span text:style-name="T510">„Avšak podle jejich plodů,“ </text:span><text:span text:style-name="T511">praví, „</text:span><text:span text:style-name="T510">poznáte je.“</text:span></text:p>
          </table:table-cell>
        </table:table-row>
        <table:table-row table:style-name="Tabulka1.4">
          <table:table-cell table:style-name="Tabulka1.A1" office:value-type="string">
            <text:p text:style-name="P52">Lectio <text:span text:style-name="T129">ii</text:span>j.</text:p>
            <text:p text:style-name="P196"><text:span text:style-name="T1223">Cum</text:span><text:span text:style-name="T48"> enim cœperint al</text:span><text:span text:style-name="T49">í</text:span><text:span text:style-name="T48">quibus tentatiónibus ea ipsa </text:span><text:span text:style-name="T49">scílicet</text:span><text:span text:style-name="T48"> illis súbtrahi, vel neg</text:span><text:span text:style-name="T49">á</text:span><text:span text:style-name="T48">ri, quæ isto vel</text:span><text:span text:style-name="T49">á</text:span><text:span text:style-name="T48">mine vel consecúti sunt, vel cónsequi c</text:span><text:span text:style-name="T49">ú</text:span><text:span text:style-name="T48">piunt: tunc nec</text:span><text:span text:style-name="T49">é</text:span><text:span text:style-name="T48">sse est ut app</text:span><text:span text:style-name="T49">á</text:span><text:span text:style-name="T48">reat, utrum lupus in ov</text:span><text:span text:style-name="T49">í</text:span><text:span text:style-name="T48">na pelle sit, an ovis in sua. Non tamen proptérea orn</text:span><text:span text:style-name="T49">á</text:span><text:span text:style-name="T48">tu supérfluo debet asp</text:span><text:span text:style-name="T49">é</text:span><text:span text:style-name="T48">ctus hóminum mulcére Christi</text:span><text:span text:style-name="T49">á</text:span><text:span text:style-name="T48">nus, quia illum parcum h</text:span><text:span text:style-name="T49">á</text:span><text:span text:style-name="T48">bitum ac necessárium </text:span><text:span text:style-name="T55">é</text:span><text:span text:style-name="T48">tiam simulatóres sæpius usúrpant, ut inc</text:span><text:span text:style-name="T49">á</text:span><text:span text:style-name="T48">utos decípiant: quia et illæ oves non debent pelles suas depónere, si aliquándo eis lupi se cóntegant.</text:span></text:p>
            <text:p text:style-name="P82"/>
          </table:table-cell>
          <table:table-cell table:style-name="Tabulka1.A1" office:value-type="string">
            <text:p text:style-name="P37"/>
            <text:p text:style-name="P197"><text:span text:style-name="T1113">Když</text:span><text:span text:style-name="T785"> </text:span><text:span text:style-name="T588">jim tedy</text:span><text:span text:style-name="T785"> v různých zkouškách začnou <text:s/>být odebírány či odpírány právě tyto věci, které pod </text:span><text:span text:style-name="T588">touto </text:span><text:span text:style-name="T785">rouškou </text:span><text:span text:style-name="T1005">pokrytectví</text:span><text:span text:style-name="T588"> </text:span><text:span text:style-name="T785">buď získali, nebo získat chtěli, tehdy se nutně musí projevit, je-li to vlk v rouše beránčím, </text:span><text:span text:style-name="T363">nebo</text:span><text:span text:style-name="T785"> ovce ve svém </text:span><text:span text:style-name="T784">vlastním</text:span><text:span text:style-name="T785">. Křesťan totiž nemusí lahodit lid</text:span><text:span text:style-name="T831">ským</text:span><text:span text:style-name="T785"> pohledům přepychovým oděvem, </text:span><text:span text:style-name="T786">neboť </text:span><text:span text:style-name="T785">onen skromný a chudý oděv si často přisvoj</text:span><text:span text:style-name="T784">uj</text:span><text:span text:style-name="T785">í i pokrytci, aby oklamali nepozorné. </text:span><text:span text:style-name="T787">Vždyť ani</text:span><text:span text:style-name="T785"> </text:span><text:span text:style-name="T784">ty </text:span><text:span text:style-name="T785">ovce </text:span><text:span text:style-name="T787">se nemusí vzdávat sv</text:span><text:span text:style-name="T784">ých</text:span><text:span text:style-name="T787"> kůž</text:span><text:span text:style-name="T784">í</text:span><text:span text:style-name="T787">, </text:span><text:span text:style-name="T363">třebaže</text:span><text:span text:style-name="T787"> se do n</text:span><text:span text:style-name="T784">ich</text:span><text:span text:style-name="T787"> někdy schov</text:span><text:span text:style-name="T784">ají</text:span><text:span text:style-name="T787"> vl</text:span><text:span text:style-name="T784">ci</text:span><text:span text:style-name="T787">.</text:span></text:p>
          </table:table-cell>
        </table:table-row>
        <table:table-row table:style-name="Tabulka1.5">
          <table:table-cell table:style-name="Tabulka1.A1" table:number-columns-spanned="2" office:value-type="string">
            <text:p text:style-name="P45"><text:span text:style-name="T130">Feria Qu</text:span><text:span text:style-name="T131">in</text:span><text:span text:style-name="T130">ta</text:span></text:p>
            <text:p text:style-name="P48"><text:span text:style-name="T136">post Cineres</text:span>.</text:p>
          </table:table-cell>
          <table:covered-table-cell/>
        </table:table-row>
        <text:soft-page-break/>
        <table:table-row table:style-name="Tabulka1.6">
          <table:table-cell table:style-name="Tabulka1.A1" office:value-type="string">
            <text:p text:style-name="P74"><text:span text:style-name="T32">Léctio sancti Evangélii secúndum Matthæum.</text:span><text:span text:style-name="T11"> </text:span></text:p>
            <text:p text:style-name="P52">Lectio <text:span text:style-name="T129">j</text:span>. Cap. <text:span text:style-name="T136">8</text:span>.</text:p>
            <text:p text:style-name="P150"><text:span text:style-name="T1065">In</text:span> illo témpore: <text:span text:style-name="T136">Cum introísset Jesus Caphárnaum, accessit ad eum centúrio, rogans eum, et dicens: Dómine, puer meus jacet in domo paralýticus, et male torquétur. Et réliqua.</text:span></text:p>
            <text:p text:style-name="P82"/>
            <text:p text:style-name="P92"><text:span text:style-name="T583">Homil</text:span><text:span text:style-name="T711">í</text:span><text:span text:style-name="T583">a sancti </text:span><text:span text:style-name="T584">Augustíni Epíscopi</text:span><text:span text:style-name="T64">.</text:span></text:p>
            <text:p text:style-name="P56">Lib. 2. de consensu Evang. Cap. 20. tom. 4.</text:p>
            <text:p text:style-name="P166"><text:span text:style-name="T1065">Videámus</text:span>, utrum sibi de hoc servo centuriónis Matthæus Lucásque conséntiant. Matthæus enim dicit: Accéssit ad eum <text:span text:style-name="T137">C</text:span>entúrio, rogans eum, et dicens: Puer meus jacet in domo paralýticus. Cui vidétur repugnáre quod ait Lucas: Et cum audísset de Jesu, misit ad eum senióres Judæórum, rogans eum ut veníret, et sanáret servum ejus. Jesus autem ibat cum illis: et cum jam non longe esset a domo, misit ad eum <text:span text:style-name="T137">C</text:span>entúrio am<text:span text:style-name="T1378">í</text:span>cos.</text:p>
            <text:p text:style-name="P82"/>
          </table:table-cell>
          <table:table-cell table:style-name="Tabulka1.A1" office:value-type="string">
            <text:p text:style-name="P37"/>
            <text:p text:style-name="P37"/>
            <text:p text:style-name="P194"><text:span text:style-name="T1068">Z</text:span><text:span text:style-name="T1067">a</text:span><text:span text:style-name="T583"> onoho času, </text:span><text:span text:style-name="T594">když v</text:span><text:span text:style-name="T696">eše</text:span><text:span text:style-name="T594">l</text:span><text:span text:style-name="T583"> Ježíš </text:span><text:span text:style-name="T594">do města Kafarnaum, přistoupil k němu setník, oslovil jej a řekl: „Pane, můj služebník leží doma ochrnutý a velmi trpí</text:span><text:span text:style-name="T586">.“</text:span><text:span text:style-name="T583"> A ostatní.</text:span></text:p>
            <text:p text:style-name="P37"/>
            <text:p text:style-name="P37"/>
            <text:p text:style-name="P37"/>
            <text:p text:style-name="P257"><text:span text:style-name="T1088">Podívej</text:span><text:span text:style-name="T1169">me</text:span><text:span text:style-name="T500"> se, zda </text:span><text:span text:style-name="T495">se </text:span><text:span text:style-name="T500">ohledně tohoto setníkova služebníka spolu s</text:span><text:span text:style-name="T495">hoduj</text:span><text:span text:style-name="T500">í Matouš </text:span><text:span text:style-name="T495">a</text:span><text:span text:style-name="T500"> Lukáš. Matouš totiž říká: „Přistoupil k ně</text:span><text:span text:style-name="T499">­</text:span><text:span text:style-name="T500">mu setník a </text:span><text:span text:style-name="T506">p</text:span><text:span text:style-name="T507">ožádal </text:span><text:span text:style-name="T500">jej těmito slovy: ‚</text:span><text:span text:style-name="T495">M</text:span><text:span text:style-name="T500">ůj </text:span><text:span text:style-name="T495">s</text:span><text:span text:style-name="T494">lužebník</text:span><text:span text:style-name="T500"> leží doma ochrnutý.‘“ Zdá se, že Lukáš mu odporuje, když říká: „A když uslyšel o Ježíšovi, poslal k němu židovské starší </text:span><text:span text:style-name="T494">s prosbou</text:span><text:span text:style-name="T500">, aby přišel, a uzdravil jeho služebníka. Ježíš však s nimi nešel. A když už byl daleko od domu, poslal k němu setník své přátele.“</text:span></text:p>
          </table:table-cell>
        </table:table-row>
        <table:table-row table:style-name="Tabulka1.7">
          <table:table-cell table:style-name="Tabulka1.A1" office:value-type="string">
            <text:p text:style-name="P52">Lectio <text:span text:style-name="T129">ij</text:span>.</text:p>
            <text:p text:style-name="P167"><text:span text:style-name="T1065">Si</text:span> enim hoc ita gestum est, quómodo erit verum, quod Matthæus narrat: Accéssit ad eum quidam Centúrio, cum ipse non accésserit, sed amícos míserit; nisi diligénter adverténtes intelligámus Matthæum non omnímodo deseruísse usitátum morem loquendi? Non ergo absúrde Matthæus, etiam quod vulgo possit intélligi, per alios facto accéssu Centuriónis ad Dóminum, compéndio dícere vóluit: Accéssit ad eum Centúrio. </text:p>
            <text:p text:style-name="P82"/>
          </table:table-cell>
          <table:table-cell table:style-name="Tabulka1.A1" office:value-type="string">
            <text:p text:style-name="P37"/>
            <text:p text:style-name="P198"><text:span text:style-name="T1208">A</text:span><text:span text:style-name="T1209">však</text:span><text:span text:style-name="T885"> p</text:span><text:span text:style-name="T886">okud se to stalo takto, jak by mohla být pravda</text:span><text:span text:style-name="T518"> to, co vypráví Matouš: „Přistoupil k ně</text:span><text:span text:style-name="T520">­</text:span><text:span text:style-name="T518">mu nějaký setník,“ když sám nepřišel, ale poslal své přátele? </text:span><text:span text:style-name="T519">Pokud se </text:span><text:span text:style-name="T525">však </text:span><text:span text:style-name="T519">na to pečlivě zaměříme, pochopíme, že Matouš pouze použil běžný způsob vyjadřování. Je tedy všeobecně srozumitelné a nikoliv neobvyklé, že Matouš napsal stručně: „Přistoupil k němu setník,“ i když tak učinil prostřednictvím jiných lidí. </text:span></text:p>
          </table:table-cell>
        </table:table-row>
        <table:table-row table:style-name="Tabulka1.8">
          <table:table-cell table:style-name="Tabulka1.A1" office:value-type="string">
            <text:p text:style-name="P52">Lectio <text:span text:style-name="T129">ii</text:span>j.</text:p>
            <text:p text:style-name="P168"><text:span text:style-name="T1065">Verúmtamen</text:span> non negligénter intuénda est étiam sancti Evangelístæ altitúdo mýsticæ locutiónis, secúndum quam scriptum est in Psalmo: Accédite ad eum, et illúminámini. Proínde quia fidem Centuriónis, qua vere accéditur ad Jesum, ipse ita laudávit, ut díceret: Non invéni tantam fidem in Israël: ipsum pótius accessísse ad Christum dícere vóluit prudens Evangelísta, quam illos, per quos verba sua míserat.</text:p>
            <text:p text:style-name="P151"/>
          </table:table-cell>
          <table:table-cell table:style-name="Tabulka1.A1" office:value-type="string">
            <text:p text:style-name="P37"/>
            <text:p text:style-name="P292"><text:span text:style-name="T1167">Je</text:span><text:span text:style-name="T149"> </text:span><text:span text:style-name="T535">třeba </text:span><text:span text:style-name="T470">nahlížet </text:span><text:span text:style-name="T535">opravdu</text:span><text:span text:style-name="T470"> poctivě na tuto vznešenost tajemné mluvy svatého </text:span><text:span text:style-name="T537">E</text:span><text:span text:style-name="T470">vangelia, jak se píše v Žalmu </text:span><text:span text:style-name="T488">33</text:span><text:span text:style-name="T470">: „Přistupte k němu, </text:span><text:span text:style-name="T536">ať </text:span><text:span text:style-name="T538">se rozveselíte</text:span><text:span text:style-name="T536">.“ Proto víru setníkovu, se kterou </text:span><text:span text:style-name="T538">se </text:span><text:span text:style-name="T536">vpravdě přistupuje k Ježíšovi, sám </text:span><text:span text:style-name="T487">Pán</text:span><text:span text:style-name="T536"> pochválil slovy: „Nenalezl jsem takovou víru v </text:span><text:span text:style-name="T489">celém </text:span><text:span text:style-name="T536">Israeli.“ Moudrý </text:span><text:span text:style-name="T539">E</text:span><text:span text:style-name="T536">vangelista tedy chtěl říci, že spíše sám setník přistoupil ke Kristu, než ti, </text:span><text:span text:style-name="T539">přes</text:span><text:span text:style-name="T536"> které vzkázal slova svá.</text:span></text:p>
          </table:table-cell>
        </table:table-row>
        <table:table-row table:style-name="Tabulka1.9">
          <table:table-cell table:style-name="Tabulka1.A1" table:number-columns-spanned="2" office:value-type="string">
            <text:p text:style-name="P45"><text:span text:style-name="T130">Feria </text:span><text:span text:style-name="T132">Sexta</text:span></text:p>
            <text:p text:style-name="P48"><text:span text:style-name="T136">post Cineres</text:span>.</text:p>
          </table:table-cell>
          <table:covered-table-cell/>
        </table:table-row>
        <table:table-row table:style-name="Tabulka1.10">
          <table:table-cell table:style-name="Tabulka1.A1" office:value-type="string">
            <text:p text:style-name="P74"><text:span text:style-name="T32">Léctio sancti Evangélii secúndum Matthæum.</text:span><text:span text:style-name="T11"> </text:span></text:p>
            <text:p text:style-name="P52">Lectio <text:span text:style-name="T129">j</text:span>. Cap. <text:span text:style-name="T138">5</text:span>.</text:p>
            <text:p text:style-name="P152"><text:span text:style-name="T1065">In</text:span> illo témpore: <text:span text:style-name="T139">Dixit Jesus discípulis suis: Audístis quia dictum est: Díliges próximum tuum, et ódio habébis inimícum tuum. Et réliqua.</text:span></text:p>
            <text:p text:style-name="P82"/>
            <text:p text:style-name="P93"><text:span text:style-name="T583">Homilía sancti </text:span><text:span text:style-name="T595">Hierónymi Presbýteri</text:span><text:span text:style-name="T64">.</text:span></text:p>
            <text:p text:style-name="P57"><text:soft-page-break/>Lib. 1. Comment. in Cap. 5. et 6. Matthæi.</text:p>
            <text:p text:style-name="P169"><text:span text:style-name="T1065">Ego</text:span> autem dico vobis: Dilígite inimícos vestros; benefácite his qui odérunt vos. Multi præcépta Dei, imbecillitáte sua, non Sanctórum víribus æstimántes, putant esse impossibília quæ præcépta sunt: et dícunt suffícere virtútibus, non odísse inimícos: céterum dilígere, plus præcipi, quam humána natúra patiátur. Sciéndum est ergo, Christum non impossibília præcípere, sed perfécta. Quæ fecit David in Saul, et in Absalom: Stéphanus quoque Martyr pro inimícis lapidántibus deprecátus est: et Paulus anáthema cupit esse pro persecutóribus suis. Hæc autem Jesus et docuit et fecit, dicens: Pater, ignosce illis: quod enim fáciunt, nésciunt.</text:p>
            <text:p text:style-name="P82"/>
          </table:table-cell>
          <table:table-cell table:style-name="Tabulka1.A1" office:value-type="string">
            <text:p text:style-name="P37"/>
            <text:p text:style-name="P37"/>
            <text:p text:style-name="P194"><text:span text:style-name="T1068">Z</text:span><text:span text:style-name="T1067">a</text:span><text:span text:style-name="T583"> onoho času </text:span><text:span text:style-name="T595">řekl</text:span><text:span text:style-name="T583"> Ježíš</text:span><text:span text:style-name="T586"> </text:span><text:span text:style-name="T595">svým učedníkům: „Slyšeli jste, že bylo řečeno: Budeš milovat svého bližního a v nenávisti mít svého nepřítele</text:span><text:span text:style-name="T583">.“ A ostatní.</text:span></text:p>
            <text:p text:style-name="P37"/>
            <text:p text:style-name="P37"/>
            <text:p text:style-name="P360"><text:soft-page-break/><text:span text:style-name="T1067">J</text:span><text:span text:style-name="T1168">á</text:span><text:span text:style-name="T490"> vám však říkám: „Milujte své nepřátele a čiňte dobře těm, kteří vás nenávidí. Mnozí ve své slabosti nehledí na Boží přikázání </text:span><text:span text:style-name="T491">skrze sílu</text:span><text:span text:style-name="T490"> </text:span><text:span text:style-name="T496">S</text:span><text:span text:style-name="T490">vatých, a považují za nemožné, </text:span><text:span text:style-name="T508">ab</text:span><text:span text:style-name="T491">y Bůh něco takového opravdu</text:span><text:span text:style-name="T490"> přikáz</text:span><text:span text:style-name="T491">al</text:span><text:span text:style-name="T490">. A říkají, že </text:span><text:span text:style-name="T492">k ctnostnému chování stačí </text:span><text:span text:style-name="T491">nemít v </text:span><text:span text:style-name="T492">nenávi</text:span><text:span text:style-name="T491">sti</text:span><text:span text:style-name="T492"> své nepřátele, </text:span><text:span text:style-name="T505">milovat svého bližního, </text:span><text:span text:style-name="T509">a cokoliv navíc už </text:span><text:span text:style-name="T491">pře</text:span><text:span text:style-name="T509">sah</text:span><text:span text:style-name="T491">uje to</text:span><text:span text:style-name="T492">, </text:span><text:span text:style-name="T491">co</text:span><text:span text:style-name="T492"> lidská přirozenost </text:span><text:span text:style-name="T496">dokáže </text:span><text:span text:style-name="T492">sné</text:span><text:span text:style-name="T496">st</text:span><text:span text:style-name="T492">. </text:span><text:span text:style-name="T491">My si však musíme uvědomit</text:span><text:span text:style-name="T492">, že Kristus nepřikazuje věci nemožné, ale dokonalé. Tak jako činil David </text:span><text:span text:style-name="T496">vůči </text:span><text:span text:style-name="T492">Saulovi a Absolonovi, i mučedník Štěpán se modlil za své nepřátele, kteří jej kamenovali. A </text:span><text:span text:style-name="T493">Pavel </text:span><text:span text:style-name="T491">si přál</text:span><text:span text:style-name="T493"> být proklet za své pronásledovatele. Tyto věci </text:span><text:span text:style-name="T491">však</text:span><text:span text:style-name="T493"> učil </text:span><text:span text:style-name="T491">a </text:span><text:span text:style-name="T493">činil i sám Ježíš, když řekl: „Pane, odpusť jim, vždyť nevědí, co činí.“</text:span></text:p>
          </table:table-cell>
        </table:table-row>
        <table:table-row table:style-name="Tabulka1.11">
          <table:table-cell table:style-name="Tabulka1.A1" office:value-type="string">
            <text:p text:style-name="P52">Lectio <text:span text:style-name="T129">ij</text:span>.</text:p>
            <text:p text:style-name="P170"><text:span text:style-name="T1065">Ut</text:span> sitis fílii Patris vestri, qui in cœlis est. Si Dei præcépta custódiens, fílius quis effícitur Dei: ergo non est natúra fílius, sed arbítrio suo. Cum ergo facis eleemósynam, noli tuba cánere ante te, sicut hypócritæ fáciunt in synagógis et in vicis, ut honorificéntur ab homínibus. Qui tuba canit, eleemósynam fáciens, hypócrita est. Qui jejúnans demolítur fáciem suam, ut ventris inanitátem monstret in vultu, et hic hypócrita est. Qui in synagógis et in ángulis plateárum orat, ut videátur ab homínibus, hypócrita est.</text:p>
            <text:p text:style-name="P82"/>
          </table:table-cell>
          <table:table-cell table:style-name="Tabulka1.A1" office:value-type="string">
            <text:p text:style-name="P37"/>
            <text:p text:style-name="P199"><text:span text:style-name="T1155">A</text:span><text:span text:style-name="T1170">byste</text:span><text:span text:style-name="T526"> byli synové svého Otce, který je </text:span><text:span text:style-name="T512">v</text:span><text:span text:style-name="T526"> nebesích. Každý, kdo zachovává Boží přikázání, </text:span><text:span text:style-name="T528">stává s</text:span><text:span text:style-name="T526">e synem Božím. Není tedy </text:span><text:span text:style-name="T528">jeho </text:span><text:span text:style-name="T526">synem přirozeností, ale svým rozhodnutím. Když tedy dáváš almužnu, netrub před sebou, jakož činí pokrytci v synagogách </text:span><text:span text:style-name="T516">a</text:span><text:span text:style-name="T526"> na ulicích, aby byli ctěni od lidí. Kdo tedy troubí, když dává almužnu, je pokrytec. Kdo se postí a zkřivuje svou tvář, aby na ní ukázal svůj prázdný žaludek, je </text:span><text:span text:style-name="T512">též</text:span><text:span text:style-name="T527"> </text:span><text:span text:style-name="T526">pokrytec. Kdo se modlí v synagogách a na rozích ulic tak, aby je</text:span><text:span text:style-name="T528">j</text:span><text:span text:style-name="T526"> viděli lidé, je také pokrytec.</text:span></text:p>
          </table:table-cell>
        </table:table-row>
        <table:table-row table:style-name="Tabulka1.12">
          <table:table-cell table:style-name="Tabulka1.A1" office:value-type="string">
            <text:p text:style-name="P52">Lectio <text:span text:style-name="T129">ii</text:span>j.</text:p>
            <text:p text:style-name="P171"><text:span text:style-name="T1065">Ex</text:span> quibus ómnibus collígitur hypócritas esse, qui quódlibet fáciunt ut ab homínibus glorificéntur. Mihi vidétur et ille, qui dicit fratri suo: Dimítte ut tollam festúcam de óculo tuo: nam propter glóriam hoc fácere vidétur, ut ipse justus esse videátur. Unde dícitur ei a Dómino: Hypócrita, éjice primum trabem de óculo tuo. Non ítaque virtus, sed causa virtútis apud Deum mercédem habet: et si a recta via páululum declináveris, non ínterest, utrum ad déxteram vadas, an ad sinístram, cum verum iter amíseris.</text:p>
            <text:p text:style-name="P171"/>
          </table:table-cell>
          <table:table-cell table:style-name="Tabulka1.A1" office:value-type="string">
            <text:p text:style-name="P37"/>
            <text:p text:style-name="P200"><text:span text:style-name="T713">Z těchto případů tedy můžeme učinit závěr, že pokrytci jsou ti, k</text:span><text:span text:style-name="T714">teří</text:span><text:span text:style-name="T713"> činí cokoliv </text:span><text:span text:style-name="T714">proto</text:span><text:span text:style-name="T713">, aby byli oslavováni od lidí. Mně se zdá, že </text:span><text:span text:style-name="T987">pokrytcem je</text:span><text:span text:style-name="T713"> i ten, kdo říká svém</text:span><text:span text:style-name="T501">u </text:span><text:span text:style-name="T713">bratru</text:span><text:span text:style-name="T501">: „Dovol, abych </text:span><text:span text:style-name="T504">ti </text:span><text:span text:style-name="T501">vyndal třísku z oka,“ avšak kvůli slávě to, zdá se, chce učinit, aby </text:span><text:span text:style-name="T505">se on </text:span><text:span text:style-name="T501">sám </text:span><text:span text:style-name="T509">jevi</text:span><text:span text:style-name="T502">l jako</text:span><text:span text:style-name="T501"> spravedlivý. </text:span><text:span text:style-name="T502">Pokrytče, vyjmi nejdříve trám z</text:span><text:span text:style-name="T504">e</text:span><text:span text:style-name="T502"> svého oka. Ne ani tak ctnost </text:span><text:span text:style-name="T532">sama</text:span><text:span text:style-name="T502">, ale </text:span><text:span text:style-name="T503">příčina</text:span><text:span text:style-name="T502"> té ctnosti nám u Boha přinese odměnu. A pokud se </text:span><text:span text:style-name="T503">třeba jen </text:span><text:span text:style-name="T502">maličko odchýlíš od přímé cesty, není podstatné, jdeš-</text:span><text:span text:style-name="T499">li</text:span><text:span text:style-name="T502"> napravo nebo nalevo, </text:span><text:span text:style-name="T509">neboť</text:span><text:span text:style-name="T507"> </text:span><text:span text:style-name="T502">jsi</text:span><text:span text:style-name="T505"> </text:span><text:span text:style-name="T502">ztratil </text:span><text:span text:style-name="T503">správnou </text:span><text:span text:style-name="T502">cestu.</text:span></text:p>
          </table:table-cell>
        </table:table-row>
        <table:table-row table:style-name="Tabulka1.13">
          <table:table-cell table:style-name="Tabulka1.A1" table:number-columns-spanned="2" office:value-type="string">
            <text:p text:style-name="P31">Sabbato</text:p>
            <text:p text:style-name="P48"><text:span text:style-name="T136">post Cineres</text:span>.</text:p>
          </table:table-cell>
          <table:covered-table-cell/>
        </table:table-row>
        <table:table-row table:style-name="Tabulka1.14">
          <table:table-cell table:style-name="Tabulka1.A1" office:value-type="string">
            <text:p text:style-name="P74"><text:span text:style-name="T32">Léctio sancti Evangélii secúndum </text:span><text:span text:style-name="T33">Marcum</text:span><text:span text:style-name="T32">.</text:span><text:span text:style-name="T11"> </text:span></text:p>
            <text:p text:style-name="P52">Lectio <text:span text:style-name="T129">j</text:span>. Cap. <text:span text:style-name="T140">6</text:span>.</text:p>
            <text:p text:style-name="P153"><text:span text:style-name="T1065">In</text:span> illo témpore: <text:span text:style-name="T141">Cum sero esset, erat navis in médio mari, et Jesus solus in terra. Et vídens discípulos suos laborántes in remigándo. Et réliqua.</text:span></text:p>
            <text:p text:style-name="P82"/>
            <text:p text:style-name="P94"><text:span text:style-name="T583">Homilía </text:span><text:span text:style-name="T596">venerábilis Bedæ</text:span><text:span text:style-name="T595"> Presbýteri</text:span><text:span text:style-name="T64">.</text:span></text:p>
            <text:p text:style-name="P58"><text:soft-page-break/>Lib. 2. Cap. 28. in Cap. 6. Marci, tom. 5.</text:p>
            <text:p text:style-name="P172"><text:span text:style-name="T1065">Labor</text:span> discipulórum in remigándo, et contrárius eis ventus, labóres sanctæ Ecclésiæ v<text:span text:style-name="T142">á</text:span>rios des<text:span text:style-name="T142">í</text:span>gnat: quæ inter undas sæculi adversántis, et immundórum flátus spirítuum, ad quiétem pátriæ cœléstis, quasi ad fidam líttoris statiónem, perveníre conátur. Ubi bene dícitur, quia navis erat in médio mari, et ipse solus in terra: quia nonnúmquam Ecclésia tantis Gentílium pressúris non solum afflícta, sed et fœdáta est, ut, si fíeri posset, Redémptor ipsíus eam prorsus deseruísse ad tempus viderétur.</text:p>
            <text:p text:style-name="P82"/>
          </table:table-cell>
          <table:table-cell table:style-name="Tabulka1.A1" office:value-type="string">
            <text:p text:style-name="P37"/>
            <text:p text:style-name="P37"/>
            <text:p text:style-name="P194"><text:span text:style-name="T1068">Z</text:span><text:span text:style-name="T1067">a</text:span><text:span text:style-name="T583"> onoho času, </text:span><text:span text:style-name="T597">když už bylo pozdě, byla loď uprostřed jezera a Ježíš sám na zemi</text:span><text:span text:style-name="T583">. </text:span><text:span text:style-name="T597">A viděl své učedníky, jak pilně veslují. </text:span><text:span text:style-name="T583">A ostatní.</text:span></text:p>
            <text:p text:style-name="P37"/>
            <text:p text:style-name="P37"/>
            <text:p text:style-name="P37"><text:soft-page-break/></text:p>
            <text:p text:style-name="P258"><text:span text:style-name="T1089">Námaha</text:span><text:span text:style-name="T715"> učedníků při veslování a vítr, </text:span><text:span text:style-name="T697">který</text:span><text:span text:style-name="T715"> vanu</text:span><text:span text:style-name="T697">l</text:span><text:span text:style-name="T715"> proti nim, </text:span><text:span text:style-name="T387">značí</text:span><text:span text:style-name="T715"> různá protivenství svaté Církve. Ta se uprostřed </text:span><text:span text:style-name="T598">protichůd</text:span><text:span text:style-name="T711">­</text:span><text:span text:style-name="T598">ných </text:span><text:span text:style-name="T715">vln světa </text:span><text:span text:style-name="T598">a vanutí nečistých </text:span><text:span text:style-name="T599">větrů snaží dostat do </text:span><text:span text:style-name="T364">pokoje</text:span><text:span text:style-name="T599"> nebeské vlasti jako do </text:span><text:span text:style-name="T323">b</text:span><text:span text:style-name="T324">ezpečného</text:span><text:span text:style-name="T599"> přístaviště. Proto je správně řečeno, že loď byla uprostřed jezera a Pán sám na souši. Neboť Církev často </text:span><text:span text:style-name="T600">bývá tlakem </text:span><text:span text:style-name="T697">P</text:span><text:span text:style-name="T600">ohan</text:span><text:span text:style-name="T697">ských národ</text:span><text:span text:style-name="T600">ů nejen zasažena, ale i </text:span><text:span text:style-name="T601">poskvrněna, </text:span><text:span text:style-name="T602">takže se zdá, možno-li to vůbec, že ji její Spasitel snad na nějaký čas </text:span><text:span text:style-name="T697">dokonce </text:span><text:span text:style-name="T602">opustil.</text:span></text:p>
            <text:p text:style-name="P293"/>
          </table:table-cell>
        </table:table-row>
        <table:table-row table:style-name="Tabulka1.15">
          <table:table-cell table:style-name="Tabulka1.A1" office:value-type="string">
            <text:p text:style-name="P52">Lectio <text:span text:style-name="T129">ij</text:span>.</text:p>
            <text:p text:style-name="P173"><text:span text:style-name="T1065">Unde</text:span> est illa vox ejus inter undas procellásque tentatiónum irruéntium deprehénsæ, atque auxílium protectiónis illíus gemebúndo clamóre quæréntis: Ut quid, Dómine, recessísti longe, déspicis in opportunitátibus, in tribulatióne? Quæ páriter vocem inimíci persequéntibus expónit, in sequéntibus Psalmi sub<text:span text:style-name="T143">j</text:span>íciens: Dixit enim in corde suo: Oblítus est Deus, avértit fáciem suam, ne vídeat usque in finem.</text:p>
            <text:p text:style-name="P82"/>
          </table:table-cell>
          <table:table-cell table:style-name="Tabulka1.A1" office:value-type="string">
            <text:p text:style-name="P37"/>
            <text:p text:style-name="P201"><text:span text:style-name="T1156">Odk</text:span><text:span text:style-name="T1171">ud</text:span><text:span text:style-name="T529"> tedy přichází onen její hlas, když je zajata uprostřed vln a bouří pokušení, které na ni doléhají, a hl</text:span><text:span text:style-name="T530">edá pomoc a ochranu Páně lkavým nářkem: </text:span><text:span text:style-name="T513">„Proč, Pane, odstoupil jsi tak daleko, odvracíš se od nás v dobách soužení“?</text:span><text:span text:style-name="T530"> </text:span><text:span text:style-name="T534">Církev</text:span><text:span text:style-name="T530"> stejně tak ukazuje, co říká nepřítel, když dále v Žalmu </text:span><text:span text:style-name="T517">10</text:span><text:span text:style-name="T530"> dodává: „</text:span><text:span text:style-name="T513">Řekl si totiž ve svém srdci: ‚Bůh na </text:span><text:span text:style-name="T514">vše</text:span><text:span text:style-name="T513"> zapomněl, odvrátil svou tvář, aby </text:span><text:span text:style-name="T515">už nikdy </text:span><text:span text:style-name="T514">nic</text:span><text:span text:style-name="T513"> </text:span><text:span text:style-name="T515">nespatřil‘</text:span><text:span text:style-name="T513">.“</text:span></text:p>
          </table:table-cell>
        </table:table-row>
        <table:table-row table:style-name="Tabulka1.16">
          <table:table-cell table:style-name="Tabulka1.A1" office:value-type="string">
            <text:p text:style-name="P52">Lectio <text:span text:style-name="T129">ii</text:span>j.</text:p>
            <text:p text:style-name="P174"><text:span text:style-name="T1065">Verum</text:span> ille non oblivíscitur oratiónem páuperum, neque avértit fáciem suam a sperántibus in se: quin pótius et certántes cum hóstibus, ut vincant, ádjuvat, et victóres in ætérnum corónat. Unde hic quoque apérte dícitur, quia vidit eos laborántes in remigándo. Videt quippe Dóminus laborántes in mari, quamvis ipse pósitus in terra: quia etsi ad horam différre videátur auxílium tribulátis impéndere, nihilóminus eos, ne in tribulatiónibus defíciant, suæ respéctu pietátis corróborat: et aliquándo étiam manifésto adjutório, victis adversitátibus, quasi calcátis sedatísque flúctuum volumínibus líberat.</text:p>
            <text:p text:style-name="P154"/>
          </table:table-cell>
          <table:table-cell table:style-name="Tabulka1.A1" office:value-type="string">
            <text:p text:style-name="P37"/>
            <text:p text:style-name="P202"><text:span text:style-name="T1114">Ve</text:span><text:span text:style-name="T788"> skutečnosti však Bůh nikdy nezapomíná na modlitbu </text:span><text:span text:style-name="T364">ubohých</text:span><text:span text:style-name="T788"> ani neodvr</text:span><text:span text:style-name="T697">ací</text:span><text:span text:style-name="T788"> svou tvář od těch, k</text:span><text:span text:style-name="T697">teří</text:span><text:span text:style-name="T788"> v něho doufají. Spíše pomáhá těm, </text:span><text:span text:style-name="T364">kteří</text:span><text:span text:style-name="T788"> bojují s nepřáteli, aby zvítězili, a vítěze navěky korunuje. Proto se i zde jasně říká, že je viděl, jak se plahočí při veslování. Pán totiž viděl učedníky, jak se plahočí na jezeře, i když on sám stál na břehu. Neboť i když </text:span><text:span text:style-name="T786">se zdá, že v tu chvíli váhá pomocí přispět souženým, v každém případě je posiluje svým láskyplným pohledem, aby v soužení neumdlévali. A nakonec též přispěje zjevnou pomocí, </text:span><text:span text:style-name="T1006">sám </text:span><text:span text:style-name="T933">přemůže všechny nesnáze, </text:span><text:span text:style-name="T934">a osvobodí je, jako když kráčel po rozbouřených spoustách vod, a utišil je. </text:span></text:p>
          </table:table-cell>
        </table:table-row>
        <table:table-row table:style-name="Tabulka1.17">
          <table:table-cell table:style-name="Tabulka1.A1" table:number-columns-spanned="2" office:value-type="string">
            <text:p text:style-name="P96"><text:span text:style-name="T16">D</text:span><text:span text:style-name="T1055">ominica </text:span><text:span text:style-name="T1056">j</text:span><text:span text:style-name="T1057">.</text:span></text:p>
            <text:p text:style-name="P50">in <text:span text:style-name="T144">Quadr</text:span>agesima.</text:p>
          </table:table-cell>
          <table:covered-table-cell/>
        </table:table-row>
        <table:table-row table:style-name="Tabulka1.18">
          <table:table-cell table:style-name="Tabulka1.A1" office:value-type="string">
            <text:p text:style-name="P98">In I. Nocturno</text:p>
            <text:p text:style-name="P99">De Epístola secúnda beáti Pauli Apóstoli</text:p>
            <text:p text:style-name="P99">ad Corínthios.</text:p>
            <text:p text:style-name="P63">Lectio j. <text:span text:style-name="T1234">Cap. 6. et 7.</text:span></text:p>
            <text:p text:style-name="P361"><text:span text:style-name="T1065">Adjuvántes</text:span> <text:span text:style-name="T1237">autem exhortámur</text:span> ne in vácuum grátiam Dei recipiátis. Ait enim: Témpore accépto exaudívi te, et in die salútis adjúvi te. Ecce nunc tempus acceptábile, ecce nunc dies salútis. Némini dantes ullam offensiónem, ut non vituperétur ministérium nostrum. </text:p>
            <text:p text:style-name="P361"><text:soft-page-break/></text:p>
          </table:table-cell>
          <table:table-cell table:style-name="Tabulka1.A1" office:value-type="string">
            <text:p text:style-name="P7"/>
            <text:p text:style-name="P7"/>
            <text:p text:style-name="P7"/>
            <text:p text:style-name="P7"/>
            <text:p text:style-name="P259"><text:span text:style-name="T1214">Jako</text:span><text:span text:style-name="T1271"> </text:span><text:span text:style-name="T1309">Boží </text:span><text:span text:style-name="T1271">spolupracovníci </text:span><text:span text:style-name="T1310">vás </text:span><text:span text:style-name="T1271">napomínáme, abyste nepřijímali milost Boží nadarmo. Neboť praví: „V čas příhodný tě vyslyším, a v den spásy ti pomohu.“ Hle, nyní je ten „čas příhodný;“ hle, nyní je ten „den spásy“! Nikomu v ničem nedáv</text:span><text:span text:style-name="T451">e</text:span><text:span text:style-name="T452">j</text:span><text:span text:style-name="T1271">me pohoršení, aby nebyl pohaněn náš </text:span><text:soft-page-break/><text:span text:style-name="T1271">úřad.</text:span></text:p>
          </table:table-cell>
        </table:table-row>
        <table:table-row table:style-name="Tabulka1.19">
          <table:table-cell table:style-name="Tabulka1.A1" office:value-type="string">
            <text:p text:style-name="P63">Lectio ij.</text:p>
            <text:p text:style-name="P183"><text:span text:style-name="T1065">Sed</text:span> in ómnibus exhibeámus nosmetípsos sicut Dei minístros in multa patiéntia, in tribulatiónibus, in necessitátibus, in angústiis, in plagis, in carcéribus, in seditiónibus, in labóribus, in vigíliis, in jejúniis, in castitáte, in sciéntia, in longanimitáte, in suavitáte, in Spíritu sancto, in charitáte non ficta, in verbo veritátis, in virtúte Dei, per arma justítiae a dextris, et a sinístris, per glóriam, et ignobilitátem, per infámiam et bonam famam: ut seductóres, et veráces, sicut qui ignóti, et cogníti: quasi moriéntes, et ecce vivímus: ut castigáti, et non mortificáti: quasi tristes, semper autem gaudéntes: sicut egéntes, multos autem locupletántes: tamquam nihil habéntes, et ómnia possidéntes. </text:p>
            <text:p text:style-name="P103"/>
          </table:table-cell>
          <table:table-cell table:style-name="Tabulka1.A1" office:value-type="string">
            <text:p text:style-name="P22"/>
            <text:p text:style-name="P373"><text:span text:style-name="T1175">Avšak</text:span><text:span text:style-name="T1237"> </text:span>ve všem se <text:span text:style-name="T1237">ukazujme</text:span> jako služebníci Boží: velkou trpělivostí v souženích, v nesnázích a v úzkostech, v ranách, žalářích a nepokojích, v námahách, v bděních a postech. Čistotou a poznáním, shovívavostí a dobrotivostí, Duchem svatým a nelíčenou láskou; slovem pravdy a mocí Boží, zbrojí spravedlnosti v pravici i v levici, docházíme-li cti nebo potupy, <text:span text:style-name="T1379">ať už se </text:span>těšíme zlé nebo dobré pověsti. <text:span text:style-name="T1237">J</text:span>sme pokládáni <text:span text:style-name="T1237">za </text:span>svůdce, a přece mluvíme pravdu. Jsme jako neznámí, a přece dobře známí, jako umírající, a hle, žijeme, jako trestanci, ale ne usmrcováni, jakoby smutní, ale vždy veselí, jako žebráci, a přece mnohé obohacujeme, jako <text:span text:style-name="T73">lidé, </text:span><text:span text:style-name="T170">kteří</text:span> nic nemají, a přece <text:span text:style-name="T1237">mám všechno</text:span>.</text:p>
          </table:table-cell>
        </table:table-row>
        <table:table-row table:style-name="Tabulka1.20">
          <table:table-cell table:style-name="Tabulka1.A1" office:value-type="string">
            <text:p text:style-name="P63">Lectio iij.</text:p>
            <text:p text:style-name="P183">O<text:span text:style-name="T1065">s</text:span> nostrum patet ad vos o Corínthii, cor nostrum dilatátum est. Non angustiámini in nobis: angustiámini autem in viscéribus vestris: eámdem autem habéntes remuneratiónem, tamquam fíliis dico: dilatámini et vos. Nolíte jugum dúcere cum infidélibus. Quæ enim participátio justítiæ cum iniquitáte? Aut quæ socíetas luci ad ténebras? Quæ autem convéntio Christi ad Bélial? Aut quæ pars fidéli cum infidéli? Qui autem consénsus templo Dei cum idólis? </text:p>
            <text:p text:style-name="P26"/>
          </table:table-cell>
          <table:table-cell table:style-name="Tabulka1.A1" office:value-type="string">
            <text:p text:style-name="P22"/>
            <text:p text:style-name="P374"><text:span text:style-name="T1065">Naše</text:span> ústa se otevřela k vám, ó Korinťané, a naše srdce se rozšířilo. V našem srdci se netísníte, ale v<text:span text:style-name="T1238">e</text:span> svém se tísníte. Jako s dětmi <text:span text:style-name="T101">s vámi </text:span>mluvím: Splácejte stejné stejným a rozšiřte také <text:span text:style-name="T1379">vy</text:span> svá srdce! Nespolčujte se s nevěřícími! Neboť co mají společného spravedlnost s nepravostí? Nebo co mají společného světlo s tmou? A jaká shoda mezi Kristem a Belialem? Nebo jaký <text:span text:style-name="T1238">podíl mají</text:span> věřící <text:span text:style-name="T1238">s </text:span>nevěřícím<text:span text:style-name="T1238">i</text:span>? A jak lze srovnati chrám Boží s modlami?</text:p>
          </table:table-cell>
        </table:table-row>
        <table:table-row table:style-name="Tabulka1.21">
          <table:table-cell table:style-name="Tabulka1.A1" office:value-type="string">
            <text:p text:style-name="P63">Lectio i<text:span text:style-name="T1235">v</text:span>.</text:p>
            <text:p text:style-name="P183"><text:span text:style-name="T1065">Vos</text:span> enim estis templum Dei vivi, sicut dicit Deus: Quoniam inhabitábo in illis, et inambulábo inter eos, et ero illórum Deus, et ipsi erunt mihi pópulus. Has ergo habéntes promissiónes charíssimi, mundémus nos ab omni inquinaménto carnis, et spiritus, perficiéntes sanctificatiónem in timóre Dei. </text:p>
            <text:p text:style-name="P26"/>
          </table:table-cell>
          <table:table-cell table:style-name="Tabulka1.A1" office:value-type="string">
            <text:p text:style-name="P22"/>
            <text:p text:style-name="P383"><text:span text:style-name="T1065">Vždyť</text:span> vy jste přece chrámem Boha živého, jak řekl Bůh: „Budu přebývat a chodit mezi nimi, a budu jejich Bohem a oni budou mým lidem.“ <text:span text:style-name="T1238">M</text:span>áme <text:span text:style-name="T1238">tedy </text:span>tato zaslíbení, <text:span text:style-name="T1238">nejmilejší</text:span>, očisťme se od každé poskvrny těla i ducha a dokonávejme <text:span text:style-name="T73">své</text:span> posvěcení v bázni Boží! <text:s/><text:span text:style-name="T1236">(</text:span><text:span text:style-name="T100">Hejčl, </text:span><text:span text:style-name="T118">upraveno</text:span><text:span text:style-name="T169">)</text:span></text:p>
          </table:table-cell>
        </table:table-row>
        <table:table-row table:style-name="Tabulka1.22">
          <table:table-cell table:style-name="Tabulka1.A1" office:value-type="string">
            <text:p text:style-name="P122">In II. Nocturno</text:p>
            <text:p text:style-name="P106"><text:span text:style-name="T145">Sermo sancti Leónis Papæ</text:span>.</text:p>
            <text:p text:style-name="P59"><text:span text:style-name="T145">Sermo 4. de Quadragesima</text:span>.</text:p>
            <text:p text:style-name="P46"><text:bookmark-start text:name="__DdeLink__2400_167314470911311111"/><text:span text:style-name="T6">Lectio</text:span><text:bookmark-end text:name="__DdeLink__2400_167314470911311111"/><text:span text:style-name="T6"> v.</text:span></text:p>
            <text:p text:style-name="P181"><text:span text:style-name="T1065">Prædicatúrus</text:span> vobis, dilectíssimi, sacratíssimum maximúmque jejúnium, quo áptius utar exórdio, quam ut verbis Apóstoli, in quo Christus loquebátur, incípiam, dicámque quod lectum est: Ecce nunc tempus acceptábile: ecce nunc dies salútis? Quamvis enim nulla sint témpora, quæ divínis non sint plena munéribus, et semper nobis ad misericórdiam Dei per ipsíus grátiam præstétur accéssus: nunc tamen ómnium mentes majóri <text:soft-page-break/>stúdio ad spiritáles proféctus movéri, et amplióri fidúcia opórtet animári, quando ad univérsa pietátis offícia, illíus nos diéi, in quo redémpti sumus, recúrsus invítat: ut excéllens super ómnia passiónis Domínicæ sacraméntum, purificátis et corpóribus et ánimis celebrémus.</text:p>
            <text:p text:style-name="P42"/>
          </table:table-cell>
          <table:table-cell table:style-name="Tabulka1.A1" office:value-type="string">
            <text:p text:style-name="P123"><text:s/></text:p>
            <text:p text:style-name="P37"/>
            <text:p text:style-name="P37"/>
            <text:p text:style-name="P37"/>
            <text:p text:style-name="P260"><text:span text:style-name="T1083">Nejmil</text:span><text:span text:style-name="T1069">ovaně</text:span><text:span text:style-name="T1083">jší</text:span><text:span text:style-name="T648">, budu vám kázat o nejposvát-nějším a největším postu. Nemohu použít příhodnějšího úvodu než slova </text:span><text:span text:style-name="T610">A</text:span><text:span text:style-name="T648">poštola, která k němu </text:span><text:span text:style-name="T604">pro</text:span><text:span text:style-name="T648">mluvil Kristus. Řeknu tedy, co č</text:span><text:span text:style-name="T610">teme </text:span><text:span text:style-name="T968">v </text:span><text:span text:style-name="T446">Písmu</text:span><text:span text:style-name="T648">: </text:span><text:span text:style-name="T498">„Hle, nyní jest čas příhodný, hle, nyní je</text:span><text:span text:style-name="T497">st</text:span><text:span text:style-name="T498"> den spásy.“</text:span><text:span text:style-name="T648"> I když </text:span><text:span text:style-name="T604">nikdy </text:span><text:span text:style-name="T605">nemohou přijít</text:span><text:span text:style-name="T648"> časy, které by nebyly plné božských darů </text:span><text:span text:style-name="T606">a vždy je nám dán přístup k milosrdenství Božímu skrze jeho milost, </text:span><text:span text:style-name="T605">n</text:span><text:span text:style-name="T606">yní</text:span><text:span text:style-name="T607"> je </text:span><text:span text:style-name="T648">v</text:span><text:span text:style-name="T607">šak</text:span><text:span text:style-name="T606"> </text:span><text:span text:style-name="T607">třeba</text:span><text:span text:style-name="T606">, aby se mysli všech </text:span><text:span text:style-name="T607">s </text:span><text:span text:style-name="T605">ještě </text:span><text:soft-page-break/><text:span text:style-name="T606">větší sna</text:span><text:span text:style-name="T607">hou</text:span><text:span text:style-name="T606"> </text:span><text:span text:style-name="T604">vyda</text:span><text:span text:style-name="T606">ly </text:span><text:span text:style-name="T604">vstříc</text:span><text:span text:style-name="T607"> duchovním věcem a oživily se větší důvěrou, </text:span><text:span text:style-name="T604">právě</text:span><text:span text:style-name="T607"> když </text:span><text:span text:style-name="T605">se Pán vrací a zve </text:span><text:span text:style-name="T607">nás ke všem zbožným povinnostem, v onen den, kdy jsme byli spaseni; </text:span><text:span text:style-name="T608">abychom s očištěným tělem i duší slavili </text:span><text:span text:style-name="T609">tajemství</text:span><text:span text:style-name="T608"> nad</text:span><text:span text:style-name="T610">e</text:span><text:span text:style-name="T608"> </text:span><text:span text:style-name="T604">všechna</text:span><text:span text:style-name="T608"> </text:span><text:span text:style-name="T610">ostatní</text:span><text:span text:style-name="T608">, </text:span><text:span text:style-name="T609">tajemství </text:span><text:span text:style-name="T608">utrpení Páně.</text:span></text:p>
          </table:table-cell>
        </table:table-row>
        <table:table-row table:style-name="Tabulka1.23">
          <table:table-cell table:style-name="Tabulka1.A1" office:value-type="string">
            <text:p text:style-name="P60">Lectio vj.</text:p>
            <text:p text:style-name="P366"><text:span text:style-name="T1065">Debebátur</text:span> quidem tantis mystériis ita incessábilis devótio, et continuáta reveréntia, ut tales permanerémus in conspéctu Dei, quales nos in ipso Paschali festo dignum est inveníri. Sed quia hæc fortitúdo paucórum est: et dum carnis fragilitáte austérior observántia relaxátur, dumque per várias actiónes vitæ hujus sollicitúdo disténditur, necésse est de mundáno púlvere étiam religiósa corda sordéscere: magna divínæ institutiónis salubritáte provísum est, ut ad reparándam méntium puritátem quadragínta nobis diérum exercitátio mederétur, in quibus aliórum témporum culpas, et pia ópera redímerent, et jejúnia casta decóquerent.</text:p>
            <text:p text:style-name="P113"/>
          </table:table-cell>
          <table:table-cell table:style-name="Tabulka1.A1" office:value-type="string">
            <text:p text:style-name="P37"/>
            <text:p text:style-name="P203"><text:span text:style-name="T1131">T</text:span><text:span text:style-name="T1132">ak</text:span><text:span text:style-name="T842"> velikému tajemství slušela se zajisté </text:span><text:span text:style-name="T841">tak</text:span><text:span text:style-name="T842"> neustávající díkůvzdání a </text:span><text:span text:style-name="T841">tak </text:span><text:span text:style-name="T842">nepřetržitá úcta, abychom před tváří Páně zůstali takoví, jaký</text:span><text:span text:style-name="T835">mi</text:span><text:span text:style-name="T842"> </text:span><text:span text:style-name="T835">se sluší </text:span><text:span text:style-name="T842">nás při samotném Velikonočním svátku shledati. Protože však takovou sílu mají jen málokteří, a zatímco slabost těla </text:span><text:span text:style-name="T835">se </text:span><text:span text:style-name="T393">s</text:span><text:span text:style-name="T394">taví na odpor</text:span><text:span text:style-name="T842"> přísnější</text:span><text:span text:style-name="T835">mu</text:span><text:span text:style-name="T842"> dodržování </text:span><text:span text:style-name="T967">postu, </text:span><text:span text:style-name="T836">a skrze různá </text:span><text:span text:style-name="T837">působení</text:span><text:span text:style-name="T836"> </text:span><text:span text:style-name="T837">nás o</text:span><text:span text:style-name="T836">d něj odvádějí</text:span><text:span text:style-name="T837"> </text:span><text:span text:style-name="T841">i </text:span><text:span text:style-name="T837">starosti </text:span><text:span text:style-name="T836">tohoto života</text:span><text:span text:style-name="T837">, naše nábožná srdce se nevyhnutelně zašpiní od prachu světa; ve své veliké spásonosné touze Bůh ustanovil, že k obnovení čistoty mysli nás uzdraví čtyřicetidenní cvičení, ve kterých zbožné skutky vykoupí viny </text:span><text:span text:style-name="T839">z </text:span><text:span text:style-name="T837">jiných období, a </text:span><text:span text:style-name="T395">č</text:span><text:span text:style-name="T394">istý</text:span><text:span text:style-name="T837"> půst </text:span><text:span text:style-name="T839">je zcela </text:span><text:span text:style-name="T837">zničí.</text:span></text:p>
          </table:table-cell>
        </table:table-row>
        <table:table-row table:style-name="Tabulka1.24">
          <table:table-cell table:style-name="Tabulka1.A1" office:value-type="string">
            <text:p text:style-name="P60">Lectio vij.</text:p>
            <text:p text:style-name="P369"><text:span text:style-name="T1065">Ingressúri</text:span> ígitur, dilectíssimi, dies mysticos, et purificándis ánimis atque corpóribus sacrátius institútos, præcéptis Apostólicis obedíre curémus, emundántes nos ab omni inquinaménto carnis ac spíritus: ut castigátis colluctatiónibus, quæ sunt inter utrámque substántiam, ánimus, quem sub Dei gubernáculis constitútum, córporis sui decet esse rectórem, dominatiónis suæ obtíneat dignitátem: ut némini dantes ullam offensiónem, vituperatiónibus obloquéntium non simus obnóxii.</text:p>
            <text:p text:style-name="P43"/>
          </table:table-cell>
          <table:table-cell table:style-name="Tabulka1.A1" office:value-type="string">
            <text:p text:style-name="P37"/>
            <text:p text:style-name="P204"><text:span text:style-name="T1070">Vstupujeme</text:span><text:span text:style-name="T613"> tedy, nejmil</text:span><text:span text:style-name="T614">ovaně</text:span><text:span text:style-name="T613">jší, v tajemné dny, posvátně ustanovené k očištění duše i těla. </text:span><text:span text:style-name="T615">Mějme </text:span><text:span text:style-name="T325">v</text:span><text:span text:style-name="T326">ždy</text:span><text:span text:style-name="T615"> na mysli poslušnost Apoštolským přikázáním, která nás očišťují od každé poskvrny těla i ducha, aby v soubojích obou podstat, které nás mají napravit, pak duch, který je ustanoven pod vedením Božím a svému tělu má být vůdcem, obdržel důstojnost Jeho panování, abychom nikomu nedávali důvod k pohoršení a nebyli jsme zodpovědní za viny těch, </text:span><text:span text:style-name="T325">k</text:span><text:span text:style-name="T326">teří</text:span><text:span text:style-name="T615"> mluví proti nám.</text:span></text:p>
          </table:table-cell>
        </table:table-row>
        <table:table-row table:style-name="Tabulka1.25">
          <table:table-cell table:style-name="Tabulka1.A1" office:value-type="string">
            <text:p text:style-name="P60">Lectio viij.</text:p>
            <text:p text:style-name="P369"><text:span text:style-name="T1065">Digna</text:span> enim ab infidélibus reprehensióne carpémur, et nostro vítio linguæ impíæ in injúriam se religiónis armábunt, si jejunántium mores a puritáte perféctæ continéntiæ discrepárint. Non enim in sola abstinéntia cibi stat nostri summa jejúnii: aut fructuóse córpori esca subtráhitur, nisi mens ab iniquitáte revocétur.</text:p>
            <text:p text:style-name="P113"/>
          </table:table-cell>
          <table:table-cell table:style-name="Tabulka1.A1" office:value-type="string">
            <text:p text:style-name="P37"/>
            <text:p text:style-name="P205"><text:span text:style-name="T1071">Po</text:span><text:span text:style-name="T617"> zásluze totiž skl</text:span><text:span text:style-name="T616">íz</text:span><text:span text:style-name="T617">íme pokárání od nevěřících a náš hřích </text:span><text:span text:style-name="T614">dá sílu</text:span><text:span text:style-name="T617"> zlý</text:span><text:span text:style-name="T614">m</text:span><text:span text:style-name="T617"> jazyků</text:span><text:span text:style-name="T614">m</text:span><text:span text:style-name="T617"> </text:span><text:span text:style-name="T614">k </text:span><text:span text:style-name="T617">nactiutrhání </text:span><text:span text:style-name="T604">našeho </text:span><text:span text:style-name="T617">náboženství, pokud se chování těch, </text:span><text:span text:style-name="T327">k</text:span><text:span text:style-name="T326">teří</text:span><text:span text:style-name="T617"> se postí, neshoduje s dokonalou zdrženlivostí. </text:span><text:span text:style-name="T614">Celý náš půst nespočívá jen </text:span><text:span text:style-name="T617">ve zdrženlivosti v jídle. Abychom se plodně zříkali pokrmu, musí se </text:span><text:span text:style-name="T614">i </text:span><text:span text:style-name="T617">naše mysl zříc</text:span><text:span text:style-name="T614">i</text:span><text:span text:style-name="T617"> nepravosti.</text:span></text:p>
          </table:table-cell>
        </table:table-row>
        <table:table-row table:style-name="Tabulka1.26">
          <table:table-cell table:style-name="Tabulka1.A1" office:value-type="string">
            <text:p text:style-name="P122">In III. Nocturno</text:p>
            <text:p text:style-name="P74"><text:span text:style-name="T32">Léctio sancti Evangélii secúndum Lucam.</text:span><text:span text:style-name="T11"> </text:span></text:p>
            <text:p text:style-name="P52">Lectio ix. Cap. <text:span text:style-name="T146">4</text:span>.</text:p>
            <text:p text:style-name="P155"><text:span text:style-name="T1065">In</text:span> illo témpore: <text:span text:style-name="T146">Ductus est Jesus in desértum a Spíritu, ut tentarétur a diabolo. Et cum jejunásset quadragínta diébus et quadragínta nóctibus, póstea esúriit. Et réliqua.</text:span></text:p>
            <text:p text:style-name="P82"/>
            <text:p text:style-name="P74"><text:soft-page-break/><text:span text:style-name="T1028">Homil</text:span><text:span text:style-name="T450">í</text:span><text:span text:style-name="T1028">a sancti Gregórii Papæ</text:span><text:span text:style-name="T32">.</text:span></text:p>
            <text:p text:style-name="P62">Homilía 1<text:span text:style-name="T146">6</text:span>. in Evangélia.</text:p>
            <text:p text:style-name="P175"><text:span text:style-name="T1065">Dubitári</text:span> a quibúsdam solet, a quo spíritu sit Jesus ductus in desértum, propter hoc quod súbditur: Assúmpsit eum diábolus in sanctam civitátem; et rursum: Assúmpsit eum in montem excélsum valde. Sed vere et absque ulla quæstióne conveniénter accípitur, ut a sancto Spíritu in desértum ductus credátur: ut illuc eum suus Spíritus dúceret, ubi hunc ad tentándum malígnus spíritus inveníret.</text:p>
            <text:p text:style-name="P82"/>
          </table:table-cell>
          <table:table-cell table:style-name="Tabulka1.A1" office:value-type="string">
            <text:p text:style-name="P37"/>
            <text:p text:style-name="P37"/>
            <text:p text:style-name="P37"/>
            <text:p text:style-name="P194"><text:span text:style-name="T1085">Z</text:span><text:span text:style-name="T1067">a</text:span><text:span text:style-name="T583"> onoho času,</text:span><text:span text:style-name="T656"> byl Ježíš veden na poušť Duchem </text:span><text:span text:style-name="T986">svatým</text:span><text:span text:style-name="T656">, aby byl pokoušen od ďábla. A když se postil čtyřicet dní a čtyřicet nocí, poté vyhladověl</text:span><text:span text:style-name="T657">. A ostatní.</text:span></text:p>
            <text:p text:style-name="P37"/>
            <text:p text:style-name="P37"><text:soft-page-break/></text:p>
            <text:p text:style-name="P37"/>
            <text:p text:style-name="P294"><text:span text:style-name="T1065">Někteří</text:span> lidé <text:span text:style-name="T190">stále </text:span>pochyb<text:span text:style-name="T190">ují</text:span> o tom, jaký duch vyvedl Ježíše na poušť, <text:span text:style-name="T190">a to </text:span>kvůli následujícím slovům: „Vzal jej ďábel do svatého města,“ a opět: „Vzal jej na velmi vysokou horu.“ Avšak opravdu a bez jakékoliv výhrady se všeobecně přijímá a věří, že na poušť jej odvedl Duch svatý. Totiž jeho Duch jej <text:span text:style-name="T190">měl </text:span>odvé<text:span text:style-name="T190">st</text:span> tam, kde jej zlý duch nalezne, aby jej <text:span text:style-name="T1239">pak </text:span>mohl pokoušet.</text:p>
          </table:table-cell>
        </table:table-row>
        <table:table-row table:style-name="Tabulka1.27">
          <table:table-cell table:style-name="Tabulka1.A1" office:value-type="string">
            <text:p text:style-name="P52">Lectio x.</text:p>
            <text:p text:style-name="P176"><text:span text:style-name="T1065">Sed</text:span> ecce, cum dícitur Deus homo vel in excélsum montem, vel in sanctam civitátem a diábolo assúmptus, mens réfugit crédere, humánæ hoc audíre aures expavéscunt. Qui tamen non esse incredibília ista cognóscimus, si in illo et ália facta pensámus.</text:p>
            <text:p text:style-name="P82"/>
          </table:table-cell>
          <table:table-cell table:style-name="Tabulka1.A1" office:value-type="string">
            <text:p text:style-name="P37"/>
            <text:p text:style-name="P206"><text:span text:style-name="T1140">Avšak</text:span><text:span text:style-name="T887"> hle, když se říká, ž</text:span><text:span text:style-name="T888">e ďábel vzal Boha a člověka na vysokou horu nebo do svatého města, mysl se zdráhá tomu uvěřit, lidské uši se </text:span><text:span text:style-name="T396">b</text:span><text:span text:style-name="T397">ojí</text:span><text:span text:style-name="T888"> to uslyšet. Poznáme však, že to nejsou věci neuvěřitelné, pokud vezmeme v úvahu i další skutečnosti.</text:span></text:p>
          </table:table-cell>
        </table:table-row>
        <table:table-row table:style-name="Tabulka1.28">
          <table:table-cell table:style-name="Tabulka1.A1" office:value-type="string">
            <text:p text:style-name="P52">Lectio xj.</text:p>
            <text:p text:style-name="P177"><text:span text:style-name="T1065">Certe</text:span> iniquórum ómnium caput diábolus est, et hujus cápitis membra sunt omnes iníqui. An non diáboli membrum fuit Pilátus? an non diáboli membra Judæi persequéntes, et mílites crucifigéntes Christum fuérunt? Quid ergo mirum, si se ab illo permísit in montem duci, qui se pértulit etiam a membris illíus crucif<text:span text:style-name="T147">í</text:span>gi? Non est ergo ind<text:span text:style-name="T147">í</text:span>gnum Redempt<text:span text:style-name="T147">ó</text:span>ri nostro quod tent<text:span text:style-name="T147">á</text:span>ri vóluit, qui vénerat occídi. Justum quippe erat, ut sic tentatiónes nostras suis tentatiónibus vínceret, sicut mortem nostram vénerat sua morte super<text:span text:style-name="T147">á</text:span>re.</text:p>
            <text:p text:style-name="P82"/>
          </table:table-cell>
          <table:table-cell table:style-name="Tabulka1.A1" office:value-type="string">
            <text:p text:style-name="P37"/>
            <text:p text:style-name="P295"><text:span text:style-name="T1065">Zajisté</text:span> je ďábel <text:span text:style-name="T73">počátkem a</text:span> hlavou všech nepravostí a údy té<text:span text:style-name="T191">to</text:span> <text:span text:style-name="T191">hlavy</text:span> jsou všichni zlovol<text:span text:style-name="T1380">­</text:span>níci. Nebyl snad ďáblovým údem Pilát? Nebyli snad ďáblovi údové Židé, <text:span text:style-name="T1239">kteří</text:span> pronásledovali Krista, a vojáci, kteří jej ukřižovali? Co je tedy divného na tom, že Pán dovolil, aby jej na horu vedl ten, jehož údy jej poté ukřižovaly? Není tedy nehodné našeho Spasitele, že chtěl být pokoušen na své cestě na smrt. Bylo <text:span text:style-name="T191">totiž</text:span> spravedlivé, <text:span text:style-name="T1239">aby</text:span> naše pokušení ve svých pokušeních přemohl, jakož i přišel naši smrt svou smrtí přemoci. </text:p>
          </table:table-cell>
        </table:table-row>
        <table:table-row table:style-name="Tabulka1.29">
          <table:table-cell table:style-name="Tabulka1.A1" office:value-type="string">
            <text:p text:style-name="P52">Lectio xij.</text:p>
            <text:p text:style-name="P178"><text:span text:style-name="T1065">Sed</text:span> sciéndum nobis est, quia tribus modis tentátio ágitur: suggestióne, delectatióne et consénsu. Et nos cum tentámur, plerúmque in delectatiónem, aut étiam in consénsum lábimur: quia de carnis peccáto propagáti, in nobis ipsis étiam gérimus, unde certámina tolerámus. Deus vero, qui in útero Vírginis incarnátus, in mundum sine peccáto vénerat, nihil contradictiónis in semetípso tolerábat. Tent<text:span text:style-name="T148">á</text:span>ri ergo per suggestiónem pótuit: sed ejus méntem peccáti delectátio non momórdit. Atque ideo omnis diabolica illa tentátio foris, non intus fuit.</text:p>
            <text:p text:style-name="P82"/>
          </table:table-cell>
          <table:table-cell table:style-name="Tabulka1.A1" office:value-type="string">
            <text:p text:style-name="P37"/>
            <text:p text:style-name="P207"><text:span text:style-name="T1141">Je</text:span><text:span text:style-name="T889"> však důležité vědět, že k pokušení dochází třemi způsoby: skrze našeptávání, zálibu a souhlas. A my, když jsme pokoušeni, </text:span><text:span text:style-name="T419">často</text:span><text:span text:style-name="T889"> sklouzneme do zalíbení či dokonce souhlasu </text:span><text:span text:style-name="T988">s hříchem</text:span><text:span text:style-name="T889">, </text:span><text:span text:style-name="T890">neboť jsme v tělesném hříchu zrozeni, takže v sobě samých nosíme také příčinu, proč těmito boji procházíme. </text:span><text:span text:style-name="T889">Avšak Bůh, jenž se vtělil do </text:span><text:span text:style-name="T890">panenského </text:span><text:span text:style-name="T889">lůna, přišel na svět bez hříchu </text:span><text:span text:style-name="T890">a </text:span><text:span text:style-name="T889">žádný protimluv v sobě samém <text:s/>nesnesl. Mohl být tedy pokoušen skrze našeptávání, avšak </text:span><text:span text:style-name="T890">zalíbení v hříchu nedokázalo</text:span><text:span text:style-name="T889"> </text:span><text:span text:style-name="T891">proniknout </text:span><text:span text:style-name="T889">jeho mysl</text:span><text:span text:style-name="T890">. Také proto se všechno to ďábelské pokoušení odehrávalo jen vně, nikoliv uvnitř.</text:span></text:p>
          </table:table-cell>
        </table:table-row>
        <table:table-row table:style-name="Tabulka1.30">
          <table:table-cell table:style-name="Tabulka1.A1" table:number-columns-spanned="2" office:value-type="string">
            <text:p text:style-name="P30">Feria <text:span text:style-name="T184">Secunda</text:span></text:p>
            <text:p text:style-name="P48"><text:span text:style-name="T184">Infra hebdomadam primam Quadragesimæ</text:span>.</text:p>
          </table:table-cell>
          <table:covered-table-cell/>
        </table:table-row>
        <table:table-row table:style-name="Tabulka1.31">
          <table:table-cell table:style-name="Tabulka1.A1" office:value-type="string">
            <text:p text:style-name="P74"><text:span text:style-name="T32">Léctio sancti Evangélii secúndum Matthæum.</text:span><text:span text:style-name="T11"> </text:span></text:p>
            <text:p text:style-name="P52">Lectio <text:span text:style-name="T129">j</text:span>. Cap. <text:span text:style-name="T184">25</text:span>.</text:p>
            <text:p text:style-name="P149"><text:soft-page-break/><text:span text:style-name="T1065">In</text:span> illo témpore: <text:span text:style-name="T133">Dixit Jesus discípulis suis: Cum venerit Fílius hóminis in majestáte sua, et omnes Angeli cum eo, tunc sedébit super sedem majestátis suæ: et congregabúntur ante eum omnes gentes. Et réliqua.</text:span></text:p>
            <text:p text:style-name="P82"/>
            <text:p text:style-name="P75"><text:span text:style-name="T1028">Homil</text:span><text:span text:style-name="T450">í</text:span><text:span text:style-name="T1028">a sancti </text:span><text:span text:style-name="T1030">Augustíni Epíscopi</text:span><text:span text:style-name="T32">.</text:span></text:p>
            <text:p text:style-name="P54">Lib. de <text:span text:style-name="T184">f</text:span>ide et operibus. c. 15. tom. 4. circa me<text:span text:style-name="T184">d</text:span>.</text:p>
            <text:p text:style-name="P162"><text:span text:style-name="T1065">Si</text:span> mandátis non servátis, ad vitam veníri potest per solam fidem, quæ sine opéribus mórtua est: illud deínde quómodo verum erit, quod eis, quos ad sinístram positúrus est, dicet: Ite in ignem ætérnum, qui parátus est diábolo, et ángelis ejus? <text:span text:style-name="T185">N</text:span>ec íncrepat, quia in eum non credidérunt; sed quia bona ópera non fecérunt.</text:p>
            <text:p text:style-name="P82"/>
          </table:table-cell>
          <table:table-cell table:style-name="Tabulka1.A1" office:value-type="string">
            <text:p text:style-name="P37"/>
            <text:p text:style-name="P37"/>
            <text:p text:style-name="P194"><text:soft-page-break/><text:span text:style-name="T1068">Z</text:span><text:span text:style-name="T1067">a</text:span><text:span text:style-name="T583"> onoho času řekl Ježíš svým učedníkům: „</text:span><text:span text:style-name="T658">A</text:span><text:span text:style-name="T586">ž </text:span><text:span text:style-name="T658">přijde Syn člověka ve své slávě, a všichni </text:span><text:span text:style-name="T698">A</text:span><text:span text:style-name="T658">ndělové s ním, tehdy se posadí na trůn své </text:span><text:span text:style-name="T699">vznešenosti</text:span><text:span text:style-name="T658">: a shromážděny budou před ním všechny národy</text:span><text:span text:style-name="T586">.“</text:span><text:span text:style-name="T583"> A ostatní.</text:span></text:p>
            <text:p text:style-name="P37"/>
            <text:p text:style-name="P39"/>
            <text:p text:style-name="P261"><text:span text:style-name="T1115">Pokud</text:span><text:span text:style-name="T789"> </text:span><text:span text:style-name="T790">bychom</text:span><text:span text:style-name="T789"> </text:span><text:span text:style-name="T790">ne</text:span><text:span text:style-name="T789">zachováva</text:span><text:span text:style-name="T790">li</text:span><text:span text:style-name="T789"> přikázání a k životu </text:span><text:span text:style-name="T1007">věčnému</text:span><text:span text:style-name="T935"> </text:span><text:span text:style-name="T936">by bylo</text:span><text:span text:style-name="T935"> možné dojít </text:span><text:span text:style-name="T936">pou</text:span><text:span text:style-name="T891">­</text:span><text:span text:style-name="T936">ze </text:span><text:span text:style-name="T935">skrze víru samotnou, </text:span><text:span text:style-name="T893">která je</text:span><text:span text:style-name="T935"> </text:span><text:span text:style-name="T891">však </text:span><text:span text:style-name="T935">bez skutků mrtvá, </text:span><text:span text:style-name="T936">j</text:span><text:span text:style-name="T935">ak by p</text:span><text:span text:style-name="T936">otom</text:span><text:span text:style-name="T935"> mohl</text:span><text:span text:style-name="T437">a</text:span><text:span text:style-name="T935"> být pravd</text:span><text:span text:style-name="T437">a</text:span><text:span text:style-name="T935">, že těm, které </text:span><text:span text:style-name="T1008">Kristus </text:span><text:span text:style-name="T935">postavil po své levici, řek</text:span><text:span text:style-name="T936">ne</text:span><text:span text:style-name="T935">: „Jděte do věčného ohně, který jest připraven </text:span><text:span text:style-name="T936">pro </text:span><text:span text:style-name="T935">ďábl</text:span><text:span text:style-name="T936">a</text:span><text:span text:style-name="T935"> a jeho anděl</text:span><text:span text:style-name="T936">y</text:span><text:span text:style-name="T935">“? Ne</text:span><text:span text:style-name="T893">kárá</text:span><text:span text:style-name="T935"> je </text:span><text:span text:style-name="T893">ani </text:span><text:span text:style-name="T935">proto, že </text:span><text:span text:style-name="T893">by</text:span><text:span text:style-name="T935"> v něj</text:span><text:span text:style-name="T936"> </text:span><text:span text:style-name="T893">ne</text:span><text:span text:style-name="T935">uvěřili, </text:span><text:span text:style-name="T419">ale</text:span><text:span text:style-name="T893"> proto, že </text:span><text:span text:style-name="T935">nekonali</text:span><text:span text:style-name="T936"> </text:span><text:span text:style-name="T935">dobré skutky.</text:span></text:p>
          </table:table-cell>
        </table:table-row>
        <table:table-row table:style-name="Tabulka1.32">
          <table:table-cell table:style-name="Tabulka1.A1" office:value-type="string">
            <text:p text:style-name="P52">Lectio <text:span text:style-name="T129">ij</text:span>.</text:p>
            <text:p text:style-name="P163"><text:span text:style-name="T1065">Nam</text:span> profécto, ne sibi quisquam de fide, quæ sine opéribus mórtua est, promíttat ætérnam vitam; proptérea omnes gentes segregatúrum se dixit, quæ permíxtæ eísdem páscuis utebántur: ut appáreat, eos illi dictúros: Dómine, quando te vídimus illa et illa patiéntem, et non ministrávimus tibi? <text:span text:style-name="T185">Q</text:span>ui in eum credíderant, sed bona operári non curáverant, tamquam de ipsa fide mórtua ad vitam pervenirétur ætérnam.</text:p>
            <text:p text:style-name="P82"/>
          </table:table-cell>
          <table:table-cell table:style-name="Tabulka1.A1" office:value-type="string">
            <text:p text:style-name="P37"/>
            <text:p text:style-name="P208"><text:span text:style-name="T1142">Aby</text:span><text:span text:style-name="T892"> si totiž nikdo nesliboval věčný život od pouhé víry, která </text:span><text:span text:style-name="T893">je </text:span><text:span text:style-name="T892">beze skutků mrtvá; </text:span><text:span text:style-name="T894">proto </text:span><text:span text:style-name="T989">Pán </text:span><text:span text:style-name="T894">řekl, že rozdělí všechny národy, které spolu žily smíšeny na stejných pastvinách. To aby ukázal těm, kteří mu pak řeknou: „Pane, kdy jsme tě viděli trpět ty a ty věci, a nepomohli tobě?“ T</text:span><text:span text:style-name="T398">i,</text:span><text:span text:style-name="T894"> kteří v něj totiž uvěřili, ale nestarali se, aby konali dobré skutky, jsou na tom stejně jako ti, kteří by skrze svou mrtvou víru chtěli dojít do života věčného.</text:span></text:p>
          </table:table-cell>
        </table:table-row>
        <table:table-row table:style-name="Tabulka1.33">
          <table:table-cell table:style-name="Tabulka1.A1" office:value-type="string">
            <text:p text:style-name="P52">Lectio <text:span text:style-name="T129">ii</text:span>j.</text:p>
            <text:p text:style-name="P179"><text:span text:style-name="T1065">An</text:span> forte ibunt in ignem ætérnum, qui ópera misericórdiæ non fecérunt: et non ibunt, qui aliéna rapuérunt? vel corrumpéndo in se templum Dei, in seípsos immisericórdes fuérunt: quasi ópera misericórdiæ prosint áliquid sine dilectióne, dicénte Apóstolo: Si distríbuam ómnia mea paupéribus, caritátem autem non hábeam, nihil mihi prodest? Aut díligat quisquam próximum sicut seípsum, qui non díligit seípsum? Qui enim díligit iniquitátem, odit ánimam suam.</text:p>
            <text:p text:style-name="P82"/>
          </table:table-cell>
          <table:table-cell table:style-name="Tabulka1.A1" office:value-type="string">
            <text:p text:style-name="P37"/>
            <text:p text:style-name="P209"><text:span text:style-name="T1116">Nebo</text:span><text:span text:style-name="T791"> </text:span><text:span text:style-name="T699">třeba</text:span><text:span text:style-name="T791"> půjdou do věčného ohně ti, </text:span><text:span text:style-name="T365">kteří</text:span><text:span text:style-name="T791"> nekonali skutky milosrdenství, a nepůjdou ti, </text:span><text:span text:style-name="T699">kteří</text:span><text:span text:style-name="T791"> se zmocňovali cizích věcí? Nebo tím, že v sobě poničili chrám Boží </text:span><text:span text:style-name="T790">a </text:span><text:span text:style-name="T791">byli </text:span><text:span text:style-name="T790">tedy </text:span><text:span text:style-name="T791">sami k sobě nemilosrdní; </text:span><text:span text:style-name="T388">j</text:span><text:span text:style-name="T791">ako by skutky milosrdenství něčemu prospěly bez lásky, </text:span><text:span text:style-name="T790">když</text:span><text:span text:style-name="T791"> </text:span><text:span text:style-name="T699">A</text:span><text:span text:style-name="T791">poštol praví: „Kdybych rozdal chudým vše, co mám, lásku </text:span><text:span text:style-name="T793">bych </text:span><text:span text:style-name="T791">však neměl, nic mi to neprospěje“? Či jak může </text:span><text:span text:style-name="T792">ně</text:span><text:span text:style-name="T791">kdo milovat bližního jako sebe sama, když nemiluje sám sebe? Kdo však miluje nepravost, nenávidí svou duši </text:span><text:span text:style-name="T793">a svůj život</text:span><text:span text:style-name="T791">. </text:span></text:p>
          </table:table-cell>
        </table:table-row>
        <table:table-row table:style-name="Tabulka1.34">
          <table:table-cell table:style-name="Tabulka1.A1" table:number-columns-spanned="2" office:value-type="string">
            <text:p text:style-name="P30">Feria <text:span text:style-name="T185">Tertia</text:span></text:p>
            <text:p text:style-name="P48"><text:span text:style-name="T184">Infra hebdomadam primam Quadragesimæ</text:span>.</text:p>
          </table:table-cell>
          <table:covered-table-cell/>
        </table:table-row>
        <table:table-row table:style-name="Tabulka1.35">
          <table:table-cell table:style-name="Tabulka1.A1" office:value-type="string">
            <text:p text:style-name="P74"><text:span text:style-name="T32">Léctio sancti Evangélii secúndum Matthæum.</text:span><text:span text:style-name="T11"> </text:span></text:p>
            <text:p text:style-name="P52">Lectio <text:span text:style-name="T129">j</text:span>. Cap. <text:span text:style-name="T184">21</text:span>.</text:p>
            <text:p text:style-name="P149"><text:span text:style-name="T1065">In</text:span> illo témpore: Cum intrásset Jesus Jerosólymam, commóta est univérsa cívitas, dicens: Quis est hic? Et réliqua.</text:p>
            <text:p text:style-name="P82"/>
            <text:p text:style-name="P92"><text:span text:style-name="T583">Homil</text:span><text:span text:style-name="T725">í</text:span><text:span text:style-name="T583">a </text:span><text:span text:style-name="T659">v</text:span><text:span text:style-name="T584">enerábilis Bedæ Presbýteri</text:span><text:span text:style-name="T64">.</text:span></text:p>
            <text:p text:style-name="P54">Hom. 7, in Quadr. tom. 7.</text:p>
            <text:p text:style-name="P162"><text:soft-page-break/><text:span text:style-name="T1065">Quod</text:span> maledicéndo ficum infructuósam per figúram fecit Dóminus, hoc idem mox apértius osténdit, e<text:span text:style-name="T186">j</text:span>iciéndo ímprobos e templo. Neque enim áliquid peccávit arbor, quod esuriénte Dómino poma non hábuit, quorum nec<text:span text:style-name="T1381">­</text:span>dum tempus advénerat: sed peccavére sacerdótes, qui in domo Dómini negótia sæculária gerébant, et fructum pietátis, quem debúerant, quemque in eis Dóminus esuriébat, ferre superséderant.</text:p>
            <text:p text:style-name="P82"/>
          </table:table-cell>
          <table:table-cell table:style-name="Tabulka1.A1" office:value-type="string">
            <text:p text:style-name="P37"/>
            <text:p text:style-name="P37"/>
            <text:p text:style-name="P194"><text:span text:style-name="T1068">Z</text:span><text:span text:style-name="T1067">a</text:span><text:span text:style-name="T583"> onoho času</text:span><text:span text:style-name="T586">, </text:span><text:span text:style-name="T659">když vstoupil Ježíš do Jerusaléma, po</text:span><text:span text:style-name="T700">vstali všichni lidé ve městě a říkali</text:span><text:span text:style-name="T659">: „Kdo je to?“</text:span><text:span text:style-name="T583"> A ostatní.</text:span></text:p>
            <text:p text:style-name="P37"/>
            <text:p text:style-name="P37"/>
            <text:p text:style-name="P37"/>
            <text:p text:style-name="P296"><text:soft-page-break/><text:span text:style-name="T1065">To,</text:span> co Pán obrazně učinil, když zlořečil neplodnému fíkov<text:span text:style-name="T1240">ník</text:span>u, <text:span text:style-name="T193">pak </text:span>ještě jasněji ukázal, když vyhnal <text:span text:style-name="T192">neřádné směnárníky z chrámu. Nijak nezhřešil strom, který neměl žádné plody, když měl Pán hlad, neboť ještě nenadešel jejich čas. Avšak zhřešili kněží, kteří v domě Páně vedli světské obchody, a plod zbožnosti, který měli mít a Pán po něm zatoužil, přinést nedokázali. </text:span></text:p>
          </table:table-cell>
        </table:table-row>
        <table:table-row table:style-name="Tabulka1.36">
          <table:table-cell table:style-name="Tabulka1.A1" office:value-type="string">
            <text:p text:style-name="P52">Lectio <text:span text:style-name="T129">ij</text:span>.</text:p>
            <text:p text:style-name="P163"><text:span text:style-name="T1065">Arefécit</text:span> Dóminus arbórem maledícto, ut hómines hæc vidéntes, sive audiéntes, multo magis intellígerent sese divino condemnándos esse judício, si absque óperum fructu, de plausu tantum sibi religiósi sermónis, velut de sónitu et teguménto blandiréntur viridántium foliórum. Verum quia non intellexérunt, in ipsos consequénter districtiónem méritæ ultiónis exércuit: et ejécit commércia rerum humanárum de domo illa, in qua divínas tantum res agi, hóstias et oratiónes Dei offérri, verbum Dei legi, audíri, et decantári præcéptum erat. </text:p>
            <text:p text:style-name="P82"/>
          </table:table-cell>
          <table:table-cell table:style-name="Tabulka1.A1" office:value-type="string">
            <text:p text:style-name="P37"/>
            <text:p text:style-name="P335"><text:span text:style-name="T1065">Pán</text:span> nechal <text:span text:style-name="T204">strom</text:span> uschnout tím, že mu zlořečil, aby lidé, kteří to viděli či slyšeli, <text:span text:style-name="T1240">mnohem lépe</text:span> pochopili, že budou zavrženi božským soudem, pokud se bez plodu skutků spokojí pouze se zvukem nábožný<text:span text:style-name="T194">ch</text:span> <text:span text:style-name="T194">slov</text:span> jako s šelestem zeleného listoví. <text:span text:style-name="T194">Protože</text:span> <text:span text:style-name="T194">směnárníci </text:span>nepo<text:span text:style-name="T194">chopili</text:span> <text:span text:style-name="T74">tuto </text:span>pravdu, <text:span text:style-name="T194">Pán je následně stihl trestem zaslouženého zadostiučinění, a vyhnal záležitosti věcí lidských z </text:span><text:span text:style-name="T1408">on</text:span><text:span text:style-name="T194">oho domu, ve kterém bylo přikázáno konat pouze věci božské, přinášet Bohu oběti a modlitby, číst, poslouchat a zpívat Boží slovo.</text:span></text:p>
          </table:table-cell>
        </table:table-row>
        <table:table-row table:style-name="Tabulka1.37">
          <table:table-cell table:style-name="Tabulka1.A1" office:value-type="string">
            <text:p text:style-name="P52">Lectio <text:span text:style-name="T129">ii</text:span>j.</text:p>
            <text:p text:style-name="P179"><text:span text:style-name="T1065">Si</text:span> ergo Dóminus nec ea volébat venúmdari in templo, quæ in templo volébat offérri, vidélicet propter studium avarítiæ, sive fraudis, quod próprium solet esse negotiántium fácinus: quanta putas animadversióne puníret, si invenísset ibi áliquos rísui vel vanilóquio vacántes aut alii cuílibet vítio mancipátos?</text:p>
            <text:p text:style-name="P82"/>
          </table:table-cell>
          <table:table-cell table:style-name="Tabulka1.A1" office:value-type="string">
            <text:p text:style-name="P37"/>
            <text:p text:style-name="P297"><text:span text:style-name="T1065">Pokud</text:span> tedy Pán chtěl, aby se v chrámu <text:span text:style-name="T195">ne</text:span>prodávaly <text:span text:style-name="T195">ani </text:span>tyto věci, které <text:span text:style-name="T102">dříve </text:span>chtěl, aby v něm byly nabízeny, totiž kvůli <text:span text:style-name="T195">přílišné hamižnosti či podvodům, což bývají hříchy prodávajících, jakým trestem si myslíš, že asi zpraží ty, které shledá, že se tam smějí či vedou </text:span><text:span text:style-name="T466">plané</text:span><text:span text:style-name="T195"> řeči, nebo se oddávají jakýmkoliv jiným neřestem? </text:span></text:p>
          </table:table-cell>
        </table:table-row>
        <table:table-row table:style-name="Tabulka1.38">
          <table:table-cell table:style-name="Tabulka1.A1" table:number-columns-spanned="2" office:value-type="string">
            <text:p text:style-name="P30">Feria <text:span text:style-name="T186">Quarta</text:span></text:p>
            <text:p text:style-name="P48"><text:span text:style-name="T186">Quatuor Temporum Quadragesimæ</text:span>.</text:p>
          </table:table-cell>
          <table:covered-table-cell/>
        </table:table-row>
        <table:table-row table:style-name="Tabulka1.39">
          <table:table-cell table:style-name="Tabulka1.A1" office:value-type="string">
            <text:p text:style-name="P74"><text:span text:style-name="T32">Léctio sancti Evangélii secúndum Matthæum.</text:span><text:span text:style-name="T11"> </text:span></text:p>
            <text:p text:style-name="P52">Lectio <text:span text:style-name="T129">j</text:span>. Cap. <text:span text:style-name="T186">12</text:span>.</text:p>
            <text:p text:style-name="P210"><text:span text:style-name="T1222">In</text:span><text:span text:style-name="T32"> illo témpore: Respondérunt Jesu quidam de </text:span><text:span text:style-name="T47">S</text:span><text:span text:style-name="T32">cribis et </text:span><text:span text:style-name="T47">P</text:span><text:span text:style-name="T32">haris</text:span><text:span text:style-name="T53">ae</text:span><text:span text:style-name="T32">is, dicéntes: Magíster, vólumus a te signum vidére. Et réliqua.</text:span></text:p>
            <text:p text:style-name="P82"/>
            <text:p text:style-name="P75"><text:span text:style-name="T1028">Homil</text:span><text:span text:style-name="T450">í</text:span><text:span text:style-name="T1028">a </text:span><text:span text:style-name="T1030">sancti Ambrósii Epíscopi</text:span><text:span text:style-name="T32">.</text:span></text:p>
            <text:p text:style-name="P54">Lib. 7. <text:span text:style-name="T186">Comm. </text:span>in Lucæ <text:span text:style-name="T186">C</text:span>ap. 11.</text:p>
            <text:p text:style-name="P162"><text:span text:style-name="T1065">Judæórum</text:span> plebe damnáta, Ecclésiæ mystérium evidénter exprímitur, quæ in Ninivítis per pœniténtiam, et in <text:span text:style-name="T186">R</text:span>egína Austri per stúdium percipiéndæ sapiéntiæ, de totius orbis fínibus congregátur, ut pacífici Salomónis verba cognóscat. Regína plane, cujus regnum est indivísum, de divérsis et distántibus pópulis in unum corpus assúrgens.</text:p>
            <text:p text:style-name="P82"><text:soft-page-break/></text:p>
          </table:table-cell>
          <table:table-cell table:style-name="Tabulka1.A1" office:value-type="string">
            <text:p text:style-name="P37"/>
            <text:p text:style-name="P37"/>
            <text:p text:style-name="P194"><text:span text:style-name="T1068">Z</text:span><text:span text:style-name="T1067">a</text:span><text:span text:style-name="T583"> onoho času</text:span><text:span text:style-name="T586"> </text:span><text:span text:style-name="T660">odpověděli Ježíšovi někteří ze Zákoníků a Farizejů, </text:span><text:span text:style-name="T365">těmito slovy</text:span><text:span text:style-name="T660">: „Mistře, chceme od tebe vidět znamení</text:span><text:span text:style-name="T659">.“</text:span><text:span text:style-name="T583"> A ostatní.</text:span></text:p>
            <text:p text:style-name="P37"/>
            <text:p text:style-name="P37"/>
            <text:p text:style-name="P298"><text:span text:style-name="T1065">Po</text:span> odsudku židovského pokolení nám Pán jasně ukazuje tajemství Církve na příkladech obyvatel Ninive v jejich pokání a <text:span text:style-name="T1382">též na </text:span>Královně z Jihu v její snaze zaslechnout slova moudrosti. Tak i Církev se shromažďuje ze všech končin země, aby poznala slova mírumilovného Šalamouna. <text:span text:style-name="T196">Je zajisté Královnou, jejíž říše je nerozdělená a povstává z rozličných, třeba i vzdálených národů jako jedno tělo.</text:span></text:p>
          </table:table-cell>
        </table:table-row>
        <table:table-row table:style-name="Tabulka1.40">
          <table:table-cell table:style-name="Tabulka1.A1" office:value-type="string">
            <text:p text:style-name="P52">Lectio <text:span text:style-name="T129">ij</text:span>.</text:p>
            <text:p text:style-name="P163"><text:span text:style-name="T1065">Itaque</text:span> sacraméntum illud magnum est de Christo et Ecclésia. Sed tamen hoc majus est, quia illud in figúra ante præcéssit, nunc autem plenum in veritáte mystérium est. Illic enim Sálomon typus, hic autem Christus in suo córpore est. Ex duobus ígitur constat Ecclésia: ut aut peccáre nésciat, aut peccáre désinat. Pœniténtia enim delíctum ábolet, sapiéntia cavet.</text:p>
            <text:p text:style-name="P82"/>
          </table:table-cell>
          <table:table-cell table:style-name="Tabulka1.A1" office:value-type="string">
            <text:p text:style-name="P37"/>
            <text:p text:style-name="P336"><text:span text:style-name="T1065">Takové</text:span> je tedy to vel<text:span text:style-name="T1382">i</text:span>ké tajemství Krista a Církve. <text:span text:style-name="T1240">Toto je však ještě větší, neboť předtím jsme viděli pouze předobraz, nyní </text:span>v<text:span text:style-name="T1240">šak se toto tajemství zjevilo v plné pravdě. Tím předobrazem byl Šalamoun, nyní však je to Kristus v jeho těle. Z těchto dvou se totiž sestává Církev: jeden hřešit nedovede a druhý již hřešit přestal. Pokání sice smývá hřích, moudrost se mu však vyhne.</text:span></text:p>
          </table:table-cell>
        </table:table-row>
        <table:table-row table:style-name="Tabulka1.41">
          <table:table-cell table:style-name="Tabulka1.A1" office:value-type="string">
            <text:p text:style-name="P52">Lectio <text:span text:style-name="T129">ii</text:span>j.</text:p>
            <text:p text:style-name="P179"><text:span text:style-name="T1065">Céterum</text:span> Jonæ signum, ut typus Domínicæ passiónis, ita étiam gravium, quæ Judæi commíserint, testificátio peccatórum est. Simul advértere licet et majestátis oráculum, et pietátis indícium. Namque Ninivitárum exémplo et denuntiátur supplícium, et remédium demonstrátur. Unde étiam Judæi debent non desperáre indulgéntiam, si velint ágere pœniténtiam.</text:p>
            <text:p text:style-name="P82"/>
          </table:table-cell>
          <table:table-cell table:style-name="Tabulka1.A1" office:value-type="string">
            <text:p text:style-name="P37"/>
            <text:p text:style-name="P299"><text:span text:style-name="T1065">Ostatně</text:span> Jonášovo znamení jako předzvěst utrpení Páně bylo také svědectvím těžkých hříchů, které Židé spáchali. Všimněme si <text:span text:style-name="T1241">však také vznešenosti</text:span> věštby i poukázání na milosrdenství. Neboť příklad obyvatel města Ninive nám <text:span text:style-name="T197">sice </text:span>oznamuje trest, ukazuje <text:span text:style-name="T1382">však </text:span>i lék. <text:span text:style-name="T198">Proto </text:span><text:span text:style-name="T466">ani</text:span><text:span text:style-name="T198"> Židé ne</text:span><text:span text:style-name="T199">s</text:span><text:span text:style-name="T198">mě</text:span><text:span text:style-name="T199">jí</text:span><text:span text:style-name="T198"> pochybovat </text:span><text:span text:style-name="T200">o tom, že obdrží</text:span><text:span text:style-name="T198"> odpuštění, </text:span><text:span text:style-name="T199">musí</text:span><text:span text:style-name="T198"> však čini</text:span><text:span text:style-name="T199">t</text:span><text:span text:style-name="T198"> pokání.</text:span></text:p>
          </table:table-cell>
        </table:table-row>
        <table:table-row table:style-name="Tabulka1.42">
          <table:table-cell table:style-name="Tabulka1.A1" table:number-columns-spanned="2" office:value-type="string">
            <text:p text:style-name="P30">Feria <text:span text:style-name="T186">Quinta</text:span></text:p>
            <text:p text:style-name="P48"><text:span text:style-name="T184">Infra hebdomadam primam Quadragesimæ</text:span>.</text:p>
          </table:table-cell>
          <table:covered-table-cell/>
        </table:table-row>
        <table:table-row table:style-name="Tabulka1.43">
          <table:table-cell table:style-name="Tabulka1.A1" office:value-type="string">
            <text:p text:style-name="P74"><text:span text:style-name="T32">Léctio sancti Evangélii secúndum Matthæum.</text:span><text:span text:style-name="T11"> </text:span></text:p>
            <text:p text:style-name="P52">Lectio <text:span text:style-name="T129">j</text:span>. Cap. <text:span text:style-name="T186">15</text:span>.</text:p>
            <text:p text:style-name="P149"><text:span text:style-name="T1065">In</text:span> illo témpore: Egréssus Jesus secéssit in partes Tyri et Sidónis. Et réliqua.</text:p>
            <text:p text:style-name="P82"/>
            <text:p text:style-name="P75"><text:span text:style-name="T1028">Homil</text:span><text:span text:style-name="T450">í</text:span><text:span text:style-name="T1028">a </text:span><text:span text:style-name="T1030">sancti Hierónymi Presbýteri</text:span><text:span text:style-name="T32">.</text:span></text:p>
            <text:p text:style-name="P54">Lib. 2. Comm<text:span text:style-name="T187">ent</text:span>. in <text:span text:style-name="T187">C</text:span>ap. 15. Matthæi.</text:p>
            <text:p text:style-name="P162"><text:span text:style-name="T1065">Scribis</text:span> et <text:span text:style-name="T187">Pharisaeis</text:span> calumniatóribus derelíctis, transgréditur in partes Tyri et Sidónis, ut Tyrios Sidoniósque curáret. Múlier a<text:span text:style-name="T201">u</text:span>tem Chananæa egréditur de fínibus prístinis, ut clamans fíliæ ímpetret sanitátem. Obsérva quod in quintodécimo loco fília Chananææ sanétur. Miserére mei, Dómine, Fili David. Inde novit vocáre Fílium David, quia egréssa jam fúerat de fínibus suis, et errórem Tyriórum ac Sidoniórum loci et fídei commutatióne dimíserat.</text:p>
            <text:p text:style-name="P82"/>
          </table:table-cell>
          <table:table-cell table:style-name="Tabulka1.A1" office:value-type="string">
            <text:p text:style-name="P37"/>
            <text:p text:style-name="P37"/>
            <text:p text:style-name="P194"><text:span text:style-name="T1068">Z</text:span><text:span text:style-name="T1067">a</text:span><text:span text:style-name="T583"> onoho času</text:span><text:span text:style-name="T586">, </text:span><text:span text:style-name="T661">vyšel</text:span><text:span text:style-name="T659"> Ježíš </text:span><text:span text:style-name="T661">a sestoupil do končin Tyr</text:span><text:span text:style-name="T662">ských</text:span><text:span text:style-name="T661"> a Sid</text:span><text:span text:style-name="T662">o</text:span><text:span text:style-name="T661">n</text:span><text:span text:style-name="T662">ských</text:span><text:span text:style-name="T583">. A ostatní.</text:span></text:p>
            <text:p text:style-name="P37"/>
            <text:p text:style-name="P37"/>
            <text:p text:style-name="P262"><text:span text:style-name="T1090">Pán</text:span><text:span text:style-name="T716"> opustil pomlouvače z řad Zákoníků a Farizejů a odešel do končin Tyrských a Sidonských, aby uzdravoval jejich obyvatele. </text:span><text:span text:style-name="T717">K</text:span><text:span text:style-name="T716">ananejská žena však odešla z</text:span><text:span text:style-name="T717">e sv</text:span><text:span text:style-name="T329">é</text:span><text:span text:style-name="T328">ho rodného </text:span><text:span text:style-name="T716">kraj</text:span><text:span text:style-name="T718">e</text:span><text:span text:style-name="T716">, aby </text:span><text:span text:style-name="T717">si </text:span><text:span text:style-name="T716">volá</text:span><text:span text:style-name="T717">ním</text:span><text:span text:style-name="T716"> vyžádala uzdravení </text:span><text:span text:style-name="T718">své </text:span><text:span text:style-name="T716">dcery. Všimn</text:span><text:span text:style-name="T662">ěme</text:span><text:span text:style-name="T716"> si, že dcera kananejské ženy je </text:span><text:span text:style-name="T719">již</text:span><text:span text:style-name="T716"> patnáct</text:span><text:span text:style-name="T719">é uzdravení</text:span><text:span text:style-name="T716">. „Smiluj se nade mnou, Pane, Synu Davidův.“ </text:span><text:span text:style-name="T990">Ž</text:span><text:span text:style-name="T991">ena kananejská </text:span><text:span text:style-name="T716">věděla, že má Pána nazvat Synem Davidovým </text:span><text:span text:style-name="T717">proto</text:span><text:span text:style-name="T716">, ž</text:span><text:span text:style-name="T717">e</text:span><text:span text:style-name="T716"> právě přišla z Jeho země, a omyl</text:span><text:span text:style-name="T719">y </text:span><text:span text:style-name="T991">pohanských</text:span><text:span text:style-name="T716"> obyvatel Tyru a Sidonu opustila tím, že změnila svůj domov i víru.</text:span></text:p>
          </table:table-cell>
        </table:table-row>
        <table:table-row table:style-name="Tabulka1.44">
          <table:table-cell table:style-name="Tabulka1.A1" office:value-type="string">
            <text:p text:style-name="P52">Lectio <text:span text:style-name="T129">ij</text:span>.</text:p>
            <text:p text:style-name="P163"><text:span text:style-name="T1065">Fília</text:span> mea male a dæmónio vexátur. Ego fíliam Chananææ puto ánimas esse credéntium, quæ male a dæmónio vexabántur, ignorántes Creatórem, et adorántes lápidem. Qui non respóndit ei verbum: non de supérbia <text:span text:style-name="T187">Pharisáica</text:span>, nec de scribárum supercílio: sed ne ipse senténtiæ suæ viderétur esse contrárius, per quam jússerat: In viam Géntium ne abiéritis, et in civitátes Samaritanórum ne intravéri<text:soft-page-break/>tis. Nolébat enim occasiónem calumniatóribus dare: perfectámque salútem Géntium passiónis et resurrectiónis témpori reservábat.</text:p>
            <text:p text:style-name="P82"/>
          </table:table-cell>
          <table:table-cell table:style-name="Tabulka1.A1" office:value-type="string">
            <text:p text:style-name="P37"/>
            <text:p text:style-name="P337"><text:span text:style-name="T1065">Má</text:span> dcera je <text:span text:style-name="T1382">ukrutně</text:span> sužována zlým duchem. Myslím si, že dcera kananejské ženy <text:span text:style-name="T202">patřila k duším věřících, které byly </text:span><text:span text:style-name="T75">dříve </text:span><text:span text:style-name="T202">sužovány zlým duchem, protože neznaly Stvořitele, a uctívaly kameny. Pán jí neodpověděl ani slovo, ne snad z farizejské pýchy či zákonického pohrdání, ale proto, aby dostál svému slovu, když přikázal: „Po cestách pohanů nebudete chodit a do měst samařských nevkročíte.“ Ne</text:span><text:soft-page-break/><text:span text:style-name="T202">chtěl totiž dát příležitost pomlouvačům. Dokonalou spásu všech národů si nechal až na čas svého umučení a vzkříšení.</text:span></text:p>
          </table:table-cell>
        </table:table-row>
        <table:table-row table:style-name="Tabulka1.45">
          <table:table-cell table:style-name="Tabulka1.A1" office:value-type="string">
            <text:p text:style-name="P52">Lectio <text:span text:style-name="T129">ii</text:span>j.</text:p>
            <text:p text:style-name="P196"><text:span text:style-name="T1223">Et</text:span><text:span text:style-name="T48"> accedéntes discípuli ejus, rogábant eum, dicéntes: Dimítte eam, quia clamat post nos. Discípuli illo adhuc témpore mystéria Dómini nesciéntes, vel misericórdia commóti, rogábant pro Chanan</text:span><text:span text:style-name="T54">a</text:span><text:span text:style-name="T53">e</text:span><text:span text:style-name="T48">a mulíere, quam alter Evangelísta Syrophœníssam appéllat: vel importunitáte ejus carére cupiéntes, quia non ut cleméntem, sed ut durum médicum crébrius inclamáret. </text:span></text:p>
            <text:p text:style-name="P82"/>
          </table:table-cell>
          <table:table-cell table:style-name="Tabulka1.A1" office:value-type="string">
            <text:p text:style-name="P37"/>
            <text:p text:style-name="P211"><text:span text:style-name="T720">A přistoupili jeho učedníci </text:span><text:span text:style-name="T719">a prosili jej</text:span><text:span text:style-name="T720"> slovy: „</text:span><text:span text:style-name="T443">P</text:span><text:span text:style-name="T444">omoz jí </text:span><text:span text:style-name="T330">a propusť ji</text:span><text:span text:style-name="T720">, neboť na nás </text:span><text:span text:style-name="T992">stále </text:span><text:span text:style-name="T720">volá.“ Učedníci v té době ještě neznali tajemství Páně, ale pohnuti milosrdenstvím přimlouvali se za kananejskou ženu, kterou jiný </text:span><text:span text:style-name="T717">E</text:span><text:span text:style-name="T720">vangelista nazývá fénickou Syřankou, nebo se chtěli vyhnout této nepříjemné situaci, </text:span><text:span text:style-name="T719">protože snad </text:span><text:span text:style-name="T720">vykřikovala, že Pán je tvrdý, a ne shovívavý lékař.</text:span></text:p>
          </table:table-cell>
        </table:table-row>
        <table:table-row table:style-name="Tabulka1.46">
          <table:table-cell table:style-name="Tabulka1.A1" table:number-columns-spanned="2" office:value-type="string">
            <text:p text:style-name="P30">Feria <text:span text:style-name="T188">Sexta</text:span></text:p>
            <text:p text:style-name="P48"><text:span text:style-name="T186">Quatuor Temporum Quadragesimæ</text:span>.</text:p>
          </table:table-cell>
          <table:covered-table-cell/>
        </table:table-row>
        <table:table-row table:style-name="Tabulka1.47">
          <table:table-cell table:style-name="Tabulka1.A1" office:value-type="string">
            <text:p text:style-name="P74"><text:span text:style-name="T32">Léctio sancti Evangélii secúndum </text:span><text:span text:style-name="T34">Joánnem</text:span><text:span text:style-name="T32">.</text:span><text:span text:style-name="T11"> </text:span></text:p>
            <text:p text:style-name="P52">Lectio <text:span text:style-name="T129">j</text:span>. Cap. <text:span text:style-name="T188">5</text:span>.</text:p>
            <text:p text:style-name="P156"><text:span text:style-name="T1065">In</text:span> illo témpore: <text:span text:style-name="T203"><text:s/>Erat dies festus Judæórum, et ascéndit Jesus Jerosólymam. Et reliqua. </text:span></text:p>
            <text:p text:style-name="P82"/>
            <text:p text:style-name="P75"><text:span text:style-name="T1028">Homil</text:span><text:span text:style-name="T450">í</text:span><text:span text:style-name="T1028">a </text:span><text:span text:style-name="T1030">sancti Augustíni Epíscopi</text:span><text:span text:style-name="T32">.</text:span></text:p>
            <text:p text:style-name="P54">Tract. 17. in Joánnem.</text:p>
            <text:p text:style-name="P162"><text:span text:style-name="T1065">Videámus</text:span> quid volúerit significáre in illo uno, quem étiam ipse servans unitátis mystérium, de tot languéntibus unum sanáre dignátus est. Invénit in annis ejus númerum quemdam languóris: trigínta et octo annos habébat in infirmitáte. Hic númerus quómodo magis ad languórem pertíneat, quam ad sanitátem, paulo diligéntius exponéndum est.</text:p>
            <text:p text:style-name="P82"/>
          </table:table-cell>
          <table:table-cell table:style-name="Tabulka1.A1" office:value-type="string">
            <text:p text:style-name="P37"/>
            <text:p text:style-name="P37"/>
            <text:p text:style-name="P194"><text:span text:style-name="T1068">Z</text:span><text:span text:style-name="T1067">a</text:span><text:span text:style-name="T583"> onoho času</text:span><text:span text:style-name="T586">, </text:span><text:span text:style-name="T663">byl sváteční den Židů, a </text:span><text:span text:style-name="T660">Ježíš </text:span><text:span text:style-name="T663">vystoupil</text:span><text:span text:style-name="T660"> </text:span><text:span text:style-name="T663">do Jerusaléma</text:span><text:span text:style-name="T583">. A ostatní.</text:span></text:p>
            <text:p text:style-name="P37"/>
            <text:p text:style-name="P37"/>
            <text:p text:style-name="P37"/>
            <text:p text:style-name="P263"><text:span text:style-name="T1091">Pohleďme</text:span><text:span text:style-name="T663">, </text:span><text:span text:style-name="T721">na </text:span><text:span text:style-name="T663">co </text:span><text:span text:style-name="T721">chtěl Pán </text:span><text:span text:style-name="T330">poukázat </text:span><text:span text:style-name="T663">v tomto jednom </text:span><text:span text:style-name="T993">nemocném</text:span><text:span text:style-name="T895">, </text:span><text:span text:style-name="T399">k</text:span><text:span text:style-name="T400">terého </text:span><text:span text:style-name="T897">se</text:span><text:span text:style-name="T895"> </text:span><text:span text:style-name="T399">o</text:span><text:span text:style-name="T400">n</text:span><text:span text:style-name="T895">, </text:span><text:span text:style-name="T401">k</text:span><text:span text:style-name="T400">dyž</text:span><text:span text:style-name="T897"> </text:span><text:span text:style-name="T895">zachov</text:span><text:span text:style-name="T897">al</text:span><text:span text:style-name="T895"> tajemství jednoty, uvolil uzdravit </text:span><text:span text:style-name="T897">jako </text:span><text:span text:style-name="T895">jediného z tolika trpících. Nalezl v počtu let jeho </text:span><text:span text:style-name="T896">věku </text:span><text:span text:style-name="T895">určitou dobu utrpení, byl </text:span><text:span text:style-name="T896">totiž </text:span><text:span text:style-name="T895">nemocen třicet osm let. Jak toto číslo souvisí více s nemocí než se zdravím, bude za chvilku vyloženo. </text:span></text:p>
          </table:table-cell>
        </table:table-row>
        <table:table-row table:style-name="Tabulka1.48">
          <table:table-cell table:style-name="Tabulka1.A1" office:value-type="string">
            <text:p text:style-name="P52">Lectio <text:span text:style-name="T129">ij</text:span>.</text:p>
            <text:p text:style-name="P163"><text:span text:style-name="T1176">Ch</text:span><text:span text:style-name="T1065">áritas</text:span> implet Legem: ad plenitúdinem Legis in ómnibus opéribus pértinet quadragenárius númerus. In c<text:span text:style-name="T189">h</text:span>aritáte autem duo præcépta nobis commendántur: Díliges Dóminum Deum tuum ex toto corde tuo, et ex tota ánima tua, et ex tota mente tua: et díliges próximum tuum sicut teípsum. In his duóbus præcéptis tota <text:span text:style-name="T189">l</text:span>ex pendet, et Prophétæ. </text:p>
            <text:p text:style-name="P82"/>
          </table:table-cell>
          <table:table-cell table:style-name="Tabulka1.A1" office:value-type="string">
            <text:p text:style-name="P37"/>
            <text:p text:style-name="P212"><text:span text:style-name="T1143">Láska</text:span><text:span text:style-name="T895"> naplňuje Zákon. Plnost Zákona ve všech skutcích </text:span><text:span text:style-name="T399">z</text:span><text:span text:style-name="T400">názorňuje </text:span><text:span text:style-name="T895">číslo čtyřicet. V lásce jsou nám svěřena dvě přikázání: </text:span><text:span text:style-name="T963">Miluj Pána Boha svého z celého svého srdce, z celé své duše a z celé své mysli</text:span><text:span text:style-name="T966">,</text:span><text:span text:style-name="T895"> a </text:span><text:span text:style-name="T963">Miluj svého bližního jako sebe sama</text:span><text:span text:style-name="T895">. V těchto dvou přikázáních spočívá celý Zákon i Proroci.</text:span></text:p>
          </table:table-cell>
        </table:table-row>
        <table:table-row table:style-name="Tabulka1.49">
          <table:table-cell table:style-name="Tabulka1.A1" office:value-type="string">
            <text:p text:style-name="P52">Lectio <text:span text:style-name="T129">ii</text:span>j.</text:p>
            <text:p text:style-name="P179"><text:span text:style-name="T1065">Mérito</text:span> et illa vídua omnes facultátes suas, duo minúta misit in dona Dei: mérito et pro illo lánguido a latrónibus sauciáto stabulárius duos nummos accépit, unde sanarétur: mérito apud Samaritános bíduum fecit Jesus, ut eos caritáte firmáret. Binário ergo isto número cum áliquid boni significátur, máxime bipertíta c<text:span text:style-name="T189">h</text:span>áritas commen-dátur. Si ergo quadragenárius númerus habet per<text:soft-page-break/>fectiónem Legis, et Lex non implétur nisi in gémino præcépto caritátis: quid miráris, quia languébat, qui ad quadragínta, duo minus habébat?</text:p>
            <text:p text:style-name="P82"/>
          </table:table-cell>
          <table:table-cell table:style-name="Tabulka1.A1" office:value-type="string">
            <text:p text:style-name="P37"/>
            <text:p text:style-name="P213"><text:span text:style-name="T1092">Příznačně</text:span><text:span text:style-name="T722"> i ona vdova </text:span><text:span text:style-name="T723">vydala </text:span><text:span text:style-name="T722">všechen svůj majetek, dva groše, jako dar Bohu. </text:span><text:span text:style-name="T724">Příznačně</text:span><text:span text:style-name="T722"> </text:span><text:span text:style-name="T331">t</text:span><text:span text:style-name="T330">aké </text:span><text:span text:style-name="T721">za</text:span><text:span text:style-name="T722"> onoho nebožáka zraněného lupiči přijal hostinský dva </text:span><text:span text:style-name="T724">denáry</text:span><text:span text:style-name="T722">, aby byl uzdraven. Příznačně strávil Ježíš u Samaritánů dva dny, aby je utvrdil v lásce. To</text:span><text:span text:style-name="T723">to</text:span><text:span text:style-name="T722"> číslo dvě se tedy používá </text:span><text:span text:style-name="T723">k</text:span><text:span text:style-name="T722"> vyjádření něčeho dobrého a </text:span><text:span text:style-name="T723">ob</text:span><text:span text:style-name="T722">oustranná láska </text:span><text:span text:style-name="T723">se nám nejvíce líbí</text:span><text:span text:style-name="T722">. Pokud tedy číslo čtyřicet značí dokonalost Zá</text:span><text:soft-page-break/><text:span text:style-name="T722">kona a Zákon je naplněn pouze v</text:span><text:span text:style-name="T723">e dvou přikázání lásky, proč bychom se měli divit, že </text:span><text:span text:style-name="T898">nemocí trpěl ten, komu do čtyřicítky scházely dva roky? </text:span></text:p>
          </table:table-cell>
        </table:table-row>
        <table:table-row table:style-name="Tabulka1.50">
          <table:table-cell table:style-name="Tabulka1.A1" table:number-columns-spanned="2" office:value-type="string">
            <text:p text:style-name="P32">Sabbato</text:p>
            <text:p text:style-name="P48"><text:span text:style-name="T186">Quatuor Temporum Quadragesimæ</text:span>.</text:p>
          </table:table-cell>
          <table:covered-table-cell/>
        </table:table-row>
        <table:table-row table:style-name="Tabulka1.51">
          <table:table-cell table:style-name="Tabulka1.A1" office:value-type="string">
            <text:p text:style-name="P74"><text:span text:style-name="T32">Léctio sancti Evangélii secúndum </text:span><text:span text:style-name="T35">Matthæum</text:span><text:span text:style-name="T32">.</text:span><text:span text:style-name="T11"> </text:span></text:p>
            <text:p text:style-name="P52">Lectio <text:span text:style-name="T129">j</text:span>. Cap. <text:span text:style-name="T189">17</text:span>.</text:p>
            <text:p text:style-name="P149"><text:span text:style-name="T1065">In</text:span> illo témpore: Assúmpsit Jesus Petrum, et Jacobum, et Joánnem fratrem ejus, et duxit illos in montem excélsum seórsum: et transfigurátus est ante eos. Et réliqua.</text:p>
            <text:p text:style-name="P82"/>
            <text:p text:style-name="P75"><text:span text:style-name="T1028">Homil</text:span><text:span text:style-name="T450">í</text:span><text:span text:style-name="T1028">a </text:span><text:span text:style-name="T1030">sancti Leónis Papæ</text:span><text:span text:style-name="T32">.</text:span></text:p>
            <text:p text:style-name="P54">Homilía de Transfigur.</text:p>
            <text:p text:style-name="P162"><text:span text:style-name="T1065">Evangélica</text:span> léctio, dilectíssimi, quæ per aures córporis interiórem méntium nostrárum pulsávit audítum, ad magni sacraménti nos intelligéntiam vocat: quam, aspiránte grátia Dei, facílius assequémur, si consíderatiónem nostram ad ea, quæ paulo supérius sunt narráta, referámus. Salvátor enim humáni géneris Jesus Christus, condens eam fidem, quæ et ímpios ad justítiam, et mórtuos révocat ad vitam, ad hoc discípulos suos doctrínæ mónitis, et óperum miráculis imbuébat, ut idem Christus et Unigénitus Dei, et hóminis Fílius crederétur. </text:p>
            <text:p text:style-name="P82"/>
          </table:table-cell>
          <table:table-cell table:style-name="Tabulka1.A1" office:value-type="string">
            <text:p text:style-name="P37"/>
            <text:p text:style-name="P37"/>
            <text:p text:style-name="P194"><text:span text:style-name="T1068">Z</text:span><text:span text:style-name="T1067">a</text:span><text:span text:style-name="T583"> onoho času</text:span><text:span text:style-name="T586">, </text:span><text:span text:style-name="T664">vzal s sebou Ježíš Petra a Jakuba, a jeho bratra Jana, a vedl je vzhůru na vysokou horu. A byl před nimi proměněn</text:span><text:span text:style-name="T583">. A ostatní.</text:span></text:p>
            <text:p text:style-name="P37"/>
            <text:p text:style-name="P37"/>
            <text:p text:style-name="P37"/>
            <text:p text:style-name="P37"/>
            <text:p text:style-name="P300"><text:span text:style-name="T1065">Nejmilejší</text:span>, <text:span text:style-name="T1409">toto </text:span>čtení z <text:span text:style-name="T1242">E</text:span>vangelia, které skrze uši těla zaklepalo na dveře vnitřního sluchu naší mysli, nás povolává k <text:span text:style-name="T247">odhalení </text:span>velk<text:span text:style-name="T247">ého</text:span> tajemství, č<text:span text:style-name="T1242">ehož</text:span> vnuknutím Boží milosti snáze dosáhneme, pokud obrátíme svou pozornost na to, co jsme před chvílí slyšeli. Spasitel lidského rodu Ježíš Kristus pokládá základy oné víry, jež bezbožné volá ke spravedlnosti, mrtvé zpět k životu, a vštěpuje ji svým učedníkům <text:span text:style-name="T245">pravidly</text:span> svého učení a konáním zázraků, aby uvěřili, že tentýž Kristus je Jednorozený Syn Boží i Syn člověka.</text:p>
          </table:table-cell>
        </table:table-row>
        <table:table-row table:style-name="Tabulka1.52">
          <table:table-cell table:style-name="Tabulka1.A1" office:value-type="string">
            <text:p text:style-name="P52">Lectio <text:span text:style-name="T129">ij</text:span>.</text:p>
            <text:p text:style-name="P164"><text:span text:style-name="T1065">Nam</text:span> unum horum sine áltero non próderat ad salútem: et æquális erat perículi, Dóminum Jesum Christum aut Deum tantúmmodo sine hómine, aut sine Deo solum hóminem credidísse: cum utrúmque esset páriter confiténdum: quia sicut Deo vera humánitas, ita hómini ínerat vera divínitas. Ad conf<text:span text:style-name="T189">i</text:span>rmándam ergo hujus fídei salubérrimam cognitiónem interrogáverat discípulos suos Dóminus, inter divérsas aliórum opiniónes quid ipsi de eo créderent, quidve sentírent. </text:p>
            <text:p text:style-name="P82"/>
          </table:table-cell>
          <table:table-cell table:style-name="Tabulka1.A1" office:value-type="string">
            <text:p text:style-name="P37"/>
            <text:p text:style-name="P214"><text:span text:style-name="T1144">Neboť</text:span><text:span text:style-name="T899"> jedno bez druhého, </text:span><text:span text:style-name="T994">božství </text:span><text:span text:style-name="T445">b</text:span><text:span text:style-name="T444">ez</text:span><text:span text:style-name="T994"> lidství </text:span><text:span text:style-name="T992">a naopak</text:span><text:span text:style-name="T899">, by nevedlo ke spáse. A bylo by stejně nebezpečné uvěřit, že Pán Ježíš Kristus </text:span><text:span text:style-name="T900">byl</text:span><text:span text:style-name="T899"> pouze Bůh a ne člověk, či pouze člověk a ne Bůh. V oboje </text:span><text:span text:style-name="T900">najednou</text:span><text:span text:style-name="T899"> bylo </text:span><text:span text:style-name="T901">po</text:span><text:span text:style-name="T899">třeba </text:span><text:span text:style-name="T901">u</text:span><text:span text:style-name="T899">věřit, neboť </text:span><text:span text:style-name="T901">stejně</text:span><text:span text:style-name="T899"> jako </text:span><text:span text:style-name="T901">byl </text:span><text:span text:style-name="T992">Ježíš </text:span><text:span text:style-name="T899">Bůh </text:span><text:span text:style-name="T902">a</text:span><text:span text:style-name="T899"> přebývalo </text:span><text:span text:style-name="T900">v něm</text:span><text:span text:style-name="T899"> </text:span><text:span text:style-name="T901">i pravé </text:span><text:span text:style-name="T899">lidství, tak </text:span><text:span text:style-name="T901">byl také </text:span><text:span text:style-name="T899">člověk </text:span><text:span text:style-name="T901">a</text:span><text:span text:style-name="T899"> přebývalo v něm </text:span><text:span text:style-name="T901">i pravé</text:span><text:span text:style-name="T899"> božství. Aby tedy potvrdil toto spasitelné poznání víry, ptal se Pán svých učedníků kromě názorů jiných lidí i na to, co si oni sami o něm myslí, či co cítí. </text:span></text:p>
          </table:table-cell>
        </table:table-row>
        <table:table-row table:style-name="Tabulka1.53">
          <table:table-cell table:style-name="Tabulka1.A1" office:value-type="string">
            <text:p text:style-name="P52">Lectio <text:span text:style-name="T129">ii</text:span>j.</text:p>
            <text:p text:style-name="P179"><text:span text:style-name="T1065">Ubi</text:span> Petrus Apóstolus, per revelatiónem summi Patris corpórea súperans, et humána transcéndens, vidit mentis óculis Fílium Dei vivi, et conféssus est glóriam Deitátis: quia non ad solam respéxit substántiam carnis et sánguinis: tantúmque in hac fidei sublimitáte complácuit, ut beatitúdinis felicitáte donátus, sacram inviolábilis pe<text:span text:style-name="T1383">­</text:span>træ accíperet firmitátem: super quam fundáta Ecclésia, portis ínferi et mortis légibus prævaléret: nec in <text:soft-page-break/>solvéndis aut ligándis quorumcúmque causis áliud rátum esset in cœlis, quam quod Petri sedísset arbítrio.</text:p>
            <text:p text:style-name="P82"/>
          </table:table-cell>
          <table:table-cell table:style-name="Tabulka1.A1" office:value-type="string">
            <text:p text:style-name="P37"/>
            <text:p text:style-name="P301"><text:span text:style-name="T1065">Nato</text:span> <text:span text:style-name="T1242">A</text:span>poštol Petr, skrze zjevení nejvyššího Otce překonal tělesno, přesáhl lidství a očima své mysli uviděl Syna živého Boha, a vyznal slávu Božství, neboť nehleděl na pouhou podstatu těla a krve. A pouze v této vznešenosti víry se <text:span text:style-name="T73">Bohu</text:span> zalíbil natolik, že byl obdarován štěstím blaženosti, a přijal posvátnou a neporušitelnou pevnost skály, na které je<text:span text:style-name="T1242">st</text:span> založena Církev, <text:span text:style-name="T246">která překonala brány pekelné i zákony smrti. A ve svazování nebo rozvazování ja</text:span><text:soft-page-break/><text:span text:style-name="T246">kýchkoliv případů nebude v nebi potvrzeno nic jiného, než to, co bylo ustanoveno stolcem Petrovým.</text:span></text:p>
          </table:table-cell>
        </table:table-row>
        <table:table-row table:style-name="Tabulka1.54">
          <table:table-cell table:style-name="Tabulka1.A1" table:number-columns-spanned="2" office:value-type="string">
            <text:p text:style-name="P74"><text:span text:style-name="T16">D</text:span><text:span text:style-name="T1055">ominica </text:span><text:span text:style-name="T1058">i</text:span><text:span text:style-name="T1056">j</text:span><text:span text:style-name="T1057">.</text:span></text:p>
            <text:p text:style-name="P48">in <text:span text:style-name="T144">Quadr</text:span>agesima.</text:p>
          </table:table-cell>
          <table:covered-table-cell/>
        </table:table-row>
        <table:table-row table:style-name="Tabulka1.55">
          <table:table-cell table:style-name="Tabulka1.A1" office:value-type="string">
            <text:p text:style-name="P98">In I. Nocturno</text:p>
            <text:p text:style-name="P99">De libro Génesis.</text:p>
            <text:p text:style-name="P63">Lectio j. <text:span text:style-name="T1234">Cap. 27.</text:span></text:p>
            <text:p text:style-name="P361"><text:span text:style-name="T1065">Sénuit</text:span> autem Isaac, et caligavérunt óculi ejus, et vidére non póterat: vocavítque Esaü fílium suum majórem, et dixit ei: Fili mi? Qui respóndit: Adsum. Cui pater: Vides, inquit, quod senúerim, et ignórem diem mortis meæ. Sume arma tua, pháretram, et arcum, et egrédere foras: cumque venátu áliquid apprehénderis, fac mihi inde pulméntum sicut velle me nosti, et affer ut cómedam: et benedícat tibi ánima mea ántequam móriar. </text:p>
            <text:p text:style-name="P361"/>
          </table:table-cell>
          <table:table-cell table:style-name="Tabulka1.A1" office:value-type="string">
            <text:p text:style-name="P7"/>
            <text:p text:style-name="P7"/>
            <text:p text:style-name="P7"/>
            <text:p text:style-name="P387"><text:span text:style-name="T1065">Když</text:span> I<text:span text:style-name="T468">z</text:span>ák zestárl a oči mu zeslábly, že neviděl, zavolal svého staršího syna E<text:span text:style-name="T468">s</text:span>aua a řekl mu: „Můj synu!“ Ozval se: „Tady jsem!“ Izák řekl: „Podívej se, už jsem starý, nevím, kdy umřu. Nuže, vezmi své zbraně, toulec a luk, a vyjdi do polí a ulov mi zvěřinu. Udělej mi chutné jídlo, které mám rád, přines mi ho, ať se najím, abych ti požehnal, dříve než umřu.“</text:p>
          </table:table-cell>
        </table:table-row>
        <table:table-row table:style-name="Tabulka1.56">
          <table:table-cell table:style-name="Tabulka1.A1" office:value-type="string">
            <text:p text:style-name="P63">Lectio ij.</text:p>
            <text:p text:style-name="P183"><text:span text:style-name="T1065">Quod</text:span> cum audísset Rebécca, et ille abiísset in agrum ut jussiónem patris impléret, dixit fílio suo Jacob: Audívi patrem tuum loquéntem cum Esaü fratre tuo, et dicéntem ei: Affer mihi de venatióne tua, et fac cibos ut cómedam, et benedícam tibi coram Dómino ántequam móriar. Nunc ergo fili mi, acquiésce consíliis meis: et pergens ad gregem, affer mihi duos hœdos óptimos, ut fáciam ex eis escas patri tuo, quibus libénter véscitur: quas cum intúleris, et coméderit, benedícat tibi priúsquam moriátur. </text:p>
            <text:p text:style-name="P103"/>
          </table:table-cell>
          <table:table-cell table:style-name="Tabulka1.A1" office:value-type="string">
            <text:p text:style-name="P22"/>
            <text:p text:style-name="P373"><text:span text:style-name="T1065">Rebeka</text:span> zaslechla, jak Izák mluvil ke svému synu E<text:span text:style-name="T468">s</text:span>auovi. Když vyšel do polí ulovit zvěřinu svému otci, řekla svému synu Ják<text:span text:style-name="T469">o</text:span>bovi: „Slyšela jsem tvého otce mluvit s tvým bratrem E<text:span text:style-name="T468">s</text:span>auem. Řekl mu: ‚Přines mi zvěřinu a připrav mi z ní pochoutku. Po jídle ti požehnám před Hospodinem, než zemřu.’ Synu, poslyš, co ti teď řeknu. Jdi ke stádu a přines mi dvě pěkná kůzlata; připravím je pro tvého otce jako pochoutku, kterou má rád. Podáš je svému otci k jídlu a on ti před svou smrtí požehná.“</text:p>
          </table:table-cell>
        </table:table-row>
        <table:table-row table:style-name="Tabulka1.57">
          <table:table-cell table:style-name="Tabulka1.A1" office:value-type="string">
            <text:p text:style-name="P63">Lectio iij.</text:p>
            <text:p text:style-name="P183"><text:span text:style-name="T1065">Cui</text:span> ille respóndit: Nosti quod Esaü frater meus homo pilósus sit, et ego lenis: si attrectáverit me pater meus, et sénserit, tímeo ne putet me sibi voluísse illúdere, et indúcam super me maledictiónem pro benedictióne. Ad quem mater: In me sit, ait, ista maledíctio, fili mi: tantum audi vocem meam et pergens affer quæ dixi. Abiit, et áttulit, dedítque matri. Parávit illa cibos, sicut velle nóverat patrem illíus, et véstibus Esaü valde bonis, quas apud se habébat domi, índuit eum: pelliculásque hœdórum circúmdedit mánibus, et colli nuda protéxit. Dedítque pulméntum, et panes, quos cóxerat, trádidit. </text:p>
            <text:p text:style-name="P26"/>
          </table:table-cell>
          <table:table-cell table:style-name="Tabulka1.A1" office:value-type="string">
            <text:p text:style-name="P22"/>
            <text:p text:style-name="P374"><text:span text:style-name="T1065">Ják</text:span><text:span text:style-name="T1212">o</text:span><text:span text:style-name="T1065">b</text:span> matce namítl: „Vždyť můj bratr Ezau je chlupatý, a já jsem hladký! Co když mě otec ohmatá? Pak budu v jeho očích jako podvodník a uvedu na sebe spíše kletbu než požehnání.“ Ale matka mu řekla: „Tvé prokletí padne na mě, chlapče. Poslechni a přines mi je.“ Šel tedy, vybral je a přinesl matce. Ona z nich připravila pochoutku, kterou měl otec rád. Rebeka vzala nejlepší šaty svého staršího syna E<text:span text:style-name="T469">s</text:span>aua, které měla u sebe doma, a oblékla do nich svého mladšího syna Ják<text:span text:style-name="T469">o</text:span>ba. Na ruce i na hladký krk navlékla mu kozlečí kožky. Pak dala svému synu Jakubovi do rukou připravené chutné jídlo a chléb.</text:p>
          </table:table-cell>
        </table:table-row>
        <table:table-row table:style-name="Tabulka1.58">
          <table:table-cell table:style-name="Tabulka1.A1" office:value-type="string">
            <text:p text:style-name="P63">Lectio i<text:span text:style-name="T1235">v</text:span>.</text:p>
            <text:p text:style-name="P183"><text:span text:style-name="T1065">Quibus</text:span> illátis, dixit: Pater mi? At ille respondit: Audio. Quis es tu fili mi? Dixítque Jacob: Ego <text:soft-page-break/>sum primogénitus tuus Esaü: feci sicut praecepísti mihi: surge, sede, et cómede de venatióne mea, ut benedícat mihi ánima tua. Rursúmque Isaac ad fílium suum: Quo modo, inquit, tam cito inveníre potuísti, fili mi? Qui respóndit: Volúntas Dei fuit ut cito occúrreret mihi quod volébam. </text:p>
            <text:p text:style-name="P26"/>
          </table:table-cell>
          <table:table-cell table:style-name="Tabulka1.A1" office:value-type="string">
            <text:p text:style-name="P22"/>
            <text:p text:style-name="P386"><text:span text:style-name="T1065">Ják</text:span><text:span text:style-name="T1212">o</text:span><text:span text:style-name="T1065">b</text:span> přišel k svému otci a řekl: „Otče!“ Ozval se: „Poslouchám, kdo jsi, můj synu?“ Ják<text:span text:style-name="T469">o</text:span>b odpově<text:soft-page-break/>děl svému otci: „Já jsem Ezau, tvůj prvorozený. Udělal jsem, cos mi poručil. Ale Izák odpověděl svému synu: „Jak jsi to mohl tak rychle najít, můj synu?“ A on: „Hospodin, tvůj Bůh, dal, že mi to vběhlo do cesty.“ <text:s/><text:span text:style-name="T1236">(</text:span><text:span text:style-name="T120">Č</text:span><text:span text:style-name="T126">LP</text:span><text:span text:style-name="T169">)</text:span></text:p>
          </table:table-cell>
        </table:table-row>
        <table:table-row table:style-name="Tabulka1.59">
          <table:table-cell table:style-name="Tabulka1.A1" office:value-type="string">
            <text:p text:style-name="P122">In II. Nocturno</text:p>
            <text:p text:style-name="P112"><text:span text:style-name="T145">Sermo sancti Augustíni Epíscopi contra mendácium</text:span>.</text:p>
            <text:p text:style-name="P59">Cap. 10. tom. 4.</text:p>
            <text:p text:style-name="P46"><text:bookmark-start text:name="__DdeLink__2400_1673144709113111111"/><text:span text:style-name="T6">Lectio</text:span><text:bookmark-end text:name="__DdeLink__2400_1673144709113111111"/><text:span text:style-name="T6"> v.</text:span></text:p>
            <text:p text:style-name="P181"><text:span text:style-name="T1065">Jacob</text:span> quod matre fecit auctóre, ut patrem fállere viderétur, si diligénter et fidéliter attendátur, non est mendácium, sed mystérium. Quæ si mendácia dixérimus, omnes étiam parábolæ ac figúræ significandárum quarumcúm<text:span text:style-name="T1384">­</text:span>que rerum, quæ non ad proprietátem accipiéndæ sunt, sed in eis áliud ex álio est intelligéndum, dicéntur esse mendácia: quod absit omníno.</text:p>
            <text:p text:style-name="P42"/>
          </table:table-cell>
          <table:table-cell table:style-name="Tabulka1.A1" office:value-type="string">
            <text:p text:style-name="P37"/>
            <text:p text:style-name="P37"/>
            <text:p text:style-name="P37"/>
            <text:p text:style-name="P264"><text:span text:style-name="T1072">To</text:span><text:span text:style-name="T618">, co Jákob </text:span><text:span text:style-name="T619">na popud</text:span><text:span text:style-name="T618"> matk</text:span><text:span text:style-name="T619">y</text:span><text:span text:style-name="T618"> učinil, </text:span><text:span text:style-name="T619">jak by </text:span><text:span text:style-name="T618">se zdá</text:span><text:span text:style-name="T620">l</text:span><text:span text:style-name="T389">o</text:span><text:span text:style-name="T618">, že oklamal </text:span><text:span text:style-name="T621">svého </text:span><text:span text:style-name="T618">otce, vlastně nebyl </text:span><text:span text:style-name="T332">k</text:span><text:span text:style-name="T333">lam</text:span><text:span text:style-name="T618">, ale tajemství </text:span><text:span text:style-name="T969">Písma</text:span><text:span text:style-name="T618">, pokud se na to podíváme důkladně a věrně. </text:span><text:span text:style-name="T621">Pokud bychom řekli, že toto j</text:span><text:span text:style-name="T334">e</text:span><text:span text:style-name="T621"> lži</text:span><text:span text:style-name="T620">vý přístup</text:span><text:span text:style-name="T621">, </text:span><text:span text:style-name="T620">pak </text:span><text:span text:style-name="T621">také všechna podobenství a postavy všech možných významných událostí, které se ovšem nemají brát doslovně, ale hledat v nich jiné významy, bychom také museli označit jako lži, což <text:s/>rozhodně nesmíme učinit.</text:span></text:p>
          </table:table-cell>
        </table:table-row>
        <table:table-row table:style-name="Tabulka1.60">
          <table:table-cell table:style-name="Tabulka1.A1" office:value-type="string">
            <text:p text:style-name="P60">Lectio vj.</text:p>
            <text:p text:style-name="P366"><text:span text:style-name="T1065">Nam</text:span> qui hoc putat, trópicis etiam tam multis locutiónibus ómnibus potest hanc importáre calúmniam; ita ut et hæc ipsa, quæ appellátur metáphora, hoc est, de re própria ad rem non própriam verbi alicújus usurpáta translátio, possit ista ratióne mendácium nuncupári. Quæ significántur enim, útique ipsa dicúntur: putántur autem mendácia, quóniam non ea quæ vere significántur, dicta intelligúntur; sed ea, quæ falsa sunt, dicta esse credúntur.</text:p>
            <text:p text:style-name="P113"/>
          </table:table-cell>
          <table:table-cell table:style-name="Tabulka1.A1" office:value-type="string">
            <text:p text:style-name="P37"/>
            <text:p text:style-name="P215"><text:span text:style-name="T1137">Neboť</text:span><text:span text:style-name="T858"> kdo takto přemýšlí, může do tak mnohých podobných obrazných vyprávění zanést tuto pomluvu, takže i to, </text:span><text:span text:style-name="T840">co nazýváme </text:span><text:span text:style-name="T858">metafor</text:span><text:span text:style-name="T840">ou</text:span><text:span text:style-name="T858">, t</text:span><text:span text:style-name="T840">edy</text:span><text:span text:style-name="T858"> když se význam nějakého slova přenese z </text:span><text:span text:style-name="T840">toho</text:span><text:span text:style-name="T858"> původního </text:span><text:span text:style-name="T838">na jin</text:span><text:span text:style-name="T858">ý, by mohl</text:span><text:span text:style-name="T840">o</text:span><text:span text:style-name="T858"> být nazván</text:span><text:span text:style-name="T840">o</text:span><text:span text:style-name="T858"> lží. To ovšem znamená, že kdykoliv se takové věci říkají, jsou považovány za lež, neboť ten, kdo je poslouchá, z nich nepochopí, co </text:span><text:span text:style-name="T838">opravdu</text:span><text:span text:style-name="T858"> znamenají, ale věří, že znamenají </text:span><text:span text:style-name="T420">něco</text:span><text:span text:style-name="T858">, co není pravda.</text:span></text:p>
          </table:table-cell>
        </table:table-row>
        <table:table-row table:style-name="Tabulka1.61">
          <table:table-cell table:style-name="Tabulka1.A1" office:value-type="string">
            <text:p text:style-name="P60">Lectio vij.</text:p>
            <text:p text:style-name="P369"><text:span text:style-name="T1065">Hoc</text:span> ut exémplis fiat plánius, idípsum quod Jacob fecit, atténde. Hœdínis certe péllibus membra contéxit. Si causam próximam requirámus, mentítum putábimus: hoc enim fecit, ut putarétur esse qui non erat. Si autem hoc factum ad illud, propter quod significándum revéra factum est, referátur: per hœdínas pelles, peccáta; per eum vero, qui eis se opéruit, ille significátus est, qui non sua, sed aliéna peccáta portávit.</text:p>
            <text:p text:style-name="P43"/>
          </table:table-cell>
          <table:table-cell table:style-name="Tabulka1.A1" office:value-type="string">
            <text:p text:style-name="P37"/>
            <text:p text:style-name="P302"><text:span text:style-name="T1065">Lépe</text:span> to pochopíme na příkladech. Podívejme se na to, co udělal Jákob. Opravdu si zakryl ruce kozlími kožkami. Pokud hledáme pravděpodobnou příčinu, předpokládáme klam: udělal to přece, aby se zdálo, že je někým jiným. <text:span text:style-name="T248">Poukažme však na skutečný důvod a význam toho, co udělal. Kozlí kožky značí hříchy, </text:span><text:span text:style-name="T1424">a </text:span><text:span text:style-name="T248">ten, kdo si je oblékl, </text:span><text:span text:style-name="T76">Kristus</text:span><text:span text:style-name="T151">, </text:span><text:span text:style-name="T152">chtěl</text:span><text:span text:style-name="T248"> dát najevo, že nenese hříchy své, ale cizí.</text:span></text:p>
          </table:table-cell>
        </table:table-row>
        <table:table-row table:style-name="Tabulka1.62">
          <table:table-cell table:style-name="Tabulka1.A1" office:value-type="string">
            <text:p text:style-name="P60">Lectio viij.</text:p>
            <text:p text:style-name="P369"><text:span text:style-name="T1065">Verax</text:span> ergo significátio nullo modo mendácium recte dici potest: ut autem in facto, ita et in verbo. Nam cum ei pater dixísset: Quis es tu, fili? ille respóndit: Ego sum Esaü primogénitus tuus. Hoc si referátur ad duos illos géminos, mendácium vidébitur: si autem ad illud, propter quod significándum ista gesta díctaque conscrípta sunt; ille est <text:soft-page-break/>hic intelligéndus in córpore suo, quod est ejus Ecclésia.</text:p>
            <text:p text:style-name="P113"/>
          </table:table-cell>
          <table:table-cell table:style-name="Tabulka1.A1" office:value-type="string">
            <text:p text:style-name="P37"/>
            <text:p text:style-name="P216"><text:span text:style-name="T1084">Pravdivý</text:span><text:span text:style-name="T649"> význam tedy v žádném případě nemůže být nazván lží, a to </text:span><text:span text:style-name="T619">jak</text:span><text:span text:style-name="T649"> ve skutcích, </text:span><text:span text:style-name="T619">tak </text:span><text:span text:style-name="T649">ani ve slovech. Neboť když mu otec řekl: „Kdo jsi</text:span><text:span text:style-name="T651"> ty</text:span><text:span text:style-name="T649">, synu?,“ od odpověděl: „Jsem Esau, tvůj prvorozený.“ Pokud </text:span><text:span text:style-name="T650">snad tento text zmiňuje ona dvojčata, </text:span><text:span text:style-name="T978">Esaua a Jákoba</text:span><text:span text:style-name="T838">, zdálo by se to jako lež. Když se však zaměříme na význam, </text:span><text:span text:style-name="T420">v</text:span><text:span text:style-name="T838">e kter</text:span><text:span text:style-name="T420">é</text:span><text:span text:style-name="T838">m byla tato slova a tyto </text:span><text:soft-page-break/><text:span text:style-name="T838">události zapsány, máme zde Jákoba chápat </text:span><text:span text:style-name="T978">jako Krista</text:span><text:span text:style-name="T838"> ve svém těle, což jest jeho Církev.</text:span></text:p>
          </table:table-cell>
        </table:table-row>
        <table:table-row table:style-name="Tabulka1.63">
          <table:table-cell table:style-name="Tabulka1.A1" office:value-type="string">
            <text:p text:style-name="P122">In III. Nocturno</text:p>
            <text:p text:style-name="P76"><text:span text:style-name="T32">Léctio sancti Evangélii secúndum </text:span><text:span text:style-name="T205">Matthæum</text:span><text:span text:style-name="T32">.</text:span><text:span text:style-name="T11"> </text:span></text:p>
            <text:p text:style-name="P52">Lectio ix. Cap. <text:span text:style-name="T146">4</text:span>.</text:p>
            <text:p text:style-name="P217"><text:span text:style-name="T1222">In</text:span><text:span text:style-name="T32"> illo témpore: Assúmpsit Jesus Petrum, et Jacobum, et Joánnem fratrem ejus, et duxit illos in montem excélsum se</text:span><text:span text:style-name="T56">ó</text:span><text:span text:style-name="T32">rsum: et transfigurátus est ante eos. Et réliqua.</text:span></text:p>
            <text:p text:style-name="P82"/>
            <text:p text:style-name="P76"><text:span text:style-name="T1028">Homilía sancti </text:span><text:span text:style-name="T205">Leónis</text:span><text:span text:style-name="T1028"> Papæ</text:span><text:span text:style-name="T32">.</text:span></text:p>
            <text:p text:style-name="P62">Ex Homil. de Transfigur. Dómini.</text:p>
            <text:p text:style-name="P175"><text:span text:style-name="T1065">Assúmpsit</text:span> Jesus Petrum, et Jacóbum, et fratrem ejus Joánnem, et conscénso cum eis seórsum monte præcélso, claritátem suæ glóriæ demonstrávit: quia licet intellexíssent in eo majestátem Dei, ipsíus tamen córporis, quo divínitas tegebátur, poténtiam nesciébant. Et ídeo próprie signantérque promíserat, quosdam de astántibus discípulis non prius gustáre mortem, quam vidérent Fílium hóminis veniéntem in regno suo, id est, in régia claritáte, quam spiritáliter ad natúram suscépti hóminis pertinéntem, his tribus viris vóluit esse conspícuam. </text:p>
            <text:p text:style-name="P82"/>
          </table:table-cell>
          <table:table-cell table:style-name="Tabulka1.A1" office:value-type="string">
            <text:p text:style-name="P37"/>
            <text:p text:style-name="P37"/>
            <text:p text:style-name="P37"/>
            <text:p text:style-name="P194"><text:span text:style-name="T1085">Z</text:span><text:span text:style-name="T1067">a</text:span><text:span text:style-name="T583"> onoho času, </text:span><text:span text:style-name="T657">vzal s sebou Ježíš Petra a Jakuba, a Jana</text:span><text:span text:style-name="T794">,</text:span><text:span text:style-name="T657"> jeho bratra, a </text:span><text:span text:style-name="T794">vy</text:span><text:span text:style-name="T657">vedl je vzhůru na vysokou horu. A byl před nimi proměněn. A ostatní.</text:span></text:p>
            <text:p text:style-name="P37"/>
            <text:p text:style-name="P37"/>
            <text:p text:style-name="P37"/>
            <text:p text:style-name="P37"/>
            <text:p text:style-name="P265"><text:span text:style-name="T1093">Ježíš</text:span><text:span text:style-name="T726"> </text:span><text:span text:style-name="T727">v</text:span><text:span text:style-name="T726">zal s sebou Petra, Jakuba a jeho bratra Jana, vystoupil s nimi na velmi vysokou horu a ukázal jim </text:span><text:span text:style-name="T366">jasnost</text:span><text:span text:style-name="T726"> své slávy. Neboť </text:span><text:span text:style-name="T728">oni </text:span><text:span text:style-name="T726">sice chápali, že v něm přebývá Boží vznešenost, avšak moc jeho těla, které skrývalo božství, </text:span><text:span text:style-name="T728">už </text:span><text:span text:style-name="T726">neznali. A proto </text:span><text:span text:style-name="T727">osobně a</text:span><text:span text:style-name="T726"> </text:span><text:span text:style-name="T727">výslovně slíbil některým učedníkům, kteří právě stáli okolo, že neokusí smrt, dokud neuvidí Syna člověka </text:span><text:span text:style-name="T366">přicházet </text:span><text:span text:style-name="T727">do </text:span><text:span text:style-name="T366">své</text:span><text:span text:style-name="T335">ho</text:span><text:span text:style-name="T727"> království, t</text:span><text:span text:style-name="T366">edy</text:span><text:span text:style-name="T727"> do </text:span><text:span text:style-name="T794">přejasných </text:span><text:span text:style-name="T727">říš</text:span><text:span text:style-name="T366">í</text:span><text:span text:style-name="T727">, a že lidské přirozenosti bylo dáno duchovně přijmout tuto říši. Toto Pán chtěl zjevně ukázat těmto třem mužům.</text:span></text:p>
          </table:table-cell>
        </table:table-row>
        <table:table-row table:style-name="Tabulka1.64">
          <table:table-cell table:style-name="Tabulka1.A1" office:value-type="string">
            <text:p text:style-name="P52">Lectio x.</text:p>
            <text:p text:style-name="P176"><text:span text:style-name="T1065">Nam</text:span> illam ipsíus Deitátis ineffábilem et inaccessíbilem visiónem, quæ in ætérnam vitam mundis corde servátur, nullo modo mortáli adhuc carne circúmdáti intuéri póterant et vidére, <text:span text:style-name="T244">d</text:span>icénte Patre: Hic est Fílius meus diléctus, in quo mihi bene complácui, ipsum audíte: nonne evidénter audítum est: Hic est Fílius meus, cui ex me et mecum esse sine témpore est? quia nec génitor génito prior, nec génitus est genitóre postérior.</text:p>
            <text:p text:style-name="P82"/>
          </table:table-cell>
          <table:table-cell table:style-name="Tabulka1.A1" office:value-type="string">
            <text:p text:style-name="P37"/>
            <text:p text:style-name="P338"><text:span text:style-name="T1065">Neboť</text:span> <text:span text:style-name="T254">na toto</text:span> <text:span text:style-name="T254">nepopsatelné</text:span> a <text:span text:style-name="T254">nedosažitelné</text:span> <text:span text:style-name="T252">zjevení</text:span> jeho Božství, jež <text:span text:style-name="T252">je lidem čistého srdce uchováno do života věčného, by nemohli žádným způsobem pohledět a vidět je ti, kteří jsou ještě uvězněni ve smrtelném těle, ani by nemohli uslyšet slova Otcova: „Toto je můj milovaný Syn, v něm našel jsem zalíbení, toho poslouchejte.“ Neslyšeli však jasně: „Toto je můj Syn, jemuž je dáno ze mě a se mnou býti bez času?“ Neboť ani Otec nebyl dříve než Syn, ani Syn dříve než Otec.</text:span></text:p>
          </table:table-cell>
        </table:table-row>
        <table:table-row table:style-name="Tabulka1.65">
          <table:table-cell table:style-name="Tabulka1.A1" office:value-type="string">
            <text:p text:style-name="P52">Lectio xj.</text:p>
            <text:p text:style-name="P177"><text:span text:style-name="T1065">Hic</text:span> est Fílius meus, quem a me non séparat Déitas, non dívidit potéstas, non discérnit ætérnitas. Hic est Fílius meus, non adoptívus, sed proprius: non aliúnde creátus, sed ex me génitus: nec de alia natúra mihi factus comparábilis, sed de mea esséntia mihi natus æquális. Hic est Fílius meus, per quem ómnia facta sunt, et sine quo factum est nihil: qui ómnia quæ fácio, simíliter facit; et quidquid óperor, inseparabíliter mecum atque indifferénter operátur.</text:p>
            <text:p text:style-name="P82"/>
          </table:table-cell>
          <table:table-cell table:style-name="Tabulka1.A1" office:value-type="string">
            <text:p text:style-name="P37"/>
            <text:p text:style-name="P310"><text:span text:style-name="T1065">Toto</text:span> je můj Syn, <text:span text:style-name="T1243">kterého</text:span> ode m<text:span text:style-name="T1243">ne</text:span> nedělí Božství, ne<text:span text:style-name="T255">od</text:span>děluje moc, ne<text:span text:style-name="T255">od</text:span>lišuje věčnost. Toto je můj Syn, ne adoptivní, ale vlastní. Ne<text:span text:style-name="T255">ní</text:span> jinde stvořený, avšak ze mě zrozený. Ne<text:span text:style-name="T255">ní</text:span> z jiné přirozenosti <text:span text:style-name="T103">pouze </text:span>učiněn mně podobný<text:span text:style-name="T255">m</text:span>, avšak narozen z mého bytí mně rovný. Toto je můj Syn, skrze něhož všechno jest stvořeno, a bez něhož není stvořeno nic. Jenž všechno, co činím, činí podobně, a cokoliv provádím, také on provádí, nerozdílně se mnou.</text:p>
          </table:table-cell>
        </table:table-row>
        <table:table-row table:style-name="Tabulka1.66">
          <table:table-cell table:style-name="Tabulka1.A1" office:value-type="string">
            <text:p text:style-name="P52">Lectio xij.</text:p>
            <text:p text:style-name="P178"><text:soft-page-break/><text:span text:style-name="T1065">Hic</text:span> est Fílius meus, qui eam, quam mecum habet æqualitátem, non rapína appétiit, nec usurpatióne præsúmpsit: sed manens in forma glóriæ meæ, ut ad reparándum genus humánum exsequerétur commúne consílium, usque ad formam servilem inclinávit incommutábilem Deitátem. Hunc ergo, in quo mihi per ómnia bene compláceo, et cujus prædicatióne maniféstor, cujus humilitáte claríficor, incunctánter audíte: quia ipse est véritas et vita, ipse virtus mea atque sapiéntia.</text:p>
            <text:p text:style-name="P82"/>
          </table:table-cell>
          <table:table-cell table:style-name="Tabulka1.A1" office:value-type="string">
            <text:p text:style-name="P37"/>
            <text:p text:style-name="P339"><text:soft-page-break/><text:span text:style-name="T1065">Toto</text:span> je můj Syn, který <text:span text:style-name="T253">onu</text:span> rovnost, kterou se mnou <text:span text:style-name="T253">sdílí</text:span>, ani neukořistil <text:span text:style-name="T253">jako zloděj</text:span>, ani násilím <text:span text:style-name="T253">nepojal, avšak zůstává v podobě mé slávy, aby k napravení lidského rodu vykonal společné usnesení, a nezměnitelné Božství sklonil až k podobě služebníka. Tohoto </text:span><text:span text:style-name="T77">mého Syna</text:span><text:span text:style-name="T253">, v němž jsem mezi všemi nalezl velké zalíbení, a jenž mne svým kázáním zjevuje </text:span><text:span text:style-name="T119">ostatním</text:span><text:span text:style-name="T253">, mne svou pokorou oslavuje, tedy bez váhání poslouchejte. Neboť právě on je pravda a život, on je má síla i moudrost.</text:span></text:p>
          </table:table-cell>
        </table:table-row>
        <table:table-row table:style-name="Tabulka1.67">
          <table:table-cell table:style-name="Tabulka1.A1" table:number-columns-spanned="2" office:value-type="string">
            <text:p text:style-name="P30">Feria <text:span text:style-name="T184">Secunda</text:span></text:p>
            <text:p text:style-name="P48"><text:span text:style-name="T184">Infra hebdomadam secundam Quadragesimæ</text:span>.</text:p>
          </table:table-cell>
          <table:covered-table-cell/>
        </table:table-row>
        <table:table-row table:style-name="Tabulka1.68">
          <table:table-cell table:style-name="Tabulka1.A1" office:value-type="string">
            <text:p text:style-name="P74"><text:span text:style-name="T32">Léctio sancti Evangélii secúndum </text:span><text:span text:style-name="T36">Joánnem</text:span><text:span text:style-name="T32">.</text:span><text:span text:style-name="T11"> </text:span></text:p>
            <text:p text:style-name="P52">Lectio <text:span text:style-name="T129">j</text:span>. Cap. <text:span text:style-name="T249">8</text:span>.</text:p>
            <text:p text:style-name="P149"><text:span text:style-name="T1065">In</text:span> illo témpore: Dixit Jesus turbis Judæórum: Ego vado, et quærétis me, et in peccáto vestro moriémini. Et réliqua.</text:p>
            <text:p text:style-name="P82"/>
            <text:p text:style-name="P92"><text:span text:style-name="T583">Homilía sancti </text:span><text:span text:style-name="T584">Augustíni Epíscopi</text:span><text:span text:style-name="T64">.</text:span></text:p>
            <text:p text:style-name="P54">Tract. 38. in Joann<text:span text:style-name="T249">em</text:span>.</text:p>
            <text:p text:style-name="P162"><text:span text:style-name="T1065">Locútus</text:span> est Dóminus Judæis, dicens: Ego vado. Christo enim Dómino mors proféctio fuit illo, unde vénerat, et unde non discésserat. Ego, inquit, vado, et quærétis me, non desidério, sed ódio. Nam illum póstea quam abscéssit ab óculis hóminum, inquisiérunt et qui óderant, et qui amábant: illi persequéndo, isti habere cupiéndo. <text:s/></text:p>
            <text:p text:style-name="P82"/>
          </table:table-cell>
          <table:table-cell table:style-name="Tabulka1.A1" office:value-type="string">
            <text:p text:style-name="P37"/>
            <text:p text:style-name="P37"/>
            <text:p text:style-name="P194"><text:span text:style-name="T1068">Z</text:span><text:span text:style-name="T1067">a</text:span><text:span text:style-name="T583"> onoho času řekl Ježíš </text:span><text:span text:style-name="T665">zástupům Židů: „Já odcházím, a budete mě hledat, a ve svém hříchu zemřete</text:span><text:span text:style-name="T586">.“</text:span><text:span text:style-name="T583"> A ostatní.</text:span></text:p>
            <text:p text:style-name="P37"/>
            <text:p text:style-name="P39"/>
            <text:p text:style-name="P311"><text:span text:style-name="T1065">Pá</text:span><text:span text:style-name="T1177">n</text:span><text:span text:style-name="T256"> Ježíš mluvil k Židům takto: „Já odcházím.“ Pro Krista Pána totiž smrt byla cestou tam, odkud přišel, a odkud vlastně nikdy neodešel. Řekl: „Já odcházím, a budete mne hledat, ne s touhou, ale s nenávistí.“ Neboť poté, co sešel lidem z očí, jej hledali ti, kteří jej nenáviděli, i ti, kteří jej milovali. Ti první proto, aby jej pronásledovali, ti druzí v touze jej nalézt.</text:span></text:p>
          </table:table-cell>
        </table:table-row>
        <table:table-row table:style-name="Tabulka1.69">
          <table:table-cell table:style-name="Tabulka1.A1" office:value-type="string">
            <text:p text:style-name="P52">Lectio <text:span text:style-name="T129">ij</text:span>.</text:p>
            <text:p text:style-name="P163"><text:span text:style-name="T1065">In</text:span> Psalmis ait ipse Dóminus per Prophétam: Périit fuga a me, et non est qui requírat ánimam meam. Et íterum ait álio loco in Psalmo: Confundántur et revereántur requiréntes ánimam meam. Culpávit, qui non requírerent: damnávit requiréntes. Bonum est enim quærere ánimam Christi, sed quo modo eam quæsiérunt discípuli: et malum est quærere ánimam Christi, sed quo modo eam Judæi quæsiérunt: illi enim ut habérent, isti ut pérderent. </text:p>
            <text:p text:style-name="P82"/>
          </table:table-cell>
          <table:table-cell table:style-name="Tabulka1.A1" office:value-type="string">
            <text:p text:style-name="P37"/>
            <text:p text:style-name="P218"><text:span text:style-name="T903">V Žalmech praví sám Pán skrze Proroka: „</text:span><text:span text:style-name="T904">Nemám kam utéci, avšak není, kdo by usiloval o můj život.“ A opět na jiném místě v Žalm</text:span><text:span text:style-name="T438">u</text:span><text:span text:style-name="T904"> </text:span><text:span text:style-name="T1024">39</text:span><text:span text:style-name="T959"> </text:span><text:span text:style-name="T904">praví: „Nechť jsou zmateni a zahnáni na útěk ti, k</text:span><text:span text:style-name="T421">teří</text:span><text:span text:style-name="T904"> usilují o můj život.“ Obvinil ty, kteří jej nehledali, zavrhl ty, </text:span><text:span text:style-name="T402">k</text:span><text:span text:style-name="T403">teří</text:span><text:span text:style-name="T904"> jej hledali. Je totiž dobré usilovat o</text:span><text:span text:style-name="T402"> </text:span><text:span text:style-name="T904">život Kristův, avšak pouze tím způsobem, jakým o něj usilovali jeho učedníci. A špatné je usilovat o život Kristu tak, jako o něj usilovali Židé. Jedni jej chtěli nalézt, druzí zahubit.</text:span></text:p>
          </table:table-cell>
        </table:table-row>
        <table:table-row table:style-name="Tabulka1.70">
          <table:table-cell table:style-name="Tabulka1.A1" office:value-type="string">
            <text:p text:style-name="P52">Lectio <text:span text:style-name="T129">ii</text:span>j.</text:p>
            <text:p text:style-name="P179"><text:span text:style-name="T1065">Dénique</text:span> istis, quia sic quærébant more malo, corde pervérso, quid secútus adjúnxit? Quærétis me; et ne putétis, quia bene me quærétis, in peccáto vestro moriémini. Hoc est Christum male quærere, in peccáto suo mori: hoc est illum odísse, per quem possit solum salvus esse. Cum enim hómines, quorum spes in Deo est, non débeant mala réddere nec pro malis; reddébant isti mala pro bonis.</text:p>
            <text:p text:style-name="P157"><text:soft-page-break/></text:p>
          </table:table-cell>
          <table:table-cell table:style-name="Tabulka1.A1" office:value-type="string">
            <text:p text:style-name="P37"/>
            <text:p text:style-name="P312"><text:span text:style-name="T1178">Co</text:span><text:span text:style-name="T259"> t</text:span>edy pronásledovaný <text:span text:style-name="T127">Pán </text:span>řekl Židům, <text:span text:style-name="T259">když</text:span> o jeho život usilovali špatným způsobem, se zvráceným srdcem? „Budete mne hledat, a<text:span text:style-name="T259">le</text:span> nemyslete si, že <text:span text:style-name="T1244">mne budete hledat </text:span>správně. Zemřete ve svém hříchu.“ Špatně hledat Krista totiž znamená zemřít ve svém hříchu, <text:span text:style-name="T259">tedy</text:span> nenávidět toho <text:span text:style-name="T1244">jediného</text:span>,<text:span text:style-name="T257"> </text:span>skrze nějž<text:span text:style-name="T257"> </text:span>je možné být<text:span text:style-name="T257">i</text:span> spasen. Když totiž lidé, jejichž naděje je v Bohu, <text:span text:style-name="T257">nemají zlým oplácet, a to ani zlo, opláceli Židé zlem </text:span><text:span text:style-name="T1410">za </text:span><text:span text:style-name="T257">dobro. </text:span></text:p>
          </table:table-cell>
        </table:table-row>
        <table:table-row table:style-name="Tabulka1.71">
          <table:table-cell table:style-name="Tabulka1.A1" table:number-columns-spanned="2" office:value-type="string">
            <text:p text:style-name="P30">Feria <text:span text:style-name="T249">Tertia</text:span></text:p>
            <text:p text:style-name="P48"><text:span text:style-name="T184">Infra hebdomadam secundam Quadragesimæ</text:span>.</text:p>
          </table:table-cell>
          <table:covered-table-cell/>
        </table:table-row>
        <table:table-row table:style-name="Tabulka1.72">
          <table:table-cell table:style-name="Tabulka1.A1" office:value-type="string">
            <text:p text:style-name="P74"><text:span text:style-name="T32">Léctio sancti Evangélii secúndum </text:span><text:span text:style-name="T36">Matthæum</text:span><text:span text:style-name="T32">.</text:span><text:span text:style-name="T11"> </text:span></text:p>
            <text:p text:style-name="P52">Lectio <text:span text:style-name="T129">j</text:span>. Cap. <text:span text:style-name="T249">23</text:span>.</text:p>
            <text:p text:style-name="P149"><text:span text:style-name="T1065">In</text:span> illo témpore: Locútus est Jesus ad turbas, et ad discípulos suos, dicens: Super cáthedram Móysi sedérunt <text:span text:style-name="T250">S</text:span>cribæ et <text:span text:style-name="T249">P</text:span>harisæi. Omnia ergo quæcúmque díxerint vobis, serváte, et fácite: secúndum ópera vero eórum nolíte fácere. Et réliqua.</text:p>
            <text:p text:style-name="P82"/>
            <text:p text:style-name="P92"><text:span text:style-name="T583">Homilía sancti </text:span><text:span text:style-name="T584">Hierónymi Presbýteri</text:span><text:span text:style-name="T64">.</text:span></text:p>
            <text:p text:style-name="P54">Lib. 4. Comment. in <text:span text:style-name="T250">C</text:span>ap. 23. Matthæi.</text:p>
            <text:p text:style-name="P162"><text:span text:style-name="T1065">Quid</text:span> mansuétius, quid benígnius Dómino? Tentátur a <text:span text:style-name="T250">P</text:span>harisæis, confringúntur insídiæ eórum, et secúndum Psalmístam: Sagíttæ parvulórum factæ sunt plagæ eórum: et nihilóminus propter sacerdótii et nóminis dignitátem hortátur pópulos, ut subiciántur eis, non opera, sed doctrínam cons<text:span text:style-name="T250">i</text:span>derántes. </text:p>
            <text:p text:style-name="P82"/>
          </table:table-cell>
          <table:table-cell table:style-name="Tabulka1.A1" office:value-type="string">
            <text:p text:style-name="P37"/>
            <text:p text:style-name="P37"/>
            <text:p text:style-name="P194"><text:span text:style-name="T1068">Z</text:span><text:span text:style-name="T1067">a</text:span><text:span text:style-name="T583"> onoho času </text:span><text:span text:style-name="T701">pro</text:span><text:span text:style-name="T665">mluvil</text:span><text:span text:style-name="T583"> Ježíš </text:span><text:span text:style-name="T701">k </text:span><text:span text:style-name="T665">zástupům </text:span><text:span text:style-name="T701">i</text:span><text:span text:style-name="T665"> k</text:span><text:span text:style-name="T701">e</text:span><text:span text:style-name="T665"> svým učedníkům, </text:span><text:span text:style-name="T701">a pravil</text:span><text:span text:style-name="T665">: „Na stolci Mojžíšově sedí Zákoníci a Farizeové. Všechno tedy, co vám řeknou, zachovávejte a čiňte: podle jejich skutků však nejednejte</text:span><text:span text:style-name="T586">.“</text:span><text:span text:style-name="T583"> A ostatní.</text:span></text:p>
            <text:p text:style-name="P37"/>
            <text:p text:style-name="P37"/>
            <text:p text:style-name="P39"/>
            <text:p text:style-name="P266"><text:span text:style-name="T1117">Kdo</text:span><text:span text:style-name="T795"> </text:span><text:span text:style-name="T796">by mohl být</text:span><text:span text:style-name="T795"> mírnější, </text:span><text:span text:style-name="T366">kdo</text:span><text:span text:style-name="T795"> dobrotivější než Pán? </text:span><text:span text:style-name="T701">Byl p</text:span><text:span text:style-name="T795">okoušen od Farizeů, jejich úklady </text:span><text:span text:style-name="T701">však byly</text:span><text:span text:style-name="T795"> </text:span><text:span text:style-name="T796">zmařeny</text:span><text:span text:style-name="T795"> podle slov Žalmistových: „Šípy maličkých staly se jejich </text:span><text:span text:style-name="T367">pohromou</text:span><text:span text:style-name="T795">.“ </text:span><text:span text:style-name="T796">A</text:span><text:span text:style-name="T795"> přesto kvůli důstojnosti kněžství i jména povzbuzuje </text:span><text:span text:style-name="T1009">Pán </text:span><text:span text:style-name="T795">lid, aby se jim podřídil, a nehleděl na jejich skutky, ale učení.</text:span></text:p>
          </table:table-cell>
        </table:table-row>
        <table:table-row table:style-name="Tabulka1.73">
          <table:table-cell table:style-name="Tabulka1.A1" office:value-type="string">
            <text:p text:style-name="P52">Lectio <text:span text:style-name="T129">ij</text:span>.</text:p>
            <text:p text:style-name="P163"><text:span text:style-name="T1065">Quod</text:span> autem ait, Super cáthedram Móysi sedérunt <text:span text:style-name="T250">S</text:span>cribæ et <text:span text:style-name="T250">P</text:span>harisæi: per cáthedram, doctrínam Legis osténdit. Ergo et illud quod dícitur in Psalmo: In cáthedra pestiléntiæ non sedit: et, Cáthedras vendéntium colúmbas evértit: doctrínam debémus accípere. Alligant enim ónera grávia et importabília, et impónunt in húmeros hóminum, dígito autem suo nolunt ea movére. Hoc generáliter advérsus omnes magístros, qui grávia jubent, et minóra non fáciunt. </text:p>
            <text:p text:style-name="P82"/>
          </table:table-cell>
          <table:table-cell table:style-name="Tabulka1.A1" office:value-type="string">
            <text:p text:style-name="P37"/>
            <text:p text:style-name="P219"><text:span text:style-name="T1157">Co</text:span><text:span text:style-name="T937"> však praví: „Na </text:span><text:span text:style-name="T422">trůnu</text:span><text:span text:style-name="T937"> Mojžíšově sedí Zákoníci a Fari</text:span><text:span text:style-name="T439">s</text:span><text:span text:style-name="T937">eové.“ </text:span><text:span text:style-name="T422">Trůn</text:span><text:span text:style-name="T937"> znamená učení Zákona. Tedy </text:span><text:span text:style-name="T938">i </text:span><text:span text:style-name="T937">to, co </text:span><text:span text:style-name="T938">bylo</text:span><text:span text:style-name="T937"> řečeno v Žalmu </text:span><text:span text:style-name="T1009">1</text:span><text:span text:style-name="T937"> „Na </text:span><text:span text:style-name="T422">trůnu </text:span><text:span text:style-name="T937">posměvačů nezasedá,“ a „Stolky prodavačů holubic zpřevracel,“ musíme pochopit </text:span><text:span text:style-name="T939">tak</text:span><text:span text:style-name="T937">, že se jedná o učení. „Svážou totiž břemena těžká, </text:span><text:span text:style-name="T938">která se nedají unést</text:span><text:span text:style-name="T937">, a vloží je na ramena lidí, i když </text:span><text:span text:style-name="T939">sami </text:span><text:span text:style-name="T937">by se jich </text:span><text:span text:style-name="T938">ani </text:span><text:span text:style-name="T937">prstem nedotkli.“ To platí obecně pro všechny učitele, kteří přikazují těžké věci, a sami ani lehčí nedělají. </text:span></text:p>
          </table:table-cell>
        </table:table-row>
        <table:table-row table:style-name="Tabulka1.74">
          <table:table-cell table:style-name="Tabulka1.A1" office:value-type="string">
            <text:p text:style-name="P52">Lectio <text:span text:style-name="T129">ii</text:span>j.</text:p>
            <text:p text:style-name="P157"><text:span text:style-name="T1065">Notándum</text:span> autem, quod et húmeri, et dígitus, et ónera, et víncula quibus alligántur ónera, spirituáliter intellegénda sunt. Omnia vero ópera sua fáciunt, ut videántur ab homínibus. Quicúmque ígitur ita facit quódlibet, ut videátur ab homínibus, <text:span text:style-name="T250">S</text:span>criba et <text:span text:style-name="T250">P</text:span>harisæus est.</text:p>
            <text:p text:style-name="P157"/>
          </table:table-cell>
          <table:table-cell table:style-name="Tabulka1.A1" office:value-type="string">
            <text:p text:style-name="P37"/>
            <text:p text:style-name="P313"><text:span text:style-name="T1065">Za</text:span> zmínku však stojí, že ramena, prst, břemena i pouta, jimiž jsou <text:span text:style-name="T1245">ta </text:span>břemena svázána, máme chápat v duchovním smyslu. <text:span text:style-name="T258">Oni všechny tyto věci opravdu dělají, ale tak, aby je viděli lidé. Kdokoliv tedy takto věci dělá </text:span><text:span text:style-name="T104">jen proto</text:span><text:span text:style-name="T258">, aby to viděli lidé, je Zákoník a Fari</text:span><text:span text:style-name="T467">s</text:span><text:span text:style-name="T258">ej.</text:span></text:p>
          </table:table-cell>
        </table:table-row>
        <table:table-row table:style-name="Tabulka1.75">
          <table:table-cell table:style-name="Tabulka1.A1" table:number-columns-spanned="2" office:value-type="string">
            <text:p text:style-name="P30">Feria <text:span text:style-name="T251">Quarta</text:span></text:p>
            <text:p text:style-name="P48"><text:span text:style-name="T184">Infra hebdomadam secundam Quadragesimæ</text:span>.</text:p>
          </table:table-cell>
          <table:covered-table-cell/>
        </table:table-row>
        <table:table-row table:style-name="Tabulka1.76">
          <table:table-cell table:style-name="Tabulka1.A1" office:value-type="string">
            <text:p text:style-name="P74"><text:span text:style-name="T32">Léctio sancti Evangélii secúndum </text:span><text:span text:style-name="T36">Matthæum</text:span><text:span text:style-name="T32">.</text:span><text:span text:style-name="T11"> </text:span></text:p>
            <text:p text:style-name="P52">Lectio <text:span text:style-name="T129">j</text:span>. Cap. <text:span text:style-name="T249">20</text:span>.</text:p>
            <text:p text:style-name="P149"><text:span text:style-name="T1065">In</text:span> illo témpore: Ascéndens Jesus Jerosólymam, assúmpsit duódecim discípulos secréto, et ait illis: Ecce ascéndimus Jerosólymam, et Fílius hóminis tradétur princípibus sacerdótum, et <text:span text:style-name="T251">S</text:span>cribis, et con<text:soft-page-break/>demnábunt eum morte. Et réliqua.</text:p>
            <text:p text:style-name="P82"/>
            <text:p text:style-name="P92"><text:span text:style-name="T583">Homilía sancti </text:span><text:span text:style-name="T584">Ambrósii Epíscopi</text:span><text:span text:style-name="T64">.</text:span></text:p>
            <text:p text:style-name="P54">Lib. 5. de Fide ad Gratianum. <text:span text:style-name="T251">C</text:span>ap. 2.</text:p>
            <text:p text:style-name="P162"><text:span text:style-name="T1065">Consideráte</text:span>, quæ mater filiórum Zebedæi cum fíliis et pro fíliis petat: mater est útique, cui pro filiórum honóre sollícitæ, immóderatior quidem, sed tamen ignoscénda mensúra votórum est. Atque mater ætáte longæva, stúdio religiósa, solátio destitúta, quæ tunc témporis, quando vel juvánda, vel alénda foret válidæ prolis auxílio, abésse sibi líberos patiebátur, et voluptáti suæ mercédem sequéntium Christum prætúlerat filiórum. Qui prima voce vocáti a Dómino (ut légimus) relíctis rétibus et patre, secúti sunt eum.</text:p>
            <text:p text:style-name="P82"/>
          </table:table-cell>
          <table:table-cell table:style-name="Tabulka1.A1" office:value-type="string">
            <text:p text:style-name="P37"/>
            <text:p text:style-name="P37"/>
            <text:p text:style-name="P194"><text:span text:style-name="T1068">Z</text:span><text:span text:style-name="T1067">a</text:span><text:span text:style-name="T583"> onoho času, </text:span><text:span text:style-name="T666">když </text:span><text:span text:style-name="T702">vycházel</text:span><text:span text:style-name="T666"> Ježíš do Jerusa</text:span><text:span text:style-name="T729">­</text:span><text:span text:style-name="T666">léma, vzal si stranou dvanáct učedníků a </text:span><text:span text:style-name="T729">p</text:span><text:span text:style-name="T666">ravil jim: </text:span><text:span text:style-name="T665">„</text:span><text:span text:style-name="T666">Hle, jdeme do Jerusaléma, a Syn člověka bude vydán velekněžím a Zákoníkům a ti jej odsoudí na </text:span><text:soft-page-break/><text:span text:style-name="T666">smrt</text:span><text:span text:style-name="T586">.“</text:span><text:span text:style-name="T583"> A ostatní.</text:span></text:p>
            <text:p text:style-name="P37"/>
            <text:p text:style-name="P37"/>
            <text:p text:style-name="P267"><text:span text:style-name="T1118">Uvažte</text:span><text:span text:style-name="T798">, co matka synů Zebedeových se syny a pro syny žádá. </text:span><text:span text:style-name="T799">Je to totiž matka, kter</text:span><text:span text:style-name="T797">é</text:span><text:span text:style-name="T799"> </text:span><text:span text:style-name="T367">leží na srdci </text:span><text:span text:style-name="T799">pocty </text:span><text:span text:style-name="T797">pro </text:span><text:span text:style-name="T799">sv</text:span><text:span text:style-name="T797">é</text:span><text:span text:style-name="T799"> syn</text:span><text:span text:style-name="T797">y, a tak</text:span><text:span text:style-name="T799"> </text:span><text:span text:style-name="T1010">Pána</text:span><text:span text:style-name="T799"> žádá v míře sice příliš velké, avšak omluvitelné. A matka, již pokročilého věku a nábožného života, je zbavena pomoci a útěchy, </text:span><text:span text:style-name="T367">neboť</text:span><text:span text:style-name="T799"> v tomto svém věku by již měla dostat pomoc a podporu svých vlastních </text:span><text:span text:style-name="T797">dospělých </text:span><text:span text:style-name="T799">synů, </text:span><text:span text:style-name="T1010">avšak</text:span><text:span text:style-name="T799"> snáší to, že u sebe syny nemá, a před svým potěšením dává přednost </text:span><text:span text:style-name="T367">odměně</text:span><text:span text:style-name="T799"> </text:span><text:span text:style-name="T797">pro </text:span><text:span text:style-name="T799">sv</text:span><text:span text:style-name="T797">é</text:span><text:span text:style-name="T799"> syn</text:span><text:span text:style-name="T797">y za to</text:span><text:span text:style-name="T799">, </text:span><text:span text:style-name="T367">že </text:span><text:span text:style-name="T799">následovali Krista. Ti, jakmile je Pán povolal (jak jsme četli), zanechali své sítě i otce, a následovali jej.</text:span></text:p>
          </table:table-cell>
        </table:table-row>
        <table:table-row table:style-name="Tabulka1.77">
          <table:table-cell table:style-name="Tabulka1.A1" office:value-type="string">
            <text:p text:style-name="P52">Lectio <text:span text:style-name="T129">ij</text:span>.</text:p>
            <text:p text:style-name="P163"><text:span text:style-name="T1065">Hæc</text:span> ígitur, stúdio matérnæ sedulitátis indulgéntior, obsecrábat Salvatórem, dicens: Ut sédeant hi duo fílii mei, unus ad déxteram tuam, et alter ad sinístram in regno tuo. Etsi error, pietátis tamen error est. Nésciunt enim matérna víscera patiéntiam: etsi voti avára, tamen veniábilis cupíditas, quæ non pecúniæ est avida, sed grátiæ. Nec inverecúnda petítio, quæ non sibi, sed líberis consulébat. Matrem consideráte, matrem cogitáte.</text:p>
            <text:p text:style-name="P82"/>
          </table:table-cell>
          <table:table-cell table:style-name="Tabulka1.A1" office:value-type="string">
            <text:p text:style-name="P37"/>
            <text:p text:style-name="P340"><text:span text:style-name="T1065">Tato</text:span> matka tedy, <text:span text:style-name="T266">v</text:span>e své vytrvalé mateřské lás<text:span text:style-name="T266">ce</text:span>, žádala Spasitele těmito slovy: „Aby mohli sedět tito dva moji synové, jeden po tvé pravici a druhý po levici ve tvém království.“ I když to byl omyl, byl to omyl z lásky. Mateřské lůno totiž nezná trpělivost. I když to bylo příliš <text:span text:style-name="T266">troufalé</text:span> přání, přece byla její touha omluvitelná, neboť nežádala peníze, ale milost. A není to nestydaté přání, neboť nežádala <text:span text:style-name="T266">nic </text:span>pro sebe, nýbrž pro syny. Uvažte, že to byla matka, přemýšlejte, <text:span text:style-name="T73">jaká</text:span> to byla matka.</text:p>
          </table:table-cell>
        </table:table-row>
        <table:table-row table:style-name="Tabulka1.78">
          <table:table-cell table:style-name="Tabulka1.A1" office:value-type="string">
            <text:p text:style-name="P52">Lectio <text:span text:style-name="T129">ii</text:span>j.</text:p>
            <text:p text:style-name="P157"><text:span text:style-name="T1065">Considerábat</text:span> Christus matris dilectiónem, quæ filiórum mercéde grandævam solabátur senéctam: et d<text:span text:style-name="T251">e</text:span>sidériis licet fessa matérnis, c<text:span text:style-name="T1246">h</text:span>ar<text:span text:style-name="T1246">i</text:span>ssimórum pignórum tolerábat abséntiam. Consideráte étiam féminam, hoc est, sexum fragiliórem, quem Dóminus propria nondum confirmáverat passióne. Consideráte, inquam, <text:span text:style-name="T251">E</text:span>væ illíus primæ mulíeris hærédem, transfúsa in omnes immoderátæ cupiditátis successióne labéntem: quam Dóminus adhuc proprio sánguine non redémerat, nondum inólitam afféctibus ómnium immódici contra fas honóris appeténtiam suo Christus cruóre dilúerat. Hereditário ígitur múlier delinquébat erróre.</text:p>
            <text:p text:style-name="P157"/>
          </table:table-cell>
          <table:table-cell table:style-name="Tabulka1.A1" office:value-type="string">
            <text:p text:style-name="P37"/>
            <text:p text:style-name="P220"><text:span text:style-name="T1119">Kristus</text:span><text:span text:style-name="T800"> vzal v úvahu touhu matky, jež v </text:span><text:span text:style-name="T368">odměně</text:span><text:span text:style-name="T800"> synů nalézala velkolepou útěchu ve svém stáří. A </text:span><text:span text:style-name="T801">přestože</text:span><text:span text:style-name="T800"> </text:span><text:span text:style-name="T802">byla </text:span><text:span text:style-name="T800">unavena svými mateřskými touhami, </text:span><text:span text:style-name="T1011">trpělivě </text:span><text:span text:style-name="T940">snášela nepřítomnost svých nejdražších dětí. Uvažte také, </text:span><text:span text:style-name="T941">že byla</text:span><text:span text:style-name="T940"> žen</text:span><text:span text:style-name="T941">ou</text:span><text:span text:style-name="T940">, t</text:span><text:span text:style-name="T942">edy</text:span><text:span text:style-name="T940"> slab</text:span><text:span text:style-name="T941">ým</text:span><text:span text:style-name="T940"> pohlaví</text:span><text:span text:style-name="T941">m</text:span><text:span text:style-name="T940">, </text:span><text:span text:style-name="T941">které</text:span><text:span text:style-name="T940"> Pán </text:span><text:span text:style-name="T941">ještě </text:span><text:span text:style-name="T940">ne</text:span><text:span text:style-name="T941">posílil</text:span><text:span text:style-name="T940"> </text:span><text:span text:style-name="T941">svým</text:span><text:span text:style-name="T940"> utrpení. Pravím </text:span><text:span text:style-name="T941">vám</text:span><text:span text:style-name="T940">, </text:span><text:span text:style-name="T941">pomyslete</text:span><text:span text:style-name="T940">, že jako následnice Evy, oné první ženy, </text:span><text:span text:style-name="T942">upadla</text:span><text:span text:style-name="T940"> do té nezřízené touhy, která byla </text:span><text:span text:style-name="T943">v</text:span><text:span text:style-name="T940">lita </text:span><text:span text:style-name="T943">do všech žen</text:span><text:span text:style-name="T940"> touto příbuzností. Pán ji svou vlastní krví ještě nevykoupil, ještě tuto </text:span><text:span text:style-name="T944">citům všem </text:span><text:span text:style-name="T940">vrozenou, </text:span><text:span text:style-name="T944">nemírnou a nepřístojnou </text:span><text:span text:style-name="T940">žádostivost </text:span><text:span text:style-name="T943">po </text:span><text:span text:style-name="T944">poctách svou krví Kristus nezředil. Tato žena se tedy dopustila dědičného omylu.</text:span></text:p>
          </table:table-cell>
        </table:table-row>
        <table:table-row table:style-name="Tabulka1.79">
          <table:table-cell table:style-name="Tabulka1.A1" table:number-columns-spanned="2" office:value-type="string">
            <text:p text:style-name="P30">Feria <text:span text:style-name="T251">Quinta</text:span></text:p>
            <text:p text:style-name="P48"><text:span text:style-name="T184">Infra hebdomadam secundam Quadragesimæ</text:span>.</text:p>
          </table:table-cell>
          <table:covered-table-cell/>
        </table:table-row>
        <table:table-row table:style-name="Tabulka1.80">
          <table:table-cell table:style-name="Tabulka1.A1" office:value-type="string">
            <text:p text:style-name="P74"><text:span text:style-name="T32">Léctio sancti Evangélii secúndum </text:span><text:span text:style-name="T37">Lucam</text:span><text:span text:style-name="T32">.</text:span><text:span text:style-name="T11"> </text:span></text:p>
            <text:p text:style-name="P52">Lectio <text:span text:style-name="T129">j</text:span>. Cap. <text:span text:style-name="T260">16</text:span>.</text:p>
            <text:p text:style-name="P149"><text:span text:style-name="T1065">In</text:span> illo témpore: Dixit Jesus <text:span text:style-name="T267">P</text:span>harisæis: Homo quidam erat dives, qui induebátur púrpura et bysso: et epulabátur quotídie spléndide. Et réliqua.</text:p>
            <text:p text:style-name="P82"/>
            <text:p text:style-name="P77"><text:soft-page-break/><text:span text:style-name="T1028">Homilía sancti </text:span><text:span text:style-name="T206">Gregórii Papæ</text:span><text:span text:style-name="T32">.</text:span></text:p>
            <text:p text:style-name="P54">Homilía 40 in Evangelia.</text:p>
            <text:p text:style-name="P162"><text:span text:style-name="T1065">Quem</text:span>, fratres caríssimi, quem dives iste, qui induebátur púrpura et bysso, et epulabátur quotídie spléndide, nisi Judáicum pópulum signat: qui cultum vitæ extérius hábuit, qui accéptæ legis delíciis ad nitórem usus est, non ad utilitátem? Quem vero Lázarus ulcéribus plenus, nisi gentílem pópulum figuráliter éxprimit? Qui dum convérsus ad Deum peccáta confitéri sua non erúbuit, huic vulnus in cute fuit. In cutis quippe vúlnere virus a viscéribus tráhitur, et foras erúmpit.</text:p>
            <text:p text:style-name="P82"/>
          </table:table-cell>
          <table:table-cell table:style-name="Tabulka1.A1" office:value-type="string">
            <text:p text:style-name="P37"/>
            <text:p text:style-name="P37"/>
            <text:p text:style-name="P194"><text:span text:style-name="T1068">Z</text:span><text:span text:style-name="T1067">a</text:span><text:span text:style-name="T583"> onoho času ř</text:span><text:span text:style-name="T667">ekl Ježíš </text:span><text:span text:style-name="T703">F</text:span><text:span text:style-name="T667">arizejům</text:span><text:span text:style-name="T666">: </text:span><text:span text:style-name="T665">„Ž</text:span><text:span text:style-name="T667">il byl jistý boháč, oblékal se v purpur a jemné plátno, </text:span><text:span text:style-name="T668">a </text:span><text:span text:style-name="T667">každý den velkolepě hodoval</text:span><text:span text:style-name="T586">.“</text:span><text:span text:style-name="T583"> A ostatní.</text:span></text:p>
            <text:p text:style-name="P37"/>
            <text:p text:style-name="P37"><text:soft-page-break/></text:p>
            <text:p text:style-name="P314"><text:span text:style-name="T1065">Koho,</text:span> nejdražší bratři, koho <text:span text:style-name="T268">představuje</text:span> tento boháč, jenž se odíval v purpur a jemné plátno, a každý den opulentně hodoval, ne-li židovský národ, který <text:span text:style-name="T268">ve </text:span>sv<text:span text:style-name="T268">ém</text:span> život<text:span text:style-name="T268">ě</text:span> uctíval <text:span text:style-name="T73">Hospodina </text:span><text:span text:style-name="T150">pouze </text:span><text:span text:style-name="T153">povrchně</text:span><text:span text:style-name="T150"> a potěšení </text:span><text:span text:style-name="T156">ze </text:span><text:span text:style-name="T150">zděděného zákona </text:span><text:span text:style-name="T153">měl pouze k ukazování a ne k užitku? A kdo pak </text:span><text:span text:style-name="T171">byl ten </text:span><text:span text:style-name="T153">Lazar plný vředů, ne-li </text:span><text:span text:style-name="T156">vy</text:span><text:span text:style-name="T153">obraz</text:span><text:span text:style-name="T156">ení</text:span><text:span text:style-name="T153"> pohanských národů? On se totiž nestyděl obráti</text:span><text:span text:style-name="T156">t</text:span><text:span text:style-name="T153"> </text:span><text:span text:style-name="T171">se </text:span><text:span text:style-name="T153">k Bohu a </text:span><text:span text:style-name="T154">vyznat své hříchy, </text:span><text:span text:style-name="T155">proto měl rány na pokožce. Ranou na </text:span><text:span text:style-name="T156">pokožce</text:span><text:span text:style-name="T155"> se totiž ukáže vnitřní nákaza, která vyrazí na povrchu.</text:span></text:p>
          </table:table-cell>
        </table:table-row>
        <table:table-row table:style-name="Tabulka1.81">
          <table:table-cell table:style-name="Tabulka1.A1" office:value-type="string">
            <text:p text:style-name="P52">Lectio <text:span text:style-name="T129">ij</text:span>.</text:p>
            <text:p text:style-name="P163"><text:span text:style-name="T1065">Quid</text:span> est ergo peccatórum conféssio, nisi quædam vúlnerum rúptio? Quia peccáti virus salúbriter aperítur in confessióne, quod pestífere latébat in mente. Vulnera étenim cutis in superfíciem trahunt humórem putrédinis. Et confiténdo peccáta, quid aliud agimus, nisi malum, quod in nobis latébat, aperímus? Sed Lázarus vulnerátus cupiébat saturári de micis, quæ cadébant de mensa dívitis, et nemo illi dabat: quia Gentílium quemque ad cognitiónem legis admíttere supérbus ille pópulus despíciebat.</text:p>
            <text:p text:style-name="P82"/>
          </table:table-cell>
          <table:table-cell table:style-name="Tabulka1.A1" office:value-type="string">
            <text:p text:style-name="P37"/>
            <text:p text:style-name="P341"><text:span text:style-name="T1065">Copak</text:span> je <text:span text:style-name="T1247">tedy</text:span> vyznání hříchů, ne-li prasknutí některého vředu? Neboť nákaza hříchu, která by se jinak zkázonosně ukrývala v mysli, se ve vyznání hříchu otevře a uzdraví. Rány na pokožce totiž vytáhnou na povrch hnilobný hnis. A co jiného činíme vyznáním hříchů, než <text:span text:style-name="T1247">to, </text:span>že odhalíme zlo, které se v nás skrývá? <text:span text:style-name="T270">R</text:span>anami posetý Lazar se toužil nasytit <text:span text:style-name="T269">drobty, které padaly ze stolu boháčova, ale nikdo mu je nedal. Onen zpupný lid totiž příliš pohrdal kým­koliv z pohanských národů na to, aby jim dal poznat svůj zákon.</text:span></text:p>
          </table:table-cell>
        </table:table-row>
        <table:table-row table:style-name="Tabulka1.82">
          <table:table-cell table:style-name="Tabulka1.A1" office:value-type="string">
            <text:p text:style-name="P52">Lectio <text:span text:style-name="T129">ii</text:span>j.</text:p>
            <text:p text:style-name="P157"><text:span text:style-name="T1065">Qui</text:span> dum doctrínam legis non ad caritátem hábuit, sed ad elatiónem, quasi de accéptis ópibus túmuit: et quia ei verba defluébant de sciéntia, quasi micæ cadébant de mensa. At contra, jacéntis páuperis vúlnera lingébant canes. Nonnúmquam solent in sacro elóquio, per canes prædicatóres intéllegi. Canum étenim lingua, vúlnus dum lingit, curat: quia et doctóres sancti, dum in confessióne peccáti nostri nos ínstruunt, quasi vúlnus mentis per linguam tangunt.</text:p>
            <text:p text:style-name="P157"/>
          </table:table-cell>
          <table:table-cell table:style-name="Tabulka1.A1" office:value-type="string">
            <text:p text:style-name="P37"/>
            <text:p text:style-name="P209"><text:span text:style-name="T1120">Učení</text:span><text:span text:style-name="T803"> zákona totiž neměl k lásce, ale k povýšenosti, jako by se vychloubal přijatými dobry. A</text:span><text:span text:style-name="T804">však</text:span><text:span text:style-name="T803"> slova učení mu občas unikla, </text:span><text:span text:style-name="T369">stejně</text:span><text:span text:style-name="T803"> jako drobty padaly ze stolu. </text:span><text:span text:style-name="T369">Na druhou stranu,</text:span><text:span text:style-name="T803"> rány ležícího chudáka zase lízali psi. Nezřídka bývá ve svatých písmech zvykem označovat kazatele jako psy. Jazyk psů totiž ránu uzdravuje, když ji líže. Neboť i svatí učitelé, když nás povzbuzují k vyznání svého hříchu, jakoby se svým jazykem dotýkali rány na duši.</text:span></text:p>
          </table:table-cell>
        </table:table-row>
        <table:table-row table:style-name="Tabulka1.83">
          <table:table-cell table:style-name="Tabulka1.A1" table:number-columns-spanned="2" office:value-type="string">
            <text:p text:style-name="P30">Feria <text:span text:style-name="T261">Sexta</text:span></text:p>
            <text:p text:style-name="P48"><text:span text:style-name="T184">Infra hebdomadam secundam Quadragesimæ</text:span>.</text:p>
          </table:table-cell>
          <table:covered-table-cell/>
        </table:table-row>
        <table:table-row table:style-name="Tabulka1.84">
          <table:table-cell table:style-name="Tabulka1.A1" office:value-type="string">
            <text:p text:style-name="P74"><text:span text:style-name="T32">Léctio sancti Evangélii secúndum </text:span><text:span text:style-name="T38">Matthæum</text:span><text:span text:style-name="T32">.</text:span><text:span text:style-name="T11"> </text:span></text:p>
            <text:p text:style-name="P52">Lectio <text:span text:style-name="T129">j</text:span>. Cap. <text:span text:style-name="T261">21</text:span>.</text:p>
            <text:p text:style-name="P149"><text:span text:style-name="T1065">In</text:span> illo témpore: Dixit Jesus turbis Judæórum, et princípibus sacerdótum parábolam hanc: Homo erat paterfamílias, qui plantávit víneam, et sepem circúmdedit ei. Et réliqua.</text:p>
            <text:p text:style-name="P82"/>
            <text:p text:style-name="P77"><text:span text:style-name="T1028">Homilía sancti </text:span><text:span text:style-name="T206">Ambrósii Epíscopi</text:span><text:span text:style-name="T32">.</text:span></text:p>
            <text:p text:style-name="P54">Lib. 9. in <text:span text:style-name="T262">C</text:span>ap. 20. Lucæ.</text:p>
            <text:p text:style-name="P162"><text:soft-page-break/><text:span text:style-name="T1065">Pleríque</text:span> várias significatiónes de víneæ appellatióne derívant: sed evidénter Isaías víneam Dómini Sábaoth, domum Israël esse memorávit. Hanc víneam quis alius, nisi Deus, cóndidit? Hic est ergo qui eam locávit colónis, et ipse péregre fuit: non quia ex loco ad locum proféctus est Dóminus, qui ubíque semper præsens est: sed quia est præséntior diligéntibus, negligéntibus abest. Multis tempóribus ábfuit, ne præprópera viderétur exáctio. Nam quo indulgéntior liberálitas, eo inexcusabílior pervicácia.</text:p>
            <text:p text:style-name="P82"/>
          </table:table-cell>
          <table:table-cell table:style-name="Tabulka1.A1" office:value-type="string">
            <text:p text:style-name="P37"/>
            <text:p text:style-name="P37"/>
            <text:p text:style-name="P194"><text:span text:style-name="T1068">Z</text:span><text:span text:style-name="T1067">a</text:span><text:span text:style-name="T583"> onoho času ř</text:span><text:span text:style-name="T667">ekl Ježíš </text:span><text:span text:style-name="T669">zástupům Židů a </text:span><text:span text:style-name="T390">vele</text:span><text:span text:style-name="T669">kněžím toto podobenství</text:span><text:span text:style-name="T666">: </text:span><text:span text:style-name="T665">„Ž</text:span><text:span text:style-name="T667">il byl </text:span><text:span text:style-name="T669">pán domu</text:span><text:span text:style-name="T667">, </text:span><text:span text:style-name="T669">jenž </text:span><text:span text:style-name="T670">vy</text:span><text:span text:style-name="T669">sadil vinici a obehnal ji plotem</text:span><text:span text:style-name="T586">.“</text:span><text:span text:style-name="T583"> A ostatní.</text:span></text:p>
            <text:p text:style-name="P37"/>
            <text:p text:style-name="P37"/>
            <text:p text:style-name="P37"/>
            <text:p text:style-name="P39"/>
            <text:p text:style-name="P268"><text:soft-page-break/><text:span text:style-name="T1094">Mnozí</text:span><text:span text:style-name="T730"> různým</text:span><text:span text:style-name="T703">i</text:span><text:span text:style-name="T730"> způsob</text:span><text:span text:style-name="T703">y </text:span><text:span text:style-name="T730">vysvětlují pojem vinice, avšak Isajáš </text:span><text:span text:style-name="T336">o</text:span><text:span text:style-name="T337">čividně</text:span><text:span text:style-name="T730"> připomíná, že vinicí Hospodina Zástupů je dům Israele. Kdo jiný než Bůh založil tuto vinici? Právě on ji pronajal vinařům a odešel na cesty. Ne </text:span><text:span text:style-name="T703">snad</text:span><text:span text:style-name="T730">, že by odešel na jiné místo </text:span><text:span text:style-name="T996">náš </text:span><text:span text:style-name="T730">Pán, který je vždy a všude přítomen, ale </text:span><text:span text:style-name="T391">protože</text:span><text:span text:style-name="T730"> je častěji nablízku svým pilným, vzdaluje se těm, kteří jej zanedbávají. </text:span><text:span text:style-name="T703">V</text:span><text:span text:style-name="T730">zdálil se </text:span><text:span text:style-name="T703">n</text:span><text:span text:style-name="T730">a dlouhý čas, aby to nevypadalo, že chce vidět plody příliš brzy. Neboť čím větší </text:span><text:span text:style-name="T995">byla Boží</text:span><text:span text:style-name="T730"> velkorysost, tím méně omluvitelná </text:span><text:span text:style-name="T995">byla jejich</text:span><text:span text:style-name="T730"> nevděčnost.</text:span></text:p>
          </table:table-cell>
        </table:table-row>
        <table:table-row table:style-name="Tabulka1.85">
          <table:table-cell table:style-name="Tabulka1.A1" office:value-type="string">
            <text:p text:style-name="P52">Lectio <text:span text:style-name="T129">ij</text:span>.</text:p>
            <text:p text:style-name="P221"><text:span text:style-name="T1224">Unde</text:span><text:span text:style-name="T50"> bene secúndum Matthæum habes, quia et sepe circúmdedit: hoc est, div</text:span><text:span text:style-name="T51">í</text:span><text:span text:style-name="T50">næ cust</text:span><text:span text:style-name="T57">ó</text:span><text:span text:style-name="T50">diæ munitióne vallávit, ne fácile spiritálium patéret incúrsibus bestiárum. Et fodit in ea tórcular. Quómodo intellégimus quid sit tórcular, nisi forte quia Psalmi pro torcularibus inscribúntur; eo quod in his mystéria Domínicæ passiónis, modo musti Sancto fervéntis Spíritu, redundántius æstuáverint? Unde ebrii putabántur, quibus Spíritus Sanctus inundábat. Ergo et hic fodit tórcular, in quod uvæ rationábilis fructus intérior spiritáli infusióne deflúeret.</text:span></text:p>
            <text:p text:style-name="P82"/>
          </table:table-cell>
          <table:table-cell table:style-name="Tabulka1.A1" office:value-type="string">
            <text:p text:style-name="P37"/>
            <text:p text:style-name="P222"><text:span text:style-name="T1145">Proto</text:span><text:span text:style-name="T905"> správně Matouš píše, že </text:span><text:span text:style-name="T906">vinici</text:span><text:span text:style-name="T905"> i plotem obehnal, t</text:span><text:span text:style-name="T404">e</text:span><text:span text:style-name="T405">dy</text:span><text:span text:style-name="T905"> obehnal opevněním božské och</text:span><text:span text:style-name="T907">­</text:span><text:span text:style-name="T905">rany, aby nebyla tak snadno přístupná útokům duchovní divé zvěře. A vykopal v ní lis. Co si máme představit pod takovým lisem, ne-li snad to, že existují Žalmy psané pro zpěv u vinných lisů, a v nich ještě hojněji vyplývá tajemství utrpení Páně jako čerstvá vinná šťáva planoucího Ducha Svatého? Proto </text:span><text:span text:style-name="T440">byli</text:span><text:span text:style-name="T905"> považ</text:span><text:span text:style-name="T440">ováni</text:span><text:span text:style-name="T905"> za opilé ti, které zaplavil Duch Svatý. A proto i zde Pán vykopal lis, v němž z vnitřního plodu rozumového hroznu vymačká šťávu duchovního opojení.</text:span></text:p>
          </table:table-cell>
        </table:table-row>
        <table:table-row table:style-name="Tabulka1.86">
          <table:table-cell table:style-name="Tabulka1.A1" office:value-type="string">
            <text:p text:style-name="P52">Lectio <text:span text:style-name="T129">ii</text:span>j.</text:p>
            <text:p text:style-name="P157"><text:span text:style-name="T1065">Ædificávit</text:span> turrim, vérticem scílicet legis attóllens: atque ita hanc víneam munítam, instrúctam, ornátam, locávit Judæis. Et témpore fructuum sérvulos misit. Bene tempus frúctuum pósuit, non provéntuum. Nullus enim fructus éxstitit Judæórum, nullus vineæ hujus provéntus, de qua Dóminus ait: Exspectávi ut fáceret uvas, fecit autem spinas. Itaque non lætítiæ vino, non spiritáli musto, sed cruénto Prophetárum sánguine torculária redundárunt.</text:p>
            <text:p text:style-name="P157"/>
          </table:table-cell>
          <table:table-cell table:style-name="Tabulka1.A1" office:value-type="string">
            <text:p text:style-name="P37"/>
            <text:p text:style-name="P315"><text:span text:style-name="T1065">Postavil</text:span> věž, ve které pozdvihl vrchol zákona, a tuto vinici, takto opevněnou, vybavenou a vyzdobenou, pronajal Židům. A v čas plodů vyslal služebníky. Správně to nazval časem plodů, a ne časem sklizně. Žádný plod totiž Židé neměli, z této vinice nevzešla žádná úroda, jak o ní Pán řekl: „Čekal jsem, že přinese hrozny, přinesla však bodláčí.“ Takže lisy nebyly zaplaveny vínem radosti, žádnou duchovní vinnou šťávou, nýbrž prolitou krví Proroků.</text:p>
          </table:table-cell>
        </table:table-row>
        <table:table-row table:style-name="Tabulka1.87">
          <table:table-cell table:style-name="Tabulka1.A1" table:number-columns-spanned="2" office:value-type="string">
            <text:p text:style-name="P33">Sabbato</text:p>
            <text:p text:style-name="P48"><text:span text:style-name="T184">Infra hebdomadam secundam Quadragesimæ</text:span>.</text:p>
          </table:table-cell>
          <table:covered-table-cell/>
        </table:table-row>
        <table:table-row table:style-name="Tabulka1.88">
          <table:table-cell table:style-name="Tabulka1.A1" office:value-type="string">
            <text:p text:style-name="P74"><text:span text:style-name="T32">Léctio sancti Evangélii secúndum </text:span><text:span text:style-name="T39">Lucam</text:span><text:span text:style-name="T32">.</text:span><text:span text:style-name="T11"> </text:span></text:p>
            <text:p text:style-name="P52">Lectio <text:span text:style-name="T129">j</text:span>. Cap. <text:span text:style-name="T261">15</text:span>.</text:p>
            <text:p text:style-name="P149"><text:span text:style-name="T1065">In</text:span> illo témpore: Dixit Jesus <text:span text:style-name="T262">P</text:span>harisæis, et <text:span text:style-name="T262">S</text:span>críbis parábolam istam: Homo quidam hábuit duos fílios: et dixit adolescéntior ex illis patri: Pater, da mihi portiónem substántiæ, quæ me contíngit. Et réliqua.</text:p>
            <text:p text:style-name="P82"/>
            <text:p text:style-name="P77"><text:span text:style-name="T1028">Homilía sancti </text:span><text:span text:style-name="T206">Ambrósii Epíscopi</text:span><text:span text:style-name="T32">.</text:span></text:p>
            <text:p text:style-name="P54">Lib. <text:span text:style-name="T262">8</text:span>. <text:span text:style-name="T262">Comm. </text:span>in <text:span text:style-name="T262">C</text:span>ap. <text:span text:style-name="T262">15</text:span>. Lucæ.</text:p>
            <text:p text:style-name="P162"><text:soft-page-break/><text:span text:style-name="T1065">Vides</text:span>, quod divínum patrimónium peténtibus datur. Nec putes culpam patris, quod adolescentióri dedit. Nulla Dei regno infírma ætas: nec fides gravátur annis. Ipse certe se judicávit idóneum, qui popóscit. Atque útinam non recessísset a patre, impediméntum nescísset ætátis. Sed posteáquam domum pátriam derelínquens perégre proféctus est, cœpit egére. Mérito ergo prodégit patrimónium, qui recéssit ab Ecclésia.</text:p>
            <text:p text:style-name="P82"/>
          </table:table-cell>
          <table:table-cell table:style-name="Tabulka1.A1" office:value-type="string">
            <text:p text:style-name="P37"/>
            <text:p text:style-name="P37"/>
            <text:p text:style-name="P315"><text:span text:style-name="T1065">Za</text:span> onoho času řekl Ježíš Farizejům a Zákoníkům toto podobenství: „Jeden muž měl dva syny. A mladší z nich řekl otci: ‚Otče, dej mi podíl dědictví, který mi náleží‘.“ A ostatní.</text:p>
            <text:p text:style-name="P37"/>
            <text:p text:style-name="P37"/>
            <text:p text:style-name="P39"/>
            <text:p text:style-name="P39"/>
            <text:p text:style-name="P269"><text:soft-page-break/><text:span text:style-name="T1095">Vidíš</text:span><text:span text:style-name="T732">, že božské dědictví je dáno těm, kdo o něj požádají. Nemysli si, že je otcova chyba, že je dal mladšímu synovi. V Božím království není žádný věk slabý ani se víra neztrácí s přibývajícími léty. Zajisté se cítil hoden, kd</text:span><text:span text:style-name="T733">yž</text:span><text:span text:style-name="T732"> požádal. Kéž by byl neodešel od otce, kéž by </text:span><text:span text:style-name="T733">byl </text:span><text:span text:style-name="T732">nepoznal těžkosti svého věku. Avšak poté, co opustil otcovský dům a odešel na cesty, pocítil nedostatek. Zajisté tedy </text:span><text:span text:style-name="T997">takto </text:span><text:span text:style-name="T732">prohýří své dědictví ten, kdo </text:span><text:span text:style-name="T338">s</text:span><text:span text:style-name="T337">e vzdálí od</text:span><text:span text:style-name="T732"> Církv</text:span><text:span text:style-name="T729">e</text:span><text:span text:style-name="T732">.</text:span></text:p>
          </table:table-cell>
        </table:table-row>
        <table:table-row table:style-name="Tabulka1.89">
          <table:table-cell table:style-name="Tabulka1.A1" office:value-type="string">
            <text:p text:style-name="P52">Lectio <text:span text:style-name="T129">ij</text:span>.</text:p>
            <text:p text:style-name="P163"><text:span text:style-name="T1065">Péregre</text:span> proféctus est in regiónem longínquam. Quid longínquius, quam a se recédere: nec regiónibus, sed móribus separári: stúdiis discrétum esse, non terris; et quasi interfúso luxúriæ sæculáris æstu, divórtia habére sanctórum? Etenim qui se a Christo séparat, exsul est pátriæ, civis est mundi. Sed nos non sumus ádvenæ atque peregríni, sed cives sumus Sanctórum, et doméstici Dei. Qui enim erámus longe, facti sumus prope in sánguine Christi. </text:p>
            <text:p text:style-name="P82"/>
          </table:table-cell>
          <table:table-cell table:style-name="Tabulka1.A1" office:value-type="string">
            <text:p text:style-name="P37"/>
            <text:p text:style-name="P342"><text:span text:style-name="T1065">Mladší</text:span> syn odešel do daleké země. Kam dále lze ještě dojít, než vystoupíme-li sami ze sebe? Neoddělí nás kraje, ale mravy, odloučí nás naše snahy, ne země, a jakoby pod vlivem horečky světského přepychu se odtrhneme od věcí posvátných. A kdo se oddělí od Krista, stane se vyhnancem ze své vlasti a občanem světa. Avšak my nejsme cizinci a přistěhovalci, ale spoluobčané svatých a rodina Boží <text:span text:style-name="T1426">(</text:span><text:span text:style-name="T1427">Eph 2,19</text:span><text:span text:style-name="T1426">)</text:span>. My, kteří jsme si byli vzdáleni, jsme nyní <text:span text:style-name="T1248">sblíženi</text:span> v krvi Kristově.</text:p>
          </table:table-cell>
        </table:table-row>
        <table:table-row table:style-name="Tabulka1.90">
          <table:table-cell table:style-name="Tabulka1.A1" office:value-type="string">
            <text:p text:style-name="P52">Lectio <text:span text:style-name="T129">ii</text:span>j.</text:p>
            <text:p text:style-name="P157"><text:span text:style-name="T1065">Non</text:span> invideámus de longínqua regióne remeántibus: quia et nos fúimus in regióne longínqua, sicut Isaías docet. Sic enim habes: Qui sedébant in regióne umbræ mortis, lux orta est illis. Regio ergo longínqua, umbra est mortis. Nos autem, quibus spíritus ante fáciem Christus est Dóminus, in umbra vívimus Christi. Et ideo dicit Ecclésia: In umbra ejus concupívi, et sedi. Ille ígitur vivéndo luxurióse, consúmpsit ómnia ornaménta natúræ. Unde tu, qui accepísti imáginem Dei, qui habes similitúdinem ejus, noli eam irrationábili fœditáte consúmere.</text:p>
            <text:p text:style-name="P157"/>
          </table:table-cell>
          <table:table-cell table:style-name="Tabulka1.A1" office:value-type="string">
            <text:p text:style-name="P37"/>
            <text:p text:style-name="P315"><text:span text:style-name="T1065">Nezáviďme</text:span> těm, kteří se vrátili z dalekých krajů, neboť i my jsme byli ve vzdáleném kraji, jak učí Isajáš. Takto pravil: „Těm, k<text:span text:style-name="T1248">teří</text:span> přebývali v zemi stínu smrti, vzešlo veliké světlo.“ Ten vzdálený kraj je tedy země stínu smrti. My však, k<text:span text:style-name="T1248">teří</text:span> máme před sebou oživující dech Krista Pána, žijeme ve stínu Kristově. A proto Církev praví: „Po jeho stínu jsem zatoužila a usadila se v něm.“ Ovšem marnotratný syn žil v přepychu a prohýřil všechny dary přírody. Proto ty, k<text:span text:style-name="T1248">terý</text:span> jsi přijal obraz Boží, <text:span text:style-name="T1248">ty, </text:span>k<text:span text:style-name="T1248">terý</text:span> máš jeho podobu, střez se, abys ji nerozumnou ošklivostí neprohýřil.</text:p>
          </table:table-cell>
        </table:table-row>
        <table:table-row table:style-name="Tabulka1.91">
          <table:table-cell table:style-name="Tabulka1.A1" table:number-columns-spanned="2" office:value-type="string">
            <text:p text:style-name="P74"><text:span text:style-name="T16">D</text:span><text:span text:style-name="T1055">ominica </text:span><text:span text:style-name="T1058">i</text:span><text:span text:style-name="T1059">i</text:span><text:span text:style-name="T1056">j</text:span><text:span text:style-name="T1057">.</text:span></text:p>
            <text:p text:style-name="P48">in <text:span text:style-name="T144">Quadr</text:span>agesima.</text:p>
          </table:table-cell>
          <table:covered-table-cell/>
        </table:table-row>
        <table:table-row table:style-name="Tabulka1.92">
          <table:table-cell table:style-name="Tabulka1.A1" office:value-type="string">
            <text:p text:style-name="P98">In I. Nocturno</text:p>
            <text:p text:style-name="P99">De libro Génesis.</text:p>
            <text:p text:style-name="P63">Lectio j. <text:span text:style-name="T1234">Cap. 37.</text:span></text:p>
            <text:p text:style-name="P361"><text:span text:style-name="T1065">Joseph</text:span> cum sédecim esset annorum, pascébat gregem cum frátribus suis adhuc puer: et erat cum fíliis Balæ et Zelphæ uxórum patris sui: accusávitque fratres suos apud patrem crímine péssimo. Israël autem diligébat Joseph super omnes fílios suos, eo quod in senectúte genuísset eum: fecítque ei túnicam polymítam. Vidéntes autem fratres ejus quod a patre plus cunctis fíliis amarétur, óderant eum, nec póterant ei quidquam pacífice loqui.</text:p>
            <text:p text:style-name="P361"><text:soft-page-break/></text:p>
          </table:table-cell>
          <table:table-cell table:style-name="Tabulka1.A1" office:value-type="string">
            <text:p text:style-name="P401"><text:s/></text:p>
            <text:p text:style-name="P7"/>
            <text:p text:style-name="P7"/>
            <text:p text:style-name="P388"><text:span text:style-name="T1065">Josef</text:span>, <text:span text:style-name="T1325">když mu bylo šestnáct let,</text:span> pásal se svými bratry ovce. Byl <text:span text:style-name="T1325">to ještě chlapec</text:span>, <text:span text:style-name="T1325">a </text:span>býval se syny žen svého otce, Bilhy a Zilpy. I ob<text:span text:style-name="T1325">vini</text:span>l <text:span text:style-name="T1325">své </text:span>bratry u otce z velmi zlého hříchu. I<text:span text:style-name="T1325">s</text:span>rael <text:span text:style-name="T1325">však </text:span>Josefa miloval ze všech svých synů nejvíce; vždyť to byl syn jeho stáří. Proto mu udělal pestře tkanou suknici. Když <text:span text:style-name="T1325">tedy</text:span> <text:span text:style-name="T1325">jeho </text:span>bratři viděli, že ho otec miluje nade všechny bratry, začali ho nenávidět a nepromluvili na něho pokojného slova. <text:s/></text:p>
          </table:table-cell>
        </table:table-row>
        <table:table-row table:style-name="Tabulka1.93">
          <table:table-cell table:style-name="Tabulka1.A1" office:value-type="string">
            <text:p text:style-name="P63">Lectio ij.</text:p>
            <text:p text:style-name="P183"><text:span text:style-name="T1065">Accidit</text:span> quoque ut visum sómnium reférret frátribus suis: quæ causa majóris ódii seminárium fuit. Dixítque ad eos: Audíte sómnium meum quod vidi: putábam nos ligáre manípulos in agro: et quasi consúrgere manípulum meum, et stare, vestrósque manípulos circumstántes adoráre manípulum me<text:span text:style-name="T1385">­</text:span>um. Respondérunt fratres ejus: Numquid rex noster eris? aut subjiciémur ditióni tuæ? Hæc ergo causa somniórum atque sermónum, invídiæ et ódii fómitem ministrávit.</text:p>
            <text:p text:style-name="P103"/>
          </table:table-cell>
          <table:table-cell table:style-name="Tabulka1.A1" office:value-type="string">
            <text:p text:style-name="P22"/>
            <text:p text:style-name="P375"><text:span text:style-name="T1183">Stalo </text:span><text:span text:style-name="T1326">se tedy, že </text:span>Josef <text:span text:style-name="T1326">měl jednou vidění ve </text:span>sn<text:span text:style-name="T1326">u</text:span> a pověděl je svým bratrům; <text:span text:style-name="T1326">proto</text:span> ho pak nenáviděli ještě více. Řekl jim totiž: „Slyšte prosím, jaký jsem měl sen: <text:span text:style-name="T1326">Zdálo se mi, že v</text:span>ážeme na poli snopy. Tu <text:span text:style-name="T1326">jako by </text:span>povsta<text:span text:style-name="T1326">l</text:span> můj snop a zůsta<text:span text:style-name="T1326">l</text:span> stát. A hle, vaše snopy <text:span text:style-name="T1326">stály</text:span> kolem něho a klaněly se mému snopu.“ Bratři mu odpověděli: „To <text:span text:style-name="T1326">snad </text:span>budeš <text:span text:style-name="T1326">náš král? Nebo snad budeme podřízeni všemu, co řekneš</text:span>?“ Tento sen a řeči tedy ještě více roznítily <text:span text:style-name="T1327">jejich </text:span>závist a zášť.</text:p>
          </table:table-cell>
        </table:table-row>
        <table:table-row table:style-name="Tabulka1.94">
          <table:table-cell table:style-name="Tabulka1.A1" office:value-type="string">
            <text:p text:style-name="P63">Lectio iij.</text:p>
            <text:p text:style-name="P183"><text:span text:style-name="T1065">Aliud</text:span> quoque vidit sómnium, quod narrans frátribus, ait: Vidi per sómnium quasi solem, et lunam, et stellas úndecim adoráre me. Quod cum patri suo, et frátribus retulísset, increpávit eum pater suus, et dixit: Quid sibi vult hoc sómnium quod vidísti? num ego et mater tua, et fratres tui adorábimus te super terram?</text:p>
            <text:p text:style-name="P26"/>
          </table:table-cell>
          <table:table-cell table:style-name="Tabulka1.A1" office:value-type="string">
            <text:p text:style-name="P22"/>
            <text:p text:style-name="P376"><text:span text:style-name="T1065">Měl</text:span> pak ještě jiný sen a vypravoval jej svým bratrům: „Měl jsem opět <text:span text:style-name="T1328">vidění ve </text:span>sn<text:span text:style-name="T1328">u</text:span>: Klanělo se mi slunce, měsíc a jedenáct hvězd.“ <text:span text:style-name="T1328">Když to</text:span> vyprávěl otci a bratrům, <text:span text:style-name="T1328">pokáral jej jeho o</text:span>tec <text:span text:style-name="T1328">a řekl</text:span>: „Jaký žes to měl sen? Že <text:span text:style-name="T1328">snad </text:span>i já, tvá matka a tvoji bratři přijdeme, abychom se před tebou kl<text:span text:style-name="T1328">a</text:span>něli <text:span text:style-name="T1328">až </text:span>k zemi?“ </text:p>
          </table:table-cell>
        </table:table-row>
        <table:table-row table:style-name="Tabulka1.95">
          <table:table-cell table:style-name="Tabulka1.A1" office:value-type="string">
            <text:p text:style-name="P63">Lectio i<text:span text:style-name="T1235">v</text:span>.</text:p>
            <text:p text:style-name="P183">I<text:span text:style-name="T1065">nvidébant</text:span> ei ígitur fratres sui: pater vero rem tácitus considerábat. Cumque fratres illíus in pascéndis grégibus patris moraréntur in Sichem, dixit ad eum Israël: Fratres tui pascunt oves in Síchimis: veni, mittam te ad eos. Quo respondénte, Præsto sum, ait ei: Vade, et vide si cuncta próspera sint erga fratres tuos, et pécora: et renúntia mihi quid agátur.</text:p>
            <text:p text:style-name="P26"/>
          </table:table-cell>
          <table:table-cell table:style-name="Tabulka1.A1" office:value-type="string">
            <text:p text:style-name="P22"/>
            <text:p text:style-name="P384"><text:span text:style-name="T1065">Bratři</text:span> na něho žárlili, ale otec na to nepřestával myslet. Bratři pak odešli, aby pásli <text:span text:style-name="T1329">stáda</text:span> svého otce v Šekemu. Tu I<text:span text:style-name="T1329">s</text:span>rael řekl Josefovi: „<text:span text:style-name="T1329">T</text:span>voji bratři pasou <text:span text:style-name="T1329">ovce </text:span>v Šekemu. Pojď, rád bych tě za nimi poslal.“ On mu odvětil: „Tu jsem.“ I<text:span text:style-name="T1329">s</text:span>rael mu řekl: „Jdi a podívej se, je-li s tvými bratry a s ovcemi vše<text:span text:style-name="T1329">chno</text:span> v pořádku, a podej mi zprávu, <text:span text:style-name="T1329">co se děje</text:span>.“ </text:p>
            <text:p text:style-name="P21"><text:span text:style-name="T1236">(</text:span><text:span text:style-name="T108">ČEP, upraveno</text:span><text:span text:style-name="T169">)</text:span></text:p>
          </table:table-cell>
        </table:table-row>
        <table:table-row table:style-name="Tabulka1.96">
          <table:table-cell table:style-name="Tabulka1.A1" office:value-type="string">
            <text:p text:style-name="P122">In II. Nocturno</text:p>
            <text:p text:style-name="P106">Ex libro sancti Ambrósii Epíscopi de sancto Joseph.</text:p>
            <text:p text:style-name="P74"><text:bookmark-start text:name="__DdeLink__2400_16731447091131111111"/><text:span text:style-name="T11">Lectio</text:span><text:bookmark-end text:name="__DdeLink__2400_16731447091131111111"/><text:span text:style-name="T11"> v. </text:span><text:span text:style-name="T12">Cap. 1.</text:span></text:p>
            <text:p text:style-name="P181"><text:span text:style-name="T1065">Sanctórum</text:span> vita céteris norma vivéndi est. Ideóque digéstam plénius accépimus sériem Scripturárum; ut dum Abraham, Isaac, et Jacob, ceterósque justos legéndo cognóscimus, velut quemdam nobis innocéntiæ trámitem, virtúte eórum reserátum imitántibus vestígiis persequámur. De quibus mihi cum frequens tractátus fúerit, hódie sancti Joseph história occúrrit: in quo cum plúrima fúerint génera virtútum, præcípue tamen insígne effúlsit castimóniæ.</text:p>
            <text:p text:style-name="P42"/>
          </table:table-cell>
          <table:table-cell table:style-name="Tabulka1.A1" office:value-type="string">
            <text:p text:style-name="P37"/>
            <text:p text:style-name="P37"/>
            <text:p text:style-name="P270"><text:span text:style-name="T1073">V</text:span><text:span text:style-name="T1074">zorem</text:span><text:span text:style-name="T622"> toho, jak m</text:span><text:span text:style-name="T623">áme</text:span><text:span text:style-name="T622"> žít, jsou pro </text:span><text:span text:style-name="T624">někoho</text:span><text:span text:style-name="T622"> </text:span><text:span text:style-name="T623">ž</text:span><text:span text:style-name="T622">ivoty svatých. </text:span><text:span text:style-name="T339">Takže </text:span><text:span text:style-name="T341">si</text:span><text:span text:style-name="T340"> popořadě </text:span><text:span text:style-name="T339">rozeb</text:span><text:span text:style-name="T341">erme </text:span><text:span text:style-name="T339">tuto p</text:span><text:span text:style-name="T340">osloupnost Pí</text:span><text:span text:style-name="T339">sm</text:span><text:span text:style-name="T340">a, </text:span><text:span text:style-name="T341">abychom ji</text:span><text:span text:style-name="T626"> lépe </text:span><text:span text:style-name="T625">pochop</text:span><text:span text:style-name="T341">ili</text:span><text:span text:style-name="T625">. Zatímco ve čtení poznáváme Abra</text:span><text:span text:style-name="T626">­</text:span><text:span text:style-name="T625">háma, Isáka s Jákobem a ostatní spravedlivé, jakoby se t</text:span><text:span text:style-name="T339">ak</text:span><text:span text:style-name="T625"> jejich ctnostmi otevírala jakási cesta nevin</text:span><text:span text:style-name="T627">­</text:span><text:span text:style-name="T625">nosti, abychom je i my mohli napodobovat a svými kroky následovat. Často jsem o nich pojednával </text:span><text:span text:style-name="T627">a</text:span><text:span text:style-name="T625"> </text:span><text:span text:style-name="T341">dnes</text:span><text:span text:style-name="T625"> při</text:span><text:span text:style-name="T341">chází</text:span><text:span text:style-name="T625"> na řadu příběh svaté</text:span><text:span text:style-name="T341">ho</text:span><text:span text:style-name="T625"> Josef</text:span><text:span text:style-name="T341">a</text:span><text:span text:style-name="T625">, v němž se sice objevuje mnoho různých ctností, především však zazářila jeho slavná ctnost zdrženlivosti.</text:span></text:p>
          </table:table-cell>
        </table:table-row>
        <table:table-row table:style-name="Tabulka1.97">
          <table:table-cell table:style-name="Tabulka1.A1" office:value-type="string">
            <text:p text:style-name="P60">Lectio vj.</text:p>
            <text:p text:style-name="P367"><text:span text:style-name="T1065">Justum</text:span> est ígitur, ut cum in Abraham didicéritis ímpigram fidei devotiónem, in Isaac sincéræ mentis puritátem, in Jacob singulárem ánimi labo<text:soft-page-break/>rúmque patiéntiam: ex illa generalitáte virtútum in ipsas spécies disciplinárum intendátis ánimum. Sit ígitur nobis propósitus sanctus Joseph tamquam spéculum castitátis. In ejus enim móribus, in ejus áctibus lucet pudicítia, et quidam spléndet castimóniæ comes, nitor grátiæ. Unde étiam a paréntibus plus quam céteri fílii diligebátur. </text:p>
            <text:p text:style-name="P113"/>
          </table:table-cell>
          <table:table-cell table:style-name="Tabulka1.A1" office:value-type="string">
            <text:p text:style-name="P37"/>
            <text:p text:style-name="P356"><text:span text:style-name="T1065">Je</text:span> tedy správné, že když jste v Abrahámovi poznali neúnavnou oddanost víry, v I<text:span text:style-name="T1330">s</text:span>ákovi čistotu upřímné mysli, <text:span text:style-name="T274">a </text:span>v Jákobovi <text:span text:style-name="T271">jedinečnou trpělivost </text:span><text:soft-page-break/><text:span text:style-name="T271">ducha i v nesnázích. Od všech těchto ctností nyní obraťte svou pozornost k jednotlivým jejich dru</text:span><text:span text:style-name="T1386">­</text:span><text:span text:style-name="T271">hům. Nechť nám tedy svatý Josef poslouží jako příklad čistoty. V jeho chování i v jeho skutcích se zračí zdrženlivost, a projasňuje je i určitý její průvodce, lesk milosti. Proto jej i jeho rodiče milovali více než ostatní své syny. </text:span></text:p>
          </table:table-cell>
        </table:table-row>
        <table:table-row table:style-name="Tabulka1.98">
          <table:table-cell table:style-name="Tabulka1.A1" office:value-type="string">
            <text:p text:style-name="P60">Lectio vij.</text:p>
            <text:p text:style-name="P369"><text:span text:style-name="T1065">Sed</text:span> ea res invídiæ fuit: quod siléntio prætereúndum non fuit: hinc enim arguméntum totíus históriæ procéssit: simul ut cognoscámus, perféctum virum non movéri ulciscéndi dolóris invídia, nec malórum repéndere vicem. Unde et David ait: Si réddidi retribuéntibus mihi mala. Quid autem esset, quod præférri Joseph mererétur céteris, si aut lædéntes læsísset, aut diligéntes dilexísset? Hoc enim pleríque fáciunt. Sed illud mirábile, si díligas inimícum tuum: quod Salvátor docet.</text:p>
            <text:p text:style-name="P43"/>
          </table:table-cell>
          <table:table-cell table:style-name="Tabulka1.A1" office:value-type="string">
            <text:p text:style-name="P37"/>
            <text:p text:style-name="P223"><text:span text:style-name="T1075">Avšak</text:span><text:span text:style-name="T628"> tato skutečnost se stala předmětem závisti, což nemůžeme jen tak v tichosti přejít. Od</text:span><text:span text:style-name="T629">t</text:span><text:span text:style-name="T628">ud totiž </text:span><text:span text:style-name="T630">vy</text:span><text:span text:style-name="T628">chází </text:span><text:span text:style-name="T629">počátek celého příběhu. Musíme také poznat, že dokonalého muže nepohání nenávist </text:span><text:span text:style-name="T627">v </text:span><text:span text:style-name="T629">tou</text:span><text:span text:style-name="T341">ze</text:span><text:span text:style-name="T629"> po pomstě vlastní bolesti, ani neoplácí zlé zlým. Proto i David praví: „Oplatil-li jsem </text:span><text:span text:style-name="T341">těm, kteří mi opláceli zlé</text:span><text:span text:style-name="T629">, </text:span><text:span text:style-name="T970">ať padnu, jak jsem si zasloužil, bezmocně rukou svých nepřátel</text:span><text:span text:style-name="T631">.“ Čím by si však zasloužil Josef být považován za lepšího, pokud by zraňující zraňoval a milující miloval? Tak to totiž dělají všichni. Obdivuhodné však je, pokud miluješ svého nepřítele. To učí Spasitel. </text:span></text:p>
          </table:table-cell>
        </table:table-row>
        <table:table-row table:style-name="Tabulka1.99">
          <table:table-cell table:style-name="Tabulka1.A1" office:value-type="string">
            <text:p text:style-name="P60">Lectio viij.</text:p>
            <text:p text:style-name="P371"><text:span text:style-name="T1065">Jure</text:span> ergo mirándus, qui hoc fecit ante Evangélium, ut læsus párceret, appetítus ignósceret, vénditus non reférret injúriam, sed grátiam pro contumélia sólveret: quod post Evangélium omnes didícimus, et serváre non póssumus. Discámus ergo et Sanctórum invidiam, ut imitémur patiéntiam: et cognoscámus, illos non natúræ præstantióris fuísse, sed observantióris: nec vítia nescísse, sed emendásse. Quod si invídia étiam Sanctos adússit, quanto magis cavéndum est, ne inflámmet peccatóres?</text:p>
            <text:p text:style-name="P113"/>
          </table:table-cell>
          <table:table-cell table:style-name="Tabulka1.A1" office:value-type="string">
            <text:p text:style-name="P37"/>
            <text:p text:style-name="P303"><text:span text:style-name="T1065">Právem</text:span> je tedy hoden obdivu, kdo tak činil ještě před Evangeliem, když ušetřil toho, kdo jej zranil, odpu<text:span text:style-name="T272">s</text:span>t<text:span text:style-name="T272">i</text:span>l těm, kdo na něj <text:span text:style-name="T272">za</text:span>útočili, <text:span text:style-name="T272">byl prodán, ale neodplatil nespravedlnost. To jsme sice všichni poznali z Evangelia, ale zachovávat to nedokážeme. Uvědomme si tedy, že i Svatí znali závist, abychom dokázali napodobit jejich trpělivost, a poznali, že oni nebyli lepší od přirozenosti, ale díky své kázni. Oni nebyli bez hříchu, ale káli se. Takže pokud závist spalovala i Svaté, oč více si musíme dávat pozor, aby nevzplála u </text:span><text:span text:style-name="T1386">nás </text:span><text:span text:style-name="T272">hříšníků? </text:span></text:p>
          </table:table-cell>
        </table:table-row>
        <table:table-row table:style-name="Tabulka1.100">
          <table:table-cell table:style-name="Tabulka1.A1" office:value-type="string">
            <text:p text:style-name="P122">In III. Nocturno</text:p>
            <text:p text:style-name="P76"><text:span text:style-name="T32">Léctio sancti Evangélii secúndum </text:span><text:span text:style-name="T207">Lucam</text:span><text:span text:style-name="T32">.</text:span><text:span text:style-name="T11"> </text:span></text:p>
            <text:p text:style-name="P52">Lectio ix. Cap. <text:span text:style-name="T263">11</text:span>.</text:p>
            <text:p text:style-name="P155"><text:span text:style-name="T1065">In</text:span> illo témpore: Erat Jesus e<text:span text:style-name="T265">j</text:span>íciens dæmónium, et illud erat mutum. Et cum ejecísset dæmónium, locútus est mutus, et admirátæ sunt turbæ. Et réliqua.</text:p>
            <text:p text:style-name="P82"/>
            <text:p text:style-name="P76"><text:span text:style-name="T1028">Homilía </text:span><text:span text:style-name="T1029">v</text:span><text:span text:style-name="T1028">enerábilis Bedæ Presbýteri</text:span><text:span text:style-name="T32">.</text:span></text:p>
            <text:p text:style-name="P62">Lib. 4. <text:span text:style-name="T264">C</text:span>ap. 48. in <text:span text:style-name="T264">C</text:span>ap. 11. Lucæ.</text:p>
            <text:p text:style-name="P175"><text:span text:style-name="T1065">Dæmoníacus</text:span> iste apud Matthæum non solum mutus, sed et cæcus fuísse narrátur: curatúsque dícitur a Dómino, ita ut loquerétur, et vidéret. Tria ergo signa simul in uno hómine perpetráta sunt: cæcus videt, mutus lóquitur, posséssus a dæmone liberátur. Quod et tunc quidem carnáliter factum est, sed et quotídie complétur in conversióne credéntium: ut, expúlso primum <text:soft-page-break/>dæmone, fidei lumen aspíciant; deinde ad laudes Dei tacéntia prius ora laxéntur. </text:p>
            <text:p text:style-name="P82"/>
          </table:table-cell>
          <table:table-cell table:style-name="Tabulka1.A1" office:value-type="string">
            <text:p text:style-name="P124"><text:s/></text:p>
            <text:p text:style-name="P37"/>
            <text:p text:style-name="P37"/>
            <text:p text:style-name="P194"><text:span text:style-name="T1085">Z</text:span><text:span text:style-name="T1067">a</text:span><text:span text:style-name="T583"> onoho času </text:span><text:span text:style-name="T671">vyháněl</text:span><text:span text:style-name="T657"> Ježíš </text:span><text:span text:style-name="T671">zlého ducha a postižený byl němý. A když zlého ducha vyhnal, němý začal mluvit a zástupy se velmi podivily</text:span><text:span text:style-name="T657">. A ostatní.</text:span></text:p>
            <text:p text:style-name="P37"/>
            <text:p text:style-name="P37"/>
            <text:p text:style-name="P37"/>
            <text:p text:style-name="P271"><text:span text:style-name="T1096">Matouš</text:span><text:span text:style-name="T735"> ve svém Evangeliu píše, že o</text:span><text:span text:style-name="T736">nen muž posedlý zlým duchem nebyl jen němý, ale i slepý. </text:span><text:span text:style-name="T735">Píše, že jej Pán uzdravil, takže mluvil i viděl. Tři znamení najednou jsou tedy </text:span><text:span text:style-name="T341">vykonána</text:span><text:span text:style-name="T735"> u jednoho člověka: slepý vidí, němý hovoří, posedlý zlým duchem je osvobozen. Tehdy se skutečně stalo to, co se každý den naplňuje při obracení na víru: nejprve je vyhnán zlý duch, člověk uzří světlo víry, a </text:span><text:soft-page-break/><text:span text:style-name="T735">poté ústa </text:span><text:span text:style-name="T370">dří</text:span><text:span text:style-name="T342">ve</text:span><text:span text:style-name="T735"> mlčící jsou ku chvále Boží uvolněna. </text:span></text:p>
          </table:table-cell>
        </table:table-row>
        <table:table-row table:style-name="Tabulka1.101">
          <table:table-cell table:style-name="Tabulka1.A1" office:value-type="string">
            <text:p text:style-name="P52">Lectio x.</text:p>
            <text:p text:style-name="P176"><text:span text:style-name="T1065">Quidam</text:span> autem ex eis dixérunt: in Beélzebub príncipe dæmoniórum é<text:span text:style-name="T265">j</text:span>icit dæmónia. Non hæc áliqui de turba, sed <text:span text:style-name="T265">P</text:span>harisæi calumniabántur, et <text:span text:style-name="T265">S</text:span>cribæ, sicut álii Evangelístæ testántur. Turbis quippe, quæ minus erudítæ videbántur, Dómini semper facta mirántibus; illi contra, vel neg<text:span text:style-name="T1411">á</text:span>re hæc, vel quæ neg<text:span text:style-name="T1411">á</text:span>re nequíverant, sin<text:span text:style-name="T1411">í</text:span>stra interpretatióne pervértere laborábant: quasi non hæc divinitátis, sed immúndi spíritus ópera fuíssent. </text:p>
            <text:p text:style-name="P82"/>
          </table:table-cell>
          <table:table-cell table:style-name="Tabulka1.A1" office:value-type="string">
            <text:p text:style-name="P37"/>
            <text:p text:style-name="P224"><text:span text:style-name="T1146">Někteří</text:span><text:span text:style-name="T908"> ze Ž</text:span><text:span text:style-name="T406">i</text:span><text:span text:style-name="T908">dů však říkali: „Pomocí Belzebuba, knížete zlých duchů, vyhání zlé duchy.“ Ne</text:span><text:span text:style-name="T909">pomlouvali</text:span><text:span text:style-name="T908"> však lidé z davu, ale Fari</text:span><text:span text:style-name="T441">s</text:span><text:span text:style-name="T908">eové a Zákoníci, jak svědčí i další Evangelisté. </text:span><text:span text:style-name="T910">Zatímco tedy zástupy, které se zdály býti méně vzděl</text:span><text:span text:style-name="T423">a</text:span><text:span text:style-name="T910">n</text:span><text:span text:style-name="T423">é</text:span><text:span text:style-name="T910">, se nad skutky Páně vždy podivovaly, </text:span><text:span text:style-name="T407">Z</text:span><text:span text:style-name="T910">ákoníci a </text:span><text:span text:style-name="T407">F</text:span><text:span text:style-name="T910">ari</text:span><text:span text:style-name="T441">s</text:span><text:span text:style-name="T910">eové je nechtěli popřít, avšak přestože </text:span><text:span text:style-name="T423">je</text:span><text:span text:style-name="T910"> nechtěli popřít, velmi se namáhali, aby </text:span><text:span text:style-name="T423">je</text:span><text:span text:style-name="T910"> </text:span><text:span text:style-name="T441">pokřiveným</text:span><text:span text:style-name="T910"> výkladem </text:span><text:span text:style-name="T441">z</text:span><text:span text:style-name="T910">vrátili, jako by se nejednalo o dílo božské, ale nečistého ducha.</text:span></text:p>
          </table:table-cell>
        </table:table-row>
        <table:table-row table:style-name="Tabulka1.102">
          <table:table-cell table:style-name="Tabulka1.A1" office:value-type="string">
            <text:p text:style-name="P52">Lectio xj.</text:p>
            <text:p text:style-name="P177"><text:span text:style-name="T1065">Et</text:span> álii tentántes, signum de cœlo quærébant ab eo. Vel in morem Elíæ ignem de sublími veníre cupiébant; vel in similitúdinem Samuélis témpore æstívo mugíre tonítrua, coruscáre fúlgura, imbres rúere: quasi non possent et illa calumniári, et dícere, ex occúltis et váriis áëris passiónibus accidísse. At tu, qui calumniáris ea, quæ óculis vides, manu tenes, utilitáte sentis; quid féceris de iis, quæ de cœlo vénerint? Utique respondébis, et magos in Ægypto multa signa fecísse de cœlo.</text:p>
            <text:p text:style-name="P82"/>
          </table:table-cell>
          <table:table-cell table:style-name="Tabulka1.A1" office:value-type="string">
            <text:p text:style-name="P37"/>
            <text:p text:style-name="P225"><text:span text:style-name="T1121">Jiní</text:span><text:span text:style-name="T805"> Pána pokoušeli a chtěli od něj dostat znamení. Buď si přáli, aby jako Eliáš seslal oheň </text:span><text:span text:style-name="T370">s</text:span><text:span text:style-name="T805"> nebe, </text:span><text:span text:style-name="T806">nebo jako Samuel v </text:span><text:span text:style-name="T1012">parném </text:span><text:span text:style-name="T806">létě burácel hromy, metal blesky a seslal déšť. Jako by nemohli i tyto </text:span><text:span text:style-name="T1013">zázraky</text:span><text:span text:style-name="T806"> pomlouvat a říkat, že se tak stalo z různých </text:span><text:span text:style-name="T834">s</text:span><text:span text:style-name="T392">krytých</text:span><text:span text:style-name="T806"> pochodů v ovzduší. Ale ty, </text:span><text:span text:style-name="T370">jen</text:span><text:span text:style-name="T806">ž pomlouváš věci, které jsi na vlastní oči viděl, v ruce držel, vlastními smysly pocítil, co bys pak dělal se znamením poslaným z nebe? Zajisté bys odpověděl, že i kouzelníci v Egyptě učinili mnohá nebeská znamení.</text:span></text:p>
          </table:table-cell>
        </table:table-row>
        <table:table-row table:style-name="Tabulka1.103">
          <table:table-cell table:style-name="Tabulka1.A1" office:value-type="string">
            <text:p text:style-name="P52">Lectio xij.</text:p>
            <text:p text:style-name="P178"><text:span text:style-name="T1065">Ipse</text:span> autem ut vidit cogitatiónes eórum, dixit eis: Omne regnum in seípsum divísum desolábitur, et domus supra domum cadet. Non ad dicta, sed ad cogitáta respóndit: ut vel sic compelleréntur crédere poténtiæ ejus, qui cordis vidébat occúlta. Si autem omne regnum in seípsum divísum desolátur; ergo Patris et Fílii et Spíritus Sancti regnum non est divísum; quod sine ulla contradictióne, non áliquo impúlsu desolándum, sed ætérna est stabilitáte mansúrum.</text:p>
            <text:p text:style-name="P82"/>
          </table:table-cell>
          <table:table-cell table:style-name="Tabulka1.A1" office:value-type="string">
            <text:p text:style-name="P37"/>
            <text:p text:style-name="P343"><text:span text:style-name="T1065">Pán</text:span> Ježíš, když viděl jejich myšlenky, jim však řekl: „Každé království uvnitř rozdělené <text:span text:style-name="T273">zpust</text:span><text:span text:style-name="T1387">­</text:span><text:span text:style-name="T273">ne a dům za domem padá.“ Neodpověděl na to, co říkali, ale na to, co si mysleli, aby je tak přiměl uvěřit v jeho moc, neboť viděl tajemství jejich srdce. Pokud však každé království uvnitř rozdělené zpustne, království Otce, Syna i Ducha Svatého pak není rozděleno. Neboť zůstává beze všech rozporů a žádný otřes je nedokáže přivést ke zkáze, ale navěky zůstane stálé. </text:span></text:p>
          </table:table-cell>
        </table:table-row>
        <table:table-row table:style-name="Tabulka1.104">
          <table:table-cell table:style-name="Tabulka1.A1" table:number-columns-spanned="2" office:value-type="string">
            <text:p text:style-name="P30">Feria <text:span text:style-name="T184">Secunda</text:span></text:p>
            <text:p text:style-name="P48"><text:span text:style-name="T184">Infra hebdomadam tertiam Quadragesimæ</text:span>.</text:p>
          </table:table-cell>
          <table:covered-table-cell/>
        </table:table-row>
        <table:table-row table:style-name="Tabulka1.105">
          <table:table-cell table:style-name="Tabulka1.A1" office:value-type="string">
            <text:p text:style-name="P74"><text:span text:style-name="T32">Léctio sancti Evangélii secúndum </text:span><text:span text:style-name="T40">Lucam</text:span><text:span text:style-name="T32">.</text:span><text:span text:style-name="T11"> </text:span></text:p>
            <text:p text:style-name="P52">Lectio <text:span text:style-name="T129">j</text:span>. Cap. <text:span text:style-name="T275">4</text:span>.</text:p>
            <text:p text:style-name="P149"><text:span text:style-name="T1065">In</text:span> illo témpore: Dixit Jesus <text:span text:style-name="T275">P</text:span>harisæis: Utique dicétis mihi hanc similitúdinem: Médice, cura te ipsum: quanta audívimus facta in Caphárnaum, fac et hic in pátria tua. Et réliqua.</text:p>
            <text:p text:style-name="P82"/>
            <text:p text:style-name="P92"><text:span text:style-name="T583">Homilía sancti Ambrósii</text:span><text:span text:style-name="T584"> Epíscopi</text:span><text:span text:style-name="T64">.</text:span></text:p>
            <text:p text:style-name="P54">Lib. 4. <text:span text:style-name="T275">Comm.</text:span> in <text:span text:style-name="T275">Cap</text:span>. 4. Lucæ.</text:p>
            <text:p text:style-name="P162"><text:soft-page-break/><text:span text:style-name="T1065">Non</text:span> medíocris invídia próditur, quæ cívicæ c<text:span text:style-name="T275">h</text:span>aritátis oblíta, in acérba ódia causas amóris infléctit. Simul hoc exémplo páriter et oráculo declarátur, quod frústra opem misericórdiæ cœléstis exspéctes, si aliénæ frúctibus virtútis invídeas. Aspernátor enim Dóminus invidórum est: et ab iis qui divína benefícia in áliis persequúntur, mirácula suæ potestátis avértit. Domínicæ quippe carnis actus, divinitátis exémplum est: et invisibília nobis ejus, per ea quæ sunt visibília, demonstrántur.</text:p>
            <text:p text:style-name="P82"/>
          </table:table-cell>
          <table:table-cell table:style-name="Tabulka1.A1" office:value-type="string">
            <text:p text:style-name="P37"/>
            <text:p text:style-name="P37"/>
            <text:p text:style-name="P194"><text:span text:style-name="T1068">Z</text:span><text:span text:style-name="T1067">a</text:span><text:span text:style-name="T583"> onoho času řekl Ježíš </text:span><text:span text:style-name="T672">Fari</text:span><text:span text:style-name="T392">s</text:span><text:span text:style-name="T672">eům: „</text:span><text:span text:style-name="T673">Jistě</text:span><text:span text:style-name="T672"> mi řek</text:span><text:span text:style-name="T673">nete</text:span><text:span text:style-name="T672"> toto </text:span><text:span text:style-name="T673">přísloví</text:span><text:span text:style-name="T672">: ‚Lékaři, uzdrav sám sebe.‘ Co jsme slyšeli, že se událo v Kafarnaum, učiň i zde, ve své domovině</text:span><text:span text:style-name="T586">.“</text:span><text:span text:style-name="T583"> A ostatní.</text:span></text:p>
            <text:p text:style-name="P37"/>
            <text:p text:style-name="P37"/>
            <text:p text:style-name="P39"/>
            <text:p text:style-name="P272"><text:soft-page-break/><text:span text:style-name="T1097">Zde</text:span><text:span text:style-name="T738"> vidíme závist, </text:span><text:span text:style-name="T737">a</text:span><text:span text:style-name="T738"> ne </text:span><text:span text:style-name="T739">zrovna </text:span><text:span text:style-name="T738">mírnou, </text:span><text:span text:style-name="T740">pro n</text:span><text:span text:style-name="T342">i</text:span><text:span text:style-name="T740">ž lidé zapomněli na svou vzájemnou lásku a která změnila v hořkou nenávist to, co lidé milovali. Zároveň se nám zde slovem i skutkem potvrzuje, že plody nebeského milosrdenství budeme očekávat </text:span><text:span text:style-name="T343">nadarmo</text:span><text:span text:style-name="T740">, pokud jinému budeme závidět plody jeho ctnosti. Pán totiž odmítá závistivé. A těm, kteří pronásledují jiné za božské dary, odpírá zázraky své moci. Skutky Pánova těla jsou totiž příklady božství a ukazují nám jeho neviditelné skutky skrze to, co vidět můžeme. </text:span></text:p>
          </table:table-cell>
        </table:table-row>
        <table:table-row table:style-name="Tabulka1.106">
          <table:table-cell table:style-name="Tabulka1.A1" office:value-type="string">
            <text:p text:style-name="P52">Lectio <text:span text:style-name="T129">ij</text:span>.</text:p>
            <text:p text:style-name="P163"><text:span text:style-name="T1065">Non</text:span> otióse itáque Salvátor excúsat, quod nulla in pátria sua mirácula virtútis operátus sit: ne fortássis áliquis viliórem pátriæ nobis esse debére putáret afféctum. Neque enim cives póterat non amáre, qui amáret omnes: sed ipsi se caritáte pátriæ, dum ínvident, abdicárunt. In veritáte dico vobis: multæ víduæ fuérunt in diébus Elíæ; <text:span text:style-name="T276">e</text:span>t multi leprósi erant in Judæa tempóribus Eliséi <text:span text:style-name="T276">P</text:span>rophétæ: et nemo eórum mundátus est, nisi Náaman Syrus. </text:p>
            <text:p text:style-name="P82"/>
          </table:table-cell>
          <table:table-cell table:style-name="Tabulka1.A1" office:value-type="string">
            <text:p text:style-name="P37"/>
            <text:p text:style-name="P344"><text:span text:style-name="T1065">Spasitel</text:span> <text:span text:style-name="T283">tedy </text:span>zbytečně <text:span text:style-name="T284">ne</text:span>zdůvodňuje, proč nem<text:span text:style-name="T278">ěl</text:span> v úmyslu konat jakékoliv zázraky ve své vlasti. Ne snad proto, že by <text:span text:style-name="T277">chtěl, abychom si mysleli, že svou vlast </text:span><text:span text:style-name="T1411">by </text:span><text:span text:style-name="T277">snad měl méně rád. Její občany také nedokázal nemilovat, když miloval všechny. Ale oni sami se zřekli lásky ke své vlasti, neboť záviděli. „Vpravdě vám říkám: mnoho bylo vdov za dnů Eliášových; a mnoho malomocných bylo v Judsku za časů proroka Elisea. Nikdo z nich však nebyl uzdraven, pouze Syřan Náman. </text:span></text:p>
          </table:table-cell>
        </table:table-row>
        <table:table-row table:style-name="Tabulka1.107">
          <table:table-cell table:style-name="Tabulka1.A1" office:value-type="string">
            <text:p text:style-name="P52">Lectio <text:span text:style-name="T129">ii</text:span>j.</text:p>
            <text:p text:style-name="P179"><text:span text:style-name="T1065">Evidénter</text:span> hic sermo nos Dómini salutáris infórmat, et ad stúdium venerándæ divinitátis hortátur: quod nemo sanátus osténditur, et maculósi morbo córporis absolútus, nisi qui religióso offício stúduit sanitáti. Non enim dormiéntibus divína benefícia, sed observántibus deferúntur.</text:p>
            <text:p text:style-name="P157"/>
          </table:table-cell>
          <table:table-cell table:style-name="Tabulka1.A1" office:value-type="string">
            <text:p text:style-name="P37"/>
            <text:p text:style-name="P226"><text:span text:style-name="T1098">Tato</text:span><text:span text:style-name="T741"> </text:span><text:span text:style-name="T739">spásná </text:span><text:span text:style-name="T741">promluva </text:span><text:span text:style-name="T742">Páně </text:span><text:span text:style-name="T741">nám </text:span><text:span text:style-name="T743">to </text:span><text:span text:style-name="T741">jasně ukazuje </text:span><text:span text:style-name="T742">a povzbuzuje nás k </text:span><text:span text:style-name="T998">většímu </text:span><text:span text:style-name="T742">úsilí v úctě k Bohu. Neboť </text:span><text:span text:style-name="T999">v Písmu</text:span><text:span text:style-name="T742"> nebyl uzdraven a zbaven poskvrny tělesného onemocnění nikdo jiný, než ten, kdo se bohoslužebným úsilím o své zdraví zasloužil. Božské dary jsou totiž rozdělovány poctivým, </text:span><text:span text:style-name="T343">nikoliv</text:span><text:span text:style-name="T742"> spícím.</text:span></text:p>
          </table:table-cell>
        </table:table-row>
        <table:table-row table:style-name="Tabulka1.108">
          <table:table-cell table:style-name="Tabulka1.A1" table:number-columns-spanned="2" office:value-type="string">
            <text:p text:style-name="P30">Feria <text:span text:style-name="T279">Tertia</text:span></text:p>
            <text:p text:style-name="P48"><text:span text:style-name="T184">Infra hebdomadam tertiam Quadragesimæ</text:span>.</text:p>
          </table:table-cell>
          <table:covered-table-cell/>
        </table:table-row>
        <table:table-row table:style-name="Tabulka1.109">
          <table:table-cell table:style-name="Tabulka1.A1" office:value-type="string">
            <text:p text:style-name="P74"><text:span text:style-name="T32">Léctio sancti Evangélii secúndum </text:span><text:span text:style-name="T41">Matthæum</text:span><text:span text:style-name="T32">.</text:span><text:span text:style-name="T11"> </text:span></text:p>
            <text:p text:style-name="P52">Lectio <text:span text:style-name="T129">j</text:span>. Cap. <text:span text:style-name="T281">18</text:span>.</text:p>
            <text:p text:style-name="P149"><text:span text:style-name="T1065">In</text:span> illo témpore: Dixit Jesus discípulis suis: Si peccáverit in te frater tuus, vade, et córripe eum inter te et ipsum solum. Et réliqua.</text:p>
            <text:p text:style-name="P82"/>
            <text:p text:style-name="P78"><text:span text:style-name="T1028">Homilía sancti </text:span><text:span text:style-name="T206">Augustíni</text:span><text:span text:style-name="T1030"> Epíscopi</text:span><text:span text:style-name="T32">.</text:span></text:p>
            <text:p text:style-name="P54">Serm. 16. de <text:span text:style-name="T280">v</text:span>erbis Dómini, tom. 10.</text:p>
            <text:p text:style-name="P162"><text:span text:style-name="T1065">Quare</text:span> illum córripis? Quia tu doles, quod peccáverit in te? Absit. Si amore tui id facis, nihil facis: si amóre illíus facis, óptime facis. Dénique in ipsis verbis atténde, cujus amore id fácere débeas, utrum tui, an illíus. Si te audíerit, inquit, lucrátus es fratrem tuum. Ergo propter illum fac, ut lucréris illum. Sic faciéndo lucráris: nisi fecísses, períerat.</text:p>
            <text:p text:style-name="P82"/>
          </table:table-cell>
          <table:table-cell table:style-name="Tabulka1.A1" office:value-type="string">
            <text:p text:style-name="P37"/>
            <text:p text:style-name="P37"/>
            <text:p text:style-name="P194"><text:span text:style-name="T1068">Z</text:span><text:span text:style-name="T1067">a</text:span><text:span text:style-name="T583"> onoho času řekl Ježíš </text:span><text:span text:style-name="T674">svým učedníkům</text:span><text:span text:style-name="T672">: „</text:span><text:span text:style-name="T674">Když proti tobě zhřeší tvůj bratr, jdi a </text:span><text:span text:style-name="T675">pokárej ho mezi čtyřma očima</text:span><text:span text:style-name="T586">.“</text:span><text:span text:style-name="T583"> A ostatní.</text:span></text:p>
            <text:p text:style-name="P37"/>
            <text:p text:style-name="P39"/>
            <text:p text:style-name="P316"><text:span text:style-name="T1065">Proč</text:span> ho máš napomenout? <text:span text:style-name="T1331">Snad p</text:span>roto, že <text:span text:style-name="T1331">se</text:span> <text:span text:style-name="T1331">trápíš</text:span>, <text:span text:style-name="T285">neboť</text:span> se proti tobě provinil? <text:span text:style-name="T1331">Nikoliv</text:span>! Pokud to činíš z lásky k sobě, nic <text:span text:style-name="T73">dobrého </text:span>neučiníš. Pokud však z lásky k <text:span text:style-name="T285">němu</text:span>, <text:span text:style-name="T285">výborně činíš. Konečně se podívej do slov samotného Písma, máš-li to učinit z lásky k sobě, nebo k jinému. Pán praví: „Pokud tě poslechne, získal jsi svého bratra.“ Takže to učiň pro něj, abys jej získal. Pokud bys jej tak nezískal, zahyne.</text:span></text:p>
          </table:table-cell>
        </table:table-row>
        <text:soft-page-break/>
        <table:table-row table:style-name="Tabulka1.110">
          <table:table-cell table:style-name="Tabulka1.A1" office:value-type="string">
            <text:p text:style-name="P52">Lectio <text:span text:style-name="T129">ij</text:span>.</text:p>
            <text:p text:style-name="P163"><text:span text:style-name="T1065">Quid</text:span> est ergo, quod pleríque hómines ista peccáta contémnunt, et dicunt: Quid magnum feci? In hóminem peccávi. Noli contémnere: in hóminem peccásti. Vis nosse, quia in hóminem peccándo perísti? Si te ille, in quem peccásti, corripúerit inter te et ipsum solum, et audíeris illum, lucrátus est te. Quid est, Lucrátus est te; nisi quia períeras, si non lucrarétur te? Nam si non períeras, quómodo te lucrátus est? Nemo ergo contemnat, quando peccat in fratrem. </text:p>
            <text:p text:style-name="P82"/>
          </table:table-cell>
          <table:table-cell table:style-name="Tabulka1.A1" office:value-type="string">
            <text:p text:style-name="P37"/>
            <text:p text:style-name="P345"><text:span text:style-name="T1065">Čím</text:span> to tedy je, že mnozí lidé tyto hříchy <text:span text:style-name="T282">zlehčují</text:span> a říkají: „Co <text:span text:style-name="T282">zlého</text:span> jsem učinil? <text:span text:style-name="T282">Provinil jsem se </text:span><text:span text:style-name="T78">jen </text:span><text:span text:style-name="T282">proti člověku</text:span>.“ <text:span text:style-name="T282">Nezlehčuj to. Provinil ses proti člověku. Chtěl bys vědět, zdali zahyneš kvůli hříchu proti člověku? Pokud tě ten, proti němuž ses provinil, pokárá mezi čtyřma očima, a ty ho poslechneš, získal tě. Co znamená „Získal tě,“ ne-li to, že bys zahynul, pokud by tě nezískal? Neboť pokud bys neměl zahynout, jaký smysl by mělo, aby tě získával? Nikdo tedy nesmí zlehčovat hřích proti svému bratru.</text:span></text:p>
          </table:table-cell>
        </table:table-row>
        <table:table-row table:style-name="Tabulka1.111">
          <table:table-cell table:style-name="Tabulka1.A1" office:value-type="string">
            <text:p text:style-name="P52">Lectio <text:span text:style-name="T129">ii</text:span>j.</text:p>
            <text:p text:style-name="P179"><text:span text:style-name="T1065">Quis</text:span> nostrum speret regnum cœlórum, fratres mei, quando dicit Evangélium: Qui díxerit fratri suo, <text:span text:style-name="T280">f</text:span>átue, reus erit gehénnæ ignis? Magnus terror: sed vide ibi remédium. Si obtúleris munus tuum ad altáre, et ibi recordátus fúeris, quia frater tuus habet áliquid advérsum te, relínque ibi munus tuum ante altáre. Non iráscitur Deus, quia differs impónere munus tuum: te quærit Deus magis, quam munus tuum.</text:p>
            <text:p text:style-name="P157"/>
          </table:table-cell>
          <table:table-cell table:style-name="Tabulka1.A1" office:value-type="string">
            <text:p text:style-name="P37"/>
            <text:p text:style-name="P399"><text:span text:style-name="T1066">Kdo</text:span><text:span text:style-name="T1258"> z nás </text:span><text:span text:style-name="T1259">má naději</text:span><text:span text:style-name="T1258"> </text:span><text:span text:style-name="T1259">na</text:span><text:span text:style-name="T1258"> nebeské království, bratři moji, když </text:span><text:span text:style-name="T1260">E</text:span><text:span text:style-name="T1258">vangelium praví: </text:span><text:span text:style-name="T1261">„Kdo </text:span><text:span text:style-name="T1262">by </text:span><text:span text:style-name="T1261">řekl svému bratru </text:span><text:span text:style-name="T1267">»</text:span><text:span text:style-name="T1261">blázne</text:span><text:span text:style-name="T1268">«</text:span><text:span text:style-name="T1261">, </text:span><text:span text:style-name="T1263">propadne</text:span><text:span text:style-name="T1261"> pekelnému ohni?“ </text:span><text:span text:style-name="T1262">Jaká hrůza!</text:span><text:span text:style-name="T1264"> </text:span><text:span text:style-name="T1265">P</text:span><text:span text:style-name="T1264">ohleď </text:span><text:span text:style-name="T1265">v</text:span><text:span text:style-name="T1264">šak na svou záchranu. Když poneseš svůj dar k oltáři a tam si vzpomeneš, že tvůj bratr má něco proti tobě, zanech tam svůj dar před oltářem</text:span><text:span text:style-name="T1269"> a jdi se nejprve smířit se svým bratrem; potom teprve přijď a přines svůj dar</text:span><text:span text:style-name="T1264">. Bůh se nebude hněvat, že </text:span><text:span text:style-name="T1266">přijdeš později se svým darem. Tebe hledá Bůh spíše než tvůj dar.</text:span></text:p>
          </table:table-cell>
        </table:table-row>
        <table:table-row table:style-name="Tabulka1.112">
          <table:table-cell table:style-name="Tabulka1.A1" table:number-columns-spanned="2" office:value-type="string">
            <text:p text:style-name="P30">Feria <text:span text:style-name="T577">Quarta</text:span></text:p>
            <text:p text:style-name="P48"><text:span text:style-name="T184">Infra hebdomadam tertiam Quadragesimæ</text:span>.</text:p>
          </table:table-cell>
          <table:covered-table-cell/>
        </table:table-row>
        <table:table-row table:style-name="Tabulka1.113">
          <table:table-cell table:style-name="Tabulka1.A1" office:value-type="string">
            <text:p text:style-name="P74"><text:span text:style-name="T32">Léctio sancti Evangélii secúndum </text:span><text:span text:style-name="T41">Matthæum</text:span><text:span text:style-name="T32">.</text:span><text:span text:style-name="T11"> </text:span></text:p>
            <text:p text:style-name="P52">Lectio <text:span text:style-name="T129">j</text:span>. Cap. <text:span text:style-name="T281">15</text:span>.</text:p>
            <text:p text:style-name="P149"><text:span text:style-name="T1065">In</text:span> illo témpore: Accessérunt ad Jesum ab Jerosólymis <text:span text:style-name="T577">S</text:span>cribæ et <text:span text:style-name="T577">P</text:span>harisæi, dicéntes: Quare discípuli tui transgrediúntur traditiónem seniórum? Et réliqua.</text:p>
            <text:p text:style-name="P82"/>
            <text:p text:style-name="P78"><text:span text:style-name="T1028">Homilía sancti </text:span><text:span text:style-name="T1030">Hierónymi Presbýteri</text:span><text:span text:style-name="T32">.</text:span></text:p>
            <text:p text:style-name="P54">Lib. 2. Comm. in <text:span text:style-name="T577">C</text:span>ap. 15. Matthæi.</text:p>
            <text:p text:style-name="P162"><text:span text:style-name="T1065">Mira</text:span> <text:span text:style-name="T577">P</text:span>harisæórum <text:span text:style-name="T577">S</text:span>cribarúmque stultítia. Dei Fílium árguunt, quare hóminum traditiónes et præcépta non servet: Non enim lavant manus suas, cum panem mandúcant. Manus, id est ópera, non córporis útique, sed ánimæ lavándæ sunt, ut fiat in illis verbum Dei. Ipse autem respóndens ait illis: Quare et vos transgredímini mandátum Dei propter traditiónem vestram? Falsam calúmniam vera responsióne confútat. </text:p>
            <text:p text:style-name="P82"/>
          </table:table-cell>
          <table:table-cell table:style-name="Tabulka1.A1" office:value-type="string">
            <text:p text:style-name="P37"/>
            <text:p text:style-name="P37"/>
            <text:p text:style-name="P194"><text:span text:style-name="T1068">Z</text:span><text:span text:style-name="T1067">a</text:span><text:span text:style-name="T583"> onoho času </text:span><text:span text:style-name="T676">přistoupili k </text:span><text:span text:style-name="T583">Ježíš</text:span><text:span text:style-name="T676">ovi z Jeru</text:span><text:span text:style-name="T343">s</text:span><text:span text:style-name="T676">aléma Zákoníci a Farizeové a řekli mu: </text:span><text:span text:style-name="T672">„</text:span><text:span text:style-name="T676">Proč tvoji učedníci přestupují tradici otců</text:span><text:span text:style-name="T675">?</text:span><text:span text:style-name="T586">“</text:span><text:span text:style-name="T583"> A ostatní.</text:span></text:p>
            <text:p text:style-name="P37"/>
            <text:p text:style-name="P37"/>
            <text:p text:style-name="P37"/>
            <text:p text:style-name="P39"/>
            <text:p text:style-name="P316"><text:span text:style-name="T1065">P</text:span><text:span text:style-name="T1184">ohleď</text:span><text:span text:style-name="T580"> na pošetilost Farizejů a Zákoníků. Dohadují se se Synem Božím, proč nedodržuje lidské tradice a přikázání. </text:span><text:span text:style-name="T98">Jeho učedníci </text:span><text:span text:style-name="T166">si totiž nemyjí ruce, když jedí chléb. </text:span><text:span text:style-name="T167">Ruce, tedy skutky, a to nejen tělesné, ale i duševní, by se měly mýt, aby se v nich naplňovalo Boží slovo. Pán jim na to odpověděl těmito slovy: „Proč i vy překračujete Boží přikázání podle vaší tradice?“ </text:span><text:span text:style-name="T168">P</text:span><text:span text:style-name="T167">ravdivou odpovědí zahání </text:span><text:span text:style-name="T168">f</text:span><text:span text:style-name="T167">alešné pomluvy. </text:span></text:p>
          </table:table-cell>
        </table:table-row>
        <table:table-row table:style-name="Tabulka1.114">
          <table:table-cell table:style-name="Tabulka1.A1" office:value-type="string">
            <text:p text:style-name="P52">Lectio <text:span text:style-name="T129">ij</text:span>.</text:p>
            <text:p text:style-name="P163"><text:span text:style-name="T1065">Cum</text:span>, inquit, vos propter traditiónem hóminum præcépta Dómini negligátis: quare discípulos meos arguéndos putátis, quod seniórum jussa parvipéndant, ut Dei scita custódiant? Nam Deus dixit: Honóra patrem et matrem; et, Qui maledíxerit pa<text:soft-page-break/>tri, vel matri, morte moriátur. Vos autem dícitis: Quicúmque dixerit patri, vel matri: Munus quodcúmque est ex me, tibi próderit: et non honorificábit patrem suum, aut matrem suam. <text:s/></text:p>
            <text:p text:style-name="P82"/>
          </table:table-cell>
          <table:table-cell table:style-name="Tabulka1.A1" office:value-type="string">
            <text:p text:style-name="P37"/>
            <text:p text:style-name="P345"><text:span text:style-name="T1185">Praví</text:span><text:span text:style-name="T581">: „Když vy kvůli lidským tradicím zanedbáváte přikázání Páně, proč si myslíte, že moji učedníci zasluhují pokárání, protože dávají přednost zachovávání Božích nařízení před přikázáními otců? Neboť Bůh řekl: „Cti otce i matku“ a „Kdo by zlořečil </text:span><text:soft-page-break/><text:span text:style-name="T581">otci či matce, ať určitě zemře.“ Vy však říkáte: „Kdo řekne otci nebo matce: ‚To, čím bych ti měl pomoci, je obětní dar </text:span><text:span text:style-name="T121">pro chrám</text:span><text:span text:style-name="T581">‘, </text:span>ten již není povinen ctíti otce svého nebo matku svou.“</text:p>
          </table:table-cell>
        </table:table-row>
        <table:table-row table:style-name="Tabulka1.115">
          <table:table-cell table:style-name="Tabulka1.A1" office:value-type="string">
            <text:p text:style-name="P52">Lectio <text:span text:style-name="T129">ii</text:span>j.</text:p>
            <text:p text:style-name="P179"><text:span text:style-name="T1065">Honor</text:span> in Scriptúris non tantum in salutatiónibus et offíciis deferéndis, quantum in eleemósynis, ac múnerum oblatióne sentítur. Honóra, inquit Apóstolus, víduas, quæ vere víduæ sunt. Hic honor donum intellégitur. Et in alio loco: Presbýteri duplíci honóre honorándi sunt, máxime qui labórant in verbo et doctrína Dei. Et per hoc mandátum jubémur bovi trituránti os non cláudere: et dignus sit operárius mercéde sua.</text:p>
            <text:p text:style-name="P157"/>
          </table:table-cell>
          <table:table-cell table:style-name="Tabulka1.A1" office:value-type="string">
            <text:p text:style-name="P37"/>
            <text:p text:style-name="P317"><text:span text:style-name="T1065">Ú</text:span><text:span text:style-name="T1185">cta</text:span><text:span text:style-name="T581"> podle Písma často není myšlena ani tak v dodržování příslušných oslovení a služeb, jako v almužnách a obětních darech. Apoštol praví: „Vdovy, které jsou opravdu vdovami, měj v úctě.“ Slovo úcta zde znamená dar. A na jiném místě: „Kněžím ať se dostane dvojnásobné úcty, zvláště těm, kteří nesou břemeno kázání a učení Božího. A proto, </text:span><text:span text:style-name="T99">jak praví Písmo, ‚</text:span><text:span text:style-name="T581">býku, který mlátí obilí, nezavážeš tlamu‘ a ‚dělník je hoden své mzdy‘.“ </text:span></text:p>
          </table:table-cell>
        </table:table-row>
        <table:table-row table:style-name="Tabulka1.116">
          <table:table-cell table:style-name="Tabulka1.A1" table:number-columns-spanned="2" office:value-type="string">
            <text:p text:style-name="P30">Feria <text:span text:style-name="T577">Quinta</text:span></text:p>
            <text:p text:style-name="P48"><text:span text:style-name="T184">Infra hebdomadam tertiam Quadragesimæ</text:span>.</text:p>
          </table:table-cell>
          <table:covered-table-cell/>
        </table:table-row>
        <table:table-row table:style-name="Tabulka1.117">
          <table:table-cell table:style-name="Tabulka1.A1" office:value-type="string">
            <text:p text:style-name="P74"><text:span text:style-name="T32">Léctio sancti Evangélii secúndum </text:span><text:span text:style-name="T42">Lucam</text:span><text:span text:style-name="T32">.</text:span><text:span text:style-name="T11"> </text:span></text:p>
            <text:p text:style-name="P52">Lectio <text:span text:style-name="T129">j</text:span>. Cap. <text:span text:style-name="T578">4</text:span>.</text:p>
            <text:p text:style-name="P149"><text:span text:style-name="T1065">In</text:span> illo témpore: Surgens Jesus de synagóga, introívit in domum Simónis. Socrus autem Simónis tenebátur magnis fébribus. Et réliqua.</text:p>
            <text:p text:style-name="P82"/>
            <text:p text:style-name="P78"><text:span text:style-name="T1028">Homilía sancti </text:span><text:span text:style-name="T1030">Ambrósii Epíscopi</text:span><text:span text:style-name="T32">.</text:span></text:p>
            <text:p text:style-name="P54">Lib. <text:span text:style-name="T578">4</text:span>. Comm<text:span text:style-name="T578">ent</text:span>. in <text:span text:style-name="T578">Lucæ C</text:span>ap. <text:span text:style-name="T578">4</text:span>.</text:p>
            <text:p text:style-name="P162"><text:span text:style-name="T1065">Vide</text:span> cleméntiam Dómini Salvatóris: nec indignatióne commótus nec scélere offénsus, nec injúria violátus Judæam déserit: quin étiam ímmemor injúriæ, memor cleméntiæ, nunc docéndo, nunc liberándo, nunc sanándo, infídæ plebis corda demúlcet. Et bene sanctus Lucas virum ab spíritu nequítiæ liberátum ante præmísit, et subdit fœminæ sanitátem. Utrúmque enim sexum Dóminus curatúrus advénerat: sed prior sanári débuit, qui prior creátus est; nec prætermítti illa, quæ mobilitáte magis ánimi, quam pravitáte peccáverat.</text:p>
            <text:p text:style-name="P82"/>
          </table:table-cell>
          <table:table-cell table:style-name="Tabulka1.A1" office:value-type="string">
            <text:p text:style-name="P37"/>
            <text:p text:style-name="P37"/>
            <text:p text:style-name="P194"><text:span text:style-name="T1068">Z</text:span><text:span text:style-name="T1067">a</text:span><text:span text:style-name="T583"> onoho času </text:span><text:span text:style-name="T677">vyšel Ježíš ze synagogy a vstoupil do domu Šimonova. </text:span><text:span text:style-name="T707">Tchyně</text:span><text:span text:style-name="T677"> Šimonova totiž trpěla velkými horečkami</text:span><text:span text:style-name="T583">. A ostatní.</text:span></text:p>
            <text:p text:style-name="P37"/>
            <text:p text:style-name="P39"/>
            <text:p text:style-name="P273"><text:span text:style-name="T1122">Po</text:span><text:span text:style-name="T1123">hleď</text:span><text:span text:style-name="T807"> na </text:span><text:span text:style-name="T371">laskavost</text:span><text:span text:style-name="T807"> Pána </text:span><text:span text:style-name="T809">a </text:span><text:span text:style-name="T807">Spasitele. Když odcházel z Judska, nebyl k tomu pohnut rozhořčením, ani uražen hříchem, ani pobouřen nespravedlností. Spíše však zapomněl na bezpráví a pamatoval pouze na svou laskavost, když tady učil, tam vyháněl zlé duchy, jinde uzdravoval, </text:span><text:span text:style-name="T809">a </text:span><text:span text:style-name="T807">utišoval tak srdce nevěrného lidu. A správně svatý Lukáš předtím mluvil o muži osvobozeném od nečistého ducha a zmínil také uzdravení ženy. Pán tedy přišel uzdravovat obě pohlaví, dříve však musel být uzdraven ten, kdo byl dříve stvořen, a zároveň nesměla být opomenuta ta, která zhřešila spíše nestálostí ducha než v zlobě. </text:span></text:p>
          </table:table-cell>
        </table:table-row>
        <table:table-row table:style-name="Tabulka1.118">
          <table:table-cell table:style-name="Tabulka1.A1" office:value-type="string">
            <text:p text:style-name="P52">Lectio <text:span text:style-name="T129">ij</text:span>.</text:p>
            <text:p text:style-name="P163"><text:span text:style-name="T1065">Sábbato</text:span> medicínæ Domínicæ ópera cœpta signíficat, ut inde nova creatúra <text:span text:style-name="T578">cœperit</text:span>, ubi vetus creatúra ante desívit: nec sub lege esse Dei Fílium, sed supra legem in ipso princípio designáret: nec solvi legem, sed impléri. Neque enim per legem, sed verbo factus est mundus, sicut légimus: Verbo Dómini cœli firmáti sunt. Non sólvitur ergo lex, sed implétur: ut fiat renovátio hóminis jam labéntis. Unde et Apóstolus ait: Exspoliántes vos véterem hóminem, indúite novum, qui secúndum Deum creátus est.</text:p>
            <text:p text:style-name="P82"><text:soft-page-break/></text:p>
          </table:table-cell>
          <table:table-cell table:style-name="Tabulka1.A1" office:value-type="string">
            <text:p text:style-name="P37"/>
            <text:p text:style-name="P346"><text:span text:style-name="T1065">Pán</text:span> začal uzdravovat v sobotu. Tím chtěl ukázat, že nové stvoření začíná tam, kde staré stvoření skončilo, a že Syn Boží již nepodléhá zákonu. Ale již na začátku řekl o zákonu, že jej nepřišel zrušit, ale naplnit. Svět totiž nebyl stvořen zákonem, ale slovem, jak čteme: „Slovem Páně jsou stvořena nebesa.“ Zákon tedy nebude zrušen, ale naplněn, aby došlo k obnovení člověka, který je již na pokraji pádu. Proto i <text:span text:style-name="T1332">A</text:span>poštol říká: „Odložte starého člověka a oblečte nového, který je stvořen podle Boha.“ </text:p>
          </table:table-cell>
        </table:table-row>
        <table:table-row table:style-name="Tabulka1.119">
          <table:table-cell table:style-name="Tabulka1.A1" office:value-type="string">
            <text:p text:style-name="P52">Lectio <text:span text:style-name="T129">ii</text:span>j.</text:p>
            <text:p text:style-name="P179"><text:span text:style-name="T1065">Et</text:span> bene <text:span text:style-name="T578">S</text:span>ábbato cœpit, ut ipsum se osténderet Creatórem, qui ópera opéribus intéxeret, et prosequerétur opus, quod ipse jam <text:span text:style-name="T578">cœperat</text:span>: ut si domum faber renováre dispónat, non a fundaméntis, sed a culmínibus íncipit sólvere vetustátem. Itaque ibi prius manum ádmovet, ubi ante desíerat: deínde a minóribus íncipit, ut ad majóra pervéniat. Liberáre a dæmone et hómines, sed in verbo Dei possunt: resurrectiónem mórtuis imperáre, divínæ solíus est potestátis.</text:p>
            <text:p text:style-name="P157"/>
          </table:table-cell>
          <table:table-cell table:style-name="Tabulka1.A1" office:value-type="string">
            <text:p text:style-name="P37"/>
            <text:p text:style-name="P227"><text:span text:style-name="T810">A správně začal v sobotu, aby ukázal, že on sám je Stvořitel</text:span><text:span text:style-name="T745">, </text:span><text:span text:style-name="T810">který své skutky navzájem proplétá a pokračuje v dílu, které sám již dříve započal. Jako když ř</text:span><text:span text:style-name="T809">emeslník</text:span><text:span text:style-name="T810"> chce přestavět dům, nezačíná od základů, ale odstraňuje staré části odshora. Tak tedy při</text:span><text:span text:style-name="T371">loží</text:span><text:span text:style-name="T810"> ruku k dílu tam, kde předtím přestal. Pak začne od menších věcí, aby se dostal k větším. Osvobozovat od zlých duchů mohou i lidé, třebaže pouze slovem Božím. Přikázat mrtvým, aby byli vzkříšeni, to je však vyhrazeno pouze božské moci. </text:span></text:p>
          </table:table-cell>
        </table:table-row>
        <table:table-row table:style-name="Tabulka1.120">
          <table:table-cell table:style-name="Tabulka1.A1" table:number-columns-spanned="2" office:value-type="string">
            <text:p text:style-name="P30">Feria <text:span text:style-name="T578">Sexta</text:span></text:p>
            <text:p text:style-name="P48"><text:span text:style-name="T184">Infra hebdomadam tertiam Quadragesimæ</text:span>.</text:p>
          </table:table-cell>
          <table:covered-table-cell/>
        </table:table-row>
        <table:table-row table:style-name="Tabulka1.121">
          <table:table-cell table:style-name="Tabulka1.A1" office:value-type="string">
            <text:p text:style-name="P74"><text:span text:style-name="T32">Léctio sancti Evangélii secúndum </text:span><text:span text:style-name="T42">Joánnem</text:span><text:span text:style-name="T32">.</text:span><text:span text:style-name="T11"> </text:span></text:p>
            <text:p text:style-name="P52">Lectio <text:span text:style-name="T129">j</text:span>. Cap. <text:span text:style-name="T578">4</text:span>.</text:p>
            <text:p text:style-name="P149"><text:span text:style-name="T1065">In</text:span> illo témpore: Venit Jesus in civitátem Samaríæ, quæ dícitur Sichar: juxta prædium, quod dedit Jacob Joseph fílio suo. Et réliqua.</text:p>
            <text:p text:style-name="P82"/>
            <text:p text:style-name="P78"><text:span text:style-name="T1028">Homilía sancti </text:span><text:span text:style-name="T1030">A</text:span><text:span text:style-name="T1031">ugustín</text:span><text:span text:style-name="T1030">i Epíscopi</text:span><text:span text:style-name="T32">.</text:span></text:p>
            <text:p text:style-name="P54">Tract. 15. in Joánnem.</text:p>
            <text:p text:style-name="P162"><text:span text:style-name="T1065">Jam</text:span> incípiunt mystéria. Non enim frustra fatigátur Jesus: non enim frustra fatigátur virtus Dei: non enim frustra fatigátur, per quem fatigáti recreántur: non enim frustra fatigátur, quo deserénte fatigámur, quo præsénte firmámur. Fatigátur tamen Jesus, et fatigátur ab itínere, et sedet, et juxta púteum sedet, et hora sexta fatigátus sedet. Omnia ista ínnuunt áliquid, indicáre volunt áliquid, <text:span text:style-name="T579">inténtos nos fáciunt</text:span>: ut pulsémus, hortántur. <text:span text:style-name="T73">Ipse ergo apériat et nobis et vobis, qui dignátus est ita hortári, ut díceret: Pulsáte, et aperiétur vobis.</text:span></text:p>
            <text:p text:style-name="P82"/>
          </table:table-cell>
          <table:table-cell table:style-name="Tabulka1.A1" office:value-type="string">
            <text:p text:style-name="P37"/>
            <text:p text:style-name="P37"/>
            <text:p text:style-name="P194"><text:span text:style-name="T1068">Z</text:span><text:span text:style-name="T1067">a</text:span><text:span text:style-name="T583"> onoho času </text:span><text:span text:style-name="T677">přišel Ježíš do samařského města, které se jmenuje Sichar: poblíž země, kterou dal Jákob Josefovi, svému synu</text:span><text:span text:style-name="T583">. A ostatní.</text:span></text:p>
            <text:p text:style-name="P39"/>
            <text:p text:style-name="P39"/>
            <text:p text:style-name="P39"/>
            <text:p text:style-name="P273"><text:span text:style-name="T1124">Zde</text:span><text:span text:style-name="T811"> začínají tajemství. Ježíš totiž není unaven jen tak, neboť Boží moc se neunaví jen tak. Nadarmo se neunavil ten, skrze nějž unavení jsou občerstvováni, nadarmo se neunavil ten, kterého když opustíme, sami jsme unaveni, ale když jsme s ním, sil se nám zas</text:span><text:span text:style-name="T808">e</text:span><text:span text:style-name="T811"> dostane. </text:span><text:span text:style-name="T371">Z</text:span><text:span text:style-name="T811">naven je tedy Ježíš, a je znaven cestou. Usedl, a usedl u studny, a v poledne znaven usedl. Všechny tyto věci něco naznačují, chtějí nám něco ukázat, upozorňují nás: povzbuzují nás, abychom klepali. </text:span><text:span text:style-name="T1014">On sám totiž otevře nám i vám, </text:span><text:span text:style-name="T946">Pán</text:span><text:span text:style-name="T1014">, který ráčil takto nás povzbuzovat: „Klepejte, a bude vám otevřeno.“</text:span></text:p>
          </table:table-cell>
        </table:table-row>
        <table:table-row table:style-name="Tabulka1.122">
          <table:table-cell table:style-name="Tabulka1.A1" office:value-type="string">
            <text:p text:style-name="P52">Lectio <text:span text:style-name="T129">ij</text:span>.</text:p>
            <text:p text:style-name="P163"><text:span text:style-name="T1065">Tibi</text:span> fatigátus est ab itínere Jesus. Invenímus virtútem Jesum, et invenímus infírmum Jesum: fortem, et infírmum: <text:span text:style-name="T579">f</text:span>ortem, quia in princípio erat Verbum, et Verbum erat apud Deum, et Deus erat Verbum: hoc erat in princípio apud Deum. Vis vidére quam iste Fílius Dei fortis sit? Omnia per ipsum facta sunt, et sine ipso factum est nihil: et sine labóre facta sunt. Quid ergo illo fórtius, per quem sine labóre facta sunt ómnia?</text:p>
            <text:p text:style-name="P82"/>
          </table:table-cell>
          <table:table-cell table:style-name="Tabulka1.A1" office:value-type="string">
            <text:p text:style-name="P37"/>
            <text:p text:style-name="P228"><text:span text:style-name="T1147">Kvůli</text:span><text:span text:style-name="T911"> tobě </text:span><text:span text:style-name="T912">byl </text:span><text:span text:style-name="T911">Ježíš </text:span><text:span text:style-name="T912">z</text:span><text:span text:style-name="T911">naven cestou. Viděli jsme Ježíše silného a viděli jsme i Ježíše slabého. Sil</text:span><text:span text:style-name="T913">­</text:span><text:span text:style-name="T911">ného i slabého. Silného, neboť na počátku bylo Slovo, a to Slovo bylo u Boha, a Bůh byl to Slovo. To bylo na počátku u Boha. Chceš vidět, jak moc byl tento Boží Syn silný? Všechno skrze něj povstalo a bez něj nepovstalo nic. A to všechno </text:span><text:span text:style-name="T912">bylo </text:span><text:span text:style-name="T911">stvořeno bez práce. Co je tedy silnější než </text:span><text:span text:style-name="T408">ten</text:span><text:span text:style-name="T911">, skrze nějž </text:span><text:span text:style-name="T912">bylo </text:span><text:span text:style-name="T911">bez práce stvořeno všechno?</text:span></text:p>
          </table:table-cell>
        </table:table-row>
        <table:table-row table:style-name="Tabulka1.123">
          <table:table-cell table:style-name="Tabulka1.A1" office:value-type="string">
            <text:p text:style-name="P52">Lectio <text:span text:style-name="T129">ii</text:span>j.</text:p>
            <text:p text:style-name="P179"><text:span text:style-name="T1065">Infírmum</text:span> vis nosse? Verbum caro factum est, et habitávit in nobis. Fortitúdo Christi te creávit: <text:soft-page-break/>infírmitas Christi te recreávit. Fortitúdo Christi fecit, ut quod non erat, esset: infírmitas Christi fecit, ut quod erat, non períret. Cóndidit nos fortitúdine sua, quæsívit nos infirmitáte sua.</text:p>
            <text:p text:style-name="P157"/>
          </table:table-cell>
          <table:table-cell table:style-name="Tabulka1.A1" office:value-type="string">
            <text:p text:style-name="P37"/>
            <text:p text:style-name="P318"><text:span text:style-name="T1065">Chceš</text:span> vědět, jak byl slabý? Slovo se stalo tělem, a přebývalo mezi námi. Síla Kristova tě stvořila, <text:soft-page-break/>slabost Kristova tě obnovila. Síla Kristova učinila, že to, co nebylo, povstalo. Slabost Kristova učinila, že to, co bylo, <text:span text:style-name="T1388">již </text:span>nezahyne. Stvořil nás svou silou, zachránil nás však svou slabostí. </text:p>
          </table:table-cell>
        </table:table-row>
        <table:table-row table:style-name="Tabulka1.124">
          <table:table-cell table:style-name="Tabulka1.A1" table:number-columns-spanned="2" office:value-type="string">
            <text:p text:style-name="P34">Sabbato</text:p>
            <text:p text:style-name="P48"><text:span text:style-name="T184">Infra hebdomadam tertiam Quadragesimæ</text:span>.</text:p>
          </table:table-cell>
          <table:covered-table-cell/>
        </table:table-row>
        <table:table-row table:style-name="Tabulka1.125">
          <table:table-cell table:style-name="Tabulka1.A1" office:value-type="string">
            <text:p text:style-name="P74"><text:span text:style-name="T32">Léctio sancti Evangélii secúndum </text:span><text:span text:style-name="T41">Joánnem</text:span><text:span text:style-name="T32">.</text:span><text:span text:style-name="T11"> </text:span></text:p>
            <text:p text:style-name="P52">Lectio <text:span text:style-name="T129">j</text:span>. Cap. <text:span text:style-name="T281">8</text:span>.</text:p>
            <text:p text:style-name="P149"><text:span text:style-name="T1065">In</text:span> illo témpore: Perréxit Jesus in montem Oliveti, et dilúculo íterum venit in templum. Et réliqua.</text:p>
            <text:p text:style-name="P82"/>
            <text:p text:style-name="P78"><text:span text:style-name="T1028">Homilía sancti </text:span><text:span text:style-name="T206">Augustíni</text:span><text:span text:style-name="T1030"> Epíscopi</text:span><text:span text:style-name="T32">.</text:span></text:p>
            <text:p text:style-name="P54">Tract. 33. in Joánnem.</text:p>
            <text:p text:style-name="P162"><text:span text:style-name="T1065">Jesus</text:span> perréxit in montem Olivéti, in montem fructuósum, in montem unguénti, in montem chrísmatis. Ubi enim decébat docére Christum, nisi in monte Olivéti? Christi enim nomen a chrísmate dictum est: chrisma autem Græce, Latine únctio nominátur. Ideo autem nos unxit, quia luctatóres contra diábolum fecit.</text:p>
            <text:p text:style-name="P82"/>
          </table:table-cell>
          <table:table-cell table:style-name="Tabulka1.A1" office:value-type="string">
            <text:p text:style-name="P37"/>
            <text:p text:style-name="P37"/>
            <text:p text:style-name="P194"><text:span text:style-name="T1068">Z</text:span><text:span text:style-name="T1067">a</text:span><text:span text:style-name="T583"> onoho času </text:span><text:span text:style-name="T678">odebral se</text:span><text:span text:style-name="T583"> Ježíš </text:span><text:span text:style-name="T678">na Horu Olive</text:span><text:span text:style-name="T734">t</text:span><text:span text:style-name="T678">skou a </text:span><text:span text:style-name="T378">za úsvitu</text:span><text:span text:style-name="T678"> opět </text:span><text:span text:style-name="T378">při</text:span><text:span text:style-name="T678">šel do chrámu</text:span><text:span text:style-name="T583">. A ostatní.</text:span></text:p>
            <text:p text:style-name="P39"/>
            <text:p text:style-name="P39"/>
            <text:p text:style-name="P39"/>
            <text:p text:style-name="P274"><text:span text:style-name="T1125">Ježíš</text:span><text:span text:style-name="T678"> se odebral na horu Olivetskou, na horu </text:span><text:span text:style-name="T371">plodnou</text:span><text:span text:style-name="T678">, na horu pomazání, na horu křižma. Kde jinde by se </text:span><text:span text:style-name="T812">hodilo více</text:span><text:span text:style-name="T678">, aby Kristus učil, než na hoře Olivetské? Říká se, že Kristovo jméno pochází od křižma, řecké slovo </text:span><text:span text:style-name="T243">χρῖσμα</text:span><text:span text:style-name="T241"> </text:span><text:span text:style-name="T242">(</text:span><text:span text:style-name="T1015">chrisma</text:span><text:span text:style-name="T913">)</text:span><text:span text:style-name="T1015"> </text:span><text:span text:style-name="T947">totiž česky znamená mast. Proto nás tedy pomazal, </text:span><text:span text:style-name="T427">neboť </text:span><text:span text:style-name="T947">z nás učinil bojovníky proti ďáblovi.</text:span></text:p>
          </table:table-cell>
        </table:table-row>
        <table:table-row table:style-name="Tabulka1.126">
          <table:table-cell table:style-name="Tabulka1.A1" office:value-type="string">
            <text:p text:style-name="P52">Lectio <text:span text:style-name="T129">ij</text:span>.</text:p>
            <text:p text:style-name="P163"><text:span text:style-name="T1065">Intellegámus</text:span>, fratres, admirábilem mansuetúdinem in Dómino fuísse. Animadvertérunt eum nímium esse mitem, nímium esse mansuétum. De illo quippe fúerat ante prædíctum: Accíngere gládio tuo circa femur tuum, potentíssime. Spécie tua et pulchritúdine tua inténde, próspere procéde, et regna: propter veritátem, et mansuetúdinem, et justítiam. </text:p>
            <text:p text:style-name="P82"/>
          </table:table-cell>
          <table:table-cell table:style-name="Tabulka1.A1" office:value-type="string">
            <text:p text:style-name="P37"/>
            <text:p text:style-name="P229"><text:span text:style-name="T1148">Vězme</text:span><text:span text:style-name="T914">, bratři, že v Pánu přebývala obdivuhodná </text:span><text:span text:style-name="T408">laskavost</text:span><text:span text:style-name="T914">. Oni </text:span><text:span text:style-name="T915">si všimli, že je velmi </text:span><text:span text:style-name="T408">mírný</text:span><text:span text:style-name="T915"> a velmi </text:span><text:span text:style-name="T408">laskavý</text:span><text:span text:style-name="T915">. </text:span><text:span text:style-name="T408">J</text:span><text:span text:style-name="T915">iž dříve však </text:span><text:span text:style-name="T408">o</text:span><text:span text:style-name="T915"> něm bylo předpovězeno: „Opásej mečem svá bedra, hrdino, </text:span><text:span text:style-name="T913">a</text:span><text:span text:style-name="T915"> vyjeď ve své kráse a velebnosti, úspěšně </text:span><text:span text:style-name="T408">postupuj</text:span><text:span text:style-name="T915"> vpřed a panuj, pro pravdu, pro </text:span><text:span text:style-name="T913">laskavost a </text:span><text:span text:style-name="T915">právo utlačova</text:span><text:span text:style-name="T954">­</text:span><text:span text:style-name="T915">ných, a </text:span><text:span text:style-name="T913">pro </text:span><text:span text:style-name="T915">spravedlnost.“ </text:span></text:p>
          </table:table-cell>
        </table:table-row>
        <table:table-row table:style-name="Tabulka1.127">
          <table:table-cell table:style-name="Tabulka1.A1" office:value-type="string">
            <text:p text:style-name="P52">Lectio <text:span text:style-name="T129">ii</text:span>j.</text:p>
            <text:p text:style-name="P179"><text:span text:style-name="T1065">Ergo</text:span> áttulit veritátem ut doctor, mansuetúdinem ut liberátor, justítiam ut cógnitor. Propter hæc eum esse regnatúrum in Spíritu Sancto <text:span text:style-name="T286">P</text:span>rophéta prædíxerat. Cum loquerétur, véritas agnoscebátur: cum advérsus inimícos non moverétur, mansuetúdo laudabátur. Cum ergo de duóbus istis, id est, de veritáte et mansuetúdine ejus, inimíci livóre et invídia torqueréntur; in tértio, id est justítia, scándalum posuérunt.</text:p>
            <text:p text:style-name="P157"/>
          </table:table-cell>
          <table:table-cell table:style-name="Tabulka1.A1" office:value-type="string">
            <text:p text:style-name="P37"/>
            <text:p text:style-name="P227"><text:span text:style-name="T1099">Přinesl</text:span><text:span text:style-name="T744"> nám tedy pravdu jako učitel, </text:span><text:span text:style-name="T344">laskavost</text:span><text:span text:style-name="T744"> jako osvoboditel, spravedlnost jako ten, kdo ji zná. Proto </text:span><text:span text:style-name="T371">P</text:span><text:span text:style-name="T744">rorok předpověděl, že bude vládnout v Duchu Svatém. Když Pán mluvil, lidé poznávali pravdu. Když se nepostavil svým nepřátelům, chválili jeho </text:span><text:span text:style-name="T344">laskavost</text:span><text:span text:style-name="T744">. Když pak kvůli těmto dvěma vlastnostem, tedy kvůli jeho pravdě a </text:span><text:span text:style-name="T344">laskavosti</text:span><text:span text:style-name="T744">, jeho nepřátelé pukali vztekem a závistí, dali tím průchod jeho třetí vlastnosti, spravedlnosti.</text:span><text:span text:style-name="T745"> </text:span></text:p>
          </table:table-cell>
        </table:table-row>
        <table:table-row table:style-name="Tabulka1.128">
          <table:table-cell table:style-name="Tabulka1.A1" table:number-columns-spanned="2" office:value-type="string">
            <text:p text:style-name="P96"><text:span text:style-name="T16">D</text:span><text:span text:style-name="T1055">ominica </text:span><text:span text:style-name="T1058">i</text:span><text:span text:style-name="T1060">v</text:span><text:span text:style-name="T1057">.</text:span></text:p>
            <text:p text:style-name="P50">in <text:span text:style-name="T144">Quadr</text:span>agesima.</text:p>
          </table:table-cell>
          <table:covered-table-cell/>
        </table:table-row>
        <table:table-row table:style-name="Tabulka1.129">
          <table:table-cell table:style-name="Tabulka1.A1" office:value-type="string">
            <text:p text:style-name="P98">In I. Nocturno</text:p>
            <text:p text:style-name="P99">De libro Exodi.</text:p>
            <text:p text:style-name="P63">Lectio j. <text:span text:style-name="T1234">Cap. 3.</text:span></text:p>
            <text:p text:style-name="P361"><text:soft-page-break/><text:span text:style-name="T1065">Móyses</text:span> autem pascébat oves Jethro sóceri sui sacerdótis Mádian: cumque minásset gregem ad interióra desérti, venit ad montem Dei Horeb. Apparuítque ei Dóminus in flamma ignis de médio rubi: et vidébat quod rubus ardéret, et non comburerétur. Dixit ergo Moyses: Vadam, et vidébo visiónem hanc magnam, quare non comburátur rubus. </text:p>
            <text:p text:style-name="P361"/>
          </table:table-cell>
          <table:table-cell table:style-name="Tabulka1.A1" office:value-type="string">
            <text:p text:style-name="P7"/>
            <text:p text:style-name="P7"/>
            <text:p text:style-name="P7"/>
            <text:p text:style-name="P389"><text:soft-page-break/><text:span text:style-name="T1065">Mojžíš</text:span> pásal ovce Jetra, svého tchána, kněze m<text:span text:style-name="T1249">i</text:span>d<text:span text:style-name="T1249">j</text:span>anského. Když <text:span text:style-name="T73">jednou</text:span> zahnal stádo hlouběji do pouště, přišel k Boží hoře <text:span text:style-name="T1249">Ch</text:span>orebu. Tam se mu zjevil Hospodin v plameni ohně, <text:span text:style-name="T73">šlehajícího</text:span> z<text:span text:style-name="T1249">e</text:span> <text:span text:style-name="T1249">středu</text:span> keře; a viděl, že keř hoří, avšak <text:span text:style-name="T1249">není spalován</text:span>. Řekl <text:span text:style-name="T73">si</text:span> tedy Mojžíš: „Půjdu a ohledám t<text:span text:style-name="T1249">o</text:span>to veliké zjev<text:span text:style-name="T1249">ení</text:span>, proč <text:span text:style-name="T1249">není spalován ten </text:span>keř.“</text:p>
          </table:table-cell>
        </table:table-row>
        <table:table-row table:style-name="Tabulka1.130">
          <table:table-cell table:style-name="Tabulka1.A1" office:value-type="string">
            <text:p text:style-name="P63">Lectio ij.</text:p>
            <text:p text:style-name="P183">C<text:span text:style-name="T1065">ernens</text:span> autem Dóminus quod pérgeret ad vidéndum, vocávit eum de médio rubi, et ait: Móyses, Móyses. Qui respondit: Adsum. At ille: Ne apprópies, inquit, huc: solve calceaméntum de pedibus tuis: locus enim, in quo stas, terra sancta est. Et ait: Ego sum Deus patris tui, Deus Abraham: Deus Isaac et Deus Jacob. Abscóndit Móyses fáciem suam: non enim audébat aspícere contra Deum. </text:p>
            <text:p text:style-name="P103"/>
          </table:table-cell>
          <table:table-cell table:style-name="Tabulka1.A1" office:value-type="string">
            <text:p text:style-name="P22"/>
            <text:p text:style-name="P373"><text:span text:style-name="T1065">Hospodin</text:span> však vidě<text:span text:style-name="T1249">l</text:span>, že jde, aby ohledal <text:span text:style-name="T1249">to </text:span>zjev<text:span text:style-name="T1249">ení</text:span>, <text:span text:style-name="T1249">za</text:span>volal ho z<text:span text:style-name="T1249">e středu</text:span> keře <text:span text:style-name="T1249">a pravil</text:span>: „Mojžíši, Mojžíši!“ On odpověděl: „<text:span text:style-name="T1249">Zde</text:span> jsem.“ Hospodin pra<text:span text:style-name="T1389">­</text:span>vil: „Nepřibližuj se sem; zuj obuv <text:span text:style-name="T1249">ze</text:span> svých nohou, neboť místo, na <text:span text:style-name="T1249">kterém</text:span> stojíš, je půda svatá.“ A pokračoval: „Já jsem Bůh tvého otce, Bůh Ab<text:span text:style-name="T1412">­</text:span>rahamův, Bůh Isákův a Bůh Jakobův.“ Mojžíš zakryl svo<text:span text:style-name="T1249">u</text:span> tvář, neboť <text:span text:style-name="T1249">se </text:span>neo<text:span text:style-name="T1249">dvážil</text:span> na Boha <text:span text:style-name="T1249">ani </text:span>pohlédnout.</text:p>
          </table:table-cell>
        </table:table-row>
        <table:table-row table:style-name="Tabulka1.131">
          <table:table-cell table:style-name="Tabulka1.A1" office:value-type="string">
            <text:p text:style-name="P63">Lectio iij.</text:p>
            <text:p text:style-name="P183">C<text:span text:style-name="T1065">u</text:span><text:span text:style-name="T1179">i</text:span> ait Dóminus: Vidi afflictiónem pópuli mei in Ægypto, et clamórem ejus audívi propter durítiam eórum, qui praesunt opéribus: et sciens dolórem ejus, descéndi ut líberem eum de mánibus Ægyptiórum, et edúcam de terra illa in terram bonam, et spatiósam, in terram quæ fluit lacte et melle, ad loca Chananæi, et Hethæi, et Amorrhæi, et Pherezæi, et Hevæi, et Jebusæi. </text:p>
            <text:p text:style-name="P26"/>
          </table:table-cell>
          <table:table-cell table:style-name="Tabulka1.A1" office:value-type="string">
            <text:p text:style-name="P22"/>
            <text:p text:style-name="P377"><text:span text:style-name="T1065">Hospodin</text:span> mu pravil: „Viděl jsem utrpení <text:span text:style-name="T1249">sv</text:span>ého lidu v Egyptě a slyšel jsem jeho křik pro krutost dozorců nad pracemi; ano, znám jeho bolest. <text:span text:style-name="T1249">Proto </text:span>jsem <text:span text:style-name="T1249">s</text:span>estoupil, abych ho vysvobodil z moci Egyp<text:span text:style-name="T1389">­</text:span>ťanů, a vyvedl z té země do země krásné a <text:span text:style-name="T1249">rozlehlé</text:span>, do země, která <text:span text:style-name="T1249">oplývá</text:span> mlékem a medem, do sídel Kanaanských, Hetských, Amorrhejských, Ferezejských, Hevejských a Jebusejských.“</text:p>
          </table:table-cell>
        </table:table-row>
        <table:table-row table:style-name="Tabulka1.132">
          <table:table-cell table:style-name="Tabulka1.A1" office:value-type="string">
            <text:p text:style-name="P63">Lectio i<text:span text:style-name="T1235">v</text:span>.</text:p>
            <text:p text:style-name="P183">C<text:span text:style-name="T1065">lam</text:span><text:span text:style-name="T1179">o</text:span><text:span text:style-name="T1065">r</text:span> ergo filiórum Israël venit ad me: vidíque afflictiónem eórum, qua ab Ægyptiis opprimúntur. Sed veni, et mittam te ad Pharaónem, ut edúcas pópulum meum, fílios Israël de Ægypto. Dixítque Móyses ad Deum: Quis sum ego ut vadam ad Pharaónem, et edúcam fílios Israël de Ægypto? Qui dixit ei: Ego ero tecum: et hoc habébis signum, quod míserim te: cum edúxeris pópulum meum de Ægypto, immolábis Deo super montem istum. </text:p>
            <text:p text:style-name="P26"/>
          </table:table-cell>
          <table:table-cell table:style-name="Tabulka1.A1" office:value-type="string">
            <text:p text:style-name="P22"/>
            <text:p text:style-name="P230"><text:span text:style-name="T1215">Nářek</text:span><text:span text:style-name="T1272"> </text:span><text:span text:style-name="T1273">synů Israel</text:span><text:span text:style-name="T1274">e</text:span><text:span text:style-name="T1273"> přišel ke mně a viděl jsem jejich útrapy, kterými je Egypťané utlačují. Pojď tedy, pošlu tě k </text:span><text:span text:style-name="T1272">F</text:span><text:span text:style-name="T1273">araonovi, abys vyvedl můj lid, syny </text:span><text:span text:style-name="T1274">i</text:span><text:span text:style-name="T1273">srael</text:span><text:span text:style-name="T1274">ské</text:span><text:span text:style-name="T1273">, z Egypta.“ Mojžíš pravil Bohu: „Kdo jsem já, bych šel k </text:span><text:span text:style-name="T453">F</text:span><text:span text:style-name="T1273">araonovi a vyvedl syny </text:span><text:span text:style-name="T1274">i</text:span><text:span text:style-name="T1273">srael</text:span><text:span text:style-name="T1275">ské</text:span><text:span text:style-name="T1273"> z Egypta?“ Bůh mu řekl: „Já budu s tebou; a </text:span><text:span text:style-name="T1275">toto ti bude </text:span><text:span text:style-name="T1273">znamením, že jsem tě poslal: Až vyvedeš můj lid z Egypta, budeš obětovat Bohu na této hoře.“</text:span></text:p>
            <text:p text:style-name="P143"><text:span text:style-name="T1276">(</text:span><text:span text:style-name="T1311">Hejčl , </text:span><text:span text:style-name="T1312">upraveno</text:span><text:span text:style-name="T1319">)</text:span></text:p>
          </table:table-cell>
        </table:table-row>
        <table:table-row table:style-name="Tabulka1.133">
          <table:table-cell table:style-name="Tabulka1.A1" office:value-type="string">
            <text:p text:style-name="P122">In II. Nocturno</text:p>
            <text:p text:style-name="P106">Sermo sancti Basílii Magni.</text:p>
            <text:p text:style-name="P107"><text:span text:style-name="T2">Homil. 1. de </text:span><text:span text:style-name="T3">J</text:span><text:span text:style-name="T2">ejúnio.</text:span></text:p>
            <text:p text:style-name="P47"><text:bookmark-start text:name="__DdeLink__2400_167314470911311111111"/><text:span text:style-name="T7">Lectio</text:span><text:bookmark-end text:name="__DdeLink__2400_167314470911311111111"/><text:span text:style-name="T7"> v. </text:span></text:p>
            <text:p text:style-name="P181"><text:span text:style-name="T1065">Móysen</text:span> per jejúnium nóvimus in montem ascendísse: neque enim áliter ausus esset vérticem fumántem adíre, atque in calíginem íngredi, nisi jejúnio munítus. Per jejúnium mandáta digito Dei in tábulis conscrípta suscépit. Item supra montem jej<text:span text:style-name="T288">ú</text:span>nium legis latæ concili<text:span text:style-name="T288">á</text:span>tor fuit: inférius vero, gula ad idololatríam pópulum <text:soft-page-break/>dedúxit, ac contaminávit. Sedit, inquit, pópulus manducare et bíbere, et surrexérunt lúdere. </text:p>
            <text:p text:style-name="P42"/>
          </table:table-cell>
          <table:table-cell table:style-name="Tabulka1.A1" office:value-type="string">
            <text:p text:style-name="P125"><text:s/></text:p>
            <text:p text:style-name="P37"/>
            <text:p text:style-name="P37"/>
            <text:p text:style-name="P37"/>
            <text:p text:style-name="P275"><text:span text:style-name="T1076">Víme</text:span><text:span text:style-name="T632">, že Mojžíš se postil, když vystupoval na horu. Ani by se jinak neodvážil vystoupit na </text:span><text:span text:style-name="T633">oblakem</text:span><text:span text:style-name="T632"> zahalený vrchol </text:span><text:span text:style-name="T634">a vstoupit do temnoty, </text:span><text:span text:style-name="T345">kdy</text:span><text:span text:style-name="T634">by nebyl chráněn postem. Postil se, když přijímal přikázání napsaná prstem Božím na tabulky. Také na vrcholku hory byl půst rádcem </text:span><text:span text:style-name="T372">vyneseného</text:span><text:span text:style-name="T634"> zákona, zatímco dole hrdlo přivedlo lid </text:span><text:soft-page-break/><text:span text:style-name="T634">k modloslužbě a poskvrnilo jej. Je psáno: „lid se posadil, aby jedl a pil, pak vstal, aby se bavil.“</text:span></text:p>
          </table:table-cell>
        </table:table-row>
        <table:table-row table:style-name="Tabulka1.134">
          <table:table-cell table:style-name="Tabulka1.A1" office:value-type="string">
            <text:p text:style-name="P60">Lectio vj.</text:p>
            <text:p text:style-name="P367"><text:span text:style-name="T1065">Quadragínta</text:span> diérum labórem ac perseverántiam, Dei servo contínuo jejunánte ac oránte, una tantum pópuli ebríetas cassam irritámque réddidit. Quas enim tábulas Dei dígito conscríptas jejúnium accépit, has ebríetas contrívit: Prophéta sanctíssimo indígnum existimánte, vinoléntum pópulum a Deo legem accípere. Uno témporis moménto ob gulam pópulus ille per máxima prodígia Dei cultum edóctus, in Ægyptíacam idololatríam turpíssime devolútus est. </text:p>
            <text:p text:style-name="P113"/>
          </table:table-cell>
          <table:table-cell table:style-name="Tabulka1.A1" office:value-type="string">
            <text:p text:style-name="P37"/>
            <text:p text:style-name="P231"><text:span text:style-name="T1133">Čtyřicet</text:span><text:span text:style-name="T843"> dnů </text:span><text:span text:style-name="T844">v ú</text:span><text:span text:style-name="T845">trapách</text:span><text:span text:style-name="T844"> a vytrvalosti se Boží služebník neustále postil a modlil, a</text:span><text:span text:style-name="T845">však</text:span><text:span text:style-name="T844"> </text:span><text:span text:style-name="T845">pouze </text:span><text:span text:style-name="T844">jed</text:span><text:span text:style-name="T845">i</text:span><text:span text:style-name="T844">né opilství lidu to vše obrátilo vniveč. </text:span><text:span text:style-name="T845">Zatímco </text:span><text:span text:style-name="T409">p</text:span><text:span text:style-name="T844">ůst </text:span><text:span text:style-name="T409">získal </text:span><text:span text:style-name="T844">tyto tabulky prstem Božím napsané, opilství je zničilo. Prorok totiž uznal, že lid opilý vínem není hoden přijmout zákon od přesvatého Boha. V jedné chvíli se onen lid, který se naučil ctíti Boha skrze ty největší Boží zázraky, kvůli svému hrdlu zcela proradně obrátil k egyptské modloslužbě. </text:span></text:p>
          </table:table-cell>
        </table:table-row>
        <table:table-row table:style-name="Tabulka1.135">
          <table:table-cell table:style-name="Tabulka1.A1" office:value-type="string">
            <text:p text:style-name="P60">Lectio vij.</text:p>
            <text:p text:style-name="P369"><text:span text:style-name="T1065">Ex</text:span> quo si utrúmque simul cónferas, vidére licet, jejúnium ad Deum dúcere, delícias vero salútem pérdere. Quid Esaü inquinávit, servúmque fratris réddidit? nonne esca una, propter quam primogénita véndidit? Samuélem vero nonne per jejúnium orátio largíta est matri? Quid fortíssimum Samsónem inexpugnábilem réddidit? nonne jejúnium, cum quo in matris ventre concéptus est? Jejúnium concépit, jejúnium nutrívit, jejúnium virum effécit.</text:p>
            <text:p text:style-name="P43"/>
          </table:table-cell>
          <table:table-cell table:style-name="Tabulka1.A1" office:value-type="string">
            <text:p text:style-name="P37"/>
            <text:p text:style-name="P304"><text:span text:style-name="T1180">Když</text:span><text:span text:style-name="T289"> se podíváme na obě události, je třeba si uvědomit, že </text:span><text:span text:style-name="T1390">zatímco </text:span><text:span text:style-name="T289">půst vede k Bohu, skrze potěšení</text:span> <text:span text:style-name="T289">ztrácíme spásu. Čím byl Ezau poskvrněn, že se stal služebníkem svého bratra? Nebyl to snad jediný pokrm, kterým prodal své prvorozenství? Nedal pak Bůh Samuela jeho matce, když díky postu vyslyšel její modlitbu? A co dalo nejsilnějšímu muži Samsonovi jeho neporazitelnost? Nebyl to půst, během něhož byl v lůně matky počat? Půst počal, půst živil, půst zrodil muže.</text:span></text:p>
          </table:table-cell>
        </table:table-row>
        <table:table-row table:style-name="Tabulka1.136">
          <table:table-cell table:style-name="Tabulka1.A1" office:value-type="string">
            <text:p text:style-name="P60">Lectio viij.</text:p>
            <text:p text:style-name="P369"><text:span text:style-name="T1065">Jejúnium</text:span> Elíam magnæ visiónis spectatórem fecit: quadragínta namque diérum jejúnio cum ánimam purgásset, in spelúnca méruit, quantum fas est hómini, Deum vidére. Móyses íterum legem accípiens, íterum jejúnia secútus est. Ninivítæ, nisi cum illis et bruta jejunássent, ruínæ minas nequáquam evasíssent. In desérto autem quorúmnam membra cecidérunt? nonne illórum, qui carnes appetivére?</text:p>
            <text:p text:style-name="P113"/>
          </table:table-cell>
          <table:table-cell table:style-name="Tabulka1.A1" office:value-type="string">
            <text:p text:style-name="P37"/>
            <text:p text:style-name="P305"><text:span text:style-name="T1065">Díky</text:span> postu obdržel Eliáš veliké vidění: neboť poté, co čtyřicetidenním postem očistil svou duši, mu v jeskyni bylo dáno, jak jen <text:span text:style-name="T1390">to lze </text:span><text:span text:style-name="T1250">pouhému </text:span>člověku, uzřít<text:span text:style-name="T292">i</text:span> Boha. <text:span text:style-name="T290">Když Mojžíš znov</text:span><text:span text:style-name="T1390">u</text:span><text:span text:style-name="T290"> přijímal zákon, znov</text:span><text:span text:style-name="T1390">u</text:span><text:span text:style-name="T290"> se postil. Obyvatelé Ninive, pokud by se spolu se svými zvířaty byli nepostili, nikdy by se pak nevyhnuli splnění hrozeb zničení. Na poušti také někteří padli. Nebyli to snad ti, kteří žádali maso? </text:span></text:p>
          </table:table-cell>
        </table:table-row>
        <table:table-row table:style-name="Tabulka1.137">
          <table:table-cell table:style-name="Tabulka1.A1" office:value-type="string">
            <text:p text:style-name="P122">In III. Nocturno</text:p>
            <text:p text:style-name="P76"><text:span text:style-name="T32">Léctio sancti Evangélii secúndum </text:span><text:span text:style-name="T208">Joánnem</text:span><text:span text:style-name="T32">.</text:span><text:span text:style-name="T11"> </text:span></text:p>
            <text:p text:style-name="P52">Lectio ix. Cap. <text:span text:style-name="T287">6</text:span>.</text:p>
            <text:p text:style-name="P155"><text:span text:style-name="T1065">In</text:span> illo témpore: Ab<text:span text:style-name="T287">i</text:span>it Jesus trans mare Galilææ, quod est Tiberíadis: et sequebátur eum multitúdo magna, quia vidébant signa, quæ faciebat super his qui infirmabántur. Et réliqua.</text:p>
            <text:p text:style-name="P82"/>
            <text:p text:style-name="P84">Homilía sancti Augustíni Epíscopi.</text:p>
            <text:p text:style-name="P62">Tract. 24 in Joánnem.</text:p>
            <text:p text:style-name="P175"><text:span text:style-name="T1065">Mirácula</text:span>, quæ fecit Dóminus noster Jesus Christus, sunt quidem divína ópera, et ad intelligéndum Deum de visibílibus ádmonent humánam méntem. Quia enim ille non est ta<text:soft-page-break/>lis substántia, quæ vidéri óculis possit; et mirácula ejus, quibus totum mundum regit, universámque creatúram adminístrat, assiduitáte viluérunt, ita ut pene nemo dignétur atténdere ópera Dei mira et stupénda in quólibet séminis grano: secúndum ipsam suam misericórdiam, servávit sibi quædam, quæ fáceret opportúno témpore præter usitátum cursum ordinémque natúræ; ut non majóra, sed insólita vidéndo stupérent, quibus quotidiána vilúerant.</text:p>
            <text:p text:style-name="P82"/>
          </table:table-cell>
          <table:table-cell table:style-name="Tabulka1.A1" office:value-type="string">
            <text:p text:style-name="P37"/>
            <text:p text:style-name="P37"/>
            <text:p text:style-name="P37"/>
            <text:p text:style-name="P194"><text:span text:style-name="T1085">Z</text:span><text:span text:style-name="T1067">a</text:span><text:span text:style-name="T583"> onoho času </text:span><text:span text:style-name="T679">odešel </text:span><text:span text:style-name="T657">Ježíš na druhý břeh Tiberiadského </text:span><text:span text:style-name="T704">moře</text:span><text:span text:style-name="T657"> v Galileji</text:span><text:span text:style-name="T679">: a následovalo jej velké množství lidí, neboť viděli znamení, která činil nad těmi, </text:span><text:span text:style-name="T373">kteří</text:span><text:span text:style-name="T679"> byli nemocní</text:span><text:span text:style-name="T657">. A ostatní.</text:span></text:p>
            <text:p text:style-name="P37"/>
            <text:p text:style-name="P37"/>
            <text:p text:style-name="P37"/>
            <text:p text:style-name="P276"><text:span text:style-name="T1100">Zázraky</text:span><text:span text:style-name="T746">, které konal náš Pán Ježíš Kristus, jsou totiž božské </text:span><text:span text:style-name="T704">skutky</text:span><text:span text:style-name="T746">, </text:span><text:span text:style-name="T704">které</text:span><text:span text:style-name="T746"> lidskou mysl učí poznávat Boha </text:span><text:span text:style-name="T704">z</text:span><text:span text:style-name="T746"> věcí viditelných. </text:span><text:span text:style-name="T747">Bůh totiž není takové podstaty, aby se dal spatřit očima. </text:span><text:soft-page-break/><text:span text:style-name="T747">A jeho zázraky, </text:span><text:span text:style-name="T345">jimiž</text:span><text:span text:style-name="T747"> ovládá celý svět a provádí je na v</text:span><text:span text:style-name="T813">e</text:span><text:span text:style-name="T747">š</text:span><text:span text:style-name="T813">kerém</text:span><text:span text:style-name="T747"> svém stvoření, se svou všudypřítomností staly tak běžnými, že se </text:span><text:span text:style-name="T345">téměř</text:span><text:span text:style-name="T747"> nikdo neobtěžuje pohledět na tak podivuhodné a překvapivé skutky Boží třeba v </text:span><text:span text:style-name="T345">každém</text:span><text:span text:style-name="T747"> semínku. Ve svém milosrdenství Bůh zařídil, aby se některé věci stávaly v příhodný čas, mimo obvyklý řád přírody, aby lidé uzřeli n</text:span><text:span text:style-name="T345">ikoliv</text:span><text:span text:style-name="T747"> velké, ale neobvyklé věci, a byli </text:span><text:span text:style-name="T748">tím </text:span><text:span text:style-name="T747">vyvedeni z míry, neboť věci, které vidí každý den, se jim staly bezcenné.</text:span></text:p>
          </table:table-cell>
        </table:table-row>
        <table:table-row table:style-name="Tabulka1.138">
          <table:table-cell table:style-name="Tabulka1.A1" office:value-type="string">
            <text:p text:style-name="P52">Lectio x.</text:p>
            <text:p text:style-name="P176"><text:span text:style-name="T1065">Majus</text:span> enim miráculum est gubernátio totíus mundi, quam saturátio quinque míllium hóminum de quinque pánibus. Et tamen hoc nemo mirátur: illud mirántur hómines, non quia majus est, sed quia rárum est. Quis enim et nunc pascit univérsum mundum, nisi ille, qui de paucis granis ségetes creat? </text:p>
            <text:p text:style-name="P82"/>
          </table:table-cell>
          <table:table-cell table:style-name="Tabulka1.A1" office:value-type="string">
            <text:p text:style-name="P37"/>
            <text:p text:style-name="P347"><text:span text:style-name="T1065">Větším</text:span> zázrakem je totiž ovládání celého světa, než nasycení pěti tisíc lidí z pěti chlebů. A přece to už nikoho nepřekvapuje. Lidé nejsou překvapeni tím, co je vel<text:span text:style-name="T293">i</text:span>ké, ale <text:span text:style-name="T293">tím, </text:span>co je vzácné. Kdo totiž i nyní pase celý svět, ne-li ten, <text:span text:style-name="T1251">který</text:span> <text:span text:style-name="T1251">z </text:span>mála zrnek vytváří setbu?</text:p>
          </table:table-cell>
        </table:table-row>
        <table:table-row table:style-name="Tabulka1.139">
          <table:table-cell table:style-name="Tabulka1.A1" office:value-type="string">
            <text:p text:style-name="P52">Lectio xj.</text:p>
            <text:p text:style-name="P177"><text:span text:style-name="T1065">Fecit</text:span> ergo quo modo Deus. Unde enim multíplicat de paucis granis ségetes, inde in mánibus suis multiplicávit quinque panes: potéstas enim erat in mánibus Christi. Panes autem illi quinque, quasi semina erant, non quidem terræ mandáta, sed ab eo, qui terram fecit, multiplicáta.</text:p>
            <text:p text:style-name="P82"/>
          </table:table-cell>
          <table:table-cell table:style-name="Tabulka1.A1" office:value-type="string">
            <text:p text:style-name="P319"/>
            <text:p text:style-name="P232"><text:span text:style-name="T705">Takto to tedy učinil Bůh</text:span><text:span text:style-name="T814">. Pokud </text:span><text:span text:style-name="T374">však</text:span><text:span text:style-name="T814"> dokáže z několika mála zrnek vytvořit setbu, dokáže vlastníma rukama </text:span><text:span text:style-name="T705">také</text:span><text:span text:style-name="T814"> rozmnožit pět chlebů. Ta moc </text:span><text:span text:style-name="T705">tedy</text:span><text:span text:style-name="T814"> byla v Kristových rukou. Těchto pět chlebů bylo jako semena, ne však zemi svěřená, ale tím, kdo zemi stvořil, rozmnožená. </text:span></text:p>
          </table:table-cell>
        </table:table-row>
        <table:table-row table:style-name="Tabulka1.140">
          <table:table-cell table:style-name="Tabulka1.A1" office:value-type="string">
            <text:p text:style-name="P52">Lectio xij.</text:p>
            <text:p text:style-name="P178"><text:span text:style-name="T1065">Hoc</text:span> ergo admótum est sénsibus, quo erigerétur mens: et exhíbitum óculis, ubi exercerétur intelléctus: ut invisíbilem Deum per visibília ópera mirarémur, et erécti ad fidem, et purgáti per fidem, etiam ipsum invisíbilem vidére cuperémus, quem de rebus visibílibus invisíbilem noscerémus. </text:p>
            <text:p text:style-name="P82"/>
          </table:table-cell>
          <table:table-cell table:style-name="Tabulka1.A1" office:value-type="string">
            <text:p text:style-name="P37"/>
            <text:p text:style-name="P348"><text:span text:style-name="T1065">Tento</text:span> zázrak <text:span text:style-name="T1251">byl</text:span> pak zjeven našim smyslům, čí<text:span text:style-name="T1251">mž</text:span> se povzbud<text:span text:style-name="T1251">ila</text:span> mysl, <text:span text:style-name="T1251">byl</text:span> ukázán očím, čí<text:span text:style-name="T1251">mž</text:span> byl zbystřen rozum, <text:span text:style-name="T1251">a</text:span>bychom neviditelného Boha <text:span text:style-name="T1251">mohli </text:span>obdivova<text:span text:style-name="T1251">t</text:span> skrze viditelné skutky, a povzbuzeni <text:span text:style-name="T1251">k</text:span> víře <text:span text:style-name="T1251">a </text:span>očištěni vírou <text:span text:style-name="T291">toužili uzřít i samotného neviditelného Boha, neboť jsme jej neviditelného skrze věci viditelné poznali.</text:span></text:p>
          </table:table-cell>
        </table:table-row>
        <table:table-row table:style-name="Tabulka1.141">
          <table:table-cell table:style-name="Tabulka1.A1" table:number-columns-spanned="2" office:value-type="string">
            <text:p text:style-name="P30">Feria <text:span text:style-name="T184">Secunda</text:span></text:p>
            <text:p text:style-name="P48"><text:span text:style-name="T184">Infra hebdomadam quartam Quadragesimæ</text:span>.</text:p>
          </table:table-cell>
          <table:covered-table-cell/>
        </table:table-row>
        <table:table-row table:style-name="Tabulka1.142">
          <table:table-cell table:style-name="Tabulka1.A1" office:value-type="string">
            <text:p text:style-name="P74"><text:span text:style-name="T32">Léctio sancti Evangélii secúndum </text:span><text:span text:style-name="T43">Joánnem</text:span><text:span text:style-name="T32">.</text:span><text:span text:style-name="T11"> </text:span></text:p>
            <text:p text:style-name="P52">Lectio <text:span text:style-name="T129">j</text:span>. Cap. <text:span text:style-name="T294">2</text:span>.</text:p>
            <text:p text:style-name="P149"><text:span text:style-name="T1065">In</text:span> illo témpore: Prope erat Pascha Judæórum, et ascéndit Jesus Jerosólymam: et invénit in templo vendéntes boves, et oves, et colúmbas. Et réliqua.</text:p>
            <text:p text:style-name="P82"/>
            <text:p text:style-name="P92"><text:span text:style-name="T583">Homilía sancti </text:span><text:span text:style-name="T584">Augustíni Epíscopi</text:span><text:span text:style-name="T64">.</text:span></text:p>
            <text:p text:style-name="P54">Tract. 10. in Joánnem.</text:p>
            <text:p text:style-name="P162"><text:span text:style-name="T1065">Quid</text:span> audívimus, fratres? Ecce templum illud figúra adhuc erat, et ejécit inde Dóminus omnes qui sua quærébant, qui ad núndinas <text:soft-page-break/>vénerant. Et quæ ibi vendébant illi? Quæ opus habébant hómines in sacrifíciis illíus témporis. Novit enim cáritas vestra, quod sacrifícia illi pópulo pro ejus carnalitáte, et corde adhuc lapídeo, tália data sunt, quibus tenerétur, ne in idóla deflúeret: et immolábant ibi sacrifícia, boves, oves et colúmbas. Nostis, quia legístis.</text:p>
            <text:p text:style-name="P82"/>
          </table:table-cell>
          <table:table-cell table:style-name="Tabulka1.A1" office:value-type="string">
            <text:p text:style-name="P37"/>
            <text:p text:style-name="P37"/>
            <text:p text:style-name="P194"><text:span text:style-name="T1068">Z</text:span><text:span text:style-name="T1067">a</text:span><text:span text:style-name="T583"> onoho času </text:span><text:span text:style-name="T680">se blížila židovská Pascha a Ježíš </text:span><text:span text:style-name="T375">vyšel nahoru</text:span><text:span text:style-name="T680"> do Jeru</text:span><text:span text:style-name="T705">s</text:span><text:span text:style-name="T680">aléma. A nalezl v chrámu prodavače krav, ovcí a holubic</text:span><text:span text:style-name="T583">. A ostatní.</text:span></text:p>
            <text:p text:style-name="P37"/>
            <text:p text:style-name="P37"/>
            <text:p text:style-name="P37"/>
            <text:p text:style-name="P39"/>
            <text:p text:style-name="P272"><text:span text:style-name="T1101">Co</text:span><text:span text:style-name="T749"> jsme to právě slyšeli, bratři? Hle, onen chrám byl </text:span><text:span text:style-name="T705">dosud</text:span><text:span text:style-name="T749"> předobraz</text:span><text:span text:style-name="T750">em</text:span><text:span text:style-name="T749">, a</text:span><text:span text:style-name="T705">le</text:span><text:span text:style-name="T749"> Pán z něj vyhnal všechny, kdo hledali jen svůj </text:span><text:soft-page-break/><text:span text:style-name="T749">prospěch, kdo prodávali na tržišti. A co tam prodávali? To, co lidé v té době potřebovali k oběti. Víte totiž, že oběti byly určeny tomu</text:span><text:span text:style-name="T751">to</text:span><text:span text:style-name="T749"> lidu kvůli jeho tělesnosti a srdci ještě kamennému, aby je dodržoval a neuchyloval se k modlám. A oni tam tedy přinášeli oběti, býky, ovce a holubice. Pozn</text:span><text:span text:style-name="T346">ali jste</text:span><text:span text:style-name="T749">, </text:span><text:span text:style-name="T346">neboť</text:span><text:span text:style-name="T749"> jste četli. </text:span></text:p>
          </table:table-cell>
        </table:table-row>
        <table:table-row table:style-name="Tabulka1.143">
          <table:table-cell table:style-name="Tabulka1.A1" office:value-type="string">
            <text:p text:style-name="P52">Lectio <text:span text:style-name="T129">ij</text:span>.</text:p>
            <text:p text:style-name="P163"><text:span text:style-name="T1065">Non</text:span> ergo magnum peccátum, si hoc vendébant in templo, quod emebátur ut offerétur in templo: et tamen ejécit inde illos. Quid si ibi ebriósos inveníret, quid fáceret Dóminus, si vendéntes ea quæ lícita sunt, et contra justítiam non sunt (quæ enim honéste emúntur, non illícite vendúntur) éxpulit tamen, et non est passus domum oratiónis fíeri domum negotiatiónis?</text:p>
            <text:p text:style-name="P82"/>
          </table:table-cell>
          <table:table-cell table:style-name="Tabulka1.A1" office:value-type="string">
            <text:p text:style-name="P37"/>
            <text:p text:style-name="P233"><text:span text:style-name="T1149">Není</text:span><text:span text:style-name="T916"> tedy velkým hříchem, že toto v chrámu prodávali, </text:span><text:span text:style-name="T410">neboť</text:span><text:span text:style-name="T916"> t</text:span><text:span text:style-name="T410">yto</text:span><text:span text:style-name="T916"> věci se </text:span><text:span text:style-name="T410">kupovaly k</text:span><text:span text:style-name="T917"> obět</text:span><text:span text:style-name="T410">ování</text:span><text:span text:style-name="T917"> v chrámu</text:span><text:span text:style-name="T916">. A přece je odtud Pán vyhnal. Co kdyby tam třeba našel opilé, co by Pán udělal, když </text:span><text:span text:style-name="T918">i </text:span><text:span text:style-name="T916">ty, kdo prodávali věci dovolené, které nejsou proti spravedlnosti (totiž které se tam mají kupovat a neprodávají se nedovoleně) stejně vyhnal, a nestrpěl, aby dům modlitby stal se domem obchodu? </text:span></text:p>
          </table:table-cell>
        </table:table-row>
        <table:table-row table:style-name="Tabulka1.144">
          <table:table-cell table:style-name="Tabulka1.A1" office:value-type="string">
            <text:p text:style-name="P52">Lectio <text:span text:style-name="T129">ii</text:span>j.</text:p>
            <text:p text:style-name="P179"><text:span text:style-name="T1065">Si</text:span> negotiatiónis domus non debet fíeri domus Dei, potatiónis debet fíeri? Nos autem quando ista dícimus, strident déntibus suis advérsus nos: et consolátur nos Psalmus, quem audístis: Stridérunt in me déntibus suis. Nóvimus et nos audíre unde curémur: etsi ingeminántur flagélla Christo, quia flagellátur sermo ipsíus. Congregáta sunt, inquit, in me flagélla, et nesciébant. Flagellátus est flagéllis Judæórum: flagellátur blasphémiis falsórum Christianórum: multíplicant flagélla Dómino Deo suo, et nésciunt. </text:p>
            <text:p text:style-name="P157"/>
          </table:table-cell>
          <table:table-cell table:style-name="Tabulka1.A1" office:value-type="string">
            <text:p text:style-name="P37"/>
            <text:p text:style-name="P321"><text:span text:style-name="T1065">Když</text:span> se <text:span text:style-name="T1252">tedy </text:span>dům modlitby nesmí stát<text:span text:style-name="T1252">i</text:span> domem obchodu, domem pití se stát smí? Když však my řekneme něco takového, <text:span text:style-name="T552">a lidé</text:span> proti nám skřípou zuby, utěší nás Žalm <text:span text:style-name="T122">35</text:span>, který jsme slyšeli: „Skřípali proti mně svými zuby.“ Poznali jsme <text:span text:style-name="T1413">a slyšeli </text:span>i my, proč se máme starat: <text:span text:style-name="T1252">i </text:span>když se rozmnoží bičování Kristovo, neboť je bičováno jeho slovo. Praví: „Spojil<text:span text:style-name="T552">i</text:span> proti mně ř<text:span text:style-name="T551">emeny, ale nevěděli </text:span><text:span text:style-name="T90">o tom</text:span><text:span text:style-name="T551">.“ Bičován byl tedy řemeny Židů, bičován byl i rouháním falešných Křesťanů, rozmnožili tedy bičování Pána svého Boha, a ani o tom nevěděli. </text:span></text:p>
          </table:table-cell>
        </table:table-row>
        <table:table-row table:style-name="Tabulka1.145">
          <table:table-cell table:style-name="Tabulka1.A1" table:number-columns-spanned="2" office:value-type="string">
            <text:p text:style-name="P30">Feria <text:span text:style-name="T279">Tertia</text:span></text:p>
            <text:p text:style-name="P48"><text:span text:style-name="T184">Infra hebdomadam quartam Quadragesimæ</text:span>.</text:p>
          </table:table-cell>
          <table:covered-table-cell/>
        </table:table-row>
        <table:table-row table:style-name="Tabulka1.146">
          <table:table-cell table:style-name="Tabulka1.A1" office:value-type="string">
            <text:p text:style-name="P74"><text:span text:style-name="T32">Léctio sancti Evangélii secúndum </text:span><text:span text:style-name="T43">Joánnem</text:span><text:span text:style-name="T32">.</text:span><text:span text:style-name="T11"> </text:span></text:p>
            <text:p text:style-name="P52">Lectio <text:span text:style-name="T129">j</text:span>. Cap. <text:span text:style-name="T294">7</text:span>.</text:p>
            <text:p text:style-name="P149"><text:span text:style-name="T1065">In</text:span> illo témpore: <text:s/>Jam die festo mediánte, ascéndit Jesus in templum, et docébat. Et mirabántur Judæi. Et réliqua.</text:p>
            <text:p text:style-name="P82"/>
            <text:p text:style-name="P78"><text:span text:style-name="T1028">Homilía sancti </text:span><text:span text:style-name="T206">Augustíni</text:span><text:span text:style-name="T1030"> Epíscopi</text:span><text:span text:style-name="T32">.</text:span></text:p>
            <text:p text:style-name="P54">Tract. 29. in Joánnem.</text:p>
            <text:p text:style-name="P162"><text:span text:style-name="T1065">Ille</text:span> qui latébat, docébat, et palam loquebátur, et non tenebátur. Illud enim ut latéret, erat causa exémpli, hoc potestátis. Sed cum docéret, mirabántur Judæi. Omnes quidem, quantum árbitror, mirabántur, sed non omnes convertebántur. Et unde admirátio? Quia multi nóverant ubi natus, quemádmodum fúerit educátus. Numquam eum víderant lítteras discéntem: audiébant autem de lege disputántem, legis testimónia <text:soft-page-break/>proferéntem.</text:p>
            <text:p text:style-name="P82"/>
          </table:table-cell>
          <table:table-cell table:style-name="Tabulka1.A1" office:value-type="string">
            <text:p text:style-name="P37"/>
            <text:p text:style-name="P37"/>
            <text:p text:style-name="P194"><text:span text:style-name="T1068">Z</text:span><text:span text:style-name="T1067">a</text:span><text:span text:style-name="T583"> onoho času, </text:span><text:span text:style-name="T681">když bylo poledne svátečního dne, vystoupil </text:span><text:span text:style-name="T583">Ježíš </text:span><text:span text:style-name="T681">do chrámu a vyučoval</text:span><text:span text:style-name="T583">. </text:span><text:span text:style-name="T752">A Židé se </text:span><text:span text:style-name="T347">podivovali</text:span><text:span text:style-name="T752">. </text:span><text:span text:style-name="T583">A ostatní.</text:span></text:p>
            <text:p text:style-name="P39"/>
            <text:p text:style-name="P39"/>
            <text:p text:style-name="P39"/>
            <text:p text:style-name="P277"><text:span text:style-name="T1104">Ježíš</text:span><text:span text:style-name="T761">, </text:span><text:span text:style-name="T375">jenž</text:span><text:span text:style-name="T761"> se </text:span><text:span text:style-name="T1016">předtím </text:span><text:span text:style-name="T761">skrýval, </text:span><text:span text:style-name="T1017">nyní</text:span><text:span text:style-name="T1016"> </text:span><text:span text:style-name="T761">učil a mluvil otevřeně, a</text:span><text:span text:style-name="T375">le</text:span><text:span text:style-name="T761"> n</text:span><text:span text:style-name="T816">ikdo jej nezadržel</text:span><text:span text:style-name="T761">. </text:span><text:span text:style-name="T375">Když se </text:span><text:span text:style-name="T376">totiž </text:span><text:span text:style-name="T375">s</text:span><text:span text:style-name="T817">krýval, dal</text:span><text:span text:style-name="T815"> tím </text:span><text:span text:style-name="T817">příklad </text:span><text:span text:style-name="T815">nám</text:span><text:span text:style-name="T817">, </text:span><text:span text:style-name="T815">když</text:span><text:span text:style-name="T817"> mluvil otevřeně, </text:span><text:span text:style-name="T375">dal najevo </text:span><text:span text:style-name="T817">svou moc. Avšak když vyučoval, Židé se podivovali. Předpokládám, že se podivovali všichni, ale ne všichni se obrátili. A proč to podivení? Neboť mnozí věděli, kde se </text:span><text:span text:style-name="T1018">P</text:span><text:span text:style-name="T1017">án </text:span><text:span text:style-name="T817">narodil, jaké měl vzdělání. Nikdy jej neviděli učit se číst a studovat spisy, slyšeli však jeho rozpravy o zá</text:span><text:soft-page-break/><text:span text:style-name="T817">konu, ve kterých zákonu přinášel svědectví.</text:span></text:p>
          </table:table-cell>
        </table:table-row>
        <table:table-row table:style-name="Tabulka1.147">
          <table:table-cell table:style-name="Tabulka1.A1" office:value-type="string">
            <text:p text:style-name="P52">Lectio <text:span text:style-name="T129">ij</text:span>.</text:p>
            <text:p text:style-name="P163"><text:span text:style-name="T1065">Quid</text:span> ergo Dóminus respóndit eis, admirántibus quómodo sciret lítteras, quas non didícerat? Mea, inquit, doctrína non est mea, sed ejus qui misit me. Hæc est profúnditas prima: vidétur enim paucis verbis quasi contrária locútus. Non enim ait: Ista doctrína non est mea: sed, Mea doctrína non est mea. Si non tua? quómodo tua? si tua, quómodo non tua? Tu enim dicis utrúmque: et mea doctrína, et non mea.</text:p>
            <text:p text:style-name="P82"/>
          </table:table-cell>
          <table:table-cell table:style-name="Tabulka1.A1" office:value-type="string">
            <text:p text:style-name="P37"/>
            <text:p text:style-name="P234"><text:span text:style-name="T1150">Co</text:span><text:span text:style-name="T919"> jim tedy Pán odpověděl, když se divili, jak poznal spisy, které </text:span><text:span text:style-name="T920">nestudoval</text:span><text:span text:style-name="T919">? Praví: „Mé učení není m</text:span><text:span text:style-name="T921">oje</text:span><text:span text:style-name="T919">, ale toho, </text:span><text:span text:style-name="T411">který</text:span><text:span text:style-name="T919"> mě poslal.“ </text:span><text:span text:style-name="T921">Zde je první hloubka významu: zdá se, že v těchto málo slovech Pán </text:span><text:span text:style-name="T424">řekl věci, které si odporují</text:span><text:span text:style-name="T921">. Neřekl totiž „Toto učení není moje,“ ale „Mé učení není moje.“ Pokud není tvoje, jak může být tvoje? Pokud je tvoje, jak může nebýt tvoje? Říkáš totiž oboje: i mé učení, i to, že není mé. </text:span></text:p>
          </table:table-cell>
        </table:table-row>
        <table:table-row table:style-name="Tabulka1.148">
          <table:table-cell table:style-name="Tabulka1.A1" office:value-type="string">
            <text:p text:style-name="P52">Lectio <text:span text:style-name="T129">ii</text:span>j.</text:p>
            <text:p text:style-name="P179"><text:span text:style-name="T1065">Si</text:span> ergo intueámur diligénter quod ipse in exórdio dicit sanctus Evangelísta: In princípio erat Verbum, et Verbum erat apud Deum, et Deus erat Verbum: inde pendet hujus solútio quæstiónis. Quæ est doctrína Patris, nisi Verbum Patris? Ipse ergo Christus doctrína Patris, si Verbum Patris. Sed quia Verbum, non potest esse nullíus, sed alicújus: et suam doctrínam dixit seípsum, et non suam, quia Patris est Verbum. Quid enim tam tuum quam tu? Et quid tam non tuum quam tu, si alicújus est, quod es?</text:p>
            <text:p text:style-name="P157"/>
          </table:table-cell>
          <table:table-cell table:style-name="Tabulka1.A1" office:value-type="string">
            <text:p text:style-name="P37"/>
            <text:p text:style-name="P227"><text:span text:style-name="T1126">Kd</text:span><text:span text:style-name="T1127">yž</text:span><text:span text:style-name="T818"> se však důkladně podíváme, co hned na počátku praví svatý Evangelista </text:span><text:span text:style-name="T1019">Jan</text:span><text:span text:style-name="T921">, čteme: „Na počátku bylo Slovo, a Slovo bylo u Boha, a Bůh byl </text:span><text:span text:style-name="T1019">to </text:span><text:span text:style-name="T921">Slovo.“ Zde tedy nacházíme řešení této otázky. Jaké je učení Otce, ne-li Slovo Otce? Sám Kristus je tedy učení Otce, pokud je Slovem Otce. Avšak protože je Slovem, nemůže být ničí, ale něčí. A říká, že on sám je to učení, a </text:span><text:span text:style-name="T948">sice</text:span><text:span text:style-name="T921"> ne jeho, protože je Slov</text:span><text:span text:style-name="T948">em</text:span><text:span text:style-name="T921"> Otce. </text:span><text:span text:style-name="T948">Co je tedy </text:span><text:span text:style-name="T425">stejně</text:span><text:span text:style-name="T948"> tvé, </text:span><text:span text:style-name="T425">jako </text:span><text:span text:style-name="T948">ty sám? A co </text:span><text:span text:style-name="T949">není</text:span><text:span text:style-name="T948"> </text:span><text:span text:style-name="T425">stejně</text:span><text:span text:style-name="T949"> </text:span><text:span text:style-name="T948">tvé, </text:span><text:span text:style-name="T425">jako </text:span><text:span text:style-name="T948">ty, pokud patříš někomu jinému? <text:s/></text:span></text:p>
          </table:table-cell>
        </table:table-row>
        <table:table-row table:style-name="Tabulka1.149">
          <table:table-cell table:style-name="Tabulka1.A1" table:number-columns-spanned="2" office:value-type="string">
            <text:p text:style-name="P30">Feria <text:span text:style-name="T295">Quarta</text:span></text:p>
            <text:p text:style-name="P48"><text:span text:style-name="T184">Infra hebdomadam quartam Quadragesimæ</text:span>.</text:p>
          </table:table-cell>
          <table:covered-table-cell/>
        </table:table-row>
        <table:table-row table:style-name="Tabulka1.150">
          <table:table-cell table:style-name="Tabulka1.A1" office:value-type="string">
            <text:p text:style-name="P74"><text:span text:style-name="T32">Léctio sancti Evangélii secúndum </text:span><text:span text:style-name="T43">Joánnem</text:span><text:span text:style-name="T32">.</text:span><text:span text:style-name="T11"> </text:span></text:p>
            <text:p text:style-name="P52">Lectio <text:span text:style-name="T129">j</text:span>. Cap. <text:span text:style-name="T297">9</text:span>.</text:p>
            <text:p text:style-name="P149"><text:span text:style-name="T1065">In</text:span> illo témpore: <text:s/>Præteriens Jesus, vidit hóminem cæcum a nativitáte: et interrogavérunt eum discípuli ejus: Rabbi, quis peccávit, hic, aut paréntes ejus, ut cæcus nascerétur? Et réliqua.</text:p>
            <text:p text:style-name="P82"/>
            <text:p text:style-name="P78"><text:span text:style-name="T1028">Homilía sancti </text:span><text:span text:style-name="T206">Augustíni</text:span><text:span text:style-name="T1030"> Epíscopi</text:span><text:span text:style-name="T32">.</text:span></text:p>
            <text:p text:style-name="P54">Tract. <text:span text:style-name="T295">44</text:span>. in Joánnem.</text:p>
            <text:p text:style-name="P162"><text:span text:style-name="T1065">Ea</text:span> quæ fecit Dóminus noster Jesus Christus, stupénda atque miránda, et ópera, et verba sunt: ópera, quia facta sunt: verba, quia signa sunt. Si ergo quid signíficet hoc quod factum est, cogitémus: genus humánum est iste cæcus. Hæc enim cæcitas cóntigit in primo hómine per peccátum, de quo omnes oríginem dúximus, non solum mortis, sed étiam iniquitátis. </text:p>
            <text:p text:style-name="P82"/>
          </table:table-cell>
          <table:table-cell table:style-name="Tabulka1.A1" office:value-type="string">
            <text:p text:style-name="P37"/>
            <text:p text:style-name="P37"/>
            <text:p text:style-name="P194"><text:span text:style-name="T1068">Z</text:span><text:span text:style-name="T1067">a</text:span><text:span text:style-name="T583"> onoho času, </text:span><text:span text:style-name="T681">když š</text:span><text:span text:style-name="T682">el Ježíš kolem, spatřil člověka slepého od narození. A tázali se jej jeho učedníci</text:span><text:span text:style-name="T681">: „</text:span><text:span text:style-name="T347">Mistře</text:span><text:span text:style-name="T682">, kdo zhřešil, on, nebo jeho rodiče, když se narodil slepý?“</text:span><text:span text:style-name="T583"> A ostatní.</text:span></text:p>
            <text:p text:style-name="P39"/>
            <text:p text:style-name="P39"/>
            <text:p text:style-name="P39"/>
            <text:p text:style-name="P322"><text:span text:style-name="T1065">T</text:span><text:span text:style-name="T1181">o</text:span><text:span text:style-name="T1065">,</text:span> <text:span text:style-name="T296">co učinil náš Pán Ježíš Kristus, věci překvapivé a podivuhodné, jsou skutky i slova. Skutky proto, že se opravdu staly, slova proto, že to jsou znamení. Pokud se zamyslíme nad tím, co znamená tento příběh, zjistíme, že celý lidský rod je tento slepý. Tato slepota se totiž skrze hřích zmocnila prvního člověka. V něm máme všichni svůj počátek, a to nejen smrti, ale i nepravosti.</text:span></text:p>
          </table:table-cell>
        </table:table-row>
        <table:table-row table:style-name="Tabulka1.151">
          <table:table-cell table:style-name="Tabulka1.A1" office:value-type="string">
            <text:p text:style-name="P52">Lectio <text:span text:style-name="T129">ij</text:span>.</text:p>
            <text:p text:style-name="P163"><text:span text:style-name="T1065">Si</text:span> enim cæcitas est infidélitas, et illuminátio fides: quem fidélem, quando venit Christus, invénit? Quandóquidem Apóstolus natus in gente <text:span text:style-name="T295">P</text:span>rophetárum dicit: Fúimus et nos aliquándo natúra fílii iræ, <text:soft-page-break/>sicut et céteri. Si fílii iræ, fílii vindíctæ, fílii pœnæ, fílii gehénnæ: quómodo natúra, nisi quia peccánte primo hómine vitium pro natúra inolévit? Si vítium pro natúra inolévit, secúndum méntem omnis homo cæcus natus est.</text:p>
            <text:p text:style-name="P82"/>
          </table:table-cell>
          <table:table-cell table:style-name="Tabulka1.A1" office:value-type="string">
            <text:p text:style-name="P37"/>
            <text:p text:style-name="P349"><text:span text:style-name="T1065">Pokud</text:span> tedy slepota značí nevěrnost a osvícení víru, kolik věrných <text:span text:style-name="T298">asi </text:span>nalezl Kristus, když přišel? <text:span text:style-name="T298">V každém případě</text:span> však Apoštol narozený z rodu <text:span text:style-name="T1253">P</text:span>rorockého praví: „I my jsme kdysi od přiro<text:soft-page-break/>zenosti byli předmětem <text:span text:style-name="T73">Božího</text:span> hněvu, <text:span text:style-name="T1253">tak</text:span> jako ostatní.“ Pokud jsme byli předmětem <text:span text:style-name="T73">Božího</text:span> hněvu, tak i pomsty, trestu <text:span text:style-name="T1414">a</text:span> pekla. Jak <text:span text:style-name="T298">se</text:span> to mohl<text:span text:style-name="T298">o stát</text:span>, ne-li <text:span text:style-name="T297">tak, že hříchem prvního člověka se hřích stal součástí lidské přirozenosti? Pokud je to tak, každý člověk se rodí </text:span><text:span text:style-name="T106">duchovně</text:span><text:span text:style-name="T297"> slepý. </text:span></text:p>
          </table:table-cell>
        </table:table-row>
        <table:table-row table:style-name="Tabulka1.152">
          <table:table-cell table:style-name="Tabulka1.A1" office:value-type="string">
            <text:p text:style-name="P52">Lectio <text:span text:style-name="T129">ii</text:span>j.</text:p>
            <text:p text:style-name="P179"><text:span text:style-name="T1065">Venit</text:span> Dóminus: quid fecit? Magnum mystérium commendávit. Exspuit in terram, de salíva sua lutum fecit: quia Verbum caro factum est, et inúnxit óculos cæci. Inúnctus erat, et nondum vidébat. Misit illum ad piscínam, quæ vocátur Síloë. Pertínuit autem ad Evangelístam commendáre nobis nomen hujus piscínæ, et ait: Quod interpretátur Missus. Jam quis sit missus agnóscitis. Nisi enim ille fuísset missus, nemo nostrum esset ab iniquitáte dimíssus. </text:p>
            <text:p text:style-name="P157"/>
          </table:table-cell>
          <table:table-cell table:style-name="Tabulka1.A1" office:value-type="string">
            <text:p text:style-name="P37"/>
            <text:p text:style-name="P323"><text:span text:style-name="T1065">Přišel</text:span> tedy Pán, a co učinil? <text:span text:style-name="T1253">Svěřil nám v</text:span>el<text:span text:style-name="T1391">i</text:span>ké tajemství. Plivl na zem, udělal ze <text:span text:style-name="T1253">své </text:span>sliny bláto, neboť Slovo se stalo tělem, a pomazal <text:span text:style-name="T1253">slepému</text:span> <text:span text:style-name="T1253">tímto </text:span>blátem oči. Byl už pomazaný, ale ještě neviděl. Poslal jej tedy k rybníku, který se jmenuje Siloe. Evangelistovi záleželo na tom, aby nám sdělil jméno tohoto rybníka, a dodává: „což se překládá jako Poslaný.“ Již jste poznali, kdo byl poslaný. Kdyby totiž nebyl poslaný, nikdo z nás by nebyl zbaven svých nepravostí. </text:p>
          </table:table-cell>
        </table:table-row>
        <table:table-row table:style-name="Tabulka1.153">
          <table:table-cell table:style-name="Tabulka1.A1" table:number-columns-spanned="2" office:value-type="string">
            <text:p text:style-name="P30">Feria <text:span text:style-name="T295">Quinta</text:span></text:p>
            <text:p text:style-name="P48"><text:span text:style-name="T184">Infra hebdomadam quartam Quadragesimæ</text:span>.</text:p>
          </table:table-cell>
          <table:covered-table-cell/>
        </table:table-row>
        <table:table-row table:style-name="Tabulka1.154">
          <table:table-cell table:style-name="Tabulka1.A1" office:value-type="string">
            <text:p text:style-name="P74"><text:span text:style-name="T32">Léctio sancti Evangélii secúndum </text:span><text:span text:style-name="T44">Lucam</text:span><text:span text:style-name="T32">.</text:span><text:span text:style-name="T11"> </text:span></text:p>
            <text:p text:style-name="P52">Lectio <text:span text:style-name="T129">j</text:span>. Cap. <text:span text:style-name="T299">7</text:span>.</text:p>
            <text:p text:style-name="P149"><text:span text:style-name="T1065">In</text:span> illo témpore: Ibat Jesus in civitátem, quæ vocátur Naim: et ibant cum eo discípuli ejus, et turba copiósa. Et réliqua.</text:p>
            <text:p text:style-name="P82"/>
            <text:p text:style-name="P78"><text:span text:style-name="T1028">Homilía sancti </text:span><text:span text:style-name="T206">Ambrósii</text:span><text:span text:style-name="T1030"> Epíscopi</text:span><text:span text:style-name="T32">.</text:span></text:p>
            <text:p text:style-name="P54">Lib. 5. Comment. in Lucæ <text:span text:style-name="T299">C</text:span>ap. 7.</text:p>
            <text:p text:style-name="P162"><text:span text:style-name="T1065">Et</text:span> hic locus ad utrámque redúndat grátiam; et ut cito flecti divínam misericórdiam matris víduæ lamentatióne credámus, ejus præcípue, quæ únici fílii vel labóre, vel morte frangátur; cui tamen víduæ gravitátis méritum exsequiárum turba concíliet: et ut hanc víduam populórum turba septam, plus vidéri esse quam féminam, quæ resurrectiónem únici et adulescéntis fílii suis lácrimis merúerit impetráre: eo quod sancta Ecclésia pópulum juniórem a pompa fúneris atque a suprémis sepúlcri, suárum révocet ad vitam contemplatióne lacrimárum: quæ flere prohibétur eum, cui resurréctio debebátur.</text:p>
            <text:p text:style-name="P82"/>
          </table:table-cell>
          <table:table-cell table:style-name="Tabulka1.A1" office:value-type="string">
            <text:p text:style-name="P37"/>
            <text:p text:style-name="P37"/>
            <text:p text:style-name="P194"><text:span text:style-name="T1068">Z</text:span><text:span text:style-name="T1067">a</text:span><text:span text:style-name="T583"> onoho času</text:span><text:span text:style-name="T681"> š</text:span><text:span text:style-name="T682">el Ježíš </text:span><text:span text:style-name="T683">do města, které se jmenuje Naim: a šli s ním jeho učedníci i veliký zástup</text:span><text:span text:style-name="T583">. A ostatní.</text:span></text:p>
            <text:p text:style-name="P39"/>
            <text:p text:style-name="P39"/>
            <text:p text:style-name="P324">I toto místo <text:span text:style-name="T73">v Písmu</text:span><text:span text:style-name="T150"> přetéká </text:span><text:span text:style-name="T172">k </text:span><text:span text:style-name="T159">dv</text:span><text:span text:style-name="T150">ojí milost</text:span><text:span text:style-name="T172">i</text:span><text:span text:style-name="T150">: </text:span><text:span text:style-name="T80">zaprvé</text:span><text:span text:style-name="T158"> </text:span><text:span text:style-name="T150">v tom, abychom uvěřili, ž</text:span><text:span text:style-name="T172">e</text:span><text:span text:style-name="T150"> Boží milosrdenství rychle </text:span><text:span text:style-name="T172">obrátí</text:span><text:span text:style-name="T150"> nářek matky a vdovy, </text:span><text:span text:style-name="T157">především takové, která je zničena nemocí </text:span><text:span text:style-name="T179">a</text:span><text:span text:style-name="T157"> </text:span><text:span text:style-name="T79">poté i </text:span><text:span text:style-name="T157">smrtí svého jediného syna. A díky váženosti této vdovy se na pohřeb sejde zástup lidí, </text:span><text:span text:style-name="T158">aby ji utěšili</text:span><text:span text:style-name="T157">. </text:span><text:span text:style-name="T81">Z</text:span><text:span text:style-name="T128">adruhé</text:span><text:span text:style-name="T158"> </text:span><text:span text:style-name="T159">tak, </text:span><text:span text:style-name="T157">aby </text:span><text:span text:style-name="T173">bylo</text:span><text:span text:style-name="T157"> z</text:span><text:span text:style-name="T173">n</text:span><text:span text:style-name="T157">á</text:span><text:span text:style-name="T173">t</text:span><text:span text:style-name="T157">, že tato vdova, obklopená zástupem lidí, </text:span><text:span text:style-name="T158">je více, než </text:span><text:span text:style-name="T159">jen </text:span><text:span text:style-name="T158">žena, </text:span><text:span text:style-name="T159">která</text:span><text:span text:style-name="T158"> s</text:span><text:span text:style-name="T172">i s</text:span><text:span text:style-name="T158">vými slzami byla hodna </text:span><text:span text:style-name="T159">vyprosit</text:span><text:span text:style-name="T158"> vzkříšení svého jediného dospívajícího syna. </text:span><text:span text:style-name="T173">Takto</text:span><text:span text:style-name="T158"> </text:span><text:span text:style-name="T159">i</text:span><text:span text:style-name="T158"> svatá Církev volá mladší </text:span><text:span text:style-name="T173">lid</text:span><text:span text:style-name="T158"> od přepychu </text:span><text:span text:style-name="T107">vedoucího k</text:span><text:span text:style-name="T173"> </text:span><text:span text:style-name="T158">pohřbu a </text:span><text:span text:style-name="T173">po</text:span><text:span text:style-name="T158">výšenost</text:span><text:span text:style-name="T173">i</text:span><text:span text:style-name="T158"> </text:span><text:span text:style-name="T107">vedoucí do</text:span><text:span text:style-name="T173"> </text:span><text:span text:style-name="T158">hrobu zpět k životu </text:span><text:span text:style-name="T173">v </text:span><text:span text:style-name="T158">rozjímání </text:span><text:span text:style-name="T173">a</text:span><text:span text:style-name="T158"> slzách </text:span><text:span text:style-name="T173">nad sebou samými</text:span><text:span text:style-name="T158">, </text:span><text:span text:style-name="T173">neboť</text:span><text:span text:style-name="T158"> zakazuje</text:span><text:span text:style-name="T159"> </text:span><text:span text:style-name="T173">o</text:span><text:span text:style-name="T158">plaká</text:span><text:span text:style-name="T173">v</text:span><text:span text:style-name="T158">at to</text:span><text:span text:style-name="T173">ho</text:span><text:span text:style-name="T158">, </text:span><text:span text:style-name="T159">kdo</text:span><text:span text:style-name="T158"> </text:span><text:span text:style-name="T173">musí</text:span><text:span text:style-name="T158"> vstá</text:span><text:span text:style-name="T173">t</text:span><text:span text:style-name="T158"> z mrtvých.</text:span></text:p>
          </table:table-cell>
        </table:table-row>
        <table:table-row table:style-name="Tabulka1.155">
          <table:table-cell table:style-name="Tabulka1.A1" office:value-type="string">
            <text:p text:style-name="P52">Lectio <text:span text:style-name="T129">ij</text:span>.</text:p>
            <text:p text:style-name="P163"><text:span text:style-name="T1065">Qui</text:span> quidem mórtuus in lóculo materiálibus quátuor ad sepúlcrum ferebátur eleméntis: sed spem resurgéndi habébat, quia ferebátur in ligno. Quod etsi nobis ante non próderat, tamen posteáquam Jesus id tétigit, profícere cœpit ad vitam: ut esset indício, salútem pópulo per crucis patíbulum refundéndam. Audíto ígitur Dei verbo, stetérunt <text:soft-page-break/>acérbi illi fúneris portitóres, qui corpus humánum letháli fluxu natúræ materiális urgébant.</text:p>
            <text:p text:style-name="P82"/>
          </table:table-cell>
          <table:table-cell table:style-name="Tabulka1.A1" office:value-type="string">
            <text:p text:style-name="P37"/>
            <text:p text:style-name="P350"><text:span text:style-name="T1065">Tohoto</text:span> mrtvého nesly k hrobu na marách čtyři <text:s/>elementy tohoto světa. Měl však naději ve vzkříšení, neboť jej nesly na dřevě. To by nám <text:span text:style-name="T1254">sice dříve </text:span>nijak neprospělo, ale poté, co se Ježíš dřeva dotknul, počalo nám prospívati k životu, aby se tím ukázalo, že spása lidu je znovu nalezena skrze dřevo kříže. Když tito hrozní nosiči mar, kteří již hmotné <text:soft-page-break/>tělo č<text:span text:style-name="T1254">lověka </text:span>stíhali smrtelným <text:span text:style-name="T1254">proudem</text:span> př<text:span text:style-name="T1255">i</text:span>ro<text:span text:style-name="T1254">ze</text:span><text:span text:style-name="T1392">­</text:span><text:span text:style-name="T1254">nosti</text:span>, uslyšeli Boží slovo, zastavili se.</text:p>
          </table:table-cell>
        </table:table-row>
        <table:table-row table:style-name="Tabulka1.156">
          <table:table-cell table:style-name="Tabulka1.A1" office:value-type="string">
            <text:p text:style-name="P52">Lectio <text:span text:style-name="T129">ii</text:span>j.</text:p>
            <text:p text:style-name="P179"><text:span text:style-name="T1065">Quid</text:span> enim áliud, nisi quasi in quodam féretro, hoc est, suprémi fúneris instruménto, jacémus exánimes, cum vel ignis immódicæ cupiditátis exæstuat, vel frígidus humor exúndat, vel pigra quadam terréni córporis habitúdine vigor hebetátur animórum; vel concréta noster spíritus labe, puræ lucis vácuus méntem alit? Hi sunt nostri fúneris portitóres.</text:p>
            <text:p text:style-name="P157"/>
          </table:table-cell>
          <table:table-cell table:style-name="Tabulka1.A1" office:value-type="string">
            <text:p text:style-name="P37"/>
            <text:p text:style-name="P290"><text:span text:style-name="T1102">Není</text:span><text:span text:style-name="T753"> to </text:span><text:span text:style-name="T348">snad</text:span><text:span text:style-name="T755"> </text:span><text:span text:style-name="T756">tak, </text:span><text:span text:style-name="T377">jako bychom</text:span><text:span text:style-name="T756"> lež</text:span><text:span text:style-name="T377">eli</text:span><text:span text:style-name="T755"> na nějakých marách, t</text:span><text:span text:style-name="T756">edy</text:span><text:span text:style-name="T755"> posledn</text:span><text:span text:style-name="T1035">ím nástroj</text:span><text:span text:style-name="T1036">i </text:span><text:span text:style-name="T1037">požívaném při</text:span><text:span text:style-name="T1035"> pohřbu, </text:span><text:span text:style-name="T1038">mrtvi a </text:span><text:span text:style-name="T1035">bez ducha, když nás spaluje </text:span><text:span text:style-name="T1042">oheň</text:span><text:span text:style-name="T1035"> nevázané žádostivosti, </text:span><text:span text:style-name="T1043">zalévá</text:span><text:span text:style-name="T1035"> </text:span><text:span text:style-name="T1037">mrazivé </text:span><text:span text:style-name="T1043">bahno</text:span><text:span text:style-name="T1035"> chlad</text:span><text:span text:style-name="T1041">­</text:span><text:span text:style-name="T1035">n</text:span><text:span text:style-name="T1039">osti</text:span><text:span text:style-name="T1035">,</text:span><text:span text:style-name="T1037"> </text:span><text:span text:style-name="T1035">lenivým zvykem </text:span><text:span text:style-name="T1042">pozemského</text:span><text:span text:style-name="T1035"> těla otupuje se síla </text:span><text:span text:style-name="T1042">ducha</text:span><text:span text:style-name="T1035">, </text:span><text:span text:style-name="T1036">n</text:span><text:span text:style-name="T1035">ebo </text:span><text:span text:style-name="T448">určitým</text:span><text:span text:style-name="T1035"> </text:span><text:span text:style-name="T1036">pokleskem </text:span><text:span text:style-name="T1037">pak </text:span><text:span text:style-name="T1036">náš </text:span><text:span text:style-name="T1044">duch,</text:span><text:span text:style-name="T1036"> zbaven čistého světla, </text:span><text:span text:style-name="T1025">š</text:span><text:span text:style-name="T1026">patně</text:span><text:span text:style-name="T1040"> </text:span><text:span text:style-name="T1036">živí naši mysl? Toto jsou </text:span><text:span text:style-name="T1037">ti </text:span><text:span text:style-name="T1036">čtyři naši hrozní n</text:span><text:span text:style-name="T757">osiči mar.</text:span></text:p>
          </table:table-cell>
        </table:table-row>
        <table:table-row table:style-name="Tabulka1.157">
          <table:table-cell table:style-name="Tabulka1.A1" table:number-columns-spanned="2" office:value-type="string">
            <text:p text:style-name="P30">Feria <text:span text:style-name="T299">Sexta</text:span></text:p>
            <text:p text:style-name="P48"><text:span text:style-name="T184">Infra hebdomadam quartam Quadragesimæ</text:span>.</text:p>
          </table:table-cell>
          <table:covered-table-cell/>
        </table:table-row>
        <table:table-row table:style-name="Tabulka1.158">
          <table:table-cell table:style-name="Tabulka1.A1" office:value-type="string">
            <text:p text:style-name="P74"><text:span text:style-name="T32">Léctio sancti Evangélii secúndum </text:span><text:span text:style-name="T45">Joánnem</text:span><text:span text:style-name="T32">.</text:span><text:span text:style-name="T11"> </text:span></text:p>
            <text:p text:style-name="P52">Lectio <text:span text:style-name="T129">j</text:span>. Cap. <text:span text:style-name="T299">11</text:span>.</text:p>
            <text:p text:style-name="P149">In illo témpore: Erat quidam languens Lázarus a Bethánia, de castello Maríæ et Marthæ sororis ejus. Et réliqua.</text:p>
            <text:p text:style-name="P82"/>
            <text:p text:style-name="P79"><text:span text:style-name="T1028">Homilía sancti </text:span><text:span text:style-name="T206">Augustíni</text:span><text:span text:style-name="T1030"> Epíscopi</text:span><text:span text:style-name="T32">.</text:span></text:p>
            <text:p text:style-name="P54">Tract. 49. in Joánnem.</text:p>
            <text:p text:style-name="P162"><text:span text:style-name="T1065">In</text:span> superióri lectióne méministis, quod Dóminus éxiit de mánibus eórum, qui lapidáre illum volúerant, et discéssit trans Jordánem, ubi Joánnes baptizábat. Ibi ergo Dómino constitúto, infirmabátur in Bethánia Lázarus: quod castéllum erat próximum Jerosolymis. María autem erat, quæ unxit Dóminum unguénto, et extérsit pedes ejus capíllis suis, cujus frater Lázarus infirmabátur. Misérunt ergo soróres ejus ad eum. Jam intellígimus quo misérunt, ubi erat Jesus: quóniam absens erat, trans Jordánem scílicet.</text:p>
            <text:p text:style-name="P82"/>
          </table:table-cell>
          <table:table-cell table:style-name="Tabulka1.A1" office:value-type="string">
            <text:p text:style-name="P37"/>
            <text:p text:style-name="P37"/>
            <text:p text:style-name="P194"><text:span text:style-name="T585">Z</text:span><text:span text:style-name="T583">a onoho času </text:span><text:span text:style-name="T684">byl jeden nemocný, Lazar, v Bethánii, ve městě Marie a Marty, její sestry</text:span><text:span text:style-name="T583">. A ostatní.</text:span></text:p>
            <text:p text:style-name="P40"/>
            <text:p text:style-name="P39"/>
            <text:p text:style-name="P39"/>
            <text:p text:style-name="P278"><text:span text:style-name="T758">Z předchozího čtení si pamatujete, že Pán </text:span><text:span text:style-name="T759">ode</text:span><text:span text:style-name="T758">šel z rukou těch, kteří jej chtěli ukame</text:span><text:span text:style-name="T754">­</text:span><text:span text:style-name="T758">novat, a odebral se na druhý břeh Jordánu, kde Jan </text:span><text:span text:style-name="T759">dříve</text:span><text:span text:style-name="T758"> křtil. Když se tam </text:span><text:span text:style-name="T760">však </text:span><text:span text:style-name="T758">Pán usadil, roznemohl se v Bethánii Lazar. Toto městečko bylo poblíž Jeru</text:span><text:span text:style-name="T348">s</text:span><text:span text:style-name="T758">aléma. Maria pak byla ta, jež pomazala Pána mastí a utřela </text:span><text:span text:style-name="T759">mu </text:span><text:span text:style-name="T758">nohy svými vlasy; a její bratr Lazar byl ten nemocný. Poslaly tedy jeho sestry pro Pána. Již </text:span><text:span text:style-name="T760">jsme se dozvěděli</text:span><text:span text:style-name="T758">, kam pro něj poslaly, kde Ježíš byl. „Neboť byl daleko, totiž na druhém břehu Jordánu.“</text:span></text:p>
          </table:table-cell>
        </table:table-row>
        <table:table-row table:style-name="Tabulka1.159">
          <table:table-cell table:style-name="Tabulka1.A1" office:value-type="string">
            <text:p text:style-name="P52">Lectio <text:span text:style-name="T129">ij</text:span>.</text:p>
            <text:p text:style-name="P163"><text:span text:style-name="T1065">Misérunt</text:span> ad Dóminum, nuntiántes quod ægrotáret frater eárum, ut si dignarétur, veníret, et eum ab ægritúdine liberáret. Ille dístulit sanáre, ut posset resuscitáre. Quid ergo nuntiavérunt soróres ejus? Dómine, ecce quem amas, infirmátur. Non dixérunt: Veni. <text:span text:style-name="T299">A</text:span>mánti enim tantúmmodo nuntiándum fuit. Non ausæ sunt dícere: Veni, et sana: <text:span text:style-name="T299">n</text:span>on ausæ sunt dícere: Ibi jube, et hic fiet. Cur enim non et istæ, si fides illíus centuriónis inde laudátur? Ait enim: Non sum dignus ut intres sub tectum meum; sed tantum dic verbo, et sanábitur puer meus. </text:p>
            <text:p text:style-name="P82"/>
          </table:table-cell>
          <table:table-cell table:style-name="Tabulka1.A1" office:value-type="string">
            <text:p text:style-name="P37"/>
            <text:p text:style-name="P349"><text:span text:style-name="T1065">Po</text:span><text:span text:style-name="T1182">slaly</text:span><text:span text:style-name="T301"> pro Pána se zprávou, že jejich bratr je nemocný, a ráčí-li, aby přišel a od jeho nemoci jej vysvobodil. On však odložil uzdravování, aby jej mohl vzkřísit z mrtvých. Jakou zprávu tedy poslaly jeho sestry? „Pane, hle, ten, kterého miluješ, je nemocen.“ Neřekly: „Přijď.“ Neboť věděly, že Lazara miluje, takže stačí zpráva o jeho nemoci. Neodvážily se říct: „Přijď a uzdrav,“ ani „Tam</text:span><text:span text:style-name="T82">, </text:span><text:span text:style-name="T83">kde jsi, </text:span><text:span text:style-name="T302">přikaž, a zde se stane.“ Proč to však neučinily ony, když Pán pochválil víru toho setníka, který řekl: „Nejsem hoden, abys vstoupil pod mou střechu, avšak řekni jen slovo a můj služebník bude uzdraven.“</text:span></text:p>
          </table:table-cell>
        </table:table-row>
        <table:table-row table:style-name="Tabulka1.160">
          <table:table-cell table:style-name="Tabulka1.A1" office:value-type="string">
            <text:p text:style-name="P52">Lectio <text:span text:style-name="T129">ii</text:span>j.</text:p>
            <text:p text:style-name="P179"><text:soft-page-break/><text:span text:style-name="T1065">Nihil</text:span> horum istæ, sed tantúmmodo: Dómine, ecce quem amas, infirmátur. Súfficit ut nóveris: non enim amas, et déseris. Dicit áliquis: Quómodo per Lázarum peccátor significabátur, et a Dómino sic amabátur? Audiat enim dicéntem: Non veni vocáre justos, sed peccatóres. Si enim peccatóres Deus non amáret, de cœlo ad terram non descénderet. Audiens autem Jesus, dixit eis: Infírmitas hæc non est ad mortem, sed pro glória Dei, ut glorificétur Fílius Dei. Talis glorificátio ipsíus non ipsum auxit, sed nobis prófuit.</text:p>
            <text:p text:style-name="P157"/>
          </table:table-cell>
          <table:table-cell table:style-name="Tabulka1.A1" office:value-type="string">
            <text:p text:style-name="P37"/>
            <text:p text:style-name="P325"><text:soft-page-break/><text:span text:style-name="T1065">Nic</text:span> z toho ony nevzkázaly, pouze toto: „Pane, hle, ten, <text:span text:style-name="T1256">kterého</text:span> miluješ, je nemocen.“ Stačí, když to budeš vědět, protože víme, že neopustíš žá<text:span text:style-name="T1392">dné</text:span><text:span text:style-name="T1256">ho </text:span><text:span text:style-name="T1392">z těch</text:span>, <text:span text:style-name="T1256">které</text:span> miluješ. Někdo by mohl říct: „Jak to, že pokud se Lazarem míní hříšník, jej Pán tolik miloval?“ Ať si <text:span text:style-name="T304">tedy </text:span>poslechne jeho slova: „Nepřišel jsem povolat spravedlivé, ale hříšníky.“ Pokud by Bůh nemiloval hříšníky, nesestoupil by z nebe na zem. Když Ježíš <text:span text:style-name="T304">u</text:span>slyšel zprávu od sester, řekl jim: „Tato nemoc neslouží ke smrti, ale ke slávě Boží, aby byl oslaven Boží Syn.“ <text:span text:style-name="T303">Taková oslava nepomohla Pánu samotnému, </text:span><text:span text:style-name="T1415">a</text:span><text:span text:style-name="T303">však nám byla k užitku.</text:span></text:p>
          </table:table-cell>
        </table:table-row>
        <table:table-row table:style-name="Tabulka1.161">
          <table:table-cell table:style-name="Tabulka1.A1" table:number-columns-spanned="2" office:value-type="string">
            <text:p text:style-name="P35">Sabbato</text:p>
            <text:p text:style-name="P49"><text:span text:style-name="T184">Infra hebdomadam quartam Quadragesimæ</text:span>.</text:p>
          </table:table-cell>
          <table:covered-table-cell/>
        </table:table-row>
        <table:table-row table:style-name="Tabulka1.162">
          <table:table-cell table:style-name="Tabulka1.A1" office:value-type="string">
            <text:p text:style-name="P80"><text:span text:style-name="T32">Léctio sancti Evangélii secúndum </text:span><text:span text:style-name="T45">Joánnem</text:span><text:span text:style-name="T32">.</text:span><text:span text:style-name="T11"> </text:span></text:p>
            <text:p text:style-name="P53">Lectio <text:span text:style-name="T129">j</text:span>. Cap. <text:span text:style-name="T300">8</text:span>.</text:p>
            <text:p text:style-name="P158"><text:span text:style-name="T1065">In</text:span> illo témpore: Locútus est Jesus turbis Judæórum, dicens: Ego sum lux mundi: qui séquitur me, non ámbulat in ténebris, sed habébit lumen vitæ. Et réliqua.</text:p>
            <text:p text:style-name="P83"/>
            <text:p text:style-name="P80"><text:span text:style-name="T1028">Homilía sancti </text:span><text:span text:style-name="T206">Augustíni</text:span><text:span text:style-name="T1030"> Epíscopi</text:span><text:span text:style-name="T32">.</text:span></text:p>
            <text:p text:style-name="P55">Tract. <text:span text:style-name="T300">34</text:span>. in Joánnem.</text:p>
            <text:p text:style-name="P160"><text:span text:style-name="T1065">Quod</text:span> ait Dóminus: Ego sum lux mundi: clarum puto esse eis, qui habent óculos, unde hujus lucis partícipes fiant: qui autem non habent óculos, nisi in sola carne, mirántur quod dictum est a Dómino Jesu Christo: Ego sum lux mundi. Et forte non desit qui dicat apud semetípsum: Numquid forte Dóminus Christus est sol iste, qui ortu et occásu péragit diem? Non enim defuérunt hærétici, qui ista sensérunt.</text:p>
            <text:p text:style-name="P160"/>
          </table:table-cell>
          <table:table-cell table:style-name="Tabulka1.A1" office:value-type="string">
            <text:p text:style-name="P38"/>
            <text:p text:style-name="P38"/>
            <text:p text:style-name="P235"><text:span text:style-name="T1068">Z</text:span><text:span text:style-name="T1067">a</text:span><text:span text:style-name="T583"> onoho času </text:span><text:span text:style-name="T706">pro</text:span><text:span text:style-name="T685">mluvil Ježíš k zástupům Židů </text:span><text:span text:style-name="T706">a řekl</text:span><text:span text:style-name="T685">: „Já jsem světlo světa: kdo mě následuje, nebude kráčet v temnotách, ale bude mít světlo života.</text:span><text:span text:style-name="T684">“</text:span><text:span text:style-name="T583"> A ostatní.</text:span></text:p>
            <text:p text:style-name="P41"/>
            <text:p text:style-name="P41"/>
            <text:p text:style-name="P41"/>
            <text:p text:style-name="P279"><text:span text:style-name="T1103">T</text:span><text:span text:style-name="T1104">o</text:span><text:span text:style-name="T1103">,</text:span><text:span text:style-name="T761"> </text:span><text:span text:style-name="T762">co pravil Pán: „Já jsem světlo světa,“ mi připadá býti jasné pro ty, </text:span><text:span text:style-name="T348">kteří</text:span><text:span text:style-name="T762"> mají oči, </text:span><text:span text:style-name="T348">ji</text:span><text:span text:style-name="T762">miž mohou toto světlo spatřit. Kdo však má pouze oči tělesné, podivuje se tomu, co pravil Pán Ježíš Kristus: „Já jsem světlo světa.“ Snad se najde i někdo, kdo si sám pro sebe řekne: „Není snad Kristus Pán to slunce </text:span><text:span text:style-name="T1020">na nebi</text:span><text:span text:style-name="T762">, které svým východem a západem určuje den?“ Najdou se totiž i heretici, kteří si toto myslí.</text:span></text:p>
          </table:table-cell>
        </table:table-row>
        <table:table-row table:style-name="Tabulka1.163">
          <table:table-cell table:style-name="Tabulka1.A1" office:value-type="string">
            <text:p text:style-name="P53">Lectio <text:span text:style-name="T129">ij</text:span>.</text:p>
            <text:p text:style-name="P165"><text:span text:style-name="T1065">Manichæi</text:span> solem istum óculis cárneis visíbilem, expósitum et públicum non tantum homínibus, sed étiam pecóribus ad vidéndum, Christum Dóminum esse putavérunt. Sed <text:span text:style-name="T300">C</text:span>athólicæ Ecclésiæ recta fides ímprobat tale comméntum, et diabólicam doctrínam esse cognóscit: nec solum agnóscit credéndo, sed in quibus potest convíncit etiam disputándo. Improbémus itaque hujúsmodi errórem, quem sancta ab inítio anathematizávit Ecclésia.</text:p>
            <text:p text:style-name="P83"/>
          </table:table-cell>
          <table:table-cell table:style-name="Tabulka1.A1" office:value-type="string">
            <text:p text:style-name="P38"/>
            <text:p text:style-name="P236"><text:span text:style-name="T1158">Manichejci</text:span><text:span text:style-name="T950"> považují toto slunce, viditelné tělesnýma očima, zjevné a běžně </text:span><text:span text:style-name="T951">viditelné</text:span><text:span text:style-name="T950"> nejen lid</text:span><text:span text:style-name="T951">em</text:span><text:span text:style-name="T950">, ale i </text:span><text:span text:style-name="T951">dobytku</text:span><text:span text:style-name="T950">, za Krista Pána. Avšak správná víra Katolické Církve takový </text:span><text:span text:style-name="T426">nes</text:span><text:span text:style-name="T950">mysl odmítá a považuje jej za ďáblovo učení. </text:span><text:span text:style-name="T953">Jako takový jej nejen uznává ve víře, ale </text:span><text:span text:style-name="T952">u </text:span><text:span text:style-name="T953">koho </text:span><text:span text:style-name="T952">to </text:span><text:span text:style-name="T953">lze, toho o tom také přesvědčí argumenty. Zavrhněme tedy i my tento omyl, který od začátku zatracovala i Církev.</text:span></text:p>
          </table:table-cell>
        </table:table-row>
        <table:table-row table:style-name="Tabulka1.164">
          <table:table-cell table:style-name="Tabulka1.A1" office:value-type="string">
            <text:p text:style-name="P53">Lectio <text:span text:style-name="T129">ii</text:span>j.</text:p>
            <text:p text:style-name="P180"><text:span text:style-name="T1065">Non</text:span> arbitrémur Dóminum Jesum Christum hunc esse solem, quem vidémus oríri ab Oriénte, occídere in Occidénte: cujus cursui nox succédit, cujus rádii nube obumbrántur: qui certa de loco in locum motióne cómmigrat. Non est hoc Dóminus <text:soft-page-break/>Christus. Non est Dóminus Christus sol factus, sed per quem sol factus est.</text:p>
            <text:p text:style-name="P158"/>
          </table:table-cell>
          <table:table-cell table:style-name="Tabulka1.A1" office:value-type="string">
            <text:p text:style-name="P38"/>
            <text:p text:style-name="P237"><text:span text:style-name="T1105">Nemysleme</text:span><text:span text:style-name="T763"> si, že Pán Ježíš Kristus je toto slunce, které vidíme vycházet na Východě a zapadat na Západě, </text:span><text:span text:style-name="T1000">slunce, </text:span><text:span text:style-name="T763">po jehož putování následuje noc, </text:span><text:span text:style-name="T1000">slunce, </text:span><text:span text:style-name="T763">jehož paprsky zastaví </text:span><text:span text:style-name="T706">i pouhý </text:span><text:span text:style-name="T763">mrak, </text:span><text:span text:style-name="T1000">slunce, </text:span><text:span text:style-name="T706">jenž</text:span><text:span text:style-name="T763"> putuje z místa na místo po urč</text:span><text:span text:style-name="T706">en</text:span><text:span text:style-name="T763">é dráze. To</text:span><text:span text:style-name="T706">to</text:span><text:span text:style-name="T763"> </text:span><text:soft-page-break/><text:span text:style-name="T763">není Kristus Pán. Kristus Pán není stvořené slunce, nýbrž ten, </text:span><text:span text:style-name="T348">skrze něhož bylo</text:span><text:span text:style-name="T763"> </text:span><text:span text:style-name="T819">to </text:span><text:span text:style-name="T763">slunce stvoř</text:span><text:span text:style-name="T348">eno</text:span><text:span text:style-name="T763">.</text:span></text:p>
          </table:table-cell>
        </table:table-row>
        <table:table-row table:style-name="Tabulka1.165">
          <table:table-cell table:style-name="Tabulka1.A1" table:number-columns-spanned="2" office:value-type="string">
            <text:p text:style-name="P135"><text:span text:style-name="T27">D</text:span><text:span text:style-name="T1062">ominica </text:span><text:span text:style-name="T1063">de </text:span><text:span text:style-name="T28">P</text:span><text:span text:style-name="T1063">assione</text:span></text:p>
            <text:p text:style-name="P3"><draw:frame draw:style-name="fr5" draw:name="Obrázek4" text:anchor-type="paragraph" svg:width="2.1043in" svg:height="0.1764in" draw:z-index="3"><draw:image xlink:href="Pictures/10000D4C00001752000001F57CFDE515025401A2.emf" xlink:type="simple" xlink:show="embed" xlink:actuate="onLoad" draw:mime-type="image/x-emf"/><draw:image xlink:href="Pictures/10000001000000FE00000015A6DC0931B51FD5D5.png" xlink:type="simple" xlink:show="embed" xlink:actuate="onLoad" draw:mime-type="image/png"/></draw:frame><text:s/></text:p>
          </table:table-cell>
          <table:covered-table-cell/>
        </table:table-row>
        <table:table-row table:style-name="Tabulka1.166">
          <table:table-cell table:style-name="Tabulka1.A1" office:value-type="string">
            <text:p text:style-name="P98">In I. Nocturno</text:p>
            <text:p text:style-name="P99">Incipit liber Jeremíæ Prophétæ. </text:p>
            <text:p text:style-name="P63">Lectio j. <text:span text:style-name="T1234">Cap. 1.</text:span></text:p>
            <text:p text:style-name="P361">V<text:span text:style-name="T1065">erba</text:span> Jeremíæ fílii Helcíæ, de sacerdótibus, qui fuérunt in Anathoth, in terra Bénjamin. Quod factum est verbum Dómini ad eum in diébus Josíæ fílii Amon regis Juda, in tertiodécimo anno regni ejus. Et factum est in diébus Jóakim fílii Josíæ regis Juda, usque ad consummatiónem undécimi anni Sedecíæ fílii Josíæ regis Juda, usque ad transmigratiónem Jerúsalem, in mense quinto. Et factum est verbum Dómini ad me, dicens: Priusquam te formárem in útero, novi te: et ántequam exíres de vulva, sanctificávi te, et Prophétam in Géntibus dedi te. Et dixi, A a a, Dómine Deus: ecce néscio loqui, quia puer ego sum. </text:p>
            <text:p text:style-name="P361"/>
          </table:table-cell>
          <table:table-cell table:style-name="Tabulka1.A1" office:value-type="string">
            <text:p text:style-name="P7"/>
            <text:p text:style-name="P7"/>
            <text:p text:style-name="P390"><text:span text:style-name="T1065">Slova</text:span> Jerem<text:span text:style-name="T1257">i</text:span>áše, syna Chilkijášova, z kněží v Anatótu v zemi Benjamínově. K němu se stalo slovo Hospodinovo za dnů judského krále Jóšijáše, syna Amónova, ve třináctém roce jeho kralování. Stávalo se též za dnů judského krále Jójakíma, syna Jóšijášova, až do konce jedenáctého roku vlády judského krále Sidkijáše, syna Jóšijášova, až do přestěhování Jeru<text:span text:style-name="T1257">s</text:span>aléma v pátém měsíci toho roku. Stalo se ke mně slovo Hospodinovo: „Dříve než jsem tě vytvořil v životě matky, znal jsem tě, dříve než jsi vyšel z lůna, posvětil jsem tě, dal jsem tě pronárodům za Proroka.“ Nato jsem odpověděl: „Ach, Panovníku Hospodine, nevím, jak bych mluvil. Jsem přece <text:span text:style-name="T123">jen</text:span><text:span text:style-name="T1416"> </text:span>chlapec.“ </text:p>
          </table:table-cell>
        </table:table-row>
        <table:table-row table:style-name="Tabulka1.167">
          <table:table-cell table:style-name="Tabulka1.A1" office:value-type="string">
            <text:p text:style-name="P63">Lectio ij.</text:p>
            <text:p text:style-name="P183">E<text:span text:style-name="T1065">t</text:span> dixit Dóminus ad me: Noli dícere: Puer sum: quóniam ad ómnia, quæ mittam te, ibis: et univérsa, quæcúmque mandávero tibi, loquéris. Ne tímeas a fácie eórum: quia tecum ego sum, ut éruam te, dicit Dóminus. Et misit Dóminus manum suam, et tétigit os meum: et dixit Dóminus ad me: Ecce dedi verba mea in ore tuo: ecce constítui te hódie super Gentes, et super regna ut evéllas, et déstruas, et dispérdas, et dissipes, et ædífices, et plantes. </text:p>
            <text:p text:style-name="P103"/>
          </table:table-cell>
          <table:table-cell table:style-name="Tabulka1.A1" office:value-type="string">
            <text:p text:style-name="P22"/>
            <text:p text:style-name="P378"><text:span text:style-name="T1065">Ale</text:span> Hospodin mi řekl: „Neříkej: Jsem <text:span text:style-name="T123">jen</text:span><text:span text:style-name="T1416"> </text:span>chlapec. Všude, kam tě pošlu, půjdeš, a všechno, co ti přikážu, řekneš. Neboj se <text:span text:style-name="T1257">před nimi</text:span>, <text:span text:style-name="T1257">neboť </text:span>já <text:span text:style-name="T1257">jsem </text:span>s tebou a vysvobodím tě, <text:span text:style-name="T1257">pravil </text:span>Hospodin.“ <text:span text:style-name="T1257">A </text:span>vztáhl Hospodin svou ruku a dotkl se mých úst. Pak mi Hospodin řekl: „Hle, vložil jsem ti do úst svá slova. <text:s/>Hle, tímto dnem tě ustanovuji nad <text:span text:style-name="T1416">pohanskými </text:span><text:span text:style-name="T1257">N</text:span>árody a nad královstvími, abys rozvracel a podvracel, abys ničil a bořil, stavěl a sázel.“ </text:p>
          </table:table-cell>
        </table:table-row>
        <table:table-row table:style-name="Tabulka1.168">
          <table:table-cell table:style-name="Tabulka1.A1" office:value-type="string">
            <text:p text:style-name="P63">Lectio iij.</text:p>
            <text:p text:style-name="P183"><text:span text:style-name="T1065">Et</text:span> factum est verbum Dómini ad me, dicens: Quid tu vides Jeremía? Et dixi: Virgam vigilántem ego vídeo. Et dixit Dóminus ad me: Bene vidísti, quia vigilábo ego super verbo meo ut fáciam illud. Et factum est verbum Dómini secúndo ad me, dicens: Quid tu vides? Et dixi: Ollam succénsam ego video, et fáciem ejus a fácie Aquilónis. </text:p>
            <text:p text:style-name="P26"/>
          </table:table-cell>
          <table:table-cell table:style-name="Tabulka1.A1" office:value-type="string">
            <text:p text:style-name="P22"/>
            <text:p text:style-name="P377"><text:span text:style-name="T1065">Stalo</text:span> se ke mně slovo Hospodinovo: „Co vidíš, Jerem<text:span text:style-name="T1257">i</text:span>áši?“ Odpověděl jsem: „Vidím <text:span text:style-name="T1257">bdící</text:span> prut.“ Hospodin mi řekl: „Viděl jsi dobře. Bdím nad svým slovem, aby se uskutečnilo.“ Slovo Hospodinovo stalo se ke mně podruhé: „Co vidíš?“ Odpověděl jsem: „Vidím hrnec, <text:span text:style-name="T1257">v němž to vře,</text:span> obrácený sem od severu.“</text:p>
          </table:table-cell>
        </table:table-row>
        <table:table-row table:style-name="Tabulka1.169">
          <table:table-cell table:style-name="Tabulka1.A1" office:value-type="string">
            <text:p text:style-name="P63">Lectio i<text:span text:style-name="T1235">v</text:span>.</text:p>
            <text:p text:style-name="P183"><text:span text:style-name="T1065">Et</text:span> dixit Dóminus ad me: Ab Aquilóne pandétur malum super omnes habitatóres terræ. Quia ecce ego convocábo omnes cognatiónes regnórum Aquilónis, ait Dóminus: et vénient et ponent unusquísque sólium suum in intróitu portárum Jerúsalem, et super omnes muros ejus in circúitu, et super uni<text:soft-page-break/>vérsas urbes Juda. Et loquar judícia mea cum eis super omnem malítiam eórum, qui dereliquérunt me, et libavérunt diis aliénis, et adoravérunt opus mánuum suárum. </text:p>
            <text:p text:style-name="P26"/>
          </table:table-cell>
          <table:table-cell table:style-name="Tabulka1.A1" office:value-type="string">
            <text:p text:style-name="P22"/>
            <text:p text:style-name="P385"><text:span text:style-name="T1065">Nato</text:span> mi řekl Hospodin: „Od severu se přivalí zlo na všechny obyvatele země. Hle, povolám všechny čeledi severních království, <text:span text:style-name="T1324">praví</text:span> Hospodin. Přijdou a každá postaví svou soudnou stolici u vchodu do jeru<text:span text:style-name="T1324">s</text:span>alémských bran, proti všem jeho hradbám kolkolem i proti všem judským městům. <text:soft-page-break/>Vyhlásím jim své soudy nad všemi jejich zlými skutky, že mě opustili; jiným bohům pálili kadidlo a klaněli se dílu svých rukou. <text:span text:style-name="T1236">(</text:span><text:span text:style-name="T235">Č</text:span><text:span text:style-name="T236">EP</text:span><text:span text:style-name="T100">, </text:span><text:span text:style-name="T105">upraveno</text:span><text:span text:style-name="T169">)</text:span></text:p>
          </table:table-cell>
        </table:table-row>
        <table:table-row table:style-name="Tabulka1.170">
          <table:table-cell table:style-name="Tabulka1.A1" office:value-type="string">
            <text:p text:style-name="P122">In II. Nocturno</text:p>
            <text:p text:style-name="P106">Sermo sancti Leónis Papæ.</text:p>
            <text:p text:style-name="P115">Serm. 9. de Quadrag.</text:p>
            <text:p text:style-name="P47"><text:bookmark-start text:name="__DdeLink__2400_1673144709113111111111"/><text:span text:style-name="T7">Lectio</text:span><text:bookmark-end text:name="__DdeLink__2400_1673144709113111111111"/><text:span text:style-name="T7"> v. </text:span></text:p>
            <text:p text:style-name="P181"><text:span text:style-name="T1065">In</text:span> ómnibus, dilectíssimi, solemnitátibus <text:span text:style-name="T305">C</text:span>hristiánis, non ignorámus <text:span text:style-name="T305">P</text:span>aschále sacraméntum esse præcípuum: cui condígne et cóngrue suscipiéndo, totíus quidem nos témporis institúta refórmant: sed devotiónem nostram præséntes vel máxime dies éxigunt, quos illi sublimíssimo divínæ misericórdiæ sacraménto scimus esse contíguos. In quibus mérito a sanctis Apóstolis per doctrínam Spíritus <text:span text:style-name="T305">s</text:span>ancti majóra sunt ordináta jejúnia: ut per commúne consórtium crucis Christi, etiam nos aliquid in eo, quod propter nos gessit, agerémus, sicut Apóstolus ait: Si compátimur, et conglorificábimur. Certa atque secúra est exspectátio promíssæ beatitúdinis, ubi est participátio Domínicæ <text:span text:style-name="T305">P</text:span>assiónis.</text:p>
            <text:p text:style-name="P42"/>
          </table:table-cell>
          <table:table-cell table:style-name="Tabulka1.A1" office:value-type="string">
            <text:p text:style-name="P126"><text:s/></text:p>
            <text:p text:style-name="P37"/>
            <text:p text:style-name="P37"/>
            <text:p text:style-name="P37"/>
            <text:p text:style-name="P306"><text:span text:style-name="T1065">Nejmilejší</text:span>, dobře víme, že ze všech křesťan<text:span text:style-name="T1417">­</text:span>ských slavností j<text:span text:style-name="T306">e</text:span> <text:span text:style-name="T1417">posvátné </text:span><text:span text:style-name="T306">tajemství V</text:span>elikono<text:span text:style-name="T1333">c </text:span>tou největší. <text:span text:style-name="T306">Když se jej důstojně a vhodným způsobem účastníme, obřady a ustanovení celého toho</text:span><text:span text:style-name="T1417">to</text:span><text:span text:style-name="T306"> času nás přetvářejí. Tyto dny, které, jak víme, obsahují ono nejvznešenější tajemství Božího milosrdenství, však vyžadují veškerou naši oddanost. Proto svatí Apoštolové pod vedením Ducha svatého v tyto dny právem nařídili posty, abychom i my, skrze tento náš podíl na kříži Kristově, mohli nésti, co On nesl, jak praví Apoštol: „Budeme-li spolu s Ním trpět, budeme spolu s Ním také oslaveni.“ Jisté a bezpečné je toto očekávání přislíbené blaženosti, budeme-li se účastnit také Utrpení Páně.</text:span></text:p>
          </table:table-cell>
        </table:table-row>
        <table:table-row table:style-name="Tabulka1.171">
          <table:table-cell table:style-name="Tabulka1.A1" office:value-type="string">
            <text:p text:style-name="P60">Lectio vj.</text:p>
            <text:p text:style-name="P367"><text:span text:style-name="T1065">Nemo</text:span> est, dilectíssimi, cui per conditiónem témporis socíetas hujus glóriæ denegétur, tamquam tranquíllitas pacis vácua sit occasióne virtútis. Apóstolus enim prædicat, dicens: Omnes qui pie volunt vívere in Christo, persecutiónem patiéntur: et ideo numquam deest tribulátio persecutiónis, si numquam desit observántia pietátis. Dóminus enim in exhortatiónibus suis dicit: Qui non áccipit crucem suam, et séquitur me, non est me dignus.</text:p>
            <text:p text:style-name="P113"/>
          </table:table-cell>
          <table:table-cell table:style-name="Tabulka1.A1" office:value-type="string">
            <text:p text:style-name="P37"/>
            <text:p text:style-name="P238"><text:span text:style-name="T1134">Nejmilejší</text:span><text:span text:style-name="T846">, neexistuje nikdo, komu by </text:span><text:span text:style-name="T847">období, ve kterém žije,</text:span><text:span text:style-name="T846"> </text:span><text:span text:style-name="T847">mohlo </text:span><text:span text:style-name="T846">zabráni</text:span><text:span text:style-name="T847">t</text:span><text:span text:style-name="T846"> </text:span><text:span text:style-name="T847">v </text:span><text:span text:style-name="T846">účasti na této slávě, </text:span><text:span text:style-name="T428">stejně</text:span><text:span text:style-name="T859"> </text:span><text:span text:style-name="T846">jako v čase míru a pokoje </text:span><text:span text:style-name="T412">scházejí</text:span><text:span text:style-name="T846"> příležitost</text:span><text:span text:style-name="T848">i</text:span><text:span text:style-name="T846"> prokázat odvahu. Apoštol totiž předpovídá: „Všichni, kdo chtějí zbožně žít v Kristu, budou trpět pronásledování.“ </text:span><text:span text:style-name="T849">Proto </text:span><text:span text:style-name="T412">zde vždy </text:span><text:span text:style-name="T849">budou </text:span><text:span text:style-name="T412">přítomny</text:span><text:span text:style-name="T849"> strasti pronásledování, </text:span><text:span text:style-name="T412">d</text:span><text:span text:style-name="T849">okud bude </text:span><text:span text:style-name="T412">existovat</text:span><text:span text:style-name="T849"> život ve zbožnosti. Pán totiž ve svém povzbuzení řekl: „Kdo ne</text:span><text:span text:style-name="T412">přij</text:span><text:span text:style-name="T849">me svůj kříž a nebude mne následovat, není mne hoden.“ </text:span></text:p>
          </table:table-cell>
        </table:table-row>
        <table:table-row table:style-name="Tabulka1.172">
          <table:table-cell table:style-name="Tabulka1.A1" office:value-type="string">
            <text:p text:style-name="P60">Lectio vij.</text:p>
            <text:p text:style-name="P369"><text:span text:style-name="T1065">Nec</text:span> dubitáre debémus, hanc vocem non solum ad discípulos Christi, sed ad cunctos fidéles, totamque Ecclésiam pertinére, quæ salutáre suum in his qui áderant, universáliter audiébat. Sicut ergo totíus est córporis pie vívere, ita totíus est témporis crucem ferre: quæ mérito ferri unicuíque suadétur, quia própriis modis atque mensúris ab unoquóque tolerátur. Unum nomen est persecutiónis, sed non una est causa certáminis: et plus plerúmque perículi est in insidiatóre occúlto, quam in hoste manifésto.</text:p>
            <text:p text:style-name="P43"/>
          </table:table-cell>
          <table:table-cell table:style-name="Tabulka1.A1" office:value-type="string">
            <text:p text:style-name="P37"/>
            <text:p text:style-name="P307"><text:span text:style-name="T1186">Nesmíme</text:span><text:span text:style-name="T307"> pochybovat o tom, že tato slova se týkají nejen učedníků Kristových, ale i všech věřících a celé Církve,</text:span> <text:span text:style-name="T307">která jim ke spáse těch, kteří </text:span><text:span text:style-name="T84">na tomto světě</text:span><text:span text:style-name="T307"> zrovna žili, vždy </text:span><text:span text:style-name="T84">pozorně </text:span><text:span text:style-name="T160">naslouchala. </text:span><text:span text:style-name="T161">Tak jako celé </text:span><text:span text:style-name="T85">její </text:span><text:span text:style-name="T161">tělo má zbožně žít, </text:span><text:span text:style-name="T162">má </text:span><text:span text:style-name="T161">také v každém období i nést svůj kříž. Nést jej má </text:span><text:span text:style-name="T174">po zásluze</text:span><text:span text:style-name="T161"> úplně každý, neboť každému se jej dostane podle jeho schopností a sil. Jedno je pronásledování, ale více </text:span><text:span text:style-name="T181">je </text:span><text:span text:style-name="T162">důvodů k </text:span><text:span text:style-name="T161">boj</text:span><text:span text:style-name="T162">i</text:span><text:span text:style-name="T161">. Větší nebezpečí tkví ve lstivém a skrytém nepříteli, než ve zjevném nepřátelském bojovníku.</text:span></text:p>
          </table:table-cell>
        </table:table-row>
        <table:table-row table:style-name="Tabulka1.173">
          <table:table-cell table:style-name="Tabulka1.A1" office:value-type="string">
            <text:p text:style-name="P60">Lectio viij.</text:p>
            <text:p text:style-name="P369"><text:span text:style-name="T1065">Beátus</text:span> Job alternántibus bonis ac malis mundi hujus erudítus, pie veracitérque dicébat: Non<text:soft-page-break/>ne tentátio est vita hóminis super terram? Quóniam non solis dolóribus córporis atque supplíciis ánima fidélis impétitur, verum étiam, salva incolumitáte membrórum, gravi morbo urgétur, si carnis voluptáte mollítur. Sed cum caro concupíscit advérsus spíritum, spíritus autem advérsus carnem; præsídio crucis Christi mens rationális instrúitur, nec cupiditátibus nóxiis illécta conséntit, quóniam continéntiæ clavis et Dei timóre transfígitur.</text:p>
            <text:p text:style-name="P113"/>
          </table:table-cell>
          <table:table-cell table:style-name="Tabulka1.A1" office:value-type="string">
            <text:p text:style-name="P37"/>
            <text:p text:style-name="P239"><text:span text:style-name="T1077">Job</text:span><text:span text:style-name="T635">, poučen střídáním </text:span><text:span text:style-name="T636">všelikého </text:span><text:span text:style-name="T635">dobra a zla tohoto světa, </text:span><text:span text:style-name="T636">se </text:span><text:span text:style-name="T635">zbožně a pravdivě </text:span><text:span text:style-name="T636">táže</text:span><text:span text:style-name="T635">: „Není snad </text:span><text:soft-page-break/><text:span text:style-name="T635">pokušení </text:span><text:span text:style-name="T971">podstata </text:span><text:span text:style-name="T635">život</text:span><text:span text:style-name="T636">a</text:span><text:span text:style-name="T635"> člověka na zemi?“ Neboť věrná duše není napadána pouze tělesnými bolestmi a tresty, ale také, </text:span><text:span text:style-name="T636">i když</text:span><text:span text:style-name="T635"> jsou údy zdravé, může ji </text:span><text:span text:style-name="T636">sužovat</text:span><text:span text:style-name="T635"> těžká nemoc, pokud je oslabena tělesnou žádostivostí. </text:span><text:span text:style-name="T637">Neboť zatímco tělo touží proti duchu a duch </text:span><text:span text:style-name="T379">pak</text:span><text:span text:style-name="T637"> touží proti tělu, ochrana kříže Kristova posiluje naši rozumnou mysl. </text:span><text:span text:style-name="T349">Ona pak </text:span><text:span text:style-name="T637">nesvolí k lákadlům škodlivých žádostí, neboť bude </text:span><text:span text:style-name="T349">u</text:span><text:span text:style-name="T637">pevněna hřeby zdrženlivosti a bázní Boží.</text:span></text:p>
          </table:table-cell>
        </table:table-row>
        <table:table-row table:style-name="Tabulka1.174">
          <table:table-cell table:style-name="Tabulka1.A1" office:value-type="string">
            <text:p text:style-name="P122">In III. Nocturno</text:p>
            <text:p text:style-name="P76"><text:span text:style-name="T32">Léctio sancti Evangélii secúndum </text:span><text:span text:style-name="T208">Joánnem</text:span><text:span text:style-name="T32">.</text:span><text:span text:style-name="T11"> </text:span></text:p>
            <text:p text:style-name="P52">Lectio ix. Cap. <text:span text:style-name="T305">8</text:span>.</text:p>
            <text:p text:style-name="P155"><text:span text:style-name="T1065">In</text:span> illo témpore: Dicébat Jesus turbis Judæórum: Quis ex vobis árguet me de peccáto? Si veritátem dico vobis, quare non créditis mihi? Et réliqua.</text:p>
            <text:p text:style-name="P82"/>
            <text:p text:style-name="P84">Homilía sancti Gregórii Papæ.</text:p>
            <text:p text:style-name="P62">Homilía 18. in Evangelia.</text:p>
            <text:p text:style-name="P175"><text:span text:style-name="T1065">Pensáte</text:span>, fratres c<text:span text:style-name="T1393">h</text:span>aríssimi, mansuetúdinem Dei. Relaxáre peccáta vénerat, et dicébat: Quis ex vobis árguet me de peccáto? Non dedignátur ex ratióne osténdere se peccatórem non esse, qui ex virtúte divinitátis póterat peccatóres justificáre. Sed terríbile est valde, quod súbditur: Qui ex Deo est, verba Dei audit: proptérea vos non audítis, quia ex Deo non estis.</text:p>
            <text:p text:style-name="P82"/>
          </table:table-cell>
          <table:table-cell table:style-name="Tabulka1.A1" office:value-type="string">
            <text:p text:style-name="P127"><text:s/></text:p>
            <text:p text:style-name="P37"/>
            <text:p text:style-name="P37"/>
            <text:p text:style-name="P194"><text:span text:style-name="T1085">Z</text:span><text:span text:style-name="T1067">a</text:span><text:span text:style-name="T583"> onoho času </text:span><text:span text:style-name="T686">pravil</text:span><text:span text:style-name="T679"> </text:span><text:span text:style-name="T657">Ježíš </text:span><text:span text:style-name="T686">zástupům Židů: „Kdo z vás mě usvědčí ze hříchu? Pokud vám však říkám pravdu, proč mi nevěříte?“</text:span><text:span text:style-name="T657"> A ostatní.</text:span></text:p>
            <text:p text:style-name="P37"/>
            <text:p text:style-name="P37"/>
            <text:p text:style-name="P37"/>
            <text:p text:style-name="P276"><text:span text:style-name="T1106">Představte</text:span><text:span text:style-name="T764"> si, nejdražší bratři</text:span><text:span text:style-name="T746">, </text:span><text:span text:style-name="T350">laskavost</text:span><text:span text:style-name="T765"> Boží. Přišel odpustit hříchy a ptal se: „Kdo z vás m</text:span><text:span text:style-name="T766">ne</text:span><text:span text:style-name="T765"> usvědčí ze hříchu?“ </text:span><text:span text:style-name="T766">Neopovrhl</text:span><text:span text:style-name="T765"> tím, aby nám rozumem dokázal, že není hříšník. On, který z božské moci dokázal ospravedlňovat hříš</text:span><text:span text:style-name="T766">­</text:span><text:span text:style-name="T765">níky. Velmi hrozné je však </text:span><text:span text:style-name="T766">to</text:span><text:span text:style-name="T765">, co dodává: „Kdo je z Boha, slovo Boží slyší. Proto vy je neslyšíte, protože z Boha nejste.“</text:span></text:p>
          </table:table-cell>
        </table:table-row>
        <table:table-row table:style-name="Tabulka1.175">
          <table:table-cell table:style-name="Tabulka1.A1" office:value-type="string">
            <text:p text:style-name="P52">Lectio x.</text:p>
            <text:p text:style-name="P176"><text:span text:style-name="T1065">Si</text:span> enim ipse verba Dei audit qui ex Deo est, et audíre verba ejus non potest quisquis ex illo non est: intérroget se unusquísque, si verba Dei in aure cordis pércipit; et intélliget unde sit. <text:span text:style-name="T1334">C</text:span>œléstem pátriam desideráre Véritas jubet, carnis desidéria cónteri, mundi glóriam declináre, aliéna non appétere, própria largíri. Penset ergo apud se unusquísque vestrum, si hæc vox Dei in cordis ejus aure conváluit, et quia jam ex Deo sit, agnóscit.</text:p>
            <text:p text:style-name="P82"/>
          </table:table-cell>
          <table:table-cell table:style-name="Tabulka1.A1" office:value-type="string">
            <text:p text:style-name="P37"/>
            <text:p text:style-name="P351"><text:span text:style-name="T1065">Pokud</text:span> tedy slovo Boží slyší ten, kdo je z Boha, a jeho slovo neslyší žá<text:span text:style-name="T1394">dný</text:span>, kdo z Něj není, ptejme se <text:span text:style-name="T308">tedy </text:span>každý z nás, zda vnímáme slovo Boží sluchem svého srdce, a <text:span text:style-name="T308">hned uvidíme</text:span>, odkud jsme. <text:span text:style-name="T109">Sama</text:span><text:span text:style-name="T1334"> </text:span>Pravda nám přikazuje toužit po nebeské vlasti, potlač<text:span text:style-name="T1334">ova</text:span>t tělesné žádosti, odmítnout světskou slávu, nežádat věci cizí a své vlastní rozdat. Nechť tedy přemýšlí každý z vás, zda tomuto hlasu Božímu je v jeho srdci dopřáno sluchu, a potvrzuje tím tedy, že je od Boha. </text:p>
          </table:table-cell>
        </table:table-row>
        <table:table-row table:style-name="Tabulka1.176">
          <table:table-cell table:style-name="Tabulka1.A1" office:value-type="string">
            <text:p text:style-name="P52">Lectio xj.</text:p>
            <text:p text:style-name="P177"><text:span text:style-name="T1065">Nam</text:span> sunt nonnúlli, qui præcépta Dei nec aure córporis percípere dignántur. Et sunt nonnúlli, qui hæc quidem córporis aure percípiunt, sed nullo ea mentis desidério complectúntur. Et sunt nonnúlli, qui libénter verba Dei suscípiunt, ita ut étiam in flétibus compungántur, sed post lacrimárum tempus ad iniquitátem rédeunt. Hi profécto verba Dei non áudiunt, qui hæc exercére in ópere contémnunt. Vitam ergo vestram, fratres caríssimi, ante mentis óculos revocáte, et alta consideratióne pertiméscite hoc quod ex ore Veritátis sonat: Proptérea <text:soft-page-break/>vos non audítis, quia ex Deo non estis.</text:p>
            <text:p text:style-name="P82"/>
          </table:table-cell>
          <table:table-cell table:style-name="Tabulka1.A1" office:value-type="string">
            <text:p text:style-name="P319"/>
            <text:p text:style-name="P232"><text:span text:style-name="T1128">Je</text:span><text:span text:style-name="T820"> totiž mnoho takových, </text:span><text:span text:style-name="T821">kteří</text:span><text:span text:style-name="T820"> se neobtěžují </text:span><text:span text:style-name="T379">na</text:span><text:span text:style-name="T820">slouchat Boží</text:span><text:span text:style-name="T822">m</text:span><text:span text:style-name="T820"> přikázání</text:span><text:span text:style-name="T822">m</text:span><text:span text:style-name="T820"> ani tělesnýma ušima. A jsou mnozí takoví, </text:span><text:span text:style-name="T821">kteří</text:span><text:span text:style-name="T820"> je sice tělesným sluchem vnímají, ale netouží po nich svou myslí. A jsou mnozí, </text:span><text:span text:style-name="T821">kteří</text:span><text:span text:style-name="T820"> rádi slovo Boží poslouchají, dokonce </text:span><text:span text:style-name="T821">natolik</text:span><text:span text:style-name="T820">, že pohne jejich srdce i k slzám, avšak po čase slz se </text:span><text:span text:style-name="T821">opět </text:span><text:span text:style-name="T820">navracejí k nepravosti. Tito ve skutečnosti slovo Boží neslyší, když jim </text:span><text:span text:style-name="T822">ani </text:span><text:span text:style-name="T820">nestojí za to, aby je konali i skutky. Nejdražší bratři, vybavte si svůj život před očima své mysli, dobře uvažte a střezte se toho, co zaznělo z úst Pravdy: „A proto vy je neslyší</text:span><text:soft-page-break/><text:span text:style-name="T820">te, protože nejste z Boha.“</text:span></text:p>
          </table:table-cell>
        </table:table-row>
        <table:table-row table:style-name="Tabulka1.177">
          <table:table-cell table:style-name="Tabulka1.A1" office:value-type="string">
            <text:p text:style-name="P52">Lectio xij.</text:p>
            <text:p text:style-name="P178"><text:span text:style-name="T1065">Sed</text:span> hoc quod de réprobis Véritas lóquitur, ipsi hoc de semetípsis réprobi iníquis suis opéribus osténdunt: nam séquitur: Respondérunt ígitur Judæi et dixérunt ei: Nonne bene dícimus nos, quia Samaritánus es tu, et dæmónium habes? Accépta autem tanta contumélia, quid Dóminus respóndeat, audiámus: Ego dæmónium non hábeo, sed honorífico Patrem meum, et vos inhonorástis me. </text:p>
            <text:p text:style-name="P82"/>
          </table:table-cell>
          <table:table-cell table:style-name="Tabulka1.A1" office:value-type="string">
            <text:p text:style-name="P37"/>
            <text:p text:style-name="P352"><text:span text:style-name="T1065">Avšak</text:span> toto, co o zavržených říká Pravda, již ti zavržení sami o sobě dávají najevo svými zlými skutky. Neboť Písmo dále praví: „Odpověděli Židé a řekli jemu: ‚Neříkáme tedy správně, že <text:span text:style-name="T1334">ty </text:span>jsi Samaritán a <text:span text:style-name="T1334">jsi </text:span>posedlý zlým duchem?‘“ Poslechněme si tedy, co na tyto urážky Pán odpověděl: „Nejsem posedlý zlým duchem, nýbrž ctím svého Otce. A<text:span text:style-name="T1334">však</text:span> vy mne zneuctíváte.“</text:p>
          </table:table-cell>
        </table:table-row>
        <table:table-row table:style-name="Tabulka1.178">
          <table:table-cell table:style-name="Tabulka1.A1" table:number-columns-spanned="2" office:value-type="string">
            <text:p text:style-name="P30">Feria <text:span text:style-name="T184">Secunda</text:span></text:p>
            <text:p text:style-name="P48"><text:span text:style-name="T184">Infra hebdomadam Passionis</text:span>.</text:p>
          </table:table-cell>
          <table:covered-table-cell/>
        </table:table-row>
        <table:table-row table:style-name="Tabulka1.179">
          <table:table-cell table:style-name="Tabulka1.A1" office:value-type="string">
            <text:p text:style-name="P74"><text:span text:style-name="T32">Léctio sancti Evangélii secúndum </text:span><text:span text:style-name="T43">Joánnem</text:span><text:span text:style-name="T32">.</text:span><text:span text:style-name="T11"> </text:span></text:p>
            <text:p text:style-name="P52">Lectio <text:span text:style-name="T129">j</text:span>. Cap. <text:span text:style-name="T309">7</text:span>.</text:p>
            <text:p text:style-name="P149"><text:span text:style-name="T1065">In</text:span> illo témpore: Misérunt príncipes et <text:span text:style-name="T309">P</text:span>harisæi minístros, ut apprehendérunt Jesum. Et réliqua.</text:p>
            <text:p text:style-name="P82"/>
            <text:p text:style-name="P92"><text:span text:style-name="T583">Homilía sancti </text:span><text:span text:style-name="T584">Augustíni Epíscopi</text:span><text:span text:style-name="T64">.</text:span></text:p>
            <text:p text:style-name="P54">Tract. <text:span text:style-name="T309">3</text:span>1. in Joánnem.</text:p>
            <text:p text:style-name="P162"><text:span text:style-name="T1065">Quómodo</text:span> apprehénderent adhuc noléntem? Quia ergo non póterant apprehéndere noléntem, missi sunt, ut audírent docéntem. Quid docéntem? Dicit ergo Jesus: Adhuc módicum tempus vobíscum sum. Quod modo vultis fácere, factúri estis; sed non modo, quia modo nolo. Quare adhuc modo nolo? Quia adhuc módicum tempus vobíscum sum, et tunc vado ad eum qui me misit. Implére debeo dispensatiónem meam, et sic perveníre ad <text:span text:style-name="T309">P</text:span>assiónem meam.</text:p>
            <text:p text:style-name="P82"/>
          </table:table-cell>
          <table:table-cell table:style-name="Tabulka1.A1" office:value-type="string">
            <text:p text:style-name="P37"/>
            <text:p text:style-name="P37"/>
            <text:p text:style-name="P194"><text:span text:style-name="T1068">Z</text:span><text:span text:style-name="T1067">a</text:span><text:span text:style-name="T583"> onoho času, </text:span><text:span text:style-name="T687">poslali velekněží a </text:span><text:span text:style-name="T351">F</text:span><text:span text:style-name="T687">arizeové služebníky, aby zajali Ježíše</text:span><text:span text:style-name="T583">. A ostatní.</text:span></text:p>
            <text:p text:style-name="P37"/>
            <text:p text:style-name="P37"/>
            <text:p text:style-name="P39"/>
            <text:p text:style-name="P272"><text:span text:style-name="T1107">Jak</text:span><text:span text:style-name="T768"> by jej mohli zajmout, pokud by </text:span><text:span text:style-name="T769">sám </text:span><text:span text:style-name="T768">nechtěl? Když jej však nemohli zajmout, </text:span><text:span text:style-name="T351">aniž by sám chtěl</text:span><text:span text:style-name="T768">, byli </text:span><text:span text:style-name="T767">alespoň </text:span><text:span text:style-name="T768">posláni, aby poslouchali jeho učení. A </text:span><text:span text:style-name="T351">co</text:span><text:span text:style-name="T769"> tedy </text:span><text:span text:style-name="T767">vy</text:span><text:span text:style-name="T769">uč</text:span><text:span text:style-name="T351">oval</text:span><text:span text:style-name="T768">? Ježíš totiž řekl: „Ještě na krátký čas jsem tu s vámi.“ Cokoliv chcete udělat, uděláte, ale ne hned, neboť nyní ještě nechci. Proč nyní ještě nechci? Neboť ještě na krátký čas jsem s vámi, a pak odejdu k tomu, který mě poslal. Musím splnit svůj úděl a dojít tak až ke svému Utrpení.</text:span></text:p>
          </table:table-cell>
        </table:table-row>
        <table:table-row table:style-name="Tabulka1.180">
          <table:table-cell table:style-name="Tabulka1.A1" office:value-type="string">
            <text:p text:style-name="P52">Lectio <text:span text:style-name="T129">ij</text:span>.</text:p>
            <text:p text:style-name="P163"><text:span text:style-name="T1065">Quærétis</text:span> me, et non inveniétis, et ubi sum ego, vos non potéstis veníre. Hic jam resurrectiónem suam prædíxit: noluérunt enim agnóscere præséntem, et póstea quæsiérunt, cum vidérent in eum multitúdinem jam credéntem. Magna enim signa facta sunt étiam, cum Dóminus resurréxit, et ascéndit in cœlum. Tunc per discípulos facta sunt magna: sed ille per illos, qui et per seípsum: ipse quippe illis dixerat: Sine me nihil potéstis fácere. </text:p>
            <text:p text:style-name="P82"/>
          </table:table-cell>
          <table:table-cell table:style-name="Tabulka1.A1" office:value-type="string">
            <text:p text:style-name="P37"/>
            <text:p text:style-name="P353"><text:span text:style-name="T1065">Budete</text:span> mě hledat, a<text:span text:style-name="T1335">le</text:span> nenaleznete, a kde já jsem, tam vy nemůžete dojít. <text:span text:style-name="T540">Zde již </text:span><text:span text:style-name="T110">Pán</text:span><text:span text:style-name="T540"> předpověděl své vzkříšení. Nechtěli jej poznat, když byl mezi nimi, až poté jej chtěli hledat, když viděli to veliké množství lidí, kteří v něj již uvěřili. Stala se totiž veliká znamení, když Pán vstal z mrtvých a vystoupil na nebesa. Potom i jeho učedníci konali veliké věci, avšak Pán je konal skrze ně, stejně jako dříve On sám </text:span><text:span text:style-name="T87">na zemi</text:span><text:span text:style-name="T540">. Řekl jim totiž: „Beze mne nebudete moci učinit nic.“ </text:span></text:p>
          </table:table-cell>
        </table:table-row>
        <table:table-row table:style-name="Tabulka1.181">
          <table:table-cell table:style-name="Tabulka1.A1" office:value-type="string">
            <text:p text:style-name="P52">Lectio <text:span text:style-name="T129">ii</text:span>j.</text:p>
            <text:p text:style-name="P179"><text:span text:style-name="T1065">Quando</text:span> claudus ille, qui sedébat ad portam, ad vocem Petri surréxit, et suis pédibus ambulávit, ita ut hómines miraréntur, sic eos allocútus est Petrus, quia non in sua potestate ista fecit, sed in virtúte illíus, quem ipsi occidérunt. Multi compúncti dixérunt: Quid faciémus? Vidérunt enim se ingénti <text:soft-page-break/>crimine impietátis adstríctos, quando illum occidérunt, quem venerári et adoráre debuérunt: et hoc putábant esse inexpiábile. Magnum enim fácinus erat, cujus considerátio illos fáceret desperáre: sed non debébant desperáre, pro quibus in cruce péndens Dóminus est dignátus oráre. Dixerat enim: Pater, ignosce illis, quia nésciunt quid fáciunt. </text:p>
            <text:p text:style-name="P157"/>
          </table:table-cell>
          <table:table-cell table:style-name="Tabulka1.A1" office:value-type="string">
            <text:p text:style-name="P37"/>
            <text:p text:style-name="P326"><text:span text:style-name="T1065">Když</text:span> ten chromý, který sedával u brány, na Petrovu výzvu vstal a chodil po svých vlastních nohou, podivili se lidé, a takto k nim Petr mluvil, že to neučinil ze své vlastní moci, ale silou toho, <text:span text:style-name="T1335">kterého</text:span> oni sami zabili. Mnozí pak kajícně řekli: „Co jsme to učinili?“ Došlo jim totiž, že jsou vinni <text:span text:style-name="T1335">z </text:span>ob<text:soft-page-break/>rovského zločinu bezbožnosti, když zabili toho, kterého měli uctívat a klanět se mu. A to považovali za neodpustitelné. Byl to totiž veliký zločin a toto uvědomění je přivádělo k zoufalosti. Avšak nebylo třeba zoufati, neboť Pán se za ně modlil, když visel na kříži. Pravil totiž: „Otče, odpusť jim, neboť nevědí, co činí.“</text:p>
          </table:table-cell>
        </table:table-row>
        <table:table-row table:style-name="Tabulka1.182">
          <table:table-cell table:style-name="Tabulka1.A1" table:number-columns-spanned="2" office:value-type="string">
            <text:p text:style-name="P30">Feria <text:span text:style-name="T309">Tertia</text:span></text:p>
            <text:p text:style-name="P48"><text:span text:style-name="T184">Infra hebdomadam Passionis</text:span>.</text:p>
          </table:table-cell>
          <table:covered-table-cell/>
        </table:table-row>
        <table:table-row table:style-name="Tabulka1.183">
          <table:table-cell table:style-name="Tabulka1.A1" office:value-type="string">
            <text:p text:style-name="P74"><text:span text:style-name="T32">Léctio sancti Evangélii secúndum </text:span><text:span text:style-name="T43">Joánnem</text:span><text:span text:style-name="T32">.</text:span><text:span text:style-name="T11"> </text:span></text:p>
            <text:p text:style-name="P52">Lectio <text:span text:style-name="T129">j</text:span>. Cap. <text:span text:style-name="T309">7</text:span>.</text:p>
            <text:p text:style-name="P149"><text:span text:style-name="T1065">In</text:span> illo témpore: Ambulábat Jesus in Galilæam: non enim volébat in Judæam ambuláre, quia quærébant eum Judæi interfícere. Et réliqua.</text:p>
            <text:p text:style-name="P82"/>
            <text:p text:style-name="P92"><text:span text:style-name="T583">Homilía sancti </text:span><text:span text:style-name="T584">Augustíni Epíscopi</text:span><text:span text:style-name="T64">.</text:span></text:p>
            <text:p text:style-name="P54">Tract. <text:span text:style-name="T310">28</text:span>. in Joánnem.</text:p>
            <text:p text:style-name="P280"><text:span text:style-name="T1225">In</text:span><text:span text:style-name="T52"> isto Evangélii capítulo, fratres, Dóminus noster Jesus Christus secúndum hóminem se plurímum commendávit fidei nostræ. Etenim semper hoc egit dictis et factis suis, ut Deus credátur et homo: Deus qui nos fecit, homo qui nos quæsívit: Deus cum Patre semper, homo nobíscum ex témpore. Non enim quæréret quem fécerat, nisi f</text:span><text:span text:style-name="T58">í</text:span><text:span text:style-name="T52">eret ipse quod fécerat. </text:span></text:p>
            <text:p text:style-name="P82"/>
          </table:table-cell>
          <table:table-cell table:style-name="Tabulka1.A1" office:value-type="string">
            <text:p text:style-name="P37"/>
            <text:p text:style-name="P37"/>
            <text:p text:style-name="P194"><text:span text:style-name="T1068">Z</text:span><text:span text:style-name="T1067">a</text:span><text:span text:style-name="T583"> onoho času </text:span><text:span text:style-name="T688">kráčel Ježíš do Galileje. Nechtěl totiž jít do Judska, neboť Židé jej chtěli zabít</text:span><text:span text:style-name="T583">. A ostatní.</text:span></text:p>
            <text:p text:style-name="P37"/>
            <text:p text:style-name="P37"/>
            <text:p text:style-name="P39"/>
            <text:p text:style-name="P327"><text:span text:style-name="T1187">Bratři</text:span><text:span text:style-name="T315">, v této kapitole Evangelia se náš Pán</text:span> <text:span text:style-name="T315">Ježíš Kristus jako člověk ještě více svěřuje naší víře. Zajisté tak činil vždy svými slovy i skutky, abychom věřili, že je opravdu Bůh i člověk. Bůh, který nás stvořil, a člověk, který nás vyhledal. Bůh, který vždy přebývá s Otcem, člověk, který po určitý čas přebýval s námi. Avšak nehledal by dílo svých rukou, aniž by se </text:span><text:span text:style-name="T124">na čas </text:span><text:span text:style-name="T315">nestal </text:span><text:span text:style-name="T1418">tím, co stvořil</text:span><text:span text:style-name="T315">.</text:span></text:p>
          </table:table-cell>
        </table:table-row>
        <table:table-row table:style-name="Tabulka1.184">
          <table:table-cell table:style-name="Tabulka1.A1" office:value-type="string">
            <text:p text:style-name="P52">Lectio <text:span text:style-name="T129">ij</text:span>.</text:p>
            <text:p text:style-name="P163"><text:span text:style-name="T1065">Quando</text:span> ergo látuit ut homo, non poténtiam perdidísse putándus est, sed exémplum infirmitáti præbuísse. Ille enim quando vóluit, deténtus est: quando vóluit, occísus est. Sed quóniam futúra erant membra ejus, id est, fidéles ejus, qui non habérent illam potestátem, quam habébat ipse Deus noster: quod latébat, quod se tamquam ne occiderétur, occultábat, hoc indicábat factúra esse membra sua, in quibus útique membris suis ipse erat.</text:p>
            <text:p text:style-name="P82"/>
          </table:table-cell>
          <table:table-cell table:style-name="Tabulka1.A1" office:value-type="string">
            <text:p text:style-name="P37"/>
            <text:p text:style-name="P233"><text:span text:style-name="T1151">Když</text:span><text:span text:style-name="T922"> se tedy skrýval jako člověk, zajisté tím neztratil svou moc, ale chtěl nám dát příklad slabosti. </text:span><text:span text:style-name="T1001">Pouze</text:span><text:span text:style-name="T922"> když chtěl, byl zajat, </text:span><text:span text:style-name="T1001">pouze</text:span><text:span text:style-name="T922"> když chtěl, byl zabit. Protože však měl mít své údy, t</text:span><text:span text:style-name="T413">edy</text:span><text:span text:style-name="T922"> své věřící, kteří neměli tuto moc, kterou měl sám náš Bůh, tak právě když se skrýval, když odešel do ústraní, aby se jakoby nenechal zabít, ukázal nám tím, co mají dělat jeho následovníci, ve kterých jako ve svých údech sám přebýval.</text:span></text:p>
          </table:table-cell>
        </table:table-row>
        <table:table-row table:style-name="Tabulka1.185">
          <table:table-cell table:style-name="Tabulka1.A1" office:value-type="string">
            <text:p text:style-name="P52">Lectio <text:span text:style-name="T129">ii</text:span>j.</text:p>
            <text:p text:style-name="P179"><text:span text:style-name="T1065">Non</text:span> enim Christus in cápite, et non in córpore: sed Christus totus in cápite, et in córpore. Quod ergo membra ejus, ipse: quod autem ipse, non contínuo membra ejus. Nam si non ipsi essent membra ejus, non díceret Saulo: Quid me perséqueris? Non enim Saulus ipsum, sed membra ejus, id est, fidéles ejus, in terra persequebátur. Noluit tamen dicere sanctos meos, servos meos, postrémo honorabílius, fratres meos: sed me, hoc est membra mea, quibus ego sum caput. </text:p>
            <text:p text:style-name="P157"/>
          </table:table-cell>
          <table:table-cell table:style-name="Tabulka1.A1" office:value-type="string">
            <text:p text:style-name="P37"/>
            <text:p text:style-name="P240"><text:span text:style-name="T1108">Kristus</text:span><text:span text:style-name="T770"> totiž není jen hlava, nebo jen tělo </text:span><text:span text:style-name="T1002">své Církve. </text:span><text:span text:style-name="T923">Kristus je </text:span><text:span text:style-name="T1021">v ní</text:span><text:span text:style-name="T923"> celý, v hlavě </text:span><text:span text:style-name="T924">i</text:span><text:span text:style-name="T923"> v těle. Co jsou jeho údy, je on sám, a co je on sám, to už nejsou pouhé jeho údy. Neboť kdyby </text:span><text:span text:style-name="T1003">Křesťané</text:span><text:span text:style-name="T923"> nebyli jeho údy, neříkal by Šavlovi: „Proč mne pronásleduješ?“ Šavel totiž zde na zemi nepronásledoval jeho samotného, </text:span><text:span text:style-name="T429">nýbrž</text:span><text:span text:style-name="T923"> jeho údy, t</text:span><text:span text:style-name="T413">edy</text:span><text:span text:style-name="T923"> jeho věřící. Pán totiž nechtěl říc</text:span><text:span text:style-name="T924">i</text:span><text:span text:style-name="T923"> mé svaté, mé služebníky, poté </text:span><text:span text:style-name="T925">s větší úctou</text:span><text:span text:style-name="T923">, mé bratry, ale mne, to </text:span><text:span text:style-name="T926">znamená</text:span><text:span text:style-name="T923"> mé údy, </text:span><text:span text:style-name="T925">kterým</text:span><text:span text:style-name="T923"> já jsem hlavou.</text:span></text:p>
          </table:table-cell>
        </table:table-row>
        <text:soft-page-break/>
        <table:table-row table:style-name="Tabulka1.186">
          <table:table-cell table:style-name="Tabulka1.A1" table:number-columns-spanned="2" office:value-type="string">
            <text:p text:style-name="P30">Feria <text:span text:style-name="T310">Quarta</text:span></text:p>
            <text:p text:style-name="P48"><text:span text:style-name="T184">Infra hebdomadam Passionis</text:span>.</text:p>
          </table:table-cell>
          <table:covered-table-cell/>
        </table:table-row>
        <table:table-row table:style-name="Tabulka1.187">
          <table:table-cell table:style-name="Tabulka1.A1" office:value-type="string">
            <text:p text:style-name="P74"><text:span text:style-name="T32">Léctio sancti Evangélii secúndum </text:span><text:span text:style-name="T43">Joánnem</text:span><text:span text:style-name="T32">.</text:span><text:span text:style-name="T11"> </text:span></text:p>
            <text:p text:style-name="P52">Lectio <text:span text:style-name="T129">j</text:span>. Cap. <text:span text:style-name="T310">10</text:span>.</text:p>
            <text:p text:style-name="P149"><text:span text:style-name="T1065">In</text:span> illo témpore: Facta sunt encænia in Jerosólymis: et hiems erat. Et ambulábat Jesus in templo, in pórticu Salomónis. Et réliqua.</text:p>
            <text:p text:style-name="P82"/>
            <text:p text:style-name="P92"><text:span text:style-name="T583">Homilía sancti </text:span><text:span text:style-name="T584">Augustíni Epíscopi</text:span><text:span text:style-name="T64">.</text:span></text:p>
            <text:p text:style-name="P54">Tract. <text:span text:style-name="T310">28</text:span>. in Joánnem.</text:p>
            <text:p text:style-name="P162"><text:span text:style-name="T1065">Encænia</text:span> festívitas erat dedicatiónis templi. Græce enim cænon dícitur novum. Quandocúmque novum ál<text:span text:style-name="T311">i</text:span>quid fúerit dedicátum, encænia vocántur. Jam et usus habet hoc verbum. Si quis nova túnica induátur, encæniáre dícitur. Illum enim diem, quo templum dedicátum est, Judæi solémniter celebrábant: ipse dies festus agebátur, cum ea quæ lecta sunt, locútus est Dóminus.</text:p>
            <text:p text:style-name="P82"/>
          </table:table-cell>
          <table:table-cell table:style-name="Tabulka1.A1" office:value-type="string">
            <text:p text:style-name="P37"/>
            <text:p text:style-name="P37"/>
            <text:p text:style-name="P194"><text:span text:style-name="T1068">Z</text:span><text:span text:style-name="T1067">a</text:span><text:span text:style-name="T583"> onoho času </text:span><text:span text:style-name="T689">se v</text:span><text:span text:style-name="T583"> Jerusalémě konala slavnost posvěcení chrámu. Byla zima. Ježíš </text:span><text:span text:style-name="T708">se procházel</text:span><text:span text:style-name="T583"> v chrámě, v podloubí Šalomounově. </text:span><text:span text:style-name="T688">A ostatní.</text:span></text:p>
            <text:p text:style-name="P37"/>
            <text:p text:style-name="P37"/>
            <text:p text:style-name="P39"/>
            <text:p text:style-name="P328"><text:span text:style-name="T1065">Enkaínia</text:span> (ἐνκαίνια) byla slavnost zasvěcení chrámu. Řecky totiž slovo καινόν znamená něco nového. Kdykoliv tedy bylo zasvěcováno něco nového, nazývali to lidé enkaínia. Takto se to slovo používá <text:span text:style-name="T314">do</text:span>dnes. Když si někdo obleče nový oděv, provádí tím enkaínii. Onen den, kdy byl zasvěcen chrám <text:span text:style-name="T73">v Jerusalémě</text:span><text:span text:style-name="T150">, Židé velkolepě oslavují. Jednalo se tedy přímo o den slavnosti, kdy Pán pronesl to, co čteme.</text:span></text:p>
          </table:table-cell>
        </table:table-row>
        <table:table-row table:style-name="Tabulka1.188">
          <table:table-cell table:style-name="Tabulka1.A1" office:value-type="string">
            <text:p text:style-name="P52">Lectio <text:span text:style-name="T129">ij</text:span>.</text:p>
            <text:p text:style-name="P163"><text:span text:style-name="T1065">Hiems</text:span> erat, et ambulábat Jesus in templo, in pórticu Salomónis. Circumdedérunt ergo eum Judæi, et dicébant ei: Quoúsque ánimam nostram tollis? Si tu es Christus, dic nobis palam. Non veritátem desiderábant, sed calúmniam præparábant. Hiems erat, et frígidi erant: ad illum enim divínum ignem accédere pigri erant. Si accédere est crédere: qui credit, accédit: qui negat, recédit. Non movétur ánima pédibus, sed afféctibus.</text:p>
            <text:p text:style-name="P82"/>
          </table:table-cell>
          <table:table-cell table:style-name="Tabulka1.A1" office:value-type="string">
            <text:p text:style-name="P37"/>
            <text:p text:style-name="P354"><text:span text:style-name="T1065">Byla</text:span> zima a Ježíš se procházel v chrámě, v podloubí Šalamounově. Tu ho obstoupili Židé a pravili mu: „Jak dlouho nás ještě <text:span text:style-name="T313">chceš </text:span>drž<text:span text:style-name="T313">et</text:span> v napětí? Jsi-li ty Mesiáš, ř<text:span text:style-name="T1336">ekni</text:span> nám to <text:span text:style-name="T1336">jasně</text:span>.“ <text:span text:style-name="T313">Oni však netoužili po pravdě, ale chystali pomluvy. Byla zima a oni byli zmrzlí. Aby však </text:span><text:span text:style-name="T86">v sobě </text:span><text:span text:style-name="T313">zapálili ten božský oheň, na to byli moc líní. Pokud zapálit znamená věřit, kdo věří, ten plane. Kdo odmítá, vyhasíná. Duše však nebývá pohnuta nohama </text:span><text:span text:style-name="T86">jako tělo</text:span><text:span text:style-name="T313">, ale citem.</text:span></text:p>
          </table:table-cell>
        </table:table-row>
        <table:table-row table:style-name="Tabulka1.189">
          <table:table-cell table:style-name="Tabulka1.A1" office:value-type="string">
            <text:p text:style-name="P52">Lectio <text:span text:style-name="T129">ii</text:span>j.</text:p>
            <text:p text:style-name="P179"><text:span text:style-name="T1065">Frigúerant</text:span> diligéndi c<text:span text:style-name="T1418">h</text:span>aritáte, et ardébant nocéndi cupiditáte. Longe áberant, et ibi erant: non accedébant credéndo, et premébant persequéndo. Quærébant audíre a Dómino, Ego sum Christus: et fortásse de Christo secúndum hóminem sapiébant. Prædicavérunt enim <text:span text:style-name="T1337">P</text:span>rophétæ Christum: sed divinitátem Christi et in <text:span text:style-name="T1337">P</text:span>rophétis et in ipso Evangélio nec hærétici intéllegunt: quanto minus Judæi, quámdiu velámen est super cor eórum?</text:p>
            <text:p text:style-name="P157"/>
          </table:table-cell>
          <table:table-cell table:style-name="Tabulka1.A1" office:value-type="string">
            <text:p text:style-name="P37"/>
            <text:p text:style-name="P226"><text:span text:style-name="T1129">Oni</text:span><text:span text:style-name="T823"> tedy byli vymrzlí nedostatkem lásky, ale planuli touhou škodit. Byli </text:span><text:span text:style-name="T708">z </text:span><text:span text:style-name="T823">dalek</text:span><text:span text:style-name="T708">a</text:span><text:span text:style-name="T823">, přece však přišli. Nepláli vírou, ale touhou utlačovat pronásledováním. Chtěli od Pána slyšet „Já jsem Kristus“ a snad o Kristu i něco věděli jako o člověku. Krista </text:span><text:span text:style-name="T709">sice</text:span><text:span text:style-name="T823"> předpovídali </text:span><text:span text:style-name="T709">P</text:span><text:span text:style-name="T823">roroci, avšak božství Kristovo </text:span><text:span text:style-name="T709">nepochopili</text:span><text:span text:style-name="T823"> z </text:span><text:span text:style-name="T709">P</text:span><text:span text:style-name="T823">roroků či samého </text:span><text:span text:style-name="T709">E</text:span><text:span text:style-name="T823">vangelia ani </text:span><text:span text:style-name="T380">bludaři</text:span><text:span text:style-name="T823">. Oč méně pak Židé, když na jejich srdcích </text:span><text:span text:style-name="T709">ještě</text:span><text:span text:style-name="T823"> ležela rouška? </text:span></text:p>
          </table:table-cell>
        </table:table-row>
        <table:table-row table:style-name="Tabulka1.190">
          <table:table-cell table:style-name="Tabulka1.A1" table:number-columns-spanned="2" office:value-type="string">
            <text:p text:style-name="P30">Feria <text:span text:style-name="T310">Quinta</text:span></text:p>
            <text:p text:style-name="P48"><text:span text:style-name="T184">Infra hebdomadam Passionis</text:span>.</text:p>
          </table:table-cell>
          <table:covered-table-cell/>
        </table:table-row>
        <table:table-row table:style-name="Tabulka1.191">
          <table:table-cell table:style-name="Tabulka1.A1" office:value-type="string">
            <text:p text:style-name="P74"><text:span text:style-name="T32">Léctio sancti Evangélii secúndum </text:span><text:span text:style-name="T46">Lucam</text:span><text:span text:style-name="T32">.</text:span><text:span text:style-name="T11"> </text:span></text:p>
            <text:p text:style-name="P52">Lectio <text:span text:style-name="T129">j</text:span>. Cap. <text:span text:style-name="T311">7</text:span>.</text:p>
            <text:p text:style-name="P149"><text:span text:style-name="T1065">In</text:span> illo témpore: Rogábat Jesum quidam de <text:span text:style-name="T311">P</text:span>harisæis, ut manducáret cum illo. Et ingréssus domum <text:span text:style-name="T311">P</text:span>harisæi discúbuit. Et réliqua.</text:p>
            <text:p text:style-name="P82"/>
            <text:p text:style-name="P92"><text:soft-page-break/><text:span text:style-name="T583">Homilía sancti </text:span><text:span text:style-name="T584">Gregórii Papæ</text:span><text:span text:style-name="T64">.</text:span></text:p>
            <text:p text:style-name="P54">Homil. 33. in Evangélia.</text:p>
            <text:p text:style-name="P162"><text:span text:style-name="T1065">Cogitánti</text:span> mihi de Maríæ Magdalénæ pœniténtia, flere magis libet, quam áliquid dícere. Cujus enim vel sáxeum pectus illæ hujus peccatrícis lácrimæ ad exémplum pœniténdi non emólliant? Considerávit namque quid fecit, et nóluit moderári quid fáceret. Super convivántes ingréssa est, non jussa venit, inter épulas lácrimas óbtulit. Díscite, quo dolóre ardet, quæ flére et inter épulas non erubéscit.</text:p>
            <text:p text:style-name="P82"/>
          </table:table-cell>
          <table:table-cell table:style-name="Tabulka1.A1" office:value-type="string">
            <text:p text:style-name="P37"/>
            <text:p text:style-name="P37"/>
            <text:p text:style-name="P194"><text:span text:style-name="T1068">Z</text:span><text:span text:style-name="T1067">a</text:span><text:span text:style-name="T583"> onoho času žá</text:span><text:span text:style-name="T690">dal Ježíše jeden z </text:span><text:span text:style-name="T709">F</text:span><text:span text:style-name="T690">ari</text:span><text:span text:style-name="T380">s</text:span><text:span text:style-name="T690">eů, aby s ním pojedl. Vešel tedy do domu </text:span><text:span text:style-name="T709">F</text:span><text:span text:style-name="T690">ari</text:span><text:span text:style-name="T380">s</text:span><text:span text:style-name="T690">eova a pojedl s ním</text:span><text:span text:style-name="T583">. </text:span><text:span text:style-name="T688">A ostatní.</text:span></text:p>
            <text:p text:style-name="P37"/>
            <text:p text:style-name="P37"><text:soft-page-break/></text:p>
            <text:p text:style-name="P39"/>
            <text:p text:style-name="P281"><text:span text:style-name="T1109">Když</text:span><text:span text:style-name="T690"> pomyslím na pokání Marie Magdalény, chce se mi spíše plakat než něco říkat. Kdo jen by měl srdce tak kamenné, že by jej slzy této hříšnice neobměkčily </text:span><text:span text:style-name="T771">k tomu</text:span><text:span text:style-name="T690">, aby</text:span><text:span text:style-name="T771"> </text:span><text:span text:style-name="T690">následoval </text:span><text:span text:style-name="T772">příkladu </text:span><text:span text:style-name="T690">její</text:span><text:span text:style-name="T772">ho</text:span><text:span text:style-name="T690"> pokání? Maria si uvědomila, co učinila a již </text:span><text:span text:style-name="T772">si</text:span><text:span text:style-name="T690"> to nechtěla dále omlouvat. Přišla mezi hodující, nepozvána, a </text:span><text:span text:style-name="T380">uprostřed</text:span><text:span text:style-name="T352"> vše</text:span><text:span text:style-name="T380">ch</text:span><text:span text:style-name="T352"> </text:span><text:span text:style-name="T690">pokrm</text:span><text:span text:style-name="T380">ů</text:span><text:span text:style-name="T690"> nabídla své slzy. </text:span><text:span text:style-name="T773">Po</text:span><text:span text:style-name="T380">chop</text:span><text:span text:style-name="T773">te, jaká bolest ji musela stravo</text:span><text:span text:style-name="T824">­</text:span><text:span text:style-name="T773">vat, když se nestyděla plakat mezi tolika hodujícími. </text:span></text:p>
          </table:table-cell>
        </table:table-row>
        <table:table-row table:style-name="Tabulka1.192">
          <table:table-cell table:style-name="Tabulka1.A1" office:value-type="string">
            <text:p text:style-name="P52">Lectio <text:span text:style-name="T129">ij</text:span>.</text:p>
            <text:p text:style-name="P163"><text:span text:style-name="T1065">Hanc</text:span> vero, quam Lucas peccatrícem mulíerem, Joánnes Maríam nóminat, illam esse Maríam crédimus, de qua Marcus septem dæmónia ejécta fuísse testátur. Et quid per septem dæmónia, nisi univérsa vítia designántur? Quia enim septem diébus omne tempus comprehénditur, recte septenário número univérsitas figurátur. Septem ergo dæmónia Maria hábuit, quæ univérsis vítiis plena fuit.</text:p>
            <text:p text:style-name="P82"/>
          </table:table-cell>
          <table:table-cell table:style-name="Tabulka1.A1" office:value-type="string">
            <text:p text:style-name="P37"/>
            <text:p text:style-name="P241"><text:span text:style-name="T1159">Věříme</text:span><text:span text:style-name="T955">, že tato žena, kterou Lukáš nazývá </text:span><text:span text:style-name="T956">pouze </text:span><text:span text:style-name="T955"><text:s/>hříšnicí, Jan </text:span><text:span text:style-name="T956">již</text:span><text:span text:style-name="T955"> Marií, byla onou Marií, o níž Marek píše, že z ní bylo vyhnáno sedm zlých duchů. A co jiného by mohlo označovat těchto sedm zlých duchů, než všechny neřesti? Protože totiž </text:span><text:span text:style-name="T957">pojem </text:span><text:span text:style-name="T955">sedm</text:span><text:span text:style-name="T957">i</text:span><text:span text:style-name="T955"> dnů </text:span><text:span text:style-name="T957">vystihuje</text:span><text:span text:style-name="T955"> </text:span><text:span text:style-name="T956">veškerý</text:span><text:span text:style-name="T955"> č</text:span><text:span text:style-name="T956">as</text:span><text:span text:style-name="T955">, příhodně se číslo sedm používá pro označení všeobecnosti. Maria tedy měla sedm zlých duchů, neboť byla plna </text:span><text:span text:style-name="T429">veškerých</text:span><text:span text:style-name="T955"> </text:span><text:span text:style-name="T956">možných </text:span><text:span text:style-name="T955">neřestí.</text:span></text:p>
          </table:table-cell>
        </table:table-row>
        <table:table-row table:style-name="Tabulka1.193">
          <table:table-cell table:style-name="Tabulka1.A1" office:value-type="string">
            <text:p text:style-name="P52">Lectio <text:span text:style-name="T129">ii</text:span>j.</text:p>
            <text:p text:style-name="P179"><text:span text:style-name="T1065">Sed</text:span> ecce quia turpitúdinis suæ máculas aspéxit, lavánda ad fontem misericórdiæ cucúrrit, convivántes non erubuit. Nam quia semetípsam gráviter erubescébat intus, nihil esse crédidit, quod verecundarétur foris. Quid ergo mirámur, fratres? Maríam veniéntem, an Dóminum suscipiéntem? Suscipiéntem dicam, an trahéntem? Sed mélius trahéntem dicam, et suscipiéntem: quia nimírum ipse eam per misericórdiam traxit intus, qui per mansuetúdinem suscépit foris.</text:p>
            <text:p text:style-name="P157"/>
          </table:table-cell>
          <table:table-cell table:style-name="Tabulka1.A1" office:value-type="string">
            <text:p text:style-name="P37"/>
            <text:p text:style-name="P329"><text:span text:style-name="T1065">Avšak</text:span> hle, když Maria pohleděla na <text:span text:style-name="T1418">po</text:span>skvrn<text:span text:style-name="T1418">u</text:span> své ošklivosti, běžela se hned umýt k prameni milosrdenství, <text:span text:style-name="T1338">a</text:span> nestyděla se ani před hodujícími. <text:s/>Neboť uvnitř se styděla tak hluboce, že ospravedlnit se i navenek pro ni nic nebylo. Čemu se tedy divíme, bratři? Tomu, že Maria přišla, nebo tomu, že <text:span text:style-name="T312">j</text:span>i Pán vůbec <text:span text:style-name="T312">přijal</text:span>? <text:span text:style-name="T312">Mám vůbec říci přijal, nebo spíš přitáhl k sobě? Měl bych totiž říct přitáhl, a poté přijal. Neboť on ji zajisté svým milosrdenstvím přitáhl uvnitř, a pak ji svou laskavostí přijal navenek.</text:span></text:p>
          </table:table-cell>
        </table:table-row>
        <table:table-row table:style-name="Tabulka1.194">
          <table:table-cell table:style-name="Tabulka1.A1" table:number-columns-spanned="2" office:value-type="string">
            <text:p text:style-name="P97"><text:span text:style-name="T5">FERIA SEXTA POST DOMINICAM PASSIONIS</text:span><text:span text:style-name="T4">.</text:span></text:p>
            <text:p text:style-name="P133"><text:span text:style-name="T23">F</text:span><text:span text:style-name="T317">est</text:span><text:span text:style-name="T318">um</text:span><text:span text:style-name="T23"> S</text:span><text:span text:style-name="T317">e</text:span><text:span text:style-name="T318">p</text:span><text:span text:style-name="T317">t</text:span><text:span text:style-name="T318">em</text:span><text:span text:style-name="T23"> </text:span><text:span text:style-name="T24">D</text:span><text:span text:style-name="T471">o</text:span><text:span text:style-name="T472">lorum</text:span></text:p>
            <text:p text:style-name="P133"><text:span text:style-name="T25">B</text:span><text:span text:style-name="T319">e</text:span><text:span text:style-name="T320">a</text:span><text:span text:style-name="T319">t</text:span><text:span text:style-name="T478">æ</text:span><text:span text:style-name="T479"> </text:span><text:span text:style-name="T26">M</text:span><text:span text:style-name="T479">ar</text:span><text:span text:style-name="T478">iæ </text:span><text:span text:style-name="T25">V</text:span><text:span text:style-name="T478">ir</text:span><text:span text:style-name="T479">ginis</text:span><text:span text:style-name="T478">.</text:span></text:p>
            <text:p text:style-name="P1"><text:span text:style-name="T316">MM</text:span>. <text:span text:style-name="T316">maj</text:span>.</text:p>
          </table:table-cell>
          <table:covered-table-cell/>
        </table:table-row>
        <table:table-row table:style-name="Tabulka1.195">
          <table:table-cell table:style-name="Tabulka1.A1" office:value-type="string">
            <text:p text:style-name="P101">In I. Nocturno</text:p>
            <text:p text:style-name="P100">De Isaía Prophéta.</text:p>
            <text:p text:style-name="P64">Lectio j. <text:span text:style-name="T1234">Cap. 53.</text:span></text:p>
            <text:p text:style-name="P362">Q<text:span text:style-name="T1065">uis</text:span> crédidit audítui nostro? et bráchium Dómini cui revelátum est? et ascéndet sicut virgúltum coram eo, et sicut radix de terra sitiénti: non est spécies ei, neque decor: et vídimus eum, et non erat aspéctus, et desiderávimus eum: despéctum, et novíssimum virórum, virum dolórum, et sciéntem infirmitátem : et quasi abscónditus vultus ejus et despéctus, unde nec reputávimus eum.</text:p>
            <text:p text:style-name="P362"><text:soft-page-break/></text:p>
          </table:table-cell>
          <table:table-cell table:style-name="Tabulka1.A1" office:value-type="string">
            <text:p text:style-name="P132"><text:s/></text:p>
            <text:p text:style-name="P6"/>
            <text:p text:style-name="P6"/>
            <text:p text:style-name="P282"><text:span text:style-name="T1213">Kdo</text:span><text:span text:style-name="T1270"> uvěří tomu, co od nás </text:span><text:span text:style-name="T1288">u</text:span><text:span text:style-name="T1270">slyš</text:span><text:span text:style-name="T1288">í</text:span><text:span text:style-name="T1270">? A komu bude zjevena moc Božího ramene? Vyšel totiž jako výhonek před </text:span><text:span text:style-name="T454">n</text:span><text:span text:style-name="T1270">ím a jako kořen ze žíznivé země. Podoby neměl ni krásy, </text:span><text:span text:style-name="T1277">a</text:span><text:span text:style-name="T1270">bychom naň patřili, neměl vzhledu, </text:span><text:span text:style-name="T1277">a</text:span><text:span text:style-name="T1270">bychom </text:span><text:span text:style-name="T454">po </text:span><text:span text:style-name="T1270"><text:s/>něm </text:span><text:span text:style-name="T1277">zatoužili</text:span><text:span text:style-name="T1270">. </text:span><text:span text:style-name="T1278">Op</text:span><text:span text:style-name="T1270">ovržen byl a nejposlednějším z lidí, mužem bolestí, zkušeným v utrpení, před jakým si lidé za</text:span><text:span text:style-name="T454">krýv</text:span><text:span text:style-name="T1270">ají tvář, </text:span><text:span text:style-name="T1277">a po</text:span><text:span text:style-name="T1270">tupen byl, </text:span><text:span text:style-name="T1277">tak</text:span><text:span text:style-name="T1270">že jsme si ho </text:span><text:span text:style-name="T454">vůbec</text:span><text:span text:style-name="T1270"> nevážili. </text:span></text:p>
          </table:table-cell>
        </table:table-row>
        <table:table-row table:style-name="Tabulka1.196">
          <table:table-cell table:style-name="Tabulka1.A1" office:value-type="string">
            <text:p text:style-name="P65">Lectio ij.</text:p>
            <text:p text:style-name="P184">V<text:span text:style-name="T1065">ere</text:span> languóres nostros ipse tulit, et dolóres nostros ipse portávit: et nos putávimus eum quasi leprósum, et percússum a Deo et humiliátum. Ipse autem vulnerátus est propter iniquitátes nostras, attrítus est propter scélera nostra: disciplína pacis nostræ super eum, et livóre ejus sanáti sumus.</text:p>
            <text:p text:style-name="P184"/>
          </table:table-cell>
          <table:table-cell table:style-name="Tabulka1.A1" office:value-type="string">
            <text:p text:style-name="P23"/>
            <text:p text:style-name="P242"><text:span text:style-name="T1216">Vpravdě</text:span><text:span text:style-name="T1279"> </text:span><text:span text:style-name="T454">on</text:span><text:span text:style-name="T1279"> </text:span><text:span text:style-name="T1288">sám </text:span><text:span text:style-name="T1279">vzal na sebe naše bolesti, ano, co jsme my trpět</text:span><text:span text:style-name="T1280">i</text:span><text:span text:style-name="T1279"> měli, on snášel; my pak jsme </text:span><text:span text:style-name="T1280">jej</text:span><text:span text:style-name="T1279"> měli za malomocného, zbitého od Boha a </text:span><text:span text:style-name="T454">pokořeného</text:span><text:span text:style-name="T1279">. Ale on byl </text:span><text:span text:style-name="T1288">z</text:span><text:span text:style-name="T1279">raněn pro naše hříchy, roz</text:span><text:span text:style-name="T455">erván</text:span><text:span text:style-name="T1279"> byl pro naše nepravosti; tresty pro naši spásu na něho dolehly, a jeho jizvami jsme uzdraveni. </text:span></text:p>
          </table:table-cell>
        </table:table-row>
        <table:table-row table:style-name="Tabulka1.197">
          <table:table-cell table:style-name="Tabulka1.A1" office:value-type="string">
            <text:p text:style-name="P65">Lectio iij.</text:p>
            <text:p text:style-name="P185">O<text:span text:style-name="T1065">mnes</text:span> nos quasi oves errávimus, unusquísque in viam suam declinávit: et pósuit Dóminus in eo iniquitátem ómnium nostrum. Oblátus est quia ipse vóluit, et non apéruit os suum: sicut ovis ad occisiónem ducétur, et quasi agnus coram tondénte se obmutéscet, et non apériet os suum. De angústia, et de judício sublátus est: generatiónem ejus quis enarrábit? quia abscíssus est de terra vivéntium: propter scelus populi mei percússi eum. E<text:span text:style-name="T1340">t</text:span> dabit ímpios pro sepultúra, et dívitem pro morte sua: eo quod iniquitátem non fécerit, neque dolus fúerit in ore ejus. </text:p>
            <text:p text:style-name="P184"/>
          </table:table-cell>
          <table:table-cell table:style-name="Tabulka1.A1" office:value-type="string">
            <text:p text:style-name="P23"/>
            <text:p text:style-name="P392"><text:span text:style-name="T1065">My</text:span> všichni jsme zbloudili jako ovce, každý <text:span text:style-name="T1395">zvlášť </text:span>se uchýlil na svou cestu; i složil Hospodin na něj nepravost nás všech. Obětoval se, protože <text:span text:style-name="T1339">on </text:span>sám chtěl, a neotevřel svá úst<text:span text:style-name="T1395">a</text:span>; jako ovce vedená na porážku, a jako beránek bývá němý před tím, kdo ho stříhá, <text:span text:style-name="T1395">ani on </text:span>neotevřel svá úst<text:span text:style-name="T1395">a</text:span>. Z tísně, když byl odsouzen, ho vyrvala smrt; a kdo z jeho pokolení <text:span text:style-name="T1395">by </text:span>uvážil, že byl vytržen <text:span text:style-name="T1395">ze </text:span>země žijících, a bit pro zločin svého lidu? Budou ho chtít pohřbít s bezbožníky, avšak u bohat<text:span text:style-name="T1341">ého </text:span>bude pochován, protože žá<text:span text:style-name="T1395">dnou </text:span>nepravost <text:span text:style-name="T1419">neučinil</text:span>, ani klam <text:span text:style-name="T1395">ne</text:span>byl <text:span text:style-name="T1395">ni</text:span><text:span text:style-name="T1342">kdy </text:span>v jeho ústech. </text:p>
          </table:table-cell>
        </table:table-row>
        <table:table-row table:style-name="Tabulka1.198">
          <table:table-cell table:style-name="Tabulka1.A1" office:value-type="string">
            <text:p text:style-name="P66">Lectio i<text:span text:style-name="T1343">v</text:span>.</text:p>
            <text:p text:style-name="P186">E<text:span text:style-name="T1188">t</text:span> Dóminus vóluit contérere eum in infirmitáte: si posúerit pro peccáto ánimam suam, vidébit semen longævum, et volúntas Dómini in manu ejus dirigétur. Pro eo quod laborávit ánima ejus, videbit et saturábitur: in sciéntia sua justificébit ipse justus servus meus multos, et iniquitátes eórum ipse portávit. Ideo dispértiam ei plúrimos: et fórtium dívidet spólia, pro eo quod trádidit in mortem ánimam suam, et cum scelerátis reputátus est: et ipse peccáta multórum tulit, et pro transgressóribus rogávit.</text:p>
            <text:p text:style-name="P186"/>
          </table:table-cell>
          <table:table-cell table:style-name="Tabulka1.A1" office:value-type="string">
            <text:p text:style-name="P23"/>
            <text:p text:style-name="P243"><text:span text:style-name="T1211">Hospodi</text:span><text:span text:style-name="T1216">nu</text:span><text:span text:style-name="T1279"> se zalíbilo zdeptat jej utrpením, bude-li chtít dáti ve smírnou obě</text:span><text:span text:style-name="T1282">ť</text:span><text:span text:style-name="T1279"> svůj život, bude </text:span><text:span text:style-name="T1282">patřit na </text:span><text:span text:style-name="T1313">své </text:span><text:span text:style-name="T1279">potomstvo po dlouhé věky, </text:span><text:span text:style-name="T455">a vůle</text:span><text:span text:style-name="T1279"> Hospodin</text:span><text:span text:style-name="T455">ova</text:span><text:span text:style-name="T1279"> </text:span><text:span text:style-name="T455">povede jeho ruku</text:span><text:span text:style-name="T1279">. Z ovoce toho, co vytrpěl, bude se těšit, nasycen bude radostí z toho, co zkusil. </text:span><text:span text:style-name="T1281">M</text:span><text:span text:style-name="T1279">ůj </text:span><text:span text:style-name="T455">s</text:span><text:span text:style-name="T1279">pravedlivý sluha ospravedlní mnohé, neboť on vezme na sebe jejich hříchy. Proto mu dávám v úděl zástupy </text:span><text:span text:style-name="T1281">a</text:span><text:span text:style-name="T1279"> mocné bude </text:span><text:span text:style-name="T455">jako</text:span><text:span text:style-name="T1279"> kořist přidělovat. Za to, že vydal na smrt svů</text:span><text:span text:style-name="T1281">j život</text:span><text:span text:style-name="T1279">, že se nechal </text:span><text:span text:style-name="T1281">připo</text:span><text:span text:style-name="T1279">čí</text:span><text:span text:style-name="T455">s</text:span><text:span text:style-name="T1279">t k hříšníkům, za to, že on nesl hříchy mnohých, a prosil za ty, kteří se provinili. </text:span><text:span text:style-name="T1283">(</text:span><text:span text:style-name="T1314">Hejčl, </text:span><text:span text:style-name="T1313">upraveno</text:span><text:span text:style-name="T1314">)</text:span></text:p>
          </table:table-cell>
        </table:table-row>
        <table:table-row table:style-name="Tabulka1.199">
          <table:table-cell table:style-name="Tabulka1.A1" office:value-type="string">
            <text:p text:style-name="P101">In I<text:span text:style-name="T1350">I</text:span>. Nocturno</text:p>
            <text:p text:style-name="P105">Sermo sancti Bernárdi Abbátis.</text:p>
            <text:p text:style-name="P116"><text:span text:style-name="T541">Ex </text:span>Serm. <text:span text:style-name="T545">d</text:span>e <text:span text:style-name="T541">12. Stellis</text:span>.</text:p>
            <text:p text:style-name="P28"><text:bookmark-start text:name="__DdeLink__2400_16731447091131111111111"/><text:span text:style-name="T7">Lectio</text:span><text:bookmark-end text:name="__DdeLink__2400_16731447091131111111111"/><text:span text:style-name="T7"> v. </text:span></text:p>
            <text:p text:style-name="P188"><text:span text:style-name="T1065">Martyrium</text:span> Vírginis tam in Simeónis prophetía, quam in ipsa Domínicæ passiónis história commendátur. Pósitus est hic (ait sanctus senex de púero Jesu) in signum cui contradicétur: et tuam ipsíus ánimam (ad Mariam autem dicébat) pertransíbit gládius. Vere tuam, o beáta Mater, ánimam pertransívit: <text:span text:style-name="T541">a</text:span>lióquin non nisi eam pertránsiens, carnem Fílii tui penetráret. Et quidem posteáquam emísit spíritum tuus ille Jesus, ipsíus plane non attigit ánimam crudélis láncea, quæ ipsíus apéruit latus, sed tuam útique ánimam pertransívit. Ipsíus nimírum ánima jam ibi non erat, sed tua <text:soft-page-break/>plane inde nequíbat avélli.</text:p>
            <text:p text:style-name="P27"/>
          </table:table-cell>
          <table:table-cell table:style-name="Tabulka1.A1" office:value-type="string">
            <text:p text:style-name="P101"><text:s/></text:p>
            <text:p text:style-name="P24"/>
            <text:p text:style-name="P24"/>
            <text:p text:style-name="P24"/>
            <text:p text:style-name="P283"><text:span text:style-name="T1219">Utrpení</text:span><text:span text:style-name="T1299"> Panny </text:span><text:span text:style-name="T1300">Marie </text:span><text:span text:style-name="T1299">je ukázáno jak v Simeonově proroctví, tak v samotném příběhu o utrpení Páně. On </text:span><text:span text:style-name="T456">byl</text:span><text:span text:style-name="T1299"> dán (pravil svatý stařec o chlapci Ježíši) na znamení, kterému se bude odporovat. A tvou vlastní duši (řekl zase Marii) pronikne meč. Ó blažená Matko, meč opravdu pronikl tvou duši. Nemohl</text:span><text:span text:style-name="T1322"> ji však </text:span><text:span text:style-name="T1323">jinak </text:span><text:span text:style-name="T1322">pronik</text:span><text:span text:style-name="T1323">nout</text:span><text:span text:style-name="T1299"> než tím, že probodl tělo tvého Syna. A poté, co onen tvůj Ježíš vypustil duši, nedotklo se již pochopitelně kruté kopí, které otevřelo jeho bok, duše jeho, avšak právě duši tvou tak ukrutně zranilo. Jeho duše odtud již odešla, ale tvá duše se tomu zajisté vyhnouti </text:span><text:soft-page-break/><text:span text:style-name="T1299">nemohla.</text:span></text:p>
          </table:table-cell>
        </table:table-row>
        <table:table-row table:style-name="Tabulka1.200">
          <table:table-cell table:style-name="Tabulka1.A1" office:value-type="string">
            <text:p text:style-name="P68">Lectio vj.</text:p>
            <text:p text:style-name="P364"><text:span text:style-name="T1065">Tuam</text:span> ergo pertransívit ánimam vis dolóris, ut plusquam Mártyrem non immérito prædicémus, in qua nimírum corpóreæ sensum passiónis excésserit compassiónis afféctus. An non tibi plusquam gládius fuit sermo ille, revéra pertránsiens ánimam, et pertíngens usque ad divisiónem ánimæ et spíritus: Múlier, ecce fílius tuus?</text:p>
            <text:p text:style-name="P102"/>
          </table:table-cell>
          <table:table-cell table:style-name="Tabulka1.A1" office:value-type="string">
            <text:p text:style-name="P24"/>
            <text:p text:style-name="P244"><text:span text:style-name="T1221">Tvou</text:span><text:span text:style-name="T1320"> duši totiž pronikla síla bolesti, abychom tě po zásluze mohli nazývat více než </text:span><text:span text:style-name="T465">M</text:span><text:span text:style-name="T1320">učednicí, neboť soucit s utrpením tvého Syna předčil jakékoliv tělesné utrpení. Nebyla snad </text:span><text:span text:style-name="T1321">následující</text:span><text:span text:style-name="T1320"> slova horší než jakýkoliv meč, slova, která opravdu pronikla tvou duši a bolestně se dotkla samotného spojení tvé duše s tělem? „Ženo, to je tvůj syn.“</text:span></text:p>
          </table:table-cell>
        </table:table-row>
        <table:table-row table:style-name="Tabulka1.201">
          <table:table-cell table:style-name="Tabulka1.A1" office:value-type="string">
            <text:p text:style-name="P68">Lectio vij.</text:p>
            <text:p text:style-name="P365">O commutatiónem! Joánnes tibi pro Jesu tráditur, servus pro Dómino, discípulus pro Magístro, fílius Zebedæi pro Fílio Dei, homo purus pro Deo vero. Quómodo non tuam affectuosíssimam ánimam pertransíret hæc audítio, quando et nostra, licet sáxea, licet férrea péctora, sola recordátio scindit?</text:p>
            <text:p text:style-name="P25"/>
          </table:table-cell>
          <table:table-cell table:style-name="Tabulka1.A1" office:value-type="string">
            <text:p text:style-name="P24"/>
            <text:p text:style-name="P223"><text:span text:style-name="T1301">Ó </text:span><text:span text:style-name="T1302">jaká to změna! Dostala jsi Jana namísto Ježíše, služebníka namísto Pána, učedníka namísto Učitele, syna Zebedeova namísto Syna Božího, pouhého člověka za pravého Boha. Jak by se jen mohla tato slova nedotknout tvé nejláskyplnější duše, když i naše srdce, </text:span><text:span text:style-name="T1303">ať už </text:span><text:span text:style-name="T1302">kamenná </text:span><text:span text:style-name="T457">nebo</text:span><text:span text:style-name="T1302"> železná, trhá již pouhá vzpomínka na ně?</text:span></text:p>
          </table:table-cell>
        </table:table-row>
        <table:table-row table:style-name="Tabulka1.202">
          <table:table-cell table:style-name="Tabulka1.A1" office:value-type="string">
            <text:p text:style-name="P68">Lectio viij.</text:p>
            <text:p text:style-name="P365"><text:span text:style-name="T1065">Non</text:span> mirémini, fratres, quod María Martyr in ánima fuísse dicátur. Mirétur qui non memínerit se audivísse Paulum inter máxima Géntium crímina memorántem, quod sine affectióne fuíssent. Longe id fuit a Maríæ viscéribus, longe sit a sérvulis ejus. Sed forte quis dicat: Numquid non eum præscíerat moritúrum? Et indubitánter. Numquid non sperábat contínuo resurrectúrum? Et fidéliter. Super hæc dóluit crucifíxum? Et veheménter. Alióquin quisnam tu, frater, aut unde tibi hæc sapiéntia, ut miréris plus Maríæ Fílium patiéntem? Ille étiam mori córpore pótuit; ista cómmori corde non pótuit? Fecit illud c<text:span text:style-name="T1396">h</text:span>áritas, qua majórem nemo hábuit; fecit et hoc c<text:span text:style-name="T1396">h</text:span>áritas, cui post illam símilis áltera non fuit.</text:p>
            <text:p text:style-name="P102"/>
          </table:table-cell>
          <table:table-cell table:style-name="Tabulka1.A1" office:value-type="string">
            <text:p text:style-name="P24"/>
            <text:p text:style-name="P245"><text:span text:style-name="T1220">Nebuďme</text:span><text:span text:style-name="T1304"> překvapeni, bratři, že Maria </text:span><text:span text:style-name="T1305">bývá </text:span><text:span text:style-name="T1304">nazvána Mučednicí podle duše. Diví se pouze ten, kdo si </text:span><text:span text:style-name="T1306">nevzpomíná</text:span><text:span text:style-name="T1304">, že slyšel, jak Pavel mezi největšími zločiny pohanů vzpomínal, že byli bezcitní. To je však </text:span><text:span text:style-name="T1306">daleko</text:span><text:span text:style-name="T1304"> Mariina nitra. Nechť je to </text:span><text:span text:style-name="T1306">daleko</text:span><text:span text:style-name="T1304"> i její</text:span><text:span text:style-name="T1306">ch</text:span><text:span text:style-name="T1304"> služebníků. </text:span><text:span text:style-name="T1306">M</text:span><text:span text:style-name="T1304">ožná někdo namítne: To jí snad nedošlo, že umře? Bezpochyby </text:span><text:span text:style-name="T1306">ano</text:span><text:span text:style-name="T1304">. Nevěřila neustále, že vstane z mrtvých? Ano. A věrně. Proč se tedy trápila nad jeho ukřižováním? Trápila. A krutě. Avšak kdo jsi ty, bratře, a odkud </text:span><text:span text:style-name="T1306">se bere</text:span><text:span text:style-name="T1304"> tvá moudrost, když se </text:span><text:span text:style-name="T1306">tak</text:span><text:span text:style-name="T1304"> divíš, že </text:span><text:span text:style-name="T1307">Maria trpěla </text:span><text:span text:style-name="T457">více než</text:span><text:span text:style-name="T1307"> </text:span><text:span text:style-name="T1308">její </text:span><text:span text:style-name="T1307">Syn? </text:span><text:span text:style-name="T460">Když o</text:span><text:span text:style-name="T1307">n mohl zemřít tělesně, </text:span><text:span text:style-name="T460">avšak </text:span><text:span text:style-name="T1307">její srdce nemohlo zemřít spolu s ním? Kristovu oběť učinila láska, větší nikdo neměl. I Mariinu oběť učinila láska, které se žádná, kromě té Kristovy, nevyrovná.</text:span></text:p>
          </table:table-cell>
        </table:table-row>
        <table:table-row table:style-name="Tabulka1.203">
          <table:table-cell table:style-name="Tabulka1.A1" office:value-type="string">
            <text:p text:style-name="P101">In I<text:span text:style-name="T1350">II</text:span>. Nocturno</text:p>
            <text:p text:style-name="P29"><text:span text:style-name="T67">Léctio sancti Evangélii secúndum </text:span><text:span text:style-name="T227">Joánnem</text:span><text:span text:style-name="T67">.</text:span><text:span text:style-name="T6"> </text:span></text:p>
            <text:p text:style-name="P67">Lectio ix. Cap. <text:span text:style-name="T541">19</text:span>.</text:p>
            <text:p text:style-name="P189"><text:span text:style-name="T1065">In</text:span> illo témpore: Stabant juxta crucem Jesu Mater ejus, et soror Matris ejus Maria Cleophæ, et Maria Magdaléne. Et réliqua.</text:p>
            <text:p text:style-name="P85"/>
            <text:p text:style-name="P86">Homilía sancti Augustíni Epíscopi.</text:p>
            <text:p text:style-name="P69">Tract. 119. in Jo<text:span text:style-name="T541">a</text:span>nn.</text:p>
            <text:p text:style-name="P190"><text:span text:style-name="T1065">Hæc</text:span> nimírum est illa hora, de qua Jesus, aquam convérsurus in vinum, díxerat Matri: Quid mihi et tibi est múlier? nondum venit hora mea. Hanc ítaque horam prædíxerat, quæ tunc nondum vénerat, in qua debéret agnósce<text:soft-page-break/>re moritúrus, de qua fúerat mortáliter natus. Tunc ergo divína factúrus, non divinitátis, sed infirmitátis matrem velut incognítam repellébat. <text:span text:style-name="T542">N</text:span>unc autem humána jam pátiens, ex qua fúerat factus homo, afféctu commendábat humáno. Morális ígitur insinuátur locus. Facit quod faciéndum ádmonet, et exémplo suo suos minístros instrúxit præcéptor bonus, ut a fíliis piis impendátur cura paréntibus: tamquam lignum illud, ubi fixa erant membra moriéntis, etiam <text:span text:style-name="T542">Cá</text:span>thedra fúerit magístri docéntis.</text:p>
            <text:p text:style-name="P190"/>
          </table:table-cell>
          <table:table-cell table:style-name="Tabulka1.A1" office:value-type="string">
            <text:p text:style-name="P101"><text:s/></text:p>
            <text:p text:style-name="P24"/>
            <text:p text:style-name="P24"/>
            <text:p text:style-name="P398"><text:span text:style-name="T1190">Z</text:span><text:span text:style-name="T1189">a</text:span><text:span text:style-name="T1344"> onoho času </text:span><text:span text:style-name="T1345">stály podle kříže </text:span><text:span text:style-name="T1346">Ježíš</text:span><text:span text:style-name="T1345">ova jeho Matka, a sestra jeho Matky Maria Kleofášova, a Maria Magdaléna</text:span><text:span text:style-name="T1347">.</text:span><text:span text:style-name="T1346"> A ostatní.</text:span></text:p>
            <text:p text:style-name="P24"/>
            <text:p text:style-name="P24"/>
            <text:p text:style-name="P24"/>
            <text:p text:style-name="P393"><text:span text:style-name="T1065">Toto</text:span> je nepochybně ona hodina, o které Ježíš, když proměnil vodu ve víno, řekl své Matce: „Co je mně a tobě do toho, ženo? Ještě nepřišla má hodina.“ Tuto hodinu, která tehdy ještě nepřišla, on předpovídal, <text:span text:style-name="T1420">a </text:span>v ní musel <text:span text:style-name="T546">té</text:span>, <text:span text:style-name="T546">z</text:span> níž <text:soft-page-break/>se ve smrtelném těle narodil, <text:span text:style-name="T546">přiznat</text:span>, že zemře. <text:span text:style-name="T546">Když však tehdy měl činit božské dílo, svou matku, jež nezrodila jeho božství, ale jeho smrtelné tělo, takto odmítl, jako by ji ani neznal. Nyní však již trpěl bolestí lidskou, takže tu, skrze níž se stal člověkem, svěřuje lidskému citu </text:span><text:span text:style-name="T88">a péči</text:span><text:span text:style-name="T546">. Tím nám dává poučení. Udělá to, k čemu sám nabádá, a příkladem svým jako dobrý učitel vede své služebníky, aby se </text:span><text:span text:style-name="T89">i oni</text:span><text:span text:style-name="T546"> jako správné děti starali o své rodiče. Tak se tedy to dřevo, na kterém byly přibity jeho údy, stává dokonce Katedrou učitele, který nás právě učí.</text:span></text:p>
          </table:table-cell>
        </table:table-row>
        <table:table-row table:style-name="Tabulka1.204">
          <table:table-cell table:style-name="Tabulka1.A1" office:value-type="string">
            <text:p text:style-name="P67">Lectio x.</text:p>
            <text:p text:style-name="P191"><text:span text:style-name="T1065">Ex</text:span> hac <text:span text:style-name="T543">s</text:span>ana doctrína didícerat Paulus Apóstolus, quod docébat, quando dicébat: Si quis autem <text:span text:style-name="T543">s</text:span>uis, <text:span text:style-name="T543">et</text:span> máxim<text:span text:style-name="T543">e</text:span> domésticis non próvidet, <text:span text:style-name="T543">fidem </text:span>negávit, <text:span text:style-name="T543">et</text:span> est infidéli detérior. Quid autem tam cuique domé<text:span text:style-name="T543">s</text:span>ticum, qu<text:span text:style-name="T543">a</text:span>m paréntes filiis, paréntibus <text:span text:style-name="T543">fí</text:span>lii? Hujus ítaqu<text:span text:style-name="T543">e</text:span> salubérrimi præcépti ipse <text:span text:style-name="T543">Magíster S</text:span>anctórum de seípso <text:span text:style-name="T543">constituébat </text:span>exémplum, quando non ut <text:span text:style-name="T543">fámulæ</text:span> Deus, quam creáverat <text:span text:style-name="T543">et </text:span>regébat, sed ut <text:span text:style-name="T543">M</text:span>atri homo, <text:span text:style-name="T543">de</text:span> qua creátus fúerat, <text:span text:style-name="T543">et</text:span> quam relinquébat, álterum pro se quodámmodo <text:span text:style-name="T543">fíl</text:span>ium providébat. </text:p>
            <text:p text:style-name="P85"/>
          </table:table-cell>
          <table:table-cell table:style-name="Tabulka1.A1" office:value-type="string">
            <text:p text:style-name="P24"/>
            <text:p text:style-name="P396">Z tohoto <text:span text:style-name="T550">zdravého</text:span> učení vycház<text:span text:style-name="T550">el</text:span> i <text:span text:style-name="T1351">A</text:span>poštol Pavel, když ří<text:span text:style-name="T550">kával</text:span>: „Kdo se nestará o své blízké a z<text:span text:style-name="T1348">ejména </text:span>o členy rodiny, <text:span text:style-name="T1348">jako by </text:span>zapřel víru a je horší než nevěřící.“ <text:span text:style-name="T547">Kdo si je totiž navzájem bližší, než rodiče dětem a děti rodičům? Učitel Svatých však sám sebe dal za příklad tohoto spásného přikázání, když ne jako Bůh služebnici, kterou stvořil a byl ji nadřízen, ale jako člověk své Matce, z níž byl stvořen a kterou opouštěl, pak svým způsobem </text:span><text:span text:style-name="T1396">na</text:span><text:span text:style-name="T547">místo sebe dal jiného syna. </text:span></text:p>
          </table:table-cell>
        </table:table-row>
        <table:table-row table:style-name="Tabulka1.205">
          <table:table-cell table:style-name="Tabulka1.A1" office:value-type="string">
            <text:p text:style-name="P67">Lectio xj.</text:p>
            <text:p text:style-name="P192"><text:span text:style-name="T1065">Nam</text:span> cur hoc fécerit, <text:span text:style-name="T543">quod </text:span>séquitur, índicat. Ait <text:span text:style-name="T543">enim</text:span> Evang<text:span text:style-name="T543">e</text:span>lísta: Ex illa hora <text:span text:style-name="T543">accépit </text:span>eam discípulus in sua; <text:span text:style-name="T543">de s</text:span>eípso dicens: sic quippe <text:span text:style-name="T543">commemoráre </text:span>solet, qu<text:span text:style-name="T543">o</text:span>d <text:span text:style-name="T543">eum diligébat </text:span>Jesus, qui útique <text:span text:style-name="T543">omnes, </text:span>sed ipsum prae <text:span text:style-name="T543">céteris </text:span>et familiári<text:span text:style-name="T543">u</text:span>s diligébat, <text:span text:style-name="T543">ita </text:span>ut in convívio eum supra suum <text:span text:style-name="T543">pectus </text:span>discúmbere <text:span text:style-name="T543">fáceret; credo, ut istíus Evangélii, quod per eum fúerat praedicatúrus, divínam excelléntiam hoc modo commendáret. </text:span></text:p>
            <text:p text:style-name="P85"/>
          </table:table-cell>
          <table:table-cell table:style-name="Tabulka1.A1" office:value-type="string">
            <text:p text:style-name="P394"/>
            <text:p text:style-name="P395"><text:span text:style-name="T1065">Neboť</text:span> následují<text:span text:style-name="T550">cí část </text:span>nám ukazuje, proč tak učinil. Praví totiž Evangelista: „Od té hodiny přijal ji učedník za svou.“ O sobě samém pak říká: <text:span text:style-name="T548">takto měl totiž ve zvyku připomínat, že jej Ježíš miloval. On totiž miloval všechny, avšak jej více a nade všechny ostatní, takže když jedli, on si jej přivinul na svou hruď. Věřím, že věci z jeho Evangelia, které pak skrze něj předpověděl, Janovi takto svěřila božská dokonalost. </text:span></text:p>
          </table:table-cell>
        </table:table-row>
        <table:table-row table:style-name="Tabulka1.206">
          <table:table-cell table:style-name="Tabulka1.A1" office:value-type="string">
            <text:p text:style-name="P67">Lectio xij.</text:p>
            <text:p text:style-name="P193"><text:span text:style-name="T1065">Sed</text:span> in quæ sua Joánnes Matrem Dómini accépit? Neque enim non ex eis erat, qui <text:span text:style-name="T544">dixérunt </text:span>ei: Ecce nos dimísimus ómnia et secúti sumus te. Sed ibi quoque audíerat: <text:span text:style-name="T544">Q</text:span>uicúmque ista dimíserit propter me, accípiet in hoc sæculo <text:span text:style-name="T544">cénties</text:span> tantum. Habébat ergo discípulus centuplíciter pl<text:span text:style-name="T544">u</text:span>ra qu<text:span text:style-name="T544">a</text:span>m dimíserat, in quæ suscíperet ejus Matrem, qui hæc illi donáverat? Sed in ea societáte beátus Joánnes recéperat céntuplum, ubi nemo dicébat áliquid suum, sed erant illis ómnia commúnia: sicut in Apostolórum <text:span text:style-name="T544">A</text:span>ctibus scriptum est. Sic enim Apóstoli er<text:span text:style-name="T544">a</text:span>nt quasi nihil habéntes, et ómnia possidéntes.</text:p>
            <text:p text:style-name="P85"/>
          </table:table-cell>
          <table:table-cell table:style-name="Tabulka1.A1" office:value-type="string">
            <text:p text:style-name="P24"/>
            <text:p text:style-name="P397"><text:span text:style-name="T1065">Avšak</text:span> <text:span text:style-name="T1349">co bylo to „své,“ </text:span>do čeho Jan Matku Páně vlastně přijal? <text:span text:style-name="T549">B</text:span>yl totiž jedním z těch, kteří Pánovi řekli: „Hle, opustili jsme vše a následovali tě.“ <text:span text:style-name="T549">Avšak na to jim odpověděl: „Kdokoliv tyto věci opustil kvůli mně, dostane za ně na tomto světě stonásob. Měl tedy učedník stokrát více, než opustil, když přijal Jeho Matku, kterou mu Pán daroval? Avšak svatý Jan opravdu přijal stonásob v oné společnosti, kde si nikdo nečinil nárok na žádný majetek, ale všechno bylo společné. Neboť je psáno ve Skutcích Apoštolů: „Tak totiž Apoštolové žili, jako by nic neměli, ale přece jim patřilo vše.“ </text:span></text:p>
          </table:table-cell>
        </table:table-row>
        <text:soft-page-break/>
        <table:table-row table:style-name="Tabulka1.207">
          <table:table-cell table:style-name="Tabulka1.A1" table:number-columns-spanned="2" office:value-type="string">
            <text:p text:style-name="P30">Feria <text:span text:style-name="T553">Sexta</text:span></text:p>
            <text:p text:style-name="P48"><text:span text:style-name="T184">Infra hebdomadam Passionis</text:span>.</text:p>
          </table:table-cell>
          <table:covered-table-cell/>
        </table:table-row>
        <table:table-row table:style-name="Tabulka1.208">
          <table:table-cell table:style-name="Tabulka1.A1" office:value-type="string">
            <text:p text:style-name="P74"><text:span text:style-name="T32">Léctio sancti Evangélii secúndum </text:span><text:span text:style-name="T43">Joánnem</text:span><text:span text:style-name="T32">.</text:span><text:span text:style-name="T11"> </text:span></text:p>
            <text:p text:style-name="P52">Lectio <text:span text:style-name="T129">j</text:span>. Cap. <text:span text:style-name="T310">11</text:span>.</text:p>
            <text:p text:style-name="P149"><text:span text:style-name="T1065">In</text:span> illo témpore: Collegérunt pontífices et <text:span text:style-name="T553">P</text:span>harisæi concílium advérsus Jesum, et dicébant: Quid fácimus, quia hic homo multa signa facit? Et réliqua.</text:p>
            <text:p text:style-name="P82"/>
            <text:p text:style-name="P92"><text:span text:style-name="T583">Homilía sancti </text:span><text:span text:style-name="T584">Augustíni Epíscopi</text:span><text:span text:style-name="T64">.</text:span></text:p>
            <text:p text:style-name="P54">Tract. <text:span text:style-name="T553">49</text:span>. in Joánnem.</text:p>
            <text:p text:style-name="P162"><text:span text:style-name="T1065">Pontífices</text:span> et <text:span text:style-name="T553">P</text:span>harisæi sibi consulébant: nec tamen dicébant: Credámus. Plus enim pérditi hómines cogitábant, quómodo nocérent, ut pérderent, quam quómodo sibi consúlerent, ne perírent: et tamen timébant, et quasi consulebant. Dicébant enim: Quid fácimus, quia hic homo multa signa facit? Si dimíttimus eum sic, omnes credent in eum: et vénient Románi, et tóllent nostrum locum et gentem. Temporália pérdere timuérunt, et vitam ætérnam non cogitavérunt, ac sic utrúmque amisérunt.</text:p>
            <text:p text:style-name="P82"/>
          </table:table-cell>
          <table:table-cell table:style-name="Tabulka1.A1" office:value-type="string">
            <text:p text:style-name="P37"/>
            <text:p text:style-name="P37"/>
            <text:p text:style-name="P194"><text:span text:style-name="T1068">Z</text:span><text:span text:style-name="T1067">a</text:span><text:span text:style-name="T583"> onoho času </text:span><text:span text:style-name="T689">se </text:span><text:span text:style-name="T691">velekněží a </text:span><text:span text:style-name="T710">F</text:span><text:span text:style-name="T691">ari</text:span><text:span text:style-name="T710">s</text:span><text:span text:style-name="T691">eové sešli v radu proti Ježíšovi, a pravili: „Co učiníme, neboť tento člověk koná mnohá znamení?“ </text:span><text:span text:style-name="T688">A ostatní.</text:span></text:p>
            <text:p text:style-name="P37"/>
            <text:p text:style-name="P37"/>
            <text:p text:style-name="P39"/>
            <text:p text:style-name="P39"/>
            <text:p text:style-name="P330"><text:span text:style-name="T1065">Velekněží</text:span> a <text:span text:style-name="T1352">F</text:span>ari<text:span text:style-name="T1352">s</text:span>eové se spolu radili. Avšak neřekli: „Uvěřme <text:span text:style-name="T92">v Něho</text:span>.“ Více tedy <text:span text:style-name="T562">tito </text:span>ztracení lidé přemýšleli, jak by <text:span text:style-name="T563">Mu </text:span>uškodili, <text:span text:style-name="T1352">a to ke své vlastní zkáze</text:span>, než <text:span text:style-name="T563">a</text:span>by se spolu radili, <text:span text:style-name="T563">jak by odvrátili</text:span> <text:span text:style-name="T563">svou smrt</text:span>. A <text:span text:style-name="T563">i když</text:span> se báli, <text:span text:style-name="T563">přece</text:span> se radili. Říkali totiž: „Co máme učinit, <text:span text:style-name="T563">vždyť</text:span> tento člověk koná mnohá znamení? Pokud jej takto propustíme, všichni v něj uvěří. A přijdou Římané a vezmou naše <text:span text:style-name="T564">postavení</text:span> i národ.“ Báli se, že ztratí dočasné věci, a na život věčný nemysleli. Takto <text:span text:style-name="T563">však</text:span> ztratili oboje. </text:p>
          </table:table-cell>
        </table:table-row>
        <table:table-row table:style-name="Tabulka1.209">
          <table:table-cell table:style-name="Tabulka1.A1" office:value-type="string">
            <text:p text:style-name="P52">Lectio <text:span text:style-name="T129">ij</text:span>.</text:p>
            <text:p text:style-name="P159"><text:span text:style-name="T1065">Nam</text:span> et Románi post Dómini <text:span text:style-name="T553">P</text:span>assiónem et glorificatiónem tulérunt eis et locum et gentem, expúgnando et transferéndo: et illud eos séquitur, quod álibi dictum est: Fílii autem regni hujus ibunt in ténebras exterióres. Hoc autem timuérunt, ne, si omnes in Christum créderent, nemo remanéret, qui advérsus Romános civitátem Dei templúmque defénderet: quóniam contra ipsum templum, et contra suas patérnas leges doctrínam Christi esse sentiébant.</text:p>
            <text:p text:style-name="P159"/>
          </table:table-cell>
          <table:table-cell table:style-name="Tabulka1.A1" office:value-type="string">
            <text:p text:style-name="P37"/>
            <text:p text:style-name="P354"><text:span text:style-name="T1191">Vždyť</text:span><text:span text:style-name="T564"> po Utrpení Páně a jeho oslavení jim také Římané vzali postavení i národ tím, že je dobyli a odvedli jako zajatce. A stalo se jim tedy </text:span><text:span text:style-name="T1420">to</text:span><text:span text:style-name="T564">, co je psáno jinde: „Synové tohoto království půjdou ven do tmy; </text:span><text:span text:style-name="T93">Tam bude pláč a skřípění zubů</text:span><text:span text:style-name="T564">.“ Báli se totiž toho, že pokud by všichni uvěřili v Krista, nezbyl by nikdo, kdo by bránil město Boží i chrám proti Římanům. Neboť měli pocit, že Kristovo učení je namířeno proti chrámu samotnému a zákonům jejich otců.</text:span></text:p>
          </table:table-cell>
        </table:table-row>
        <table:table-row table:style-name="Tabulka1.210">
          <table:table-cell table:style-name="Tabulka1.A1" office:value-type="string">
            <text:p text:style-name="P52">Lectio <text:span text:style-name="T129">ii</text:span>j.</text:p>
            <text:p text:style-name="P179"><text:span text:style-name="T1065">Unus</text:span> autem ex ipsis Cáiphas, cum esset Póntifex anni illíus, dixit eis: Vos nescítis quidquam, nec cogitátis, quia éxpedit vobis ut unus moriátur homo pro pópulo, et non tota gens péreat. Hoc autem a semetípso non dixit: sed cum esset <text:span text:style-name="T553">P</text:span>óntifex anni illíus, prophetávit. Hic docémur, étiam hómines malos prophetíæ spíritu futúra prædícere: quod tamen Evangelísta divíno tríbuit sacraménto, quia <text:span text:style-name="T554">P</text:span>óntifex fuit, id est summus sacérdos.</text:p>
            <text:p text:style-name="P157"/>
          </table:table-cell>
          <table:table-cell table:style-name="Tabulka1.A1" office:value-type="string">
            <text:p text:style-name="P37"/>
            <text:p text:style-name="P246"><text:span text:style-name="T1110">Ovšem</text:span><text:span text:style-name="T774"> jeden z nich, Kaifáš, který byl toho roku </text:span><text:span text:style-name="T710">V</text:span><text:span text:style-name="T774">eleknězem, jim řekl: „</text:span><text:span text:style-name="T775">N</text:span><text:span text:style-name="T774">ic nevíte. Ani vás nenapadlo, že vám prospěje, pokud jeden č</text:span><text:span text:style-name="T775">lověk </text:span><text:span text:style-name="T774">zemře </text:span><text:span text:style-name="T775">za</text:span><text:span text:style-name="T774"> všechen lid, aby celý národ nezahynul.“ To zajisté neřekl sám od sebe. Protože však byl toho roku </text:span><text:span text:style-name="T710">V</text:span><text:span text:style-name="T774">eleknězem, prorokoval. Zde poznáváme, že i špatní lidé mohou v prorockém duchu předpovídat budoucnost. To také </text:span><text:span text:style-name="T710">E</text:span><text:span text:style-name="T774">vangelista připisuje Božímu řízení, neboť byl </text:span><text:span text:style-name="T710">V</text:span><text:span text:style-name="T774">elekněz, t</text:span><text:span text:style-name="T353">edy</text:span><text:span text:style-name="T774"> nejvyšší z kněží. </text:span></text:p>
          </table:table-cell>
        </table:table-row>
        <table:table-row table:style-name="Tabulka1.211">
          <table:table-cell table:style-name="Tabulka1.A1" table:number-columns-spanned="2" office:value-type="string">
            <text:p text:style-name="P36">Sabbato</text:p>
            <text:p text:style-name="P48"><text:span text:style-name="T184">Infra hebdomadam Passionis</text:span>.</text:p>
          </table:table-cell>
          <table:covered-table-cell/>
        </table:table-row>
        <table:table-row table:style-name="Tabulka1.212">
          <table:table-cell table:style-name="Tabulka1.A1" office:value-type="string">
            <text:p text:style-name="P74"><text:span text:style-name="T32">Léctio sancti Evangélii secúndum </text:span><text:span text:style-name="T43">Joánnem</text:span><text:span text:style-name="T32">.</text:span><text:span text:style-name="T11"> </text:span></text:p>
            <text:p text:style-name="P52">Lectio <text:span text:style-name="T129">j</text:span>. Cap. <text:span text:style-name="T310">12</text:span>.</text:p>
            <text:p text:style-name="P149"><text:soft-page-break/><text:span text:style-name="T1065">In</text:span> illo témpore: Cogitavérunt príncipes sacerdó-tum ut et Lázarum interfícerent: quia multi propter illum abíbant ex <text:span text:style-name="T1353">J</text:span>udæis, et credébant in Iesum. Et réliqua.</text:p>
            <text:p text:style-name="P82"/>
            <text:p text:style-name="P92"><text:span text:style-name="T583">Homilía sancti </text:span><text:span text:style-name="T584">Augustíni Epíscopi</text:span><text:span text:style-name="T64">.</text:span></text:p>
            <text:p text:style-name="P54">Tract. <text:span text:style-name="T554">50</text:span>. in Joánnem.</text:p>
            <text:p text:style-name="P162"><text:span text:style-name="T1065">Viso</text:span> Lázaro resuscitáto, quia tantum miráculum Dómini tanta erat evidéntia diffamátum, tanta manifestatióne declará-tum, ut non possent vel occúltare quod factum est, vel negáre: quid invenérunt, vidéte. Cogitavérunt autem príncipes sacerdótum ut et Lázarum interfícerent. O stulta cogitátio, et cæca sævítia! Dóminus Christus, qui suscitáre pótuit mórtuum, non posset occísum?</text:p>
            <text:p text:style-name="P82"/>
          </table:table-cell>
          <table:table-cell table:style-name="Tabulka1.A1" office:value-type="string">
            <text:p text:style-name="P37"/>
            <text:p text:style-name="P37"/>
            <text:p text:style-name="P194"><text:soft-page-break/><text:span text:style-name="T1068">Z</text:span><text:span text:style-name="T1067">a</text:span><text:span text:style-name="T583"> onoho času </text:span><text:span text:style-name="T692">přemýšleli velekněží, že by zabili i Lazara, neboť mnozí kvůli němu odešli od Židů a uvěřili v Ježíše.</text:span><text:span text:style-name="T691"> </text:span><text:span text:style-name="T688">A ostatní.</text:span></text:p>
            <text:p text:style-name="P37"/>
            <text:p text:style-name="P37"/>
            <text:p text:style-name="P39"/>
            <text:p text:style-name="P39"/>
            <text:p text:style-name="P331"><text:span text:style-name="T1065">Když</text:span> viděli Lazara, že opravdu vstal z mrtvých, neboť takový Pánův zázrak se <text:span text:style-name="T1354">natolik</text:span> rozšířil mezi lidmi a tolik svědků jej roznášelo, že ani nemohli ututlat, co se stalo, ani to popřít. Pohleďte, na co tedy přišli. Velekněží totiž <text:span text:style-name="T1354">pře</text:span>mýšleli, že by zabili i Lazara. Jak hloupá <text:span text:style-name="T1397">to </text:span>myšlenka, jak slepá jejich zběsilost! Kristus Pán, který dokázal vzkřísit mrtvého, by snad nedokázal vzkřísit zabitého? </text:p>
          </table:table-cell>
        </table:table-row>
        <table:table-row table:style-name="Tabulka1.213">
          <table:table-cell table:style-name="Tabulka1.A1" office:value-type="string">
            <text:p text:style-name="P52">Lectio <text:span text:style-name="T129">ij</text:span>.</text:p>
            <text:p text:style-name="P161"><text:span text:style-name="T1065">Quando</text:span> Lázaro inferebátis necem, numquid auferebátis Dómino potestátem? Si aliud vobis vidétur mórtuus, áliud occísus: ecce Dóminus utrúmque fecit, et Lázarum mórtuum, et seípsum suscitávit occísum. In crástinum autem turba multa, quæ vénerat ad diem festum, cum audíssent quia venit <text:span text:style-name="T554">J</text:span>esus <text:span text:style-name="T554">J</text:span>erosólymam: accepérunt ramos palmárum, et processérunt óbviam ei, et clamábant: Hosánna, benedíctus qui venit in nómine Dómini, Rex Israël.</text:p>
            <text:p text:style-name="P159"/>
          </table:table-cell>
          <table:table-cell table:style-name="Tabulka1.A1" office:value-type="string">
            <text:p text:style-name="P37"/>
            <text:p text:style-name="P354"><text:span text:style-name="T1192">Kdybyste</text:span><text:span text:style-name="T565"> přinesli smrt Lazarovu, odnesli byste tím moc Páně? Pokud se vám zdá, že mrtvý je něco jiného, než zabitý, pohleďte: Pán dokázal oboje. Vzkřísil mrtvého Lazara i sebe sama zabitého. Druhý den se pak shromáždil veliký zástup lidí, který přišel do Jerusaléma</text:span><text:span text:style-name="T94"> </text:span><text:span text:style-name="T565">na svátky. Když uslyšeli, že tam přišel Ježíš, vzali palmové ratolesti, šli mu naproti a volali: „Hosanna, požehnaný jenž přichází ve jménu Páně, Král Israele.“ </text:span><text:s/></text:p>
          </table:table-cell>
        </table:table-row>
        <table:table-row table:style-name="Tabulka1.214">
          <table:table-cell table:style-name="Tabulka1.A1" office:value-type="string">
            <text:p text:style-name="P52">Lectio <text:span text:style-name="T129">ii</text:span>j.</text:p>
            <text:p text:style-name="P179"><text:span text:style-name="T1065">Quam</text:span> crucem mentis invidéntia príncipum <text:span text:style-name="T554">J</text:span>udæórum pérpeti potúerat, quando Regem suum Christum tanta multitúdo clamábat? Sed quid fuit Dómino Regem esse Israël? Quid magnum fuit Regi sæculórum, Regem fíeri hóminum? Non enim Rex Israël Christus ad exigéndum tribútum, vel exércitum ferro armándum, hostésque visibíliter debellándos: sed Rex Israël, quod mentes regat, quod in ætérnum cónsulat, quod in regnum cœlórum credéntes, sperántes, amantésque perdúcat.</text:p>
            <text:p text:style-name="P157"/>
          </table:table-cell>
          <table:table-cell table:style-name="Tabulka1.A1" office:value-type="string">
            <text:p text:style-name="P37"/>
            <text:p text:style-name="P332"><text:span text:style-name="T1065">Jaká</text:span> duševní muka muselo židovským vládcům způsobit, když slyšeli, <text:span text:style-name="T566">j</text:span>ak <text:span text:style-name="T566">veliký</text:span> zástup lidí provolává Krista svým Králem? Avšak co pro Pána znamenalo být Králem Israel<text:span text:style-name="T1354">e</text:span>? Jak veliká pocta pro Krále celého <text:span text:style-name="T1354">vesmíru</text:span> bylo stát<text:span text:style-name="T1354">i</text:span> se <text:span text:style-name="T73">pou</text:span><text:span text:style-name="T111">hým</text:span> králem lidí? Kristus nebyl <text:span text:style-name="T566">takovým </text:span>králem israelským, který vybírá daně nebo vládne ozbrojenému vojsku a viditelně poráží své nepřátele. On byl Králem israe<text:span text:style-name="T1397">l</text:span>ským, který vládne myslím, který bude vládnout navěky, který přivede do nebeského království ty, <text:span text:style-name="T1354">kteří</text:span> věří, doufají a milují. </text:p>
          </table:table-cell>
        </table:table-row>
        <table:table-row table:style-name="Tabulka1.215">
          <table:table-cell table:style-name="Tabulka1.A1" table:number-columns-spanned="2" office:value-type="string">
            <text:p text:style-name="P134"><text:span text:style-name="T27">D</text:span><text:span text:style-name="T1062">ominica </text:span><text:span text:style-name="T1064">in</text:span><text:span text:style-name="T1063"> </text:span><text:span text:style-name="T28">P</text:span><text:span text:style-name="T1063">a</text:span><text:span text:style-name="T1064">lmis</text:span></text:p>
            <text:p text:style-name="P74"><draw:frame draw:style-name="fr4" draw:name="Image1" text:anchor-type="as-char" svg:y="-0.0311in" svg:width="1.8in" svg:height="0.1134in" draw:z-index="0"><draw:image xlink:href="Pictures/10000B6C0000157D000001590829DF3F02B4CF9B.emf" xlink:type="simple" xlink:show="embed" xlink:actuate="onLoad" draw:mime-type="image/x-emf"/><draw:image xlink:href="Pictures/10000001000000EA0000000F30AD7F1BFA5DCAFE.png" xlink:type="simple" xlink:show="embed" xlink:actuate="onLoad" draw:mime-type="image/png"/></draw:frame></text:p>
          </table:table-cell>
          <table:covered-table-cell/>
        </table:table-row>
        <table:table-row table:style-name="Tabulka1.216">
          <table:table-cell table:style-name="Tabulka1.A1" office:value-type="string">
            <text:p text:style-name="P98">In I. Nocturno</text:p>
            <text:p text:style-name="P99">De Jeremía Prophéta.</text:p>
            <text:p text:style-name="P63">Lectio j. <text:span text:style-name="T1234">Cap. 2.</text:span></text:p>
            <text:p text:style-name="P361">O<text:span text:style-name="T1065">bstupéscite</text:span> cœli super hoc, et portæ ejus desolámini veheménter, dicit Dóminus. Duo enim mala fecit pópulus meus: Me dereliquérunt fontem aquæ vivæ, et fodérunt sibi <text:soft-page-break/>cistérnas, cistérnas dissipátas, quæ continére non valent aquas. Numquid servus est Israël, aut vernáculus? quare ergo factus est in prædam? Super eum rugiérunt leones, et dedérunt vocem suam, posuérunt terram ejus in solitúdinem: civitátes ejus exústæ sunt et non est qui hábitet in eis. </text:p>
            <text:p text:style-name="P361"/>
          </table:table-cell>
          <table:table-cell table:style-name="Tabulka1.A1" office:value-type="string">
            <text:p text:style-name="P7"/>
            <text:p text:style-name="P7"/>
            <text:p text:style-name="P7"/>
            <text:p text:style-name="P284"><text:span text:style-name="T1214">Děste</text:span><text:span text:style-name="T1271"> se nad tím, nebesa, </text:span><text:span text:style-name="T1289">a brány jejich </text:span><text:span text:style-name="T1271">ustrňte nesmírnou hrůzou, </text:span><text:span text:style-name="T1289">praví</text:span><text:span text:style-name="T1271"> Hospodin. Dvojí zlo </text:span><text:span text:style-name="T1289">totiž </text:span><text:span text:style-name="T1271">spáchal můj lid: Opustili mne, zdroj vod</text:span><text:span text:style-name="T1289">y </text:span><text:span text:style-name="T1271">živé, a vytesali si </text:span><text:span text:style-name="T461">nádrže</text:span><text:span text:style-name="T1271">, </text:span><text:span text:style-name="T461">nádrže </text:span><text:soft-page-break/><text:span text:style-name="T1271">rozpukané, jež vodu </text:span><text:span text:style-name="T1290">ani </text:span><text:span text:style-name="T1271">ne</text:span><text:span text:style-name="T1289">dokážou </text:span><text:span text:style-name="T1271">udrž</text:span><text:span text:style-name="T1289">et</text:span><text:span text:style-name="T1271">. </text:span><text:span text:style-name="T1289">J</text:span><text:span text:style-name="T1271">e </text:span><text:span text:style-name="T1289">snad </text:span><text:span text:style-name="T1271">I</text:span><text:span text:style-name="T1289">s</text:span><text:span text:style-name="T1271">rael otrokem? </text:span><text:span text:style-name="T1289">Nebo j</text:span><text:span text:style-name="T1271">e </text:span><text:span text:style-name="T1289">snad narozen jako </text:span><text:span text:style-name="T1271">otrok? Proč se </text:span><text:span text:style-name="T1289">tedy </text:span><text:span text:style-name="T1271">stal kořistí? Mladí lvi nad ním řvou, vydávají </text:span><text:span text:style-name="T1291">svůj </text:span><text:span text:style-name="T1315">hrozný </text:span><text:span text:style-name="T1271">hlas. Z jeho země učinili spoušť, jeho města jsou vypálen</text:span><text:span text:style-name="T1289">a</text:span><text:span text:style-name="T1271">, </text:span><text:span text:style-name="T1289">a není, kdo by v nich přebýval</text:span><text:span text:style-name="T1271">.</text:span></text:p>
          </table:table-cell>
        </table:table-row>
        <table:table-row table:style-name="Tabulka1.217">
          <table:table-cell table:style-name="Tabulka1.A1" office:value-type="string">
            <text:p text:style-name="P63">Lectio ij.</text:p>
            <text:p text:style-name="P183"><text:span text:style-name="T1065">Fílii</text:span> quoque Mémpheos et Taphnes constupravérunt te usque ad vérticem. Numquid non istud factum est tibi, quia dereliquísti Dóminum Deum tuum eo témpore, quo ducébat te per viam? Et nunc quid tibi vis in via Ægypti, ut bibas aquam túrbidam? et quid tibi cum via Assyriórum, ut bibas aquam flúminis? Arguet te malítia tua, et avérsio tua increpábit te. Scito, et vide quia malum et amárum est reliquísse te Dóminum Deum tuum, et non esse timórem mei apud te, dicit Dóminus Deus exercítuum. </text:p>
            <text:p text:style-name="P103"/>
          </table:table-cell>
          <table:table-cell table:style-name="Tabulka1.A1" office:value-type="string">
            <text:p text:style-name="P22"/>
            <text:p text:style-name="P378"><text:span text:style-name="T1193">S</text:span><text:span text:style-name="T1065">ynové</text:span> pak Memfidy a Tachpanchésu tě znesvětili až k samému vrcholu. Cožpak se ti to nestalo proto, žes opustila Hospodina, svého Boha, v čase, když tě vodil svou cestou? Co máš teď z cesty egyptské, z toho, že piješ bouřlivou vodu <text:span text:style-name="T73">Nilu</text:span>? Co máš z cesty asyrské, z toho, že se napájíš vodami řeky <text:span text:style-name="T73">Eufratu</text:span>? Tvá vlastní zloba tě ztrestá, tvé odvrácení se ti vymstí. Uznej a pohleď, jak zlé a trpké je to, že opouštíš Hospodina, svého Boha, a ze mne strach nemáš, <text:span text:style-name="T1355">praví</text:span> <text:span text:style-name="T1355">Bůh</text:span>, Hospodin zástupů.“</text:p>
          </table:table-cell>
        </table:table-row>
        <table:table-row table:style-name="Tabulka1.218">
          <table:table-cell table:style-name="Tabulka1.A1" office:value-type="string">
            <text:p text:style-name="P63">Lectio iij.</text:p>
            <text:p text:style-name="P183">A <text:span text:style-name="T1065">sæculo</text:span> confregísti jugum meum, rupísti víncula mea, et dixísti: Non sérviam. In omni enim colle sublími, et sub omni ligno frondóso tu prosternebáris méretrix. Ego autem plantávi te víneam eléctam, omne semen verum: quómodo ergo convérsa es mihi in pravum vínea aliéna? Si láveris te nitro, et multiplicáveris tibi herbam borith, maculáta es in iniquitáte tua coram me, dicit Dóminus Deus. </text:p>
            <text:p text:style-name="P26"/>
          </table:table-cell>
          <table:table-cell table:style-name="Tabulka1.A1" office:value-type="string">
            <text:p text:style-name="P22"/>
            <text:p text:style-name="P377"><text:span text:style-name="T1065">Už</text:span> dávno jsi zlomila <text:span text:style-name="T1355">m</text:span>é jho, zpřetrhala <text:span text:style-name="T1355">m</text:span>á pouta a řekla: ‚Nebudu sloužit.‘ Ale na každém vysokém pahorku, pod každým zeleným stromem se, nevěstko, rozvaluješ. A já jsem tě zasadil, révu ušlechtilou, samou spolehlivou sadbu. Jak ses mi mohla proměnit v révu planou a cizí? Kdyby ses umyla <text:span text:style-name="T1355">louhem</text:span>, vypotřebovala přemnoho <text:span text:style-name="T1355">mýdla</text:span>, zůstane přede mnou špína tvé nepravosti, <text:span text:style-name="T1355">praví</text:span> <text:span text:style-name="T1355">Bůh </text:span>Hospodin.“ </text:p>
          </table:table-cell>
        </table:table-row>
        <table:table-row table:style-name="Tabulka1.219">
          <table:table-cell table:style-name="Tabulka1.A1" office:value-type="string">
            <text:p text:style-name="P63">Lectio i<text:span text:style-name="T1235">v</text:span>.</text:p>
            <text:p text:style-name="P183"><text:span text:style-name="T1065">Quid</text:span> vultis mecum judício conténdere? omnes dereliquístis me, dicit Dóminus. Frustra percússi fílios vestros, disciplínam non recepérunt: devorávit gládius vester Prophétas vestros, quasi leo vastátor generátio vestra. Vidéte verbum Dómini: Numquid solitúdo factus sum Israéli, aut terra serótina? quare ergo dixit pópulus meus: Recéssimus, non veniémus ultra ad te? Numquid obliviscétur virgo ornaménti sui, aut sponsa fásciæ pectorális suæ? pópulus vero meus oblítus est mei diébus innúmeris. </text:p>
            <text:p text:style-name="P26"/>
          </table:table-cell>
          <table:table-cell table:style-name="Tabulka1.A1" office:value-type="string">
            <text:p text:style-name="P22"/>
            <text:p text:style-name="P385"><text:span text:style-name="T1065">Proč</text:span> se mnou <text:span text:style-name="T1355">chcete </text:span>vé<text:span text:style-name="T1355">st</text:span> <text:span text:style-name="T1355">soudní </text:span>spor? Všichni jste mě <text:span text:style-name="T1355">opustili</text:span>, <text:span text:style-name="T1355">praví </text:span>Hospodin. Nadarmo jsem bil vaše syny, nedali se napomenout. Váš meč požíral vaše <text:span text:style-name="T1355">P</text:span>roroky jako lev, který hubí <text:span text:style-name="T1355">vaše pokolení</text:span>.“ <text:span text:style-name="T1355">Poh</text:span>leďte na slovo Hospodinovo: „Což jsem se stal I<text:span text:style-name="T1355">s</text:span>raeli pouští nebo zemí temnot? Proč můj lid <text:span text:style-name="T1355">tedy </text:span>říká: ‚Chceme mít volnost, k tobě už nikdy nepůjdeme?‘ Může panna zapomenout na své šperky, nevěsta na svůj svatební pás? Můj lid však na mě zapomíná po nespočetné dny. <text:span text:style-name="T1236">(</text:span><text:span text:style-name="T235">Č</text:span><text:span text:style-name="T236">EP</text:span><text:span text:style-name="T100">, </text:span><text:span text:style-name="T105">upraveno</text:span><text:span text:style-name="T169">)</text:span></text:p>
          </table:table-cell>
        </table:table-row>
        <table:table-row table:style-name="Tabulka1.220">
          <table:table-cell table:style-name="Tabulka1.A1" office:value-type="string">
            <text:p text:style-name="P122">In II. Nocturno</text:p>
            <text:p text:style-name="P106">Sermo sancti Leónis Papæ.</text:p>
            <text:p text:style-name="P115">Serm. <text:span text:style-name="T554">11</text:span>. de <text:span text:style-name="T554">Passione Domini</text:span>.</text:p>
            <text:p text:style-name="P47"><text:bookmark-start text:name="__DdeLink__2400_16731447091131111111112"/><text:span text:style-name="T7">Lectio</text:span><text:bookmark-end text:name="__DdeLink__2400_16731447091131111111112"/><text:span text:style-name="T7"> v. </text:span></text:p>
            <text:p text:style-name="P182"><text:span text:style-name="T1065">Desideráta</text:span> nobis, dilectíssimi, et univérso optábilis mundo adest festívitas Domínicæ <text:span text:style-name="T556">P</text:span>assiónis, quæ nos inter exsultatiónes spi<text:soft-page-break/>rituálium gaudiórum silére non pátitur. Quia etsi diffícile est, de eádem solemnitáte sæpius digne aptéque dissérere: non est tamen líberum sacerdóti in tanto divínæ misericórdiæ sacraménto fidélibus pópulis subtráhere sermónis offícium: cum ipsa matéria ex eo quod est ineffábilis, fandi tríbuat facultátem: nec possit defícere quod dicátur, dum numquam potest satis esse quod dícitur. </text:p>
            <text:p text:style-name="P42"/>
          </table:table-cell>
          <table:table-cell table:style-name="Tabulka1.A1" office:value-type="string">
            <text:p text:style-name="P128"><text:s/></text:p>
            <text:p text:style-name="P37"/>
            <text:p text:style-name="P37"/>
            <text:p text:style-name="P37"/>
            <text:p text:style-name="P283"><text:span text:style-name="T1078">Nejmilejší</text:span><text:span text:style-name="T611">, </text:span><text:span text:style-name="T638">nastala nám vytoužená a pro celý svět žád</text:span><text:span text:style-name="T354">oucí</text:span><text:span text:style-name="T638"> slavnost Utrpení Páně, jež nám uprostřed jásání a duchovní radosti </text:span><text:soft-page-break/><text:span text:style-name="T638">nedovolí mlčet. Neboť i když o této slavnosti je čast</text:span><text:span text:style-name="T354">o</text:span><text:span text:style-name="T638"> těžké vhodně a příznačně hovořit, nezáleží na úvaze kněze, aby se v takovém tajemství božského milosrdenství zbavil povinnosti kázat věřícímu lidu. Zejména když samotný námět, </text:span><text:span text:style-name="T639">přestože se jedná o věci </text:span><text:span text:style-name="T638">nevyslovitelné, sám uděluje dovednost mluvit. A nelze zde říci dost</text:span><text:span text:style-name="T639">i</text:span><text:span text:style-name="T638">, neboť nikdy celé toto tajemství dostatečně nevypovíme, ať se řekne cokoliv. </text:span></text:p>
          </table:table-cell>
        </table:table-row>
        <table:table-row table:style-name="Tabulka1.221">
          <table:table-cell table:style-name="Tabulka1.A1" office:value-type="string">
            <text:p text:style-name="P61">Lectio vj.</text:p>
            <text:p text:style-name="P368"><text:span text:style-name="T1065">Succúmbat</text:span> ergo humána infírmitas glóriæ Dei, et in explicándis opéribus misericórdiæ ejus, ímparem se semper invéniat. Laborémus sensu, hæreámus ingénio, deficiámus elóquio: bonum est ut nobis parum sit, quod étiam recte de Dómini <text:span text:style-name="T555">M</text:span>ajestáte sentímus. Dicénte enim <text:span text:style-name="T555">P</text:span>rophéta: Quærite Dóminum, et confírmámini, quærite fáciem ejus semper: némini præsuméndum est, quod totum quod quærit, invenérit, ne désinat propinquáre, qui cessárit accédere.</text:p>
            <text:p text:style-name="P114"/>
          </table:table-cell>
          <table:table-cell table:style-name="Tabulka1.A1" office:value-type="string">
            <text:p text:style-name="P37"/>
            <text:p text:style-name="P357"><text:span text:style-name="T1194">Nechť</text:span><text:span text:style-name="T557"> tedy lidská slabost podlehne slávě Boží a v nevysvětlitelných skutcích jeho milosrdenství sama se vždy shledá býti nerovná. Můžeme se snažit smysly, přilnout rozumem, může se nám nedostávati slov. Je však dobré, aby nám to vždy bylo málo, což také správně pociťujeme ze Vznešenosti Páně. Praví totiž Prorok: „Hledejte Hospodina a budete posíleni, ustavičně hledejte jeho tvář.“ Nikdo by si neměl myslet, že vše, co bude hledat, také nalezne, avšak nikdy nesmí přestat hledat ten, kdo </text:span><text:span text:style-name="T91">zrovna </text:span><text:span text:style-name="T557">nenalézá. </text:span></text:p>
          </table:table-cell>
        </table:table-row>
        <table:table-row table:style-name="Tabulka1.222">
          <table:table-cell table:style-name="Tabulka1.A1" office:value-type="string">
            <text:p text:style-name="P61">Lectio vij.</text:p>
            <text:p text:style-name="P370"><text:span text:style-name="T1065">Quid</text:span> autem inter ómnia ópera Dei, in quibus humánæ admiratiónis fatigátur inténtio, ita contemplatiónem mentis nostræ et obléctat et súperat, sicut <text:span text:style-name="T555">P</text:span>ássio Salvatóris? Qui ut humánum genus vínculis mortíferæ prævaricatiónis absólveret, et sæviénti diábolo poténtiam suæ majestátis occúluit, et infirmitátem nostræ humilitátis objécit. Si enim crudélis et supérbus inimícus consílium misericórdiæ Dei nosse potuísset, Judæórum ánimos mansuetúdine pótius temperáre, quam injústis ódiis studuísset accéndere: ne ómnium captivórum amítteret servitútem, dum nihil sibi debéntis perséquitur libertátem.</text:p>
            <text:p text:style-name="P44"/>
          </table:table-cell>
          <table:table-cell table:style-name="Tabulka1.A1" office:value-type="string">
            <text:p text:style-name="P37"/>
            <text:p text:style-name="P247"><text:span text:style-name="T1138">Co</text:span><text:span text:style-name="T860"> však mezi veškerým</text:span><text:span text:style-name="T861">i skutky</text:span><text:span text:style-name="T860"> Božím</text:span><text:span text:style-name="T861">i</text:span><text:span text:style-name="T860">, </text:span><text:span text:style-name="T862">nad </text:span><text:span text:style-name="T861">nimiž umdlévá</text:span><text:span text:style-name="T862"> obdiv</text:span><text:span text:style-name="T861">ná snaha</text:span><text:span text:style-name="T862"> člověka</text:span><text:span text:style-name="T860">, tak </text:span><text:span text:style-name="T861">velmi</text:span><text:span text:style-name="T860"> potěší i překoná kontempl</text:span><text:span text:style-name="T430">aci</text:span><text:span text:style-name="T860"> </text:span><text:span text:style-name="T430">naší </text:span><text:span text:style-name="T860">mysl</text:span><text:span text:style-name="T863">i</text:span><text:span text:style-name="T860">, jako Utrpení Spasitelovo? On </text:span><text:span text:style-name="T861">totiž</text:span><text:span text:style-name="T860">, aby vysvobodil lidský rod ze smrtonosných pout hříchu, </text:span><text:span text:style-name="T864">skryl před </text:span><text:span text:style-name="T860">zuřícím ďábl</text:span><text:span text:style-name="T864">em</text:span><text:span text:style-name="T860"> moc své vznešenosti </text:span><text:span text:style-name="T861">a </text:span><text:span text:style-name="T864">zároveň s tím </text:span><text:span text:style-name="T860">překonal slabost naší poníženosti. Kdyby tedy krutý a pyšný nepřítel mohl znáti ú</text:span><text:span text:style-name="T861">radek</text:span><text:span text:style-name="T860"> Božího milosrdenství, duše Židů by spíše mírnil laskavostí, než</text:span><text:span text:style-name="T864">li</text:span><text:span text:style-name="T860"> by se je snažil </text:span><text:span text:style-name="T861">podněcovat</text:span><text:span text:style-name="T860"> k nespravedlivé nenávisti. </text:span><text:span text:style-name="T865">Nepřišel</text:span><text:span text:style-name="T860"> </text:span><text:span text:style-name="T865">by tak o službu </text:span><text:span text:style-name="T860">všech svý</text:span><text:span text:style-name="T865">ch</text:span><text:span text:style-name="T860"> </text:span><text:span text:style-name="T979">lidských </text:span><text:span text:style-name="T860">zajatců, </text:span><text:span text:style-name="T865">zatímco se snažil </text:span><text:span text:style-name="T862">zničit</text:span><text:span text:style-name="T865"> svobodu toho, </text:span><text:span text:style-name="T861">který</text:span><text:span text:style-name="T865"> mu nic nedlužil. </text:span></text:p>
          </table:table-cell>
        </table:table-row>
        <table:table-row table:style-name="Tabulka1.223">
          <table:table-cell table:style-name="Tabulka1.A1" office:value-type="string">
            <text:p text:style-name="P60">Lectio viij.</text:p>
            <text:p text:style-name="P369"><text:span text:style-name="T1065">Feféllit</text:span> ergo illum malígnitas sua: íntulit supplícium Fílio Dei, quod cunctis fíliis hóminum in remédium verterétur. Fudit sánguinem justum, qui reconciliándo mundo et prétium esset, et póculum. Suscépit Dóminus, quod secúndum propósitum suæ voluntátis elégit. Admísit in se ímpias manus furéntium: quæ dum próprio incúmbunt scéleri, famulátæ sunt Redemptóri. Cujus étiam circa interfectóres suos tanta erat pietátis afféctio, ut de cruce súpplicans Patri, non se vindicári, sed illis postuláret ignósci.</text:p>
            <text:p text:style-name="P113"/>
          </table:table-cell>
          <table:table-cell table:style-name="Tabulka1.A1" office:value-type="string">
            <text:p text:style-name="P37"/>
            <text:p text:style-name="P308"><text:span text:style-name="T1197">Zradila</text:span><text:span text:style-name="T558"> jej totiž jeho zloba. Přinesl trest Synu Božímu, který se </text:span><text:span text:style-name="T1399">však </text:span><text:span text:style-name="T558">obrátil v lék pro všechny syny člověka. Prolil krev spravedlivou, která smířila svět a</text:span> <text:span text:style-name="T1399">poté se </text:span><text:span text:style-name="T559">stala cenou i nápojem. Pán přijal to, co si zvolil dle záměru své vlastní vůle. Vydal se nehodným rukám běsnícího davu, které, ač</text:span><text:span text:style-name="T1399">koliv</text:span><text:span text:style-name="T559"> se dále propadaly do svého hříchu, posloužily </text:span><text:span text:style-name="T1399">také </text:span><text:span text:style-name="T559">Spasiteli. I uprostřed svých vrahů měl Pán tak </text:span><text:span text:style-name="T1399">laskavý</text:span><text:span text:style-name="T559"> soucit, že ještě z kříže prosil Otce, aby jej nepomstil, ale žádal, aby jim odpustil.</text:span></text:p>
          </table:table-cell>
        </table:table-row>
        <table:table-row table:style-name="Tabulka1.224">
          <table:table-cell table:style-name="Tabulka1.A1" office:value-type="string">
            <text:p text:style-name="P122">In III. Nocturno</text:p>
            <text:p text:style-name="P76"><text:span text:style-name="T32">Léctio sancti Evangélii secúndum </text:span><text:span text:style-name="T209">Matthæum</text:span><text:span text:style-name="T32">.</text:span><text:span text:style-name="T11"> </text:span></text:p>
            <text:p text:style-name="P52"><text:soft-page-break/>Lectio ix. Cap. <text:span text:style-name="T555">21</text:span>.</text:p>
            <text:p text:style-name="P155"><text:span text:style-name="T1065">In</text:span> illo témpore: Cum appropinquásset Jesus Jerosólymis, et venísset Béthphage ad montem Olivéti: tunc misit duos discípulos, dicens eis. Et réliqua.</text:p>
            <text:p text:style-name="P82"/>
            <text:p text:style-name="P84">Homilía sancti Ambrósii Epíscopi.</text:p>
            <text:p text:style-name="P62">Lib. 9. in Lucam.</text:p>
            <text:p text:style-name="P175"><text:span text:style-name="T1065">Pulchre</text:span> relíctis Judæis, habitatúrus in afféctibus Géntium, templum Dóminus ascéndit. Hoc enim templum est verum, in quo non in líttera, sed in spíritu Dóminus adorátur. Hoc Dei templum est, quod fídei séries, non lápidum structúra fundávit. Deserúntur ergo qui óderant: eligúntur qui amatúri erant. Et ídeo ad montem venit Olivéti, ut novéllas óleas in sublími virtúte plantáret, quarum mater est illa, quæ sursum est, Jerúsalem.</text:p>
            <text:p text:style-name="P82"/>
          </table:table-cell>
          <table:table-cell table:style-name="Tabulka1.A1" office:value-type="string">
            <text:p text:style-name="P37"/>
            <text:p text:style-name="P37"/>
            <text:p text:style-name="P37"><text:soft-page-break/></text:p>
            <text:p text:style-name="P194"><text:span text:style-name="T1085">Z</text:span><text:span text:style-name="T1067">a</text:span><text:span text:style-name="T583"> onoho času, </text:span><text:span text:style-name="T693">když se blížil </text:span><text:span text:style-name="T657">Ježíš </text:span><text:span text:style-name="T693">k Jerusalému, a přišel do Beth</text:span><text:span text:style-name="T694">f</text:span><text:span text:style-name="T693">age </text:span><text:span text:style-name="T694">při</text:span><text:span text:style-name="T693"> hoř</text:span><text:span text:style-name="T694">e</text:span><text:span text:style-name="T693"> Olivetské, tehdy poslal dva učedníky a řekl jim.</text:span><text:span text:style-name="T686">“</text:span><text:span text:style-name="T657"> A ostatní.</text:span></text:p>
            <text:p text:style-name="P37"/>
            <text:p text:style-name="P37"/>
            <text:p text:style-name="P37"/>
            <text:p text:style-name="P37"/>
            <text:p text:style-name="P276"><text:span text:style-name="T1210">Krásně</text:span><text:span text:style-name="T825"> Pán, </text:span><text:span text:style-name="T826">když</text:span><text:span text:style-name="T825"> opustil Židy, aby přebýval v srdcích pohan</text:span><text:span text:style-name="T827">ských Národů</text:span><text:span text:style-name="T825">, vystoupil až do Chrámu. Tento chrám je totiž </text:span><text:span text:style-name="T828">ten </text:span><text:span text:style-name="T825">pravý </text:span><text:span text:style-name="T828">chrám</text:span><text:span text:style-name="T825">, v němž </text:span><text:span text:style-name="T827">s</text:span><text:span text:style-name="T825">e </text:span><text:span text:style-name="T827">Pán uctívá ne </text:span><text:span text:style-name="T825">podle </text:span><text:span text:style-name="T827">litery </text:span><text:span text:style-name="T1022">zákona</text:span><text:span text:style-name="T825">, ale v duchu. Toto je chrám Boží, založení na víře mnohých, nikoliv na stavbě z kamenů. <text:s/>Pán opouští ty, k</text:span><text:span text:style-name="T827">teří</text:span><text:span text:style-name="T825"> jej nenávidí, a zvolil si ty, k</text:span><text:span text:style-name="T827">teří</text:span><text:span text:style-name="T825"> je budou milovat. A proto přichází k hoře Olivetské, aby svou vznešenou mocí zasadil nové olivy, jejichž matkou je město, </text:span><text:span text:style-name="T827">které je nahoře</text:span><text:span text:style-name="T825">, Jeru</text:span><text:span text:style-name="T827">s</text:span><text:span text:style-name="T825">além.</text:span></text:p>
          </table:table-cell>
        </table:table-row>
        <table:table-row table:style-name="Tabulka1.225">
          <table:table-cell table:style-name="Tabulka1.A1" office:value-type="string">
            <text:p text:style-name="P52">Lectio x.</text:p>
            <text:p text:style-name="P176"><text:span text:style-name="T1065">In</text:span> hoc monte est ille cœléstis agrícola: ut plantáti omnes in domo Dei, possint virítim dícere: Ego autem sicut olíva fructífera in domo Dómini. Et fortásse ipse mons Christus est. Quis enim álius tales fructus ferret oleárum, non curvescéntium ubertáte baccárum, sed spíritus plenitúdine Géntium fœcundárum? Ipse est per quem ascéndimus, et ad quem ascéndimus. Ipse est jánua, ipse est via, qui aperítur, et qui áperit: qui pulsátur ab ingrediéntibus, et ab eméritis adorátur.</text:p>
            <text:p text:style-name="P82"/>
          </table:table-cell>
          <table:table-cell table:style-name="Tabulka1.A1" office:value-type="string">
            <text:p text:style-name="P37"/>
            <text:p text:style-name="P248"><text:span text:style-name="T1152">Na</text:span><text:span text:style-name="T927"> této hoře jest tento nebeský rolník, aby všichni byli zasazeni v domě Božím, a každý mohl říct: „Já jsem však jako plodonosná oliva v domě Páně.“ A tato hora </text:span><text:span text:style-name="T928">možná </text:span><text:span text:style-name="T927">značí Krista. Kdo jiný totiž dokáže přinést takové plody olivovníků, </text:span><text:span text:style-name="T414">které</text:span><text:span text:style-name="T927"> se neohýbají </text:span><text:span text:style-name="T929">pod </text:span><text:span text:style-name="T927">hojností plodů, ale duch</text:span><text:span text:style-name="T929">ovní</text:span><text:span text:style-name="T927"> plností plodný</text:span><text:span text:style-name="T929">ch</text:span><text:span text:style-name="T927"> pohan</text:span><text:span text:style-name="T929">ských Národů</text:span><text:span text:style-name="T927">? Je to sám Pán, skrze nějž stoupáme a k němuž stoupáme. On je brána, on je cesta, která se otevírá, a </text:span><text:span text:style-name="T929">on ji</text:span><text:span text:style-name="T927"> otevírá. Na tuto bránu tlučou příchozí a uctívají ji ti, kteří j</text:span><text:span text:style-name="T431">í</text:span><text:span text:style-name="T927"> prošli. </text:span></text:p>
          </table:table-cell>
        </table:table-row>
        <table:table-row table:style-name="Tabulka1.226">
          <table:table-cell table:style-name="Tabulka1.A1" office:value-type="string">
            <text:p text:style-name="P52">Lectio xj.</text:p>
            <text:p text:style-name="P177"><text:span text:style-name="T1065">Ergo</text:span> in castéllo erat, et ligátus erat pullus cum ásina: non póterat solvi nisi jussu Dómini. Solvit eum manus <text:span text:style-name="T555">A</text:span>postólica. Talis actus, talis vita, talis grátia. Esto talis et tu, ut possis ligátos sólvere. Nunc considerémus qui fúerint illi, qui erróre detécto, de paradíso ejécti, in castéllum sint relegáti. Et vides, quemádmodum quos mors expúlerat, vita revocáverit.</text:p>
            <text:p text:style-name="P82"/>
          </table:table-cell>
          <table:table-cell table:style-name="Tabulka1.A1" office:value-type="string">
            <text:p text:style-name="P319"/>
            <text:p text:style-name="P333"><text:span text:style-name="T1065">Byl</text:span> tedy ve vesnici a bylo tam přivázané oslátko s oslicí. Nemohli být<text:span text:style-name="T1400">i</text:span> odvázáni jinak než <text:span text:style-name="T561">na </text:span>příkaz Páně. Odvázala je ruka <text:span text:style-name="T1356">A</text:span>poštolů. <text:span text:style-name="T560">Kdo koná jaké</text:span> skutk<text:span text:style-name="T560">y a jaký žije</text:span> život, <text:span text:style-name="T560">obdrží i </text:span>takov<text:span text:style-name="T560">ou</text:span> milost. Buď takový i ty, abys dokázal osvobozovat s<text:span text:style-name="T1356">pout</text:span>ané. Nyní uvažme, kdo byli ti, <text:span text:style-name="T560">kteří usvědčeni z omylu vyhnáni byli z ráje, a jsou opět uvázáni ve vesnici. A uvidíš, že i když je smrt vyhnala, život je opět povolal. </text:span></text:p>
          </table:table-cell>
        </table:table-row>
        <table:table-row table:style-name="Tabulka1.227">
          <table:table-cell table:style-name="Tabulka1.A1" office:value-type="string">
            <text:p text:style-name="P52">Lectio xij.</text:p>
            <text:p text:style-name="P178"><text:span text:style-name="T1065">Et</text:span> ídeo secúndum Matthæum, et ásinam et pullum légimus: ut quia in duóbus homínibus utérque fúerat sexus expúlsus, in duóbus animá-libus sexus utérque revocétur. Ergo illic in ásina matre quasi Hevam figurávit erróris: hic autem in pullo generalitátem pópuli Gentílis expréssit: et ídeo pullo sedétur ásinæ. Et bene, in quo nemo sedit: quia nullus, ántequam Christus, natiónum pópulos vocávit ad Ecclésiam. Dénique secúndum Marcum sic <text:soft-page-break/>habes: Quem nemo adhuc sedit hóminum.</text:p>
            <text:p text:style-name="P82"/>
          </table:table-cell>
          <table:table-cell table:style-name="Tabulka1.A1" office:value-type="string">
            <text:p text:style-name="P37"/>
            <text:p text:style-name="P355">A proto <text:span text:style-name="T1356">u</text:span> Matouše čteme o oslici i o oslátku. Neboť <text:span text:style-name="T1356">stejně jako </text:span>ve dvou lidech obě pohlaví byla vyhnána, tak ve dvou zvířatech obě pohlaví jsou opět povolána. Tam tedy v matce, oslici, je <text:span text:style-name="T1357">předznamenána</text:span> chybující Eva, zde je však v oslátku <text:span text:style-name="T1357">vyjádřen</text:span> veškerý lid pohanský<text:span text:style-name="T1357">ch Národů</text:span>. A proto Pán seděl na oslátku. A příhodně na takovém, na němž <text:span text:style-name="T1357">ještě </text:span>nikdo neseděl. Neboť nikdo nepovolal do Církve žádný pohanský <text:span text:style-name="T1357">N</text:span>árod, až Kristus. Proto <text:soft-page-break/><text:span text:style-name="T1357">E</text:span>vangelista Marek uvádí: „Na kterém ještě žádný člověk neseděl.“</text:p>
          </table:table-cell>
        </table:table-row>
        <table:table-row table:style-name="Tabulka1.228">
          <table:table-cell table:style-name="Tabulka1.A1" table:number-columns-spanned="2" office:value-type="string">
            <text:p text:style-name="P30">Feria <text:span text:style-name="T184">Secunda</text:span></text:p>
            <text:p text:style-name="P51">majoris hebdomadæ</text:p>
          </table:table-cell>
          <table:covered-table-cell/>
        </table:table-row>
        <table:table-row table:style-name="Tabulka1.229">
          <table:table-cell table:style-name="Tabulka1.A1" office:value-type="string">
            <text:p text:style-name="P74"><text:span text:style-name="T32">Léctio sancti Evangélii secúndum </text:span><text:span text:style-name="T43">Joánnem</text:span><text:span text:style-name="T32">.</text:span><text:span text:style-name="T11"> </text:span></text:p>
            <text:p text:style-name="P52">Lectio <text:span text:style-name="T129">j</text:span>. Cap. <text:span text:style-name="T567">12</text:span>.</text:p>
            <text:p text:style-name="P210"><text:span text:style-name="T1222">Ante</text:span><text:span text:style-name="T32"> sex dies Paschæ venit Jesus Bethániam, ubi Lázarus f</text:span><text:span text:style-name="T59">ú</text:span><text:span text:style-name="T32">erat mórtuus, quem suscitávit Jesus. Et réliqua.</text:span></text:p>
            <text:p text:style-name="P82"/>
            <text:p text:style-name="P92"><text:span text:style-name="T583">Homilía sancti </text:span><text:span text:style-name="T584">Augustíni Epíscopi</text:span><text:span text:style-name="T64">.</text:span></text:p>
            <text:p text:style-name="P54">Tract. <text:span text:style-name="T567">50</text:span>. in Joánnem.</text:p>
            <text:p text:style-name="P162"><text:span text:style-name="T1065">Ne</text:span> putárent hómines phantásma esse factum, quia mórtuus resurréxit, Lázarus unus erat ex recumbéntibus: vivébat, loquebátur, epulabátur, véritas osténdebátur, infidélitas Judæórum confundebátur. Discumbébat ergo Jesus cum Lázaro, et céteris: ministrábat Martha, una ex soróribus Lázari. María vero, áltera soror Lázari, accépit libram unguénti nardi pístici pretiósi, et unxit pedes Jesu, et extérsit capíllis suis pedes ejus, et domus impléta est ex odóre unguénti. Factum audívimus: mystérium requirámus.</text:p>
            <text:p text:style-name="P82"/>
          </table:table-cell>
          <table:table-cell table:style-name="Tabulka1.A1" office:value-type="string">
            <text:p text:style-name="P37"/>
            <text:p text:style-name="P37"/>
            <text:p text:style-name="P194"><text:span text:style-name="T1068">Š</text:span><text:span text:style-name="T1086">est</text:span><text:span text:style-name="T695"> dnů před Velikonocemi přišel Ježíš do Betánie, kde žil Lazar </text:span><text:span text:style-name="T985">dříve </text:span><text:span text:style-name="T884">mrtvý, kterého Ježíš vzkřísil.</text:span><text:span text:style-name="T583"> A ostatní.</text:span></text:p>
            <text:p text:style-name="P37"/>
            <text:p text:style-name="P37"/>
            <text:p text:style-name="P39"/>
            <text:p text:style-name="P285"><text:span text:style-name="T1111">Aby</text:span><text:span text:style-name="T776"> si lidé nemysleli, že to byl jen klam, </text:span><text:span text:style-name="T355">když</text:span><text:span text:style-name="T776"> mrtvý byl vzkříšen, Lazar byl jedním z hodujících. Žil, mluvil, jedl, </text:span><text:span text:style-name="T778">a tím se ukázala </text:span><text:span text:style-name="T776">pravda </text:span><text:span text:style-name="T779">a byla zavržena </text:span><text:span text:style-name="T776">nevěr</text:span><text:span text:style-name="T777">ohod</text:span><text:span text:style-name="T776">nost Židů. Ježíš tedy </text:span><text:span text:style-name="T780">h</text:span><text:span text:style-name="T776">odoval s Lazarem a ostatními, </text:span><text:span text:style-name="T777">a</text:span><text:span text:style-name="T776"> obsluhovala je Marta, jedna ze sester Lazarových. Maria </text:span><text:span text:style-name="T780">však</text:span><text:span text:style-name="T776">, druhá sestra Lazarova, vzala libru čistého nardu, drahé masti, pomazala nohy Ježíšovy a utřela je svými vlasy. </text:span><text:span text:style-name="T780">A </text:span><text:span text:style-name="T776">dům byl naplněn vůní té</text:span><text:span text:style-name="T779">to</text:span><text:span text:style-name="T776"> masti. Slyše</text:span><text:span text:style-name="T778">li jsme</text:span><text:span text:style-name="T776">, co se stalo, </text:span><text:span text:style-name="T780">a </text:span><text:span text:style-name="T776">ptejme se </text:span><text:span text:style-name="T779">však</text:span><text:span text:style-name="T776">, co to</text:span><text:span text:style-name="T780"> </text:span><text:span text:style-name="T776">mělo znamenat.</text:span></text:p>
          </table:table-cell>
        </table:table-row>
        <table:table-row table:style-name="Tabulka1.230">
          <table:table-cell table:style-name="Tabulka1.A1" office:value-type="string">
            <text:p text:style-name="P52">Lectio <text:span text:style-name="T129">ij</text:span>.</text:p>
            <text:p text:style-name="P221"><text:span text:style-name="T1224">Quæcúmque</text:span><text:span text:style-name="T50"> ánima fidélis vis esse, cum María unge pedes Dómini pretióso unguénto. Unguéntum illud justítia fuit, </text:span><text:span text:style-name="T59">í</text:span><text:span text:style-name="T50">deo libra fuit: erat autem unguéntum nardi pístici pretiósi. Quod ait, pístici, locum áliquem crédere debémus, unde hoc erat unguéntum pretiósum: nec tamen hoc vacat, et sacraménto optime cónsonat. Pístis Græce, fides Latine dícitur.</text:span></text:p>
            <text:p text:style-name="P82"/>
          </table:table-cell>
          <table:table-cell table:style-name="Tabulka1.A1" office:value-type="string">
            <text:p text:style-name="P37"/>
            <text:p text:style-name="P353"><text:span text:style-name="T1198">Pokud</text:span><text:span text:style-name="T569"> chceš býti věrnou duší, spolu s Marií pomaž Pánu nohy drah</text:span><text:span text:style-name="T1398">o</text:span><text:span text:style-name="T569">cennou mastí. Tato mast vyjadřovala spravedlnost, proto jí byla libra (</text:span><text:span text:style-name="T95">slovo „</text:span><text:span text:style-name="T570">libra“</text:span><text:span text:style-name="T95"> znamená též „váhy,“ symbol spravedlnosti</text:span><text:span text:style-name="T570">). Když ji nazval čistou (</text:span><text:span text:style-name="T571">orig.</text:span><text:span text:style-name="T570"> </text:span><text:span text:style-name="T574">pisticus</text:span><text:span text:style-name="T570">), mohli bychom se domnívat, že se jedná spíše o místo, odkud pocházela, a proto </text:span><text:span text:style-name="T1401">to </text:span><text:span text:style-name="T570">byla drahá mast. Nesmíme však zapomenout na toto (což </text:span><text:span text:style-name="T1401">také </text:span><text:span text:style-name="T570">výborně souhlasí s tímto tajemstvím): řecké slovo </text:span><text:span text:style-name="T573">πίστις</text:span><text:span text:style-name="T570"> (</text:span><text:span text:style-name="T574">pistis</text:span><text:span text:style-name="T570">) znamená česky „víra.“</text:span></text:p>
          </table:table-cell>
        </table:table-row>
        <table:table-row table:style-name="Tabulka1.231">
          <table:table-cell table:style-name="Tabulka1.A1" office:value-type="string">
            <text:p text:style-name="P52">Lectio <text:span text:style-name="T129">ii</text:span>j.</text:p>
            <text:p text:style-name="P179"><text:span text:style-name="T1065">Quærébas</text:span> operári justítiam. Justus ex fide vivit. Unge pedes Jesu bene vivéndo: Domínica sectáre vestígia. Capíllis terge: si habes supérflua, da paupéribus, et Dómini pedes tersísti: capílli enim supérflua córporis vidéntur. Habes quod agas de supérfluis tuis: tibi supérflua sunt, sed Dómini pédibus necessária sunt. Forte in terra Dómini pedes índigent. De quibus enim, nisi de membris suis in fine dictúrus est: Cum uni ex mínimis meis fecístis, mihi fecístis? Supérflua vestra impendístis: sed pédibus meis obsecúti estis.</text:p>
            <text:p text:style-name="P157"/>
          </table:table-cell>
          <table:table-cell table:style-name="Tabulka1.A1" office:value-type="string">
            <text:p text:style-name="P37"/>
            <text:p text:style-name="P226"><text:span text:style-name="T1112">Chtěl</text:span><text:span text:style-name="T782"> jsi vykonat spravedlnost. Spravedlivý však žije z víry. Pomaž tedy Ježíšovi nohy svým dobrým životem. Choď v Pánových šlépějích. Vlasy svými utři: pokud ti něco přebývá, dej to chudým, a tak utřeš Pánu nohy. Vlasy se totiž zdají býti na těle přebytečné. Máš tedy co udělat s tím, co ti přebývá. Pro tebe jsou </text:span><text:span text:style-name="T1023">ty věci </text:span><text:span text:style-name="T782">zbytečné, ale nohy Páně je potřebují. Zde na zemi mohou snad být nohy Páně v nouzi. O kom jiném než o svých údech na konci Pán řekne: „Co jste učinili jednomu z mých maličkých, mně jste učinili“? </text:span><text:span text:style-name="T381">V</text:span><text:span text:style-name="T782">ydali jste to, co vám </text:span><text:span text:style-name="T829">sice </text:span><text:span text:style-name="T782">přebývalo, ale posloužili jste mým nohám. </text:span></text:p>
          </table:table-cell>
        </table:table-row>
        <table:table-row table:style-name="Tabulka1.232">
          <table:table-cell table:style-name="Tabulka1.A1" table:number-columns-spanned="2" office:value-type="string">
            <text:p text:style-name="P30">Feria <text:span text:style-name="T1358">Tertia</text:span></text:p>
            <text:p text:style-name="P51">majoris hebdomadæ</text:p>
          </table:table-cell>
          <table:covered-table-cell/>
        </table:table-row>
        <text:soft-page-break/>
        <table:table-row table:style-name="Tabulka1.233">
          <table:table-cell table:style-name="Tabulka1.A1" office:value-type="string">
            <text:p text:style-name="P2">De Jeremía Prophéta.</text:p>
            <text:p text:style-name="P52">Lectio <text:span text:style-name="T129">j</text:span>. Cap. <text:span text:style-name="T567">11</text:span>.</text:p>
            <text:p text:style-name="P162"><text:span text:style-name="T1065">Quid</text:span> est quod diléctus meus in domo mea fecit scélera multa? numquid carnes sanctae áuferent a te malítias tuas, in quibus gloriáta es? Olívam úberem, pulchram, fructíferam, speciósam vocávit Dóminus nomen tuum: ad vocem loquélæ, grandis exársit ignis in ea, et combústa sunt frutéta ejus. Et Dóminus exercítuum qui plantávit te, locútus est super te malum: pro malis domus Israël et domus Juda, quæ fecérunt sibi ad irritándum me, libántes Báalim. </text:p>
            <text:p text:style-name="P82"/>
          </table:table-cell>
          <table:table-cell table:style-name="Tabulka1.A1" office:value-type="string">
            <text:p text:style-name="P37"/>
            <text:p text:style-name="P39"/>
            <text:p text:style-name="P285"><text:span text:style-name="T1111">Co</text:span><text:span text:style-name="T776"> chce </text:span><text:span text:style-name="T356">můj miláček v</text:span><text:span text:style-name="T776"> mém domě, </text:span><text:span text:style-name="T781">jaképak to</text:span><text:span text:style-name="T776"> páchá </text:span><text:span text:style-name="T781">mnohé </text:span><text:span text:style-name="T776">nešlechetnost</text:span><text:span text:style-name="T781">i</text:span><text:span text:style-name="T776">? Zdali posvátné maso odejme </text:span><text:span text:style-name="T781">od tebe</text:span><text:span text:style-name="T776"> tvou zlobu, aby s</text:span><text:span text:style-name="T781">es</text:span><text:span text:style-name="T776"> </text:span><text:span text:style-name="T781">pak </text:span><text:span text:style-name="T776">mohl radovat? Olivou košatou, pěknou, plodnou, krásnou tě nazval Hospodin; když hromem promluví, zapálí se v ní veliký oheň a spáleny budou její ratolesti. </text:span><text:span text:style-name="T781">A </text:span><text:span text:style-name="T776">Hospodin zástupů, který tě byl štípil, </text:span><text:span text:style-name="T781">vyřkl</text:span><text:span text:style-name="T776"> na</text:span><text:span text:style-name="T781">d</text:span><text:span text:style-name="T776"> teb</text:span><text:span text:style-name="T781">ou</text:span><text:span text:style-name="T776"> pohromu pro zločiny domu israelského a judského, kterých napáchali, aby mě popudili, obětujíce </text:span><text:span text:style-name="T1004">kadidlo</text:span><text:span text:style-name="T776"> Baalům. </text:span></text:p>
          </table:table-cell>
        </table:table-row>
        <table:table-row table:style-name="Tabulka1.234">
          <table:table-cell table:style-name="Tabulka1.A1" office:value-type="string">
            <text:p text:style-name="P52">Lectio <text:span text:style-name="T129">ij</text:span>.</text:p>
            <text:p text:style-name="P163"><text:span text:style-name="T1065">Tu</text:span> autem Dómine, demonstrásti mihi, et cognóvi: tunc ostendísti mihi studia eórum. Et ego quasi agnus mansuétus, qui portátur ad víctimam: et non cognóvi quia cogitavérunt super me consília, dicéntes: Mittámus lignum in panem ejus, et eradámus eum de terra vivéntium, et nomen ejus non memorétur ámplius. Tu autem Dómine Sábaoth, qui júdicas juste, et probas renes et corda, vídeam ultiónem tuam ex eis: tibi enim revelávi causam meam. </text:p>
            <text:p text:style-name="P82"/>
          </table:table-cell>
          <table:table-cell table:style-name="Tabulka1.A1" office:value-type="string">
            <text:p text:style-name="P37"/>
            <text:p text:style-name="P249"><text:span text:style-name="T1153">Ty</text:span><text:span text:style-name="T930"> však, Pane, jsi mi ukázal a já jsem poznal; dal </text:span><text:span text:style-name="T931">j</text:span><text:span text:style-name="T930">s</text:span><text:span text:style-name="T931">i</text:span><text:span text:style-name="T930"> mi tehdy, </text:span><text:span text:style-name="T958">a</text:span><text:span text:style-name="T930">bych prohlédl jejich úskoky. A já jsem byl jako krotký beránek, kterého vedou na porážku. Ani potuchy jsem neměl, že mně strojí úklady a praví: „Porazme strom i s jeho ovocem, </text:span><text:span text:style-name="T931">sprovoďme</text:span><text:span text:style-name="T930"> jej ze země živých, a nebude již </text:span><text:span text:style-name="T931">ani </text:span><text:span text:style-name="T930">památky po jeho jménu!“ Ty však, Pane zástupů, soudce spravedlivý, který </text:span><text:span text:style-name="T432">zkoumáš</text:span><text:span text:style-name="T930"> srdce i ledví, nech ať uzřím tvo</text:span><text:span text:style-name="T415">u</text:span><text:span text:style-name="T930"> pomstu nad nimi, neboť tobě svěřuji svo</text:span><text:span text:style-name="T415">u</text:span><text:span text:style-name="T930"> věc. </text:span></text:p>
          </table:table-cell>
        </table:table-row>
        <table:table-row table:style-name="Tabulka1.235">
          <table:table-cell table:style-name="Tabulka1.A1" office:value-type="string">
            <text:p text:style-name="P52">Lectio <text:span text:style-name="T129">ii</text:span>j. <text:span text:style-name="T1359">Cap. 12.</text:span></text:p>
            <text:p text:style-name="P179">J<text:span text:style-name="T1065">ustus</text:span> quidem tu es Dómine, si dísputem tecum: verúmtamen justa loquar ad te: Quare via impiórum prosperátur: bene est ómnibus, qui prævaricántur, et iníque agunt? Plantásti eos, et radícem misérunt: profíciunt et fáciunt fru<text:span text:style-name="T1358">c</text:span>tum: prope es tu ori eórum, et longe a rénibus eórum. Et tu Dómine nosti me, vidísti me, et probásti cor meum tecum: cóngrega eos quasi gregem ad víctimam, et sanctífica eos in die occisiónis. </text:p>
            <text:p text:style-name="P157"/>
          </table:table-cell>
          <table:table-cell table:style-name="Tabulka1.A1" office:value-type="string">
            <text:p text:style-name="P37"/>
            <text:p text:style-name="P334"><text:span text:style-name="T1199">Spravedlivý</text:span><text:span text:style-name="T575"> pak jsi ty, Hospodine, kdybych se s tebou přel, přece však chci se s tebou spravedlivě domluvit: Proč se práce bezbožníkům daří, </text:span><text:span text:style-name="T112">proč</text:span><text:span text:style-name="T575"> je dobře všem věrolomným bezbožníkům? Zasadil jsi je a zapu</text:span><text:span text:style-name="T1421">s</text:span><text:span text:style-name="T575">t</text:span><text:span text:style-name="T1421">ili</text:span><text:span text:style-name="T575"> kořen, prospívají a nesou ovoce; blízko jsi ty jejich ústům, ale daleko jsi od jejich srdce. Ty však, Hospodine, znáš mne, prohlédl jsi mne, a sám jsi mne vyzkoušel. Shromáždi je </text:span><text:span text:style-name="T112">tedy</text:span><text:span text:style-name="T575"> jako stádo na porážku, a posvěť je v den zabití! </text:span></text:p>
          </table:table-cell>
        </table:table-row>
        <table:table-row table:style-name="Tabulka1.236">
          <table:table-cell table:style-name="Tabulka1.A1" table:number-columns-spanned="2" office:value-type="string">
            <text:p text:style-name="P30">Feria <text:span text:style-name="T1359">Quarta</text:span></text:p>
            <text:p text:style-name="P51">majoris hebdomadæ</text:p>
          </table:table-cell>
          <table:covered-table-cell/>
        </table:table-row>
        <table:table-row table:style-name="Tabulka1.237">
          <table:table-cell table:style-name="Tabulka1.A1" office:value-type="string">
            <text:p text:style-name="P2">De Jeremía Prophéta.</text:p>
            <text:p text:style-name="P52">Lectio <text:span text:style-name="T129">j</text:span>. Cap. <text:span text:style-name="T567">17</text:span>.</text:p>
            <text:p text:style-name="P162"><text:span text:style-name="T1065">Expectátio</text:span> Israël Dómine: omnes, qui te derelínquunt, confundéntur: recedéntes a te, in terra scribéntur: quóniam dereliquérunt venam aquárum vivéntium Dóminum: Sana me Dómine, et sanábor: salvum me fac, et salvus ero: quóniam laus mea tu es. Ecce ipsi dicunt ad me: Ubi est verbum Dómini? véniat. Et ego non sum turbátus, te pastórem sequens: et diem hóminis non desiderávi, tu scis. Quod egréssum est de lábiis meis, rectum in conspéctu tuo fuit. Non sis tu mihi formídini, spes mea tu in die afflictiónis. </text:p>
            <text:p text:style-name="P82"><text:soft-page-break/></text:p>
          </table:table-cell>
          <table:table-cell table:style-name="Tabulka1.A1" office:value-type="string">
            <text:p text:style-name="P37"/>
            <text:p text:style-name="P39"/>
            <text:p text:style-name="P285"><text:span text:style-name="T1130">N</text:span><text:span text:style-name="T1111">aděje</text:span><text:span text:style-name="T776"> I</text:span><text:span text:style-name="T830">s</text:span><text:span text:style-name="T776">raele, Hospodine, všichni, kdo tě opouštějí, propadnou hanbě. Ti, kdo se od </text:span><text:span text:style-name="T381">teb</text:span><text:span text:style-name="T776">e odvracejí, jsou zapsáni v zemi </text:span><text:span text:style-name="T1004">stínů</text:span><text:span text:style-name="T776">, protože opustili zdroj živých vod, Hospodina. Uzdrav mě, Hospodine, a budu zdráv, spas mě a budu spasen, neboť ty jsi má chvá</text:span><text:span text:style-name="T830">la</text:span><text:span text:style-name="T776">. Hle, oni mi říkají: „Kde je Hospodinovo slovo? Ať se </text:span><text:span text:style-name="T1004">přece</text:span><text:span text:style-name="T776"> splní!“ </text:span><text:span text:style-name="T830">Já však nemám strach a následuji tě jako pastýře:</text:span><text:span text:style-name="T776"> </text:span><text:span text:style-name="T830">a ty víš, že</text:span><text:span text:style-name="T776"> jsem netoužil po dnu zkázy. T</text:span><text:span text:style-name="T830">o</text:span><text:span text:style-name="T776">, co vyšlo z mých rtů; </text:span><text:span text:style-name="T830">bylo před tebou spravedlivé</text:span><text:span text:style-name="T776">. Nebuď mi tím, kdo děsí. Tys mé útočiště ve den </text:span><text:span text:style-name="T830">soužení</text:span><text:span text:style-name="T776">. </text:span></text:p>
          </table:table-cell>
        </table:table-row>
        <table:table-row table:style-name="Tabulka1.238">
          <table:table-cell table:style-name="Tabulka1.A1" office:value-type="string">
            <text:p text:style-name="P52">Lectio <text:span text:style-name="T129">ij</text:span>. <text:span text:style-name="T1359">Cap. 18.</text:span></text:p>
            <text:p text:style-name="P163">Q<text:span text:style-name="T1065">uis</text:span> audívit tália horribília, quæ fecit nimis virgo Israël? Numquid defíciet de petra agri nix Líbani? aut evélli possunt aquæ erumpéntes frígidae, et defluéntes? Quia oblítus est mei pópulus meus, frustra libántes, et impingéntes in viis suis, in sémitis saeculi, ut ambulárent per eas in itínere non trito: ut fíeret terra eórum in desolatiónem, et in síbilum sempitérnum: omnis qui præteríerit per eam obstupéscet, et movébit caput suum. </text:p>
            <text:p text:style-name="P82"/>
          </table:table-cell>
          <table:table-cell table:style-name="Tabulka1.A1" office:value-type="string">
            <text:p text:style-name="P37"/>
            <text:p text:style-name="P353"><text:span text:style-name="T1198">Kdo</text:span><text:span text:style-name="T569"> kdy slyšel něco tak hrozného, čeho se dopustila panna israelská? Zmizí snad sněhová pole ze skal </text:span><text:span text:style-name="T1422">Libanonu</text:span><text:span text:style-name="T569">? Vyschnou snad tyto cizí vody, chladné a bystré? Na mne však můj lid zapomněl, marně pálí kadidlo falešným bohům. Přivedu je k pádu na jejich cestách, na stezkách věčnosti, aby museli chodit po neschůdných, neupravených ces</text:span><text:span text:style-name="T1422">­</text:span><text:span text:style-name="T569">tách. Jejich země bude vzbuzovat úděs a věčný posměch, každý kolemjdoucí bude nad ní </text:span><text:span text:style-name="T113">v úděsu</text:span><text:span text:style-name="T569"> potřásat hlavou. </text:span></text:p>
          </table:table-cell>
        </table:table-row>
        <table:table-row table:style-name="Tabulka1.239">
          <table:table-cell table:style-name="Tabulka1.A1" office:value-type="string">
            <text:p text:style-name="P52">Lectio <text:span text:style-name="T129">ii</text:span>j.</text:p>
            <text:p text:style-name="P179">S<text:span text:style-name="T1065">icut</text:span> ventus urens dispérgam eos coram inimíco: dorsum, et non fáciem osténdam eis in die perditiónis eórum. Et dixérunt: Venite, et cogitémus contra Jeremíam cogitatiónes: non enim períbit lex a sacerdóte, neque consílium a sapiénte, nec sermo a Prophéta: veníte, et percutiámus eum lingua, et non attendámus ad univérsos sermónes ejus. Atténde Dómine ad me, et audi vocem adversariórum meórum. Numquid rédditur pro bono malum, quia fodérunt foveam ánimæ meæ? Recordáre quod stéterim in conspéctu tuo, ut lóquerer pro eis bonum, et avérterem indignatiónem tuam ab eis. </text:p>
            <text:p text:style-name="P157"/>
          </table:table-cell>
          <table:table-cell table:style-name="Tabulka1.A1" office:value-type="string">
            <text:p text:style-name="P37"/>
            <text:p text:style-name="P226"><text:span text:style-name="T1112">Jako</text:span><text:span text:style-name="T782"> žhnoucí východní vítr je rozptýlím před nepřítelem. Obrátím se k nim zády, a ne tváří, v den jejich zatracení.“ Ale oni řekli: „Pojďme a něco si na Jerem</text:span><text:span text:style-name="T783">i</text:span><text:span text:style-name="T782">áše vymyslíme. Knězi přece nemůže chybět zákon, mudrci úradek, ani Proroku slovo. Pojďme, utlučeme ho jazykem, nedáme na žádné jeho slovo.“ <text:s/>Po</text:span><text:span text:style-name="T382">hleď na mne</text:span><text:span text:style-name="T782">, Hospodine, a slyš hlas těch, k</text:span><text:span text:style-name="T357">teří</text:span><text:span text:style-name="T782"> se mnou vedou spor. Což má být odměňováno dobro zlem, že mi kopou jámu? Pamatuj, jak jsem před tebou stával a přimlouval se za ně, a odvracel od nich tvé rozhořčení. </text:span></text:p>
          </table:table-cell>
        </table:table-row>
        <table:table-row table:style-name="Tabulka1.240">
          <table:table-cell table:style-name="Tabulka1.A1" table:number-columns-spanned="2" office:value-type="string">
            <text:p text:style-name="P136"><text:span text:style-name="T21">F</text:span><text:span text:style-name="T473">eria</text:span><text:span text:style-name="T20"> </text:span><text:span text:style-name="T21">Q</text:span><text:span text:style-name="T473">uinta</text:span><text:span text:style-name="T475"> in</text:span><text:span text:style-name="T17"> </text:span><text:span text:style-name="T18">C</text:span><text:span text:style-name="T476">œna</text:span><text:span text:style-name="T18"> </text:span><text:span text:style-name="T16">D</text:span><text:span text:style-name="T1055">omini</text:span></text:p>
            <text:p text:style-name="P96"><draw:frame draw:style-name="fr3" draw:name="Image2" text:anchor-type="char" svg:y="0.1in" svg:width="1.872in" svg:height="0.0898in" draw:z-index="4"><draw:image xlink:href="Pictures/10000001000007ED00000061B3CD2C3FC9613E3C.png" xlink:type="simple" xlink:show="embed" xlink:actuate="onLoad" draw:mime-type="image/png"/></draw:frame></text:p>
          </table:table-cell>
          <table:covered-table-cell/>
        </table:table-row>
        <table:table-row table:style-name="Tabulka1.241">
          <table:table-cell table:style-name="Tabulka1.A1" office:value-type="string">
            <text:p text:style-name="P98">In I. Nocturno</text:p>
            <text:p text:style-name="P99">Incipit Lamentátio Jeremíæ Prophétæ.</text:p>
            <text:p text:style-name="P63">Lectio j. <text:span text:style-name="T1234">Cap. 1.</text:span></text:p>
            <text:p text:style-name="P363">A<text:span text:style-name="T1065">leph</text:span>. Quomodo sedet sola cívitas plena pópulo: facta est quasi vídua dómina Géntium: princeps provinciárum facta est sub tributo. </text:p>
            <text:p text:style-name="P104"><text:span text:style-name="T1">B</text:span>eth. Plorans plorávit in nocte, et lácrymæ ejus in maxíllis ejus: non est qui consolétur eam ex ómnibus charis ejus: omnes amici ejus sprevérunt eam, et facti sunt ei inimíci. </text:p>
            <text:p text:style-name="P104"><text:span text:style-name="T1">G</text:span>himel. Migrávit Judas propter afflictiónem, et multitúdinem servitútis: habitávit inter Gentes, nec invénit réquiem: omnes persecutóres ejus apprehendérunt eam inter angústias. </text:p>
            <text:p text:style-name="P104"><text:span text:style-name="T1">D</text:span>aleth. Viæ Sion lugent, eo quod non sint qui véniant ad solemnitátem: omnes portæ ejus destrúctae: sacerdótes ejus geméntes: vírgines ejus squálidæ, et ipsa oppréssa amaritúdine. </text:p>
            <text:p text:style-name="P104"><text:span text:style-name="T1">H</text:span>e. Facti sunt hostes ejus in cápite, inimíci ejus locupletáti sunt: quia Dóminus locútus est super eam propter multitúdinem iniquitátum ejus: párvuli <text:soft-page-break/>ejus ducti sunt in captivitátem ante fáciem tribulántis. </text:p>
            <text:p text:style-name="P137"><text:span text:style-name="T238">J</text:span><text:span text:style-name="T232">erúsalem, Jerúsalem, c</text:span><text:span text:style-name="T233">o</text:span><text:span text:style-name="T232">nvértere ad D</text:span><text:span text:style-name="T234">ó</text:span><text:span text:style-name="T232">minum Deum tuum. </text:span></text:p>
            <text:p text:style-name="P117">Sic terminantur Lectiones de Lamentationibus in hoc triduo.</text:p>
            <text:p text:style-name="P361"/>
          </table:table-cell>
          <table:table-cell table:style-name="Tabulka1.A1" office:value-type="string">
            <text:p text:style-name="P7"/>
            <text:p text:style-name="P7"/>
            <text:p text:style-name="P7"/>
            <text:p text:style-name="P391"><text:span text:style-name="T1201">Aleph</text:span><text:span text:style-name="T1366">. </text:span>Jak samotno sedí město, <text:span text:style-name="T73">které </text:span><text:span text:style-name="T114">kdysi </text:span><text:span text:style-name="T73">mělo</text:span> tolik lidu! Je jako vdova, ač bylo mocné mezi <text:span text:style-name="T1367">pohanskými Národy</text:span>. Bylo kněžnou mezi krajinami, a <text:span text:style-name="T1367">ocitlo se v </text:span>porobě. </text:p>
            <text:p text:style-name="P16"><text:span text:style-name="T237">B</text:span><text:span text:style-name="T228">eth. </text:span>Za noci <text:span text:style-name="T1367">přehořce</text:span> pláče, po lící<text:span text:style-name="T1367">ch</text:span> slzy jí kanou, ze všech <text:span text:style-name="T231">jejích</text:span> milý<text:span text:style-name="T1367">ch však</text:span> není nikdo, kdo by ji <text:span text:style-name="T1367">u</text:span>těšil. Všichni její druhové <text:span text:style-name="T1367">jí opovrhli a </text:span>stali se jejími nepřáteli. </text:p>
            <text:p text:style-name="P16"><text:span text:style-name="T237">G</text:span><text:span text:style-name="T228">himel.</text:span> Juda odešel do vyhnanství ponížen a nesmírně zotročen. Usadil se mezi <text:span text:style-name="T1367">pohanskými Národy</text:span>, odpočinutí <text:span text:style-name="T1367">však </text:span>nena<text:span text:style-name="T1367">lezl</text:span>. Všichni jeho pronásledovatelé ho dostihli v jeho úzkostech. </text:p>
            <text:p text:style-name="P141"><text:span text:style-name="T238">D</text:span><text:span text:style-name="T232">aleth.</text:span><text:span text:style-name="T1271"> Cesty na Sión truchlí, </text:span><text:span text:style-name="T1292">neboť není, </text:span><text:span text:style-name="T1271">kdo </text:span><text:span text:style-name="T1292">by </text:span><text:span text:style-name="T1271">přiš</text:span><text:span text:style-name="T1292">el</text:span><text:span text:style-name="T1271"> </text:span><text:span text:style-name="T462">na</text:span><text:span text:style-name="T1271"> slavnost. Všechny jeho brány jsou </text:span><text:span text:style-name="T1292">zničené</text:span><text:span text:style-name="T1271">, jeho kněží vzdychají, jeho panny jsou </text:span><text:span text:style-name="T462">zanedbané a špinavé</text:span><text:span text:style-name="T1271">, hořko</text:span><text:span text:style-name="T1292">st</text:span><text:span text:style-name="T1271"> </text:span><text:span text:style-name="T1292">sužu</text:span><text:span text:style-name="T1271">je siónsk</text:span><text:span text:style-name="T1292">ou</text:span><text:span text:style-name="T1271"> dce</text:span><text:span text:style-name="T1292">ru</text:span><text:span text:style-name="T1271">. </text:span></text:p>
            <text:p text:style-name="P16"><text:span text:style-name="T237">H</text:span><text:span text:style-name="T228">e.</text:span> Její protivníci <text:span text:style-name="T1367">byli dosazeni k její správě</text:span>, její nepřátelé si žijí v <text:span text:style-name="T1367">hojnosti</text:span>, neboť Hospodin <text:span text:style-name="T1367">nad ní vyřkl rozsudek</text:span> pro množství jejích nevěrností. Její <text:soft-page-break/>pacholátka <text:span text:style-name="T1367">byla odvedena</text:span> před tváří protivníka do zajetí. <text:s/></text:p>
            <text:p text:style-name="P19"><text:span text:style-name="T1">J</text:span>erusaléme, Jeru<text:span text:style-name="T1369">s</text:span>aléme, obrať se k Hospodinu svému Bohu.</text:p>
            <text:p text:style-name="P72">Takto jsou zakončena všechna Čtení z Pláče v tomto triduu.</text:p>
          </table:table-cell>
        </table:table-row>
        <table:table-row table:style-name="Tabulka1.242">
          <table:table-cell table:style-name="Tabulka1.A1" office:value-type="string">
            <text:p text:style-name="P63">Lectio ij.</text:p>
            <text:p text:style-name="P187">V<text:span text:style-name="T1065">aü</text:span>. Et egréssus est a fília Sion omnis decor ejus: facti sunt príncipes ejus velut aríetes non inveniéntes páscua: et abiérunt absque fortitúdine ante fáciem subsequéntis. </text:p>
            <text:p text:style-name="P87"><text:span text:style-name="T1">Z</text:span>ain. Recordáta est Jerúsalem diérum afflictiónis suæ, et praevaricatiónis ómnium desiderabílium suórum, quæ habúerat a diébus antíquis, cum cáderet populus ejus in manu hostíli, et non esset auxiliátor: vidérunt eam hostes, et derisérunt Sábbata ejus. </text:p>
            <text:p text:style-name="P87"><text:span text:style-name="T1">H</text:span>eth. Peccátum peccávit Jerúsalem, proptérea instábilis facta est: omnes, qui glorificábant eam, sprevérunt illam, quia vidérunt ignomíniam ejus: ipsa autem gemens convérsa est retrórsum. </text:p>
            <text:p text:style-name="P87"><text:span text:style-name="T1">T</text:span>eth. Sordes ejus in pédibus ejus, nec recordáta est finis sui: deposita est veheménter, non habens consolatórem: vide Dómine afflictiónem meam, quóniam eréctus est inimícus. </text:p>
            <text:p text:style-name="P87"><text:span text:style-name="T1">J</text:span>erúsalem, Jerúsalem, c<text:span text:style-name="T1365">o</text:span>nvértere ad Dóminum Deum tuum.</text:p>
            <text:p text:style-name="P103"/>
          </table:table-cell>
          <table:table-cell table:style-name="Tabulka1.A1" office:value-type="string">
            <text:p text:style-name="P22"/>
            <text:p text:style-name="P250"><text:span text:style-name="T1217">Vav</text:span><text:span text:style-name="T1284">. </text:span><text:span text:style-name="T1285">Odešla od siónské dcery </text:span><text:span text:style-name="T1284">všechna</text:span><text:span text:style-name="T1285"> její </text:span><text:span text:style-name="T1284">krása</text:span><text:span text:style-name="T1285">. Její </text:span><text:span text:style-name="T1284">knížata</text:span><text:span text:style-name="T1285"> jsou jako </text:span><text:span text:style-name="T1284">berani</text:span><text:span text:style-name="T1285">, </text:span><text:span text:style-name="T458">kteří</text:span><text:span text:style-name="T1285"> nenacházejí pastvu: </text:span><text:span text:style-name="T458">a odcházejí</text:span><text:span text:style-name="T1285"> </text:span><text:span text:style-name="T1284">beze vší síly</text:span><text:span text:style-name="T1285"> před tváří pronásledovatele. </text:span></text:p>
            <text:p text:style-name="P14"><text:span text:style-name="T29">Z</text:span><text:span text:style-name="T68">ain.</text:span> Jeru<text:span text:style-name="T1368">s</text:span>além se rozpomíná <text:span text:style-name="T1368">na</text:span> dn<text:span text:style-name="T1368">y</text:span> svého <text:span text:style-name="T1368">soužení</text:span> a <text:span text:style-name="T1368">hříšná přestoupení dle všech svých tužeb</text:span>, co míval ode dnů dávnověkých. Když jeho lid padl do rukou <text:span text:style-name="T1368">nepřátel</text:span>, nebyl nikdo, kdo by mu pomohl. <text:span text:style-name="T1368">Nepřátelé</text:span> to viděli a posmívali se <text:span text:style-name="T1368">jeho Sobotám</text:span>.</text:p>
            <text:p text:style-name="P14"><text:span text:style-name="T29">H</text:span><text:span text:style-name="T68">eth.</text:span> Těžce zhřešila jeru<text:span text:style-name="T1368">s</text:span>alémská dcera, proto se stala <text:span text:style-name="T1368">tulačkou</text:span>. Všichni, kdo <text:span text:style-name="T1368">ji oslavovali</text:span>, <text:span text:style-name="T1368">jí pohrdají</text:span>, neboť <text:span text:style-name="T1368">u</text:span>vidě<text:span text:style-name="T1368">li</text:span> její nahotu; ona <text:span text:style-name="T1368">však </text:span>vzdychá a odvrací se. </text:p>
            <text:p text:style-name="P14"><text:span text:style-name="T29">T</text:span><text:span text:style-name="T68">eth.</text:span> Má na lemu roucha nečistotu, nepamatovala na svůj konec. Pře<text:span text:style-name="T1368">velice</text:span> sešla a není nikdo, kdo by ji <text:span text:style-name="T1368">u</text:span>těšil. „Pohleď, Hospodine, na mé ponížení, jak se nepřítel vypíná.“ </text:p>
            <text:p text:style-name="P20"><text:span text:style-name="T1">J</text:span>erusaléme, Jeru<text:span text:style-name="T1369">s</text:span>aléme, obrať se k Hospodinu svému Bohu.</text:p>
          </table:table-cell>
        </table:table-row>
        <table:table-row table:style-name="Tabulka1.243">
          <table:table-cell table:style-name="Tabulka1.A1" office:value-type="string">
            <text:p text:style-name="P63">Lectio iij.</text:p>
            <text:p text:style-name="P187">JOD. Manum suam misit hostis ad ómnia desiderabília ejus: quia vidit Gentes ingréssas Sanctuárium suum, de quibus præcéperas ne intrárent in ecclésiam tuam. </text:p>
            <text:p text:style-name="P88"><text:span text:style-name="T1">C</text:span>aph. Omnis pópulus ejus gemens, et quærens panem: dedérunt pretiósa quæque pro cibo ad refocillándam ánimam. Vide Dómine, et consídera, quóniam facta sum vilis.</text:p>
            <text:p text:style-name="P88"><text:span text:style-name="T1">L</text:span>amed. O vos omnes, qui transítis per viam, atténdite, et vidéte si est dolor sicut dolor meus: quóniam vindemiávit me ut locútus est Dóminus in die iræ furóris sui. </text:p>
            <text:p text:style-name="P138"><text:span text:style-name="T31">M</text:span><text:span text:style-name="T71">em. De excélso misit ignem in óssibus meis, et erudívit me: expándit rete pédibus meis, convértit me retr</text:span><text:span text:style-name="T72">ó</text:span><text:span text:style-name="T71">rsum: p</text:span><text:span text:style-name="T72">ó</text:span><text:span text:style-name="T71">suit me desolátam, tota die moeróre conféctam. </text:span></text:p>
            <text:p text:style-name="P88"><text:span text:style-name="T1">N</text:span>un. Vigilávit jugum iniquitátum meárum: in manu ejus convolútæ sunt, et impósitæ collo meo: infirmáta est virtus mea: dedit me Dóminus in manu, de qua non pótero súrgere.</text:p>
            <text:p text:style-name="P88"><text:span text:style-name="T1">J</text:span>erúsalem, Jerúsalem, convértere ad Dóminum Deum tuum. </text:p>
            <text:p text:style-name="P26"><text:soft-page-break/></text:p>
          </table:table-cell>
          <table:table-cell table:style-name="Tabulka1.A1" office:value-type="string">
            <text:p text:style-name="P22"/>
            <text:p text:style-name="P379"><text:span text:style-name="T1202">Jod</text:span><text:span text:style-name="T1369">. Nepřítel vztáhl ruku na všechno, co měla za žádoucí. Neboť vidí pohanské Národy vcházet do své Svatyně, ač jsi o nich přikázal: „Nevejdou do tvého shromáždění.“ </text:span></text:p>
            <text:p text:style-name="P142"><text:span text:style-name="T31">C</text:span><text:span text:style-name="T71">aph.</text:span><text:span text:style-name="T1294"> Veškerý její lid vzdychá a žebrá o chléb. Za pokrm dávají všechny své cennosti, jen aby se udrželi při životě. „Pohleď, Hospodine, popatř, jak jsem zbavena </text:span><text:span text:style-name="T462">veškeré hodnoty</text:span><text:span text:style-name="T1294">.“ </text:span></text:p>
            <text:p text:style-name="P142"><text:span text:style-name="T31">L</text:span><text:span text:style-name="T71">amed.</text:span><text:span text:style-name="T1294"> „Ó vy všichni, kteří jdete po cestě </text:span><text:span text:style-name="T1316">kolem </text:span><text:span text:style-name="T1317">mne</text:span><text:span text:style-name="T1294">. Popatřte a </text:span><text:span text:style-name="T462">vizte</text:span><text:span text:style-name="T1294">, je-li </text:span><text:span text:style-name="T1295">ně</text:span><text:span text:style-name="T1294">jaká bolest jako bolest moje, neboť podle svých slov otrhal Hospodin mé hrozny v den svého planoucího hněvu. </text:span></text:p>
            <text:p text:style-name="P142"><text:span text:style-name="T31">M</text:span><text:span text:style-name="T71">em.</text:span><text:span text:style-name="T1294"> Z výšiny seslal do mých kostí oheň a dal mi ponaučení. Před nohy mi rozprostřel síť, obrátil mě nazpět. Učinil mě </text:span><text:span text:style-name="T462">pustinou</text:span><text:span text:style-name="T1294">, po celý den prodchnu</text:span><text:span text:style-name="T1293">­</text:span><text:span text:style-name="T1294">t</text:span><text:span text:style-name="T462">ou</text:span><text:span text:style-name="T1294"> </text:span><text:span text:style-name="T462">soužením</text:span><text:span text:style-name="T1294">. </text:span></text:p>
            <text:p text:style-name="P13"><text:span text:style-name="T29">N</text:span><text:span text:style-name="T68">un.</text:span><text:span text:style-name="T1369"> Neustále mě tlačí jho mých nepravostí, jež rukou jeho bylo spleteno a vloženo na mou šíji; podlomil mou sílu, Hospodin mě vydal do rukou těch, před nimiž neobstojím. <text:s/></text:span></text:p>
            <text:p text:style-name="P13"><text:span text:style-name="T30">J</text:span><text:span text:style-name="T1366">erusaléme, Jerusaléme, obrať se k Hospodinu svému Bohu. (</text:span><text:span text:style-name="T235">Č</text:span><text:span text:style-name="T236">EP</text:span><text:span text:style-name="T100">, </text:span><text:span text:style-name="T105">upraveno</text:span><text:span text:style-name="T169">)</text:span></text:p>
          </table:table-cell>
        </table:table-row>
        <table:table-row table:style-name="Tabulka1.244">
          <table:table-cell table:style-name="Tabulka1.A1" office:value-type="string">
            <text:p text:style-name="P122">In II. Nocturno</text:p>
            <text:p text:style-name="P109">Ex tractátu sancti Augustíni Epíscopi </text:p>
            <text:p text:style-name="P109">super Psalmos.</text:p>
            <text:p text:style-name="P115">In Psalm. 54. ad 1. vers.</text:p>
            <text:p text:style-name="P81"><text:bookmark-start text:name="__DdeLink__2400_167314470911311111111122"/><text:span text:style-name="T12">Lectio</text:span><text:bookmark-end text:name="__DdeLink__2400_167314470911311111111122"/><text:span text:style-name="T12"> </text:span><text:span text:style-name="T13">i</text:span><text:span text:style-name="T12">v. </text:span></text:p>
            <text:p text:style-name="P286"><text:span text:style-name="T1226">E</text:span><text:span text:style-name="T1227">xáudi</text:span><text:span text:style-name="T60">, Deus, oratiónem meam, et ne despéxeris deprecatiónem meam: inténde mihi, et exáudi me </text:span><text:span text:style-name="T62">(</text:span><text:span text:style-name="T63">v. 1</text:span><text:span text:style-name="T62">)</text:span><text:span text:style-name="T60">.</text:span><text:span text:style-name="T61"> Satagéntis, sollíciti, in tribulatióne pósiti, verba sunt ista. Orat multa pátiens, de malo liberári desíderans. Súperest ut videámus in quo malo sit: et cum dícere cœperit, agnoscámus ibi nos esse: ut communicáta tribulatióne, conjungámus oratiónem. Contristátus sum, inquit, in exercitatióne mea, et conturbátus sum. Ubi contristátus? ubi conturbátus? In exercitatióne mea, inquit. Hómines malos, quos pátitur, commemorátus est: eamdémque passiónem malórum hóminum exercitatiónem suam dixit. Ne putétis gratis esse malos in hoc mundo, et nihil boni de illis ágere Deum. Omnis malus aut ideo vivit, ut corrigátur; aut ideo vivit, ut per illum bonus exerceátur.</text:span></text:p>
            <text:p text:style-name="P42"/>
          </table:table-cell>
          <table:table-cell table:style-name="Tabulka1.A1" office:value-type="string">
            <text:p text:style-name="P131"><text:s/></text:p>
            <text:p text:style-name="P37"/>
            <text:p text:style-name="P37"/>
            <text:p text:style-name="P37"/>
            <text:p text:style-name="P37"/>
            <text:p text:style-name="P283"><text:span text:style-name="T1079">V</text:span><text:span text:style-name="T1166">yslyš</text:span><text:span text:style-name="T1047">, Bože, modlitbu mou a nezhrdej prosbou mou: Př</text:span><text:span text:style-name="T1048">ispěj mi na pomoc</text:span><text:span text:style-name="T1047"> a vyslyš mne </text:span><text:span text:style-name="T1054">(</text:span><text:span text:style-name="T1027">v. 1</text:span><text:span text:style-name="T1054">)</text:span><text:span text:style-name="T1047">. </text:span><text:span text:style-name="T640">Ta</text:span><text:span text:style-name="T652">t</text:span><text:span text:style-name="T383">o</text:span><text:span text:style-name="T640"> slova říká člověk </text:span><text:span text:style-name="T641">znepokojený</text:span><text:span text:style-name="T640">, usoužený a ponořený v utrpení. Modlí se velmi trpělivě, touží být osvobozen od zla. Zbývá jen, abychom se podívali, jaké zlo jej vlastně trápí. A když začne mluvit, shledáme, že t</text:span><text:span text:style-name="T641">o </text:span><text:span text:style-name="T640">jsme </text:span><text:span text:style-name="T641">vlastně </text:span><text:span text:style-name="T640">my. Protože s ním sdílíme utrpení, spojme se s ním </text:span><text:span text:style-name="T641">také </text:span><text:span text:style-name="T640">v modlitbě. Praví: „Jsem </text:span><text:span text:style-name="T641">zarmoucen</text:span><text:span text:style-name="T640"> ve svých zkouškách a </text:span><text:span text:style-name="T641">rozrušen</text:span><text:span text:style-name="T640">.“ </text:span><text:span text:style-name="T358">Kde</text:span><text:span text:style-name="T640"> </text:span><text:span text:style-name="T652">je </text:span><text:span text:style-name="T641">zarmoucen</text:span><text:span text:style-name="T640">? </text:span><text:span text:style-name="T358">Kdepak</text:span><text:span text:style-name="T640"> </text:span><text:span text:style-name="T641">rozrušen</text:span><text:span text:style-name="T640">? „Ve svých zkouškách,“ praví. Zmiňuje zde zlé lidi, kteří mu způsobují utrpení. A právě toto utrpení od zlých lidí nazývá svými zkouškami. Nemyslete si, že zlo je na tomto světě zbytečně a že z něj Bůh neudělá nic dobrého. Každý zlý člověk žije buď proto, aby se napravil, nebo proto, aby </text:span><text:span text:style-name="T386">byl</text:span><text:span text:style-name="T640"> skrze něj </text:span><text:span text:style-name="T386">dobrý člověk zkoušen</text:span><text:span text:style-name="T640">. </text:span></text:p>
          </table:table-cell>
        </table:table-row>
        <table:table-row table:style-name="Tabulka1.245">
          <table:table-cell table:style-name="Tabulka1.A1" office:value-type="string">
            <text:p text:style-name="P60">Lectio v.</text:p>
            <text:p text:style-name="P367"><text:span text:style-name="T1065">Utinam</text:span> ergo qui nos modo exércent, convertántur, et nobíscum exerceántur: tamen quámdiu ita sunt ut exérceant, non eos odérimus: quia in eo quod malus est quis eórum, utrum usque in finem perseveratúrus sit, ignorámus. Et plerúmque cum tibi vidéris odísse inimícum, fratrem odísti, et nescis. Diábolus, et ángeli ejus in Scriptúris sanctis manifestáti sunt nobis, quod ad ignem ætérnum sint destináti. Ipsórum tantum desperánda est corréctio, contra quos habémus occúltam luctam: ad quam luctam nos armat Apóstolus, dicens: Non est nobis colluctátio advérsus carnem et sánguinem: id est, non advérsus hómines, quos vidétis, sed advérsus príncipes, et potestátes, et rectóres mundi, tenebrárum harum. Ne forte cum dixísset, mundi, intellígeres dæmónes esse rectóres cœli et terræ. Mundi dixit, tenebrárum harum: mundi dixit, amatórum mundi: mundi dixit, impiórum et iniquórum: mundi dixit, de quo dicit Evangélium: Et mundus eum non cognóvit.</text:p>
            <text:p text:style-name="P113"/>
          </table:table-cell>
          <table:table-cell table:style-name="Tabulka1.A1" office:value-type="string">
            <text:p text:style-name="P37"/>
            <text:p text:style-name="P251"><text:span text:style-name="T1135">Kéž</text:span><text:span text:style-name="T850"> by tak ti, </text:span><text:span text:style-name="T416">kteří</text:span><text:span text:style-name="T850"> nás zrovna zkouší, byli obráceni a zkoušeni spolu s námi. Avšak dokud jsou zde, aby nás zkoušeli, nesmíme je nenávidět. Neboť nevíme, zda v tom, v čem je každý z nich špatný, vytrvá až do konce. A i když se ti klidně může zdát, že nenávidíš nepřítele, může to být tvůj bratr, kterého nenávidíš, aniž bys o tom věděl. Písmo svaté nás učí, že ďábel a jeho andělé propadnou věčnému ohni. Oni se už nikdy neobrátí, avšak právě proti nim my ve skrytosti bojujeme. K tomuto boji nás připravuje </text:span><text:span text:style-name="T851">A</text:span><text:span text:style-name="T850">poštol těmito slovy: „Neboť náš boj není proti tělu a krvi,“ </text:span><text:span text:style-name="T433">tedy</text:span><text:span text:style-name="T850"> ne proti lidem, které vidíte, „nýbrž proti knížatům a mocnostem, proti vládcům světa této temnoty.“ Avšak když řekl „světa,“ nemyslete si, že zlí duchové jsou vládci nebes a země. Řekl totiž „světa této temnoty.“ Řekl „svět“ a měl na mysli milovníky světa. Řekl „svět“ a mínil svět </text:span><text:span text:style-name="T852">lidí </text:span><text:span text:style-name="T850">bezbožných a pachatelů nepravostí. Řekl „svět,“ o kterém </text:span><text:span text:style-name="T851">E</text:span><text:span text:style-name="T850">vangeli</text:span><text:span text:style-name="T851">um</text:span><text:span text:style-name="T850"> praví: „A svět jej nepoznal.“ </text:span></text:p>
          </table:table-cell>
        </table:table-row>
        <table:table-row table:style-name="Tabulka1.246">
          <table:table-cell table:style-name="Tabulka1.A1" office:value-type="string">
            <text:p text:style-name="P60">Lectio vj.</text:p>
            <text:p text:style-name="P252"><text:span text:style-name="T1229">Q</text:span><text:span text:style-name="T1230">uóniam</text:span><text:span text:style-name="T217"> vidi iniquitátem, et contradictiónem in civitáte</text:span><text:span text:style-name="T212"> </text:span><text:span text:style-name="T213">(</text:span><text:span text:style-name="T219">v. 9</text:span><text:span text:style-name="T213">)</text:span><text:span text:style-name="T212">. Atténde glóriam crucis ipsíus. Jam in fronte regum crux illa fixa est, cui inimíci insultavérunt. Efféctus probávit virtútem: dó</text:span><text:soft-page-break/><text:span text:style-name="T212">muit orbem non ferro, sed ligno. Lignum crucis contuméliis dignum visum est inimícis, et ante ipsum lignum stántes caput agitábant, et dicébant: Si Fílius Dei est, descéndat de cruce. Extendébat ille manus suas ad pópulum non credéntem, et contradicéntem. Si enim justus est, qui ex fide vivit; iníquus est, qui non habet fidem. Quod ergo hic ait, iniquitátem: perfídiam intéllige. Vidébat ergo Dóminus in civitáte iniquitátem et contradictiónem, et extendébat manus suas ad pópulum non credéntem et contradicéntem: et tamen et ipsos exspéctans dicébat: Pater, ignósce illis, quia nésciunt quid fáciunt.</text:span></text:p>
            <text:p text:style-name="P43"/>
          </table:table-cell>
          <table:table-cell table:style-name="Tabulka1.A1" office:value-type="string">
            <text:p text:style-name="P37"/>
            <text:p text:style-name="P309"><text:span text:style-name="T1195">N</text:span><text:span text:style-name="T1196">eboť</text:span><text:span text:style-name="T182"> jsem </text:span><text:span text:style-name="T183">u</text:span><text:span text:style-name="T182">viděl nepravost a rozbroj ve městě </text:span><text:span text:style-name="T229">(</text:span><text:span text:style-name="T230">v. 9</text:span><text:span text:style-name="T229">)</text:span><text:span text:style-name="T182">.</text:span><text:span text:style-name="T150"> Pohleď na slávu jeho kříže. Již na čele králů jest kříž ten připevněn, i když jej dříve nepřátelé uráželi. </text:span><text:span text:style-name="T164">Nakonec se ukázala jeho moc. Dobyl </text:span><text:soft-page-break/><text:span text:style-name="T164">svět ne </text:span><text:span text:style-name="T175">kovem </text:span><text:span text:style-name="T164">meče, ale dřevem </text:span><text:span text:style-name="T115">kříže</text:span><text:span text:style-name="T164">. </text:span><text:span text:style-name="T175">To d</text:span><text:span text:style-name="T164">řevo kříže se zdálo nepřátelům hodný</text:span><text:span text:style-name="T175">m</text:span><text:span text:style-name="T164"> pouze urážek, avšak před tímto dřevem pak stáli, kroutili hlavami a říkali: „Pokud je opravdu Syn Boží, ať sestoupí </text:span><text:span text:style-name="T97">nyní</text:span><text:span text:style-name="T165"> </text:span><text:span text:style-name="T164">z kříže.“ Pán rozepjal své ruce k nevěřícímu lidu, který mu odporoval. Pokud tedy spravedlivý </text:span><text:span text:style-name="T180">je ten, kdo </text:span><text:span text:style-name="T164">žije z víry, špatný je ten, kdo víru nemá. Když tedy </text:span><text:span text:style-name="T96">slova žalmu </text:span><text:span text:style-name="T164">říkají „nepravost,“ </text:span><text:span text:style-name="T175">rozumějme</text:span><text:span text:style-name="T164"> pod tím </text:span><text:span text:style-name="T165">nevěrnost a proradnost</text:span><text:span text:style-name="T164">. Pán totiž viděl ve městě nepravost a rozbroj, a</text:span><text:span text:style-name="T165">le</text:span><text:span text:style-name="T164"> rozepjal své ruce k lidu nevěřícímu, který mu odporoval. A přece </text:span><text:span text:style-name="T165">i</text:span><text:span text:style-name="T164"> </text:span><text:span text:style-name="T165">takové lidi</text:span><text:span text:style-name="T164"> </text:span><text:span text:style-name="T175">o</text:span><text:span text:style-name="T164">čeká</text:span><text:span text:style-name="T175">v</text:span><text:span text:style-name="T164">al, </text:span><text:span text:style-name="T165">když řekl</text:span><text:span text:style-name="T164">: „Otče, odpusť jim, neboť nevědí, co činí.“</text:span></text:p>
          </table:table-cell>
        </table:table-row>
        <table:table-row table:style-name="Tabulka1.247">
          <table:table-cell table:style-name="Tabulka1.A1" office:value-type="string">
            <text:p text:style-name="P122">In II<text:span text:style-name="T1361">I</text:span>. Nocturno</text:p>
            <text:p text:style-name="P108">De Epístola prima beáti Pauli Apóstoli </text:p>
            <text:p text:style-name="P108">ad Corínthios.</text:p>
            <text:p text:style-name="P47"><text:bookmark-start text:name="__DdeLink__2400_167314470911311111111121"/><text:span text:style-name="T7">Lectio</text:span><text:bookmark-end text:name="__DdeLink__2400_167314470911311111111121"/><text:span text:style-name="T7"> v</text:span><text:span text:style-name="T8">ij</text:span><text:span text:style-name="T7">. </text:span><text:span text:style-name="T8">Cap. 11.</text:span></text:p>
            <text:p text:style-name="P181"><text:span text:style-name="T1065">Hoc</text:span> autem præcípio: non laudans quod non in mélius, sed in detérius convenítis. Primum quidem conveniéntibus vobis in Ecclésiam, áudio scissúras esse inter vos, ét ex parte credo. Nam opórtet et hæreses esse, ut et qui probáti sunt, manifésti fiant in vobis. Conveniéntibus ergo vobis in unum, jam non est Domínicam cœnam manducáre. Unusquísque enim suam cœnam præsúmit ad manducándum. Et álius quidem ésurit, álius autem ébrius est. Numquid domos non habétis ad manducándum, et bibéndum? aut Ecclésiam Dei contémnitis, et confúnditis eos, qui non habent? Quid dicam vobis? Laudo vos? in hoc non laudo. </text:p>
            <text:p text:style-name="P42"/>
          </table:table-cell>
          <table:table-cell table:style-name="Tabulka1.A1" office:value-type="string">
            <text:p text:style-name="P129"><text:s/></text:p>
            <text:p text:style-name="P37"/>
            <text:p text:style-name="P37"/>
            <text:p text:style-name="P37"/>
            <text:p text:style-name="P283"><text:span text:style-name="T1080">Toto</text:span><text:span text:style-name="T638">, co </text:span><text:span text:style-name="T972">nyní</text:span><text:span text:style-name="T638"> nařizuji, není vám k chvále, neboť se scházíte nikoliv k lepšímu, nýbrž k horšímu. Předně totiž slyším, že při vašem společném shromáždění bývají mezi vámi roztržky, a částečně tomu i věřím; neboť je třeba, aby mezi vámi bylo třeba i rozštěpení, aby se ukázal</text:span><text:span text:style-name="T383">i ti</text:span><text:span text:style-name="T638">, kteří jsou mezi vámi osvědčení. </text:span><text:span text:style-name="T359">S</text:span><text:span text:style-name="T638">cházíte </text:span><text:span text:style-name="T642">se</text:span><text:span text:style-name="T638"> </text:span><text:span text:style-name="T642">sice</text:span><text:span text:style-name="T638">, </text:span><text:span text:style-name="T359">avšak ne již ke</text:span><text:span text:style-name="T638"> slavení večeře Páně, neboť každý si dokonce dovolí přinést svou večeři k jídlu, a jeden tedy lační, zatímco druhý je opilý. Což nemáte domy k jídlu a pití? Či snad pohrdáte Církví Boží a zahanbujete ty, k</text:span><text:span text:style-name="T359">teří</text:span><text:span text:style-name="T638"> </text:span><text:span text:style-name="T972">nic</text:span><text:span text:style-name="T638"> nemají? Co vám mám říci? Mám vás chváliti? V této věci </text:span><text:span text:style-name="T972">vás</text:span><text:span text:style-name="T638"> nechválím. </text:span></text:p>
          </table:table-cell>
        </table:table-row>
        <table:table-row table:style-name="Tabulka1.248">
          <table:table-cell table:style-name="Tabulka1.A1" office:value-type="string">
            <text:p text:style-name="P60">Lectio v<text:span text:style-name="T1361">ii</text:span>j.</text:p>
            <text:p text:style-name="P367"><text:span text:style-name="T1065">Ego</text:span> enim accépi a Dómino quod et trádidi vobis, quóniam Dóminus Jesus in qua nocte tradebátur, accépit panem, et grátias agens fregit, et dixit: Accípite, et manducáte: hoc est corpus meum, quod pro vobis tradétur: hoc fácite in meam commemoratiónem. Simíliter et cálicem, postquam cœnávit, dicens: Hic calix novum Testaméntum est in meo sánguine. Hoc fácite quotiescúmque bibétis, in me<text:span text:style-name="T1423">­</text:span>am commemoratiónem. Quotiescúmque enim manducábitis panem hunc, et cálicem bibétis: mortem Dómini annuntiábitis donec véniat. </text:p>
            <text:p text:style-name="P113"/>
          </table:table-cell>
          <table:table-cell table:style-name="Tabulka1.A1" office:value-type="string">
            <text:p text:style-name="P37"/>
            <text:p text:style-name="P238"><text:span text:style-name="T1139">Neboť</text:span><text:span text:style-name="T866"> já jsem přijal od Pána to, co jsem vám též předal: že Pán Ježíš té noci, v </text:span><text:span text:style-name="T433">níž</text:span><text:span text:style-name="T866"> byl zrazen, vzal chléb, vzdal díky, lámal jej a řekl: „Vezměte a jezte! Toto je mé Tělo, které se za vás vydává; to čiňte na mou památku!“ Podobně vzal po jídle také kalich a řekl: „Tento kalich je nová Smlouva s</text:span><text:span text:style-name="T980">tvrzená</text:span><text:span text:style-name="T866"> mou Krví; to čiňte, kdykoli </text:span><text:span text:style-name="T980">jej</text:span><text:span text:style-name="T866"> budete píti, na mou památku!“ Kdykoliv totiž budete jísti tento chléb a píti kalich, budete zvěstovati smrt Páně, dokud nepřijde. </text:span></text:p>
          </table:table-cell>
        </table:table-row>
        <table:table-row table:style-name="Tabulka1.249">
          <table:table-cell table:style-name="Tabulka1.A1" office:value-type="string">
            <text:p text:style-name="P60">Lectio i<text:span text:style-name="T1361">x</text:span>.</text:p>
            <text:p text:style-name="P369"><text:span text:style-name="T1065">Itaque </text:span>quicúmque manducáverit panem hunc, vel bíberit cálicem Dómini indígne: reus erit córporis, et sánguinis Dómini. Probet autem seípsum homo: et sic de pane illo edat, et de cálice bibat. Qui enim mandúcat, et bibit indígne, judícium <text:soft-page-break/>sibi mandúcat, et bibit: non dijúdicans corpus Dómini. Ideo inter vos multi infírmi et imbecílles, et dórmiunt multi. Quod si nosmetípsos dijudicarémus, non útique judicarémur. Dum judicámur autem, a Dómino corrípimur, ut non cum hoc mundo damnémur. Itaque fratres mei, cum convenítis ad manducándum, ínvicem expectáte. Si quis ésurit, domi mandúcet: ut non in judícium conveniátis. Cétera autem, cum vénero, dispónam. </text:p>
            <text:p text:style-name="P43"/>
          </table:table-cell>
          <table:table-cell table:style-name="Tabulka1.A1" office:value-type="string">
            <text:p text:style-name="P37"/>
            <text:p text:style-name="P307"><text:span text:style-name="T1195">Proto</text:span><text:span text:style-name="T163"> kdo</text:span><text:span text:style-name="T176">koliv</text:span><text:span text:style-name="T163"> bude jísti tento chléb nebo píti kalich Páně nehodně, proviní se proti Tělu a Krvi Páně. Ať však </text:span><text:span text:style-name="T125">nejprve </text:span><text:span text:style-name="T163">zpytuje každý sám sebe a pak ať z toho chleba jí a z kalichu pije; neboť kdo jí a pije nehodně, odsouzení sobě jí a pije, poněvadž </text:span><text:soft-page-break/><text:span text:style-name="T163">nesoudí náležitě o Tělu Páně. Proto je mezi vámi mnoho nemocných a slabých, a mnozí zesnuli. </text:span><text:span text:style-name="T176">Pokud </text:span><text:span text:style-name="T163">bychom </text:span><text:span text:style-name="T176">odsoudili </text:span><text:span text:style-name="T163">sami sebe, nebyli bychom souzeni. </text:span><text:span text:style-name="T176">My</text:span><text:span text:style-name="T163"> však </text:span><text:span text:style-name="T176">bude</text:span><text:span text:style-name="T163">me souzeni, </text:span><text:span text:style-name="T176">proto nás</text:span><text:span text:style-name="T163"> Pán vychovává, abychom nebyli </text:span><text:span text:style-name="T176">spolu </text:span><text:span text:style-name="T163">s tímto světem zavrženi. Proto, bratř</text:span><text:span text:style-name="T176">i </text:span><text:span text:style-name="T163">moji, když se scházíte k hodům, čekejte jedni na druhé! Má-li někdo hlad, ať pojí doma, abyste se nescházeli k odsouzení. Ostatní věci uspořádám, jakmile přijdu. </text:span></text:p>
          </table:table-cell>
        </table:table-row>
        <table:table-row table:style-name="Tabulka1.250">
          <table:table-cell table:style-name="Tabulka1.A1" table:number-columns-spanned="2" office:value-type="string">
            <text:p text:style-name="P136"><text:span text:style-name="T21">F</text:span><text:span text:style-name="T473">eria</text:span><text:span text:style-name="T20"> </text:span><text:span text:style-name="T22">S</text:span><text:span text:style-name="T474">ex</text:span><text:span text:style-name="T473">ta</text:span><text:span text:style-name="T475"> in</text:span><text:span text:style-name="T17"> </text:span><text:span text:style-name="T19">P</text:span><text:span text:style-name="T476">a</text:span><text:span text:style-name="T477">rasceve</text:span></text:p>
            <text:p text:style-name="P96"><draw:frame draw:style-name="fr2" draw:name="Obrázek2" text:anchor-type="paragraph" svg:x="2.578in" svg:y="0.0764in" svg:width="2.1445in" svg:height="0.1799in" draw:z-index="1"><draw:image xlink:href="Pictures/10000D4C00001752000001F57CFDE515025401A2.emf" xlink:type="simple" xlink:show="embed" xlink:actuate="onLoad" draw:mime-type="image/x-emf"/><draw:image xlink:href="Pictures/10000001000000FE00000015A6DC0931B51FD5D5.png" xlink:type="simple" xlink:show="embed" xlink:actuate="onLoad" draw:mime-type="image/png"/></draw:frame></text:p>
          </table:table-cell>
          <table:covered-table-cell/>
        </table:table-row>
        <table:table-row table:style-name="Tabulka1.251">
          <table:table-cell table:style-name="Tabulka1.A1" office:value-type="string">
            <text:p text:style-name="P98">In I. Nocturno</text:p>
            <text:p text:style-name="P99">De Lamentatióne Jeremíæ Prophétæ. </text:p>
            <text:p text:style-name="P63">Lectio j. <text:span text:style-name="T1234">Cap. 2.</text:span></text:p>
            <text:p text:style-name="P372">H<text:span text:style-name="T1065">eth</text:span>.<text:tab/>Cogitávit Dóminus dissipáre murum fíliæ Sion: teténdit funículum suum, et non avértit manum suam a perditióne: luxítque antemurále, et murus páriter dissipátus est. </text:p>
            <text:p text:style-name="P120"><text:span text:style-name="T1">T</text:span>eth. Defíxæ sunt in terra portæ ejus: pérdidit, et contrívit vectes ejus: regem ejus, et príncipes ejus in Géntibus: non est lex, et Prophétæ ejus non invenérunt visiónem a Dómino. </text:p>
            <text:p text:style-name="P120"><text:span text:style-name="T1">J</text:span>od. Sedérunt in terra, conticuérunt senes fíliæ Sion: conspersérunt cínere cápita sua, accíncti sunt cilíciis, abjecérunt in terram cápita sua vírgines Jerúsalem. </text:p>
            <text:p text:style-name="P120"><text:span text:style-name="T1">C</text:span>aph. Defecérunt præ lácrymis óculi mei, conturbáta sunt víscera mea: effúsum est in terra jecur meum super contritióne fíliæ pópuli mei, cum defíceret párvulus, et lactens in platéis óppidi. </text:p>
            <text:p text:style-name="P120"><text:span text:style-name="T1">J</text:span>erúsalem, Jerúsalem, convértere ad Dóminum Deum tuum.</text:p>
            <text:p text:style-name="P361"/>
          </table:table-cell>
          <table:table-cell table:style-name="Tabulka1.A1" office:value-type="string">
            <text:p text:style-name="P7"/>
            <text:p text:style-name="P7"/>
            <text:p text:style-name="P7"/>
            <text:p text:style-name="P287"><text:span text:style-name="T1214">H</text:span><text:span text:style-name="T1218">eth</text:span><text:span text:style-name="T1286">. H</text:span><text:span text:style-name="T1271">ospodin se rozhodl zničit hradby siónské dcery. Natáhl měřící šňůru </text:span><text:span text:style-name="T1286">a </text:span><text:span text:style-name="T1271">neodvrátí už svou ruku od ničení. Tak </text:span><text:span text:style-name="T459">oplakal</text:span><text:span text:style-name="T1271"> val </text:span><text:span text:style-name="T1287">před hradbou a </text:span><text:span text:style-name="T1271">rázem je </text:span><text:span text:style-name="T1287">i </text:span><text:span text:style-name="T1271">po </text:span><text:span text:style-name="T459">hradbě </text:span><text:span text:style-name="T1271">veta. </text:span></text:p>
            <text:p text:style-name="P17"><text:span text:style-name="T237">T</text:span><text:span text:style-name="T239">eth. </text:span>Do země se ponořily její brány, její závory zničil a roztříštil, její král a velmožové jsou mezi p<text:span text:style-name="T1370">ohanskými N</text:span>árody a není zákon; ani její <text:span text:style-name="T1370">P</text:span>roroci nemívají vidění od Hospodina. </text:p>
            <text:p text:style-name="P140"><text:span text:style-name="T238">J</text:span><text:span text:style-name="T240">od. </text:span><text:span text:style-name="T1271">Usedli na zem a ztichli starc</text:span><text:span text:style-name="T1286">i</text:span><text:span text:style-name="T1271"> siónské dcery, házeli si na hlavu prach, oděli se do žíněných suknic. Jeru</text:span><text:span text:style-name="T1286">s</text:span><text:span text:style-name="T1271">alémské panny svěsily hlav</text:span><text:span text:style-name="T463">y</text:span><text:span text:style-name="T1271"> </text:span><text:span text:style-name="T1286">až </text:span><text:span text:style-name="T1271">k zemi. </text:span></text:p>
            <text:p text:style-name="P119"/>
            <text:p text:style-name="P17"><text:span text:style-name="T237">C</text:span><text:span text:style-name="T239">aph. </text:span>Zrak mi pro slzy slábne, v mém nitru to bouří, játra mi vyhřezla na zem pro těžké <text:span text:style-name="T1402">zdrcení</text:span> dcery mého lidu, neboť skomírá pachole a kojenec na prostranstvích města. </text:p>
            <text:p text:style-name="P9"><text:span text:style-name="T30">J</text:span><text:span text:style-name="T1366">erusaléme, Jerusaléme, obrať se k Hospodinu svému Bohu.</text:span></text:p>
          </table:table-cell>
        </table:table-row>
        <table:table-row table:style-name="Tabulka1.252">
          <table:table-cell table:style-name="Tabulka1.A1" office:value-type="string">
            <text:p text:style-name="P63">Lectio ij.</text:p>
            <text:p text:style-name="P187"><text:span text:style-name="T1065">Lamed</text:span>. Mátribus suis dixérunt: Ubi est tríticum et vinum? cum defícerent quasi vulneráti in platéis civitátis: cum exhalárent ánimas suas in sinu matrum suárum.</text:p>
            <text:p text:style-name="P89"><text:span text:style-name="T1">M</text:span>em. Cui comparábo te? vel cui assimilábo te, filia Jerúsalem ? cui exæquábo te, et consolábor te, virgo filia Sion? magna est enim velut mare contrítio tua: quis medébitur tui? </text:p>
            <text:p text:style-name="P89"><text:span text:style-name="T1">N</text:span>un. Prophétæ tui vidérunt tibi falsa, et stulta, nec aperiébant iniquitátem tuam, ut te ad pœniténtiam provocárent: vidérunt autem tibi assumptiónes falsas, et ejectiónes. </text:p>
            <text:p text:style-name="P89"><text:span text:style-name="T1">S</text:span>amech. Plausérunt super te mánibus omnes transeúntes per viam: sibilavérunt, et movérunt caput suum super fíliam Jerúsalem: Hæccine est urbs, dicéntes, perfécti decoris, gáudium univérsæ terræ? </text:p>
            <text:p text:style-name="P87"><text:soft-page-break/><text:span text:style-name="T1">J</text:span>erúsalem, Jerúsalem, c<text:span text:style-name="T1365">o</text:span>nvértere ad Dóminum Deum tuum.</text:p>
            <text:p text:style-name="P103"/>
          </table:table-cell>
          <table:table-cell table:style-name="Tabulka1.A1" office:value-type="string">
            <text:p text:style-name="P22"/>
            <text:p text:style-name="P380"><text:span text:style-name="T1203">Lamed</text:span><text:span text:style-name="T1370">. </text:span>Svých matek se ptají: „Kde je obilí a víno?“ když jako smrtelně <text:span text:style-name="T1370">z</text:span>ranění skomírají na <text:span text:style-name="T1370">ulicích</text:span> města a na klíně svých matek vypouštějí duši. </text:p>
            <text:p text:style-name="P8"><text:span text:style-name="T29">M</text:span><text:span text:style-name="T68">em. </text:span><text:span text:style-name="T70">K čemu tě můžu přirovnat</text:span><text:span text:style-name="T1403">, </text:span><text:span text:style-name="T1404">k </text:span><text:span text:style-name="T1403">čemu připodobn</text:span><text:span text:style-name="T1404">it</text:span><text:span text:style-name="T1403">, dcero jeru</text:span><text:span text:style-name="T1404">s</text:span><text:span text:style-name="T1403">alémská? K čemu tě přirovnám, čím tě potěším, panno, </text:span>dcero siónská? Tvé <text:span text:style-name="T1371">zdrcení</text:span> je veliké jak moře, kdo tě uzdraví?</text:p>
            <text:p text:style-name="P8"><text:span text:style-name="T29">N</text:span><text:span text:style-name="T68">un. </text:span>Tvoji <text:span text:style-name="T1370">P</text:span>roroci ti zvěstovali <text:span text:style-name="T1371">falešná</text:span> a bláhová vidění, neodhalovali tvoje nepravosti, aby <text:span text:style-name="T1371">tě přivedli k pokání</text:span>. Vidění, která ti zvěstovali, byla šalba a <text:span text:style-name="T1371">výmysly</text:span>. </text:p>
            <text:p text:style-name="P139"><text:span text:style-name="T31">S</text:span><text:span text:style-name="T71">amech. </text:span><text:span text:style-name="T1285">Tleskají nad tebou rukama všichni, kdo jdou kolem, syknou a potřesou hlavou nad dcerou jeru</text:span><text:span text:style-name="T1296">s</text:span><text:span text:style-name="T1285">alémskou. „</text:span><text:span text:style-name="T1296">Není snad t</text:span><text:span text:style-name="T1285">oto město,“ říka</text:span><text:span text:style-name="T463">jí,</text:span><text:span text:style-name="T1285"> „dokonalé krásy k </text:span><text:span text:style-name="T1296">radosti</text:span><text:span text:style-name="T1285"> celé země?“</text:span></text:p>
            <text:p text:style-name="P9"><text:soft-page-break/><text:span text:style-name="T30">J</text:span><text:span text:style-name="T1366">erusaléme, Jerusaléme, obrať se k Hospodinu svému Bohu.</text:span></text:p>
          </table:table-cell>
        </table:table-row>
        <table:table-row table:style-name="Tabulka1.253">
          <table:table-cell table:style-name="Tabulka1.A1" office:value-type="string">
            <text:p text:style-name="P63">Lectio iij. <text:span text:style-name="T1362">Cap. 3.</text:span></text:p>
            <text:p text:style-name="P187"><text:span text:style-name="T1065">Aleph</text:span>. Ego vir videns paupertátem meam in virga indignatiónis ejus.</text:p>
            <text:p text:style-name="P90"><text:span text:style-name="T1">A</text:span>leph. Me minávit, et addúxit in ténebras, et non in lucem. </text:p>
            <text:p text:style-name="P90"><text:span text:style-name="T1">A</text:span>leph. Tantum in me vertit, et convértit manum suam tota die. </text:p>
            <text:p text:style-name="P90"><text:span text:style-name="T1">B</text:span>eth. Vetústam fecit pellem meam, et carnem meam, contrívit ossa mea. </text:p>
            <text:p text:style-name="P90"><text:span text:style-name="T1">B</text:span>eth. Ædificávit in gyro meo, et circúmdedit me felle, et labóre. </text:p>
            <text:p text:style-name="P90"><text:span text:style-name="T1">B</text:span>eth. In tenebrósis collocávit me, quasi mortuos sempitérnos. </text:p>
            <text:p text:style-name="P90"><text:span text:style-name="T1">G</text:span>himel. Circum ædificávit advérsum me, ut non egrédiar: aggravávit cómpedem meum. </text:p>
            <text:p text:style-name="P90"><text:span text:style-name="T1">G</text:span>himel. Sed et cum clamávero, et rogávero, exclúsit oratiónem meam.</text:p>
            <text:p text:style-name="P90"><text:span text:style-name="T1">G</text:span>himel. Conclúsit vias meas lapidibus quadris, sémitas meas subvértit. </text:p>
            <text:p text:style-name="P88"><text:span text:style-name="T1">J</text:span>erúsalem, Jerúsalem, convértere ad Dóminum Deum tuum. </text:p>
            <text:p text:style-name="P26"/>
          </table:table-cell>
          <table:table-cell table:style-name="Tabulka1.A1" office:value-type="string">
            <text:p text:style-name="P22"/>
            <text:p text:style-name="P381"><text:span text:style-name="T1204">Aleph. </text:span>Já jsem muž, jenž zakusil ponížení pod holí jeho <text:span text:style-name="T1371">hněvu</text:span>. </text:p>
            <text:p text:style-name="P10"><text:span text:style-name="T29">A</text:span><text:span text:style-name="T68">leph. </text:span>Hnal mě a <text:span text:style-name="T1371">za</text:span>vedl do temnoty <text:span text:style-name="T1371">a ne do </text:span>světla.</text:p>
            <text:p text:style-name="P10"><text:span text:style-name="T29">A</text:span><text:span text:style-name="T68">leph. </text:span>Ano, obrací znovu a znovu svou ruku proti mně každého dne. </text:p>
            <text:p text:style-name="P10"><text:span text:style-name="T29">B</text:span><text:span text:style-name="T68">eth. </text:span>Vetchým učinil mé tělo i kůži, roztříštil mé kosti. </text:p>
            <text:p text:style-name="P10"><text:span text:style-name="T29">B</text:span><text:span text:style-name="T68">eth. </text:span>Obstavěl a obklíčil mě ž<text:span text:style-name="T1372">lučí </text:span>a útrapami. </text:p>
            <text:p text:style-name="P70"/>
            <text:p text:style-name="P10"><text:span text:style-name="T29">B</text:span><text:span text:style-name="T68">eth.</text:span> Do temnot mě vsadil jako od věků mrtvé. </text:p>
            <text:p text:style-name="P70"/>
            <text:p text:style-name="P10"><text:span text:style-name="T29">G</text:span><text:span text:style-name="T68">himel. </text:span>Postavil kolem mě zeď, že nemohu vyjít, obtížil mě bronzovým řetězem. </text:p>
            <text:p text:style-name="P10"><text:span text:style-name="T29">G</text:span><text:span text:style-name="T68">himel. </text:span>Jakkoli úpím a o pomoc volám, umlčuje mou modlitbu. </text:p>
            <text:p text:style-name="P10"><text:span text:style-name="T29">G</text:span><text:span text:style-name="T68">himel. </text:span>Zazdil mé cesty <text:span text:style-name="T1402">kamennými</text:span> kvádry, mé stezky rozvrátil. <text:span text:style-name="T1360"><text:s/></text:span></text:p>
            <text:p text:style-name="P10"><text:span text:style-name="T30">J</text:span><text:span text:style-name="T1366">erusaléme, Jerusaléme, obrať se k Hospodinu svému Bohu. (</text:span><text:span text:style-name="T235">Č</text:span><text:span text:style-name="T236">EP</text:span><text:span text:style-name="T100">, </text:span><text:span text:style-name="T105">upraveno</text:span><text:span text:style-name="T169">)</text:span></text:p>
          </table:table-cell>
        </table:table-row>
        <table:table-row table:style-name="Tabulka1.254">
          <table:table-cell table:style-name="Tabulka1.A1" office:value-type="string">
            <text:p text:style-name="P122">In II. Nocturno</text:p>
            <text:p text:style-name="P110">Ex tractátu sancti Augustíni Epíscopi</text:p>
            <text:p text:style-name="P110">super Psalmos.</text:p>
            <text:p text:style-name="P115">In Psalm. <text:span text:style-name="T568">63</text:span>. ad vers. <text:span text:style-name="T568">2.</text:span></text:p>
            <text:p text:style-name="P81"><text:bookmark-start text:name="__DdeLink__2400_1673144709113111111111221"/><text:span text:style-name="T12">Lectio</text:span><text:bookmark-end text:name="__DdeLink__2400_1673144709113111111111221"/><text:span text:style-name="T12"> </text:span><text:span text:style-name="T13">i</text:span><text:span text:style-name="T12">v. </text:span></text:p>
            <text:p text:style-name="P288"><text:span text:style-name="T1226">P</text:span><text:span text:style-name="T1227">rotexísti</text:span><text:span text:style-name="T60"> me, Deus, a convéntu malignántium, a multitúdine operántium iniquitátem </text:span><text:span text:style-name="T214">(</text:span><text:span text:style-name="T220">v. </text:span><text:span text:style-name="T221">1</text:span><text:span text:style-name="T214">)</text:span><text:span text:style-name="T60">.</text:span><text:span text:style-name="T61"> Jam ipsum caput nostrum intueámur. Multi Mártyres talia passi sunt, sed nihil sic elúcet, quómodo caput Mártyrum: ibi mélius intuémur, quod illi expérti sunt. </text:span><text:span text:style-name="T60">Protéctus est a multitúdine malignántium </text:span><text:span text:style-name="T214">(</text:span><text:span text:style-name="T220">v. </text:span><text:span text:style-name="T221">2</text:span><text:span text:style-name="T214">)</text:span><text:span text:style-name="T60">,</text:span><text:span text:style-name="T61"> protegénte se Deo, protegénte carnem suam ipso Fílio, et hómine, quem gerébat: quia fílius hóminis est, et Fílius Dei est. Fílius Dei, propter formam Dei: fílius hóminis, propter formam servi, habens in potestáte pónere ánimam suam, et recípere eam. Quid ei potuérunt fácere inimíci? Occidérunt corpus, ánimam non occidérunt. Inténdite. Parum ergo erat, Dóminum hortari Mártyres verbo, nisi firmáret exémplo.</text:span></text:p>
            <text:p text:style-name="P42"/>
          </table:table-cell>
          <table:table-cell table:style-name="Tabulka1.A1" office:value-type="string">
            <text:p text:style-name="P130"><text:s/></text:p>
            <text:p text:style-name="P37"/>
            <text:p text:style-name="P37"/>
            <text:p text:style-name="P37"/>
            <text:p text:style-name="P288"><text:span text:style-name="T1081">O</text:span><text:span text:style-name="T1165">chránil</text:span><text:span text:style-name="T1045"> jsi mne</text:span><text:span text:style-name="T1046">, </text:span><text:span text:style-name="T1045">Bože, před zástupem zlovolníků, před množstvím těch, kteří páchají nepravost </text:span><text:span text:style-name="T214">(</text:span><text:span text:style-name="T220">v. </text:span><text:span text:style-name="T221">1</text:span><text:span text:style-name="T214">)</text:span><text:span text:style-name="T1045">.</text:span><text:span text:style-name="T643"> Pohleďme již na samo</text:span><text:span text:style-name="T644">t</text:span><text:span text:style-name="T643">nou naši hlavu, </text:span><text:span text:style-name="T973">Krista</text:span><text:span text:style-name="T643">. Mnozí Mučedníci trpěli, co trpěl on, ale nic nás neosvítí tak, jako ten největší z Mučedníků. Na něm se lépe podívejme, co i oni zakusili. </text:span><text:span text:style-name="T1045">Ochráněn byl před zástupem zlo</text:span><text:span text:style-name="T1049">­</text:span><text:span text:style-name="T1045">volníků </text:span><text:span text:style-name="T214">(</text:span><text:span text:style-name="T220">v. </text:span><text:span text:style-name="T221">2</text:span><text:span text:style-name="T214">)</text:span><text:span text:style-name="T1045">,</text:span><text:span text:style-name="T643"> ochránil jej totiž Bůh, sám Syn ochránil své tělo, totiž člověka, kterým se sám stal. Neboť je synem člověka </text:span><text:span text:style-name="T653">a </text:span><text:span text:style-name="T643">je </text:span><text:span text:style-name="T360">také</text:span><text:span text:style-name="T643"> Synem Božím. Syn Boží je, neboť má podobu Boha, syn člověka, neboť přijal podobu služebníka, který má moc </text:span><text:span text:style-name="T384">vydat všanc</text:span><text:span text:style-name="T643"> svůj vlastní život i přijmout jej zpět. Co by mu tedy mohli udělat nepřátelé? Zabijí tělo, duši však zabít nemohou. Pohleďte! Nestačilo, že Pán povzbudil mučedníky slovem. Musel je posílit také svým příkladem. </text:span></text:p>
          </table:table-cell>
        </table:table-row>
        <table:table-row table:style-name="Tabulka1.255">
          <table:table-cell table:style-name="Tabulka1.A1" office:value-type="string">
            <text:p text:style-name="P60">Lectio v.</text:p>
            <text:p text:style-name="P253"><text:span text:style-name="T1228">Nostis</text:span><text:span text:style-name="T210"> qui convéntus erat malignántium Judæórum, et quæ </text:span><text:span text:style-name="T218">multitúdo</text:span><text:span text:style-name="T210"> erat </text:span><text:span text:style-name="T218">operántium iniquitátem </text:span><text:span text:style-name="T214">(</text:span><text:span text:style-name="T220">v. </text:span><text:span text:style-name="T221">2</text:span><text:span text:style-name="T214">)</text:span><text:span text:style-name="T218">.</text:span><text:span text:style-name="T210"> Quam iniquitátem? Quia voluérunt occídere Dóminum Jesum Christum. Tanta ópera </text:span><text:soft-page-break/><text:span text:style-name="T210">bona, inquit, osténdi vobis: propter quod horum me vultis occídere? Pértulit omnes infírmos eórum, curávit omnes lánguidos eórum, prædicávit regnum cœlórum, non tácuit vítia eórum, ut ipsa potius eis displícerent, non médicus, a quo sanabántur. His ómnibus curátiónibus ejus ingráti, tamquam multa febre phrenétici, insaniéntes in médicum, qui vénerat curáre eos, excogitavérunt consílium perdéndi eum: tamquam ibi voléntes probáre, utrum vere homo sit, qui mori possit, an áliquid super hómines sit, et mori se non permíttat. Verbum ipsórum agnóscimus in Sapiéntia Salomónis: Morte turpíssima, ínquiunt, condemnémus eum. Interrogémus eum: erit enim respéctus in sermónibus illíus. Si enim vere Fílius Dei est, líberet eum.</text:span></text:p>
            <text:p text:style-name="P113"/>
          </table:table-cell>
          <table:table-cell table:style-name="Tabulka1.A1" office:value-type="string">
            <text:p text:style-name="P37"/>
            <text:p text:style-name="P253"><text:span text:style-name="T1136">Poznali</text:span><text:span text:style-name="T853"> jste, že se jednalo o zástup židovských zlovolníků, avšak co bylo zač </text:span><text:span text:style-name="T964">množství těch, </text:span><text:span text:style-name="T442">kteří</text:span><text:span text:style-name="T964"> páchají nepravost?</text:span><text:span text:style-name="T853"> </text:span><text:span text:style-name="T216">(</text:span><text:span text:style-name="T219">v. </text:span><text:span text:style-name="T223">2</text:span><text:span text:style-name="T216">) </text:span><text:span text:style-name="T853">A jakou nepravost? Takovou, že chtěli zabít Pána Ježíše Krista. On řekl: </text:span><text:soft-page-break/><text:span text:style-name="T853">„tolik dobrých skutků jsem vám ukázal. Pro který z nich mne chcete zabít?“ Snášel všechny jejich slabosti, vyléčil všechny jejich nemoci, hlásal království nebeské, nemlčel nad jejich nepravostmi, a tyto věci je spíše popudily, než </text:span><text:span text:style-name="T867">a</text:span><text:span text:style-name="T853">by si vážili lékaře, který je takto uzdravuje. Oni však byli nevděčni za všechny způsoby, kterými je uzdravoval, tak jako ti, kteří trpí vysokou horečkou a blouzní proti lékaři, který je přišel uzdravit, a radili se, jak by jej zahubili. Jako by tam chtěli </text:span><text:span text:style-name="T434">pro</text:span><text:span text:style-name="T853">kázat, zda je </text:span><text:span text:style-name="T975">Pán</text:span><text:span text:style-name="T854"> </text:span><text:span text:style-name="T853">opravdu člověk, který může umřít, nebo zda je více než člověk, a svou smrt nedopustí. Poznejme jejich slova v Šala</text:span><text:span text:style-name="T867">­</text:span><text:span text:style-name="T853">mounově knize Moudrosti. Praví: „Odsuďme jej </text:span><text:span text:style-name="T867">k </text:span><text:span text:style-name="T853">nejohavnější smrti. Vyslýchejme jej. Vždyť se mu dostane ochrany, jak byl pravil. Pokud je opravdu Syn Boží, </text:span><text:span text:style-name="T974">Bůh </text:span><text:span text:style-name="T855">jej osvobodí.“ </text:span></text:p>
          </table:table-cell>
        </table:table-row>
        <table:table-row table:style-name="Tabulka1.256">
          <table:table-cell table:style-name="Tabulka1.A1" office:value-type="string">
            <text:p text:style-name="P60">Lectio vj.</text:p>
            <text:p text:style-name="P253"><text:span text:style-name="T1229">E</text:span><text:span text:style-name="T1230">xacuérunt</text:span><text:span text:style-name="T217"> tamquam gládium linguas suas </text:span><text:span text:style-name="T214">(</text:span><text:span text:style-name="T220">v. </text:span><text:span text:style-name="T221">3</text:span><text:span text:style-name="T214">)</text:span><text:span text:style-name="T212">. Non dicant Judæi: Non occídimus Christum. Etenim proptérea eum dedérunt júdici Piláto, ut quasi ipsi a morte ejus videréntur immúnes. Nam cum dixísset eis Pilátus: Vos eum occídite: respondérunt, Nobis non licet occídere quemquam. Iniquitátem facínoris sui in júdicem hóminem refúndere volébant: sed numquid Deum júdicem fallébant? Quod fecit Pilátus, in eo ipso quod fecit, aliquántum párticeps fuit: sed in comparatióne illórum multo ipse innocéntior. Instítit enim quantum pótuit, ut illum ex eórum mánibus liberáret: nam proptérea flagellátum prodúxit ad eos. Non persequéndo Dóminum flagellávit, sed eórum furóri satisfácere volens: ut vel sic jam mitéscerent, et desínerent velle occídere, cum flagellátum víderent. Fecit et hoc. At ubi perseveravérunt, nostis illum lavísse manus, et dixísse, quod ipse non fecísset, mundum se esse a morte illíus. Fecit tamen. Sed si reus, quia fecit vel invítus: illi innocéntes, qui coëgérunt ut fáceret? Nullo modo. Sed ille dixit in eum senténtiam, et jussit eum crucifígi, et quasi ipse occídit: et vos, o Judæi, occídistis. Unde occídistis? Gládio linguæ: acuístis enim linguas vestras. Et quando percússistis, nisi quando clamástis: Crucifíge, crucifíge?</text:span></text:p>
            <text:p text:style-name="P43"/>
          </table:table-cell>
          <table:table-cell table:style-name="Tabulka1.A1" office:value-type="string">
            <text:p text:style-name="P37"/>
            <text:p text:style-name="P253"><text:span text:style-name="T1138">N</text:span><text:span text:style-name="T1160">aostřili</text:span><text:span text:style-name="T965"> jako meč své jazyky </text:span><text:span text:style-name="T215">(</text:span><text:span text:style-name="T220">v. </text:span><text:span text:style-name="T221">3</text:span><text:span text:style-name="T215">)</text:span><text:span text:style-name="T965">.</text:span><text:span text:style-name="T868"> </text:span><text:span text:style-name="T869">Ať </text:span><text:span text:style-name="T868">Židé neřík</text:span><text:span text:style-name="T869">ají</text:span><text:span text:style-name="T868"> „</text:span><text:span text:style-name="T870">My jsme n</text:span><text:span text:style-name="T868">ezabili Krista.“ </text:span><text:span text:style-name="T869">Právě</text:span><text:span text:style-name="T868"> proto jej vydali soudci Pilátovi, aby oni sami neměli žádnou vinu na jeho smrti. Neboť když jim Pilát řekl „Vy jej zabijte,“ odpověděli „Nám není dovoleno zabít nikoho.“ Nepravost svého zločinu chtěli přenést na člověka, který jej soudil. A</text:span><text:span text:style-name="T871">le</text:span><text:span text:style-name="T868"> oklam</text:span><text:span text:style-name="T872">ali</text:span><text:span text:style-name="T868"> tím snad Boha, který bude soudit je? </text:span><text:span text:style-name="T873">Co učinil Pilát, </text:span><text:span text:style-name="T870">tak </text:span><text:span text:style-name="T871">v samotném skutku</text:span><text:span text:style-name="T869">, </text:span><text:span text:style-name="T871">který</text:span><text:span text:style-name="T873"> učinil, </text:span><text:span text:style-name="T871">nesl </text:span><text:span text:style-name="T870">jistý </text:span><text:span text:style-name="T871">podíl na vině</text:span><text:span text:style-name="T873">. Avšak ve srovnání </text:span><text:span text:style-name="T981">s</text:span><text:span text:style-name="T873"> </text:span><text:span text:style-name="T981">Židy</text:span><text:span text:style-name="T873"> on nesl vinu mnohem menší. </text:span><text:span text:style-name="T874">Snažil se totiž, jak mohl, aby Pána z jejich rukou vysvobodil, vždyť proto jej nechal zbičovat a předvést před ně. Ne</text:span><text:span text:style-name="T869">bičoval</text:span><text:span text:style-name="T874"> Pána proto, že by jej chtěl pronásledovat, chtěl pouze utišit jejich zuřivost, že tí</text:span><text:span text:style-name="T871">m</text:span><text:span text:style-name="T874"> snad pohne jejich srdce a oni už jej nebudou chtít zabít, když jej uvidí </text:span><text:span text:style-name="T869">takto </text:span><text:span text:style-name="T874">zbičovaného. Tak i učinil. Avšak když </text:span><text:span text:style-name="T982">Židé</text:span><text:span text:style-name="T874"> vytrvali, víte, že si umyl ruce a řekl, že to není jeho vina a že </text:span><text:span text:style-name="T871">j</text:span><text:span text:style-name="T874">e </text:span><text:span text:style-name="T871">nevinen</text:span><text:span text:style-name="T874"> smrtí </text:span><text:span text:style-name="T982">Páně</text:span><text:span text:style-name="T874">. Tak tedy učinil. Avšak pokud je vinen </text:span><text:span text:style-name="T869">ten</text:span><text:span text:style-name="T874">, kd</text:span><text:span text:style-name="T869">o</text:span><text:span text:style-name="T874"> to s nevolí učinil, jsou snad oni nevinní, když Piláta donutili, aby to udělal? V žádném případě. Ale Pilát jej odsoudil a přikázal, aby byl ukřižován, </text:span><text:span text:style-name="T435">čímž</text:span><text:span text:style-name="T874"> jako by jej sám zabil. A</text:span><text:span text:style-name="T875">le</text:span><text:span text:style-name="T874"> vy, Židé, jste jej </text:span><text:span text:style-name="T982">opravdu </text:span><text:span text:style-name="T874">zabili. Jak to, že zabili? Mečem jazyka. Naostřili jste totiž své jazyky. A kdy jste jej zabili, ne-li </text:span><text:span text:style-name="T870">v tu chvíli, </text:span><text:span text:style-name="T874">když jste volali „Ukřižuj, ukřižuj“?</text:span></text:p>
          </table:table-cell>
        </table:table-row>
        <table:table-row table:style-name="Tabulka1.257">
          <table:table-cell table:style-name="Tabulka1.A1" office:value-type="string">
            <text:p text:style-name="P122">In II<text:span text:style-name="T1361">I</text:span>. Nocturno</text:p>
            <text:p text:style-name="P108">De Epístola prima beáti Pauli Apóstoli </text:p>
            <text:p text:style-name="P108">ad <text:span text:style-name="T1362">Hebræos</text:span>.</text:p>
            <text:p text:style-name="P47"><text:bookmark-start text:name="__DdeLink__2400_1673144709113111111111211"/><text:span text:style-name="T7">Lectio</text:span><text:bookmark-end text:name="__DdeLink__2400_1673144709113111111111211"/><text:span text:style-name="T7"> v</text:span><text:span text:style-name="T8">ij</text:span><text:span text:style-name="T7">. </text:span><text:span text:style-name="T8">Cap. </text:span><text:span text:style-name="T9">4</text:span><text:span text:style-name="T8">.</text:span></text:p>
            <text:p text:style-name="P181">F<text:span text:style-name="T1065">est</text:span><text:span text:style-name="T1200">i</text:span><text:span text:style-name="T1065">némus</text:span> íngredi in illam réquiem: ut ne in idípsum quis íncidat incredulitátis exémplum. Vivus est enim sermo Dei, et éfficax, et penetrabílior omni gládio ancípiti: et pertin<text:soft-page-break/>gens usque ad divisiónem ánimæ ac spíritus, compágum quoque ac medullárum, et discrétor cogitatiónum et intentiónum cordis. Et non est ulla creatúra invisíbilis in conspéctu ejus: ómnia autem nuda et apérta sunt óculis ejus, ad quem nobis sermo. Habéntes ergo Pontíficem magnum, qui penetrávit coelos, Jesum Fílium Dei: teneámus confessiónem. Non enim habémus Pontíficem qui non possit cómpati infirmitátibus nostris: tentátum autem per ómnia pro similitúdine absque peccáto.</text:p>
            <text:p text:style-name="P42"/>
          </table:table-cell>
          <table:table-cell table:style-name="Tabulka1.A1" office:value-type="string">
            <text:p text:style-name="P37"/>
            <text:p text:style-name="P37"/>
            <text:p text:style-name="P37"/>
            <text:p text:style-name="P37"/>
            <text:p text:style-name="P283"><text:span text:style-name="T1082">Usilujme</text:span><text:span text:style-name="T645"> tedy, abychom vešli do tohoto odpočinutí a nikdo pro nevěru nepadl jako ti na poušti. Slovo Boží je totiž živé, mocné a ostřejší než jakýkoli dvousečný meč; proniká až na </text:span><text:soft-page-break/><text:span text:style-name="T645">rozhraní duše a ducha, kostí a morku, a roz</text:span><text:span text:style-name="T361">liš</text:span><text:span text:style-name="T645">uje touhy i myšlenky srdce. Není tvora, který by se před ním mohl skrýt. Všechno je totiž nahé a odhalené před očima toho, jemuž se budeme ze všeho zodpovídat. Máme však mocného Velekněze, který vstoupil na nebesa </text:span><text:span text:style-name="T976">až před Boží tvář</text:span><text:span text:style-name="T645">, Ježíše, Syna Božího, držme se tedy toho, co vyznáváme. Nemáme přece Velekněze, který není schopen mít soucit s našimi slabostmi; vždyť na sobě zakusil všechna pokušení jako my, ale nedopustil se hříchu. <text:s/></text:span></text:p>
          </table:table-cell>
        </table:table-row>
        <table:table-row table:style-name="Tabulka1.258">
          <table:table-cell table:style-name="Tabulka1.A1" office:value-type="string">
            <text:p text:style-name="P60">Lectio v<text:span text:style-name="T1361">ii</text:span>j. <text:span text:style-name="T1363">Cap. 4. et 5.</text:span></text:p>
            <text:p text:style-name="P254"><text:span text:style-name="T210">A</text:span><text:span text:style-name="T1228">deámus</text:span><text:span text:style-name="T210"> ergo cum fidúcia ad thronum grátiæ: ut misericórdiam consequámur, et grátiam inveniámus in auxílio opportúno. Omnis namque Póntifex ex homínibus assúmptus, pro homínibus constitúitur in iis, quæ sunt ad Deum, ut ófferat dona, et sacrificia pro peccátis: qui condolére possit iis, qui ignórant, et err</text:span><text:span text:style-name="T211">a</text:span><text:span text:style-name="T210">nt: quóniam et ipse circúmdatus est infirmitáte: et proptérea debet, quemádmodum pro pópulo, ita étiam et pro semetípso offérre pro peccátis. </text:span></text:p>
            <text:p text:style-name="P113"/>
          </table:table-cell>
          <table:table-cell table:style-name="Tabulka1.A1" office:value-type="string">
            <text:p text:style-name="P37"/>
            <text:p text:style-name="P238"><text:span text:style-name="T1134">Přistupme</text:span><text:span text:style-name="T846"> tedy </text:span><text:span text:style-name="T856">s důvěrou</text:span><text:span text:style-name="T846"> k trůnu milosti, abychom došli milosrdenství a nalezli v pravý čas milost, </text:span><text:span text:style-name="T856">která nám pomůže</text:span><text:span text:style-name="T846">. Každý </text:span><text:span text:style-name="T856">V</text:span><text:span text:style-name="T846">elekněz, vybraný z lidí, </text:span><text:span text:style-name="T857">totiž </text:span><text:span text:style-name="T846">bývá ustanoven jako zástupce lidí před Bohem, aby přinášel dary i oběti za hříchy. Mě</text:span><text:span text:style-name="T857">l by</text:span><text:span text:style-name="T846"> mít soucit s těmi, k</text:span><text:span text:style-name="T417">teří</text:span><text:span text:style-name="T846"> chybují a bloudí, protože sám také podléhá slabosti. A proto je povinen přinášet oběti za hřích nejenom za lid, ale </text:span><text:span text:style-name="T417">také</text:span><text:span text:style-name="T846"> sám za sebe. </text:span></text:p>
          </table:table-cell>
        </table:table-row>
        <table:table-row table:style-name="Tabulka1.259">
          <table:table-cell table:style-name="Tabulka1.A1" office:value-type="string">
            <text:p text:style-name="P60">Lectio i<text:span text:style-name="T1361">x</text:span>.</text:p>
            <text:p text:style-name="P369">N<text:span text:style-name="T1065">ec</text:span> quisquam sumit sibi honórem, sed qui vocátur a Deo, tamquam Aaron. Sic et Christus non semetípsum clarificávit ut Póntifex fieret: sed qui locútus est ad eum: Fílius meus es tu, ego hódie génui te. Quemádmodum et in álio loco dicit: Tu es sacérdos in ætérnum, secúndum órdinem Melchísedech. Qui in diébus carnis suæ preces, supplicationésque ad eum, qui possit illum salvum fácere a morte, cum clamóre válido, et lácrymis ófferens, exaudítus est pro sua reveréntia: et quidem cum esset Fílius Dei, dídicit ex iis, quæ passus est, obediéntiam: et consummátus, factus est ómnibus obtemperántibus sibi causa salútis ætérnæ, appellátus a Deo Póntifex juxta órdinem Melchísedech. </text:p>
            <text:p text:style-name="P43"/>
          </table:table-cell>
          <table:table-cell table:style-name="Tabulka1.A1" office:value-type="string">
            <text:p text:style-name="P37"/>
            <text:p text:style-name="P307"><text:span text:style-name="T1195">Hodnost</text:span><text:span text:style-name="T163"> velekněze si nikdo nemůže přisvojit sám, nýbrž povolává ho Bůh jako </text:span><text:span text:style-name="T116">kdysi</text:span><text:span text:style-name="T163"> Árona. Tak ani Kristus si nepřisvojil slávu </text:span><text:span text:style-name="T177">V</text:span><text:span text:style-name="T163">elekněze sám, ale dal mu ji ten, který řekl: ‚Ty jsi můj Syn, já jsem tě dnes zplodil.‘ A na jiném místě </text:span><text:span text:style-name="T177">mu </text:span><text:span text:style-name="T163">říká: ‚Ty jsi kněz navěky podle řádu Melchisedechova.‘ </text:span><text:span text:style-name="T116">Ježíš</text:span><text:span text:style-name="T163"> za svého pozemského života přinesl s bolestným voláním a slzami oběť modliteb a úpěnlivých proseb Bohu, který ho mohl zachránit před smrtí; a Bůh ho pro jeho </text:span><text:span text:style-name="T177">uctivost</text:span><text:span text:style-name="T163"> </text:span><text:span text:style-name="T177">vy</text:span><text:span text:style-name="T163">slyšel. Ačkoli to byl Boží Syn, naučil se poslušnosti z utrpení, jímž prošel, tak dosáhl dokonalosti a všem, kteří ho poslouchají, stal se původcem věčné spásy, když ho Bůh prohlásil </text:span><text:span text:style-name="T178">V</text:span><text:span text:style-name="T163">eleknězem podle řádu Melchisedechova. </text:span></text:p>
          </table:table-cell>
        </table:table-row>
        <table:table-row table:style-name="Tabulka1.260">
          <table:table-cell table:style-name="Tabulka1.A1" table:number-columns-spanned="2" office:value-type="string">
            <text:p text:style-name="P73"><text:span text:style-name="T1061">S</text:span><text:span text:style-name="T480">a</text:span><text:span text:style-name="T481">bbato </text:span><text:span text:style-name="T1061">S</text:span><text:span text:style-name="T480">a</text:span><text:span text:style-name="T481">ncto</text:span></text:p>
            <text:p text:style-name="P4"><draw:frame draw:style-name="fr1" draw:name="Obrázek3" text:anchor-type="char" svg:x="2.5264in" svg:y="0.0799in" svg:width="2.2165in" svg:height="0.0937in" draw:z-index="2"><draw:image xlink:href="Pictures/100004B40000C5450000084E466E5CDF462522BB.emf" xlink:type="simple" xlink:show="embed" xlink:actuate="onLoad" draw:mime-type="image/x-emf"/><draw:image xlink:href="Pictures/10000001000008630000005ACE87AF709817B3E1.png" xlink:type="simple" xlink:show="embed" xlink:actuate="onLoad" draw:mime-type="image/png"/></draw:frame></text:p>
          </table:table-cell>
          <table:covered-table-cell/>
        </table:table-row>
        <table:table-row table:style-name="Tabulka1.261">
          <table:table-cell table:style-name="Tabulka1.A1" office:value-type="string">
            <text:p text:style-name="P98">In I. Nocturno</text:p>
            <text:p text:style-name="P99">De Lamentatióne Jeremíæ Prophétæ. </text:p>
            <text:p text:style-name="P63">Lectio j. <text:span text:style-name="T1234">Cap. 3.</text:span></text:p>
            <text:p text:style-name="P372">H<text:span text:style-name="T1065">eth</text:span>. Misericórdiæ Dómini quia non sumus consúmpti: quia non defecérunt miseratiónes ejus. </text:p>
            <text:p text:style-name="P121"><text:span text:style-name="T1">H</text:span>eth. Novi dilúculo, multa est fides tua. </text:p>
            <text:p text:style-name="P118"/>
            <text:p text:style-name="P121"><text:span text:style-name="T1">H</text:span>eth. Pars mea Dóminus, dixit ánima mea: prop<text:soft-page-break/>térea expectábo eum. </text:p>
            <text:p text:style-name="P121"><text:span text:style-name="T1">T</text:span>eth. Bonus est Dóminus sperántibus in eum, ánimæ quærénti illum. </text:p>
            <text:p text:style-name="P121"><text:span text:style-name="T1">T</text:span>eth. Bonum est præstolári cum siléntio salutáre Dei. </text:p>
            <text:p text:style-name="P121"><text:span text:style-name="T1">T</text:span>eth. Bonum est viro, cum portáverit jugum ab adolescéntia sua. </text:p>
            <text:p text:style-name="P121"><text:span text:style-name="T1">J</text:span>od. Sedébit solitárius et tacébit: quia levávit super se. </text:p>
            <text:p text:style-name="P121"><text:span text:style-name="T1">J</text:span>od. Ponet in púlvere os suum, si forte sit spes. </text:p>
            <text:p text:style-name="P118"/>
            <text:p text:style-name="P121"><text:span text:style-name="T1">J</text:span>od. Dabit percutiénti se maxíllam, saturábitur oppróbriis. </text:p>
            <text:p text:style-name="P120"><text:span text:style-name="T1">J</text:span>erúsalem, Jerúsalem, convértere ad Dóminum Deum tuum.</text:p>
            <text:p text:style-name="P361"/>
          </table:table-cell>
          <table:table-cell table:style-name="Tabulka1.A1" office:value-type="string">
            <text:p text:style-name="P7"/>
            <text:p text:style-name="P7"/>
            <text:p text:style-name="P7"/>
            <text:p text:style-name="P359"><text:span text:style-name="T1205">Heth</text:span><text:span text:style-name="T1373">. </text:span><text:span text:style-name="T117">Pouze </text:span>Hospodinovo milosrdenství <text:span text:style-name="T1373">nám dává</text:span>, <text:span text:style-name="T1373">že nejsme zahubeni, neboť </text:span>jeho <text:span text:style-name="T1373">milosrdenství trvá navždy</text:span>. </text:p>
            <text:p text:style-name="P18"><text:span text:style-name="T237">H</text:span><text:span text:style-name="T239">eth. </text:span><text:s/>Obnovuje se každého rána, tvá věrnost je neskonalá.</text:p>
            <text:p text:style-name="P18"><text:span text:style-name="T237">H</text:span><text:span text:style-name="T239">eth. </text:span>„Můj podíl je Hospodin,“ praví má duše, <text:soft-page-break/>proto <text:span text:style-name="T1373">je</text:span>j <text:span text:style-name="T1373">o</text:span>čeká<text:span text:style-name="T1373">vá</text:span>m.</text:p>
            <text:p text:style-name="P18"><text:span text:style-name="T237">T</text:span><text:span text:style-name="T239">eth.</text:span> Dobrý je Hospodin k těm, kdo v něho naději složí, k duši, jež se na jeho vůli dotazuje.</text:p>
            <text:p text:style-name="P18"><text:span text:style-name="T237">T</text:span><text:span text:style-name="T239">eth.</text:span> Je dobré, když člověk potichu čeká na spásu od Hospodina. </text:p>
            <text:p text:style-name="P18"><text:span text:style-name="T237">T</text:span><text:span text:style-name="T239">eth.</text:span> Dobré je muži, jestliže nosil jho už ve svém mládí. </text:p>
            <text:p text:style-name="P18"><text:span text:style-name="T237">J</text:span><text:span text:style-name="T239">od.</text:span> <text:span text:style-name="T1374">Bude </text:span>sed<text:span text:style-name="T1374">ět</text:span> osamocen a <text:span text:style-name="T1374">tichý</text:span>, když je na něho vlož<text:span text:style-name="T1374">í</text:span>.</text:p>
            <text:p text:style-name="P144"><text:span text:style-name="T238">J</text:span><text:span text:style-name="T240">od.</text:span><text:span text:style-name="T1271"> Ať </text:span><text:span text:style-name="T464">se vrhne </text:span><text:span text:style-name="T1271">do prachu </text:span><text:span text:style-name="T1297">na </text:span><text:span text:style-name="T1271">svá ústa, snad ještě naděje zbývá.</text:span></text:p>
            <text:p text:style-name="P18"><text:span text:style-name="T237">J</text:span><text:span text:style-name="T239">od.</text:span> Ať nastaví líce tomu, kdo ho bije, a potupou se sytí. </text:p>
            <text:p text:style-name="P11"><text:span text:style-name="T30">J</text:span><text:span text:style-name="T1366">erusaléme, Jerusaléme, obrať se k Hospodinu svému Bohu.</text:span></text:p>
          </table:table-cell>
        </table:table-row>
        <table:table-row table:style-name="Tabulka1.262">
          <table:table-cell table:style-name="Tabulka1.A1" office:value-type="string">
            <text:p text:style-name="P63">Lectio ij. <text:span text:style-name="T1364">Cap. 4.</text:span></text:p>
            <text:p text:style-name="P187"><text:span text:style-name="T1065">Aleph</text:span>. Quómodo obscurátum est aurum, mutátus est color óptimus, dispérsi sunt lápides Sanctuárii in cápite ómnium plateárum? </text:p>
            <text:p text:style-name="P91"><text:span text:style-name="T1">B</text:span>eth. Fílii Sion ínclyti, et amícti auro primo: quómodo reputáti sunt in vasa téstea, opus mánuum fíguli?</text:p>
            <text:p text:style-name="P91"><text:span text:style-name="T1">G</text:span>himel. Sed et lámiæ nudavérunt mammam, lactavérunt cátulos suos: fília pópuli mei crudélis, quasi strúthio in desérto. </text:p>
            <text:p text:style-name="P91"><text:span text:style-name="T1">D</text:span>aleth. Adhæsit lingua lacténtis ad palátum ejus in siti: párvuli petiérunt panem, et non erat qui frángeret eis. </text:p>
            <text:p text:style-name="P91"><text:span text:style-name="T1">H</text:span>e. Qui vescebántur voluptuóse, interiérunt in viis: qui, nutriebántur in cróceis, amplexáti sunt stércora. </text:p>
            <text:p text:style-name="P91"><text:span text:style-name="T1">V</text:span>aü. Et major effécta est iníquitas fíliæ pópuli mei peccáto Sodomórum, quæ subvérsa est in moménto, et non cepérunt in ea manus.</text:p>
            <text:p text:style-name="P87"><text:span text:style-name="T1">J</text:span>erúsalem, Jerúsalem, c<text:span text:style-name="T1365">o</text:span>nvértere ad Dóminum Deum tuum.</text:p>
            <text:p text:style-name="P103"/>
          </table:table-cell>
          <table:table-cell table:style-name="Tabulka1.A1" office:value-type="string">
            <text:p text:style-name="P22"/>
            <text:p text:style-name="P378"><text:span text:style-name="T1206">Aleph</text:span><text:span text:style-name="T1375">.</text:span> Jak zčernalo zlato, změnil se <text:span text:style-name="T1375">krásný</text:span> zlatý třpyt! <text:span text:style-name="T1375">K</text:span>ameny <text:span text:style-name="T1375">Svatostánku </text:span>leží rozmetány po nárožích všech ulic.</text:p>
            <text:p text:style-name="P15"><text:span text:style-name="T29">B</text:span><text:span text:style-name="T68">eth.</text:span> <text:span text:style-name="T1375">Slavní</text:span> synové Siónu, cenění nad ryzí zlato, jak jsou pokládáni za hliněné džbány, vyrobené rukou hrnčíře!</text:p>
            <text:p text:style-name="P145"><text:span text:style-name="T31">G</text:span><text:span text:style-name="T71">himel.</text:span><text:span text:style-name="T1285"> </text:span><text:span text:style-name="T1298">A</text:span><text:span text:style-name="T464">však</text:span><text:span text:style-name="T1298"> i</text:span><text:span text:style-name="T1285"> šakalí matky </text:span><text:span text:style-name="T1298">odhalí </text:span><text:span text:style-name="T1285">prs </text:span><text:span text:style-name="T1298">a</text:span><text:span text:style-name="T1285"> kojí svá mláďata, </text:span><text:span text:style-name="T1318">zatímco </text:span><text:span text:style-name="T1285">dcera mého lidu je krutá jako pštrosové na poušti.</text:span></text:p>
            <text:p text:style-name="P15"><text:span text:style-name="T29">D</text:span><text:span text:style-name="T68">aleth.</text:span> Kojenci se žízní lepí jazyk k patru, <text:span text:style-name="T1405">maličká </text:span>pacholátka prosí o chléb, a n<text:span text:style-name="T1375">ení, kdo by </text:span>jim <text:span text:style-name="T1375">jej</text:span> nalám<text:span text:style-name="T1375">al</text:span>. </text:p>
            <text:p text:style-name="P15"><text:span text:style-name="T29">H</text:span><text:span text:style-name="T68">e.</text:span> Ti, kdo jídali lahůdky, budí úděs na ulicích. Ti, kdo byli chováni v purpuru, válejí se v hnoji.</text:p>
            <text:p text:style-name="P71"/>
            <text:p text:style-name="P15"><text:span text:style-name="T29">V</text:span><text:span text:style-name="T68">a</text:span><text:span text:style-name="T69">u</text:span><text:span text:style-name="T68">.</text:span> Větší byla nepravost dcery mého lidu nežli hřích Sodomy, která byla podvrácena v okamžení, aniž ji zasáhla ruka. </text:p>
            <text:p text:style-name="P12"><text:span text:style-name="T30">J</text:span><text:span text:style-name="T1366">erusaléme, Jerusaléme, obrať se k Hospodinu svému Bohu.</text:span></text:p>
          </table:table-cell>
        </table:table-row>
        <table:table-row table:style-name="Tabulka1.263">
          <table:table-cell table:style-name="Tabulka1.A1" office:value-type="string">
            <text:p text:style-name="P5">Incipit Orátio Jeremíæ Prophétæ. </text:p>
            <text:p text:style-name="P63">Lectio iij. <text:span text:style-name="T1362">Cap. 5.</text:span></text:p>
            <text:p text:style-name="P187"><text:span text:style-name="T1065">Recordáre</text:span>, Dómine, quid accíderit nobis: intúere, et réspice oppróbrium nostrum. Hæréditas nostra versa est ad aliénos: domus nostræ ad extráneos. Pupílli facti sumus absque patre, matres nostræ quasi víduæ. Aquam nostram pecúnia bíbimus: ligna nostra prétio comparávimus. Cervícibus nostris minabámur, lassis non dabátur réquies. Ægypto dédimus manum, et Assyriis ut saturarémur pane. Patres nostri peccavérunt, et non sunt: et nos iniquitátes eórum portávimus. Servi domináti sunt nostri: non fuit qui redímeret de manu eórum. In <text:soft-page-break/>animábus nostris afferebámus panem nobis, a fácie gládii in desérto. Pellis nostra, quasi clíbanus exústa est a fácie tempestátum famis. Mulíeres in Sion humiliavérunt, et vírgines in civitátibus Juda.</text:p>
            <text:p text:style-name="P88"><text:span text:style-name="T1">J</text:span>erúsalem, Jerúsalem, convértere ad Dóminum Deum tuum. </text:p>
            <text:p text:style-name="P26"/>
          </table:table-cell>
          <table:table-cell table:style-name="Tabulka1.A1" office:value-type="string">
            <text:p text:style-name="P22"/>
            <text:p text:style-name="P22"/>
            <text:p text:style-name="P382"><text:span text:style-name="T1065">Rozpomeň se</text:span>, Hospodine, co se nám <text:span text:style-name="T1376">přihodilo</text:span>, popatř a pohleď na naši potupu! Naše dědictví připadlo cizákům, naše domy ciz<text:span text:style-name="T1376">ozem</text:span>cům. Stali jsme se sirotky, nemáme otce, naše matky jsou jako vdovy. Vlastní vodu pijeme za <text:span text:style-name="T1376">peníze</text:span>, své dřevo musíme <text:span text:style-name="T1376">draze </text:span>platit. <text:span text:style-name="T1376">Drží nás za krk a vyhrožují nám</text:span>, <text:span text:style-name="T1376">jsme unaveni </text:span>a nedopřejí nám <text:span text:style-name="T1376">odpočinku</text:span>. Egyptu pod<text:span text:style-name="T1376">ali jsme </text:span>ruku, též Asýrii, abychom se nasytili chlebem. Naši otcové zhřešili <text:span text:style-name="T1376">a </text:span>už nejsou, a<text:span text:style-name="T1376">však</text:span> my neseme jejich nepravosti. Otroci se stali našimi vládci a nikdo nás z jejich rukou nevytrhne. S nasazením <text:soft-page-break/>života přinášíme chléb, ohrožováni mečem z pouště. Kůže n<text:span text:style-name="T1376">aše je rozpálena </text:span>žhne jako pec od úporného hladu. Na Siónu <text:span text:style-name="T1376">se </text:span>ponižují ženy, v judských měs<text:span text:style-name="T1406">­</text:span>tech panny.</text:p>
            <text:p text:style-name="P15"><text:span text:style-name="T30">J</text:span><text:span text:style-name="T1366">erusaléme, Jerusaléme, obrať se k Hospodinu svému Bohu.</text:span> <text:span text:style-name="T1360">(</text:span><text:span text:style-name="T235">Č</text:span><text:span text:style-name="T236">EP</text:span><text:span text:style-name="T100">, </text:span><text:span text:style-name="T105">upraveno</text:span><text:span text:style-name="T169">)</text:span></text:p>
          </table:table-cell>
        </table:table-row>
        <table:table-row table:style-name="Tabulka1.264">
          <table:table-cell table:style-name="Tabulka1.A1" office:value-type="string">
            <text:p text:style-name="P122">In II. Nocturno</text:p>
            <text:p text:style-name="P111">Ex tractátu sancti Augustíni Epíscopi</text:p>
            <text:p text:style-name="P111">super Psalmos.</text:p>
            <text:p text:style-name="P115">In Psalm. <text:span text:style-name="T568">63</text:span>. ad vers. <text:span text:style-name="T576">7.</text:span></text:p>
            <text:p text:style-name="P95"><text:bookmark-start text:name="__DdeLink__2400_16731447091131111111112211"/><text:span text:style-name="T14">Lectio</text:span><text:bookmark-end text:name="__DdeLink__2400_16731447091131111111112211"/><text:span text:style-name="T14"> </text:span><text:span text:style-name="T15">i</text:span><text:span text:style-name="T14">v. </text:span></text:p>
            <text:p text:style-name="P400"><text:span text:style-name="T1231">A</text:span><text:span text:style-name="T1232">ccédet</text:span><text:span text:style-name="T65"> homo ad cor altum, et exaltábitur Deus </text:span><text:span text:style-name="T224">(</text:span><text:span text:style-name="T225">v. </text:span><text:span text:style-name="T226">6 et 7</text:span><text:span text:style-name="T224">)</text:span><text:span text:style-name="T65">.</text:span><text:span text:style-name="T66"> </text:span><text:span text:style-name="T65">Illi dixérunt: Quis nos vidébit? Defecérunt scrutántes scrutatiónes, consília mala </text:span><text:span text:style-name="T224">(</text:span><text:span text:style-name="T225">v. </text:span><text:span text:style-name="T226">5 et 6</text:span><text:span text:style-name="T224">)</text:span><text:span text:style-name="T65">.</text:span><text:span text:style-name="T66"> Accéssit homo ad ipsa consília, passus est se tenéri ut homo. Non enim tenerétur nisi homo, aut viderétur nisi homo, aut cæderétur nisi homo, aut crucifigerétur, aut morerétur nisi homo. Accéssit ergo homo ad illas omnes passiónes, quæ in illo nihil valérent, nisi esset homo. Sed si ille non esset homo, non liberarétur homo. Accéssit homo ad cor altum, id est, cor secrétum, objíciens aspéctibus humánis hóminem, servans intus Deum: celans formam Dei, in qua æquális est Patri, et ófferens formam servi, qua minor est Patre.</text:span></text:p>
            <text:p text:style-name="P42"/>
          </table:table-cell>
          <table:table-cell table:style-name="Tabulka1.A1" office:value-type="string">
            <text:p text:style-name="P37"/>
            <text:p text:style-name="P37"/>
            <text:p text:style-name="P37"/>
            <text:p text:style-name="P37"/>
            <text:p text:style-name="P289"><text:span text:style-name="T1161">P</text:span><text:span text:style-name="T1162">řistupuje</text:span><text:span text:style-name="T1050"> člověk</text:span><text:span text:style-name="T1045"> </text:span><text:span text:style-name="T1051">k povýšenému </text:span><text:span text:style-name="T1045">srdc</text:span><text:span text:style-name="T1051">i</text:span><text:span text:style-name="T1045">, </text:span><text:span text:style-name="T1051">a </text:span><text:span text:style-name="T1045">Bůh </text:span><text:span text:style-name="T1051">je vyzdvižen </text:span><text:span text:style-name="T214">(</text:span><text:span text:style-name="T220">v. </text:span><text:span text:style-name="T222">6 a 7</text:span><text:span text:style-name="T214">)</text:span><text:span text:style-name="T1045">.</text:span><text:span text:style-name="T643"> </text:span><text:span text:style-name="T1045">Oni ř</text:span><text:span text:style-name="T1052">ekli</text:span><text:span text:style-name="T1045">: „Kdo nás uvidí?“ Selhali </text:span><text:span text:style-name="T1051">ti</text:span><text:span text:style-name="T1045">, kdo hledali chyby </text:span><text:span text:style-name="T1053">v </text:span><text:span text:style-name="T1045">plán</text:span><text:span text:style-name="T1050">ech</text:span><text:span text:style-name="T1045">, </text:span><text:span text:style-name="T1052">v</text:span><text:span text:style-name="T1045"> </text:span><text:span text:style-name="T449">proradných plánech </text:span><text:span text:style-name="T214">(</text:span><text:span text:style-name="T220">v. </text:span><text:span text:style-name="T222">5 a 6</text:span><text:span text:style-name="T214">)</text:span><text:span text:style-name="T1045">.</text:span><text:span text:style-name="T643"> </text:span><text:span text:style-name="T977">Bůh a </text:span><text:span text:style-name="T646">Člověk přistoupil k těmto zlým plánům, a strpěl, aby </text:span><text:span text:style-name="T362">byl</text:span><text:span text:style-name="T646"> jako člověka zaja</text:span><text:span text:style-name="T647">t</text:span><text:span text:style-name="T646">. Nebyl by totiž zajat, kdyby nebyl člověkem, ani by jej neviděli, kdyby nebyl člověk, nebyl by bit, ukřižován a nezemřel by, kdyby nebyl člověkem. Přistoupil tedy Člověk ke všem těmto utrpením, které by pro </text:span><text:span text:style-name="T654">něj</text:span><text:span text:style-name="T447"> </text:span><text:span text:style-name="T646">nic neznamenaly, </text:span><text:span text:style-name="T385">pokud by </text:span><text:span text:style-name="T646">nebyl člověkem. Avšak pokud by On nebyl člověkem, člověk by nebyl osvobozen. Přistoupil Člověk k povýšenému srdci, tedy k srdci uzavřenému, uk</text:span><text:span text:style-name="T654">á</text:span><text:span text:style-name="T646">zal lidským pohledům člověka, avšak uvnitř zůstal Bohem. Skryl podobu Boha, v níž roven jest Otci, a nabídl podobu služebníka, v níž je menší než Otec.</text:span></text:p>
          </table:table-cell>
        </table:table-row>
        <table:table-row table:style-name="Tabulka1.265">
          <table:table-cell table:style-name="Tabulka1.A1" office:value-type="string">
            <text:p text:style-name="P60">Lectio v.</text:p>
            <text:p text:style-name="P367"><text:span text:style-name="T1207">Quo</text:span> perduxérunt illas scrutatiónes suas, quas perscrutántes defecérunt, ut étiam mórtuo Dómino et sepúlto, custódes pónerent ad sepúlcrum? Dixérunt enim Piláto: Sedúctor ille: hoc appellabátur nómine Dóminus Jesus Christus, ad solátium servórum suórum, quando dicúntur seductóres: ergo illi Piláto: Sedúctor ille, ínquiunt, dixit adhuc vivens: Post tres dies resúrgam. Jube ítaque custodíri sepúlc<text:span text:style-name="T582">h</text:span>rum usque in diem tértium, ne forte véniant discípuli ejus, et furéntur eum, et dicant plebi: Surréxit a mórtuis: et erit novíssimus error pejor prióre. Ait illis Pilátus: Habétis custódiam, ite, custodíte sicut scitis. Illi autem abeúntes, muniérunt sepúlc<text:span text:style-name="T582">h</text:span>rum, signántes lápidem cum custódibus.</text:p>
            <text:p text:style-name="P113"/>
          </table:table-cell>
          <table:table-cell table:style-name="Tabulka1.A1" office:value-type="string">
            <text:p text:style-name="P37"/>
            <text:p text:style-name="P291"><text:span text:style-name="T1163">Kam</text:span><text:span text:style-name="T876"> až dovedli </text:span><text:span text:style-name="T983">Židé </text:span><text:span text:style-name="T876">ty své plány, na kterých již nenalezly chyby, když přestože Pán byl mrtev a pohřben, postavili ke hrobu stráž? Řekli totiž Pilátovi: „Tento podvodník.“ </text:span><text:span text:style-name="T983">Ano</text:span><text:span text:style-name="T876">, takovým slovem nazvali Pána Ježíše Krista, což může utěšit jeho služebníky, když jsou nazváni podvodníky. Takže řekli Pilátovi: „Tento podvodník ještě za života řekl: ‚Po třech dnech vstanu z mrtvých‘. Rozkaž tedy, ať je hlídán jeho hrob až do třetího dne, aby nepřišli jeho učedníci, neukradli ho a neřekli lidu: ‚Vstal z mrt</text:span><text:span text:style-name="T877">­</text:span><text:span text:style-name="T876">vých.‘ Byl by pak poslední podvod horší než první.</text:span><text:span text:style-name="T853"> Ř</text:span><text:span text:style-name="T878">ekl jim </text:span><text:span text:style-name="T853">Pilát: ‚Zde máte stráž, </text:span><text:span text:style-name="T878">jděte, nech</text:span><text:span text:style-name="T853">te hrob hlídat, jak uznáte za </text:span><text:span text:style-name="T878">vhodné</text:span><text:span text:style-name="T853">.‘ Oni </text:span><text:span text:style-name="T878">tedy ode</text:span><text:span text:style-name="T853">šli, </text:span><text:span text:style-name="T879">uzavřeli hrob, </text:span><text:span text:style-name="T853">zapečetili kámen a postavili stráž.“</text:span></text:p>
          </table:table-cell>
        </table:table-row>
        <table:table-row table:style-name="Tabulka1.266">
          <table:table-cell table:style-name="Tabulka1.A1" office:value-type="string">
            <text:p text:style-name="P60">Lectio vj.</text:p>
            <text:p text:style-name="P369"><text:span text:style-name="T1065">Posuérunt</text:span> custódes mílites ad sepúlc<text:span text:style-name="T582">h</text:span>rum. Concússa terra Dóminus resurréxit: mirácula facta sunt tália circa sepúlc<text:span text:style-name="T582">h</text:span>rum, ut et ipsi mílites, qui custódes advénerant, testes fíerent, si vellent vera nuntiáre. Sed avarítia illa, quæ captivávit discípulum cómitem Christi, captivávit et mílitem custó<text:soft-page-break/>dem sepúlc<text:span text:style-name="T582">h</text:span>ri. Damus, ínquiunt, vobis pecúniam: et dícite, quia vobis dormiéntibus venérunt discípuli ejus, et abstulérunt eum. Vere defecérunt scrutántes scrutatiónes. Quid est quod dixísti, o infélix astútia? Tantúmne déseris lucem consílii pietátis, et in profúnda versútiæ demérgeris, ut hoc dicas: Dícite quia vobis dormiéntibus venérunt discípuli ejus, et abstulérunt eum? Dormiéntes testes ádhibes: vere tu ipse obdormísti, qui scrutándo tália defecísti.</text:p>
            <text:p text:style-name="P43"/>
          </table:table-cell>
          <table:table-cell table:style-name="Tabulka1.A1" office:value-type="string">
            <text:p text:style-name="P37"/>
            <text:p text:style-name="P255"><text:span text:style-name="T1164">Postavili</text:span><text:span text:style-name="T878"> vojenskou stráž </text:span><text:span text:style-name="T880">u</text:span><text:span text:style-name="T878"> hrobu. Země se zatřásla a Pán vstal z mrtvých. Kolem hrobu se odehrálo tolik zázraků, že i samotní vojáci, kteří jej přišli hlídat, </text:span><text:span text:style-name="T880">se stali</text:span><text:span text:style-name="T878"> svědky, pokud by </text:span><text:span text:style-name="T880">tedy </text:span><text:span text:style-name="T878">chtěli mluvit pravdu. Avšak ona chamtivost, která </text:span><text:span text:style-name="T880">se zmocnila</text:span><text:span text:style-name="T878"> učedníka, který provázel Krista, </text:span><text:span text:style-name="T880">zmocnila </text:span><text:soft-page-break/><text:span text:style-name="T880">se</text:span><text:span text:style-name="T878"> i vojáka, který strážil hrob. </text:span><text:span text:style-name="T984">Židé</text:span><text:span text:style-name="T878"> řekli: „Dáme vám peníze a řekněte, že zatímco jste spali, přišli jeho učedníci a odnesli jej.“ </text:span><text:span text:style-name="T881">Zajisté</text:span><text:span text:style-name="T878"> nenalezli chybu </text:span><text:span text:style-name="T881">v </text:span><text:span text:style-name="T878">plánech. Cos to jen řekla, nešťastná vychytralosti? </text:span><text:span text:style-name="T882">Až </text:span><text:span text:style-name="T880">natolik</text:span><text:span text:style-name="T882"> tě opustilo světlo zdravého rozumu a ponořila ses do hloubi své lstivosti, že jsi řekla toto: „Řekněte, že zatímco jste spali, přišli jejich učedníci a odnesli jej“? Povoláváš si jako svědky </text:span><text:span text:style-name="T883">ty, </text:span><text:span text:style-name="T436">kteří</text:span><text:span text:style-name="T883"> zrovna spali</text:span><text:span text:style-name="T882">? Spíše ty sama jsi usnula, neboť jsi nenalezla tuto chybu.</text:span></text:p>
          </table:table-cell>
        </table:table-row>
        <table:table-row table:style-name="Tabulka1.267">
          <table:table-cell table:style-name="Tabulka1.A1" office:value-type="string">
            <text:p text:style-name="P122">In II<text:span text:style-name="T1361">I</text:span>. Nocturno</text:p>
            <text:p text:style-name="P108">De Epístola prima beáti Pauli Apóstoli </text:p>
            <text:p text:style-name="P108">ad <text:span text:style-name="T1362">Hebræos</text:span>.</text:p>
            <text:p text:style-name="P47"><text:bookmark-start text:name="__DdeLink__2400_16731447091131111111112111"/><text:span text:style-name="T7">Lectio</text:span><text:bookmark-end text:name="__DdeLink__2400_16731447091131111111112111"/><text:span text:style-name="T7"> v</text:span><text:span text:style-name="T8">ij</text:span><text:span text:style-name="T7">. </text:span><text:span text:style-name="T8">Cap. </text:span><text:span text:style-name="T10">9</text:span><text:span text:style-name="T8">.</text:span></text:p>
            <text:p text:style-name="P181">C<text:span text:style-name="T1065">hristus</text:span> assístens Póntifex futurórum bonórum, per ámplius et perféctius tabernáculum non manu factum, id est, non hujus creatiónis: neque per sánguinem hircórum, aut vitulórum, sed per próprium sánguinem introívit semel in Sancta, ætérna redemptióne invénta. Si enim sanguis hircórum, et taurórum, et cinis vítulæ aspérsus inquinátos sanct<text:span text:style-name="T1377">í</text:span>ficat ad emundatiónem carnis: quanto magis sanguis Christi, qui per Spíritum sanctum semetípsum obtulit immaculátum Deo, emundábit consciéntiam nostram ab opéribus mórtuis, ad serviéndum Deo vivénti? </text:p>
            <text:p text:style-name="P42"/>
          </table:table-cell>
          <table:table-cell table:style-name="Tabulka1.A1" office:value-type="string">
            <text:p text:style-name="P37"/>
            <text:p text:style-name="P37"/>
            <text:p text:style-name="P37"/>
            <text:p text:style-name="P37"/>
            <text:p text:style-name="P146"><text:span text:style-name="T611">K</text:span><text:span text:style-name="T1078">ristus</text:span><text:span text:style-name="T611"> v</text:span><text:span text:style-name="T603">šak vystoupil jako velekněz budoucích statků, a zjedna</text:span><text:span text:style-name="T612">l nám</text:span><text:span text:style-name="T603"> věčné vykoupení </text:span><text:span text:style-name="T612">tím, že</text:span><text:span text:style-name="T603"> vešel jednou provždy do velesvatyně skrze větší a dokonalejší stánek, zhotovený ne rukama, t</text:span><text:span text:style-name="T612">edy</text:span><text:span text:style-name="T603"> </text:span><text:span text:style-name="T612">takový, který </text:span><text:span text:style-name="T603">nepochá</text:span><text:span text:style-name="T612">z</text:span><text:span text:style-name="T603">í z tohoto světa, </text:span><text:span text:style-name="T612">a </text:span><text:span text:style-name="T603">ne s krví kozlů nebo telat, nýbrž s</text:span><text:span text:style-name="T612">e svou</text:span><text:span text:style-name="T603"> vlastní krví. </text:span><text:span text:style-name="T1032">Jestliže</text:span><text:span text:style-name="T1033"> již pokropení krví kozlů a býků a popel z jalovice posvěcuje poskvrněné </text:span><text:span text:style-name="T1034">k očištění těla</text:span><text:span text:style-name="T1033">, čím více </text:span><text:span text:style-name="T1034">pak </text:span><text:span text:style-name="T1033">krev Kristova? </text:span><text:span text:style-name="T1034">Neboť on skrze Ducha svatého </text:span><text:span text:style-name="T1033">přinesl sebe sama Bohu jako neposkvrněnou oběť, </text:span><text:span text:style-name="T1034">a tím </text:span><text:span text:style-name="T1033">očist</text:span><text:span text:style-name="T1034">il</text:span><text:span text:style-name="T1033"> naše svědomí od mrtvých skutků k službě živému Bohu!</text:span></text:p>
          </table:table-cell>
        </table:table-row>
        <table:table-row table:style-name="Tabulka1.268">
          <table:table-cell table:style-name="Tabulka1.A1" office:value-type="string">
            <text:p text:style-name="P60">Lectio v<text:span text:style-name="T1361">ii</text:span>j.</text:p>
            <text:p text:style-name="P367">E<text:span text:style-name="T1065">t</text:span> ídeo novi Testaménti mediátor est: ut morte intercedénte, in redemptiónem eárum prævaricatiónum, quæ erant sub prióri testaménto, repromissiónem accípiant qui vocáti sunt ætérnæ hæreditátis. Ubi enim testaméntum est: mors necésse est intercédat testatóris. Testaméntum enim in mórtuis confirmátum est: alióquin nondum valet, dum vivit qui testátus est. Unde nec primum quidem sine sánguine dedicátum est.</text:p>
            <text:p text:style-name="P113"/>
          </table:table-cell>
          <table:table-cell table:style-name="Tabulka1.A1" office:value-type="string">
            <text:p text:style-name="P37"/>
            <text:p text:style-name="P358"><text:span text:style-name="T1194">Proto</text:span><text:span text:style-name="T557"> je tedy Kristus prostředníkem nové Smlouvy, aby ti, kdo jsou od Boha povoláni, přijali věčné dědictví, které jim bylo zaslíbeno, neboť jeho smrt přinesla vykoupení z hříchů, spáchaných za předchozí smlouvy. Při závěti se musí prokázat smrt toho, kdo ji ustanovil. Jen závěť zemřelých je totiž platná; nemá však platnost, dokud žije ten, kdo ji ustanovil. Proto ani první smlouva nebyla uzavřena bez vylití krve.</text:span></text:p>
          </table:table-cell>
        </table:table-row>
        <table:table-row table:style-name="Tabulka1.269">
          <table:table-cell table:style-name="Tabulka1.A1" office:value-type="string">
            <text:p text:style-name="P60">Lectio i<text:span text:style-name="T1361">x</text:span>.</text:p>
            <text:p text:style-name="P369"><text:span text:style-name="T1065">Lecto</text:span> enim omni mandáto legis a Móyse univérso pópulo: accípiens sánguinem vitulórum, et hircórum cum aqua et lana coccínea, et hyssópo: ipsum quoque librum, et omnem pópulum aspérsit, dicens: Hic sanguis testaménti, quod mandávit ad vos Deus. Etiam tabernáculum, et ómnia vasa ministérii sánguine simíliter aspérsit: et ómnia pene in sánguine secúndum legem mundántur: et sine sánguinis effusióne non fit remíssio. </text:p>
            <text:p text:style-name="P43"/>
          </table:table-cell>
          <table:table-cell table:style-name="Tabulka1.A1" office:value-type="string">
            <text:p text:style-name="P147"/>
            <text:p text:style-name="P148"><text:span text:style-name="T1172">K</text:span><text:span text:style-name="T1173">dy</text:span><text:span text:style-name="T1174">ž</text:span><text:span text:style-name="T482"> </text:span><text:span text:style-name="T483">tedy </text:span><text:span text:style-name="T482">Mojžíš všemu lidu </text:span><text:span text:style-name="T483">přečetl</text:span><text:span text:style-name="T482"> všec</text:span><text:span text:style-name="T483">hn</text:span><text:span text:style-name="T482">a přikázání zákona, vzal krev telat a kozlů, vodu, červenou vlnu s yzopem a pokropil knihu Zákona i všechen lid. A řekl jim:</text:span><text:span text:style-name="T484"> „Toto je krev smlouvy, kterou vám </text:span><text:span text:style-name="T485">přikázal </text:span><text:span text:style-name="T484">Bůh.” Podobně pokropil krví i stánek a všec</text:span><text:span text:style-name="T485">hny</text:span><text:span text:style-name="T484"> bohoslužebné ná</text:span><text:span text:style-name="T485">doby</text:span><text:span text:style-name="T484">. Podle zákona se skoro vše očišťuje krví, a bez vylití krve není odpuštění. </text:span><text:span text:style-name="T486"><text:s/></text:span></text:p>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ndale Sans UI" svg:font-family="'Andale Sans UI'" style:font-family-generic="system" style:font-pitch="variable"/>
    <style:font-face style:name="Bookman BT S.O.Cist.:liga=0" svg:font-family="'Bookman BT S.O.Cist.:liga=0'" style:font-family-generic="roman" style:font-pitch="variable"/>
    <style:font-face style:name="Bookman BT S.O.Cist.:liga=01" svg:font-family="'Bookman BT S.O.Cist.:liga=0'" style:font-adornments="Roman" style:font-pitch="variable"/>
    <style:font-face style:name="Cloister" svg:font-family="Cloister" style:font-pitch="variable"/>
    <style:font-face style:name="LTC Ornamental Initials" svg:font-family="'LTC Ornamental Initials'" style:font-adornments="Běžné"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nux Libertine S.O.Cist." svg:font-family="'Linux Libertine S.O.Cist.'" style:font-family-generic="modern" style:font-pitch="variable"/>
    <style:font-face style:name="Linux Libertine S.O.Cist.1" svg:font-family="'Linux Libertine S.O.Cist.'"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Uncialis Gothica CZ" svg:font-family="'Uncialis Gothica CZ'" style:font-adornments="Běžné" style:font-family-generic="swiss" style:font-pitch="variable"/>
    <style:font-face style:name="sans-serif" svg:font-family="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0pt" fo:language="cs" fo:country="CZ" style:letter-kerning="true" style:font-name-asian="SimSun" style:font-size-asian="10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0pt" fo:language="cs" fo:country="CZ" style:letter-kerning="true" style:font-name-asian="SimSun" style:font-size-asian="10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loext:opacity="100%" style:font-name="Liberation Serif" fo:font-family="'Liberation Serif'" style:font-family-generic="roman" style:font-pitch="variable" fo:font-size="12pt" fo:language="cs" fo:country="CZ" style:font-name-asian="SimSun" style:font-family-asia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style style:name="Drop_20_Caps" style:display-name="Drop Caps" style:family="text">
      <style:text-properties fo:color="#ff0000" loext:opacity="100%" style:font-name="Uncialis Gothica CZ" fo:font-family="'Uncialis Gothica CZ'" style:font-style-name="Běžné" style:font-family-generic="swiss" style:font-pitch="variable" fo:font-size="12pt"/>
    </style:style>
    <style:style style:name="Iniciály_20_velké" style:display-name="Iniciály velké" style:family="text">
      <style:text-properties style:font-name="LTC Ornamental Initials" fo:font-family="'LTC Ornamental Initials'" style:font-style-name="Běžné" style:font-family-generic="modern" style:font-pitch="variable" fo:font-size="18pt"/>
    </style:style>
    <style:style style:name="Numbering_20_Symbols" style:display-name="Numbering Symbols" style:family="text"/>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60" style:layout-grid-base-height="0.16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18-01-18T18:04:47</meta:creation-date>
    <dc:language>cs-CZ</dc:language>
    <dc:date>2022-03-01T16:24:26.051870214</dc:date>
    <meta:editing-cycles>396</meta:editing-cycles>
    <meta:editing-duration>P8DT6H22M25S</meta:editing-duration>
    <meta:generator>LibreOffice/7.2.1.2$MacOSX_X86_64 LibreOffice_project/87b77fad49947c1441b67c559c339af8f3517e22</meta:generator>
    <meta:document-statistic meta:table-count="1" meta:image-count="5" meta:object-count="0" meta:page-count="65" meta:paragraph-count="1152" meta:word-count="37640" meta:character-count="238751" meta:non-whitespace-character-count="201922"/>
  </office:meta>
</office:document-meta>
</file>